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8925in"/>
    </style:style>
    <style:style style:name="co2" style:family="table-column">
      <style:table-column-properties fo:break-before="auto" style:column-width="2.2925in"/>
    </style:style>
    <style:style style:name="co3" style:family="table-column">
      <style:table-column-properties fo:break-before="auto" style:column-width="0.4146in"/>
    </style:style>
    <style:style style:name="co4" style:family="table-column">
      <style:table-column-properties fo:break-before="auto" style:column-width="1.0047in"/>
    </style:style>
    <style:style style:name="co5" style:family="table-column">
      <style:table-column-properties fo:break-before="auto" style:column-width="1.0484in"/>
    </style:style>
    <style:style style:name="co6" style:family="table-column">
      <style:table-column-properties fo:break-before="auto" style:column-width="1.0035in"/>
    </style:style>
    <style:style style:name="co8" style:family="table-column">
      <style:table-column-properties fo:break-before="auto" style:column-width="4.2165in"/>
    </style:style>
    <style:style style:name="ro1" style:family="table-row">
      <style:table-row-properties style:row-height="0.1693in" fo:break-before="auto" style:use-optimal-row-height="true"/>
    </style:style>
    <style:style style:name="ro2" style:family="table-row">
      <style:table-row-properties style:row-height="0.6366in" fo:break-before="auto" style:use-optimal-row-height="false"/>
    </style:style>
    <style:style style:name="ro3" style:family="table-row">
      <style:table-row-properties style:row-height="1.5846in" fo:break-before="auto" style:use-optimal-row-height="false"/>
    </style:style>
    <style:style style:name="ro4" style:family="table-row">
      <style:table-row-properties style:row-height="0.179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3" style:family="table-cell" style:parent-style-name="Default">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5" style:family="table-cell" style:parent-style-name="Default">
      <style:text-properties fo:font-weight="bold" style:font-weight-asian="bold" style:font-weight-complex="bold"/>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imes-Roman" style:font-size-asian="10pt" style:language-asian="en" style:country-asian="US" style:font-style-asian="normal" style:font-weight-asian="bold" style:font-name-complex="Times-Roman" style:font-size-complex="10pt" style:language-complex="en" style:country-complex="US" style:font-style-complex="normal" style:font-weight-complex="bold" style:text-emphasize="none" style:font-relief="none"/>
    </style:style>
    <style:style style:name="ce7" style:family="table-cell" style:parent-style-name="Default">
      <style:text-properties style:font-name="Arial" fo:font-size="10pt" fo:font-weight="normal" style:font-name-asian="Arial Unicode MS" style:font-size-asian="10pt" style:font-weight-asian="normal" style:font-name-complex="Tahoma" style:font-size-complex="10pt" style:font-weight-complex="normal"/>
    </style:style>
    <style:style style:name="ce8" style:family="table-cell" style:parent-style-name="Default">
      <style:table-cell-properties fo:background-color="#3deb3d"/>
      <style:text-properties style:font-name="Arial"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style:rotation-angle="90"/>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style:paragraph-properties fo:text-align="center" fo:margin-left="0in"/>
    </style:style>
    <style:style style:name="ce13" style:family="table-cell" style:parent-style-name="Default">
      <style:table-cell-properties style:text-align-source="fix" style:repeat-content="false"/>
      <style:paragraph-properties fo:text-align="center" fo:margin-left="0in"/>
      <style:text-properties style:font-name="Arial" fo:font-size="10pt" fo:font-weight="normal" style:font-name-asian="Arial Unicode MS" style:font-size-asian="10pt" style:font-weight-asian="normal" style:font-name-complex="Tahoma" style:font-size-complex="10pt" style:font-weight-complex="normal"/>
    </style:style>
    <style:style style:name="ce14" style:family="table-cell" style:parent-style-name="Default">
      <style:table-cell-properties style:text-align-source="fix" style:repeat-content="false"/>
      <style:paragraph-properties fo:text-align="start" fo:margin-left="0in"/>
      <style:text-properties style:font-name="Arial" fo:font-size="10pt" fo:font-weight="normal" style:font-size-asian="10pt" style:font-weight-asian="normal" style:font-size-complex="10pt" style:font-weight-complex="normal"/>
    </style:style>
    <style:style style:name="ce15" style:family="table-cell" style:parent-style-name="Default">
      <style:table-cell-properties fo:background-color="#3deb3d"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ackground-color="#3deb3d"/>
    </style:style>
    <style:style style:name="ce17" style:family="table-cell" style:parent-style-name="Default">
      <style:table-cell-properties style:text-align-source="fix" style:repeat-content="false"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style:text-align-source="fix" style:repeat-content="false" fo:background-color="transparent"/>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ackground-color="#0099ff"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in"/>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paragraph-properties fo:text-align="end" fo:margin-left="0in"/>
      <style:text-properties style:font-name="Arial" fo:font-size="10pt" fo:font-weight="normal" style:font-size-asian="10pt" style:font-weight-asian="normal" style:font-size-complex="10pt" style:font-weight-complex="normal"/>
    </style:style>
    <style:style style:name="ce23" style:family="table-cell" style:parent-style-name="Default">
      <style:table-cell-properties style:text-align-source="fix" style:repeat-content="false"/>
      <style:paragraph-properties fo:text-align="end" fo:margin-left="0in"/>
    </style:style>
    <style:style style:name="ce24" style:family="table-cell" style:parent-style-name="Default" style:data-style-name="N100">
      <style:table-cell-properties style:text-align-source="fix" style:repeat-content="false"/>
      <style:paragraph-properties fo:text-align="end" fo:margin-left="0in"/>
      <style:text-properties style:font-name="Arial" fo:font-size="10pt" fo:font-weight="normal" style:font-size-asian="10pt" style:font-weight-asian="normal" style:font-size-complex="10pt" style:font-weight-complex="normal"/>
    </style:style>
    <style:style style:name="ce25" style:family="table-cell" style:parent-style-name="Default">
      <style:table-cell-properties fo:background-color="#ffff99" style:text-align-source="fix" style:repeat-content="false"/>
      <style:paragraph-properties fo:text-align="center" fo:margin-left="0in"/>
      <style:text-properties style:font-name="Arial"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fo:wrap-option="wrap" style:rotation-angle="90"/>
      <style:paragraph-properties fo:text-align="center" fo:margin-left="0in"/>
      <style:text-properties fo:font-weight="bold" style:font-weight-asian="bold" style:font-weight-complex="bold"/>
    </style:style>
    <style:style style:name="ce27" style:family="table-cell" style:parent-style-name="Default">
      <style:table-cell-properties style:text-align-source="fix" style:repeat-content="false"/>
      <style:paragraph-properties fo:text-align="center" fo:margin-left="0in"/>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8" style:family="table-cell" style:parent-style-name="Default">
      <style:table-cell-properties fo:background-color="#ffff99" style:text-align-source="fix" style:repeat-content="false"/>
      <style:paragraph-properties fo:text-align="start" fo:margin-left="0in"/>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fo:wrap-option="wrap" style:rotation-angle="90"/>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name-complex="Arial"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99"/>
      <style:text-properties style:font-name="Arial" fo:font-size="10pt" fo:font-weight="bold" style:font-size-asian="10pt" style:font-weight-asian="bold" style:font-size-complex="10pt" style:font-weight-complex="bold"/>
    </style:style>
    <style:style style:name="ce32" style:family="table-cell" style:parent-style-name="Default">
      <style:table-cell-properties fo:wrap-option="wrap"/>
      <style:text-properties style:font-name="Arial" fo:font-size="10pt" fo:font-weight="bold" style:font-size-asian="10pt" style:font-weight-asian="bold" style:font-size-complex="10pt" style:font-weight-complex="bold"/>
    </style:style>
    <style:style style:name="gr1"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323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4" style:family="text">
      <style:text-properties style:font-name="Arial" fo:font-size="10pt" style:font-size-asian="10pt" style:font-size-complex="10pt"/>
    </style:style>
  </office:automatic-styles>
  <office:body>
    <office:spreadsheet>
      <table:tracked-changes>
        <table:cell-content-change table:id="ct1">
          <table:cell-address table:column="13" table:row="13" table:table="0"/>
          <office:change-info>
            <dc:creator>Bob Jacobsen</dc:creator>
            <dc:date>2010-08-01T09:02:46</dc:date>
          </office:change-info>
          <table:previous>
            <table:change-track-table-cell office:value-type="string">
              <text:p>MTI byte 0x0C, MTI, optional information</text:p>
            </table:change-track-table-cell>
          </table:previous>
        </table:cell-content-change>
        <table:cell-content-change table:id="ct2">
          <table:cell-address table:column="13" table:row="14" table:table="0"/>
          <office:change-info>
            <dc:creator>Bob Jacobsen</dc:creator>
            <dc:date>2010-08-01T09:02:51</dc:date>
          </office:change-info>
          <table:previous>
            <table:change-track-table-cell office:value-type="string">
              <text:p>MTI byte 0x0D, MTI, optional information</text:p>
            </table:change-track-table-cell>
          </table:previous>
        </table:cell-content-change>
        <table:cell-content-change table:id="ct3">
          <table:cell-address table:column="11" table:row="30" table:table="0"/>
          <office:change-info>
            <dc:creator>Bob Jacobsen</dc:creator>
            <dc:date>2010-10-02T16:26:55</dc:date>
          </office:change-info>
          <table:previous>
            <table:change-track-table-cell/>
          </table:previous>
        </table:cell-content-change>
        <table:cell-content-change table:id="ct4">
          <table:cell-address table:column="5" table:row="2" table:table="0"/>
          <office:change-info>
            <dc:creator>Bob Jacobsen</dc:creator>
            <dc:date>2011-03-11T15:16:25</dc:date>
          </office:change-info>
          <table:previous>
            <table:change-track-table-cell office:value-type="string">
              <text:p>Wire Hex</text:p>
            </table:change-track-table-cell>
          </table:previous>
        </table:cell-content-change>
        <table:cell-content-change table:id="ct5">
          <table:cell-address table:column="6" table:row="2" table:table="0"/>
          <office:change-info>
            <dc:creator>Bob Jacobsen</dc:creator>
            <dc:date>2011-03-11T15:16:29</dc:date>
          </office:change-info>
          <table:previous>
            <table:change-track-table-cell office:value-type="string">
              <text:p>Wire Hex</text:p>
            </table:change-track-table-cell>
          </table:previous>
        </table:cell-content-change>
        <table:cell-content-change table:id="ct6">
          <table:cell-address table:column="9" table:row="2" table:table="0"/>
          <office:change-info>
            <dc:creator>Bob Jacobsen</dc:creator>
            <dc:date>2011-03-11T15:16:34</dc:date>
          </office:change-info>
          <table:previous>
            <table:change-track-table-cell office:value-type="string">
              <text:p>Wire Hex</text:p>
            </table:change-track-table-cell>
          </table:previous>
        </table:cell-content-change>
        <table:cell-content-change table:id="ct7">
          <table:cell-address table:column="9" table:row="2" table:table="0"/>
          <office:change-info>
            <dc:creator>Bob Jacobsen</dc:creator>
            <dc:date>2011-03-11T15:16:40</dc:date>
          </office:change-info>
          <table:previous>
            <table:change-track-table-cell office:value-type="string">
              <text:p>Wire Hex</text:p>
            </table:change-track-table-cell>
          </table:previous>
        </table:cell-content-change>
        <table:cell-content-change table:id="ct8">
          <table:cell-address table:column="9" table:row="2" table:table="0"/>
          <office:change-info>
            <dc:creator>Bob Jacobsen</dc:creator>
            <dc:date>2011-03-11T15:16:53</dc:date>
          </office:change-info>
          <table:previous>
            <table:change-track-table-cell office:value-type="string">
              <text:p>Total</text:p>
            </table:change-track-table-cell>
          </table:previous>
        </table:cell-content-change>
        <table:insertion table:id="ct9" table:type="column" table:position="10" table:table="0">
          <office:change-info>
            <dc:creator>Bob Jacobsen</dc:creator>
            <dc:date>2011-03-11T15:17:13</dc:date>
          </office:change-info>
        </table:insertion>
        <table:movement table:id="ct10">
          <table:source-range-address table:start-column="12" table:start-row="2" table:start-table="0" table:end-column="11" table:end-row="2" table:end-table="0"/>
          <table:target-range-address table:column="11" table:row="2" table:table="0"/>
          <office:change-info>
            <dc:creator>Bob Jacobsen</dc:creator>
            <dc:date>2011-03-11T15:17:16</dc:date>
          </office:change-info>
          <table:dependencies>
            <table:dependence table:id="ct1545"/>
            <table:dependence table:id="ct1506"/>
            <table:dependence table:id="ct1505"/>
            <table:dependence table:id="ct1496"/>
            <table:dependence table:id="ct1079"/>
            <table:dependence table:id="ct1060"/>
            <table:dependence table:id="ct977"/>
            <table:dependence table:id="ct741"/>
            <table:dependence table:id="ct47"/>
            <table:dependence table:id="ct46"/>
            <table:dependence table:id="ct-17"/>
            <table:dependence table:id="ct-18"/>
          </table:dependencies>
        </table:movement>
        <table:cell-content-change table:id="ct11">
          <table:cell-address table:column="5" table:row="2" table:table="0"/>
          <office:change-info>
            <dc:creator>Bob Jacobsen</dc:creator>
            <dc:date>2011-03-11T15:17:41</dc:date>
          </office:change-info>
          <table:previous table:id="ct4">
            <table:change-track-table-cell office:value-type="string">
              <text:p>Full Hex</text:p>
            </table:change-track-table-cell>
          </table:previous>
        </table:cell-content-change>
        <table:cell-content-change table:id="ct12">
          <table:cell-address table:column="6" table:row="2" table:table="0"/>
          <office:change-info>
            <dc:creator>Bob Jacobsen</dc:creator>
            <dc:date>2011-03-11T15:17:45</dc:date>
          </office:change-info>
          <table:previous table:id="ct5">
            <table:change-track-table-cell office:value-type="string">
              <text:p>Full Hex</text:p>
            </table:change-track-table-cell>
          </table:previous>
        </table:cell-content-change>
        <table:cell-content-change table:id="ct13">
          <table:cell-address table:column="9" table:row="2" table:table="0"/>
          <office:change-info>
            <dc:creator>Bob Jacobsen</dc:creator>
            <dc:date>2011-03-11T15:17:48</dc:date>
          </office:change-info>
          <table:previous table:id="ct6">
            <table:change-track-table-cell office:value-type="string">
              <text:p>Full Hex</text:p>
            </table:change-track-table-cell>
          </table:previous>
        </table:cell-content-change>
        <table:cell-content-change table:id="ct14">
          <table:cell-address table:column="9" table:row="2" table:table="0"/>
          <office:change-info>
            <dc:creator>Bob Jacobsen</dc:creator>
            <dc:date>2011-03-11T15:17:56</dc:date>
          </office:change-info>
          <table:previous table:id="ct7">
            <table:change-track-table-cell office:value-type="string">
              <text:p>Full Hex</text:p>
            </table:change-track-table-cell>
          </table:previous>
        </table:cell-content-change>
        <table:cell-content-change table:id="ct15">
          <table:cell-address table:column="9" table:row="2" table:table="0"/>
          <office:change-info>
            <dc:creator>Bob Jacobsen</dc:creator>
            <dc:date>2011-03-11T15:17:59</dc:date>
          </office:change-info>
          <table:previous table:id="ct8">
            <table:change-track-table-cell office:value-type="string">
              <text:p>Total Value</text:p>
            </table:change-track-table-cell>
          </table:previous>
        </table:cell-content-change>
        <table:cell-content-change table:id="ct16">
          <table:cell-address table:column="9" table:row="2" table:table="0"/>
          <office:change-info>
            <dc:creator>Bob Jacobsen</dc:creator>
            <dc:date>2011-03-11T15:18:00</dc:date>
          </office:change-info>
          <table:previous>
            <table:change-track-table-cell/>
          </table:previous>
        </table:cell-content-change>
        <table:cell-content-change table:id="ct17">
          <table:cell-address table:column="11" table:row="2" table:table="0"/>
          <office:change-info>
            <dc:creator>Bob Jacobsen</dc:creator>
            <dc:date>2011-03-11T15:18:18</dc:date>
          </office:change-info>
          <table:previous>
            <table:change-track-table-cell office:value-type="string">
              <text:p>CAN Var</text:p>
            </table:change-track-table-cell>
          </table:previous>
        </table:cell-content-change>
        <table:cell-content-change table:id="ct18">
          <table:cell-address table:column="11" table:row="2" table:table="0"/>
          <office:change-info>
            <dc:creator>Bob Jacobsen</dc:creator>
            <dc:date>2011-03-11T15:18:32</dc:date>
          </office:change-info>
          <table:previous>
            <table:change-track-table-cell office:value-type="string">
              <text:p>Total</text:p>
            </table:change-track-table-cell>
          </table:previous>
        </table:cell-content-change>
        <table:cell-content-change table:id="ct19">
          <table:cell-address table:column="9" table:row="2" table:table="0"/>
          <office:change-info>
            <dc:creator>Bob Jacobsen</dc:creator>
            <dc:date>2011-03-11T15:18:39</dc:date>
          </office:change-info>
          <table:previous table:id="ct14">
            <table:change-track-table-cell office:value-type="string">
              <text:p>Full</text:p>
            </table:change-track-table-cell>
          </table:previous>
        </table:cell-content-change>
        <table:cell-content-change table:id="ct20">
          <table:cell-address table:column="9" table:row="2" table:table="0"/>
          <office:change-info>
            <dc:creator>Bob Jacobsen</dc:creator>
            <dc:date>2011-03-11T15:18:40</dc:date>
          </office:change-info>
          <table:previous table:id="ct15">
            <table:change-track-table-cell office:value-type="string">
              <text:p>Complete</text:p>
            </table:change-track-table-cell>
          </table:previous>
        </table:cell-content-change>
        <table:cell-content-change table:id="ct21">
          <table:cell-address table:column="9" table:row="2" table:table="0"/>
          <office:change-info>
            <dc:creator>Bob Jacobsen</dc:creator>
            <dc:date>2011-03-11T15:18:41</dc:date>
          </office:change-info>
          <table:previous table:id="ct16">
            <table:change-track-table-cell office:value-type="string">
              <text:p>Value</text:p>
            </table:change-track-table-cell>
          </table:previous>
        </table:cell-content-change>
        <table:cell-content-change table:id="ct22">
          <table:cell-address table:column="5" table:row="2" table:table="0"/>
          <office:change-info>
            <dc:creator>Bob Jacobsen</dc:creator>
            <dc:date>2011-03-11T15:18:59</dc:date>
          </office:change-info>
          <table:previous table:id="ct11">
            <table:change-track-table-cell office:value-type="string">
              <text:p>Full</text:p>
            </table:change-track-table-cell>
          </table:previous>
        </table:cell-content-change>
        <table:cell-content-change table:id="ct23">
          <table:cell-address table:column="5" table:row="2" table:table="0"/>
          <office:change-info>
            <dc:creator>Bob Jacobsen</dc:creator>
            <dc:date>2011-03-11T15:19:01</dc:date>
          </office:change-info>
          <table:previous>
            <table:change-track-table-cell office:value-type="string">
              <text:p>Nibble 1</text:p>
            </table:change-track-table-cell>
          </table:previous>
        </table:cell-content-change>
        <table:cell-content-change table:id="ct24">
          <table:cell-address table:column="5" table:row="2" table:table="0"/>
          <office:change-info>
            <dc:creator>Bob Jacobsen</dc:creator>
            <dc:date>2011-03-11T15:19:01</dc:date>
          </office:change-info>
          <table:previous>
            <table:change-track-table-cell office:value-type="string">
              <text:p>(3 bits)</text:p>
            </table:change-track-table-cell>
          </table:previous>
        </table:cell-content-change>
        <table:cell-content-change table:id="ct25">
          <table:cell-address table:column="6" table:row="2" table:table="0"/>
          <office:change-info>
            <dc:creator>Bob Jacobsen</dc:creator>
            <dc:date>2011-03-11T15:19:03</dc:date>
          </office:change-info>
          <table:previous table:id="ct12">
            <table:change-track-table-cell office:value-type="string">
              <text:p>Full</text:p>
            </table:change-track-table-cell>
          </table:previous>
        </table:cell-content-change>
        <table:cell-content-change table:id="ct26">
          <table:cell-address table:column="6" table:row="2" table:table="0"/>
          <office:change-info>
            <dc:creator>Bob Jacobsen</dc:creator>
            <dc:date>2011-03-11T15:19:04</dc:date>
          </office:change-info>
          <table:previous>
            <table:change-track-table-cell office:value-type="string">
              <text:p>Nibble 2</text:p>
            </table:change-track-table-cell>
          </table:previous>
        </table:cell-content-change>
        <table:cell-content-change table:id="ct27">
          <table:cell-address table:column="6" table:row="2" table:table="0"/>
          <office:change-info>
            <dc:creator>Bob Jacobsen</dc:creator>
            <dc:date>2011-03-11T15:19:05</dc:date>
          </office:change-info>
          <table:previous>
            <table:change-track-table-cell office:value-type="string">
              <text:p>(5 bits)</text:p>
            </table:change-track-table-cell>
          </table:previous>
        </table:cell-content-change>
        <table:cell-content-change table:id="ct28">
          <table:cell-address table:column="9" table:row="2" table:table="0"/>
          <office:change-info>
            <dc:creator>Bob Jacobsen</dc:creator>
            <dc:date>2011-03-11T15:19:07</dc:date>
          </office:change-info>
          <table:previous table:id="ct13">
            <table:change-track-table-cell office:value-type="string">
              <text:p>Full</text:p>
            </table:change-track-table-cell>
          </table:previous>
        </table:cell-content-change>
        <table:cell-content-change table:id="ct29">
          <table:cell-address table:column="9" table:row="2" table:table="0"/>
          <office:change-info>
            <dc:creator>Bob Jacobsen</dc:creator>
            <dc:date>2011-03-11T15:19:08</dc:date>
          </office:change-info>
          <table:previous>
            <table:change-track-table-cell office:value-type="string">
              <text:p>Nibble 3</text:p>
            </table:change-track-table-cell>
          </table:previous>
        </table:cell-content-change>
        <table:movement table:id="ct30">
          <table:source-range-address table:start-column="3" table:start-row="2" table:start-table="0" table:end-column="3" table:end-row="1" table:end-table="0"/>
          <table:target-range-address table:column="3" table:row="3" table:table="0"/>
          <office:change-info>
            <dc:creator>Bob Jacobsen</dc:creator>
            <dc:date>2011-03-11T15:19:18</dc:date>
          </office:change-info>
          <table:dependencies>
            <table:dependence table:id="ct1529"/>
            <table:dependence table:id="ct1505"/>
            <table:dependence table:id="ct1496"/>
            <table:dependence table:id="ct-19"/>
            <table:dependence table:id="ct-20"/>
          </table:dependencies>
        </table:movement>
        <table:movement table:id="ct31">
          <table:source-range-address table:start-column="1" table:start-row="2" table:start-table="0" table:end-column="2" table:end-row="1" table:end-table="0"/>
          <table:target-range-address table:start-column="1" table:start-row="3" table:start-table="0" table:end-column="2" table:end-row="3" table:end-table="0"/>
          <office:change-info>
            <dc:creator>Bob Jacobsen</dc:creator>
            <dc:date>2011-03-11T15:19:25</dc:date>
          </office:change-info>
          <table:dependencies>
            <table:dependence table:id="ct1529"/>
            <table:dependence table:id="ct1505"/>
            <table:dependence table:id="ct1496"/>
            <table:dependence table:id="ct-21"/>
            <table:dependence table:id="ct-22"/>
            <table:dependence table:id="ct-23"/>
            <table:dependence table:id="ct-24"/>
          </table:dependencies>
        </table:movement>
        <table:insertion table:id="ct32" table:type="row" table:position="5" table:table="0">
          <office:change-info>
            <dc:creator>Bob Jacobsen</dc:creator>
            <dc:date>2011-03-11T15:19:58</dc:date>
          </office:change-info>
          <table:dependencies>
            <table:dependence table:id="ct1638"/>
            <table:dependence table:id="ct1523"/>
            <table:dependence table:id="ct1517"/>
            <table:dependence table:id="ct473"/>
            <table:dependence table:id="ct46"/>
          </table:dependencies>
        </table:insertion>
        <table:movement table:id="ct33">
          <table:source-range-address table:start-column="11" table:start-row="2" table:start-table="0" table:end-column="11" table:end-row="1" table:end-table="0"/>
          <table:target-range-address table:column="11" table:row="3" table:table="0"/>
          <office:change-info>
            <dc:creator>Bob Jacobsen</dc:creator>
            <dc:date>2011-03-11T15:20:40</dc:date>
          </office:change-info>
          <table:dependencies>
            <table:dependence table:id="ct1529"/>
            <table:dependence table:id="ct1505"/>
            <table:dependence table:id="ct1496"/>
            <table:dependence table:id="ct935"/>
            <table:dependence table:id="ct893"/>
            <table:dependence table:id="ct740"/>
            <table:dependence table:id="ct739"/>
            <table:dependence table:id="ct-25"/>
            <table:dependence table:id="ct-26"/>
            <table:dependence table:id="ct-27"/>
            <table:dependence table:id="ct-28"/>
            <table:dependence table:id="ct-29"/>
            <table:dependence table:id="ct-30"/>
            <table:dependence table:id="ct-31"/>
            <table:dependence table:id="ct-32"/>
          </table:dependencies>
        </table:movement>
        <table:cell-content-change table:id="ct34">
          <table:cell-address table:column="11" table:row="2" table:table="0"/>
          <office:change-info>
            <dc:creator>Bob Jacobsen</dc:creator>
            <dc:date>2011-03-11T15:22:01</dc:date>
          </office:change-info>
          <table:previous table:id="ct18">
            <table:change-track-table-cell/>
          </table:previous>
        </table:cell-content-change>
        <table:cell-content-change table:id="ct35">
          <table:cell-address table:column="11" table:row="3" table:table="0"/>
          <office:change-info>
            <dc:creator>Bob Jacobsen</dc:creator>
            <dc:date>2011-03-11T15:22:39</dc:date>
          </office:change-info>
          <table:previous>
            <table:change-track-table-cell/>
          </table:previous>
        </table:cell-content-change>
        <table:cell-content-change table:id="ct36">
          <table:cell-address table:column="11" table:row="3" table:table="0"/>
          <office:change-info>
            <dc:creator>Bob Jacobsen</dc:creator>
            <dc:date>2011-03-11T15:22:53</dc:date>
          </office:change-info>
          <table:previous>
            <table:change-track-table-cell/>
          </table:previous>
        </table:cell-content-change>
        <table:cell-content-change table:id="ct37">
          <table:cell-address table:column="11" table:row="2" table:table="0"/>
          <office:change-info>
            <dc:creator>Bob Jacobsen</dc:creator>
            <dc:date>2011-03-11T15:23:19</dc:date>
          </office:change-info>
          <table:previous table:id="ct35">
            <table:change-track-table-cell office:value-type="string">
              <text:p>(or with 0x18000aaaa</text:p>
            </table:change-track-table-cell>
          </table:previous>
        </table:cell-content-change>
        <table:cell-content-change table:id="ct38">
          <table:cell-address table:column="11" table:row="3" table:table="0"/>
          <office:change-info>
            <dc:creator>Bob Jacobsen</dc:creator>
            <dc:date>2011-03-11T15:24:49</dc:date>
          </office:change-info>
          <table:previous>
            <table:change-track-table-cell/>
          </table:previous>
        </table:cell-content-change>
        <table:cell-content-change table:id="ct39">
          <table:cell-address table:column="11" table:row="3" table:table="0"/>
          <office:change-info>
            <dc:creator>Bob Jacobsen</dc:creator>
            <dc:date>2011-03-11T15:25:01</dc:date>
          </office:change-info>
          <table:previous table:id="ct36">
            <table:change-track-table-cell office:value-type="string">
              <text:p>ddd' refers to destination address</text:p>
            </table:change-track-table-cell>
          </table:previous>
        </table:cell-content-change>
        <table:cell-content-change table:id="ct40">
          <table:cell-address table:column="11" table:row="3" table:table="0"/>
          <office:change-info>
            <dc:creator>Bob Jacobsen</dc:creator>
            <dc:date>2011-03-11T15:25:02</dc:date>
          </office:change-info>
          <table:previous>
            <table:change-track-table-cell/>
          </table:previous>
        </table:cell-content-change>
        <table:cell-content-change table:id="ct41">
          <table:cell-address table:column="11" table:row="3" table:table="0"/>
          <office:change-info>
            <dc:creator>Bob Jacobsen</dc:creator>
            <dc:date>2011-03-11T15:25:31</dc:date>
          </office:change-info>
          <table:previous table:id="ct38">
            <table:change-track-table-cell office:value-type="string">
              <text:p>This goes in OpenLCB CAN frame variable field </text:p>
            </table:change-track-table-cell>
          </table:previous>
        </table:cell-content-change>
        <table:cell-content-change table:id="ct42">
          <table:cell-address table:column="11" table:row="3" table:table="0"/>
          <office:change-info>
            <dc:creator>Bob Jacobsen</dc:creator>
            <dc:date>2011-03-11T15:25:52</dc:date>
          </office:change-info>
          <table:previous table:id="ct39">
            <table:change-track-table-cell office:value-type="string">
              <text:p>OR this with 0x1800 to get</text:p>
            </table:change-track-table-cell>
          </table:previous>
        </table:cell-content-change>
        <table:cell-content-change table:id="ct43">
          <table:cell-address table:column="11" table:row="3" table:table="0"/>
          <office:change-info>
            <dc:creator>Bob Jacobsen</dc:creator>
            <dc:date>2011-03-11T15:25:56</dc:date>
          </office:change-info>
          <table:previous table:id="ct42">
            <table:change-track-table-cell office:value-type="string">
              <text:p>OR this with 0x1800 to get top 17 bits of CAN header</text:p>
            </table:change-track-table-cell>
          </table:previous>
        </table:cell-content-change>
        <table:cell-content-change table:id="ct44">
          <table:cell-address table:column="11" table:row="3" table:table="0"/>
          <office:change-info>
            <dc:creator>Bob Jacobsen</dc:creator>
            <dc:date>2011-03-11T15:26:11</dc:date>
          </office:change-info>
          <table:previous table:id="ct43">
            <table:change-track-table-cell office:value-type="string">
              <text:p>OR this with 0x18000 to get top 17 bits of CAN header</text:p>
            </table:change-track-table-cell>
          </table:previous>
        </table:cell-content-change>
        <table:insertion table:id="ct45" table:type="column" table:position="11" table:table="0">
          <office:change-info>
            <dc:creator>Bob Jacobsen</dc:creator>
            <dc:date>2011-03-11T15:26:35</dc:date>
          </office:change-info>
          <table:dependencies>
            <table:dependence table:id="ct1955"/>
            <table:dependence table:id="ct1954"/>
            <table:dependence table:id="ct1953"/>
            <table:dependence table:id="ct1952"/>
            <table:dependence table:id="ct1951"/>
            <table:dependence table:id="ct1950"/>
            <table:dependence table:id="ct1949"/>
            <table:dependence table:id="ct1948"/>
            <table:dependence table:id="ct1947"/>
            <table:dependence table:id="ct1946"/>
            <table:dependence table:id="ct1945"/>
            <table:dependence table:id="ct1944"/>
            <table:dependence table:id="ct1943"/>
            <table:dependence table:id="ct1942"/>
            <table:dependence table:id="ct1941"/>
            <table:dependence table:id="ct1940"/>
            <table:dependence table:id="ct1939"/>
            <table:dependence table:id="ct1938"/>
            <table:dependence table:id="ct1937"/>
            <table:dependence table:id="ct1936"/>
            <table:dependence table:id="ct1935"/>
            <table:dependence table:id="ct1934"/>
            <table:dependence table:id="ct1933"/>
            <table:dependence table:id="ct1932"/>
            <table:dependence table:id="ct1931"/>
            <table:dependence table:id="ct1930"/>
            <table:dependence table:id="ct1929"/>
            <table:dependence table:id="ct1928"/>
            <table:dependence table:id="ct1927"/>
            <table:dependence table:id="ct1926"/>
            <table:dependence table:id="ct1925"/>
            <table:dependence table:id="ct1924"/>
            <table:dependence table:id="ct1923"/>
            <table:dependence table:id="ct1922"/>
            <table:dependence table:id="ct1921"/>
            <table:dependence table:id="ct1696"/>
            <table:dependence table:id="ct1695"/>
            <table:dependence table:id="ct1649"/>
            <table:dependence table:id="ct1648"/>
            <table:dependence table:id="ct1639"/>
            <table:dependence table:id="ct1637"/>
            <table:dependence table:id="ct1636"/>
            <table:dependence table:id="ct1635"/>
            <table:dependence table:id="ct1634"/>
            <table:dependence table:id="ct1633"/>
            <table:dependence table:id="ct1632"/>
            <table:dependence table:id="ct1631"/>
            <table:dependence table:id="ct1630"/>
            <table:dependence table:id="ct1629"/>
            <table:dependence table:id="ct1628"/>
            <table:dependence table:id="ct1627"/>
            <table:dependence table:id="ct1626"/>
            <table:dependence table:id="ct1625"/>
            <table:dependence table:id="ct1624"/>
            <table:dependence table:id="ct1623"/>
            <table:dependence table:id="ct1622"/>
            <table:dependence table:id="ct1621"/>
            <table:dependence table:id="ct1620"/>
            <table:dependence table:id="ct1619"/>
            <table:dependence table:id="ct1618"/>
            <table:dependence table:id="ct1617"/>
            <table:dependence table:id="ct1616"/>
            <table:dependence table:id="ct1615"/>
            <table:dependence table:id="ct1614"/>
            <table:dependence table:id="ct1613"/>
            <table:dependence table:id="ct1612"/>
            <table:dependence table:id="ct1611"/>
            <table:dependence table:id="ct1610"/>
            <table:dependence table:id="ct1609"/>
            <table:dependence table:id="ct1608"/>
            <table:dependence table:id="ct1607"/>
            <table:dependence table:id="ct1606"/>
            <table:dependence table:id="ct1605"/>
            <table:dependence table:id="ct1604"/>
            <table:dependence table:id="ct1603"/>
            <table:dependence table:id="ct1602"/>
            <table:dependence table:id="ct1601"/>
            <table:dependence table:id="ct1600"/>
            <table:dependence table:id="ct1599"/>
            <table:dependence table:id="ct1598"/>
            <table:dependence table:id="ct1597"/>
            <table:dependence table:id="ct1596"/>
            <table:dependence table:id="ct1595"/>
            <table:dependence table:id="ct1594"/>
            <table:dependence table:id="ct1593"/>
            <table:dependence table:id="ct1592"/>
            <table:dependence table:id="ct1591"/>
            <table:dependence table:id="ct1590"/>
            <table:dependence table:id="ct1589"/>
            <table:dependence table:id="ct1588"/>
            <table:dependence table:id="ct1579"/>
            <table:dependence table:id="ct1574"/>
            <table:dependence table:id="ct1573"/>
            <table:dependence table:id="ct1572"/>
            <table:dependence table:id="ct1566"/>
            <table:dependence table:id="ct1560"/>
            <table:dependence table:id="ct1559"/>
            <table:dependence table:id="ct1539"/>
            <table:dependence table:id="ct1538"/>
            <table:dependence table:id="ct1516"/>
            <table:dependence table:id="ct1515"/>
            <table:dependence table:id="ct1514"/>
            <table:dependence table:id="ct1513"/>
            <table:dependence table:id="ct1512"/>
            <table:dependence table:id="ct1511"/>
            <table:dependence table:id="ct1508"/>
            <table:dependence table:id="ct1503"/>
            <table:dependence table:id="ct1501"/>
            <table:dependence table:id="ct1488"/>
            <table:dependence table:id="ct1439"/>
            <table:dependence table:id="ct1438"/>
            <table:dependence table:id="ct1396"/>
            <table:dependence table:id="ct1395"/>
            <table:dependence table:id="ct1394"/>
            <table:dependence table:id="ct1393"/>
            <table:dependence table:id="ct1392"/>
            <table:dependence table:id="ct1391"/>
            <table:dependence table:id="ct1390"/>
            <table:dependence table:id="ct1389"/>
            <table:dependence table:id="ct1388"/>
            <table:dependence table:id="ct1387"/>
            <table:dependence table:id="ct1386"/>
            <table:dependence table:id="ct1385"/>
            <table:dependence table:id="ct1384"/>
            <table:dependence table:id="ct1383"/>
            <table:dependence table:id="ct1382"/>
            <table:dependence table:id="ct1381"/>
            <table:dependence table:id="ct1380"/>
            <table:dependence table:id="ct1379"/>
            <table:dependence table:id="ct1378"/>
            <table:dependence table:id="ct1377"/>
            <table:dependence table:id="ct1376"/>
            <table:dependence table:id="ct1375"/>
            <table:dependence table:id="ct1374"/>
            <table:dependence table:id="ct1373"/>
            <table:dependence table:id="ct1372"/>
            <table:dependence table:id="ct1371"/>
            <table:dependence table:id="ct1370"/>
            <table:dependence table:id="ct1369"/>
            <table:dependence table:id="ct1368"/>
            <table:dependence table:id="ct1367"/>
            <table:dependence table:id="ct1366"/>
            <table:dependence table:id="ct1365"/>
            <table:dependence table:id="ct1364"/>
            <table:dependence table:id="ct1363"/>
            <table:dependence table:id="ct1362"/>
            <table:dependence table:id="ct1361"/>
            <table:dependence table:id="ct1360"/>
            <table:dependence table:id="ct1359"/>
            <table:dependence table:id="ct1358"/>
            <table:dependence table:id="ct1357"/>
            <table:dependence table:id="ct1356"/>
            <table:dependence table:id="ct1355"/>
            <table:dependence table:id="ct1079"/>
            <table:dependence table:id="ct1078"/>
            <table:dependence table:id="ct1077"/>
            <table:dependence table:id="ct1076"/>
            <table:dependence table:id="ct1075"/>
            <table:dependence table:id="ct1074"/>
            <table:dependence table:id="ct1073"/>
            <table:dependence table:id="ct1072"/>
            <table:dependence table:id="ct1071"/>
            <table:dependence table:id="ct1070"/>
            <table:dependence table:id="ct1069"/>
            <table:dependence table:id="ct1068"/>
            <table:dependence table:id="ct1067"/>
            <table:dependence table:id="ct1066"/>
            <table:dependence table:id="ct1065"/>
            <table:dependence table:id="ct1064"/>
            <table:dependence table:id="ct1063"/>
            <table:dependence table:id="ct1062"/>
            <table:dependence table:id="ct1061"/>
            <table:dependence table:id="ct1059"/>
            <table:dependence table:id="ct1058"/>
            <table:dependence table:id="ct1057"/>
            <table:dependence table:id="ct1056"/>
            <table:dependence table:id="ct1055"/>
            <table:dependence table:id="ct1054"/>
            <table:dependence table:id="ct1053"/>
            <table:dependence table:id="ct1052"/>
            <table:dependence table:id="ct1051"/>
            <table:dependence table:id="ct1050"/>
            <table:dependence table:id="ct1049"/>
            <table:dependence table:id="ct1048"/>
            <table:dependence table:id="ct1047"/>
            <table:dependence table:id="ct1046"/>
            <table:dependence table:id="ct1045"/>
            <table:dependence table:id="ct1044"/>
            <table:dependence table:id="ct1043"/>
            <table:dependence table:id="ct1042"/>
            <table:dependence table:id="ct1041"/>
            <table:dependence table:id="ct1040"/>
            <table:dependence table:id="ct1039"/>
            <table:dependence table:id="ct1038"/>
            <table:dependence table:id="ct1037"/>
            <table:dependence table:id="ct1036"/>
            <table:dependence table:id="ct1035"/>
            <table:dependence table:id="ct1034"/>
            <table:dependence table:id="ct1033"/>
            <table:dependence table:id="ct1032"/>
            <table:dependence table:id="ct1031"/>
            <table:dependence table:id="ct1030"/>
            <table:dependence table:id="ct1029"/>
            <table:dependence table:id="ct1028"/>
            <table:dependence table:id="ct1027"/>
            <table:dependence table:id="ct1026"/>
            <table:dependence table:id="ct1025"/>
            <table:dependence table:id="ct1024"/>
            <table:dependence table:id="ct1023"/>
            <table:dependence table:id="ct1022"/>
            <table:dependence table:id="ct1021"/>
            <table:dependence table:id="ct1020"/>
            <table:dependence table:id="ct1019"/>
            <table:dependence table:id="ct1018"/>
            <table:dependence table:id="ct1017"/>
            <table:dependence table:id="ct1016"/>
            <table:dependence table:id="ct1015"/>
            <table:dependence table:id="ct1014"/>
            <table:dependence table:id="ct1013"/>
            <table:dependence table:id="ct1012"/>
            <table:dependence table:id="ct1011"/>
            <table:dependence table:id="ct1010"/>
            <table:dependence table:id="ct1009"/>
            <table:dependence table:id="ct1008"/>
            <table:dependence table:id="ct1007"/>
            <table:dependence table:id="ct1006"/>
            <table:dependence table:id="ct1005"/>
            <table:dependence table:id="ct1004"/>
            <table:dependence table:id="ct1003"/>
            <table:dependence table:id="ct1002"/>
            <table:dependence table:id="ct1001"/>
            <table:dependence table:id="ct1000"/>
            <table:dependence table:id="ct999"/>
            <table:dependence table:id="ct998"/>
            <table:dependence table:id="ct997"/>
            <table:dependence table:id="ct996"/>
            <table:dependence table:id="ct995"/>
            <table:dependence table:id="ct994"/>
            <table:dependence table:id="ct993"/>
            <table:dependence table:id="ct992"/>
            <table:dependence table:id="ct991"/>
            <table:dependence table:id="ct990"/>
            <table:dependence table:id="ct989"/>
            <table:dependence table:id="ct988"/>
            <table:dependence table:id="ct987"/>
            <table:dependence table:id="ct986"/>
            <table:dependence table:id="ct985"/>
            <table:dependence table:id="ct984"/>
            <table:dependence table:id="ct983"/>
            <table:dependence table:id="ct982"/>
            <table:dependence table:id="ct981"/>
            <table:dependence table:id="ct980"/>
            <table:dependence table:id="ct979"/>
            <table:dependence table:id="ct978"/>
            <table:dependence table:id="ct976"/>
            <table:dependence table:id="ct975"/>
            <table:dependence table:id="ct974"/>
            <table:dependence table:id="ct973"/>
            <table:dependence table:id="ct972"/>
            <table:dependence table:id="ct971"/>
            <table:dependence table:id="ct970"/>
            <table:dependence table:id="ct969"/>
            <table:dependence table:id="ct968"/>
            <table:dependence table:id="ct967"/>
            <table:dependence table:id="ct966"/>
            <table:dependence table:id="ct965"/>
            <table:dependence table:id="ct964"/>
            <table:dependence table:id="ct963"/>
            <table:dependence table:id="ct962"/>
            <table:dependence table:id="ct961"/>
            <table:dependence table:id="ct960"/>
            <table:dependence table:id="ct959"/>
            <table:dependence table:id="ct958"/>
            <table:dependence table:id="ct957"/>
            <table:dependence table:id="ct956"/>
            <table:dependence table:id="ct955"/>
            <table:dependence table:id="ct954"/>
            <table:dependence table:id="ct953"/>
            <table:dependence table:id="ct952"/>
            <table:dependence table:id="ct951"/>
            <table:dependence table:id="ct950"/>
            <table:dependence table:id="ct949"/>
            <table:dependence table:id="ct948"/>
            <table:dependence table:id="ct947"/>
            <table:dependence table:id="ct946"/>
            <table:dependence table:id="ct945"/>
            <table:dependence table:id="ct944"/>
            <table:dependence table:id="ct943"/>
            <table:dependence table:id="ct942"/>
            <table:dependence table:id="ct941"/>
            <table:dependence table:id="ct940"/>
            <table:dependence table:id="ct939"/>
            <table:dependence table:id="ct938"/>
            <table:dependence table:id="ct937"/>
            <table:dependence table:id="ct936"/>
            <table:dependence table:id="ct934"/>
            <table:dependence table:id="ct933"/>
            <table:dependence table:id="ct932"/>
            <table:dependence table:id="ct931"/>
            <table:dependence table:id="ct930"/>
            <table:dependence table:id="ct929"/>
            <table:dependence table:id="ct928"/>
            <table:dependence table:id="ct927"/>
            <table:dependence table:id="ct926"/>
            <table:dependence table:id="ct925"/>
            <table:dependence table:id="ct924"/>
            <table:dependence table:id="ct923"/>
            <table:dependence table:id="ct922"/>
            <table:dependence table:id="ct921"/>
            <table:dependence table:id="ct920"/>
            <table:dependence table:id="ct919"/>
            <table:dependence table:id="ct918"/>
            <table:dependence table:id="ct917"/>
            <table:dependence table:id="ct916"/>
            <table:dependence table:id="ct915"/>
            <table:dependence table:id="ct914"/>
            <table:dependence table:id="ct913"/>
            <table:dependence table:id="ct912"/>
            <table:dependence table:id="ct911"/>
            <table:dependence table:id="ct910"/>
            <table:dependence table:id="ct909"/>
            <table:dependence table:id="ct908"/>
            <table:dependence table:id="ct907"/>
            <table:dependence table:id="ct906"/>
            <table:dependence table:id="ct905"/>
            <table:dependence table:id="ct904"/>
            <table:dependence table:id="ct903"/>
            <table:dependence table:id="ct902"/>
            <table:dependence table:id="ct901"/>
            <table:dependence table:id="ct900"/>
            <table:dependence table:id="ct899"/>
            <table:dependence table:id="ct898"/>
            <table:dependence table:id="ct897"/>
            <table:dependence table:id="ct896"/>
            <table:dependence table:id="ct895"/>
            <table:dependence table:id="ct894"/>
            <table:dependence table:id="ct892"/>
            <table:dependence table:id="ct891"/>
            <table:dependence table:id="ct890"/>
            <table:dependence table:id="ct889"/>
            <table:dependence table:id="ct888"/>
            <table:dependence table:id="ct887"/>
            <table:dependence table:id="ct886"/>
            <table:dependence table:id="ct885"/>
            <table:dependence table:id="ct884"/>
            <table:dependence table:id="ct883"/>
            <table:dependence table:id="ct882"/>
            <table:dependence table:id="ct881"/>
            <table:dependence table:id="ct880"/>
            <table:dependence table:id="ct879"/>
            <table:dependence table:id="ct878"/>
            <table:dependence table:id="ct877"/>
            <table:dependence table:id="ct876"/>
            <table:dependence table:id="ct875"/>
            <table:dependence table:id="ct874"/>
            <table:dependence table:id="ct873"/>
            <table:dependence table:id="ct872"/>
            <table:dependence table:id="ct871"/>
            <table:dependence table:id="ct870"/>
            <table:dependence table:id="ct869"/>
            <table:dependence table:id="ct868"/>
            <table:dependence table:id="ct867"/>
            <table:dependence table:id="ct866"/>
            <table:dependence table:id="ct865"/>
            <table:dependence table:id="ct864"/>
            <table:dependence table:id="ct863"/>
            <table:dependence table:id="ct862"/>
            <table:dependence table:id="ct861"/>
            <table:dependence table:id="ct860"/>
            <table:dependence table:id="ct859"/>
            <table:dependence table:id="ct858"/>
            <table:dependence table:id="ct857"/>
            <table:dependence table:id="ct856"/>
            <table:dependence table:id="ct855"/>
            <table:dependence table:id="ct854"/>
            <table:dependence table:id="ct853"/>
            <table:dependence table:id="ct852"/>
            <table:dependence table:id="ct752"/>
            <table:dependence table:id="ct464"/>
            <table:dependence table:id="ct463"/>
            <table:dependence table:id="ct445"/>
            <table:dependence table:id="ct444"/>
            <table:dependence table:id="ct443"/>
            <table:dependence table:id="ct442"/>
            <table:dependence table:id="ct441"/>
            <table:dependence table:id="ct440"/>
            <table:dependence table:id="ct439"/>
            <table:dependence table:id="ct438"/>
            <table:dependence table:id="ct437"/>
            <table:dependence table:id="ct436"/>
            <table:dependence table:id="ct435"/>
            <table:dependence table:id="ct434"/>
            <table:dependence table:id="ct433"/>
            <table:dependence table:id="ct432"/>
            <table:dependence table:id="ct431"/>
            <table:dependence table:id="ct430"/>
            <table:dependence table:id="ct213"/>
            <table:dependence table:id="ct212"/>
            <table:dependence table:id="ct185"/>
            <table:dependence table:id="ct150"/>
            <table:dependence table:id="ct149"/>
            <table:dependence table:id="ct148"/>
            <table:dependence table:id="ct147"/>
            <table:dependence table:id="ct146"/>
            <table:dependence table:id="ct145"/>
            <table:dependence table:id="ct144"/>
            <table:dependence table:id="ct143"/>
            <table:dependence table:id="ct142"/>
            <table:dependence table:id="ct141"/>
            <table:dependence table:id="ct140"/>
            <table:dependence table:id="ct139"/>
            <table:dependence table:id="ct138"/>
            <table:dependence table:id="ct137"/>
            <table:dependence table:id="ct136"/>
            <table:dependence table:id="ct135"/>
            <table:dependence table:id="ct134"/>
            <table:dependence table:id="ct133"/>
            <table:dependence table:id="ct132"/>
            <table:dependence table:id="ct131"/>
            <table:dependence table:id="ct46"/>
          </table:dependencies>
        </table:insertion>
        <table:movement table:id="ct46">
          <table:source-range-address table:start-column="11" table:start-row="0" table:start-table="0" table:end-column="10" table:end-row="65534" table:end-table="0"/>
          <table:target-range-address table:start-column="11" table:start-row="0" table:start-table="0" table:end-column="11" table:end-row="65534" table:end-table="0"/>
          <office:change-info>
            <dc:creator>Bob Jacobsen</dc:creator>
            <dc:date>2011-03-11T15:26:38</dc:date>
          </office:change-info>
          <table:dependencies>
            <table:dependence table:id="ct1685"/>
            <table:dependence table:id="ct1684"/>
            <table:dependence table:id="ct1683"/>
            <table:dependence table:id="ct1567"/>
            <table:dependence table:id="ct1548"/>
            <table:dependence table:id="ct1546"/>
            <table:dependence table:id="ct1545"/>
            <table:dependence table:id="ct1543"/>
            <table:dependence table:id="ct1542"/>
            <table:dependence table:id="ct1541"/>
            <table:dependence table:id="ct1540"/>
            <table:dependence table:id="ct1529"/>
            <table:dependence table:id="ct1528"/>
            <table:dependence table:id="ct1527"/>
            <table:dependence table:id="ct1507"/>
            <table:dependence table:id="ct1506"/>
            <table:dependence table:id="ct1505"/>
            <table:dependence table:id="ct1503"/>
            <table:dependence table:id="ct1502"/>
            <table:dependence table:id="ct1501"/>
            <table:dependence table:id="ct1500"/>
            <table:dependence table:id="ct1499"/>
            <table:dependence table:id="ct1498"/>
            <table:dependence table:id="ct1497"/>
            <table:dependence table:id="ct1496"/>
            <table:dependence table:id="ct1079"/>
            <table:dependence table:id="ct493"/>
            <table:dependence table:id="ct217"/>
            <table:dependence table:id="ct216"/>
            <table:dependence table:id="ct191"/>
            <table:dependence table:id="ct190"/>
            <table:dependence table:id="ct188"/>
            <table:dependence table:id="ct60"/>
            <table:dependence table:id="ct56"/>
            <table:dependence table:id="ct48"/>
            <table:dependence table:id="ct47"/>
            <table:dependence table:id="ct-33"/>
            <table:dependence table:id="ct-34"/>
            <table:dependence table:id="ct-35"/>
            <table:dependence table:id="ct-36"/>
            <table:dependence table:id="ct-37"/>
            <table:dependence table:id="ct-38"/>
            <table:dependence table:id="ct-39"/>
            <table:dependence table:id="ct-40"/>
            <table:dependence table:id="ct-41"/>
            <table:dependence table:id="ct-42"/>
            <table:dependence table:id="ct-43"/>
          </table:dependencies>
        </table:movement>
        <table:deletion table:id="ct47" table:type="column" table:position="11" table:table="0">
          <office:change-info>
            <dc:creator>Bob Jacobsen</dc:creator>
            <dc:date>2011-03-11T15:27:01</dc:date>
          </office:change-info>
          <table:deletions>
            <table:cell-content-deletion>
              <table:cell-address table:column="11" table:row="9" table:table="0"/>
              <table:change-track-table-cell office:value-type="string">
                <text:p>108F</text:p>
              </table:change-track-table-cell>
            </table:cell-content-deletion>
            <table:cell-content-deletion>
              <table:cell-address table:column="11" table:row="10" table:table="0"/>
              <table:change-track-table-cell office:value-type="string">
                <text:p>6ddd</text:p>
              </table:change-track-table-cell>
            </table:cell-content-deletion>
            <table:cell-content-deletion>
              <table:cell-address table:column="11" table:row="11" table:table="0"/>
              <table:change-track-table-cell office:value-type="string">
                <text:p>10AF</text:p>
              </table:change-track-table-cell>
            </table:cell-content-deletion>
            <table:cell-content-deletion>
              <table:cell-address table:column="11" table:row="12" table:table="0"/>
              <table:change-track-table-cell office:value-type="string">
                <text:p>10BF</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4" table:table="0"/>
              <table:change-track-table-cell office:value-type="string">
                <text:p>6ddd</text:p>
              </table:change-track-table-cell>
            </table:cell-content-deletion>
            <table:cell-content-deletion>
              <table:cell-address table:column="11" table:row="21" table:table="0"/>
              <table:change-track-table-cell office:value-type="string">
                <text:p>124F</text:p>
              </table:change-track-table-cell>
            </table:cell-content-deletion>
            <table:cell-content-deletion>
              <table:cell-address table:column="11" table:row="22" table:table="0"/>
              <table:change-track-table-cell office:value-type="string">
                <text:p>125F</text:p>
              </table:change-track-table-cell>
            </table:cell-content-deletion>
            <table:cell-content-deletion>
              <table:cell-address table:column="11" table:row="23" table:table="0"/>
              <table:change-track-table-cell office:value-type="string">
                <text:p>126f</text:p>
              </table:change-track-table-cell>
            </table:cell-content-deletion>
            <table:cell-content-deletion>
              <table:cell-address table:column="11" table:row="24" table:table="0"/>
              <table:change-track-table-cell office:value-type="string">
                <text:p>128F</text:p>
              </table:change-track-table-cell>
            </table:cell-content-deletion>
            <table:cell-content-deletion>
              <table:cell-address table:column="11" table:row="25" table:table="0"/>
              <table:change-track-table-cell office:value-type="string">
                <text:p>129F</text:p>
              </table:change-track-table-cell>
            </table:cell-content-deletion>
            <table:cell-content-deletion>
              <table:cell-address table:column="11" table:row="26" table:table="0"/>
              <table:change-track-table-cell office:value-type="string">
                <text:p>12Af</text:p>
              </table:change-track-table-cell>
            </table:cell-content-deletion>
            <table:cell-content-deletion>
              <table:cell-address table:column="11" table:row="27" table:table="0"/>
              <table:change-track-table-cell office:value-type="string">
                <text:p>6ddd</text:p>
              </table:change-track-table-cell>
            </table:cell-content-deletion>
            <table:cell-content-deletion>
              <table:cell-address table:column="11" table:row="28" table:table="0"/>
              <table:change-track-table-cell office:value-type="string">
                <text:p>12BF</text:p>
              </table:change-track-table-cell>
            </table:cell-content-deletion>
            <table:cell-content-deletion>
              <table:cell-address table:column="11" table:row="29" table:table="0"/>
              <table:change-track-table-cell office:value-type="string">
                <text:p>12CF</text:p>
              </table:change-track-table-cell>
            </table:cell-content-deletion>
            <table:cell-content-deletion>
              <table:cell-address table:column="11" table:row="39" table:table="0"/>
              <table:change-track-table-cell office:value-type="string">
                <text:p>4/5ddd</text:p>
              </table:change-track-table-cell>
            </table:cell-content-deletion>
            <table:cell-content-deletion>
              <table:cell-address table:column="11" table:row="40" table:table="0"/>
              <table:change-track-table-cell office:value-type="string">
                <text:p>6ddd</text:p>
              </table:change-track-table-cell>
            </table:cell-content-deletion>
            <table:cell-content-deletion>
              <table:cell-address table:column="11" table:row="41" table:table="0"/>
              <table:change-track-table-cell office:value-type="string">
                <text:p>6ddd</text:p>
              </table:change-track-table-cell>
            </table:cell-content-deletion>
            <table:cell-content-deletion>
              <table:cell-address table:column="11" table:row="45" table:table="0"/>
              <table:change-track-table-cell office:value-type="string">
                <text:p>6ddd</text:p>
              </table:change-track-table-cell>
            </table:cell-content-deletion>
            <table:cell-content-deletion>
              <table:cell-address table:column="11" table:row="47" table:table="0"/>
              <table:change-track-table-cell office:value-type="string">
                <text:p>6ddd</text:p>
              </table:change-track-table-cell>
            </table:cell-content-deletion>
            <table:cell-content-deletion>
              <table:cell-address table:column="11" table:row="50" table:table="0"/>
              <table:change-track-table-cell office:value-type="string">
                <text:p>7ddd</text:p>
              </table:change-track-table-cell>
            </table:cell-content-deletion>
            <table:cell-content-deletion>
              <table:cell-address table:column="11" table:row="51" table:table="0"/>
              <table:change-track-table-cell office:value-type="string">
                <text:p>7ddd</text:p>
              </table:change-track-table-cell>
            </table:cell-content-deletion>
            <table:cell-content-deletion>
              <table:cell-address table:column="11" table:row="52" table:table="0"/>
              <table:change-track-table-cell office:value-type="string">
                <text:p>7ddd</text:p>
              </table:change-track-table-cell>
            </table:cell-content-deletion>
            <table:cell-content-deletion>
              <table:cell-address table:column="11" table:row="54" table:table="0"/>
              <table:change-track-table-cell office:value-type="string">
                <text:p>d=dest NIDa</text:p>
              </table:change-track-table-cell>
            </table:cell-content-deletion>
            <table:cell-content-deletion>
              <table:cell-address table:column="11" table:row="55" table:table="0"/>
              <table:change-track-table-cell office:value-type="string">
                <text:p>f=flags</text:p>
              </table:change-track-table-cell>
            </table:cell-content-deletion>
            <table:change-deletion table:id="ct10"/>
          </table:deletions>
          <table:cut-offs>
            <table:movement-cut-off table:id="ct46" table:start-position="1" table:end-position="0"/>
          </table:cut-offs>
        </table:deletion>
        <table:insertion table:id="ct48" table:type="row" table:position="1" table:table="0">
          <office:change-info>
            <dc:creator>Bob Jacobsen</dc:creator>
            <dc:date>2011-03-11T15:27:27</dc:date>
          </office:change-info>
          <table:dependencies>
            <table:dependence table:id="ct1713"/>
            <table:dependence table:id="ct1712"/>
            <table:dependence table:id="ct1711"/>
            <table:dependence table:id="ct1547"/>
            <table:dependence table:id="ct1510"/>
            <table:dependence table:id="ct1509"/>
            <table:dependence table:id="ct1508"/>
            <table:dependence table:id="ct1481"/>
            <table:dependence table:id="ct1079"/>
            <table:dependence table:id="ct558"/>
            <table:dependence table:id="ct557"/>
            <table:dependence table:id="ct556"/>
            <table:dependence table:id="ct555"/>
            <table:dependence table:id="ct52"/>
            <table:dependence table:id="ct51"/>
            <table:dependence table:id="ct50"/>
            <table:dependence table:id="ct49"/>
          </table:dependencies>
        </table:insertion>
        <table:cell-content-change table:id="ct49">
          <table:cell-address table:column="5" table:row="1" table:table="0"/>
          <office:change-info>
            <dc:creator>Bob Jacobsen</dc:creator>
            <dc:date>2011-03-11T15:27:46</dc:date>
          </office:change-info>
          <table:previous>
            <table:change-track-table-cell/>
          </table:previous>
        </table:cell-content-change>
        <table:cell-content-change table:id="ct50">
          <table:cell-address table:column="9" table:row="1" table:table="0"/>
          <office:change-info>
            <dc:creator>Bob Jacobsen</dc:creator>
            <dc:date>2011-03-11T15:27:49</dc:date>
          </office:change-info>
          <table:previous>
            <table:change-track-table-cell/>
          </table:previous>
        </table:cell-content-change>
        <table:cell-content-change table:id="ct51">
          <table:cell-address table:column="5" table:row="1" table:table="0"/>
          <office:change-info>
            <dc:creator>Bob Jacobsen</dc:creator>
            <dc:date>2011-03-11T15:27:51</dc:date>
          </office:change-info>
          <table:previous table:id="ct49">
            <table:change-track-table-cell office:value-type="string">
              <text:p>Full 16 Bit MTI calculation</text:p>
            </table:change-track-table-cell>
          </table:previous>
        </table:cell-content-change>
        <table:cell-content-change table:id="ct52">
          <table:cell-address table:column="11" table:row="1" table:table="0"/>
          <office:change-info>
            <dc:creator>Bob Jacobsen</dc:creator>
            <dc:date>2011-03-11T15:29:03</dc:date>
          </office:change-info>
          <table:previous>
            <table:change-track-table-cell/>
          </table:previous>
        </table:cell-content-change>
        <table:cell-content-change table:id="ct53">
          <table:cell-address table:column="9" table:row="58" table:table="0"/>
          <office:change-info>
            <dc:creator>Bob Jacobsen</dc:creator>
            <dc:date>2011-03-11T15:47:39</dc:date>
          </office:change-info>
          <table:previous>
            <table:change-track-table-cell/>
          </table:previous>
        </table:cell-content-change>
        <table:cell-content-change table:id="ct54">
          <table:cell-address table:column="9" table:row="58" table:table="0"/>
          <office:change-info>
            <dc:creator>Bob Jacobsen</dc:creator>
            <dc:date>2011-03-11T15:47:51</dc:date>
          </office:change-info>
          <table:previous>
            <table:change-track-table-cell office:value-type="string">
              <text:p>Full value must be checked!</text:p>
            </table:change-track-table-cell>
          </table:previous>
        </table:cell-content-change>
        <table:cell-content-change table:id="ct55">
          <table:cell-address table:column="9" table:row="58" table:table="0"/>
          <office:change-info>
            <dc:creator>Bob Jacobsen</dc:creator>
            <dc:date>2011-03-11T15:47:54</dc:date>
          </office:change-info>
          <table:previous table:id="ct53">
            <table:change-track-table-cell office:value-type="string">
              <text:p>Full value must be checked!</text:p>
            </table:change-track-table-cell>
          </table:previous>
        </table:cell-content-change>
        <table:insertion table:id="ct56" table:type="row" table:position="46" table:table="0">
          <office:change-info>
            <dc:creator>Bob Jacobsen</dc:creator>
            <dc:date>2011-03-11T15:48:25</dc:date>
          </office:change-info>
          <table:dependencies>
            <table:dependence table:id="ct1799"/>
            <table:dependence table:id="ct1753"/>
            <table:dependence table:id="ct1629"/>
            <table:dependence table:id="ct1474"/>
            <table:dependence table:id="ct1431"/>
            <table:dependence table:id="ct1389"/>
            <table:dependence table:id="ct1347"/>
            <table:dependence table:id="ct1306"/>
            <table:dependence table:id="ct1265"/>
            <table:dependence table:id="ct1224"/>
            <table:dependence table:id="ct1183"/>
            <table:dependence table:id="ct1142"/>
            <table:dependence table:id="ct1074"/>
            <table:dependence table:id="ct1053"/>
            <table:dependence table:id="ct1012"/>
            <table:dependence table:id="ct970"/>
            <table:dependence table:id="ct928"/>
            <table:dependence table:id="ct886"/>
            <table:dependence table:id="ct845"/>
            <table:dependence table:id="ct806"/>
            <table:dependence table:id="ct787"/>
            <table:dependence table:id="ct735"/>
            <table:dependence table:id="ct717"/>
            <table:dependence table:id="ct681"/>
            <table:dependence table:id="ct660"/>
            <table:dependence table:id="ct625"/>
            <table:dependence table:id="ct604"/>
            <table:dependence table:id="ct59"/>
            <table:dependence table:id="ct57"/>
          </table:dependencies>
        </table:insertion>
        <table:cell-content-change table:id="ct57">
          <table:cell-address table:column="13" table:row="46" table:table="0"/>
          <office:change-info>
            <dc:creator>Bob Jacobsen</dc:creator>
            <dc:date>2011-03-11T15:48:28</dc:date>
          </office:change-info>
          <table:previous>
            <table:change-track-table-cell/>
          </table:previous>
        </table:cell-content-change>
        <table:cell-content-change table:id="ct58">
          <table:cell-address table:column="13" table:row="45" table:table="0"/>
          <office:change-info>
            <dc:creator>Bob Jacobsen</dc:creator>
            <dc:date>2011-03-11T15:48:45</dc:date>
          </office:change-info>
          <table:previous>
            <table:change-track-table-cell office:value-type="string">
              <text:p>MTI byte, buffer size (2 bytes), Source Stream ID (1 byte), reserved byte, flags (tagged=0x80)</text:p>
            </table:change-track-table-cell>
          </table:previous>
        </table:cell-content-change>
        <table:cell-content-change table:id="ct59">
          <table:cell-address table:column="13" table:row="46" table:table="0"/>
          <office:change-info>
            <dc:creator>Bob Jacobsen</dc:creator>
            <dc:date>2011-03-11T15:48:52</dc:date>
          </office:change-info>
          <table:previous table:id="ct57">
            <table:change-track-table-cell office:value-type="string">
              <text:p>MTI byte, buffer size (2 bytes), Source Stream ID (1 byte), reserved byte, flags (tagged=0x80)</text:p>
            </table:change-track-table-cell>
          </table:previous>
        </table:cell-content-change>
        <table:insertion table:id="ct60" table:type="row" table:position="48" table:table="0">
          <office:change-info>
            <dc:creator>Bob Jacobsen</dc:creator>
            <dc:date>2011-03-11T15:49:02</dc:date>
          </office:change-info>
          <table:dependencies>
            <table:dependence table:id="ct1801"/>
            <table:dependence table:id="ct1755"/>
            <table:dependence table:id="ct1631"/>
            <table:dependence table:id="ct1476"/>
            <table:dependence table:id="ct1433"/>
            <table:dependence table:id="ct1391"/>
            <table:dependence table:id="ct1349"/>
            <table:dependence table:id="ct1308"/>
            <table:dependence table:id="ct1267"/>
            <table:dependence table:id="ct1226"/>
            <table:dependence table:id="ct1185"/>
            <table:dependence table:id="ct1144"/>
            <table:dependence table:id="ct1075"/>
            <table:dependence table:id="ct1055"/>
            <table:dependence table:id="ct1014"/>
            <table:dependence table:id="ct972"/>
            <table:dependence table:id="ct930"/>
            <table:dependence table:id="ct888"/>
            <table:dependence table:id="ct847"/>
            <table:dependence table:id="ct807"/>
            <table:dependence table:id="ct789"/>
            <table:dependence table:id="ct736"/>
            <table:dependence table:id="ct719"/>
            <table:dependence table:id="ct678"/>
            <table:dependence table:id="ct662"/>
            <table:dependence table:id="ct622"/>
            <table:dependence table:id="ct606"/>
            <table:dependence table:id="ct63"/>
            <table:dependence table:id="ct61"/>
          </table:dependencies>
        </table:insertion>
        <table:cell-content-change table:id="ct61">
          <table:cell-address table:column="13" table:row="48" table:table="0"/>
          <office:change-info>
            <dc:creator>Bob Jacobsen</dc:creator>
            <dc:date>2011-03-11T15:49:06</dc:date>
          </office:change-info>
          <table:previous>
            <table:change-track-table-cell/>
          </table:previous>
        </table:cell-content-change>
        <table:cell-content-change table:id="ct62">
          <table:cell-address table:column="13" table:row="47" table:table="0"/>
          <office:change-info>
            <dc:creator>Bob Jacobsen</dc:creator>
            <dc:date>2011-03-11T15:49:19</dc:date>
          </office:change-info>
          <table:previous>
            <table:change-track-table-cell office:value-type="string">
              <text:p>MTI byte 0x4B,buffer size (2 bytes), Source Stream ID (1 byte), Dest Stream ID, flags (tagged=0x80; error info)</text:p>
            </table:change-track-table-cell>
          </table:previous>
        </table:cell-content-change>
        <table:cell-content-change table:id="ct63">
          <table:cell-address table:column="13" table:row="48" table:table="0"/>
          <office:change-info>
            <dc:creator>Bob Jacobsen</dc:creator>
            <dc:date>2011-03-11T15:49:26</dc:date>
          </office:change-info>
          <table:previous table:id="ct61">
            <table:change-track-table-cell office:value-type="string">
              <text:p>MTI byte 0x4B,buffer size (2 bytes), Source Stream ID (1 byte), Dest Stream ID, flags (tagged=0x80; error info)</text:p>
            </table:change-track-table-cell>
          </table:previous>
        </table:cell-content-change>
        <table:cell-content-change table:id="ct64">
          <table:cell-address table:column="9" table:row="9" table:table="0"/>
          <office:change-info>
            <dc:creator>Bob Jacobsen</dc:creator>
            <dc:date>2011-03-13T06:39:22</dc:date>
          </office:change-info>
          <table:previous>
            <table:change-track-table-cell office:value-type="float" office:value="0"/>
          </table:previous>
        </table:cell-content-change>
        <table:cell-content-change table:id="ct65">
          <table:cell-address table:column="9" table:row="9" table:table="0"/>
          <office:change-info>
            <dc:creator>Bob Jacobsen</dc:creator>
            <dc:date>2011-03-13T06:39:54</dc:date>
          </office:change-info>
          <table:previous table:id="ct64">
            <table:change-track-table-cell table:cell-address="Sheet1.J10" table:formula="of:=IF(#ref!14=&quot;Y&quot;;4;IF([.A10]=&quot;Y&quot;;0;1))" office:value-type="float" office:value="0"/>
          </table:previous>
        </table:cell-content-change>
        <table:cell-content-change table:id="ct66">
          <table:cell-address table:column="9" table:row="9" table:table="0"/>
          <office:change-info>
            <dc:creator>Bob Jacobsen</dc:creator>
            <dc:date>2011-03-13T06:40:07</dc:date>
          </office:change-info>
          <table:previous table:id="ct65">
            <table:change-track-table-cell table:cell-address="Sheet1.J10" table:formula="of:=IF(b!14=&quot;Y&quot;;4;0)" office:value-type="float" office:value="0"/>
          </table:previous>
        </table:cell-content-change>
        <table:cell-content-change table:id="ct67">
          <table:cell-address table:column="9" table:row="9" table:table="0"/>
          <office:change-info>
            <dc:creator>Bob Jacobsen</dc:creator>
            <dc:date>2011-03-13T06:40:26</dc:date>
          </office:change-info>
          <table:previous table:id="ct66">
            <table:change-track-table-cell table:cell-address="Sheet1.J10" table:formula="of:=IF([.B10]=&quot;Y&quot;;4;0)" office:value-type="float" office:value="0"/>
          </table:previous>
        </table:cell-content-change>
        <table:cell-content-change table:id="ct68">
          <table:cell-address table:column="9" table:row="10" table:table="0"/>
          <office:change-info>
            <dc:creator>Bob Jacobsen</dc:creator>
            <dc:date>2011-03-13T06:40:32</dc:date>
          </office:change-info>
          <table:previous>
            <table:change-track-table-cell office:value-type="float" office:value="4"/>
          </table:previous>
        </table:cell-content-change>
        <table:cell-content-change table:id="ct69">
          <table:cell-address table:column="9" table:row="11" table:table="0"/>
          <office:change-info>
            <dc:creator>Bob Jacobsen</dc:creator>
            <dc:date>2011-03-13T06:40:34</dc:date>
          </office:change-info>
          <table:previous>
            <table:change-track-table-cell office:value-type="float" office:value="0"/>
          </table:previous>
        </table:cell-content-change>
        <table:cell-content-change table:id="ct70">
          <table:cell-address table:column="9" table:row="12" table:table="0"/>
          <office:change-info>
            <dc:creator>Bob Jacobsen</dc:creator>
            <dc:date>2011-03-13T06:40:35</dc:date>
          </office:change-info>
          <table:previous>
            <table:change-track-table-cell office:value-type="float" office:value="0"/>
          </table:previous>
        </table:cell-content-change>
        <table:cell-content-change table:id="ct71">
          <table:cell-address table:column="9" table:row="13" table:table="0"/>
          <office:change-info>
            <dc:creator>Bob Jacobsen</dc:creator>
            <dc:date>2011-03-13T06:40:36</dc:date>
          </office:change-info>
          <table:previous>
            <table:change-track-table-cell office:value-type="float" office:value="4"/>
          </table:previous>
        </table:cell-content-change>
        <table:cell-content-change table:id="ct72">
          <table:cell-address table:column="9" table:row="13" table:table="0"/>
          <office:change-info>
            <dc:creator>Bob Jacobsen</dc:creator>
            <dc:date>2011-03-13T06:40:36</dc:date>
          </office:change-info>
          <table:previous>
            <table:change-track-table-cell office:value-type="float" office:value="4"/>
          </table:previous>
        </table:cell-content-change>
        <table:cell-content-change table:id="ct73">
          <table:cell-address table:column="9" table:row="13" table:table="0"/>
          <office:change-info>
            <dc:creator>Bob Jacobsen</dc:creator>
            <dc:date>2011-03-13T06:40:37</dc:date>
          </office:change-info>
          <table:previous>
            <table:change-track-table-cell office:value-type="float" office:value="4"/>
          </table:previous>
        </table:cell-content-change>
        <table:cell-content-change table:id="ct74">
          <table:cell-address table:column="9" table:row="14" table:table="0"/>
          <office:change-info>
            <dc:creator>Bob Jacobsen</dc:creator>
            <dc:date>2011-03-13T06:40:37</dc:date>
          </office:change-info>
          <table:previous>
            <table:change-track-table-cell office:value-type="float" office:value="4"/>
          </table:previous>
        </table:cell-content-change>
        <table:cell-content-change table:id="ct75">
          <table:cell-address table:column="9" table:row="21" table:table="0"/>
          <office:change-info>
            <dc:creator>Bob Jacobsen</dc:creator>
            <dc:date>2011-03-13T06:40:38</dc:date>
          </office:change-info>
          <table:previous>
            <table:change-track-table-cell office:value-type="float" office:value="2"/>
          </table:previous>
        </table:cell-content-change>
        <table:cell-content-change table:id="ct76">
          <table:cell-address table:column="9" table:row="9" table:table="0"/>
          <office:change-info>
            <dc:creator>Bob Jacobsen</dc:creator>
            <dc:date>2011-03-13T06:40:50</dc:date>
          </office:change-info>
          <table:previous table:id="ct67">
            <table:change-track-table-cell table:cell-address="Sheet1.J10" table:formula="of:=IF([.B10]=&quot;Y&quot;;4;0)+IF([.C10]=&quot;Y&quot;;4;0)+IF([.D10]=&quot;Y&quot;;4;0)" office:value-type="float" office:value="0"/>
          </table:previous>
        </table:cell-content-change>
        <table:cell-content-change table:id="ct77">
          <table:cell-address table:column="9" table:row="10" table:table="0"/>
          <office:change-info>
            <dc:creator>Bob Jacobsen</dc:creator>
            <dc:date>2011-03-13T06:40:52</dc:date>
          </office:change-info>
          <table:previous table:id="ct68">
            <table:change-track-table-cell table:cell-address="Sheet1.J11" table:formula="of:=IF([.B11]=&quot;Y&quot;;4;0)+IF([.C11]=&quot;Y&quot;;4;0)+IF([.D11]=&quot;Y&quot;;4;0)" office:value-type="float" office:value="4"/>
          </table:previous>
        </table:cell-content-change>
        <table:cell-content-change table:id="ct78">
          <table:cell-address table:column="9" table:row="11" table:table="0"/>
          <office:change-info>
            <dc:creator>Bob Jacobsen</dc:creator>
            <dc:date>2011-03-13T06:40:53</dc:date>
          </office:change-info>
          <table:previous table:id="ct69">
            <table:change-track-table-cell table:cell-address="Sheet1.J12" table:formula="of:=IF([.B12]=&quot;Y&quot;;4;0)+IF([.C12]=&quot;Y&quot;;4;0)+IF([.D12]=&quot;Y&quot;;4;0)" office:value-type="float" office:value="0"/>
          </table:previous>
        </table:cell-content-change>
        <table:cell-content-change table:id="ct79">
          <table:cell-address table:column="9" table:row="12" table:table="0"/>
          <office:change-info>
            <dc:creator>Bob Jacobsen</dc:creator>
            <dc:date>2011-03-13T06:40:53</dc:date>
          </office:change-info>
          <table:previous table:id="ct70">
            <table:change-track-table-cell table:cell-address="Sheet1.J13" table:formula="of:=IF([.B13]=&quot;Y&quot;;4;0)+IF([.C13]=&quot;Y&quot;;4;0)+IF([.D13]=&quot;Y&quot;;4;0)" office:value-type="float" office:value="0"/>
          </table:previous>
        </table:cell-content-change>
        <table:cell-content-change table:id="ct80">
          <table:cell-address table:column="9" table:row="13" table:table="0"/>
          <office:change-info>
            <dc:creator>Bob Jacobsen</dc:creator>
            <dc:date>2011-03-13T06:40:54</dc:date>
          </office:change-info>
          <table:previous table:id="ct71">
            <table:change-track-table-cell table:cell-address="Sheet1.J14" table:formula="of:=IF([.B14]=&quot;Y&quot;;4;0)+IF([.C14]=&quot;Y&quot;;4;0)+IF([.D14]=&quot;Y&quot;;4;0)" office:value-type="float" office:value="4"/>
          </table:previous>
        </table:cell-content-change>
        <table:cell-content-change table:id="ct81">
          <table:cell-address table:column="9" table:row="13" table:table="0"/>
          <office:change-info>
            <dc:creator>Bob Jacobsen</dc:creator>
            <dc:date>2011-03-13T06:40:54</dc:date>
          </office:change-info>
          <table:previous table:id="ct72">
            <table:change-track-table-cell table:cell-address="Sheet1.J14" table:formula="of:=IF([.B14]=&quot;Y&quot;;4;0)+IF([.C14]=&quot;Y&quot;;4;0)+IF([.D14]=&quot;Y&quot;;4;0)" office:value-type="float" office:value="4"/>
          </table:previous>
        </table:cell-content-change>
        <table:cell-content-change table:id="ct82">
          <table:cell-address table:column="9" table:row="13" table:table="0"/>
          <office:change-info>
            <dc:creator>Bob Jacobsen</dc:creator>
            <dc:date>2011-03-13T06:40:55</dc:date>
          </office:change-info>
          <table:previous table:id="ct73">
            <table:change-track-table-cell table:cell-address="Sheet1.J14" table:formula="of:=IF([.B14]=&quot;Y&quot;;4;0)+IF([.C14]=&quot;Y&quot;;4;0)+IF([.D14]=&quot;Y&quot;;4;0)" office:value-type="float" office:value="4"/>
          </table:previous>
        </table:cell-content-change>
        <table:cell-content-change table:id="ct83">
          <table:cell-address table:column="9" table:row="14" table:table="0"/>
          <office:change-info>
            <dc:creator>Bob Jacobsen</dc:creator>
            <dc:date>2011-03-13T06:40:55</dc:date>
          </office:change-info>
          <table:previous table:id="ct74">
            <table:change-track-table-cell table:cell-address="Sheet1.J15" table:formula="of:=IF([.B15]=&quot;Y&quot;;4;0)+IF([.C15]=&quot;Y&quot;;4;0)+IF([.D15]=&quot;Y&quot;;4;0)" office:value-type="float" office:value="4"/>
          </table:previous>
        </table:cell-content-change>
        <table:cell-content-change table:id="ct84">
          <table:cell-address table:column="9" table:row="21" table:table="0"/>
          <office:change-info>
            <dc:creator>Bob Jacobsen</dc:creator>
            <dc:date>2011-03-13T06:40:57</dc:date>
          </office:change-info>
          <table:previous table:id="ct75">
            <table:change-track-table-cell table:cell-address="Sheet1.J22" table:formula="of:=IF([.B22]=&quot;Y&quot;;4;0)+IF([.C22]=&quot;Y&quot;;4;0)+IF([.D22]=&quot;Y&quot;;4;0)" office:value-type="float" office:value="4"/>
          </table:previous>
        </table:cell-content-change>
        <table:cell-content-change table:id="ct85">
          <table:cell-address table:column="9" table:row="22" table:table="0"/>
          <office:change-info>
            <dc:creator>Bob Jacobsen</dc:creator>
            <dc:date>2011-03-13T06:40:58</dc:date>
          </office:change-info>
          <table:previous>
            <table:change-track-table-cell office:value-type="float" office:value="2"/>
          </table:previous>
        </table:cell-content-change>
        <table:cell-content-change table:id="ct86">
          <table:cell-address table:column="9" table:row="23" table:table="0"/>
          <office:change-info>
            <dc:creator>Bob Jacobsen</dc:creator>
            <dc:date>2011-03-13T06:40:58</dc:date>
          </office:change-info>
          <table:previous>
            <table:change-track-table-cell office:value-type="float" office:value="3"/>
          </table:previous>
        </table:cell-content-change>
        <table:cell-content-change table:id="ct87">
          <table:cell-address table:column="9" table:row="24" table:table="0"/>
          <office:change-info>
            <dc:creator>Bob Jacobsen</dc:creator>
            <dc:date>2011-03-13T06:40:59</dc:date>
          </office:change-info>
          <table:previous>
            <table:change-track-table-cell office:value-type="float" office:value="2"/>
          </table:previous>
        </table:cell-content-change>
        <table:cell-content-change table:id="ct88">
          <table:cell-address table:column="9" table:row="25" table:table="0"/>
          <office:change-info>
            <dc:creator>Bob Jacobsen</dc:creator>
            <dc:date>2011-03-13T06:41:00</dc:date>
          </office:change-info>
          <table:previous>
            <table:change-track-table-cell office:value-type="float" office:value="2"/>
          </table:previous>
        </table:cell-content-change>
        <table:cell-content-change table:id="ct89">
          <table:cell-address table:column="9" table:row="26" table:table="0"/>
          <office:change-info>
            <dc:creator>Bob Jacobsen</dc:creator>
            <dc:date>2011-03-13T06:41:00</dc:date>
          </office:change-info>
          <table:previous>
            <table:change-track-table-cell office:value-type="float" office:value="3"/>
          </table:previous>
        </table:cell-content-change>
        <table:cell-content-change table:id="ct90">
          <table:cell-address table:column="9" table:row="27" table:table="0"/>
          <office:change-info>
            <dc:creator>Bob Jacobsen</dc:creator>
            <dc:date>2011-03-13T06:41:01</dc:date>
          </office:change-info>
          <table:previous>
            <table:change-track-table-cell office:value-type="float" office:value="2"/>
          </table:previous>
        </table:cell-content-change>
        <table:cell-content-change table:id="ct91">
          <table:cell-address table:column="9" table:row="28" table:table="0"/>
          <office:change-info>
            <dc:creator>Bob Jacobsen</dc:creator>
            <dc:date>2011-03-13T06:41:01</dc:date>
          </office:change-info>
          <table:previous>
            <table:change-track-table-cell office:value-type="float" office:value="0"/>
          </table:previous>
        </table:cell-content-change>
        <table:cell-content-change table:id="ct92">
          <table:cell-address table:column="9" table:row="29" table:table="0"/>
          <office:change-info>
            <dc:creator>Bob Jacobsen</dc:creator>
            <dc:date>2011-03-13T06:41:02</dc:date>
          </office:change-info>
          <table:previous>
            <table:change-track-table-cell office:value-type="float" office:value="2"/>
          </table:previous>
        </table:cell-content-change>
        <table:cell-content-change table:id="ct93">
          <table:cell-address table:column="9" table:row="30" table:table="0"/>
          <office:change-info>
            <dc:creator>Bob Jacobsen</dc:creator>
            <dc:date>2011-03-13T06:41:02</dc:date>
          </office:change-info>
          <table:previous>
            <table:change-track-table-cell office:value-type="float" office:value="2"/>
          </table:previous>
        </table:cell-content-change>
        <table:cell-content-change table:id="ct94">
          <table:cell-address table:column="9" table:row="39" table:table="0"/>
          <office:change-info>
            <dc:creator>Bob Jacobsen</dc:creator>
            <dc:date>2011-03-13T06:41:04</dc:date>
          </office:change-info>
          <table:previous>
            <table:change-track-table-cell office:value-type="float" office:value="4"/>
          </table:previous>
        </table:cell-content-change>
        <table:cell-content-change table:id="ct95">
          <table:cell-address table:column="9" table:row="40" table:table="0"/>
          <office:change-info>
            <dc:creator>Bob Jacobsen</dc:creator>
            <dc:date>2011-03-13T06:41:04</dc:date>
          </office:change-info>
          <table:previous>
            <table:change-track-table-cell/>
          </table:previous>
        </table:cell-content-change>
        <table:cell-content-change table:id="ct96">
          <table:cell-address table:column="9" table:row="40" table:table="0"/>
          <office:change-info>
            <dc:creator>Bob Jacobsen</dc:creator>
            <dc:date>2011-03-13T06:41:06</dc:date>
          </office:change-info>
          <table:previous table:id="ct95">
            <table:change-track-table-cell table:cell-address="Sheet1.J41" table:formula="of:=IF([.B41]=&quot;Y&quot;;4;0)+IF([.C41]=&quot;Y&quot;;2;0)+IF([.D41]=&quot;Y&quot;;1;0)" office:value-type="float" office:value="4"/>
          </table:previous>
        </table:cell-content-change>
        <table:cell-content-change table:id="ct97">
          <table:cell-address table:column="9" table:row="40" table:table="0"/>
          <office:change-info>
            <dc:creator>Bob Jacobsen</dc:creator>
            <dc:date>2011-03-13T06:41:07</dc:date>
          </office:change-info>
          <table:previous>
            <table:change-track-table-cell office:value-type="float" office:value="4"/>
          </table:previous>
        </table:cell-content-change>
        <table:cell-content-change table:id="ct98">
          <table:cell-address table:column="9" table:row="41" table:table="0"/>
          <office:change-info>
            <dc:creator>Bob Jacobsen</dc:creator>
            <dc:date>2011-03-13T06:41:07</dc:date>
          </office:change-info>
          <table:previous>
            <table:change-track-table-cell office:value-type="float" office:value="4"/>
          </table:previous>
        </table:cell-content-change>
        <table:cell-content-change table:id="ct99">
          <table:cell-address table:column="9" table:row="45" table:table="0"/>
          <office:change-info>
            <dc:creator>Bob Jacobsen</dc:creator>
            <dc:date>2011-03-13T06:41:09</dc:date>
          </office:change-info>
          <table:previous>
            <table:change-track-table-cell office:value-type="float" office:value="4"/>
          </table:previous>
        </table:cell-content-change>
        <table:cell-content-change table:id="ct100">
          <table:cell-address table:column="9" table:row="47" table:table="0"/>
          <office:change-info>
            <dc:creator>Bob Jacobsen</dc:creator>
            <dc:date>2011-03-13T06:41:11</dc:date>
          </office:change-info>
          <table:previous>
            <table:change-track-table-cell office:value-type="float" office:value="4"/>
          </table:previous>
        </table:cell-content-change>
        <table:cell-content-change table:id="ct101">
          <table:cell-address table:column="9" table:row="50" table:table="0"/>
          <office:change-info>
            <dc:creator>Bob Jacobsen</dc:creator>
            <dc:date>2011-03-13T06:41:14</dc:date>
          </office:change-info>
          <table:previous>
            <table:change-track-table-cell office:value-type="float" office:value="4"/>
          </table:previous>
        </table:cell-content-change>
        <table:cell-content-change table:id="ct102">
          <table:cell-address table:column="9" table:row="51" table:table="0"/>
          <office:change-info>
            <dc:creator>Bob Jacobsen</dc:creator>
            <dc:date>2011-03-13T06:41:14</dc:date>
          </office:change-info>
          <table:previous>
            <table:change-track-table-cell office:value-type="float" office:value="4"/>
          </table:previous>
        </table:cell-content-change>
        <table:cell-content-change table:id="ct103">
          <table:cell-address table:column="9" table:row="52" table:table="0"/>
          <office:change-info>
            <dc:creator>Bob Jacobsen</dc:creator>
            <dc:date>2011-03-13T06:41:15</dc:date>
          </office:change-info>
          <table:previous>
            <table:change-track-table-cell office:value-type="float" office:value="4"/>
          </table:previous>
        </table:cell-content-change>
        <table:cell-content-change table:id="ct104">
          <table:cell-address table:column="11" table:row="9" table:table="0"/>
          <office:change-info>
            <dc:creator>Bob Jacobsen</dc:creator>
            <dc:date>2011-03-13T06:55:24</dc:date>
          </office:change-info>
          <table:previous>
            <table:change-track-table-cell/>
          </table:previous>
        </table:cell-content-change>
        <table:cell-content-change table:id="ct105">
          <table:cell-address table:column="11" table:row="4" table:table="0"/>
          <office:change-info>
            <dc:creator>Bob Jacobsen</dc:creator>
            <dc:date>2011-03-13T06:55:39</dc:date>
          </office:change-info>
          <table:previous>
            <table:change-track-table-cell office:value-type="string">
              <text:p>8 bits</text:p>
            </table:change-track-table-cell>
          </table:previous>
        </table:cell-content-change>
        <table:cell-content-change table:id="ct106">
          <table:cell-address table:column="11" table:row="9" table:table="0"/>
          <office:change-info>
            <dc:creator>Bob Jacobsen</dc:creator>
            <dc:date>2011-03-13T06:55:46</dc:date>
          </office:change-info>
          <table:previous table:id="ct104">
            <table:change-track-table-cell table:cell-address="Sheet1.L10" table:formula="of:=HEX2DEC([.J10])" office:value-type="float" office:value="4224"/>
          </table:previous>
        </table:cell-content-change>
        <table:cell-content-change table:id="ct107">
          <table:cell-address table:column="11" table:row="9" table:table="0"/>
          <office:change-info>
            <dc:creator>Bob Jacobsen</dc:creator>
            <dc:date>2011-03-13T06:56:08</dc:date>
          </office:change-info>
          <table:previous>
            <table:change-track-table-cell office:value-type="string">
              <text:p>0x08</text:p>
            </table:change-track-table-cell>
          </table:previous>
        </table:cell-content-change>
        <table:cell-content-change table:id="ct108">
          <table:cell-address table:column="11" table:row="9" table:table="0"/>
          <office:change-info>
            <dc:creator>Bob Jacobsen</dc:creator>
            <dc:date>2011-03-13T06:56:27</dc:date>
          </office:change-info>
          <table:previous table:id="ct107">
            <table:change-track-table-cell table:cell-address="Sheet1.L10" table:formula="of:=(HEX2DEC([.J10])/256)&amp;255" office:value-type="string">
              <text:p>16.5255</text:p>
            </table:change-track-table-cell>
          </table:previous>
        </table:cell-content-change>
        <table:cell-content-change table:id="ct109">
          <table:cell-address table:column="11" table:row="9" table:table="0"/>
          <office:change-info>
            <dc:creator>Bob Jacobsen</dc:creator>
            <dc:date>2011-03-13T06:56:38</dc:date>
          </office:change-info>
          <table:previous table:id="ct108">
            <table:change-track-table-cell table:cell-address="Sheet1.L10" table:formula="of:=INT(HEX2DEC([.J10])/256)&amp;255" office:value-type="string">
              <text:p>16255</text:p>
            </table:change-track-table-cell>
          </table:previous>
        </table:cell-content-change>
        <table:cell-content-change table:id="ct110">
          <table:cell-address table:column="11" table:row="9" table:table="0"/>
          <office:change-info>
            <dc:creator>Bob Jacobsen</dc:creator>
            <dc:date>2011-03-13T06:57:02</dc:date>
          </office:change-info>
          <table:previous table:id="ct109">
            <table:change-track-table-cell table:cell-address="Sheet1.L10" table:formula="of:=INT(HEX2DEC([.J10])/256)" office:value-type="float" office:value="16"/>
          </table:previous>
        </table:cell-content-change>
        <table:cell-content-change table:id="ct111">
          <table:cell-address table:column="11" table:row="9" table:table="0"/>
          <office:change-info>
            <dc:creator>Bob Jacobsen</dc:creator>
            <dc:date>2011-03-13T06:57:21</dc:date>
          </office:change-info>
          <table:previous table:id="ct110">
            <table:change-track-table-cell table:cell-address="Sheet1.L10" table:formula="of:=INT(HEX2DEC([.J10])/16)" office:value-type="float" office:value="264"/>
          </table:previous>
        </table:cell-content-change>
        <table:cell-content-change table:id="ct112">
          <table:cell-address table:column="11" table:row="9" table:table="0"/>
          <office:change-info>
            <dc:creator>Bob Jacobsen</dc:creator>
            <dc:date>2011-03-13T06:57:33</dc:date>
          </office:change-info>
          <table:previous table:id="ct111">
            <table:change-track-table-cell table:cell-address="Sheet1.L10" table:formula="of:=INT(HEX2DEC([.J10])/16)&amp;255" office:value-type="string">
              <text:p>264255</text:p>
            </table:change-track-table-cell>
          </table:previous>
        </table:cell-content-change>
        <table:cell-content-change table:id="ct113">
          <table:cell-address table:column="11" table:row="9" table:table="0"/>
          <office:change-info>
            <dc:creator>Bob Jacobsen</dc:creator>
            <dc:date>2011-03-13T07:01:56</dc:date>
          </office:change-info>
          <table:previous table:id="ct112">
            <table:change-track-table-cell table:cell-address="Sheet1.L10" table:formula="of:=AND(INT(HEX2DEC([.H10])/16),255)" office:value-type="string"/>
          </table:previous>
        </table:cell-content-change>
        <table:cell-content-change table:id="ct114">
          <table:cell-address table:column="11" table:row="9" table:table="0"/>
          <office:change-info>
            <dc:creator>Bob Jacobsen</dc:creator>
            <dc:date>2011-03-13T07:02:24</dc:date>
          </office:change-info>
          <table:previous table:id="ct113">
            <table:change-track-table-cell table:cell-address="Sheet1.L10" table:formula="of:=MOD(INT(HEX2DEC([.H10])/16),256)" office:value-type="string"/>
          </table:previous>
        </table:cell-content-change>
        <table:cell-content-change table:id="ct115">
          <table:cell-address table:column="11" table:row="9" table:table="0"/>
          <office:change-info>
            <dc:creator>Bob Jacobsen</dc:creator>
            <dc:date>2011-03-13T07:02:33</dc:date>
          </office:change-info>
          <table:previous table:id="ct114">
            <table:change-track-table-cell table:cell-address="Sheet1.L10" table:formula="of:=INT(HEX2DEC([.J10])/16)" office:value-type="float" office:value="264"/>
          </table:previous>
        </table:cell-content-change>
        <table:cell-content-change table:id="ct116">
          <table:cell-address table:column="11" table:row="9" table:table="0"/>
          <office:change-info>
            <dc:creator>Bob Jacobsen</dc:creator>
            <dc:date>2011-03-13T07:02:55</dc:date>
          </office:change-info>
          <table:previous table:id="ct115">
            <table:change-track-table-cell table:cell-address="Sheet1.L10" table:formula="of:=MOD(INT(HEX2DEC([.H10])/16),256)" office:value-type="string"/>
          </table:previous>
        </table:cell-content-change>
        <table:cell-content-change table:id="ct117">
          <table:cell-address table:column="11" table:row="9" table:table="0"/>
          <office:change-info>
            <dc:creator>Bob Jacobsen</dc:creator>
            <dc:date>2011-03-13T07:03:15</dc:date>
          </office:change-info>
          <table:previous table:id="ct116">
            <table:change-track-table-cell table:cell-address="Sheet1.L10" table:formula="of:=MOD(INT(HEX2DEC([.J10])/16);256)" office:value-type="float" office:value="8"/>
          </table:previous>
        </table:cell-content-change>
        <table:cell-content-change table:id="ct118">
          <table:cell-address table:column="11" table:row="11" table:table="0"/>
          <office:change-info>
            <dc:creator>Bob Jacobsen</dc:creator>
            <dc:date>2011-03-13T07:03:21</dc:date>
          </office:change-info>
          <table:previous>
            <table:change-track-table-cell office:value-type="string">
              <text:p>0x0A</text:p>
            </table:change-track-table-cell>
          </table:previous>
        </table:cell-content-change>
        <table:cell-content-change table:id="ct119">
          <table:cell-address table:column="11" table:row="12" table:table="0"/>
          <office:change-info>
            <dc:creator>Bob Jacobsen</dc:creator>
            <dc:date>2011-03-13T07:03:21</dc:date>
          </office:change-info>
          <table:previous>
            <table:change-track-table-cell office:value-type="string">
              <text:p>0x0B</text:p>
            </table:change-track-table-cell>
          </table:previous>
        </table:cell-content-change>
        <table:cell-content-change table:id="ct120">
          <table:cell-address table:column="11" table:row="13" table:table="0"/>
          <office:change-info>
            <dc:creator>Bob Jacobsen</dc:creator>
            <dc:date>2011-03-13T07:03:22</dc:date>
          </office:change-info>
          <table:previous>
            <table:change-track-table-cell office:value-type="string">
              <text:p>0x2E</text:p>
            </table:change-track-table-cell>
          </table:previous>
        </table:cell-content-change>
        <table:cell-content-change table:id="ct121">
          <table:cell-address table:column="11" table:row="13" table:table="0"/>
          <office:change-info>
            <dc:creator>Bob Jacobsen</dc:creator>
            <dc:date>2011-03-13T07:03:23</dc:date>
          </office:change-info>
          <table:previous>
            <table:change-track-table-cell office:value-type="string">
              <text:p>0x2F</text:p>
            </table:change-track-table-cell>
          </table:previous>
        </table:cell-content-change>
        <table:cell-content-change table:id="ct122">
          <table:cell-address table:column="11" table:row="21" table:table="0"/>
          <office:change-info>
            <dc:creator>Bob Jacobsen</dc:creator>
            <dc:date>2011-03-13T07:03:25</dc:date>
          </office:change-info>
          <table:previous>
            <table:change-track-table-cell office:value-type="string">
              <text:p>0x24</text:p>
            </table:change-track-table-cell>
          </table:previous>
        </table:cell-content-change>
        <table:cell-content-change table:id="ct123">
          <table:cell-address table:column="11" table:row="22" table:table="0"/>
          <office:change-info>
            <dc:creator>Bob Jacobsen</dc:creator>
            <dc:date>2011-03-13T07:03:25</dc:date>
          </office:change-info>
          <table:previous>
            <table:change-track-table-cell office:value-type="string">
              <text:p>0x25</text:p>
            </table:change-track-table-cell>
          </table:previous>
        </table:cell-content-change>
        <table:cell-content-change table:id="ct124">
          <table:cell-address table:column="11" table:row="23" table:table="0"/>
          <office:change-info>
            <dc:creator>Bob Jacobsen</dc:creator>
            <dc:date>2011-03-13T07:03:26</dc:date>
          </office:change-info>
          <table:previous>
            <table:change-track-table-cell office:value-type="string">
              <text:p>0x26</text:p>
            </table:change-track-table-cell>
          </table:previous>
        </table:cell-content-change>
        <table:cell-content-change table:id="ct125">
          <table:cell-address table:column="11" table:row="24" table:table="0"/>
          <office:change-info>
            <dc:creator>Bob Jacobsen</dc:creator>
            <dc:date>2011-03-13T07:03:27</dc:date>
          </office:change-info>
          <table:previous>
            <table:change-track-table-cell office:value-type="string">
              <text:p>0x28</text:p>
            </table:change-track-table-cell>
          </table:previous>
        </table:cell-content-change>
        <table:cell-content-change table:id="ct126">
          <table:cell-address table:column="11" table:row="25" table:table="0"/>
          <office:change-info>
            <dc:creator>Bob Jacobsen</dc:creator>
            <dc:date>2011-03-13T07:03:28</dc:date>
          </office:change-info>
          <table:previous>
            <table:change-track-table-cell office:value-type="string">
              <text:p>0x29</text:p>
            </table:change-track-table-cell>
          </table:previous>
        </table:cell-content-change>
        <table:cell-content-change table:id="ct127">
          <table:cell-address table:column="11" table:row="26" table:table="0"/>
          <office:change-info>
            <dc:creator>Bob Jacobsen</dc:creator>
            <dc:date>2011-03-13T07:03:29</dc:date>
          </office:change-info>
          <table:previous>
            <table:change-track-table-cell office:value-type="string">
              <text:p>0x2A</text:p>
            </table:change-track-table-cell>
          </table:previous>
        </table:cell-content-change>
        <table:cell-content-change table:id="ct128">
          <table:cell-address table:column="11" table:row="28" table:table="0"/>
          <office:change-info>
            <dc:creator>Bob Jacobsen</dc:creator>
            <dc:date>2011-03-13T07:03:30</dc:date>
          </office:change-info>
          <table:previous>
            <table:change-track-table-cell office:value-type="string">
              <text:p>0x2B</text:p>
            </table:change-track-table-cell>
          </table:previous>
        </table:cell-content-change>
        <table:cell-content-change table:id="ct129">
          <table:cell-address table:column="11" table:row="29" table:table="0"/>
          <office:change-info>
            <dc:creator>Bob Jacobsen</dc:creator>
            <dc:date>2011-03-13T07:03:30</dc:date>
          </office:change-info>
          <table:previous>
            <table:change-track-table-cell office:value-type="string">
              <text:p>0x2C</text:p>
            </table:change-track-table-cell>
          </table:previous>
        </table:cell-content-change>
        <table:cell-content-change table:id="ct130">
          <table:cell-address table:column="11" table:row="30" table:table="0"/>
          <office:change-info>
            <dc:creator>Bob Jacobsen</dc:creator>
            <dc:date>2011-03-13T07:03:31</dc:date>
          </office:change-info>
          <table:previous>
            <table:change-track-table-cell office:value-type="string">
              <text:p>0x2D</text:p>
            </table:change-track-table-cell>
          </table:previous>
        </table:cell-content-change>
        <table:cell-content-change table:id="ct131">
          <table:cell-address table:column="11" table:row="9" table:table="0"/>
          <office:change-info>
            <dc:creator>Bob Jacobsen</dc:creator>
            <dc:date>2011-03-13T07:12:45</dc:date>
          </office:change-info>
          <table:previous>
            <table:change-track-table-cell office:value-type="string">
              <text:p>108F</text:p>
            </table:change-track-table-cell>
          </table:previous>
        </table:cell-content-change>
        <table:cell-content-change table:id="ct132">
          <table:cell-address table:column="11" table:row="9" table:table="0"/>
          <office:change-info>
            <dc:creator>Bob Jacobsen</dc:creator>
            <dc:date>2011-03-13T07:12:58</dc:date>
          </office:change-info>
          <table:previous table:id="ct131">
            <table:change-track-table-cell table:cell-address="Sheet1.L10" table:formula="of:=#ref!12*256+HEX2DEC(#ref!12)" office:value-type="float" office:value="0"/>
          </table:previous>
        </table:cell-content-change>
        <table:cell-content-change table:id="ct133">
          <table:cell-address table:column="11" table:row="4" table:table="0"/>
          <office:change-info>
            <dc:creator>Bob Jacobsen</dc:creator>
            <dc:date>2011-03-13T07:13:18</dc:date>
          </office:change-info>
          <table:previous>
            <table:change-track-table-cell/>
          </table:previous>
        </table:cell-content-change>
        <table:cell-content-change table:id="ct134">
          <table:cell-address table:column="11" table:row="9" table:table="0"/>
          <office:change-info>
            <dc:creator>Bob Jacobsen</dc:creator>
            <dc:date>2011-03-13T07:14:01</dc:date>
          </office:change-info>
          <table:previous table:id="ct132">
            <table:change-track-table-cell table:cell-address="Sheet1.L10" table:formula="of:=DEC2HEX(#ref!12*256+HEX2DEC(#ref!12);3)" office:value-type="float" office:value="0"/>
          </table:previous>
        </table:cell-content-change>
        <table:cell-content-change table:id="ct135">
          <table:cell-address table:column="11" table:row="9" table:table="0"/>
          <office:change-info>
            <dc:creator>Bob Jacobsen</dc:creator>
            <dc:date>2011-03-13T07:14:13</dc:date>
          </office:change-info>
          <table:previous table:id="ct134">
            <table:change-track-table-cell table:cell-address="Sheet1.L10" table:formula="of:=DEC2HEX(#ref!12*256*256+HEX2DEC(#ref!12)*256+15;3)" office:value-type="float" office:value="0"/>
          </table:previous>
        </table:cell-content-change>
        <table:cell-content-change table:id="ct136">
          <table:cell-address table:column="11" table:row="9" table:table="0"/>
          <office:change-info>
            <dc:creator>Bob Jacobsen</dc:creator>
            <dc:date>2011-03-13T07:15:05</dc:date>
          </office:change-info>
          <table:previous table:id="ct135">
            <table:change-track-table-cell table:cell-address="Sheet1.L10" table:formula="of:=DEC2HEX(#ref!12*256*256+HEX2DEC(#ref!12)*256+15;4)" office:value-type="float" office:value="0"/>
          </table:previous>
        </table:cell-content-change>
        <table:cell-content-change table:id="ct137">
          <table:cell-address table:column="11" table:row="9" table:table="0"/>
          <office:change-info>
            <dc:creator>Bob Jacobsen</dc:creator>
            <dc:date>2011-03-13T07:15:09</dc:date>
          </office:change-info>
          <table:previous table:id="ct136">
            <table:change-track-table-cell table:cell-address="Sheet1.L10" table:formula="of:=DEC2HEX(#ref!12*256*256+HEX2DEC(#ref!12)*256;4)" office:value-type="float" office:value="0"/>
          </table:previous>
        </table:cell-content-change>
        <table:cell-content-change table:id="ct138">
          <table:cell-address table:column="11" table:row="9" table:table="0"/>
          <office:change-info>
            <dc:creator>Bob Jacobsen</dc:creator>
            <dc:date>2011-03-13T07:15:41</dc:date>
          </office:change-info>
          <table:previous table:id="ct137">
            <table:change-track-table-cell table:cell-address="Sheet1.L10" table:formula="of:=DEC2HEX(#ref!12*256+HEX2DEC(#ref!12)*256;4)" office:value-type="float" office:value="0"/>
          </table:previous>
        </table:cell-content-change>
        <table:cell-content-change table:id="ct139">
          <table:cell-address table:column="11" table:row="9" table:table="0"/>
          <office:change-info>
            <dc:creator>Bob Jacobsen</dc:creator>
            <dc:date>2011-03-13T07:16:33</dc:date>
          </office:change-info>
          <table:previous table:id="ct138">
            <table:change-track-table-cell table:cell-address="Sheet1.L10" table:formula="of:=DEC2HEX(#ref!12*256*16+HEX2DEC(#ref!12)*256+15;4)" office:value-type="float" office:value="0"/>
          </table:previous>
        </table:cell-content-change>
        <table:cell-content-change table:id="ct140">
          <table:cell-address table:column="11" table:row="11" table:table="0"/>
          <office:change-info>
            <dc:creator>Bob Jacobsen</dc:creator>
            <dc:date>2011-03-13T07:18:47</dc:date>
          </office:change-info>
          <table:previous>
            <table:change-track-table-cell office:value-type="string">
              <text:p>10AF</text:p>
            </table:change-track-table-cell>
          </table:previous>
        </table:cell-content-change>
        <table:cell-content-change table:id="ct141">
          <table:cell-address table:column="11" table:row="12" table:table="0"/>
          <office:change-info>
            <dc:creator>Bob Jacobsen</dc:creator>
            <dc:date>2011-03-13T07:18:53</dc:date>
          </office:change-info>
          <table:previous>
            <table:change-track-table-cell office:value-type="string">
              <text:p>10BF</text:p>
            </table:change-track-table-cell>
          </table:previous>
        </table:cell-content-change>
        <table:cell-content-change table:id="ct142">
          <table:cell-address table:column="11" table:row="21" table:table="0"/>
          <office:change-info>
            <dc:creator>Bob Jacobsen</dc:creator>
            <dc:date>2011-03-13T07:18:57</dc:date>
          </office:change-info>
          <table:previous>
            <table:change-track-table-cell office:value-type="string">
              <text:p>124F</text:p>
            </table:change-track-table-cell>
          </table:previous>
        </table:cell-content-change>
        <table:cell-content-change table:id="ct143">
          <table:cell-address table:column="11" table:row="22" table:table="0"/>
          <office:change-info>
            <dc:creator>Bob Jacobsen</dc:creator>
            <dc:date>2011-03-13T07:19:00</dc:date>
          </office:change-info>
          <table:previous>
            <table:change-track-table-cell office:value-type="string">
              <text:p>125F</text:p>
            </table:change-track-table-cell>
          </table:previous>
        </table:cell-content-change>
        <table:cell-content-change table:id="ct144">
          <table:cell-address table:column="11" table:row="23" table:table="0"/>
          <office:change-info>
            <dc:creator>Bob Jacobsen</dc:creator>
            <dc:date>2011-03-13T07:19:05</dc:date>
          </office:change-info>
          <table:previous>
            <table:change-track-table-cell office:value-type="string">
              <text:p>126f</text:p>
            </table:change-track-table-cell>
          </table:previous>
        </table:cell-content-change>
        <table:cell-content-change table:id="ct145">
          <table:cell-address table:column="11" table:row="24" table:table="0"/>
          <office:change-info>
            <dc:creator>Bob Jacobsen</dc:creator>
            <dc:date>2011-03-13T07:19:07</dc:date>
          </office:change-info>
          <table:previous>
            <table:change-track-table-cell office:value-type="string">
              <text:p>128F</text:p>
            </table:change-track-table-cell>
          </table:previous>
        </table:cell-content-change>
        <table:cell-content-change table:id="ct146">
          <table:cell-address table:column="11" table:row="25" table:table="0"/>
          <office:change-info>
            <dc:creator>Bob Jacobsen</dc:creator>
            <dc:date>2011-03-13T07:19:09</dc:date>
          </office:change-info>
          <table:previous>
            <table:change-track-table-cell office:value-type="string">
              <text:p>129F</text:p>
            </table:change-track-table-cell>
          </table:previous>
        </table:cell-content-change>
        <table:cell-content-change table:id="ct147">
          <table:cell-address table:column="11" table:row="26" table:table="0"/>
          <office:change-info>
            <dc:creator>Bob Jacobsen</dc:creator>
            <dc:date>2011-03-13T07:19:11</dc:date>
          </office:change-info>
          <table:previous>
            <table:change-track-table-cell office:value-type="string">
              <text:p>12Af</text:p>
            </table:change-track-table-cell>
          </table:previous>
        </table:cell-content-change>
        <table:cell-content-change table:id="ct148">
          <table:cell-address table:column="11" table:row="28" table:table="0"/>
          <office:change-info>
            <dc:creator>Bob Jacobsen</dc:creator>
            <dc:date>2011-03-13T07:19:13</dc:date>
          </office:change-info>
          <table:previous>
            <table:change-track-table-cell office:value-type="string">
              <text:p>12BF</text:p>
            </table:change-track-table-cell>
          </table:previous>
        </table:cell-content-change>
        <table:cell-content-change table:id="ct149">
          <table:cell-address table:column="11" table:row="29" table:table="0"/>
          <office:change-info>
            <dc:creator>Bob Jacobsen</dc:creator>
            <dc:date>2011-03-13T07:19:18</dc:date>
          </office:change-info>
          <table:previous>
            <table:change-track-table-cell office:value-type="string">
              <text:p>12CF</text:p>
            </table:change-track-table-cell>
          </table:previous>
        </table:cell-content-change>
        <table:cell-content-change table:id="ct150">
          <table:cell-address table:column="11" table:row="30" table:table="0"/>
          <office:change-info>
            <dc:creator>Bob Jacobsen</dc:creator>
            <dc:date>2011-03-13T07:19:20</dc:date>
          </office:change-info>
          <table:previous table:id="ct3">
            <table:change-track-table-cell office:value-type="string">
              <text:p>12DF</text:p>
            </table:change-track-table-cell>
          </table:previous>
        </table:cell-content-change>
        <table:cell-content-change table:id="ct151">
          <table:cell-address table:column="11" table:row="13" table:table="0"/>
          <office:change-info>
            <dc:creator>Bob Jacobsen</dc:creator>
            <dc:date>2011-03-13T07:21:45</dc:date>
          </office:change-info>
          <table:previous table:id="ct121">
            <table:change-track-table-cell table:cell-address="Sheet1.L14" table:formula="of:=DEC2HEX(MOD(INT(HEX2DEC([.J14])/16);256);2)" office:value-type="string">
              <text:p>0C</text:p>
            </table:change-track-table-cell>
          </table:previous>
        </table:cell-content-change>
        <table:cell-content-change table:id="ct152">
          <table:cell-address table:column="11" table:row="13" table:table="0"/>
          <office:change-info>
            <dc:creator>Bob Jacobsen</dc:creator>
            <dc:date>2011-03-13T07:21:46</dc:date>
          </office:change-info>
          <table:previous table:id="ct120">
            <table:change-track-table-cell table:cell-address="Sheet1.L14" table:formula="of:=DEC2HEX(MOD(INT(HEX2DEC([.J14])/16);256);2)" office:value-type="string">
              <text:p>0C</text:p>
            </table:change-track-table-cell>
          </table:previous>
        </table:cell-content-change>
        <table:cell-content-change table:id="ct153">
          <table:cell-address table:column="11" table:row="23" table:table="0"/>
          <office:change-info>
            <dc:creator>Bob Jacobsen</dc:creator>
            <dc:date>2011-03-13T07:22:57</dc:date>
          </office:change-info>
          <table:previous>
            <table:change-track-table-cell/>
          </table:previous>
        </table:cell-content-change>
        <table:cell-content-change table:id="ct154">
          <table:cell-address table:column="11" table:row="23" table:table="0"/>
          <office:change-info>
            <dc:creator>Bob Jacobsen</dc:creator>
            <dc:date>2011-03-13T07:23:01</dc:date>
          </office:change-info>
          <table:previous>
            <table:change-track-table-cell/>
          </table:previous>
        </table:cell-content-change>
        <table:cell-content-change table:id="ct155">
          <table:cell-address table:column="11" table:row="23" table:table="0"/>
          <office:change-info>
            <dc:creator>Bob Jacobsen</dc:creator>
            <dc:date>2011-03-13T07:23:03</dc:date>
          </office:change-info>
          <table:previous table:id="ct153">
            <table:change-track-table-cell office:value-type="string">
              <text:p>1 bit</text:p>
            </table:change-track-table-cell>
          </table:previous>
        </table:cell-content-change>
        <table:cell-content-change table:id="ct156">
          <table:cell-address table:column="11" table:row="26" table:table="0"/>
          <office:change-info>
            <dc:creator>Bob Jacobsen</dc:creator>
            <dc:date>2011-03-13T07:23:05</dc:date>
          </office:change-info>
          <table:previous>
            <table:change-track-table-cell/>
          </table:previous>
        </table:cell-content-change>
        <table:cell-content-change table:id="ct157">
          <table:cell-address table:column="11" table:row="26" table:table="0"/>
          <office:change-info>
            <dc:creator>Bob Jacobsen</dc:creator>
            <dc:date>2011-03-13T07:23:07</dc:date>
          </office:change-info>
          <table:previous>
            <table:change-track-table-cell/>
          </table:previous>
        </table:cell-content-change>
        <table:cell-content-change table:id="ct158">
          <table:cell-address table:column="11" table:row="4" table:table="0"/>
          <office:change-info>
            <dc:creator>Bob Jacobsen</dc:creator>
            <dc:date>2011-03-13T07:24:19</dc:date>
          </office:change-info>
          <table:previous>
            <table:change-track-table-cell office:value-type="string">
              <text:p>15 bits hex</text:p>
            </table:change-track-table-cell>
          </table:previous>
        </table:cell-content-change>
        <table:cell-content-change table:id="ct159">
          <table:cell-address table:column="11" table:row="9" table:table="0"/>
          <office:change-info>
            <dc:creator>Bob Jacobsen</dc:creator>
            <dc:date>2011-03-13T07:24:22</dc:date>
          </office:change-info>
          <table:previous>
            <table:change-track-table-cell table:cell-address="Sheet1.L10" table:formula="of:=IF([.A10]=&quot;Y&quot;;4;IF([.D10]=&quot;Y&quot;;0;1))" office:value-type="float" office:value="1"/>
          </table:previous>
        </table:cell-content-change>
        <table:cell-content-change table:id="ct160">
          <table:cell-address table:column="11" table:row="10" table:table="0"/>
          <office:change-info>
            <dc:creator>Bob Jacobsen</dc:creator>
            <dc:date>2011-03-13T07:24:23</dc:date>
          </office:change-info>
          <table:previous>
            <table:change-track-table-cell office:value-type="string">
              <text:p>6XXX</text:p>
            </table:change-track-table-cell>
          </table:previous>
        </table:cell-content-change>
        <table:cell-content-change table:id="ct161">
          <table:cell-address table:column="11" table:row="11" table:table="0"/>
          <office:change-info>
            <dc:creator>Bob Jacobsen</dc:creator>
            <dc:date>2011-03-13T07:24:23</dc:date>
          </office:change-info>
          <table:previous>
            <table:change-track-table-cell table:cell-address="Sheet1.L12" table:formula="of:=IF([.A12]=&quot;Y&quot;;4;IF([.D12]=&quot;Y&quot;;0;1))" office:value-type="float" office:value="1"/>
          </table:previous>
        </table:cell-content-change>
        <table:cell-content-change table:id="ct162">
          <table:cell-address table:column="11" table:row="12" table:table="0"/>
          <office:change-info>
            <dc:creator>Bob Jacobsen</dc:creator>
            <dc:date>2011-03-13T07:24:24</dc:date>
          </office:change-info>
          <table:previous>
            <table:change-track-table-cell table:cell-address="Sheet1.L13" table:formula="of:=IF([.A13]=&quot;Y&quot;;4;IF([.D13]=&quot;Y&quot;;0;1))" office:value-type="float" office:value="1"/>
          </table:previous>
        </table:cell-content-change>
        <table:cell-content-change table:id="ct163">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4">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5">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6">
          <table:cell-address table:column="11" table:row="14" table:table="0"/>
          <office:change-info>
            <dc:creator>Bob Jacobsen</dc:creator>
            <dc:date>2011-03-13T07:24:26</dc:date>
          </office:change-info>
          <table:previous>
            <table:change-track-table-cell office:value-type="string">
              <text:p>6XXX</text:p>
            </table:change-track-table-cell>
          </table:previous>
        </table:cell-content-change>
        <table:cell-content-change table:id="ct167">
          <table:cell-address table:column="11" table:row="21" table:table="0"/>
          <office:change-info>
            <dc:creator>Bob Jacobsen</dc:creator>
            <dc:date>2011-03-13T07:24:27</dc:date>
          </office:change-info>
          <table:previous>
            <table:change-track-table-cell table:cell-address="Sheet1.L22" table:formula="of:=IF([.A22]=&quot;Y&quot;;4;IF([.D22]=&quot;Y&quot;;0;1))" office:value-type="float" office:value="1"/>
          </table:previous>
        </table:cell-content-change>
        <table:cell-content-change table:id="ct168">
          <table:cell-address table:column="11" table:row="22" table:table="0"/>
          <office:change-info>
            <dc:creator>Bob Jacobsen</dc:creator>
            <dc:date>2011-03-13T07:24:27</dc:date>
          </office:change-info>
          <table:previous>
            <table:change-track-table-cell table:cell-address="Sheet1.L23" table:formula="of:=IF([.A23]=&quot;Y&quot;;4;IF([.D23]=&quot;Y&quot;;0;1))" office:value-type="float" office:value="1"/>
          </table:previous>
        </table:cell-content-change>
        <table:cell-content-change table:id="ct169">
          <table:cell-address table:column="11" table:row="23" table:table="0"/>
          <office:change-info>
            <dc:creator>Bob Jacobsen</dc:creator>
            <dc:date>2011-03-13T07:24:28</dc:date>
          </office:change-info>
          <table:previous>
            <table:change-track-table-cell table:cell-address="Sheet1.L24" table:formula="of:=IF([.A24]=&quot;Y&quot;;4;IF([.D24]=&quot;Y&quot;;0;1))" office:value-type="float" office:value="0"/>
          </table:previous>
        </table:cell-content-change>
        <table:cell-content-change table:id="ct170">
          <table:cell-address table:column="11" table:row="24" table:table="0"/>
          <office:change-info>
            <dc:creator>Bob Jacobsen</dc:creator>
            <dc:date>2011-03-13T07:24:28</dc:date>
          </office:change-info>
          <table:previous>
            <table:change-track-table-cell table:cell-address="Sheet1.L25" table:formula="of:=IF([.A25]=&quot;Y&quot;;4;IF([.D25]=&quot;Y&quot;;0;1))" office:value-type="float" office:value="1"/>
          </table:previous>
        </table:cell-content-change>
        <table:cell-content-change table:id="ct171">
          <table:cell-address table:column="11" table:row="25" table:table="0"/>
          <office:change-info>
            <dc:creator>Bob Jacobsen</dc:creator>
            <dc:date>2011-03-13T07:24:28</dc:date>
          </office:change-info>
          <table:previous>
            <table:change-track-table-cell table:cell-address="Sheet1.L26" table:formula="of:=IF([.A26]=&quot;Y&quot;;4;IF([.D26]=&quot;Y&quot;;0;1))" office:value-type="float" office:value="1"/>
          </table:previous>
        </table:cell-content-change>
        <table:cell-content-change table:id="ct172">
          <table:cell-address table:column="11" table:row="26" table:table="0"/>
          <office:change-info>
            <dc:creator>Bob Jacobsen</dc:creator>
            <dc:date>2011-03-13T07:24:29</dc:date>
          </office:change-info>
          <table:previous>
            <table:change-track-table-cell table:cell-address="Sheet1.L27" table:formula="of:=IF([.A27]=&quot;Y&quot;;4;IF([.D27]=&quot;Y&quot;;0;1))" office:value-type="float" office:value="0"/>
          </table:previous>
        </table:cell-content-change>
        <table:cell-content-change table:id="ct173">
          <table:cell-address table:column="11" table:row="27" table:table="0"/>
          <office:change-info>
            <dc:creator>Bob Jacobsen</dc:creator>
            <dc:date>2011-03-13T07:24:29</dc:date>
          </office:change-info>
          <table:previous>
            <table:change-track-table-cell office:value-type="float" office:value="6"/>
          </table:previous>
        </table:cell-content-change>
        <table:cell-content-change table:id="ct174">
          <table:cell-address table:column="11" table:row="28" table:table="0"/>
          <office:change-info>
            <dc:creator>Bob Jacobsen</dc:creator>
            <dc:date>2011-03-13T07:24:29</dc:date>
          </office:change-info>
          <table:previous>
            <table:change-track-table-cell table:cell-address="Sheet1.L29" table:formula="of:=IF([.A29]=&quot;Y&quot;;4;IF([.D29]=&quot;Y&quot;;0;1))" office:value-type="float" office:value="1"/>
          </table:previous>
        </table:cell-content-change>
        <table:cell-content-change table:id="ct175">
          <table:cell-address table:column="11" table:row="29" table:table="0"/>
          <office:change-info>
            <dc:creator>Bob Jacobsen</dc:creator>
            <dc:date>2011-03-13T07:24:30</dc:date>
          </office:change-info>
          <table:previous>
            <table:change-track-table-cell table:cell-address="Sheet1.L30" table:formula="of:=IF([.A30]=&quot;Y&quot;;4;IF([.D30]=&quot;Y&quot;;0;1))" office:value-type="float" office:value="1"/>
          </table:previous>
        </table:cell-content-change>
        <table:cell-content-change table:id="ct176">
          <table:cell-address table:column="11" table:row="30" table:table="0"/>
          <office:change-info>
            <dc:creator>Bob Jacobsen</dc:creator>
            <dc:date>2011-03-13T07:24:30</dc:date>
          </office:change-info>
          <table:previous>
            <table:change-track-table-cell table:cell-address="Sheet1.L31" table:formula="of:=IF([.A31]=&quot;Y&quot;;4;IF([.D31]=&quot;Y&quot;;0;1))" office:value-type="float" office:value="1"/>
          </table:previous>
        </table:cell-content-change>
        <table:cell-content-change table:id="ct177">
          <table:cell-address table:column="11" table:row="39" table:table="0"/>
          <office:change-info>
            <dc:creator>Bob Jacobsen</dc:creator>
            <dc:date>2011-03-13T07:24:31</dc:date>
          </office:change-info>
          <table:previous>
            <table:change-track-table-cell office:value-type="string">
              <text:p>4/5XXX</text:p>
            </table:change-track-table-cell>
          </table:previous>
        </table:cell-content-change>
        <table:cell-content-change table:id="ct178">
          <table:cell-address table:column="11" table:row="40" table:table="0"/>
          <office:change-info>
            <dc:creator>Bob Jacobsen</dc:creator>
            <dc:date>2011-03-13T07:24:32</dc:date>
          </office:change-info>
          <table:previous>
            <table:change-track-table-cell office:value-type="string">
              <text:p>6XXX</text:p>
            </table:change-track-table-cell>
          </table:previous>
        </table:cell-content-change>
        <table:cell-content-change table:id="ct179">
          <table:cell-address table:column="11" table:row="41" table:table="0"/>
          <office:change-info>
            <dc:creator>Bob Jacobsen</dc:creator>
            <dc:date>2011-03-13T07:24:32</dc:date>
          </office:change-info>
          <table:previous>
            <table:change-track-table-cell office:value-type="string">
              <text:p>6XXX</text:p>
            </table:change-track-table-cell>
          </table:previous>
        </table:cell-content-change>
        <table:cell-content-change table:id="ct180">
          <table:cell-address table:column="11" table:row="45"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1">
          <table:cell-address table:column="11" table:row="47"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2">
          <table:cell-address table:column="11" table:row="50"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3">
          <table:cell-address table:column="11" table:row="51"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4">
          <table:cell-address table:column="11" table:row="52" table:table="0"/>
          <office:change-info>
            <dc:creator>Bob Jacobsen</dc:creator>
            <dc:date>2011-03-13T07:24:35</dc:date>
          </office:change-info>
          <table:previous>
            <table:change-track-table-cell office:value-type="string">
              <text:p>7XXX</text:p>
            </table:change-track-table-cell>
          </table:previous>
        </table:cell-content-change>
        <table:cell-content-change table:id="ct185">
          <table:cell-address table:column="11" table:row="4" table:table="0"/>
          <office:change-info>
            <dc:creator>Bob Jacobsen</dc:creator>
            <dc:date>2011-03-13T07:25:20</dc:date>
          </office:change-info>
          <table:previous table:id="ct133">
            <table:change-track-table-cell office:value-type="string">
              <text:p>11 bits hex</text:p>
            </table:change-track-table-cell>
          </table:previous>
        </table:cell-content-change>
        <table:movement table:id="ct186">
          <table:source-range-address table:start-column="0" table:start-row="58" table:start-table="0" table:end-column="0" table:end-row="57" table:end-table="0"/>
          <table:target-range-address table:column="0" table:row="60" table:table="0"/>
          <office:change-info>
            <dc:creator>Bob Jacobsen</dc:creator>
            <dc:date>2011-06-13T04:41:27</dc:date>
          </office:change-info>
          <table:dependencies>
            <table:dependence table:id="ct1542"/>
            <table:dependence table:id="ct-44"/>
          </table:dependencies>
        </table:movement>
        <table:movement table:id="ct187">
          <table:source-range-address table:column="5" table:row="58" table:table="0"/>
          <table:target-range-address table:start-column="11" table:start-row="60" table:start-table="0" table:end-column="11" table:end-row="61" table:end-table="0"/>
          <office:change-info>
            <dc:creator>Bob Jacobsen</dc:creator>
            <dc:date>2011-06-13T04:41:39</dc:date>
          </office:change-info>
          <table:dependencies>
            <table:dependence table:id="ct1542"/>
            <table:dependence table:id="ct977"/>
            <table:dependence table:id="ct742"/>
            <table:dependence table:id="ct-45"/>
            <table:dependence table:id="ct-46"/>
          </table:dependencies>
        </table:movement>
        <table:insertion table:id="ct188" table:type="row" table:position="16" table:table="0">
          <office:change-info>
            <dc:creator>Bob Jacobsen</dc:creator>
            <dc:date>2011-06-13T04:42:15</dc:date>
          </office:change-info>
          <table:dependencies>
            <table:dependence table:id="ct1770"/>
            <table:dependence table:id="ct1724"/>
            <table:dependence table:id="ct1602"/>
            <table:dependence table:id="ct1447"/>
            <table:dependence table:id="ct1404"/>
            <table:dependence table:id="ct1362"/>
            <table:dependence table:id="ct1320"/>
            <table:dependence table:id="ct1279"/>
            <table:dependence table:id="ct1238"/>
            <table:dependence table:id="ct1197"/>
            <table:dependence table:id="ct1156"/>
            <table:dependence table:id="ct1115"/>
            <table:dependence table:id="ct1063"/>
            <table:dependence table:id="ct1026"/>
            <table:dependence table:id="ct985"/>
            <table:dependence table:id="ct943"/>
            <table:dependence table:id="ct901"/>
            <table:dependence table:id="ct860"/>
            <table:dependence table:id="ct818"/>
            <table:dependence table:id="ct796"/>
            <table:dependence table:id="ct760"/>
            <table:dependence table:id="ct725"/>
            <table:dependence table:id="ct690"/>
            <table:dependence table:id="ct668"/>
            <table:dependence table:id="ct633"/>
            <table:dependence table:id="ct612"/>
            <table:dependence table:id="ct577"/>
            <table:dependence table:id="ct189"/>
          </table:dependencies>
        </table:insertion>
        <table:cell-content-change table:id="ct189">
          <table:cell-address table:column="0" table:row="16" table:table="0"/>
          <office:change-info>
            <dc:creator>Bob Jacobsen</dc:creator>
            <dc:date>2011-06-13T04:42:29</dc:date>
          </office:change-info>
          <table:previous>
            <table:change-track-table-cell/>
          </table:previous>
        </table:cell-content-change>
        <table:insertion table:id="ct190" table:type="row" table:position="18" table:table="0">
          <office:change-info>
            <dc:creator>Bob Jacobsen</dc:creator>
            <dc:date>2011-06-13T04:42:39</dc:date>
          </office:change-info>
          <table:dependencies>
            <table:dependence table:id="ct1933"/>
            <table:dependence table:id="ct1899"/>
            <table:dependence table:id="ct1874"/>
            <table:dependence table:id="ct1847"/>
            <table:dependence table:id="ct1816"/>
            <table:dependence table:id="ct1772"/>
            <table:dependence table:id="ct1726"/>
            <table:dependence table:id="ct1655"/>
            <table:dependence table:id="ct1652"/>
            <table:dependence table:id="ct1604"/>
            <table:dependence table:id="ct1537"/>
            <table:dependence table:id="ct1536"/>
            <table:dependence table:id="ct1535"/>
            <table:dependence table:id="ct1449"/>
            <table:dependence table:id="ct1406"/>
            <table:dependence table:id="ct1364"/>
            <table:dependence table:id="ct1322"/>
            <table:dependence table:id="ct1281"/>
            <table:dependence table:id="ct1240"/>
            <table:dependence table:id="ct1199"/>
            <table:dependence table:id="ct1158"/>
            <table:dependence table:id="ct1117"/>
            <table:dependence table:id="ct1088"/>
            <table:dependence table:id="ct1028"/>
            <table:dependence table:id="ct987"/>
            <table:dependence table:id="ct945"/>
            <table:dependence table:id="ct903"/>
            <table:dependence table:id="ct862"/>
            <table:dependence table:id="ct820"/>
            <table:dependence table:id="ct762"/>
            <table:dependence table:id="ct692"/>
            <table:dependence table:id="ct635"/>
            <table:dependence table:id="ct579"/>
            <table:dependence table:id="ct514"/>
            <table:dependence table:id="ct482"/>
            <table:dependence table:id="ct476"/>
            <table:dependence table:id="ct454"/>
            <table:dependence table:id="ct372"/>
            <table:dependence table:id="ct363"/>
            <table:dependence table:id="ct312"/>
            <table:dependence table:id="ct311"/>
            <table:dependence table:id="ct310"/>
            <table:dependence table:id="ct293"/>
            <table:dependence table:id="ct280"/>
            <table:dependence table:id="ct239"/>
            <table:dependence table:id="ct215"/>
            <table:dependence table:id="ct213"/>
            <table:dependence table:id="ct211"/>
            <table:dependence table:id="ct209"/>
            <table:dependence table:id="ct207"/>
            <table:dependence table:id="ct205"/>
            <table:dependence table:id="ct203"/>
            <table:dependence table:id="ct201"/>
            <table:dependence table:id="ct199"/>
            <table:dependence table:id="ct197"/>
            <table:dependence table:id="ct195"/>
            <table:dependence table:id="ct193"/>
          </table:dependencies>
        </table:insertion>
        <table:insertion table:id="ct191" table:type="row" table:position="17" table:table="0">
          <office:change-info>
            <dc:creator>Bob Jacobsen</dc:creator>
            <dc:date>2011-06-13T04:42:41</dc:date>
          </office:change-info>
          <table:dependencies>
            <table:dependence table:id="ct1932"/>
            <table:dependence table:id="ct1898"/>
            <table:dependence table:id="ct1873"/>
            <table:dependence table:id="ct1846"/>
            <table:dependence table:id="ct1815"/>
            <table:dependence table:id="ct1771"/>
            <table:dependence table:id="ct1725"/>
            <table:dependence table:id="ct1654"/>
            <table:dependence table:id="ct1653"/>
            <table:dependence table:id="ct1647"/>
            <table:dependence table:id="ct1603"/>
            <table:dependence table:id="ct1531"/>
            <table:dependence table:id="ct1448"/>
            <table:dependence table:id="ct1405"/>
            <table:dependence table:id="ct1363"/>
            <table:dependence table:id="ct1321"/>
            <table:dependence table:id="ct1280"/>
            <table:dependence table:id="ct1239"/>
            <table:dependence table:id="ct1198"/>
            <table:dependence table:id="ct1157"/>
            <table:dependence table:id="ct1116"/>
            <table:dependence table:id="ct1089"/>
            <table:dependence table:id="ct1027"/>
            <table:dependence table:id="ct986"/>
            <table:dependence table:id="ct944"/>
            <table:dependence table:id="ct902"/>
            <table:dependence table:id="ct861"/>
            <table:dependence table:id="ct819"/>
            <table:dependence table:id="ct761"/>
            <table:dependence table:id="ct691"/>
            <table:dependence table:id="ct634"/>
            <table:dependence table:id="ct578"/>
            <table:dependence table:id="ct513"/>
            <table:dependence table:id="ct481"/>
            <table:dependence table:id="ct475"/>
            <table:dependence table:id="ct453"/>
            <table:dependence table:id="ct446"/>
            <table:dependence table:id="ct373"/>
            <table:dependence table:id="ct362"/>
            <table:dependence table:id="ct309"/>
            <table:dependence table:id="ct308"/>
            <table:dependence table:id="ct307"/>
            <table:dependence table:id="ct294"/>
            <table:dependence table:id="ct279"/>
            <table:dependence table:id="ct238"/>
            <table:dependence table:id="ct214"/>
            <table:dependence table:id="ct212"/>
            <table:dependence table:id="ct210"/>
            <table:dependence table:id="ct208"/>
            <table:dependence table:id="ct206"/>
            <table:dependence table:id="ct204"/>
            <table:dependence table:id="ct202"/>
            <table:dependence table:id="ct200"/>
            <table:dependence table:id="ct198"/>
            <table:dependence table:id="ct196"/>
            <table:dependence table:id="ct194"/>
            <table:dependence table:id="ct192"/>
          </table:dependencies>
        </table:insertion>
        <table:cell-content-change table:id="ct192">
          <table:cell-address table:column="0" table:row="17" table:table="0"/>
          <office:change-info>
            <dc:creator>Bob Jacobsen</dc:creator>
            <dc:date>2011-06-13T04:42:49</dc:date>
          </office:change-info>
          <table:previous>
            <table:change-track-table-cell/>
          </table:previous>
        </table:cell-content-change>
        <table:cell-content-change table:id="ct193">
          <table:cell-address table:column="0" table:row="18" table:table="0"/>
          <office:change-info>
            <dc:creator>Bob Jacobsen</dc:creator>
            <dc:date>2011-06-13T04:42:49</dc:date>
          </office:change-info>
          <table:previous>
            <table:change-track-table-cell/>
          </table:previous>
        </table:cell-content-change>
        <table:cell-content-change table:id="ct194">
          <table:cell-address table:column="1" table:row="17" table:table="0"/>
          <office:change-info>
            <dc:creator>Bob Jacobsen</dc:creator>
            <dc:date>2011-06-13T04:42:49</dc:date>
          </office:change-info>
          <table:previous>
            <table:change-track-table-cell/>
          </table:previous>
        </table:cell-content-change>
        <table:cell-content-change table:id="ct195">
          <table:cell-address table:column="1" table:row="18" table:table="0"/>
          <office:change-info>
            <dc:creator>Bob Jacobsen</dc:creator>
            <dc:date>2011-06-13T04:42:49</dc:date>
          </office:change-info>
          <table:previous>
            <table:change-track-table-cell/>
          </table:previous>
        </table:cell-content-change>
        <table:cell-content-change table:id="ct196">
          <table:cell-address table:column="2" table:row="17" table:table="0"/>
          <office:change-info>
            <dc:creator>Bob Jacobsen</dc:creator>
            <dc:date>2011-06-13T04:42:49</dc:date>
          </office:change-info>
          <table:previous>
            <table:change-track-table-cell/>
          </table:previous>
        </table:cell-content-change>
        <table:cell-content-change table:id="ct197">
          <table:cell-address table:column="2" table:row="18" table:table="0"/>
          <office:change-info>
            <dc:creator>Bob Jacobsen</dc:creator>
            <dc:date>2011-06-13T04:42:49</dc:date>
          </office:change-info>
          <table:previous>
            <table:change-track-table-cell/>
          </table:previous>
        </table:cell-content-change>
        <table:cell-content-change table:id="ct198">
          <table:cell-address table:column="4" table:row="17" table:table="0"/>
          <office:change-info>
            <dc:creator>Bob Jacobsen</dc:creator>
            <dc:date>2011-06-13T04:42:49</dc:date>
          </office:change-info>
          <table:previous>
            <table:change-track-table-cell/>
          </table:previous>
        </table:cell-content-change>
        <table:cell-content-change table:id="ct199">
          <table:cell-address table:column="4" table:row="18" table:table="0"/>
          <office:change-info>
            <dc:creator>Bob Jacobsen</dc:creator>
            <dc:date>2011-06-13T04:42:49</dc:date>
          </office:change-info>
          <table:previous>
            <table:change-track-table-cell/>
          </table:previous>
        </table:cell-content-change>
        <table:cell-content-change table:id="ct200">
          <table:cell-address table:column="5" table:row="17" table:table="0"/>
          <office:change-info>
            <dc:creator>Bob Jacobsen</dc:creator>
            <dc:date>2011-06-13T04:42:49</dc:date>
          </office:change-info>
          <table:previous>
            <table:change-track-table-cell/>
          </table:previous>
        </table:cell-content-change>
        <table:cell-content-change table:id="ct201">
          <table:cell-address table:column="5" table:row="18" table:table="0"/>
          <office:change-info>
            <dc:creator>Bob Jacobsen</dc:creator>
            <dc:date>2011-06-13T04:42:49</dc:date>
          </office:change-info>
          <table:previous>
            <table:change-track-table-cell/>
          </table:previous>
        </table:cell-content-change>
        <table:cell-content-change table:id="ct202">
          <table:cell-address table:column="6" table:row="17" table:table="0"/>
          <office:change-info>
            <dc:creator>Bob Jacobsen</dc:creator>
            <dc:date>2011-06-13T04:42:49</dc:date>
          </office:change-info>
          <table:previous>
            <table:change-track-table-cell/>
          </table:previous>
        </table:cell-content-change>
        <table:cell-content-change table:id="ct203">
          <table:cell-address table:column="6" table:row="18" table:table="0"/>
          <office:change-info>
            <dc:creator>Bob Jacobsen</dc:creator>
            <dc:date>2011-06-13T04:42:49</dc:date>
          </office:change-info>
          <table:previous>
            <table:change-track-table-cell/>
          </table:previous>
        </table:cell-content-change>
        <table:cell-content-change table:id="ct204">
          <table:cell-address table:column="9" table:row="17" table:table="0"/>
          <office:change-info>
            <dc:creator>Bob Jacobsen</dc:creator>
            <dc:date>2011-06-13T04:42:49</dc:date>
          </office:change-info>
          <table:previous>
            <table:change-track-table-cell/>
          </table:previous>
        </table:cell-content-change>
        <table:cell-content-change table:id="ct205">
          <table:cell-address table:column="9" table:row="18" table:table="0"/>
          <office:change-info>
            <dc:creator>Bob Jacobsen</dc:creator>
            <dc:date>2011-06-13T04:42:49</dc:date>
          </office:change-info>
          <table:previous>
            <table:change-track-table-cell/>
          </table:previous>
        </table:cell-content-change>
        <table:cell-content-change table:id="ct206">
          <table:cell-address table:column="9" table:row="17" table:table="0"/>
          <office:change-info>
            <dc:creator>Bob Jacobsen</dc:creator>
            <dc:date>2011-06-13T04:42:49</dc:date>
          </office:change-info>
          <table:previous>
            <table:change-track-table-cell/>
          </table:previous>
        </table:cell-content-change>
        <table:cell-content-change table:id="ct207">
          <table:cell-address table:column="9" table:row="18" table:table="0"/>
          <office:change-info>
            <dc:creator>Bob Jacobsen</dc:creator>
            <dc:date>2011-06-13T04:42:49</dc:date>
          </office:change-info>
          <table:previous>
            <table:change-track-table-cell/>
          </table:previous>
        </table:cell-content-change>
        <table:cell-content-change table:id="ct208">
          <table:cell-address table:column="11" table:row="17" table:table="0"/>
          <office:change-info>
            <dc:creator>Bob Jacobsen</dc:creator>
            <dc:date>2011-06-13T04:42:49</dc:date>
          </office:change-info>
          <table:previous>
            <table:change-track-table-cell/>
          </table:previous>
        </table:cell-content-change>
        <table:cell-content-change table:id="ct209">
          <table:cell-address table:column="11" table:row="18" table:table="0"/>
          <office:change-info>
            <dc:creator>Bob Jacobsen</dc:creator>
            <dc:date>2011-06-13T04:42:49</dc:date>
          </office:change-info>
          <table:previous>
            <table:change-track-table-cell/>
          </table:previous>
        </table:cell-content-change>
        <table:cell-content-change table:id="ct210">
          <table:cell-address table:column="11" table:row="17" table:table="0"/>
          <office:change-info>
            <dc:creator>Bob Jacobsen</dc:creator>
            <dc:date>2011-06-13T04:42:49</dc:date>
          </office:change-info>
          <table:previous>
            <table:change-track-table-cell/>
          </table:previous>
        </table:cell-content-change>
        <table:cell-content-change table:id="ct211">
          <table:cell-address table:column="11" table:row="18" table:table="0"/>
          <office:change-info>
            <dc:creator>Bob Jacobsen</dc:creator>
            <dc:date>2011-06-13T04:42:49</dc:date>
          </office:change-info>
          <table:previous>
            <table:change-track-table-cell/>
          </table:previous>
        </table:cell-content-change>
        <table:cell-content-change table:id="ct212">
          <table:cell-address table:column="11" table:row="17" table:table="0"/>
          <office:change-info>
            <dc:creator>Bob Jacobsen</dc:creator>
            <dc:date>2011-06-13T04:42:49</dc:date>
          </office:change-info>
          <table:previous>
            <table:change-track-table-cell/>
          </table:previous>
        </table:cell-content-change>
        <table:cell-content-change table:id="ct213">
          <table:cell-address table:column="11" table:row="18" table:table="0"/>
          <office:change-info>
            <dc:creator>Bob Jacobsen</dc:creator>
            <dc:date>2011-06-13T04:42:49</dc:date>
          </office:change-info>
          <table:previous>
            <table:change-track-table-cell/>
          </table:previous>
        </table:cell-content-change>
        <table:cell-content-change table:id="ct214">
          <table:cell-address table:column="13" table:row="17" table:table="0"/>
          <office:change-info>
            <dc:creator>Bob Jacobsen</dc:creator>
            <dc:date>2011-06-13T04:42:49</dc:date>
          </office:change-info>
          <table:previous>
            <table:change-track-table-cell/>
          </table:previous>
        </table:cell-content-change>
        <table:cell-content-change table:id="ct215">
          <table:cell-address table:column="13" table:row="18" table:table="0"/>
          <office:change-info>
            <dc:creator>Bob Jacobsen</dc:creator>
            <dc:date>2011-06-13T04:42:49</dc:date>
          </office:change-info>
          <table:previous>
            <table:change-track-table-cell/>
          </table:previous>
        </table:cell-content-change>
        <table:deletion table:id="ct216" table:type="row" table:position="13" table:table="0" table:multi-deletion-spanned="2">
          <office:change-info>
            <dc:creator>Bob Jacobsen</dc:creator>
            <dc:date>2011-06-13T04:43:02</dc:date>
          </office:change-info>
          <table:deletions>
            <table:cell-content-deletion>
              <table:cell-address table:column="11" table:row="13" table:table="0"/>
              <table:change-track-table-cell office:value-type="string">
                <text:p>6ddd</text:p>
              </table:change-track-table-cell>
            </table:cell-content-deletion>
            <table:cell-content-deletion>
              <table:cell-address table:column="0" table:row="13" table:table="0"/>
              <table:change-track-table-cell office:value-type="string">
                <text:p>Protocol Support Inquiry</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4" table:row="13" table:table="0"/>
              <table:change-track-table-cell office:value-type="string">
                <text:p>Y</text:p>
              </table:change-track-table-cell>
            </table:cell-content-deletion>
            <table:cell-content-deletion>
              <table:cell-address table:column="5" table:row="13" table:table="0"/>
              <table:change-track-table-cell office:value-type="float" office:value="1"/>
            </table:cell-content-deletion>
            <table:cell-content-deletion>
              <table:cell-address table:column="6" table:row="13" table:table="0"/>
              <table:change-track-table-cell office:value-type="float" office:value="14"/>
            </table:cell-content-deletion>
            <table:cell-content-deletion>
              <table:cell-address table:column="9" table:row="13" table:table="0"/>
              <table:change-track-table-cell office:value-type="string">
                <text:p>32E4</text:p>
              </table:change-track-table-cell>
            </table:cell-content-deletion>
            <table:cell-content-deletion>
              <table:cell-address table:column="11" table:row="13" table:table="0"/>
              <table:change-track-table-cell office:value-type="float" office:value="6"/>
            </table:cell-content-deletion>
            <table:cell-content-deletion>
              <table:cell-address table:column="11" table:row="13" table:table="0"/>
              <table:change-track-table-cell office:value-type="string">
                <text:p>6ddd</text:p>
              </table:change-track-table-cell>
            </table:cell-content-deletion>
            <table:cell-content-deletion>
              <table:cell-address table:column="12" table:row="13" table:table="0"/>
              <table:change-track-table-cell office:value-type="string">
                <text:p>MTI byte 0x2E</text:p>
              </table:change-track-table-cell>
            </table:cell-content-deletion>
            <table:cell-content-deletion table:id="ct163">
              <table:change-track-table-cell/>
            </table:cell-content-deletion>
            <table:cell-content-deletion table:id="ct152">
              <table:change-track-table-cell office:value-type="string">
                <text:p>dest NIDa</text:p>
              </table:change-track-table-cell>
            </table:cell-content-deletion>
            <table:cell-content-deletion table:id="ct80">
              <table:change-track-table-cell table:cell-address="Sheet1.J14" table:formula="of:=IF([.B14]=&quot;Y&quot;;4;0)+IF([.C14]=&quot;Y&quot;;2;0)+IF([.D14]=&quot;Y&quot;;1;0)" office:value-type="float" office:value="4"/>
            </table:cell-content-deletion>
          </table:deletions>
        </table:deletion>
        <table:deletion table:id="ct217" table:type="row" table:position="13" table:table="0">
          <office:change-info>
            <dc:creator>Bob Jacobsen</dc:creator>
            <dc:date>2011-06-13T04:43:02</dc:date>
          </office:change-info>
          <table:deletions>
            <table:cell-content-deletion>
              <table:cell-address table:column="11" table:row="13" table:table="0"/>
              <table:change-track-table-cell office:value-type="string">
                <text:p>6ddd</text:p>
              </table:change-track-table-cell>
            </table:cell-content-deletion>
            <table:cell-content-deletion>
              <table:cell-address table:column="0" table:row="13" table:table="0"/>
              <table:change-track-table-cell office:value-type="string">
                <text:p>Protocol Support Reply</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4" table:row="13" table:table="0"/>
              <table:change-track-table-cell office:value-type="string">
                <text:p>Y</text:p>
              </table:change-track-table-cell>
            </table:cell-content-deletion>
            <table:cell-content-deletion>
              <table:cell-address table:column="5" table:row="13" table:table="0"/>
              <table:change-track-table-cell office:value-type="float" office:value="1"/>
            </table:cell-content-deletion>
            <table:cell-content-deletion>
              <table:cell-address table:column="6" table:row="13" table:table="0"/>
              <table:change-track-table-cell office:value-type="float" office:value="15"/>
            </table:cell-content-deletion>
            <table:cell-content-deletion>
              <table:cell-address table:column="9" table:row="13" table:table="0"/>
              <table:change-track-table-cell office:value-type="string">
                <text:p>32F4</text:p>
              </table:change-track-table-cell>
            </table:cell-content-deletion>
            <table:cell-content-deletion>
              <table:cell-address table:column="11" table:row="13" table:table="0"/>
              <table:change-track-table-cell office:value-type="float" office:value="6"/>
            </table:cell-content-deletion>
            <table:cell-content-deletion>
              <table:cell-address table:column="11" table:row="13" table:table="0"/>
              <table:change-track-table-cell office:value-type="string">
                <text:p>6ddd</text:p>
              </table:change-track-table-cell>
            </table:cell-content-deletion>
            <table:cell-content-deletion>
              <table:cell-address table:column="12" table:row="13" table:table="0"/>
              <table:change-track-table-cell office:value-type="string">
                <text:p>MTI byte 0x2F, protocol flags</text:p>
              </table:change-track-table-cell>
            </table:cell-content-deletion>
            <table:change-deletion table:id="ct216"/>
            <table:cell-content-deletion table:id="ct164">
              <table:change-track-table-cell/>
            </table:cell-content-deletion>
            <table:cell-content-deletion table:id="ct151">
              <table:change-track-table-cell office:value-type="string">
                <text:p>dest NIDa</text:p>
              </table:change-track-table-cell>
            </table:cell-content-deletion>
            <table:cell-content-deletion table:id="ct81">
              <table:change-track-table-cell table:cell-address="Sheet1.J14" table:formula="of:=IF([.B14]=&quot;Y&quot;;4;0)+IF([.C14]=&quot;Y&quot;;2;0)+IF([.D14]=&quot;Y&quot;;1;0)" office:value-type="float" office:value="4"/>
            </table:cell-content-deletion>
          </table:deletions>
        </table:deletion>
        <table:cell-content-change table:id="ct218">
          <table:cell-address table:column="9" table:row="52" table:table="0"/>
          <office:change-info>
            <dc:creator>Bob Jacobsen</dc:creator>
            <dc:date>2011-06-13T04:44:06</dc:date>
          </office:change-info>
          <table:previous>
            <table:change-track-table-cell table:cell-address="Sheet1.J53" table:formula="of:=DEC2HEX(3*(16*256)+[.F53]*256*2+[.G53]*16+#ref!51;4)" office:value-type="float" office:value="0"/>
          </table:previous>
        </table:cell-content-change>
        <table:cell-content-change table:id="ct219">
          <table:cell-address table:column="9" table:row="9" table:table="0"/>
          <office:change-info>
            <dc:creator>Bob Jacobsen</dc:creator>
            <dc:date>2011-07-23T21:50:56</dc:date>
          </office:change-info>
          <table:previous>
            <table:change-track-table-cell table:cell-address="Sheet1.J10" table:formula="of:=DEC2HEX(3*(16*256)+[.F10]*256*2+[.G10]*16+#ref!12;4)" office:value-type="float" office:value="0"/>
          </table:previous>
        </table:cell-content-change>
        <table:cell-content-change table:id="ct220">
          <table:cell-address table:column="9" table:row="10" table:table="0"/>
          <office:change-info>
            <dc:creator>Bob Jacobsen</dc:creator>
            <dc:date>2011-07-23T21:51:14</dc:date>
          </office:change-info>
          <table:previous>
            <table:change-track-table-cell table:cell-address="Sheet1.J11" table:formula="of:=DEC2HEX(3*(16*256)+[.F11]*256*2+[.G11]*16+#ref!13;4)" office:value-type="float" office:value="0"/>
          </table:previous>
        </table:cell-content-change>
        <table:cell-content-change table:id="ct221">
          <table:cell-address table:column="9" table:row="9" table:table="0"/>
          <office:change-info>
            <dc:creator>Bob Jacobsen</dc:creator>
            <dc:date>2011-07-23T21:51:59</dc:date>
          </office:change-info>
          <table:previous table:id="ct219">
            <table:change-track-table-cell table:cell-address="Sheet1.J10" table:formula="of:=DEC2HEX(3*(16*256)+[.G10]*256*2+[.H10]*16+[.I10]+IF([.F10]!=#NAME?[.$E11],1024,0);4)" office:value-type="string"/>
          </table:previous>
        </table:cell-content-change>
        <table:cell-content-change table:id="ct222">
          <table:cell-address table:column="9" table:row="9" table:table="0"/>
          <office:change-info>
            <dc:creator>Bob Jacobsen</dc:creator>
            <dc:date>2011-07-23T21:52:22</dc:date>
          </office:change-info>
          <table:previous table:id="ct221">
            <table:change-track-table-cell table:cell-address="Sheet1.J10" table:formula="of:=DEC2HEX(3*(16*256)+[.G10]*256*2+[.H10]*16+[.I10]+IF([.F10]!=#NAME?[.$E11];1024;0);4)" office:value-type="string"/>
          </table:previous>
        </table:cell-content-change>
        <table:cell-content-change table:id="ct223">
          <table:cell-address table:column="9" table:row="9" table:table="0"/>
          <office:change-info>
            <dc:creator>Bob Jacobsen</dc:creator>
            <dc:date>2011-07-23T21:52:46</dc:date>
          </office:change-info>
          <table:previous table:id="ct222">
            <table:change-track-table-cell table:cell-address="Sheet1.J10" table:formula="of:=DEC2HEX(1*(16*256)+[.G10]*256*2+[.H10]*16+[.I10]+IF([.F10]!=#NAME?[.$E11];2*16*256;0);4)" office:value-type="string"/>
          </table:previous>
        </table:cell-content-change>
        <table:cell-content-change table:id="ct224">
          <table:cell-address table:column="9" table:row="9" table:table="0"/>
          <office:change-info>
            <dc:creator>Bob Jacobsen</dc:creator>
            <dc:date>2011-07-23T21:53:13</dc:date>
          </office:change-info>
          <table:previous table:id="ct223">
            <table:change-track-table-cell table:cell-address="Sheet1.J10" table:formula="of:=DEC2HEX(1*(16*256)+[.G10]*256*2+[.H10]*16+[.I10]+IF([.F10]!=&quot;Y&quot;;2*16*256;0);4)" office:value-type="string"/>
          </table:previous>
        </table:cell-content-change>
        <table:cell-content-change table:id="ct225">
          <table:cell-address table:column="9" table:row="9" table:table="0"/>
          <office:change-info>
            <dc:creator>Bob Jacobsen</dc:creator>
            <dc:date>2011-07-23T21:53:28</dc:date>
          </office:change-info>
          <table:previous table:id="ct224">
            <table:change-track-table-cell table:cell-address="Sheet1.J10" table:formula="of:=DEC2HEX(1*(16*256)+[.F10]*256*2+[.G10]*16+#ref!12+IF([.E10]=&quot;Y&quot;;2*16*256;0);4)" office:value-type="float" office:value="0"/>
          </table:previous>
        </table:cell-content-change>
        <table:cell-content-change table:id="ct226">
          <table:cell-address table:column="9" table:row="10" table:table="0"/>
          <office:change-info>
            <dc:creator>Bob Jacobsen</dc:creator>
            <dc:date>2011-07-23T21:53:44</dc:date>
          </office:change-info>
          <table:previous table:id="ct220">
            <table:change-track-table-cell table:cell-address="Sheet1.J11" table:formula="of:=DEC2HEX(3*(16*256)+[.F11]*256*2+[.G11]*16+#ref!13+IF([.E11]!='Y',1024,0);4)" office:value-type="string"/>
          </table:previous>
        </table:cell-content-change>
        <table:cell-content-change table:id="ct227">
          <table:cell-address table:column="9" table:row="9" table:table="0"/>
          <office:change-info>
            <dc:creator>Bob Jacobsen</dc:creator>
            <dc:date>2011-07-23T21:53:52</dc:date>
          </office:change-info>
          <table:previous table:id="ct225">
            <table:change-track-table-cell table:cell-address="Sheet1.J10" table:formula="of:=DEC2HEX(1*(16*256)+[.G10]*256*2+[.H10]*16+[.I10]+IF(![.F10]=&quot;Y&quot;;2*16*256;0);4)" office:value-type="string"/>
          </table:previous>
        </table:cell-content-change>
        <table:cell-content-change table:id="ct228">
          <table:cell-address table:column="9" table:row="10" table:table="0"/>
          <office:change-info>
            <dc:creator>Bob Jacobsen</dc:creator>
            <dc:date>2011-07-23T21:54:03</dc:date>
          </office:change-info>
          <table:previous table:id="ct226">
            <table:change-track-table-cell table:cell-address="Sheet1.J11" table:formula="of:=DEC2HEX(3*(16*256)+[.G11]*256*2+[.H11]*16+[.I11]+IF(not [.F11]!=#NAME?[.$E11],1024,0);4)" office:value-type="string"/>
          </table:previous>
        </table:cell-content-change>
        <table:cell-content-change table:id="ct229">
          <table:cell-address table:column="9" table:row="9" table:table="0"/>
          <office:change-info>
            <dc:creator>Bob Jacobsen</dc:creator>
            <dc:date>2011-07-23T21:54:35</dc:date>
          </office:change-info>
          <table:previous table:id="ct227">
            <table:change-track-table-cell table:cell-address="Sheet1.J10" table:formula="of:=DEC2HEX(1*(16*256)+[.G10]*256*2+[.H10]*16+[.I10]+IF(not [.F10]=&quot;Y&quot;;2*16*256;0);4)" office:value-type="string"/>
          </table:previous>
        </table:cell-content-change>
        <table:cell-content-change table:id="ct230">
          <table:cell-address table:column="9" table:row="10" table:table="0"/>
          <office:change-info>
            <dc:creator>Bob Jacobsen</dc:creator>
            <dc:date>2011-07-23T21:54:43</dc:date>
          </office:change-info>
          <table:previous table:id="ct228">
            <table:change-track-table-cell table:cell-address="Sheet1.J11" table:formula="of:=DEC2HEX(3*(16*256)+[.G11]*256*2+[.H11]*16+[.I11]+IF(not [.F11]!=&quot;Y&quot;,1024,0);4)" office:value-type="string"/>
          </table:previous>
        </table:cell-content-change>
        <table:cell-content-change table:id="ct231">
          <table:cell-address table:column="9" table:row="10" table:table="0"/>
          <office:change-info>
            <dc:creator>Bob Jacobsen</dc:creator>
            <dc:date>2011-07-23T21:54:47</dc:date>
          </office:change-info>
          <table:previous table:id="ct230">
            <table:change-track-table-cell table:cell-address="Sheet1.J11" table:formula="of:=DEC2HEX(3*(16*256)+[.G11]*256*2+[.H11]*16+[.I11]+IF(NOT ([.F11]!=&quot;Y&quot;),1024,0);4)" office:value-type="string"/>
          </table:previous>
        </table:cell-content-change>
        <table:cell-content-change table:id="ct232">
          <table:cell-address table:column="9" table:row="10" table:table="0"/>
          <office:change-info>
            <dc:creator>Bob Jacobsen</dc:creator>
            <dc:date>2011-07-23T21:54:55</dc:date>
          </office:change-info>
          <table:previous table:id="ct231">
            <table:change-track-table-cell table:cell-address="Sheet1.J11" table:formula="of:=DEC2HEX(3*(16*256)+[.G11]*256*2+[.H11]*16+[.I11]+IF(NOT ([.F11]=&quot;Y&quot;),1024,0);4)" office:value-type="string"/>
          </table:previous>
        </table:cell-content-change>
        <table:cell-content-change table:id="ct233">
          <table:cell-address table:column="9" table:row="10" table:table="0"/>
          <office:change-info>
            <dc:creator>Bob Jacobsen</dc:creator>
            <dc:date>2011-07-23T21:54:58</dc:date>
          </office:change-info>
          <table:previous table:id="ct232">
            <table:change-track-table-cell table:cell-address="Sheet1.J11" table:formula="of:=DEC2HEX(3*(16*256)+[.G11]*256*2+[.H11]*16+[.I11]+IF(NOT ([.F11]=&quot;Y&quot;)),1024,0);4)" office:value-type="string"/>
          </table:previous>
        </table:cell-content-change>
        <table:cell-content-change table:id="ct234">
          <table:cell-address table:column="9" table:row="11" table:table="0"/>
          <office:change-info>
            <dc:creator>Bob Jacobsen</dc:creator>
            <dc:date>2011-07-23T21:55:16</dc:date>
          </office:change-info>
          <table:previous>
            <table:change-track-table-cell table:cell-address="Sheet1.J12" table:formula="of:=DEC2HEX(3*(16*256)+[.F12]*256*2+[.G12]*16+#ref!14;4)" office:value-type="float" office:value="0"/>
          </table:previous>
        </table:cell-content-change>
        <table:cell-content-change table:id="ct235">
          <table:cell-address table:column="9" table:row="12" table:table="0"/>
          <office:change-info>
            <dc:creator>Bob Jacobsen</dc:creator>
            <dc:date>2011-07-23T21:55:17</dc:date>
          </office:change-info>
          <table:previous>
            <table:change-track-table-cell table:cell-address="Sheet1.J13" table:formula="of:=DEC2HEX(3*(16*256)+[.F13]*256*2+[.G13]*16+#ref!15;4)" office:value-type="float" office:value="0"/>
          </table:previous>
        </table:cell-content-change>
        <table:cell-content-change table:id="ct236">
          <table:cell-address table:column="9" table:row="13" table:table="0"/>
          <office:change-info>
            <dc:creator>Bob Jacobsen</dc:creator>
            <dc:date>2011-07-23T21:55:18</dc:date>
          </office:change-info>
          <table:previous>
            <table:change-track-table-cell table:cell-address="Sheet1.J14" table:formula="of:=DEC2HEX(3*(16*256)+[.F14]*256*2+[.G14]*16+#ref!16;4)" office:value-type="float" office:value="0"/>
          </table:previous>
        </table:cell-content-change>
        <table:cell-content-change table:id="ct237">
          <table:cell-address table:column="9" table:row="14" table:table="0"/>
          <office:change-info>
            <dc:creator>Bob Jacobsen</dc:creator>
            <dc:date>2011-07-23T21:55:20</dc:date>
          </office:change-info>
          <table:previous>
            <table:change-track-table-cell table:cell-address="Sheet1.J15" table:formula="of:=DEC2HEX(3*(16*256)+[.F15]*256*2+[.G15]*16+#ref!17;4)" office:value-type="float" office:value="0"/>
          </table:previous>
        </table:cell-content-change>
        <table:cell-content-change table:id="ct238">
          <table:cell-address table:column="9" table:row="17" table:table="0"/>
          <office:change-info>
            <dc:creator>Bob Jacobsen</dc:creator>
            <dc:date>2011-07-23T21:55:21</dc:date>
          </office:change-info>
          <table:previous table:id="ct206">
            <table:change-track-table-cell office:value-type="string">
              <text:p>32E4</text:p>
            </table:change-track-table-cell>
          </table:previous>
        </table:cell-content-change>
        <table:cell-content-change table:id="ct239">
          <table:cell-address table:column="9" table:row="18" table:table="0"/>
          <office:change-info>
            <dc:creator>Bob Jacobsen</dc:creator>
            <dc:date>2011-07-23T21:55:22</dc:date>
          </office:change-info>
          <table:previous table:id="ct207">
            <table:change-track-table-cell office:value-type="string">
              <text:p>32F4</text:p>
            </table:change-track-table-cell>
          </table:previous>
        </table:cell-content-change>
        <table:cell-content-change table:id="ct240">
          <table:cell-address table:column="9" table:row="21" table:table="0"/>
          <office:change-info>
            <dc:creator>Bob Jacobsen</dc:creator>
            <dc:date>2011-07-23T21:55:23</dc:date>
          </office:change-info>
          <table:previous>
            <table:change-track-table-cell table:cell-address="Sheet1.J22" table:formula="of:=DEC2HEX(3*(16*256)+[.F22]*256*2+[.G22]*16+#ref!24;4)" office:value-type="float" office:value="0"/>
          </table:previous>
        </table:cell-content-change>
        <table:cell-content-change table:id="ct241">
          <table:cell-address table:column="9" table:row="22" table:table="0"/>
          <office:change-info>
            <dc:creator>Bob Jacobsen</dc:creator>
            <dc:date>2011-07-23T21:55:23</dc:date>
          </office:change-info>
          <table:previous>
            <table:change-track-table-cell table:cell-address="Sheet1.J23" table:formula="of:=DEC2HEX(3*(16*256)+[.F23]*256*2+[.G23]*16+#ref!25;4)" office:value-type="float" office:value="0"/>
          </table:previous>
        </table:cell-content-change>
        <table:cell-content-change table:id="ct242">
          <table:cell-address table:column="9" table:row="23" table:table="0"/>
          <office:change-info>
            <dc:creator>Bob Jacobsen</dc:creator>
            <dc:date>2011-07-23T21:55:24</dc:date>
          </office:change-info>
          <table:previous>
            <table:change-track-table-cell table:cell-address="Sheet1.J24" table:formula="of:=DEC2HEX(3*(16*256)+[.F24]*256*2+[.G24]*16+#ref!26;4)" office:value-type="float" office:value="0"/>
          </table:previous>
        </table:cell-content-change>
        <table:cell-content-change table:id="ct243">
          <table:cell-address table:column="9" table:row="24" table:table="0"/>
          <office:change-info>
            <dc:creator>Bob Jacobsen</dc:creator>
            <dc:date>2011-07-23T21:55:25</dc:date>
          </office:change-info>
          <table:previous>
            <table:change-track-table-cell table:cell-address="Sheet1.J25" table:formula="of:=DEC2HEX(3*(16*256)+[.F25]*256*2+[.G25]*16+#ref!27;4)" office:value-type="float" office:value="0"/>
          </table:previous>
        </table:cell-content-change>
        <table:cell-content-change table:id="ct244">
          <table:cell-address table:column="9" table:row="25" table:table="0"/>
          <office:change-info>
            <dc:creator>Bob Jacobsen</dc:creator>
            <dc:date>2011-07-23T21:55:26</dc:date>
          </office:change-info>
          <table:previous>
            <table:change-track-table-cell table:cell-address="Sheet1.J26" table:formula="of:=DEC2HEX(3*(16*256)+[.F26]*256*2+[.G26]*16+#ref!28;4)" office:value-type="float" office:value="0"/>
          </table:previous>
        </table:cell-content-change>
        <table:cell-content-change table:id="ct245">
          <table:cell-address table:column="9" table:row="26" table:table="0"/>
          <office:change-info>
            <dc:creator>Bob Jacobsen</dc:creator>
            <dc:date>2011-07-23T21:55:26</dc:date>
          </office:change-info>
          <table:previous>
            <table:change-track-table-cell table:cell-address="Sheet1.J27" table:formula="of:=DEC2HEX(3*(16*256)+[.F27]*256*2+[.G27]*16+#ref!29;4)" office:value-type="float" office:value="0"/>
          </table:previous>
        </table:cell-content-change>
        <table:cell-content-change table:id="ct246">
          <table:cell-address table:column="9" table:row="27" table:table="0"/>
          <office:change-info>
            <dc:creator>Bob Jacobsen</dc:creator>
            <dc:date>2011-07-23T21:55:27</dc:date>
          </office:change-info>
          <table:previous>
            <table:change-track-table-cell table:cell-address="Sheet1.J28" table:formula="of:=DEC2HEX(3*(16*256)+[.F28]*256*2+[.G28]*16+#ref!30;4)" office:value-type="float" office:value="0"/>
          </table:previous>
        </table:cell-content-change>
        <table:cell-content-change table:id="ct247">
          <table:cell-address table:column="9" table:row="28" table:table="0"/>
          <office:change-info>
            <dc:creator>Bob Jacobsen</dc:creator>
            <dc:date>2011-07-23T21:55:27</dc:date>
          </office:change-info>
          <table:previous>
            <table:change-track-table-cell table:cell-address="Sheet1.J29" table:formula="of:=DEC2HEX(3*(16*256)+[.F29]*256*2+[.G29]*16+#ref!31;4)" office:value-type="float" office:value="0"/>
          </table:previous>
        </table:cell-content-change>
        <table:cell-content-change table:id="ct248">
          <table:cell-address table:column="9" table:row="29" table:table="0"/>
          <office:change-info>
            <dc:creator>Bob Jacobsen</dc:creator>
            <dc:date>2011-07-23T21:55:27</dc:date>
          </office:change-info>
          <table:previous>
            <table:change-track-table-cell table:cell-address="Sheet1.J30" table:formula="of:=DEC2HEX(3*(16*256)+[.F30]*256*2+[.G30]*16+#ref!32;4)" office:value-type="float" office:value="0"/>
          </table:previous>
        </table:cell-content-change>
        <table:cell-content-change table:id="ct249">
          <table:cell-address table:column="9" table:row="30" table:table="0"/>
          <office:change-info>
            <dc:creator>Bob Jacobsen</dc:creator>
            <dc:date>2011-07-23T21:55:28</dc:date>
          </office:change-info>
          <table:previous>
            <table:change-track-table-cell table:cell-address="Sheet1.J31" table:formula="of:=DEC2HEX(3*(16*256)+[.F31]*256*2+[.G31]*16+#ref!33;4)" office:value-type="float" office:value="0"/>
          </table:previous>
        </table:cell-content-change>
        <table:cell-content-change table:id="ct250">
          <table:cell-address table:column="9" table:row="39" table:table="0"/>
          <office:change-info>
            <dc:creator>Bob Jacobsen</dc:creator>
            <dc:date>2011-07-23T21:55:32</dc:date>
          </office:change-info>
          <table:previous>
            <table:change-track-table-cell table:cell-address="Sheet1.J40" table:formula="of:=DEC2HEX(3*(16*256)+[.F40]*256*2+[.G40]*16+#ref!37;4)" office:value-type="float" office:value="0"/>
          </table:previous>
        </table:cell-content-change>
        <table:cell-content-change table:id="ct251">
          <table:cell-address table:column="9" table:row="40" table:table="0"/>
          <office:change-info>
            <dc:creator>Bob Jacobsen</dc:creator>
            <dc:date>2011-07-23T21:55:33</dc:date>
          </office:change-info>
          <table:previous>
            <table:change-track-table-cell table:cell-address="Sheet1.J41" table:formula="of:=DEC2HEX(3*(16*256)+[.F41]*256*2+[.G41]*16+#ref!39;4)" office:value-type="float" office:value="0"/>
          </table:previous>
        </table:cell-content-change>
        <table:cell-content-change table:id="ct252">
          <table:cell-address table:column="9" table:row="41" table:table="0"/>
          <office:change-info>
            <dc:creator>Bob Jacobsen</dc:creator>
            <dc:date>2011-07-23T21:55:33</dc:date>
          </office:change-info>
          <table:previous>
            <table:change-track-table-cell table:cell-address="Sheet1.J42" table:formula="of:=DEC2HEX(3*(16*256)+[.F42]*256*2+[.G42]*16+#ref!40;4)" office:value-type="float" office:value="0"/>
          </table:previous>
        </table:cell-content-change>
        <table:cell-content-change table:id="ct253">
          <table:cell-address table:column="9" table:row="45" table:table="0"/>
          <office:change-info>
            <dc:creator>Bob Jacobsen</dc:creator>
            <dc:date>2011-07-23T21:55:36</dc:date>
          </office:change-info>
          <table:previous>
            <table:change-track-table-cell table:cell-address="Sheet1.J46" table:formula="of:=DEC2HEX(3*(16*256)+[.F46]*256*2+[.G46]*16+#ref!44;4)" office:value-type="float" office:value="0"/>
          </table:previous>
        </table:cell-content-change>
        <table:cell-content-change table:id="ct254">
          <table:cell-address table:column="9" table:row="47" table:table="0"/>
          <office:change-info>
            <dc:creator>Bob Jacobsen</dc:creator>
            <dc:date>2011-07-23T21:55:37</dc:date>
          </office:change-info>
          <table:previous>
            <table:change-track-table-cell table:cell-address="Sheet1.J48" table:formula="of:=DEC2HEX(3*(16*256)+[.F48]*256*2+[.G48]*16+#ref!46;4)" office:value-type="float" office:value="0"/>
          </table:previous>
        </table:cell-content-change>
        <table:cell-content-change table:id="ct255">
          <table:cell-address table:column="9" table:row="52" table:table="0"/>
          <office:change-info>
            <dc:creator>Bob Jacobsen</dc:creator>
            <dc:date>2011-07-23T21:55:47</dc:date>
          </office:change-info>
          <table:previous table:id="ct218">
            <table:change-track-table-cell table:cell-address="Sheet1.J53" table:formula="of:=DEC2HEX([.F53]*256*2+[.G53]*16+#ref!51;4)" office:value-type="float" office:value="0"/>
          </table:previous>
        </table:cell-content-change>
        <table:cell-content-change table:id="ct256">
          <table:cell-address table:column="4" table:row="4" table:table="0"/>
          <office:change-info>
            <dc:creator>Bob Jacobsen</dc:creator>
            <dc:date>2011-07-23T21:56:11</dc:date>
          </office:change-info>
          <table:previous>
            <table:change-track-table-cell/>
          </table:previous>
        </table:cell-content-change>
        <table:cell-content-change table:id="ct257">
          <table:cell-address table:column="1" table:row="4" table:table="0"/>
          <office:change-info>
            <dc:creator>Bob Jacobsen</dc:creator>
            <dc:date>2011-07-23T21:56:17</dc:date>
          </office:change-info>
          <table:previous>
            <table:change-track-table-cell/>
          </table:previous>
        </table:cell-content-change>
        <table:cell-content-change table:id="ct258">
          <table:cell-address table:column="2" table:row="4" table:table="0"/>
          <office:change-info>
            <dc:creator>Bob Jacobsen</dc:creator>
            <dc:date>2011-07-23T21:56:17</dc:date>
          </office:change-info>
          <table:previous>
            <table:change-track-table-cell/>
          </table:previous>
        </table:cell-content-change>
        <table:cell-content-change table:id="ct259">
          <table:cell-address table:column="3" table:row="4" table:table="0"/>
          <office:change-info>
            <dc:creator>Bob Jacobsen</dc:creator>
            <dc:date>2011-07-23T21:56:24</dc:date>
          </office:change-info>
          <table:previous>
            <table:change-track-table-cell/>
          </table:previous>
        </table:cell-content-change>
        <table:cell-content-change table:id="ct260">
          <table:cell-address table:column="3" table:row="3" table:table="0"/>
          <office:change-info>
            <dc:creator>Bob Jacobsen</dc:creator>
            <dc:date>2011-07-23T21:56:29</dc:date>
          </office:change-info>
          <table:previous>
            <table:change-track-table-cell office:value-type="string">
              <text:p>CAN</text:p>
            </table:change-track-table-cell>
          </table:previous>
        </table:cell-content-change>
        <table:cell-content-change table:id="ct261">
          <table:cell-address table:column="3" table:row="54" table:table="0"/>
          <office:change-info>
            <dc:creator>Bob Jacobsen</dc:creator>
            <dc:date>2011-07-23T21:56:55</dc:date>
          </office:change-info>
          <table:previous>
            <table:change-track-table-cell/>
          </table:previous>
        </table:cell-content-change>
        <table:cell-content-change table:id="ct262">
          <table:cell-address table:column="3" table:row="55" table:table="0"/>
          <office:change-info>
            <dc:creator>Bob Jacobsen</dc:creator>
            <dc:date>2011-07-23T21:56:58</dc:date>
          </office:change-info>
          <table:previous>
            <table:change-track-table-cell/>
          </table:previous>
        </table:cell-content-change>
        <table:cell-content-change table:id="ct263">
          <table:cell-address table:column="3" table:row="56" table:table="0"/>
          <office:change-info>
            <dc:creator>Bob Jacobsen</dc:creator>
            <dc:date>2011-07-23T21:57:01</dc:date>
          </office:change-info>
          <table:previous>
            <table:change-track-table-cell/>
          </table:previous>
        </table:cell-content-change>
        <table:cell-content-change table:id="ct264">
          <table:cell-address table:column="3" table:row="57" table:table="0"/>
          <office:change-info>
            <dc:creator>Bob Jacobsen</dc:creator>
            <dc:date>2011-07-23T21:57:06</dc:date>
          </office:change-info>
          <table:previous>
            <table:change-track-table-cell/>
          </table:previous>
        </table:cell-content-change>
        <table:cell-content-change table:id="ct265">
          <table:cell-address table:column="9" table:row="57" table:table="0"/>
          <office:change-info>
            <dc:creator>Bob Jacobsen</dc:creator>
            <dc:date>2011-07-23T21:57:21</dc:date>
          </office:change-info>
          <table:previous>
            <table:change-track-table-cell/>
          </table:previous>
        </table:cell-content-change>
        <table:cell-content-change table:id="ct266">
          <table:cell-address table:column="9" table:row="55" table:table="0"/>
          <office:change-info>
            <dc:creator>Bob Jacobsen</dc:creator>
            <dc:date>2011-07-23T21:57:57</dc:date>
          </office:change-info>
          <table:previous>
            <table:change-track-table-cell office:value-type="string">
              <text:p>1=carries EID</text:p>
            </table:change-track-table-cell>
          </table:previous>
        </table:cell-content-change>
        <table:cell-content-change table:id="ct267">
          <table:cell-address table:column="9" table:row="56" table:table="0"/>
          <office:change-info>
            <dc:creator>Bob Jacobsen</dc:creator>
            <dc:date>2011-07-23T21:58:02</dc:date>
          </office:change-info>
          <table:previous>
            <table:change-track-table-cell office:value-type="string">
              <text:p>2=carries DID</text:p>
            </table:change-track-table-cell>
          </table:previous>
        </table:cell-content-change>
        <table:cell-content-change table:id="ct268">
          <table:cell-address table:column="9" table:row="57" table:table="0"/>
          <office:change-info>
            <dc:creator>Bob Jacobsen</dc:creator>
            <dc:date>2011-07-23T21:58:08</dc:date>
          </office:change-info>
          <table:previous table:id="ct265">
            <table:change-track-table-cell office:value-type="string">
              <text:p>3=carries flags</text:p>
            </table:change-track-table-cell>
          </table:previous>
        </table:cell-content-change>
        <table:cell-content-change table:id="ct269">
          <table:cell-address table:column="4" table:row="39" table:table="0"/>
          <office:change-info>
            <dc:creator>Bob Jacobsen</dc:creator>
            <dc:date>2011-07-23T21:59:08</dc:date>
          </office:change-info>
          <table:previous>
            <table:change-track-table-cell office:value-type="string">
              <text:p>Y</text:p>
            </table:change-track-table-cell>
          </table:previous>
        </table:cell-content-change>
        <table:cell-content-change table:id="ct270">
          <table:cell-address table:column="4" table:row="39" table:table="0"/>
          <office:change-info>
            <dc:creator>Bob Jacobsen</dc:creator>
            <dc:date>2011-07-23T21:59:13</dc:date>
          </office:change-info>
          <table:previous table:id="ct269">
            <table:change-track-table-cell/>
          </table:previous>
        </table:cell-content-change>
        <table:cell-content-change table:id="ct271">
          <table:cell-address table:column="11" table:row="3" table:table="0"/>
          <office:change-info>
            <dc:creator>Bob Jacobsen</dc:creator>
            <dc:date>2011-07-23T22:02:27</dc:date>
          </office:change-info>
          <table:previous>
            <table:change-track-table-cell office:value-type="string">
              <text:p>0 default</text:p>
            </table:change-track-table-cell>
          </table:previous>
        </table:cell-content-change>
        <table:cell-content-change table:id="ct272">
          <table:cell-address table:column="11" table:row="3" table:table="0"/>
          <office:change-info>
            <dc:creator>Bob Jacobsen</dc:creator>
            <dc:date>2011-07-23T22:03:00</dc:date>
          </office:change-info>
          <table:previous>
            <table:change-track-table-cell office:value-type="string">
              <text:p>1 default</text:p>
            </table:change-track-table-cell>
          </table:previous>
        </table:cell-content-change>
        <table:cell-content-change table:id="ct273">
          <table:cell-address table:column="11" table:row="9" table:table="0"/>
          <office:change-info>
            <dc:creator>Bob Jacobsen</dc:creator>
            <dc:date>2011-07-23T22:03:25</dc:date>
          </office:change-info>
          <table:previous table:id="ct106">
            <table:change-track-table-cell/>
          </table:previous>
        </table:cell-content-change>
        <table:cell-content-change table:id="ct274">
          <table:cell-address table:column="11" table:row="10" table:table="0"/>
          <office:change-info>
            <dc:creator>Bob Jacobsen</dc:creator>
            <dc:date>2011-07-23T22:03:27</dc:date>
          </office:change-info>
          <table:previous>
            <table:change-track-table-cell/>
          </table:previous>
        </table:cell-content-change>
        <table:cell-content-change table:id="ct275">
          <table:cell-address table:column="11" table:row="11" table:table="0"/>
          <office:change-info>
            <dc:creator>Bob Jacobsen</dc:creator>
            <dc:date>2011-07-23T22:03:28</dc:date>
          </office:change-info>
          <table:previous>
            <table:change-track-table-cell/>
          </table:previous>
        </table:cell-content-change>
        <table:cell-content-change table:id="ct276">
          <table:cell-address table:column="11" table:row="12" table:table="0"/>
          <office:change-info>
            <dc:creator>Bob Jacobsen</dc:creator>
            <dc:date>2011-07-23T22:03:28</dc:date>
          </office:change-info>
          <table:previous>
            <table:change-track-table-cell/>
          </table:previous>
        </table:cell-content-change>
        <table:cell-content-change table:id="ct277">
          <table:cell-address table:column="11" table:row="13" table:table="0"/>
          <office:change-info>
            <dc:creator>Bob Jacobsen</dc:creator>
            <dc:date>2011-07-23T22:03:29</dc:date>
          </office:change-info>
          <table:previous>
            <table:change-track-table-cell/>
          </table:previous>
        </table:cell-content-change>
        <table:cell-content-change table:id="ct278">
          <table:cell-address table:column="11" table:row="14" table:table="0"/>
          <office:change-info>
            <dc:creator>Bob Jacobsen</dc:creator>
            <dc:date>2011-07-23T22:03:29</dc:date>
          </office:change-info>
          <table:previous>
            <table:change-track-table-cell/>
          </table:previous>
        </table:cell-content-change>
        <table:cell-content-change table:id="ct279">
          <table:cell-address table:column="11" table:row="17" table:table="0"/>
          <office:change-info>
            <dc:creator>Bob Jacobsen</dc:creator>
            <dc:date>2011-07-23T22:03:35</dc:date>
          </office:change-info>
          <table:previous>
            <table:change-track-table-cell/>
          </table:previous>
        </table:cell-content-change>
        <table:cell-content-change table:id="ct280">
          <table:cell-address table:column="11" table:row="18" table:table="0"/>
          <office:change-info>
            <dc:creator>Bob Jacobsen</dc:creator>
            <dc:date>2011-07-23T22:03:35</dc:date>
          </office:change-info>
          <table:previous>
            <table:change-track-table-cell/>
          </table:previous>
        </table:cell-content-change>
        <table:cell-content-change table:id="ct281">
          <table:cell-address table:column="11" table:row="21" table:table="0"/>
          <office:change-info>
            <dc:creator>Bob Jacobsen</dc:creator>
            <dc:date>2011-07-23T22:03:37</dc:date>
          </office:change-info>
          <table:previous>
            <table:change-track-table-cell/>
          </table:previous>
        </table:cell-content-change>
        <table:cell-content-change table:id="ct282">
          <table:cell-address table:column="11" table:row="22" table:table="0"/>
          <office:change-info>
            <dc:creator>Bob Jacobsen</dc:creator>
            <dc:date>2011-07-23T22:03:37</dc:date>
          </office:change-info>
          <table:previous>
            <table:change-track-table-cell/>
          </table:previous>
        </table:cell-content-change>
        <table:cell-content-change table:id="ct283">
          <table:cell-address table:column="11" table:row="23" table:table="0"/>
          <office:change-info>
            <dc:creator>Bob Jacobsen</dc:creator>
            <dc:date>2011-07-23T22:03:39</dc:date>
          </office:change-info>
          <table:previous table:id="ct155">
            <table:change-track-table-cell office:value-type="float" office:value="1"/>
          </table:previous>
        </table:cell-content-change>
        <table:cell-content-change table:id="ct284">
          <table:cell-address table:column="11" table:row="24" table:table="0"/>
          <office:change-info>
            <dc:creator>Bob Jacobsen</dc:creator>
            <dc:date>2011-07-23T22:03:40</dc:date>
          </office:change-info>
          <table:previous>
            <table:change-track-table-cell/>
          </table:previous>
        </table:cell-content-change>
        <table:cell-content-change table:id="ct285">
          <table:cell-address table:column="11" table:row="25" table:table="0"/>
          <office:change-info>
            <dc:creator>Bob Jacobsen</dc:creator>
            <dc:date>2011-07-23T22:03:40</dc:date>
          </office:change-info>
          <table:previous>
            <table:change-track-table-cell/>
          </table:previous>
        </table:cell-content-change>
        <table:cell-content-change table:id="ct286">
          <table:cell-address table:column="11" table:row="26" table:table="0"/>
          <office:change-info>
            <dc:creator>Bob Jacobsen</dc:creator>
            <dc:date>2011-07-23T22:03:41</dc:date>
          </office:change-info>
          <table:previous table:id="ct156">
            <table:change-track-table-cell office:value-type="float" office:value="1"/>
          </table:previous>
        </table:cell-content-change>
        <table:cell-content-change table:id="ct287">
          <table:cell-address table:column="11" table:row="27" table:table="0"/>
          <office:change-info>
            <dc:creator>Bob Jacobsen</dc:creator>
            <dc:date>2011-07-23T22:03:49</dc:date>
          </office:change-info>
          <table:previous>
            <table:change-track-table-cell/>
          </table:previous>
        </table:cell-content-change>
        <table:cell-content-change table:id="ct288">
          <table:cell-address table:column="11" table:row="28" table:table="0"/>
          <office:change-info>
            <dc:creator>Bob Jacobsen</dc:creator>
            <dc:date>2011-07-23T22:03:53</dc:date>
          </office:change-info>
          <table:previous>
            <table:change-track-table-cell/>
          </table:previous>
        </table:cell-content-change>
        <table:cell-content-change table:id="ct289">
          <table:cell-address table:column="11" table:row="29" table:table="0"/>
          <office:change-info>
            <dc:creator>Bob Jacobsen</dc:creator>
            <dc:date>2011-07-23T22:03:54</dc:date>
          </office:change-info>
          <table:previous>
            <table:change-track-table-cell/>
          </table:previous>
        </table:cell-content-change>
        <table:cell-content-change table:id="ct290">
          <table:cell-address table:column="11" table:row="30" table:table="0"/>
          <office:change-info>
            <dc:creator>Bob Jacobsen</dc:creator>
            <dc:date>2011-07-23T22:03:55</dc:date>
          </office:change-info>
          <table:previous>
            <table:change-track-table-cell/>
          </table:previous>
        </table:cell-content-change>
        <table:cell-content-change table:id="ct291">
          <table:cell-address table:column="11" table:row="27" table:table="0"/>
          <office:change-info>
            <dc:creator>Bob Jacobsen</dc:creator>
            <dc:date>2011-07-23T22:04:03</dc:date>
          </office:change-info>
          <table:previous table:id="ct287">
            <table:change-track-table-cell table:cell-address="Sheet1.L28" table:formula="of:=[.C28]" office:value-type="float" office:value="0"/>
          </table:previous>
        </table:cell-content-change>
        <table:cell-content-change table:id="ct292">
          <table:cell-address table:column="11" table:row="27" table:table="0"/>
          <office:change-info>
            <dc:creator>Bob Jacobsen</dc:creator>
            <dc:date>2011-07-23T22:04:09</dc:date>
          </office:change-info>
          <table:previous table:id="ct291">
            <table:change-track-table-cell/>
          </table:previous>
        </table:cell-content-change>
        <table:cell-content-change table:id="ct293">
          <table:cell-address table:column="11" table:row="18" table:table="0"/>
          <office:change-info>
            <dc:creator>Bob Jacobsen</dc:creator>
            <dc:date>2011-07-23T22:04:14</dc:date>
          </office:change-info>
          <table:previous table:id="ct280">
            <table:change-track-table-cell table:cell-address="Sheet1.L19" table:formula="of:=[.C19]" office:value-type="float" office:value="0"/>
          </table:previous>
        </table:cell-content-change>
        <table:cell-content-change table:id="ct294">
          <table:cell-address table:column="11" table:row="17" table:table="0"/>
          <office:change-info>
            <dc:creator>Bob Jacobsen</dc:creator>
            <dc:date>2011-07-23T22:04:15</dc:date>
          </office:change-info>
          <table:previous table:id="ct279">
            <table:change-track-table-cell table:cell-address="Sheet1.L18" table:formula="of:=[.C18]" office:value-type="float" office:value="0"/>
          </table:previous>
        </table:cell-content-change>
        <table:cell-content-change table:id="ct295">
          <table:cell-address table:column="11" table:row="14" table:table="0"/>
          <office:change-info>
            <dc:creator>Bob Jacobsen</dc:creator>
            <dc:date>2011-07-23T22:04:16</dc:date>
          </office:change-info>
          <table:previous table:id="ct278">
            <table:change-track-table-cell table:cell-address="Sheet1.L15" table:formula="of:=[.C15]" office:value-type="float" office:value="0"/>
          </table:previous>
        </table:cell-content-change>
        <table:cell-content-change table:id="ct296">
          <table:cell-address table:column="11" table:row="13" table:table="0"/>
          <office:change-info>
            <dc:creator>Bob Jacobsen</dc:creator>
            <dc:date>2011-07-23T22:04:17</dc:date>
          </office:change-info>
          <table:previous table:id="ct277">
            <table:change-track-table-cell table:cell-address="Sheet1.L14" table:formula="of:=[.C14]" office:value-type="float" office:value="0"/>
          </table:previous>
        </table:cell-content-change>
        <table:cell-content-change table:id="ct297">
          <table:cell-address table:column="11" table:row="10" table:table="0"/>
          <office:change-info>
            <dc:creator>Bob Jacobsen</dc:creator>
            <dc:date>2011-07-23T22:04:23</dc:date>
          </office:change-info>
          <table:previous table:id="ct274">
            <table:change-track-table-cell table:cell-address="Sheet1.L11" table:formula="of:=[.C11]" office:value-type="float" office:value="0"/>
          </table:previous>
        </table:cell-content-change>
        <table:cell-content-change table:id="ct298">
          <table:cell-address table:column="11" table:row="10" table:table="0"/>
          <office:change-info>
            <dc:creator>Bob Jacobsen</dc:creator>
            <dc:date>2011-07-23T22:04:27</dc:date>
          </office:change-info>
          <table:previous>
            <table:change-track-table-cell/>
          </table:previous>
        </table:cell-content-change>
        <table:cell-content-change table:id="ct299">
          <table:cell-address table:column="11" table:row="10" table:table="0"/>
          <office:change-info>
            <dc:creator>Bob Jacobsen</dc:creator>
            <dc:date>2011-07-23T22:04:28</dc:date>
          </office:change-info>
          <table:previous>
            <table:change-track-table-cell/>
          </table:previous>
        </table:cell-content-change>
        <table:cell-content-change table:id="ct300">
          <table:cell-address table:column="11" table:row="10" table:table="0"/>
          <office:change-info>
            <dc:creator>Bob Jacobsen</dc:creator>
            <dc:date>2011-07-23T22:04:29</dc:date>
          </office:change-info>
          <table:previous>
            <table:change-track-table-cell/>
          </table:previous>
        </table:cell-content-change>
        <table:cell-content-change table:id="ct301">
          <table:cell-address table:column="11" table:row="13" table:table="0"/>
          <office:change-info>
            <dc:creator>Bob Jacobsen</dc:creator>
            <dc:date>2011-07-23T22:04:38</dc:date>
          </office:change-info>
          <table:previous>
            <table:change-track-table-cell/>
          </table:previous>
        </table:cell-content-change>
        <table:cell-content-change table:id="ct302">
          <table:cell-address table:column="11" table:row="13" table:table="0"/>
          <office:change-info>
            <dc:creator>Bob Jacobsen</dc:creator>
            <dc:date>2011-07-23T22:04:38</dc:date>
          </office:change-info>
          <table:previous>
            <table:change-track-table-cell/>
          </table:previous>
        </table:cell-content-change>
        <table:cell-content-change table:id="ct303">
          <table:cell-address table:column="11" table:row="13" table:table="0"/>
          <office:change-info>
            <dc:creator>Bob Jacobsen</dc:creator>
            <dc:date>2011-07-23T22:04:38</dc:date>
          </office:change-info>
          <table:previous>
            <table:change-track-table-cell/>
          </table:previous>
        </table:cell-content-change>
        <table:cell-content-change table:id="ct304">
          <table:cell-address table:column="11" table:row="14" table:table="0"/>
          <office:change-info>
            <dc:creator>Bob Jacobsen</dc:creator>
            <dc:date>2011-07-23T22:04:39</dc:date>
          </office:change-info>
          <table:previous>
            <table:change-track-table-cell/>
          </table:previous>
        </table:cell-content-change>
        <table:cell-content-change table:id="ct305">
          <table:cell-address table:column="11" table:row="14" table:table="0"/>
          <office:change-info>
            <dc:creator>Bob Jacobsen</dc:creator>
            <dc:date>2011-07-23T22:04:39</dc:date>
          </office:change-info>
          <table:previous>
            <table:change-track-table-cell/>
          </table:previous>
        </table:cell-content-change>
        <table:cell-content-change table:id="ct306">
          <table:cell-address table:column="11" table:row="14" table:table="0"/>
          <office:change-info>
            <dc:creator>Bob Jacobsen</dc:creator>
            <dc:date>2011-07-23T22:04:39</dc:date>
          </office:change-info>
          <table:previous>
            <table:change-track-table-cell/>
          </table:previous>
        </table:cell-content-change>
        <table:cell-content-change table:id="ct307">
          <table:cell-address table:column="11" table:row="17" table:table="0"/>
          <office:change-info>
            <dc:creator>Bob Jacobsen</dc:creator>
            <dc:date>2011-07-23T22:04:40</dc:date>
          </office:change-info>
          <table:previous>
            <table:change-track-table-cell/>
          </table:previous>
        </table:cell-content-change>
        <table:cell-content-change table:id="ct308">
          <table:cell-address table:column="11" table:row="17" table:table="0"/>
          <office:change-info>
            <dc:creator>Bob Jacobsen</dc:creator>
            <dc:date>2011-07-23T22:04:40</dc:date>
          </office:change-info>
          <table:previous>
            <table:change-track-table-cell/>
          </table:previous>
        </table:cell-content-change>
        <table:cell-content-change table:id="ct309">
          <table:cell-address table:column="11" table:row="17" table:table="0"/>
          <office:change-info>
            <dc:creator>Bob Jacobsen</dc:creator>
            <dc:date>2011-07-23T22:04:40</dc:date>
          </office:change-info>
          <table:previous>
            <table:change-track-table-cell/>
          </table:previous>
        </table:cell-content-change>
        <table:cell-content-change table:id="ct310">
          <table:cell-address table:column="11" table:row="18" table:table="0"/>
          <office:change-info>
            <dc:creator>Bob Jacobsen</dc:creator>
            <dc:date>2011-07-23T22:04:41</dc:date>
          </office:change-info>
          <table:previous>
            <table:change-track-table-cell/>
          </table:previous>
        </table:cell-content-change>
        <table:cell-content-change table:id="ct311">
          <table:cell-address table:column="11" table:row="18" table:table="0"/>
          <office:change-info>
            <dc:creator>Bob Jacobsen</dc:creator>
            <dc:date>2011-07-23T22:04:41</dc:date>
          </office:change-info>
          <table:previous>
            <table:change-track-table-cell/>
          </table:previous>
        </table:cell-content-change>
        <table:cell-content-change table:id="ct312">
          <table:cell-address table:column="11" table:row="18" table:table="0"/>
          <office:change-info>
            <dc:creator>Bob Jacobsen</dc:creator>
            <dc:date>2011-07-23T22:04:41</dc:date>
          </office:change-info>
          <table:previous>
            <table:change-track-table-cell/>
          </table:previous>
        </table:cell-content-change>
        <table:cell-content-change table:id="ct313">
          <table:cell-address table:column="11" table:row="27" table:table="0"/>
          <office:change-info>
            <dc:creator>Bob Jacobsen</dc:creator>
            <dc:date>2011-07-23T22:04:43</dc:date>
          </office:change-info>
          <table:previous>
            <table:change-track-table-cell/>
          </table:previous>
        </table:cell-content-change>
        <table:cell-content-change table:id="ct314">
          <table:cell-address table:column="11" table:row="27" table:table="0"/>
          <office:change-info>
            <dc:creator>Bob Jacobsen</dc:creator>
            <dc:date>2011-07-23T22:04:43</dc:date>
          </office:change-info>
          <table:previous>
            <table:change-track-table-cell/>
          </table:previous>
        </table:cell-content-change>
        <table:cell-content-change table:id="ct315">
          <table:cell-address table:column="11" table:row="27" table:table="0"/>
          <office:change-info>
            <dc:creator>Bob Jacobsen</dc:creator>
            <dc:date>2011-07-23T22:04:43</dc:date>
          </office:change-info>
          <table:previous>
            <table:change-track-table-cell/>
          </table:previous>
        </table:cell-content-change>
        <table:cell-content-change table:id="ct316">
          <table:cell-address table:column="11" table:row="39" table:table="0"/>
          <office:change-info>
            <dc:creator>Bob Jacobsen</dc:creator>
            <dc:date>2011-07-23T22:04:47</dc:date>
          </office:change-info>
          <table:previous>
            <table:change-track-table-cell/>
          </table:previous>
        </table:cell-content-change>
        <table:cell-content-change table:id="ct317">
          <table:cell-address table:column="11" table:row="39" table:table="0"/>
          <office:change-info>
            <dc:creator>Bob Jacobsen</dc:creator>
            <dc:date>2011-07-23T22:04:47</dc:date>
          </office:change-info>
          <table:previous>
            <table:change-track-table-cell/>
          </table:previous>
        </table:cell-content-change>
        <table:cell-content-change table:id="ct318">
          <table:cell-address table:column="11" table:row="39" table:table="0"/>
          <office:change-info>
            <dc:creator>Bob Jacobsen</dc:creator>
            <dc:date>2011-07-23T22:04:47</dc:date>
          </office:change-info>
          <table:previous>
            <table:change-track-table-cell/>
          </table:previous>
        </table:cell-content-change>
        <table:cell-content-change table:id="ct319">
          <table:cell-address table:column="11" table:row="40" table:table="0"/>
          <office:change-info>
            <dc:creator>Bob Jacobsen</dc:creator>
            <dc:date>2011-07-23T22:04:48</dc:date>
          </office:change-info>
          <table:previous>
            <table:change-track-table-cell/>
          </table:previous>
        </table:cell-content-change>
        <table:cell-content-change table:id="ct320">
          <table:cell-address table:column="11" table:row="40" table:table="0"/>
          <office:change-info>
            <dc:creator>Bob Jacobsen</dc:creator>
            <dc:date>2011-07-23T22:04:48</dc:date>
          </office:change-info>
          <table:previous>
            <table:change-track-table-cell/>
          </table:previous>
        </table:cell-content-change>
        <table:cell-content-change table:id="ct321">
          <table:cell-address table:column="11" table:row="40" table:table="0"/>
          <office:change-info>
            <dc:creator>Bob Jacobsen</dc:creator>
            <dc:date>2011-07-23T22:04:48</dc:date>
          </office:change-info>
          <table:previous>
            <table:change-track-table-cell/>
          </table:previous>
        </table:cell-content-change>
        <table:cell-content-change table:id="ct322">
          <table:cell-address table:column="11" table:row="40" table:table="0"/>
          <office:change-info>
            <dc:creator>Bob Jacobsen</dc:creator>
            <dc:date>2011-07-23T22:04:48</dc:date>
          </office:change-info>
          <table:previous>
            <table:change-track-table-cell/>
          </table:previous>
        </table:cell-content-change>
        <table:cell-content-change table:id="ct323">
          <table:cell-address table:column="11" table:row="40" table:table="0"/>
          <office:change-info>
            <dc:creator>Bob Jacobsen</dc:creator>
            <dc:date>2011-07-23T22:04:48</dc:date>
          </office:change-info>
          <table:previous>
            <table:change-track-table-cell/>
          </table:previous>
        </table:cell-content-change>
        <table:cell-content-change table:id="ct324">
          <table:cell-address table:column="11" table:row="40" table:table="0"/>
          <office:change-info>
            <dc:creator>Bob Jacobsen</dc:creator>
            <dc:date>2011-07-23T22:04:48</dc:date>
          </office:change-info>
          <table:previous>
            <table:change-track-table-cell/>
          </table:previous>
        </table:cell-content-change>
        <table:cell-content-change table:id="ct325">
          <table:cell-address table:column="11" table:row="40" table:table="0"/>
          <office:change-info>
            <dc:creator>Bob Jacobsen</dc:creator>
            <dc:date>2011-07-23T22:04:51</dc:date>
          </office:change-info>
          <table:previous table:id="ct320">
            <table:change-track-table-cell office:value-type="string">
              <text:p>-</text:p>
            </table:change-track-table-cell>
          </table:previous>
        </table:cell-content-change>
        <table:cell-content-change table:id="ct326">
          <table:cell-address table:column="11" table:row="40" table:table="0"/>
          <office:change-info>
            <dc:creator>Bob Jacobsen</dc:creator>
            <dc:date>2011-07-23T22:04:52</dc:date>
          </office:change-info>
          <table:previous table:id="ct321">
            <table:change-track-table-cell office:value-type="string">
              <text:p>-</text:p>
            </table:change-track-table-cell>
          </table:previous>
        </table:cell-content-change>
        <table:cell-content-change table:id="ct327">
          <table:cell-address table:column="11" table:row="40" table:table="0"/>
          <office:change-info>
            <dc:creator>Bob Jacobsen</dc:creator>
            <dc:date>2011-07-23T22:04:54</dc:date>
          </office:change-info>
          <table:previous table:id="ct319">
            <table:change-track-table-cell office:value-type="string">
              <text:p>-</text:p>
            </table:change-track-table-cell>
          </table:previous>
        </table:cell-content-change>
        <table:cell-content-change table:id="ct328">
          <table:cell-address table:column="11" table:row="41" table:table="0"/>
          <office:change-info>
            <dc:creator>Bob Jacobsen</dc:creator>
            <dc:date>2011-07-23T22:04:55</dc:date>
          </office:change-info>
          <table:previous>
            <table:change-track-table-cell/>
          </table:previous>
        </table:cell-content-change>
        <table:cell-content-change table:id="ct329">
          <table:cell-address table:column="11" table:row="41" table:table="0"/>
          <office:change-info>
            <dc:creator>Bob Jacobsen</dc:creator>
            <dc:date>2011-07-23T22:04:55</dc:date>
          </office:change-info>
          <table:previous>
            <table:change-track-table-cell/>
          </table:previous>
        </table:cell-content-change>
        <table:cell-content-change table:id="ct330">
          <table:cell-address table:column="11" table:row="41" table:table="0"/>
          <office:change-info>
            <dc:creator>Bob Jacobsen</dc:creator>
            <dc:date>2011-07-23T22:04:55</dc:date>
          </office:change-info>
          <table:previous>
            <table:change-track-table-cell/>
          </table:previous>
        </table:cell-content-change>
        <table:cell-content-change table:id="ct331">
          <table:cell-address table:column="11" table:row="41" table:table="0"/>
          <office:change-info>
            <dc:creator>Bob Jacobsen</dc:creator>
            <dc:date>2011-07-23T22:04:58</dc:date>
          </office:change-info>
          <table:previous>
            <table:change-track-table-cell/>
          </table:previous>
        </table:cell-content-change>
        <table:cell-content-change table:id="ct332">
          <table:cell-address table:column="11" table:row="39" table:table="0"/>
          <office:change-info>
            <dc:creator>Bob Jacobsen</dc:creator>
            <dc:date>2011-07-23T22:05:01</dc:date>
          </office:change-info>
          <table:previous>
            <table:change-track-table-cell/>
          </table:previous>
        </table:cell-content-change>
        <table:cell-content-change table:id="ct333">
          <table:cell-address table:column="11" table:row="40" table:table="0"/>
          <office:change-info>
            <dc:creator>Bob Jacobsen</dc:creator>
            <dc:date>2011-07-23T22:05:02</dc:date>
          </office:change-info>
          <table:previous>
            <table:change-track-table-cell/>
          </table:previous>
        </table:cell-content-change>
        <table:cell-content-change table:id="ct334">
          <table:cell-address table:column="11" table:row="41" table:table="0"/>
          <office:change-info>
            <dc:creator>Bob Jacobsen</dc:creator>
            <dc:date>2011-07-23T22:05:03</dc:date>
          </office:change-info>
          <table:previous table:id="ct331">
            <table:change-track-table-cell table:cell-address="Sheet1.L42" table:formula="of:=-[.L41]" office:value-type="float" office:value="0"/>
          </table:previous>
        </table:cell-content-change>
        <table:cell-content-change table:id="ct335">
          <table:cell-address table:column="11" table:row="45" table:table="0"/>
          <office:change-info>
            <dc:creator>Bob Jacobsen</dc:creator>
            <dc:date>2011-07-23T22:05:05</dc:date>
          </office:change-info>
          <table:previous>
            <table:change-track-table-cell/>
          </table:previous>
        </table:cell-content-change>
        <table:cell-content-change table:id="ct336">
          <table:cell-address table:column="11" table:row="47" table:table="0"/>
          <office:change-info>
            <dc:creator>Bob Jacobsen</dc:creator>
            <dc:date>2011-07-23T22:05:09</dc:date>
          </office:change-info>
          <table:previous>
            <table:change-track-table-cell/>
          </table:previous>
        </table:cell-content-change>
        <table:cell-content-change table:id="ct337">
          <table:cell-address table:column="11" table:row="50" table:table="0"/>
          <office:change-info>
            <dc:creator>Bob Jacobsen</dc:creator>
            <dc:date>2011-07-23T22:05:14</dc:date>
          </office:change-info>
          <table:previous>
            <table:change-track-table-cell/>
          </table:previous>
        </table:cell-content-change>
        <table:cell-content-change table:id="ct338">
          <table:cell-address table:column="11" table:row="51" table:table="0"/>
          <office:change-info>
            <dc:creator>Bob Jacobsen</dc:creator>
            <dc:date>2011-07-23T22:05:14</dc:date>
          </office:change-info>
          <table:previous>
            <table:change-track-table-cell/>
          </table:previous>
        </table:cell-content-change>
        <table:cell-content-change table:id="ct339">
          <table:cell-address table:column="11" table:row="52" table:table="0"/>
          <office:change-info>
            <dc:creator>Bob Jacobsen</dc:creator>
            <dc:date>2011-07-23T22:05:20</dc:date>
          </office:change-info>
          <table:previous>
            <table:change-track-table-cell/>
          </table:previous>
        </table:cell-content-change>
        <table:cell-content-change table:id="ct340">
          <table:cell-address table:column="11" table:row="50" table:table="0"/>
          <office:change-info>
            <dc:creator>Bob Jacobsen</dc:creator>
            <dc:date>2011-07-23T22:05:22</dc:date>
          </office:change-info>
          <table:previous>
            <table:change-track-table-cell/>
          </table:previous>
        </table:cell-content-change>
        <table:cell-content-change table:id="ct341">
          <table:cell-address table:column="11" table:row="50" table:table="0"/>
          <office:change-info>
            <dc:creator>Bob Jacobsen</dc:creator>
            <dc:date>2011-07-23T22:05:22</dc:date>
          </office:change-info>
          <table:previous>
            <table:change-track-table-cell/>
          </table:previous>
        </table:cell-content-change>
        <table:cell-content-change table:id="ct342">
          <table:cell-address table:column="11" table:row="50" table:table="0"/>
          <office:change-info>
            <dc:creator>Bob Jacobsen</dc:creator>
            <dc:date>2011-07-23T22:05:22</dc:date>
          </office:change-info>
          <table:previous>
            <table:change-track-table-cell/>
          </table:previous>
        </table:cell-content-change>
        <table:cell-content-change table:id="ct343">
          <table:cell-address table:column="11" table:row="51" table:table="0"/>
          <office:change-info>
            <dc:creator>Bob Jacobsen</dc:creator>
            <dc:date>2011-07-23T22:05:23</dc:date>
          </office:change-info>
          <table:previous>
            <table:change-track-table-cell/>
          </table:previous>
        </table:cell-content-change>
        <table:cell-content-change table:id="ct344">
          <table:cell-address table:column="11" table:row="51" table:table="0"/>
          <office:change-info>
            <dc:creator>Bob Jacobsen</dc:creator>
            <dc:date>2011-07-23T22:05:23</dc:date>
          </office:change-info>
          <table:previous>
            <table:change-track-table-cell/>
          </table:previous>
        </table:cell-content-change>
        <table:cell-content-change table:id="ct345">
          <table:cell-address table:column="11" table:row="51" table:table="0"/>
          <office:change-info>
            <dc:creator>Bob Jacobsen</dc:creator>
            <dc:date>2011-07-23T22:05:23</dc:date>
          </office:change-info>
          <table:previous>
            <table:change-track-table-cell/>
          </table:previous>
        </table:cell-content-change>
        <table:cell-content-change table:id="ct346">
          <table:cell-address table:column="11" table:row="52" table:table="0"/>
          <office:change-info>
            <dc:creator>Bob Jacobsen</dc:creator>
            <dc:date>2011-07-23T22:05:24</dc:date>
          </office:change-info>
          <table:previous>
            <table:change-track-table-cell/>
          </table:previous>
        </table:cell-content-change>
        <table:cell-content-change table:id="ct347">
          <table:cell-address table:column="11" table:row="52" table:table="0"/>
          <office:change-info>
            <dc:creator>Bob Jacobsen</dc:creator>
            <dc:date>2011-07-23T22:05:24</dc:date>
          </office:change-info>
          <table:previous>
            <table:change-track-table-cell/>
          </table:previous>
        </table:cell-content-change>
        <table:cell-content-change table:id="ct348">
          <table:cell-address table:column="11" table:row="52" table:table="0"/>
          <office:change-info>
            <dc:creator>Bob Jacobsen</dc:creator>
            <dc:date>2011-07-23T22:05:24</dc:date>
          </office:change-info>
          <table:previous>
            <table:change-track-table-cell/>
          </table:previous>
        </table:cell-content-change>
        <table:cell-content-change table:id="ct349">
          <table:cell-address table:column="11" table:row="47" table:table="0"/>
          <office:change-info>
            <dc:creator>Bob Jacobsen</dc:creator>
            <dc:date>2011-07-23T22:05:25</dc:date>
          </office:change-info>
          <table:previous>
            <table:change-track-table-cell/>
          </table:previous>
        </table:cell-content-change>
        <table:cell-content-change table:id="ct350">
          <table:cell-address table:column="11" table:row="47" table:table="0"/>
          <office:change-info>
            <dc:creator>Bob Jacobsen</dc:creator>
            <dc:date>2011-07-23T22:05:25</dc:date>
          </office:change-info>
          <table:previous>
            <table:change-track-table-cell/>
          </table:previous>
        </table:cell-content-change>
        <table:cell-content-change table:id="ct351">
          <table:cell-address table:column="11" table:row="47" table:table="0"/>
          <office:change-info>
            <dc:creator>Bob Jacobsen</dc:creator>
            <dc:date>2011-07-23T22:05:25</dc:date>
          </office:change-info>
          <table:previous>
            <table:change-track-table-cell/>
          </table:previous>
        </table:cell-content-change>
        <table:cell-content-change table:id="ct352">
          <table:cell-address table:column="11" table:row="45" table:table="0"/>
          <office:change-info>
            <dc:creator>Bob Jacobsen</dc:creator>
            <dc:date>2011-07-23T22:05:26</dc:date>
          </office:change-info>
          <table:previous>
            <table:change-track-table-cell/>
          </table:previous>
        </table:cell-content-change>
        <table:cell-content-change table:id="ct353">
          <table:cell-address table:column="11" table:row="45" table:table="0"/>
          <office:change-info>
            <dc:creator>Bob Jacobsen</dc:creator>
            <dc:date>2011-07-23T22:05:26</dc:date>
          </office:change-info>
          <table:previous>
            <table:change-track-table-cell/>
          </table:previous>
        </table:cell-content-change>
        <table:cell-content-change table:id="ct354">
          <table:cell-address table:column="11" table:row="45" table:table="0"/>
          <office:change-info>
            <dc:creator>Bob Jacobsen</dc:creator>
            <dc:date>2011-07-23T22:05:26</dc:date>
          </office:change-info>
          <table:previous>
            <table:change-track-table-cell/>
          </table:previous>
        </table:cell-content-change>
        <table:cell-content-change table:id="ct355">
          <table:cell-address table:column="11" table:row="9" table:table="0"/>
          <office:change-info>
            <dc:creator>Bob Jacobsen</dc:creator>
            <dc:date>2011-07-23T22:06:02</dc:date>
          </office:change-info>
          <table:previous>
            <table:change-track-table-cell/>
          </table:previous>
        </table:cell-content-change>
        <table:cell-content-change table:id="ct356">
          <table:cell-address table:column="3" table:row="9" table:table="0"/>
          <office:change-info>
            <dc:creator>Bob Jacobsen</dc:creator>
            <dc:date>2011-07-23T22:06:15</dc:date>
          </office:change-info>
          <table:previous>
            <table:change-track-table-cell/>
          </table:previous>
        </table:cell-content-change>
        <table:cell-content-change table:id="ct357">
          <table:cell-address table:column="3" table:row="10" table:table="0"/>
          <office:change-info>
            <dc:creator>Bob Jacobsen</dc:creator>
            <dc:date>2011-07-23T22:06:17</dc:date>
          </office:change-info>
          <table:previous>
            <table:change-track-table-cell/>
          </table:previous>
        </table:cell-content-change>
        <table:cell-content-change table:id="ct358">
          <table:cell-address table:column="3" table:row="11" table:table="0"/>
          <office:change-info>
            <dc:creator>Bob Jacobsen</dc:creator>
            <dc:date>2011-07-23T22:06:19</dc:date>
          </office:change-info>
          <table:previous>
            <table:change-track-table-cell/>
          </table:previous>
        </table:cell-content-change>
        <table:cell-content-change table:id="ct359">
          <table:cell-address table:column="3" table:row="12" table:table="0"/>
          <office:change-info>
            <dc:creator>Bob Jacobsen</dc:creator>
            <dc:date>2011-07-23T22:06:20</dc:date>
          </office:change-info>
          <table:previous>
            <table:change-track-table-cell/>
          </table:previous>
        </table:cell-content-change>
        <table:cell-content-change table:id="ct360">
          <table:cell-address table:column="3" table:row="13" table:table="0"/>
          <office:change-info>
            <dc:creator>Bob Jacobsen</dc:creator>
            <dc:date>2011-07-23T22:06:21</dc:date>
          </office:change-info>
          <table:previous>
            <table:change-track-table-cell/>
          </table:previous>
        </table:cell-content-change>
        <table:cell-content-change table:id="ct361">
          <table:cell-address table:column="3" table:row="14" table:table="0"/>
          <office:change-info>
            <dc:creator>Bob Jacobsen</dc:creator>
            <dc:date>2011-07-23T22:06:22</dc:date>
          </office:change-info>
          <table:previous>
            <table:change-track-table-cell/>
          </table:previous>
        </table:cell-content-change>
        <table:cell-content-change table:id="ct362">
          <table:cell-address table:column="3" table:row="17" table:table="0"/>
          <office:change-info>
            <dc:creator>Bob Jacobsen</dc:creator>
            <dc:date>2011-07-23T22:06:24</dc:date>
          </office:change-info>
          <table:previous>
            <table:change-track-table-cell/>
          </table:previous>
        </table:cell-content-change>
        <table:cell-content-change table:id="ct363">
          <table:cell-address table:column="3" table:row="18" table:table="0"/>
          <office:change-info>
            <dc:creator>Bob Jacobsen</dc:creator>
            <dc:date>2011-07-23T22:06:25</dc:date>
          </office:change-info>
          <table:previous>
            <table:change-track-table-cell/>
          </table:previous>
        </table:cell-content-change>
        <table:cell-content-change table:id="ct364">
          <table:cell-address table:column="3" table:row="21" table:table="0"/>
          <office:change-info>
            <dc:creator>Bob Jacobsen</dc:creator>
            <dc:date>2011-07-23T22:06:32</dc:date>
          </office:change-info>
          <table:previous>
            <table:change-track-table-cell/>
          </table:previous>
        </table:cell-content-change>
        <table:cell-content-change table:id="ct365">
          <table:cell-address table:column="3" table:row="22" table:table="0"/>
          <office:change-info>
            <dc:creator>Bob Jacobsen</dc:creator>
            <dc:date>2011-07-23T22:06:32</dc:date>
          </office:change-info>
          <table:previous>
            <table:change-track-table-cell/>
          </table:previous>
        </table:cell-content-change>
        <table:cell-content-change table:id="ct366">
          <table:cell-address table:column="3" table:row="24" table:table="0"/>
          <office:change-info>
            <dc:creator>Bob Jacobsen</dc:creator>
            <dc:date>2011-07-23T22:06:33</dc:date>
          </office:change-info>
          <table:previous>
            <table:change-track-table-cell/>
          </table:previous>
        </table:cell-content-change>
        <table:cell-content-change table:id="ct367">
          <table:cell-address table:column="3" table:row="25" table:table="0"/>
          <office:change-info>
            <dc:creator>Bob Jacobsen</dc:creator>
            <dc:date>2011-07-23T22:06:34</dc:date>
          </office:change-info>
          <table:previous>
            <table:change-track-table-cell/>
          </table:previous>
        </table:cell-content-change>
        <table:cell-content-change table:id="ct368">
          <table:cell-address table:column="3" table:row="25" table:table="0"/>
          <office:change-info>
            <dc:creator>Bob Jacobsen</dc:creator>
            <dc:date>2011-07-23T22:06:39</dc:date>
          </office:change-info>
          <table:previous table:id="ct367">
            <table:change-track-table-cell office:value-type="string">
              <text:p>N</text:p>
            </table:change-track-table-cell>
          </table:previous>
        </table:cell-content-change>
        <table:cell-content-change table:id="ct369">
          <table:cell-address table:column="3" table:row="24" table:table="0"/>
          <office:change-info>
            <dc:creator>Bob Jacobsen</dc:creator>
            <dc:date>2011-07-23T22:06:39</dc:date>
          </office:change-info>
          <table:previous table:id="ct366">
            <table:change-track-table-cell office:value-type="string">
              <text:p>N</text:p>
            </table:change-track-table-cell>
          </table:previous>
        </table:cell-content-change>
        <table:cell-content-change table:id="ct370">
          <table:cell-address table:column="3" table:row="22" table:table="0"/>
          <office:change-info>
            <dc:creator>Bob Jacobsen</dc:creator>
            <dc:date>2011-07-23T22:06:41</dc:date>
          </office:change-info>
          <table:previous table:id="ct365">
            <table:change-track-table-cell office:value-type="string">
              <text:p>N</text:p>
            </table:change-track-table-cell>
          </table:previous>
        </table:cell-content-change>
        <table:cell-content-change table:id="ct371">
          <table:cell-address table:column="3" table:row="21" table:table="0"/>
          <office:change-info>
            <dc:creator>Bob Jacobsen</dc:creator>
            <dc:date>2011-07-23T22:06:42</dc:date>
          </office:change-info>
          <table:previous table:id="ct364">
            <table:change-track-table-cell office:value-type="string">
              <text:p>N</text:p>
            </table:change-track-table-cell>
          </table:previous>
        </table:cell-content-change>
        <table:cell-content-change table:id="ct372">
          <table:cell-address table:column="3" table:row="18" table:table="0"/>
          <office:change-info>
            <dc:creator>Bob Jacobsen</dc:creator>
            <dc:date>2011-07-23T22:06:43</dc:date>
          </office:change-info>
          <table:previous table:id="ct363">
            <table:change-track-table-cell office:value-type="string">
              <text:p>N</text:p>
            </table:change-track-table-cell>
          </table:previous>
        </table:cell-content-change>
        <table:cell-content-change table:id="ct373">
          <table:cell-address table:column="3" table:row="17" table:table="0"/>
          <office:change-info>
            <dc:creator>Bob Jacobsen</dc:creator>
            <dc:date>2011-07-23T22:06:44</dc:date>
          </office:change-info>
          <table:previous table:id="ct362">
            <table:change-track-table-cell office:value-type="string">
              <text:p>N</text:p>
            </table:change-track-table-cell>
          </table:previous>
        </table:cell-content-change>
        <table:cell-content-change table:id="ct374">
          <table:cell-address table:column="3" table:row="14" table:table="0"/>
          <office:change-info>
            <dc:creator>Bob Jacobsen</dc:creator>
            <dc:date>2011-07-23T22:06:45</dc:date>
          </office:change-info>
          <table:previous table:id="ct361">
            <table:change-track-table-cell office:value-type="string">
              <text:p>N</text:p>
            </table:change-track-table-cell>
          </table:previous>
        </table:cell-content-change>
        <table:cell-content-change table:id="ct375">
          <table:cell-address table:column="3" table:row="13" table:table="0"/>
          <office:change-info>
            <dc:creator>Bob Jacobsen</dc:creator>
            <dc:date>2011-07-23T22:06:45</dc:date>
          </office:change-info>
          <table:previous table:id="ct360">
            <table:change-track-table-cell office:value-type="string">
              <text:p>N</text:p>
            </table:change-track-table-cell>
          </table:previous>
        </table:cell-content-change>
        <table:cell-content-change table:id="ct376">
          <table:cell-address table:column="3" table:row="12" table:table="0"/>
          <office:change-info>
            <dc:creator>Bob Jacobsen</dc:creator>
            <dc:date>2011-07-23T22:06:46</dc:date>
          </office:change-info>
          <table:previous table:id="ct359">
            <table:change-track-table-cell office:value-type="string">
              <text:p>N</text:p>
            </table:change-track-table-cell>
          </table:previous>
        </table:cell-content-change>
        <table:cell-content-change table:id="ct377">
          <table:cell-address table:column="3" table:row="11" table:table="0"/>
          <office:change-info>
            <dc:creator>Bob Jacobsen</dc:creator>
            <dc:date>2011-07-23T22:06:47</dc:date>
          </office:change-info>
          <table:previous table:id="ct358">
            <table:change-track-table-cell office:value-type="string">
              <text:p>N</text:p>
            </table:change-track-table-cell>
          </table:previous>
        </table:cell-content-change>
        <table:cell-content-change table:id="ct378">
          <table:cell-address table:column="3" table:row="10" table:table="0"/>
          <office:change-info>
            <dc:creator>Bob Jacobsen</dc:creator>
            <dc:date>2011-07-23T22:06:48</dc:date>
          </office:change-info>
          <table:previous table:id="ct357">
            <table:change-track-table-cell office:value-type="string">
              <text:p>N</text:p>
            </table:change-track-table-cell>
          </table:previous>
        </table:cell-content-change>
        <table:cell-content-change table:id="ct379">
          <table:cell-address table:column="3" table:row="9" table:table="0"/>
          <office:change-info>
            <dc:creator>Bob Jacobsen</dc:creator>
            <dc:date>2011-07-23T22:06:49</dc:date>
          </office:change-info>
          <table:previous table:id="ct356">
            <table:change-track-table-cell office:value-type="string">
              <text:p>N</text:p>
            </table:change-track-table-cell>
          </table:previous>
        </table:cell-content-change>
        <table:cell-content-change table:id="ct380">
          <table:cell-address table:column="11" table:row="9" table:table="0"/>
          <office:change-info>
            <dc:creator>Bob Jacobsen</dc:creator>
            <dc:date>2011-07-23T22:07:03</dc:date>
          </office:change-info>
          <table:previous table:id="ct355">
            <table:change-track-table-cell table:cell-address="Sheet1.L10" table:formula="of:=[.D10]" office:value-type="float" office:value="0"/>
          </table:previous>
        </table:cell-content-change>
        <table:cell-content-change table:id="ct381">
          <table:cell-address table:column="11" table:row="6" table:table="0"/>
          <office:change-info>
            <dc:creator>Bob Jacobsen</dc:creator>
            <dc:date>2011-07-23T22:07:03</dc:date>
          </office:change-info>
          <table:previous>
            <table:change-track-table-cell/>
          </table:previous>
        </table:cell-content-change>
        <table:cell-content-change table:id="ct382">
          <table:cell-address table:column="11" table:row="9" table:table="0"/>
          <office:change-info>
            <dc:creator>Bob Jacobsen</dc:creator>
            <dc:date>2011-07-23T22:07:17</dc:date>
          </office:change-info>
          <table:previous table:id="ct380">
            <table:change-track-table-cell table:cell-address="Sheet1.L10" table:formula="of:=IF([.A10]=)" office:value-type="string"/>
          </table:previous>
        </table:cell-content-change>
        <table:cell-content-change table:id="ct383">
          <table:cell-address table:column="11" table:row="9" table:table="0"/>
          <office:change-info>
            <dc:creator>Bob Jacobsen</dc:creator>
            <dc:date>2011-07-23T22:07:24</dc:date>
          </office:change-info>
          <table:previous table:id="ct382">
            <table:change-track-table-cell table:cell-address="Sheet1.L10" table:formula="of:=IF([.A10]=&quot;Y&quot;; &quot;Y&quot;, &quot;&quot;)" office:value-type="string"/>
          </table:previous>
        </table:cell-content-change>
        <table:cell-content-change table:id="ct384">
          <table:cell-address table:column="11" table:row="11" table:table="0"/>
          <office:change-info>
            <dc:creator>Bob Jacobsen</dc:creator>
            <dc:date>2011-07-23T22:07:27</dc:date>
          </office:change-info>
          <table:previous>
            <table:change-track-table-cell/>
          </table:previous>
        </table:cell-content-change>
        <table:cell-content-change table:id="ct385">
          <table:cell-address table:column="11" table:row="12" table:table="0"/>
          <office:change-info>
            <dc:creator>Bob Jacobsen</dc:creator>
            <dc:date>2011-07-23T22:07:28</dc:date>
          </office:change-info>
          <table:previous>
            <table:change-track-table-cell/>
          </table:previous>
        </table:cell-content-change>
        <table:cell-content-change table:id="ct386">
          <table:cell-address table:column="11" table:row="21" table:table="0"/>
          <office:change-info>
            <dc:creator>Bob Jacobsen</dc:creator>
            <dc:date>2011-07-23T22:07:31</dc:date>
          </office:change-info>
          <table:previous>
            <table:change-track-table-cell/>
          </table:previous>
        </table:cell-content-change>
        <table:cell-content-change table:id="ct387">
          <table:cell-address table:column="11" table:row="22" table:table="0"/>
          <office:change-info>
            <dc:creator>Bob Jacobsen</dc:creator>
            <dc:date>2011-07-23T22:07:31</dc:date>
          </office:change-info>
          <table:previous>
            <table:change-track-table-cell/>
          </table:previous>
        </table:cell-content-change>
        <table:cell-content-change table:id="ct388">
          <table:cell-address table:column="11" table:row="23" table:table="0"/>
          <office:change-info>
            <dc:creator>Bob Jacobsen</dc:creator>
            <dc:date>2011-07-23T22:07:32</dc:date>
          </office:change-info>
          <table:previous table:id="ct154">
            <table:change-track-table-cell office:value-type="float" office:value="1"/>
          </table:previous>
        </table:cell-content-change>
        <table:cell-content-change table:id="ct389">
          <table:cell-address table:column="11" table:row="24" table:table="0"/>
          <office:change-info>
            <dc:creator>Bob Jacobsen</dc:creator>
            <dc:date>2011-07-23T22:07:34</dc:date>
          </office:change-info>
          <table:previous>
            <table:change-track-table-cell/>
          </table:previous>
        </table:cell-content-change>
        <table:cell-content-change table:id="ct390">
          <table:cell-address table:column="11" table:row="25" table:table="0"/>
          <office:change-info>
            <dc:creator>Bob Jacobsen</dc:creator>
            <dc:date>2011-07-23T22:07:35</dc:date>
          </office:change-info>
          <table:previous>
            <table:change-track-table-cell/>
          </table:previous>
        </table:cell-content-change>
        <table:cell-content-change table:id="ct391">
          <table:cell-address table:column="11" table:row="26" table:table="0"/>
          <office:change-info>
            <dc:creator>Bob Jacobsen</dc:creator>
            <dc:date>2011-07-23T22:07:36</dc:date>
          </office:change-info>
          <table:previous table:id="ct157">
            <table:change-track-table-cell office:value-type="float" office:value="1"/>
          </table:previous>
        </table:cell-content-change>
        <table:cell-content-change table:id="ct392">
          <table:cell-address table:column="11" table:row="28" table:table="0"/>
          <office:change-info>
            <dc:creator>Bob Jacobsen</dc:creator>
            <dc:date>2011-07-23T22:07:38</dc:date>
          </office:change-info>
          <table:previous>
            <table:change-track-table-cell/>
          </table:previous>
        </table:cell-content-change>
        <table:cell-content-change table:id="ct393">
          <table:cell-address table:column="11" table:row="29" table:table="0"/>
          <office:change-info>
            <dc:creator>Bob Jacobsen</dc:creator>
            <dc:date>2011-07-23T22:07:41</dc:date>
          </office:change-info>
          <table:previous>
            <table:change-track-table-cell/>
          </table:previous>
        </table:cell-content-change>
        <table:cell-content-change table:id="ct394">
          <table:cell-address table:column="11" table:row="30" table:table="0"/>
          <office:change-info>
            <dc:creator>Bob Jacobsen</dc:creator>
            <dc:date>2011-07-23T22:07:41</dc:date>
          </office:change-info>
          <table:previous>
            <table:change-track-table-cell/>
          </table:previous>
        </table:cell-content-change>
        <table:cell-content-change table:id="ct395">
          <table:cell-address table:column="11" table:row="45" table:table="0"/>
          <office:change-info>
            <dc:creator>Bob Jacobsen</dc:creator>
            <dc:date>2011-07-23T22:07:47</dc:date>
          </office:change-info>
          <table:previous table:id="ct352">
            <table:change-track-table-cell office:value-type="string">
              <text:p>-</text:p>
            </table:change-track-table-cell>
          </table:previous>
        </table:cell-content-change>
        <table:cell-content-change table:id="ct396">
          <table:cell-address table:column="11" table:row="45" table:table="0"/>
          <office:change-info>
            <dc:creator>Bob Jacobsen</dc:creator>
            <dc:date>2011-07-23T22:07:55</dc:date>
          </office:change-info>
          <table:previous table:id="ct395">
            <table:change-track-table-cell table:cell-address="Sheet1.L46" table:formula="of:=IF([.D46]=&quot;Y&quot;; &quot;Y&quot;; &quot;&quot;)" office:value-type="string"/>
          </table:previous>
        </table:cell-content-change>
        <table:cell-content-change table:id="ct397">
          <table:cell-address table:column="11" table:row="6" table:table="0"/>
          <office:change-info>
            <dc:creator>Bob Jacobsen</dc:creator>
            <dc:date>2011-07-23T22:08:08</dc:date>
          </office:change-info>
          <table:previous table:id="ct381">
            <table:change-track-table-cell office:value-type="string">
              <text:p>Y</text:p>
            </table:change-track-table-cell>
          </table:previous>
        </table:cell-content-change>
        <table:cell-content-change table:id="ct398">
          <table:cell-address table:column="11" table:row="9" table:table="0"/>
          <office:change-info>
            <dc:creator>Bob Jacobsen</dc:creator>
            <dc:date>2011-07-23T22:08:25</dc:date>
          </office:change-info>
          <table:previous>
            <table:change-track-table-cell/>
          </table:previous>
        </table:cell-content-change>
        <table:cell-content-change table:id="ct399">
          <table:cell-address table:column="11" table:row="9" table:table="0"/>
          <office:change-info>
            <dc:creator>Bob Jacobsen</dc:creator>
            <dc:date>2011-07-23T22:08:27</dc:date>
          </office:change-info>
          <table:previous>
            <table:change-track-table-cell/>
          </table:previous>
        </table:cell-content-change>
        <table:cell-content-change table:id="ct400">
          <table:cell-address table:column="11" table:row="11" table:table="0"/>
          <office:change-info>
            <dc:creator>Bob Jacobsen</dc:creator>
            <dc:date>2011-07-23T22:08:30</dc:date>
          </office:change-info>
          <table:previous>
            <table:change-track-table-cell/>
          </table:previous>
        </table:cell-content-change>
        <table:cell-content-change table:id="ct401">
          <table:cell-address table:column="11" table:row="11" table:table="0"/>
          <office:change-info>
            <dc:creator>Bob Jacobsen</dc:creator>
            <dc:date>2011-07-23T22:08:31</dc:date>
          </office:change-info>
          <table:previous>
            <table:change-track-table-cell/>
          </table:previous>
        </table:cell-content-change>
        <table:cell-content-change table:id="ct402">
          <table:cell-address table:column="11" table:row="12" table:table="0"/>
          <office:change-info>
            <dc:creator>Bob Jacobsen</dc:creator>
            <dc:date>2011-07-23T22:08:32</dc:date>
          </office:change-info>
          <table:previous>
            <table:change-track-table-cell/>
          </table:previous>
        </table:cell-content-change>
        <table:cell-content-change table:id="ct403">
          <table:cell-address table:column="11" table:row="12" table:table="0"/>
          <office:change-info>
            <dc:creator>Bob Jacobsen</dc:creator>
            <dc:date>2011-07-23T22:08:32</dc:date>
          </office:change-info>
          <table:previous>
            <table:change-track-table-cell/>
          </table:previous>
        </table:cell-content-change>
        <table:cell-content-change table:id="ct404">
          <table:cell-address table:column="11" table:row="21" table:table="0"/>
          <office:change-info>
            <dc:creator>Bob Jacobsen</dc:creator>
            <dc:date>2011-07-23T22:08:37</dc:date>
          </office:change-info>
          <table:previous>
            <table:change-track-table-cell/>
          </table:previous>
        </table:cell-content-change>
        <table:cell-content-change table:id="ct405">
          <table:cell-address table:column="11" table:row="21" table:table="0"/>
          <office:change-info>
            <dc:creator>Bob Jacobsen</dc:creator>
            <dc:date>2011-07-23T22:08:37</dc:date>
          </office:change-info>
          <table:previous>
            <table:change-track-table-cell/>
          </table:previous>
        </table:cell-content-change>
        <table:cell-content-change table:id="ct406">
          <table:cell-address table:column="11" table:row="22" table:table="0"/>
          <office:change-info>
            <dc:creator>Bob Jacobsen</dc:creator>
            <dc:date>2011-07-23T22:08:38</dc:date>
          </office:change-info>
          <table:previous>
            <table:change-track-table-cell/>
          </table:previous>
        </table:cell-content-change>
        <table:cell-content-change table:id="ct407">
          <table:cell-address table:column="11" table:row="22" table:table="0"/>
          <office:change-info>
            <dc:creator>Bob Jacobsen</dc:creator>
            <dc:date>2011-07-23T22:08:38</dc:date>
          </office:change-info>
          <table:previous>
            <table:change-track-table-cell/>
          </table:previous>
        </table:cell-content-change>
        <table:cell-content-change table:id="ct408">
          <table:cell-address table:column="11" table:row="24" table:table="0"/>
          <office:change-info>
            <dc:creator>Bob Jacobsen</dc:creator>
            <dc:date>2011-07-23T22:08:45</dc:date>
          </office:change-info>
          <table:previous>
            <table:change-track-table-cell/>
          </table:previous>
        </table:cell-content-change>
        <table:cell-content-change table:id="ct409">
          <table:cell-address table:column="11" table:row="24" table:table="0"/>
          <office:change-info>
            <dc:creator>Bob Jacobsen</dc:creator>
            <dc:date>2011-07-23T22:08:45</dc:date>
          </office:change-info>
          <table:previous>
            <table:change-track-table-cell/>
          </table:previous>
        </table:cell-content-change>
        <table:cell-content-change table:id="ct410">
          <table:cell-address table:column="11" table:row="25" table:table="0"/>
          <office:change-info>
            <dc:creator>Bob Jacobsen</dc:creator>
            <dc:date>2011-07-23T22:08:46</dc:date>
          </office:change-info>
          <table:previous>
            <table:change-track-table-cell/>
          </table:previous>
        </table:cell-content-change>
        <table:cell-content-change table:id="ct411">
          <table:cell-address table:column="11" table:row="25" table:table="0"/>
          <office:change-info>
            <dc:creator>Bob Jacobsen</dc:creator>
            <dc:date>2011-07-23T22:08:47</dc:date>
          </office:change-info>
          <table:previous>
            <table:change-track-table-cell/>
          </table:previous>
        </table:cell-content-change>
        <table:cell-content-change table:id="ct412">
          <table:cell-address table:column="11" table:row="28" table:table="0"/>
          <office:change-info>
            <dc:creator>Bob Jacobsen</dc:creator>
            <dc:date>2011-07-23T22:08:50</dc:date>
          </office:change-info>
          <table:previous>
            <table:change-track-table-cell/>
          </table:previous>
        </table:cell-content-change>
        <table:cell-content-change table:id="ct413">
          <table:cell-address table:column="11" table:row="28" table:table="0"/>
          <office:change-info>
            <dc:creator>Bob Jacobsen</dc:creator>
            <dc:date>2011-07-23T22:08:50</dc:date>
          </office:change-info>
          <table:previous>
            <table:change-track-table-cell/>
          </table:previous>
        </table:cell-content-change>
        <table:cell-content-change table:id="ct414">
          <table:cell-address table:column="11" table:row="29" table:table="0"/>
          <office:change-info>
            <dc:creator>Bob Jacobsen</dc:creator>
            <dc:date>2011-07-23T22:08:52</dc:date>
          </office:change-info>
          <table:previous>
            <table:change-track-table-cell/>
          </table:previous>
        </table:cell-content-change>
        <table:cell-content-change table:id="ct415">
          <table:cell-address table:column="11" table:row="29" table:table="0"/>
          <office:change-info>
            <dc:creator>Bob Jacobsen</dc:creator>
            <dc:date>2011-07-23T22:08:53</dc:date>
          </office:change-info>
          <table:previous>
            <table:change-track-table-cell/>
          </table:previous>
        </table:cell-content-change>
        <table:cell-content-change table:id="ct416">
          <table:cell-address table:column="11" table:row="30" table:table="0"/>
          <office:change-info>
            <dc:creator>Bob Jacobsen</dc:creator>
            <dc:date>2011-07-23T22:08:54</dc:date>
          </office:change-info>
          <table:previous>
            <table:change-track-table-cell/>
          </table:previous>
        </table:cell-content-change>
        <table:cell-content-change table:id="ct417">
          <table:cell-address table:column="11" table:row="30" table:table="0"/>
          <office:change-info>
            <dc:creator>Bob Jacobsen</dc:creator>
            <dc:date>2011-07-23T22:08:55</dc:date>
          </office:change-info>
          <table:previous>
            <table:change-track-table-cell/>
          </table:previous>
        </table:cell-content-change>
        <table:cell-content-change table:id="ct418">
          <table:cell-address table:column="11" table:row="9" table:table="0"/>
          <office:change-info>
            <dc:creator>Bob Jacobsen</dc:creator>
            <dc:date>2011-07-23T22:09:23</dc:date>
          </office:change-info>
          <table:previous table:id="ct273">
            <table:change-track-table-cell table:cell-address="Sheet1.L10" table:formula="of:=[.C10]" office:value-type="float" office:value="0"/>
          </table:previous>
        </table:cell-content-change>
        <table:cell-content-change table:id="ct419">
          <table:cell-address table:column="11" table:row="11" table:table="0"/>
          <office:change-info>
            <dc:creator>Bob Jacobsen</dc:creator>
            <dc:date>2011-07-23T22:09:30</dc:date>
          </office:change-info>
          <table:previous table:id="ct275">
            <table:change-track-table-cell table:cell-address="Sheet1.L12" table:formula="of:=[.C12]" office:value-type="float" office:value="0"/>
          </table:previous>
        </table:cell-content-change>
        <table:cell-content-change table:id="ct420">
          <table:cell-address table:column="11" table:row="12" table:table="0"/>
          <office:change-info>
            <dc:creator>Bob Jacobsen</dc:creator>
            <dc:date>2011-07-23T22:09:31</dc:date>
          </office:change-info>
          <table:previous table:id="ct276">
            <table:change-track-table-cell table:cell-address="Sheet1.L13" table:formula="of:=[.C13]" office:value-type="float" office:value="0"/>
          </table:previous>
        </table:cell-content-change>
        <table:cell-content-change table:id="ct421">
          <table:cell-address table:column="11" table:row="21" table:table="0"/>
          <office:change-info>
            <dc:creator>Bob Jacobsen</dc:creator>
            <dc:date>2011-07-23T22:09:33</dc:date>
          </office:change-info>
          <table:previous table:id="ct281">
            <table:change-track-table-cell table:cell-address="Sheet1.L22" table:formula="of:=[.C22]" office:value-type="string">
              <text:p>Y</text:p>
            </table:change-track-table-cell>
          </table:previous>
        </table:cell-content-change>
        <table:cell-content-change table:id="ct422">
          <table:cell-address table:column="11" table:row="22" table:table="0"/>
          <office:change-info>
            <dc:creator>Bob Jacobsen</dc:creator>
            <dc:date>2011-07-23T22:09:34</dc:date>
          </office:change-info>
          <table:previous table:id="ct282">
            <table:change-track-table-cell table:cell-address="Sheet1.L23" table:formula="of:=[.C23]" office:value-type="string">
              <text:p>Y</text:p>
            </table:change-track-table-cell>
          </table:previous>
        </table:cell-content-change>
        <table:cell-content-change table:id="ct423">
          <table:cell-address table:column="11" table:row="23" table:table="0"/>
          <office:change-info>
            <dc:creator>Bob Jacobsen</dc:creator>
            <dc:date>2011-07-23T22:09:35</dc:date>
          </office:change-info>
          <table:previous table:id="ct283">
            <table:change-track-table-cell table:cell-address="Sheet1.L24" table:formula="of:=[.C24]" office:value-type="string">
              <text:p>Y</text:p>
            </table:change-track-table-cell>
          </table:previous>
        </table:cell-content-change>
        <table:cell-content-change table:id="ct424">
          <table:cell-address table:column="11" table:row="24" table:table="0"/>
          <office:change-info>
            <dc:creator>Bob Jacobsen</dc:creator>
            <dc:date>2011-07-23T22:09:36</dc:date>
          </office:change-info>
          <table:previous table:id="ct284">
            <table:change-track-table-cell table:cell-address="Sheet1.L25" table:formula="of:=[.C25]" office:value-type="string">
              <text:p>Y</text:p>
            </table:change-track-table-cell>
          </table:previous>
        </table:cell-content-change>
        <table:cell-content-change table:id="ct425">
          <table:cell-address table:column="11" table:row="25" table:table="0"/>
          <office:change-info>
            <dc:creator>Bob Jacobsen</dc:creator>
            <dc:date>2011-07-23T22:09:38</dc:date>
          </office:change-info>
          <table:previous table:id="ct285">
            <table:change-track-table-cell table:cell-address="Sheet1.L26" table:formula="of:=[.C26]" office:value-type="string">
              <text:p>Y</text:p>
            </table:change-track-table-cell>
          </table:previous>
        </table:cell-content-change>
        <table:cell-content-change table:id="ct426">
          <table:cell-address table:column="11" table:row="26" table:table="0"/>
          <office:change-info>
            <dc:creator>Bob Jacobsen</dc:creator>
            <dc:date>2011-07-23T22:09:39</dc:date>
          </office:change-info>
          <table:previous table:id="ct286">
            <table:change-track-table-cell table:cell-address="Sheet1.L27" table:formula="of:=[.C27]" office:value-type="string">
              <text:p>Y</text:p>
            </table:change-track-table-cell>
          </table:previous>
        </table:cell-content-change>
        <table:cell-content-change table:id="ct427">
          <table:cell-address table:column="11" table:row="28" table:table="0"/>
          <office:change-info>
            <dc:creator>Bob Jacobsen</dc:creator>
            <dc:date>2011-07-23T22:09:40</dc:date>
          </office:change-info>
          <table:previous table:id="ct288">
            <table:change-track-table-cell table:cell-address="Sheet1.L29" table:formula="of:=[.C29]" office:value-type="float" office:value="0"/>
          </table:previous>
        </table:cell-content-change>
        <table:cell-content-change table:id="ct428">
          <table:cell-address table:column="11" table:row="29" table:table="0"/>
          <office:change-info>
            <dc:creator>Bob Jacobsen</dc:creator>
            <dc:date>2011-07-23T22:09:43</dc:date>
          </office:change-info>
          <table:previous table:id="ct289">
            <table:change-track-table-cell table:cell-address="Sheet1.L30" table:formula="of:=[.C30]" office:value-type="string">
              <text:p>Y</text:p>
            </table:change-track-table-cell>
          </table:previous>
        </table:cell-content-change>
        <table:cell-content-change table:id="ct429">
          <table:cell-address table:column="11" table:row="30" table:table="0"/>
          <office:change-info>
            <dc:creator>Bob Jacobsen</dc:creator>
            <dc:date>2011-07-23T22:09:44</dc:date>
          </office:change-info>
          <table:previous table:id="ct290">
            <table:change-track-table-cell table:cell-address="Sheet1.L31" table:formula="of:=[.C31]" office:value-type="string">
              <text:p>Y</text:p>
            </table:change-track-table-cell>
          </table:previous>
        </table:cell-content-change>
        <table:cell-content-change table:id="ct430">
          <table:cell-address table:column="11" table:row="9" table:table="0"/>
          <office:change-info>
            <dc:creator>Bob Jacobsen</dc:creator>
            <dc:date>2011-07-23T22:11:09</dc:date>
          </office:change-info>
          <table:previous table:id="ct139">
            <table:change-track-table-cell table:cell-address="Sheet1.L10" table:formula="of:=DEC2HEX(#ref!12*256*16+HEX2DEC(#ref!12)*16+15;4)" office:value-type="float" office:value="0"/>
          </table:previous>
        </table:cell-content-change>
        <table:cell-content-change table:id="ct431">
          <table:cell-address table:column="11" table:row="9" table:table="0"/>
          <office:change-info>
            <dc:creator>Bob Jacobsen</dc:creator>
            <dc:date>2011-07-23T22:11:44</dc:date>
          </office:change-info>
          <table:previous table:id="ct430">
            <table:change-track-table-cell table:cell-address="Sheet1.L10" table:formula="of:=DEC2HEX(#ref!12*256*16+HEX2DEC(#ref!12)*16+IF(#ref!12=&quot;Y&quot;;8;0)+IF(#ref!12=&quot;Y&quot;;4;0)+4)" office:value-type="float" office:value="0"/>
          </table:previous>
        </table:cell-content-change>
        <table:cell-content-change table:id="ct432">
          <table:cell-address table:column="11" table:row="9" table:table="0"/>
          <office:change-info>
            <dc:creator>Bob Jacobsen</dc:creator>
            <dc:date>2011-07-23T22:12:04</dc:date>
          </office:change-info>
          <table:previous table:id="ct431">
            <table:change-track-table-cell table:cell-address="Sheet1.L10" table:formula="of:=DEC2HEX(#ref!12*256*16+HEX2DEC(#ref!12)*16+IF(#ref!12=&quot;Y&quot;;8;0)+IF(#ref!12=&quot;Y&quot;;4;0))" office:value-type="float" office:value="0"/>
          </table:previous>
        </table:cell-content-change>
        <table:cell-content-change table:id="ct433">
          <table:cell-address table:column="11" table:row="9" table:table="0"/>
          <office:change-info>
            <dc:creator>Bob Jacobsen</dc:creator>
            <dc:date>2011-07-23T22:12:15</dc:date>
          </office:change-info>
          <table:previous table:id="ct432">
            <table:change-track-table-cell table:cell-address="Sheet1.L10" table:formula="of:=DEC2HEX(#ref!12*256*16+HEX2DEC(#ref!12)*16+IF(#ref!12=&quot;Y&quot;;8;0)+IF(#ref!12=&quot;Y&quot;;0;4))" office:value-type="float" office:value="0"/>
          </table:previous>
        </table:cell-content-change>
        <table:cell-content-change table:id="ct434">
          <table:cell-address table:column="11" table:row="9" table:table="0"/>
          <office:change-info>
            <dc:creator>Bob Jacobsen</dc:creator>
            <dc:date>2011-07-23T22:12:50</dc:date>
          </office:change-info>
          <table:previous table:id="ct433">
            <table:change-track-table-cell table:cell-address="Sheet1.L10" table:formula="of:=DEC2HEX(#ref!12*256*16+HEX2DEC(#ref!12)*16+IF(#ref!12=&quot;Y&quot;;8;0)+IF(#ref!12=&quot;Y&quot;;0;4)+3)" office:value-type="float" office:value="0"/>
          </table:previous>
        </table:cell-content-change>
        <table:cell-content-change table:id="ct435">
          <table:cell-address table:column="11" table:row="11" table:table="0"/>
          <office:change-info>
            <dc:creator>Bob Jacobsen</dc:creator>
            <dc:date>2011-07-23T22:12:53</dc:date>
          </office:change-info>
          <table:previous table:id="ct140">
            <table:change-track-table-cell table:cell-address="Sheet1.L12" table:formula="of:=DEC2HEX(#ref!14*256*16+HEX2DEC(#ref!14)*16+15;4)" office:value-type="float" office:value="0"/>
          </table:previous>
        </table:cell-content-change>
        <table:cell-content-change table:id="ct436">
          <table:cell-address table:column="11" table:row="12" table:table="0"/>
          <office:change-info>
            <dc:creator>Bob Jacobsen</dc:creator>
            <dc:date>2011-07-23T22:12:59</dc:date>
          </office:change-info>
          <table:previous table:id="ct141">
            <table:change-track-table-cell table:cell-address="Sheet1.L13" table:formula="of:=DEC2HEX(#ref!15*256*16+HEX2DEC(#ref!15)*16+15;4)" office:value-type="float" office:value="0"/>
          </table:previous>
        </table:cell-content-change>
        <table:cell-content-change table:id="ct437">
          <table:cell-address table:column="11" table:row="21" table:table="0"/>
          <office:change-info>
            <dc:creator>Bob Jacobsen</dc:creator>
            <dc:date>2011-07-23T22:13:06</dc:date>
          </office:change-info>
          <table:previous table:id="ct142">
            <table:change-track-table-cell table:cell-address="Sheet1.L22" table:formula="of:=DEC2HEX(#ref!24*256*16+HEX2DEC(#ref!24)*16+15;4)" office:value-type="float" office:value="0"/>
          </table:previous>
        </table:cell-content-change>
        <table:cell-content-change table:id="ct438">
          <table:cell-address table:column="11" table:row="22" table:table="0"/>
          <office:change-info>
            <dc:creator>Bob Jacobsen</dc:creator>
            <dc:date>2011-07-23T22:13:10</dc:date>
          </office:change-info>
          <table:previous table:id="ct143">
            <table:change-track-table-cell table:cell-address="Sheet1.L23" table:formula="of:=DEC2HEX(#ref!25*256*16+HEX2DEC(#ref!25)*16+15;4)" office:value-type="float" office:value="0"/>
          </table:previous>
        </table:cell-content-change>
        <table:cell-content-change table:id="ct439">
          <table:cell-address table:column="11" table:row="23" table:table="0"/>
          <office:change-info>
            <dc:creator>Bob Jacobsen</dc:creator>
            <dc:date>2011-07-23T22:13:13</dc:date>
          </office:change-info>
          <table:previous table:id="ct144">
            <table:change-track-table-cell table:cell-address="Sheet1.L24" table:formula="of:=DEC2HEX(#ref!26*256*16+HEX2DEC(#ref!26)*16+15;4)" office:value-type="float" office:value="0"/>
          </table:previous>
        </table:cell-content-change>
        <table:cell-content-change table:id="ct440">
          <table:cell-address table:column="11" table:row="24" table:table="0"/>
          <office:change-info>
            <dc:creator>Bob Jacobsen</dc:creator>
            <dc:date>2011-07-23T22:13:25</dc:date>
          </office:change-info>
          <table:previous table:id="ct145">
            <table:change-track-table-cell table:cell-address="Sheet1.L25" table:formula="of:=DEC2HEX(#ref!27*256*16+HEX2DEC(#ref!27)*16+15;4)" office:value-type="float" office:value="0"/>
          </table:previous>
        </table:cell-content-change>
        <table:cell-content-change table:id="ct441">
          <table:cell-address table:column="11" table:row="25" table:table="0"/>
          <office:change-info>
            <dc:creator>Bob Jacobsen</dc:creator>
            <dc:date>2011-07-23T22:13:27</dc:date>
          </office:change-info>
          <table:previous table:id="ct146">
            <table:change-track-table-cell table:cell-address="Sheet1.L26" table:formula="of:=DEC2HEX(#ref!28*256*16+HEX2DEC(#ref!28)*16+15;4)" office:value-type="float" office:value="0"/>
          </table:previous>
        </table:cell-content-change>
        <table:cell-content-change table:id="ct442">
          <table:cell-address table:column="11" table:row="26" table:table="0"/>
          <office:change-info>
            <dc:creator>Bob Jacobsen</dc:creator>
            <dc:date>2011-07-23T22:13:28</dc:date>
          </office:change-info>
          <table:previous table:id="ct147">
            <table:change-track-table-cell table:cell-address="Sheet1.L27" table:formula="of:=DEC2HEX(#ref!29*256*16+HEX2DEC(#ref!29)*16+15;4)" office:value-type="float" office:value="0"/>
          </table:previous>
        </table:cell-content-change>
        <table:cell-content-change table:id="ct443">
          <table:cell-address table:column="11" table:row="28" table:table="0"/>
          <office:change-info>
            <dc:creator>Bob Jacobsen</dc:creator>
            <dc:date>2011-07-23T22:13:32</dc:date>
          </office:change-info>
          <table:previous table:id="ct148">
            <table:change-track-table-cell table:cell-address="Sheet1.L29" table:formula="of:=DEC2HEX(#ref!31*256*16+HEX2DEC(#ref!31)*16+15;4)" office:value-type="float" office:value="0"/>
          </table:previous>
        </table:cell-content-change>
        <table:cell-content-change table:id="ct444">
          <table:cell-address table:column="11" table:row="29" table:table="0"/>
          <office:change-info>
            <dc:creator>Bob Jacobsen</dc:creator>
            <dc:date>2011-07-23T22:13:33</dc:date>
          </office:change-info>
          <table:previous table:id="ct149">
            <table:change-track-table-cell table:cell-address="Sheet1.L30" table:formula="of:=DEC2HEX(#ref!32*256*16+HEX2DEC(#ref!32)*16+15;4)" office:value-type="float" office:value="0"/>
          </table:previous>
        </table:cell-content-change>
        <table:cell-content-change table:id="ct445">
          <table:cell-address table:column="11" table:row="30" table:table="0"/>
          <office:change-info>
            <dc:creator>Bob Jacobsen</dc:creator>
            <dc:date>2011-07-23T22:13:38</dc:date>
          </office:change-info>
          <table:previous table:id="ct150">
            <table:change-track-table-cell table:cell-address="Sheet1.L31" table:formula="of:=DEC2HEX(#ref!33*256*16+HEX2DEC(#ref!33)*16+15;4)" office:value-type="float" office:value="0"/>
          </table:previous>
        </table:cell-content-change>
        <table:movement table:id="ct446">
          <table:source-range-address table:start-column="12" table:start-row="6" table:start-table="0" table:end-column="12" table:end-row="52" table:end-table="0"/>
          <table:target-range-address table:start-column="13" table:start-row="6" table:start-table="0" table:end-column="13" table:end-row="52" table:end-table="0"/>
          <office:change-info>
            <dc:creator>Bob Jacobsen</dc:creator>
            <dc:date>2011-07-23T22:14:34</dc:date>
          </office:change-info>
          <table:dependencies>
            <table:dependence table:id="ct1706"/>
            <table:dependence table:id="ct1705"/>
            <table:dependence table:id="ct1700"/>
            <table:dependence table:id="ct1699"/>
            <table:dependence table:id="ct1698"/>
            <table:dependence table:id="ct1697"/>
            <table:dependence table:id="ct1685"/>
            <table:dependence table:id="ct1684"/>
            <table:dependence table:id="ct1683"/>
            <table:dependence table:id="ct1578"/>
            <table:dependence table:id="ct1577"/>
            <table:dependence table:id="ct1576"/>
            <table:dependence table:id="ct1575"/>
            <table:dependence table:id="ct1567"/>
            <table:dependence table:id="ct1548"/>
            <table:dependence table:id="ct1546"/>
            <table:dependence table:id="ct1507"/>
            <table:dependence table:id="ct1487"/>
            <table:dependence table:id="ct1486"/>
            <table:dependence table:id="ct1437"/>
            <table:dependence table:id="ct1436"/>
            <table:dependence table:id="ct1435"/>
            <table:dependence table:id="ct1434"/>
            <table:dependence table:id="ct1433"/>
            <table:dependence table:id="ct1432"/>
            <table:dependence table:id="ct1431"/>
            <table:dependence table:id="ct1430"/>
            <table:dependence table:id="ct1429"/>
            <table:dependence table:id="ct1428"/>
            <table:dependence table:id="ct1427"/>
            <table:dependence table:id="ct1426"/>
            <table:dependence table:id="ct1425"/>
            <table:dependence table:id="ct1424"/>
            <table:dependence table:id="ct1423"/>
            <table:dependence table:id="ct1422"/>
            <table:dependence table:id="ct1421"/>
            <table:dependence table:id="ct1420"/>
            <table:dependence table:id="ct1419"/>
            <table:dependence table:id="ct1418"/>
            <table:dependence table:id="ct1417"/>
            <table:dependence table:id="ct1416"/>
            <table:dependence table:id="ct1415"/>
            <table:dependence table:id="ct1414"/>
            <table:dependence table:id="ct1413"/>
            <table:dependence table:id="ct1412"/>
            <table:dependence table:id="ct1411"/>
            <table:dependence table:id="ct1410"/>
            <table:dependence table:id="ct1409"/>
            <table:dependence table:id="ct1408"/>
            <table:dependence table:id="ct1407"/>
            <table:dependence table:id="ct1406"/>
            <table:dependence table:id="ct1405"/>
            <table:dependence table:id="ct1404"/>
            <table:dependence table:id="ct1403"/>
            <table:dependence table:id="ct1402"/>
            <table:dependence table:id="ct1401"/>
            <table:dependence table:id="ct1400"/>
            <table:dependence table:id="ct1399"/>
            <table:dependence table:id="ct1398"/>
            <table:dependence table:id="ct1397"/>
            <table:dependence table:id="ct851"/>
            <table:dependence table:id="ct850"/>
            <table:dependence table:id="ct849"/>
            <table:dependence table:id="ct848"/>
            <table:dependence table:id="ct847"/>
            <table:dependence table:id="ct846"/>
            <table:dependence table:id="ct845"/>
            <table:dependence table:id="ct844"/>
            <table:dependence table:id="ct843"/>
            <table:dependence table:id="ct842"/>
            <table:dependence table:id="ct841"/>
            <table:dependence table:id="ct840"/>
            <table:dependence table:id="ct839"/>
            <table:dependence table:id="ct838"/>
            <table:dependence table:id="ct837"/>
            <table:dependence table:id="ct836"/>
            <table:dependence table:id="ct835"/>
            <table:dependence table:id="ct834"/>
            <table:dependence table:id="ct833"/>
            <table:dependence table:id="ct832"/>
            <table:dependence table:id="ct831"/>
            <table:dependence table:id="ct830"/>
            <table:dependence table:id="ct829"/>
            <table:dependence table:id="ct828"/>
            <table:dependence table:id="ct827"/>
            <table:dependence table:id="ct826"/>
            <table:dependence table:id="ct825"/>
            <table:dependence table:id="ct824"/>
            <table:dependence table:id="ct823"/>
            <table:dependence table:id="ct822"/>
            <table:dependence table:id="ct821"/>
            <table:dependence table:id="ct820"/>
            <table:dependence table:id="ct819"/>
            <table:dependence table:id="ct818"/>
            <table:dependence table:id="ct817"/>
            <table:dependence table:id="ct816"/>
            <table:dependence table:id="ct815"/>
            <table:dependence table:id="ct814"/>
            <table:dependence table:id="ct813"/>
            <table:dependence table:id="ct812"/>
            <table:dependence table:id="ct811"/>
            <table:dependence table:id="ct810"/>
            <table:dependence table:id="ct465"/>
            <table:dependence table:id="ct462"/>
            <table:dependence table:id="ct461"/>
            <table:dependence table:id="ct460"/>
            <table:dependence table:id="ct459"/>
            <table:dependence table:id="ct458"/>
            <table:dependence table:id="ct457"/>
            <table:dependence table:id="ct456"/>
            <table:dependence table:id="ct455"/>
            <table:dependence table:id="ct454"/>
            <table:dependence table:id="ct453"/>
            <table:dependence table:id="ct452"/>
            <table:dependence table:id="ct451"/>
            <table:dependence table:id="ct450"/>
            <table:dependence table:id="ct449"/>
            <table:dependence table:id="ct448"/>
            <table:dependence table:id="ct447"/>
            <table:dependence table:id="ct-54"/>
            <table:dependence table:id="ct-65"/>
          </table:dependencies>
        </table:movement>
        <table:cell-content-change table:id="ct447">
          <table:cell-address table:column="12" table:row="10" table:table="0"/>
          <office:change-info>
            <dc:creator>Bob Jacobsen</dc:creator>
            <dc:date>2011-07-23T22:15:23</dc:date>
          </office:change-info>
          <table:previous>
            <table:change-track-table-cell/>
          </table:previous>
        </table:cell-content-change>
        <table:cell-content-change table:id="ct448">
          <table:cell-address table:column="12" table:row="10" table:table="0"/>
          <office:change-info>
            <dc:creator>Bob Jacobsen</dc:creator>
            <dc:date>2011-07-23T22:16:03</dc:date>
          </office:change-info>
          <table:previous table:id="ct447">
            <table:change-track-table-cell table:cell-address="Sheet1.M11" table:formula="of:=DEC2HEX(1*(16*256)+[.F11]*256*2+[.G11]*16+#ref!13+IF(NOT ([.E11]=&quot;Y&quot;);2*16*256;0);4)" office:value-type="float" office:value="0"/>
          </table:previous>
        </table:cell-content-change>
        <table:cell-content-change table:id="ct449">
          <table:cell-address table:column="12" table:row="10" table:table="0"/>
          <office:change-info>
            <dc:creator>Bob Jacobsen</dc:creator>
            <dc:date>2011-07-23T22:16:44</dc:date>
          </office:change-info>
          <table:previous table:id="ct448">
            <table:change-track-table-cell table:cell-address="Sheet1.M11" table:formula="of:=DEC2HEX([.F11]*256*2+[.G11]*16+#ref!13+IF(NOT ([.E11]=&quot;Y&quot;);2*16*256;0);4)" office:value-type="float" office:value="0"/>
          </table:previous>
        </table:cell-content-change>
        <table:cell-content-change table:id="ct450">
          <table:cell-address table:column="12" table:row="10" table:table="0"/>
          <office:change-info>
            <dc:creator>Bob Jacobsen</dc:creator>
            <dc:date>2011-07-23T22:16:47</dc:date>
          </office:change-info>
          <table:previous table:id="ct449">
            <table:change-track-table-cell table:cell-address="Sheet1.M11" table:formula="of:=DEC2HEX([.F11]*2*16+[.G11];4)" office:value-type="string">
              <text:p>000A</text:p>
            </table:change-track-table-cell>
          </table:previous>
        </table:cell-content-change>
        <table:cell-content-change table:id="ct451">
          <table:cell-address table:column="12" table:row="13" table:table="0"/>
          <office:change-info>
            <dc:creator>Bob Jacobsen</dc:creator>
            <dc:date>2011-07-23T22:16:54</dc:date>
          </office:change-info>
          <table:previous>
            <table:change-track-table-cell/>
          </table:previous>
        </table:cell-content-change>
        <table:cell-content-change table:id="ct452">
          <table:cell-address table:column="12" table:row="14" table:table="0"/>
          <office:change-info>
            <dc:creator>Bob Jacobsen</dc:creator>
            <dc:date>2011-07-23T22:16:55</dc:date>
          </office:change-info>
          <table:previous>
            <table:change-track-table-cell/>
          </table:previous>
        </table:cell-content-change>
        <table:cell-content-change table:id="ct453">
          <table:cell-address table:column="12" table:row="17" table:table="0"/>
          <office:change-info>
            <dc:creator>Bob Jacobsen</dc:creator>
            <dc:date>2011-07-23T22:16:56</dc:date>
          </office:change-info>
          <table:previous>
            <table:change-track-table-cell/>
          </table:previous>
        </table:cell-content-change>
        <table:cell-content-change table:id="ct454">
          <table:cell-address table:column="12" table:row="18" table:table="0"/>
          <office:change-info>
            <dc:creator>Bob Jacobsen</dc:creator>
            <dc:date>2011-07-23T22:16:57</dc:date>
          </office:change-info>
          <table:previous>
            <table:change-track-table-cell/>
          </table:previous>
        </table:cell-content-change>
        <table:cell-content-change table:id="ct455">
          <table:cell-address table:column="12" table:row="27" table:table="0"/>
          <office:change-info>
            <dc:creator>Bob Jacobsen</dc:creator>
            <dc:date>2011-07-23T22:16:59</dc:date>
          </office:change-info>
          <table:previous>
            <table:change-track-table-cell/>
          </table:previous>
        </table:cell-content-change>
        <table:cell-content-change table:id="ct456">
          <table:cell-address table:column="12" table:row="40" table:table="0"/>
          <office:change-info>
            <dc:creator>Bob Jacobsen</dc:creator>
            <dc:date>2011-07-23T22:17:02</dc:date>
          </office:change-info>
          <table:previous>
            <table:change-track-table-cell/>
          </table:previous>
        </table:cell-content-change>
        <table:cell-content-change table:id="ct457">
          <table:cell-address table:column="12" table:row="41" table:table="0"/>
          <office:change-info>
            <dc:creator>Bob Jacobsen</dc:creator>
            <dc:date>2011-07-23T22:17:03</dc:date>
          </office:change-info>
          <table:previous>
            <table:change-track-table-cell/>
          </table:previous>
        </table:cell-content-change>
        <table:cell-content-change table:id="ct458">
          <table:cell-address table:column="12" table:row="45" table:table="0"/>
          <office:change-info>
            <dc:creator>Bob Jacobsen</dc:creator>
            <dc:date>2011-07-23T22:17:05</dc:date>
          </office:change-info>
          <table:previous>
            <table:change-track-table-cell/>
          </table:previous>
        </table:cell-content-change>
        <table:cell-content-change table:id="ct459">
          <table:cell-address table:column="12" table:row="47" table:table="0"/>
          <office:change-info>
            <dc:creator>Bob Jacobsen</dc:creator>
            <dc:date>2011-07-23T22:17:07</dc:date>
          </office:change-info>
          <table:previous>
            <table:change-track-table-cell/>
          </table:previous>
        </table:cell-content-change>
        <table:cell-content-change table:id="ct460">
          <table:cell-address table:column="12" table:row="50" table:table="0"/>
          <office:change-info>
            <dc:creator>Bob Jacobsen</dc:creator>
            <dc:date>2011-07-23T22:17:11</dc:date>
          </office:change-info>
          <table:previous>
            <table:change-track-table-cell/>
          </table:previous>
        </table:cell-content-change>
        <table:cell-content-change table:id="ct461">
          <table:cell-address table:column="12" table:row="51" table:table="0"/>
          <office:change-info>
            <dc:creator>Bob Jacobsen</dc:creator>
            <dc:date>2011-07-23T22:17:12</dc:date>
          </office:change-info>
          <table:previous>
            <table:change-track-table-cell/>
          </table:previous>
        </table:cell-content-change>
        <table:cell-content-change table:id="ct462">
          <table:cell-address table:column="12" table:row="52" table:table="0"/>
          <office:change-info>
            <dc:creator>Bob Jacobsen</dc:creator>
            <dc:date>2011-07-23T22:17:12</dc:date>
          </office:change-info>
          <table:previous>
            <table:change-track-table-cell/>
          </table:previous>
        </table:cell-content-change>
        <table:cell-content-change table:id="ct463">
          <table:cell-address table:column="11" table:row="51" table:table="0"/>
          <office:change-info>
            <dc:creator>Bob Jacobsen</dc:creator>
            <dc:date>2011-07-23T22:17:30</dc:date>
          </office:change-info>
          <table:previous>
            <table:change-track-table-cell office:value-type="string">
              <text:p>7ddd</text:p>
            </table:change-track-table-cell>
          </table:previous>
        </table:cell-content-change>
        <table:cell-content-change table:id="ct464">
          <table:cell-address table:column="11" table:row="52" table:table="0"/>
          <office:change-info>
            <dc:creator>Bob Jacobsen</dc:creator>
            <dc:date>2011-07-23T22:17:32</dc:date>
          </office:change-info>
          <table:previous>
            <table:change-track-table-cell office:value-type="string">
              <text:p>7ddd</text:p>
            </table:change-track-table-cell>
          </table:previous>
        </table:cell-content-change>
        <table:cell-content-change table:id="ct465">
          <table:cell-address table:column="12" table:row="50" table:table="0"/>
          <office:change-info>
            <dc:creator>Bob Jacobsen</dc:creator>
            <dc:date>2011-07-23T22:17:34</dc:date>
          </office:change-info>
          <table:previous table:id="ct460">
            <table:change-track-table-cell table:cell-address="Sheet1.M51" table:formula="of:=DEC2HEX([.F51]*2*16+[.G51];2)" office:value-type="string">
              <text:p>69</text:p>
            </table:change-track-table-cell>
          </table:previous>
        </table:cell-content-change>
        <table:cell-content-change table:id="ct466">
          <table:cell-address table:column="12" table:row="3" table:table="0"/>
          <office:change-info>
            <dc:creator>Bob Jacobsen</dc:creator>
            <dc:date>2011-07-23T22:18:39</dc:date>
          </office:change-info>
          <table:previous>
            <table:change-track-table-cell/>
          </table:previous>
        </table:cell-content-change>
        <table:cell-content-change table:id="ct467">
          <table:cell-address table:column="12" table:row="4" table:table="0"/>
          <office:change-info>
            <dc:creator>Bob Jacobsen</dc:creator>
            <dc:date>2011-07-23T22:18:50</dc:date>
          </office:change-info>
          <table:previous>
            <table:change-track-table-cell/>
          </table:previous>
        </table:cell-content-change>
        <table:cell-content-change table:id="ct468">
          <table:cell-address table:column="12" table:row="2" table:table="0"/>
          <office:change-info>
            <dc:creator>Bob Jacobsen</dc:creator>
            <dc:date>2011-07-23T22:18:58</dc:date>
          </office:change-info>
          <table:previous>
            <table:change-track-table-cell office:value-type="string">
              <text:p>CAN Content</text:p>
            </table:change-track-table-cell>
          </table:previous>
        </table:cell-content-change>
        <table:cell-content-change table:id="ct469">
          <table:cell-address table:column="12" table:row="3" table:table="0"/>
          <office:change-info>
            <dc:creator>Bob Jacobsen</dc:creator>
            <dc:date>2011-07-23T22:18:59</dc:date>
          </office:change-info>
          <table:previous table:id="ct466">
            <table:change-track-table-cell office:value-type="string">
              <text:p>MTI byte at start</text:p>
            </table:change-track-table-cell>
          </table:previous>
        </table:cell-content-change>
        <table:cell-content-change table:id="ct470">
          <table:cell-address table:column="12" table:row="3" table:table="0"/>
          <office:change-info>
            <dc:creator>Bob Jacobsen</dc:creator>
            <dc:date>2011-07-23T22:19:05</dc:date>
          </office:change-info>
          <table:previous table:id="ct469">
            <table:change-track-table-cell/>
          </table:previous>
        </table:cell-content-change>
        <table:cell-content-change table:id="ct471">
          <table:cell-address table:column="12" table:row="4" table:table="0"/>
          <office:change-info>
            <dc:creator>Bob Jacobsen</dc:creator>
            <dc:date>2011-07-23T22:19:11</dc:date>
          </office:change-info>
          <table:previous table:id="ct467">
            <table:change-track-table-cell office:value-type="string">
              <text:p>of CAN data</text:p>
            </table:change-track-table-cell>
          </table:previous>
        </table:cell-content-change>
        <table:cell-content-change table:id="ct472">
          <table:cell-address table:column="12" table:row="4" table:table="0"/>
          <office:change-info>
            <dc:creator>Bob Jacobsen</dc:creator>
            <dc:date>2011-07-23T22:19:49</dc:date>
          </office:change-info>
          <table:previous table:id="ct471">
            <table:change-track-table-cell office:value-type="string">
              <text:p>of CAN data, if present</text:p>
            </table:change-track-table-cell>
          </table:previous>
        </table:cell-content-change>
        <table:cell-content-change table:id="ct473">
          <table:cell-address table:column="12" table:row="5" table:table="0"/>
          <office:change-info>
            <dc:creator>Bob Jacobsen</dc:creator>
            <dc:date>2011-07-23T22:19:50</dc:date>
          </office:change-info>
          <table:previous>
            <table:change-track-table-cell/>
          </table:previous>
        </table:cell-content-change>
        <table:cell-content-change table:id="ct474">
          <table:cell-address table:column="4" table:row="10" table:table="0"/>
          <office:change-info>
            <dc:creator>Bob Jacobsen</dc:creator>
            <dc:date>2011-07-23T23:23:00</dc:date>
          </office:change-info>
          <table:previous>
            <table:change-track-table-cell office:value-type="string">
              <text:p>Y</text:p>
            </table:change-track-table-cell>
          </table:previous>
        </table:cell-content-change>
        <table:cell-content-change table:id="ct475">
          <table:cell-address table:column="4" table:row="17" table:table="0"/>
          <office:change-info>
            <dc:creator>Bob Jacobsen</dc:creator>
            <dc:date>2011-07-23T23:23:07</dc:date>
          </office:change-info>
          <table:previous table:id="ct198">
            <table:change-track-table-cell office:value-type="string">
              <text:p>Y</text:p>
            </table:change-track-table-cell>
          </table:previous>
        </table:cell-content-change>
        <table:cell-content-change table:id="ct476">
          <table:cell-address table:column="4" table:row="18" table:table="0"/>
          <office:change-info>
            <dc:creator>Bob Jacobsen</dc:creator>
            <dc:date>2011-07-23T23:23:08</dc:date>
          </office:change-info>
          <table:previous table:id="ct199">
            <table:change-track-table-cell office:value-type="string">
              <text:p>Y</text:p>
            </table:change-track-table-cell>
          </table:previous>
        </table:cell-content-change>
        <table:cell-content-change table:id="ct477">
          <table:cell-address table:column="4" table:row="27" table:table="0"/>
          <office:change-info>
            <dc:creator>Bob Jacobsen</dc:creator>
            <dc:date>2011-07-23T23:23:13</dc:date>
          </office:change-info>
          <table:previous>
            <table:change-track-table-cell office:value-type="string">
              <text:p>Y</text:p>
            </table:change-track-table-cell>
          </table:previous>
        </table:cell-content-change>
        <table:cell-content-change table:id="ct478">
          <table:cell-address table:column="4" table:row="39" table:table="0"/>
          <office:change-info>
            <dc:creator>Bob Jacobsen</dc:creator>
            <dc:date>2011-07-23T23:23:24</dc:date>
          </office:change-info>
          <table:previous table:id="ct270">
            <table:change-track-table-cell office:value-type="string">
              <text:p>Y</text:p>
            </table:change-track-table-cell>
          </table:previous>
        </table:cell-content-change>
        <table:cell-content-change table:id="ct479">
          <table:cell-address table:column="4" table:row="40" table:table="0"/>
          <office:change-info>
            <dc:creator>Bob Jacobsen</dc:creator>
            <dc:date>2011-07-23T23:23:24</dc:date>
          </office:change-info>
          <table:previous>
            <table:change-track-table-cell office:value-type="string">
              <text:p>Y</text:p>
            </table:change-track-table-cell>
          </table:previous>
        </table:cell-content-change>
        <table:cell-content-change table:id="ct480">
          <table:cell-address table:column="4" table:row="41" table:table="0"/>
          <office:change-info>
            <dc:creator>Bob Jacobsen</dc:creator>
            <dc:date>2011-07-23T23:23:25</dc:date>
          </office:change-info>
          <table:previous>
            <table:change-track-table-cell office:value-type="string">
              <text:p>Y</text:p>
            </table:change-track-table-cell>
          </table:previous>
        </table:cell-content-change>
        <table:cell-content-change table:id="ct481">
          <table:cell-address table:column="4" table:row="17" table:table="0"/>
          <office:change-info>
            <dc:creator>Bob Jacobsen</dc:creator>
            <dc:date>2011-07-23T23:23:39</dc:date>
          </office:change-info>
          <table:previous table:id="ct475">
            <table:change-track-table-cell/>
          </table:previous>
        </table:cell-content-change>
        <table:cell-content-change table:id="ct482">
          <table:cell-address table:column="4" table:row="18" table:table="0"/>
          <office:change-info>
            <dc:creator>Bob Jacobsen</dc:creator>
            <dc:date>2011-07-23T23:23:39</dc:date>
          </office:change-info>
          <table:previous table:id="ct476">
            <table:change-track-table-cell/>
          </table:previous>
        </table:cell-content-change>
        <table:cell-content-change table:id="ct483">
          <table:cell-address table:column="1" table:row="66" table:table="0"/>
          <office:change-info>
            <dc:creator>Bob Jacobsen</dc:creator>
            <dc:date>2011-07-24T06:53:52</dc:date>
          </office:change-info>
          <table:previous>
            <table:change-track-table-cell/>
          </table:previous>
        </table:cell-content-change>
        <table:cell-content-change table:id="ct484">
          <table:cell-address table:column="1" table:row="65" table:table="0"/>
          <office:change-info>
            <dc:creator>Bob Jacobsen</dc:creator>
            <dc:date>2011-07-24T06:54:06</dc:date>
          </office:change-info>
          <table:previous>
            <table:change-track-table-cell/>
          </table:previous>
        </table:cell-content-change>
        <table:cell-content-change table:id="ct485">
          <table:cell-address table:column="1" table:row="61" table:table="0"/>
          <office:change-info>
            <dc:creator>Bob Jacobsen</dc:creator>
            <dc:date>2011-07-24T06:54:30</dc:date>
          </office:change-info>
          <table:previous>
            <table:change-track-table-cell/>
          </table:previous>
        </table:cell-content-change>
        <table:cell-content-change table:id="ct486">
          <table:cell-address table:column="1" table:row="60" table:table="0"/>
          <office:change-info>
            <dc:creator>Bob Jacobsen</dc:creator>
            <dc:date>2011-07-24T06:54:46</dc:date>
          </office:change-info>
          <table:previous>
            <table:change-track-table-cell/>
          </table:previous>
        </table:cell-content-change>
        <table:cell-content-change table:id="ct487">
          <table:cell-address table:column="1" table:row="62" table:table="0"/>
          <office:change-info>
            <dc:creator>Bob Jacobsen</dc:creator>
            <dc:date>2011-07-24T06:55:13</dc:date>
          </office:change-info>
          <table:previous>
            <table:change-track-table-cell/>
          </table:previous>
        </table:cell-content-change>
        <table:cell-content-change table:id="ct488">
          <table:cell-address table:column="1" table:row="67" table:table="0"/>
          <office:change-info>
            <dc:creator>Bob Jacobsen</dc:creator>
            <dc:date>2011-07-24T06:56:10</dc:date>
          </office:change-info>
          <table:previous>
            <table:change-track-table-cell/>
          </table:previous>
        </table:cell-content-change>
        <table:movement table:id="ct489">
          <table:source-range-address table:column="2" table:row="62" table:table="0"/>
          <table:target-range-address table:column="2" table:row="65" table:table="0"/>
          <office:change-info>
            <dc:creator>Bob Jacobsen</dc:creator>
            <dc:date>2011-07-24T06:56:17</dc:date>
          </office:change-info>
          <table:dependencies>
            <table:dependence table:id="ct1544"/>
          </table:dependencies>
        </table:movement>
        <table:movement table:id="ct490">
          <table:source-range-address table:column="2" table:row="63" table:table="0"/>
          <table:target-range-address table:column="2" table:row="66" table:table="0"/>
          <office:change-info>
            <dc:creator>Bob Jacobsen</dc:creator>
            <dc:date>2011-07-24T06:56:22</dc:date>
          </office:change-info>
          <table:dependencies>
            <table:dependence table:id="ct1544"/>
          </table:dependencies>
        </table:movement>
        <table:movement table:id="ct491">
          <table:source-range-address table:column="2" table:row="64" table:table="0"/>
          <table:target-range-address table:column="2" table:row="62" table:table="0"/>
          <office:change-info>
            <dc:creator>Bob Jacobsen</dc:creator>
            <dc:date>2011-07-24T06:56:27</dc:date>
          </office:change-info>
          <table:dependencies>
            <table:dependence table:id="ct1544"/>
          </table:dependencies>
        </table:movement>
        <table:cell-content-change table:id="ct492">
          <table:cell-address table:column="1" table:row="69" table:table="0"/>
          <office:change-info>
            <dc:creator>Bob Jacobsen</dc:creator>
            <dc:date>2011-07-24T06:57:08</dc:date>
          </office:change-info>
          <table:previous>
            <table:change-track-table-cell/>
          </table:previous>
        </table:cell-content-change>
        <table:insertion table:id="ct493" table:type="row" table:position="2" table:table="0">
          <office:change-info>
            <dc:creator>Mike </dc:creator>
            <dc:date>2011-08-04T12:03:27.15</dc:date>
          </office:change-info>
          <table:dependencies>
            <table:dependence table:id="ct1640"/>
            <table:dependence table:id="ct1637"/>
            <table:dependence table:id="ct1545"/>
            <table:dependence table:id="ct1506"/>
            <table:dependence table:id="ct1500"/>
            <table:dependence table:id="ct1499"/>
            <table:dependence table:id="ct1498"/>
            <table:dependence table:id="ct1497"/>
            <table:dependence table:id="ct1482"/>
            <table:dependence table:id="ct564"/>
            <table:dependence table:id="ct503"/>
            <table:dependence table:id="ct496"/>
            <table:dependence table:id="ct495"/>
            <table:dependence table:id="ct494"/>
          </table:dependencies>
        </table:insertion>
        <table:cell-content-change table:id="ct494">
          <table:cell-address table:column="1" table:row="2" table:table="0"/>
          <office:change-info>
            <dc:creator>Mike </dc:creator>
            <dc:date>2011-08-04T12:03:52.47</dc:date>
          </office:change-info>
          <table:previous>
            <table:change-track-table-cell/>
          </table:previous>
        </table:cell-content-change>
        <table:cell-content-change table:id="ct495">
          <table:cell-address table:column="2" table:row="2" table:table="0"/>
          <office:change-info>
            <dc:creator>Mike </dc:creator>
            <dc:date>2011-08-04T12:04:16.70</dc:date>
          </office:change-info>
          <table:previous>
            <table:change-track-table-cell/>
          </table:previous>
        </table:cell-content-change>
        <table:cell-content-change table:id="ct496">
          <table:cell-address table:column="3" table:row="2" table:table="0"/>
          <office:change-info>
            <dc:creator>Mike </dc:creator>
            <dc:date>2011-08-04T12:04:44.47</dc:date>
          </office:change-info>
          <table:previous>
            <table:change-track-table-cell/>
          </table:previous>
        </table:cell-content-change>
        <table:cell-content-change table:id="ct497">
          <table:cell-address table:column="4" table:row="2" table:table="0"/>
          <office:change-info>
            <dc:creator>Mike </dc:creator>
            <dc:date>2011-08-04T12:04:59.87</dc:date>
          </office:change-info>
          <table:previous>
            <table:change-track-table-cell/>
          </table:previous>
        </table:cell-content-change>
        <table:cell-content-change table:id="ct498">
          <table:cell-address table:column="4" table:row="2" table:table="0"/>
          <office:change-info>
            <dc:creator>Mike </dc:creator>
            <dc:date>2011-08-04T12:05:09.35</dc:date>
          </office:change-info>
          <table:previous table:id="ct497">
            <table:change-track-table-cell office:value-type="string">
              <text:p>Simple mode</text:p>
            </table:change-track-table-cell>
          </table:previous>
        </table:cell-content-change>
        <table:cell-content-change table:id="ct499">
          <table:cell-address table:column="5" table:row="2" table:table="0"/>
          <office:change-info>
            <dc:creator>Mike </dc:creator>
            <dc:date>2011-08-04T12:05:58.97</dc:date>
          </office:change-info>
          <table:previous>
            <table:change-track-table-cell/>
          </table:previous>
        </table:cell-content-change>
        <table:cell-content-change table:id="ct500">
          <table:cell-address table:column="6" table:row="2" table:table="0"/>
          <office:change-info>
            <dc:creator>Mike </dc:creator>
            <dc:date>2011-08-04T12:06:08.34</dc:date>
          </office:change-info>
          <table:previous>
            <table:change-track-table-cell/>
          </table:previous>
        </table:cell-content-change>
        <table:cell-content-change table:id="ct501">
          <table:cell-address table:column="9" table:row="2" table:table="0"/>
          <office:change-info>
            <dc:creator>Mike </dc:creator>
            <dc:date>2011-08-04T12:06:19.28</dc:date>
          </office:change-info>
          <table:previous>
            <table:change-track-table-cell/>
          </table:previous>
        </table:cell-content-change>
        <table:cell-content-change table:id="ct502">
          <table:cell-address table:column="4" table:row="2" table:table="0"/>
          <office:change-info>
            <dc:creator>Mike </dc:creator>
            <dc:date>2011-08-04T12:06:44.37</dc:date>
          </office:change-info>
          <table:previous table:id="ct498">
            <table:change-track-table-cell office:value-type="string">
              <text:p>Simple mode message</text:p>
            </table:change-track-table-cell>
          </table:previous>
        </table:cell-content-change>
        <table:cell-content-change table:id="ct503">
          <table:cell-address table:column="3" table:row="2" table:table="0"/>
          <office:change-info>
            <dc:creator>Mike </dc:creator>
            <dc:date>2011-08-04T12:07:02.36</dc:date>
          </office:change-info>
          <table:previous table:id="ct496">
            <table:change-track-table-cell office:value-type="string">
              <text:p>CAN flags</text:p>
            </table:change-track-table-cell>
          </table:previous>
        </table:cell-content-change>
        <table:cell-content-change table:id="ct504">
          <table:cell-address table:column="1" table:row="9" table:table="0"/>
          <office:change-info>
            <dc:creator>Mike </dc:creator>
            <dc:date>2011-08-04T12:08:08.45</dc:date>
          </office:change-info>
          <table:previous>
            <table:change-track-table-cell office:value-type="string">
              <text:p>N</text:p>
            </table:change-track-table-cell>
          </table:previous>
        </table:cell-content-change>
        <table:cell-content-change table:id="ct505">
          <table:cell-address table:column="2" table:row="9" table:table="0"/>
          <office:change-info>
            <dc:creator>Mike </dc:creator>
            <dc:date>2011-08-04T12:08:12.57</dc:date>
          </office:change-info>
          <table:previous>
            <table:change-track-table-cell office:value-type="string">
              <text:p>N</text:p>
            </table:change-track-table-cell>
          </table:previous>
        </table:cell-content-change>
        <table:cell-content-change table:id="ct506">
          <table:cell-address table:column="2" table:row="10" table:table="0"/>
          <office:change-info>
            <dc:creator>Mike </dc:creator>
            <dc:date>2011-08-04T12:08:12.57</dc:date>
          </office:change-info>
          <table:previous>
            <table:change-track-table-cell office:value-type="string">
              <text:p>N</text:p>
            </table:change-track-table-cell>
          </table:previous>
        </table:cell-content-change>
        <table:cell-content-change table:id="ct507">
          <table:cell-address table:column="2" table:row="11" table:table="0"/>
          <office:change-info>
            <dc:creator>Mike </dc:creator>
            <dc:date>2011-08-04T12:08:12.57</dc:date>
          </office:change-info>
          <table:previous>
            <table:change-track-table-cell office:value-type="string">
              <text:p>N</text:p>
            </table:change-track-table-cell>
          </table:previous>
        </table:cell-content-change>
        <table:cell-content-change table:id="ct508">
          <table:cell-address table:column="2" table:row="12" table:table="0"/>
          <office:change-info>
            <dc:creator>Mike </dc:creator>
            <dc:date>2011-08-04T12:08:12.57</dc:date>
          </office:change-info>
          <table:previous>
            <table:change-track-table-cell office:value-type="string">
              <text:p>N</text:p>
            </table:change-track-table-cell>
          </table:previous>
        </table:cell-content-change>
        <table:cell-content-change table:id="ct509">
          <table:cell-address table:column="2" table:row="13" table:table="0"/>
          <office:change-info>
            <dc:creator>Mike </dc:creator>
            <dc:date>2011-08-04T12:08:12.57</dc:date>
          </office:change-info>
          <table:previous>
            <table:change-track-table-cell office:value-type="string">
              <text:p>N</text:p>
            </table:change-track-table-cell>
          </table:previous>
        </table:cell-content-change>
        <table:cell-content-change table:id="ct510">
          <table:cell-address table:column="2" table:row="14" table:table="0"/>
          <office:change-info>
            <dc:creator>Mike </dc:creator>
            <dc:date>2011-08-04T12:08:12.57</dc:date>
          </office:change-info>
          <table:previous>
            <table:change-track-table-cell office:value-type="string">
              <text:p>N</text:p>
            </table:change-track-table-cell>
          </table:previous>
        </table:cell-content-change>
        <table:cell-content-change table:id="ct511">
          <table:cell-address table:column="1" table:row="11" table:table="0"/>
          <office:change-info>
            <dc:creator>Mike </dc:creator>
            <dc:date>2011-08-04T12:08:15.65</dc:date>
          </office:change-info>
          <table:previous>
            <table:change-track-table-cell office:value-type="string">
              <text:p>N</text:p>
            </table:change-track-table-cell>
          </table:previous>
        </table:cell-content-change>
        <table:cell-content-change table:id="ct512">
          <table:cell-address table:column="1" table:row="12" table:table="0"/>
          <office:change-info>
            <dc:creator>Mike </dc:creator>
            <dc:date>2011-08-04T12:08:15.65</dc:date>
          </office:change-info>
          <table:previous>
            <table:change-track-table-cell office:value-type="string">
              <text:p>N</text:p>
            </table:change-track-table-cell>
          </table:previous>
        </table:cell-content-change>
        <table:cell-content-change table:id="ct513">
          <table:cell-address table:column="2" table:row="17" table:table="0"/>
          <office:change-info>
            <dc:creator>Mike </dc:creator>
            <dc:date>2011-08-04T12:08:19.34</dc:date>
          </office:change-info>
          <table:previous table:id="ct196">
            <table:change-track-table-cell office:value-type="string">
              <text:p>N</text:p>
            </table:change-track-table-cell>
          </table:previous>
        </table:cell-content-change>
        <table:cell-content-change table:id="ct514">
          <table:cell-address table:column="2" table:row="18" table:table="0"/>
          <office:change-info>
            <dc:creator>Mike </dc:creator>
            <dc:date>2011-08-04T12:08:19.34</dc:date>
          </office:change-info>
          <table:previous table:id="ct197">
            <table:change-track-table-cell office:value-type="string">
              <text:p>N</text:p>
            </table:change-track-table-cell>
          </table:previous>
        </table:cell-content-change>
        <table:cell-content-change table:id="ct515">
          <table:cell-address table:column="1" table:row="21" table:table="0"/>
          <office:change-info>
            <dc:creator>Mike </dc:creator>
            <dc:date>2011-08-04T12:08:24.96</dc:date>
          </office:change-info>
          <table:previous>
            <table:change-track-table-cell office:value-type="string">
              <text:p>N</text:p>
            </table:change-track-table-cell>
          </table:previous>
        </table:cell-content-change>
        <table:cell-content-change table:id="ct516">
          <table:cell-address table:column="1" table:row="22" table:table="0"/>
          <office:change-info>
            <dc:creator>Mike </dc:creator>
            <dc:date>2011-08-04T12:08:24.96</dc:date>
          </office:change-info>
          <table:previous>
            <table:change-track-table-cell office:value-type="string">
              <text:p>N</text:p>
            </table:change-track-table-cell>
          </table:previous>
        </table:cell-content-change>
        <table:cell-content-change table:id="ct517">
          <table:cell-address table:column="1" table:row="23" table:table="0"/>
          <office:change-info>
            <dc:creator>Mike </dc:creator>
            <dc:date>2011-08-04T12:08:24.96</dc:date>
          </office:change-info>
          <table:previous>
            <table:change-track-table-cell office:value-type="string">
              <text:p>N</text:p>
            </table:change-track-table-cell>
          </table:previous>
        </table:cell-content-change>
        <table:cell-content-change table:id="ct518">
          <table:cell-address table:column="1" table:row="24" table:table="0"/>
          <office:change-info>
            <dc:creator>Mike </dc:creator>
            <dc:date>2011-08-04T12:08:24.96</dc:date>
          </office:change-info>
          <table:previous>
            <table:change-track-table-cell office:value-type="string">
              <text:p>N</text:p>
            </table:change-track-table-cell>
          </table:previous>
        </table:cell-content-change>
        <table:cell-content-change table:id="ct519">
          <table:cell-address table:column="1" table:row="25" table:table="0"/>
          <office:change-info>
            <dc:creator>Mike </dc:creator>
            <dc:date>2011-08-04T12:08:24.96</dc:date>
          </office:change-info>
          <table:previous>
            <table:change-track-table-cell office:value-type="string">
              <text:p>N</text:p>
            </table:change-track-table-cell>
          </table:previous>
        </table:cell-content-change>
        <table:cell-content-change table:id="ct520">
          <table:cell-address table:column="1" table:row="26" table:table="0"/>
          <office:change-info>
            <dc:creator>Mike </dc:creator>
            <dc:date>2011-08-04T12:08:24.96</dc:date>
          </office:change-info>
          <table:previous>
            <table:change-track-table-cell office:value-type="string">
              <text:p>N</text:p>
            </table:change-track-table-cell>
          </table:previous>
        </table:cell-content-change>
        <table:cell-content-change table:id="ct521">
          <table:cell-address table:column="1" table:row="28" table:table="0"/>
          <office:change-info>
            <dc:creator>Mike </dc:creator>
            <dc:date>2011-08-04T12:08:27.98</dc:date>
          </office:change-info>
          <table:previous>
            <table:change-track-table-cell office:value-type="string">
              <text:p>N</text:p>
            </table:change-track-table-cell>
          </table:previous>
        </table:cell-content-change>
        <table:cell-content-change table:id="ct522">
          <table:cell-address table:column="1" table:row="29" table:table="0"/>
          <office:change-info>
            <dc:creator>Mike </dc:creator>
            <dc:date>2011-08-04T12:08:27.98</dc:date>
          </office:change-info>
          <table:previous>
            <table:change-track-table-cell office:value-type="string">
              <text:p>N</text:p>
            </table:change-track-table-cell>
          </table:previous>
        </table:cell-content-change>
        <table:cell-content-change table:id="ct523">
          <table:cell-address table:column="1" table:row="30" table:table="0"/>
          <office:change-info>
            <dc:creator>Mike </dc:creator>
            <dc:date>2011-08-04T12:08:27.98</dc:date>
          </office:change-info>
          <table:previous>
            <table:change-track-table-cell office:value-type="string">
              <text:p>N</text:p>
            </table:change-track-table-cell>
          </table:previous>
        </table:cell-content-change>
        <table:cell-content-change table:id="ct524">
          <table:cell-address table:column="2" table:row="27" table:table="0"/>
          <office:change-info>
            <dc:creator>Mike </dc:creator>
            <dc:date>2011-08-04T12:08:30.54</dc:date>
          </office:change-info>
          <table:previous>
            <table:change-track-table-cell office:value-type="string">
              <text:p>N</text:p>
            </table:change-track-table-cell>
          </table:previous>
        </table:cell-content-change>
        <table:cell-content-change table:id="ct525">
          <table:cell-address table:column="2" table:row="28" table:table="0"/>
          <office:change-info>
            <dc:creator>Mike </dc:creator>
            <dc:date>2011-08-04T12:08:30.54</dc:date>
          </office:change-info>
          <table:previous>
            <table:change-track-table-cell office:value-type="string">
              <text:p>N</text:p>
            </table:change-track-table-cell>
          </table:previous>
        </table:cell-content-change>
        <table:cell-content-change table:id="ct526">
          <table:cell-address table:column="2" table:row="39" table:table="0"/>
          <office:change-info>
            <dc:creator>Mike </dc:creator>
            <dc:date>2011-08-04T12:08:33.90</dc:date>
          </office:change-info>
          <table:previous>
            <table:change-track-table-cell office:value-type="string">
              <text:p>N</text:p>
            </table:change-track-table-cell>
          </table:previous>
        </table:cell-content-change>
        <table:cell-content-change table:id="ct527">
          <table:cell-address table:column="2" table:row="40" table:table="0"/>
          <office:change-info>
            <dc:creator>Mike </dc:creator>
            <dc:date>2011-08-04T12:08:33.90</dc:date>
          </office:change-info>
          <table:previous>
            <table:change-track-table-cell office:value-type="string">
              <text:p>N</text:p>
            </table:change-track-table-cell>
          </table:previous>
        </table:cell-content-change>
        <table:cell-content-change table:id="ct528">
          <table:cell-address table:column="2" table:row="41" table:table="0"/>
          <office:change-info>
            <dc:creator>Mike </dc:creator>
            <dc:date>2011-08-04T12:08:33.90</dc:date>
          </office:change-info>
          <table:previous>
            <table:change-track-table-cell office:value-type="string">
              <text:p>N</text:p>
            </table:change-track-table-cell>
          </table:previous>
        </table:cell-content-change>
        <table:cell-content-change table:id="ct529">
          <table:cell-address table:column="2" table:row="45" table:table="0"/>
          <office:change-info>
            <dc:creator>Mike </dc:creator>
            <dc:date>2011-08-04T12:08:37.55</dc:date>
          </office:change-info>
          <table:previous>
            <table:change-track-table-cell office:value-type="string">
              <text:p>N</text:p>
            </table:change-track-table-cell>
          </table:previous>
        </table:cell-content-change>
        <table:cell-content-change table:id="ct530">
          <table:cell-address table:column="2" table:row="47" table:table="0"/>
          <office:change-info>
            <dc:creator>Mike </dc:creator>
            <dc:date>2011-08-04T12:08:37.55</dc:date>
          </office:change-info>
          <table:previous>
            <table:change-track-table-cell office:value-type="string">
              <text:p>N</text:p>
            </table:change-track-table-cell>
          </table:previous>
        </table:cell-content-change>
        <table:cell-content-change table:id="ct531">
          <table:cell-address table:column="2" table:row="50" table:table="0"/>
          <office:change-info>
            <dc:creator>Mike </dc:creator>
            <dc:date>2011-08-04T12:08:37.55</dc:date>
          </office:change-info>
          <table:previous>
            <table:change-track-table-cell office:value-type="string">
              <text:p>N</text:p>
            </table:change-track-table-cell>
          </table:previous>
        </table:cell-content-change>
        <table:cell-content-change table:id="ct532">
          <table:cell-address table:column="2" table:row="51" table:table="0"/>
          <office:change-info>
            <dc:creator>Mike </dc:creator>
            <dc:date>2011-08-04T12:08:37.55</dc:date>
          </office:change-info>
          <table:previous>
            <table:change-track-table-cell office:value-type="string">
              <text:p>N</text:p>
            </table:change-track-table-cell>
          </table:previous>
        </table:cell-content-change>
        <table:cell-content-change table:id="ct533">
          <table:cell-address table:column="2" table:row="52" table:table="0"/>
          <office:change-info>
            <dc:creator>Mike </dc:creator>
            <dc:date>2011-08-04T12:08:37.55</dc:date>
          </office:change-info>
          <table:previous>
            <table:change-track-table-cell office:value-type="string">
              <text:p>N</text:p>
            </table:change-track-table-cell>
          </table:previous>
        </table:cell-content-change>
        <table:cell-content-change table:id="ct534">
          <table:cell-address table:column="1" table:row="3" table:table="0"/>
          <office:change-info>
            <dc:creator>Mike </dc:creator>
            <dc:date>2011-08-04T12:09:21.59</dc:date>
          </office:change-info>
          <table:previous>
            <table:change-track-table-cell office:value-type="string">
              <text:p>DID?</text:p>
            </table:change-track-table-cell>
          </table:previous>
        </table:cell-content-change>
        <table:cell-content-change table:id="ct535">
          <table:cell-address table:column="1"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6">
          <table:cell-address table:column="2" table:row="3" table:table="0"/>
          <office:change-info>
            <dc:creator>Mike </dc:creator>
            <dc:date>2011-08-04T12:09:21.59</dc:date>
          </office:change-info>
          <table:previous>
            <table:change-track-table-cell office:value-type="string">
              <text:p>EID?</text:p>
            </table:change-track-table-cell>
          </table:previous>
        </table:cell-content-change>
        <table:cell-content-change table:id="ct537">
          <table:cell-address table:column="2"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8">
          <table:cell-address table:column="3" table:row="3" table:table="0"/>
          <office:change-info>
            <dc:creator>Mike </dc:creator>
            <dc:date>2011-08-04T12:09:21.59</dc:date>
          </office:change-info>
          <table:previous table:id="ct260">
            <table:change-track-table-cell office:value-type="string">
              <text:p>Carry</text:p>
            </table:change-track-table-cell>
          </table:previous>
        </table:cell-content-change>
        <table:cell-content-change table:id="ct539">
          <table:cell-address table:column="3" table:row="3" table:table="0"/>
          <office:change-info>
            <dc:creator>Mike </dc:creator>
            <dc:date>2011-08-04T12:09:21.59</dc:date>
          </office:change-info>
          <table:previous>
            <table:change-track-table-cell office:value-type="string">
              <text:p>Flags?</text:p>
            </table:change-track-table-cell>
          </table:previous>
        </table:cell-content-change>
        <table:cell-content-change table:id="ct540">
          <table:cell-address table:column="4" table:row="3" table:table="0"/>
          <office:change-info>
            <dc:creator>Mike </dc:creator>
            <dc:date>2011-08-04T12:09:21.59</dc:date>
          </office:change-info>
          <table:previous>
            <table:change-track-table-cell office:value-type="string">
              <text:p>Simple</text:p>
            </table:change-track-table-cell>
          </table:previous>
        </table:cell-content-change>
        <table:cell-content-change table:id="ct541">
          <table:cell-address table:column="4" table:row="3" table:table="0"/>
          <office:change-info>
            <dc:creator>Mike </dc:creator>
            <dc:date>2011-08-04T12:09:21.59</dc:date>
          </office:change-info>
          <table:previous>
            <table:change-track-table-cell office:value-type="string">
              <text:p>Node Msg</text:p>
            </table:change-track-table-cell>
          </table:previous>
        </table:cell-content-change>
        <table:cell-content-change table:id="ct542">
          <table:cell-address table:column="5" table:row="3" table:table="0"/>
          <office:change-info>
            <dc:creator>Mike </dc:creator>
            <dc:date>2011-08-04T12:09:21.59</dc:date>
          </office:change-info>
          <table:previous>
            <table:change-track-table-cell office:value-type="string">
              <text:p>Priority</text:p>
            </table:change-track-table-cell>
          </table:previous>
        </table:cell-content-change>
        <table:cell-content-change table:id="ct543">
          <table:cell-address table:column="5" table:row="3" table:table="0"/>
          <office:change-info>
            <dc:creator>Mike </dc:creator>
            <dc:date>2011-08-04T12:09:21.59</dc:date>
          </office:change-info>
          <table:previous>
            <table:change-track-table-cell office:value-type="string">
              <text:p>Group</text:p>
            </table:change-track-table-cell>
          </table:previous>
        </table:cell-content-change>
        <table:cell-content-change table:id="ct544">
          <table:cell-address table:column="6" table:row="3" table:table="0"/>
          <office:change-info>
            <dc:creator>Mike </dc:creator>
            <dc:date>2011-08-04T12:09:21.59</dc:date>
          </office:change-info>
          <table:previous>
            <table:change-track-table-cell office:value-type="string">
              <text:p>Type</text:p>
            </table:change-track-table-cell>
          </table:previous>
        </table:cell-content-change>
        <table:cell-content-change table:id="ct545">
          <table:cell-address table:column="9" table:row="2" table:table="0"/>
          <office:change-info>
            <dc:creator>Mike </dc:creator>
            <dc:date>2011-08-04T12:09:21.59</dc:date>
          </office:change-info>
          <table:previous>
            <table:change-track-table-cell office:value-type="string">
              <text:p>DID/EID/Flags</text:p>
            </table:change-track-table-cell>
          </table:previous>
        </table:cell-content-change>
        <table:cell-content-change table:id="ct546">
          <table:cell-address table:column="0" table:row="4" table:table="0"/>
          <office:change-info>
            <dc:creator>Mike </dc:creator>
            <dc:date>2011-08-04T12:09:29.17</dc:date>
          </office:change-info>
          <table:previous>
            <table:change-track-table-cell/>
          </table:previous>
        </table:cell-content-change>
        <table:cell-content-change table:id="ct547">
          <table:cell-address table:column="1" table:row="4" table:table="0"/>
          <office:change-info>
            <dc:creator>Mike </dc:creator>
            <dc:date>2011-08-04T12:09:31.03</dc:date>
          </office:change-info>
          <table:previous table:id="ct257">
            <table:change-track-table-cell office:value-type="string">
              <text:p>(1 bit)</text:p>
            </table:change-track-table-cell>
          </table:previous>
        </table:cell-content-change>
        <table:cell-content-change table:id="ct548">
          <table:cell-address table:column="2" table:row="4" table:table="0"/>
          <office:change-info>
            <dc:creator>Mike </dc:creator>
            <dc:date>2011-08-04T12:09:32.27</dc:date>
          </office:change-info>
          <table:previous table:id="ct258">
            <table:change-track-table-cell office:value-type="string">
              <text:p>(1 bit)</text:p>
            </table:change-track-table-cell>
          </table:previous>
        </table:cell-content-change>
        <table:cell-content-change table:id="ct549">
          <table:cell-address table:column="3" table:row="4" table:table="0"/>
          <office:change-info>
            <dc:creator>Mike </dc:creator>
            <dc:date>2011-08-04T12:09:33.04</dc:date>
          </office:change-info>
          <table:previous table:id="ct259">
            <table:change-track-table-cell office:value-type="string">
              <text:p>(1 bit)</text:p>
            </table:change-track-table-cell>
          </table:previous>
        </table:cell-content-change>
        <table:cell-content-change table:id="ct550">
          <table:cell-address table:column="4" table:row="4" table:table="0"/>
          <office:change-info>
            <dc:creator>Mike </dc:creator>
            <dc:date>2011-08-04T12:09:33.81</dc:date>
          </office:change-info>
          <table:previous table:id="ct256">
            <table:change-track-table-cell office:value-type="string">
              <text:p>(1 bit)</text:p>
            </table:change-track-table-cell>
          </table:previous>
        </table:cell-content-change>
        <table:cell-content-change table:id="ct551">
          <table:cell-address table:column="5" table:row="4" table:table="0"/>
          <office:change-info>
            <dc:creator>Mike </dc:creator>
            <dc:date>2011-08-04T12:09:36.28</dc:date>
          </office:change-info>
          <table:previous>
            <table:change-track-table-cell office:value-type="string">
              <text:p>(2 bits)</text:p>
            </table:change-track-table-cell>
          </table:previous>
        </table:cell-content-change>
        <table:cell-content-change table:id="ct552">
          <table:cell-address table:column="6" table:row="4" table:table="0"/>
          <office:change-info>
            <dc:creator>Mike </dc:creator>
            <dc:date>2011-08-04T12:09:38.51</dc:date>
          </office:change-info>
          <table:previous>
            <table:change-track-table-cell office:value-type="string">
              <text:p>(4 bits)</text:p>
            </table:change-track-table-cell>
          </table:previous>
        </table:cell-content-change>
        <table:cell-content-change table:id="ct553">
          <table:cell-address table:column="9" table:row="4" table:table="0"/>
          <office:change-info>
            <dc:creator>Mike </dc:creator>
            <dc:date>2011-08-04T12:09:40.32</dc:date>
          </office:change-info>
          <table:previous>
            <table:change-track-table-cell office:value-type="string">
              <text:p>(3 bits)</text:p>
            </table:change-track-table-cell>
          </table:previous>
        </table:cell-content-change>
        <table:insertion table:id="ct554" table:type="column" table:position="8" table:table="0">
          <office:change-info>
            <dc:creator>Mike </dc:creator>
            <dc:date>2011-08-04T12:10:26.10</dc:date>
          </office:change-info>
        </table:insertion>
        <table:movement table:id="ct555">
          <table:source-range-address table:column="4" table:row="1" table:table="0"/>
          <table:target-range-address table:column="9" table:row="1" table:table="0"/>
          <office:change-info>
            <dc:creator>Mike </dc:creator>
            <dc:date>2011-08-04T12:10:44.02</dc:date>
          </office:change-info>
          <table:dependencies>
            <table:dependence table:id="ct1483"/>
            <table:dependence table:id="ct1481"/>
          </table:dependencies>
        </table:movement>
        <table:cell-content-change table:id="ct556">
          <table:cell-address table:column="9" table:row="1" table:table="0"/>
          <office:change-info>
            <dc:creator>Mike </dc:creator>
            <dc:date>2011-08-04T12:11:24.32</dc:date>
          </office:change-info>
          <table:previous table:id="ct50">
            <table:change-track-table-cell office:value-type="string">
              <text:p>Full 16 Bit MTI calculation</text:p>
            </table:change-track-table-cell>
          </table:previous>
        </table:cell-content-change>
        <table:cell-content-change table:id="ct557">
          <table:cell-address table:column="1" table:row="1" table:table="0"/>
          <office:change-info>
            <dc:creator>Mike </dc:creator>
            <dc:date>2011-08-04T12:12:23.57</dc:date>
          </office:change-info>
          <table:previous>
            <table:change-track-table-cell/>
          </table:previous>
        </table:cell-content-change>
        <table:cell-content-change table:id="ct558">
          <table:cell-address table:column="9" table:row="1" table:table="0"/>
          <office:change-info>
            <dc:creator>Mike </dc:creator>
            <dc:date>2011-08-04T12:12:47.40</dc:date>
          </office:change-info>
          <table:previous table:id="ct556">
            <table:change-track-table-cell office:value-type="string">
              <text:p>16 Bit MTI calculation</text:p>
            </table:change-track-table-cell>
          </table:previous>
        </table:cell-content-change>
        <table:cell-content-change table:id="ct559">
          <table:cell-address table:column="9" table:row="2" table:table="0"/>
          <office:change-info>
            <dc:creator>Mike </dc:creator>
            <dc:date>2011-08-04T12:13:02.87</dc:date>
          </office:change-info>
          <table:previous>
            <table:change-track-table-cell/>
          </table:previous>
        </table:cell-content-change>
        <table:cell-content-change table:id="ct560">
          <table:cell-address table:column="9" table:row="2" table:table="0"/>
          <office:change-info>
            <dc:creator>Mike </dc:creator>
            <dc:date>2011-08-04T12:13:08.75</dc:date>
          </office:change-info>
          <table:previous table:id="ct19">
            <table:change-track-table-cell office:value-type="string">
              <text:p>Complete</text:p>
            </table:change-track-table-cell>
          </table:previous>
        </table:cell-content-change>
        <table:cell-content-change table:id="ct561">
          <table:cell-address table:column="9" table:row="2" table:table="0"/>
          <office:change-info>
            <dc:creator>Mike </dc:creator>
            <dc:date>2011-08-04T12:13:08.75</dc:date>
          </office:change-info>
          <table:previous table:id="ct20">
            <table:change-track-table-cell office:value-type="string">
              <text:p>Value</text:p>
            </table:change-track-table-cell>
          </table:previous>
        </table:cell-content-change>
        <table:cell-content-change table:id="ct562">
          <table:cell-address table:column="9" table:row="2" table:table="0"/>
          <office:change-info>
            <dc:creator>Mike </dc:creator>
            <dc:date>2011-08-04T12:16:01.28</dc:date>
          </office:change-info>
          <table:previous table:id="ct501">
            <table:change-track-table-cell office:value-type="string">
              <text:p>DID/EID/Flags</text:p>
            </table:change-track-table-cell>
          </table:previous>
        </table:cell-content-change>
        <table:insertion table:id="ct563" table:type="column" table:position="7" table:table="0">
          <office:change-info>
            <dc:creator>Mike </dc:creator>
            <dc:date>2011-08-04T12:16:25.09</dc:date>
          </office:change-info>
          <table:dependencies>
            <table:dependence table:id="ct1704"/>
            <table:dependence table:id="ct1703"/>
            <table:dependence table:id="ct1692"/>
            <table:dependence table:id="ct1690"/>
            <table:dependence table:id="ct1583"/>
            <table:dependence table:id="ct1582"/>
            <table:dependence table:id="ct1556"/>
            <table:dependence table:id="ct1555"/>
            <table:dependence table:id="ct1525"/>
            <table:dependence table:id="ct1271"/>
            <table:dependence table:id="ct1270"/>
            <table:dependence table:id="ct1269"/>
            <table:dependence table:id="ct1268"/>
            <table:dependence table:id="ct1267"/>
            <table:dependence table:id="ct1266"/>
            <table:dependence table:id="ct1265"/>
            <table:dependence table:id="ct1264"/>
            <table:dependence table:id="ct1263"/>
            <table:dependence table:id="ct1262"/>
            <table:dependence table:id="ct1261"/>
            <table:dependence table:id="ct1260"/>
            <table:dependence table:id="ct1259"/>
            <table:dependence table:id="ct1258"/>
            <table:dependence table:id="ct1257"/>
            <table:dependence table:id="ct1256"/>
            <table:dependence table:id="ct1255"/>
            <table:dependence table:id="ct1254"/>
            <table:dependence table:id="ct1253"/>
            <table:dependence table:id="ct1252"/>
            <table:dependence table:id="ct1251"/>
            <table:dependence table:id="ct1250"/>
            <table:dependence table:id="ct1249"/>
            <table:dependence table:id="ct1248"/>
            <table:dependence table:id="ct1247"/>
            <table:dependence table:id="ct1246"/>
            <table:dependence table:id="ct1245"/>
            <table:dependence table:id="ct1244"/>
            <table:dependence table:id="ct1243"/>
            <table:dependence table:id="ct1242"/>
            <table:dependence table:id="ct1241"/>
            <table:dependence table:id="ct1240"/>
            <table:dependence table:id="ct1239"/>
            <table:dependence table:id="ct1238"/>
            <table:dependence table:id="ct1237"/>
            <table:dependence table:id="ct1236"/>
            <table:dependence table:id="ct1235"/>
            <table:dependence table:id="ct1234"/>
            <table:dependence table:id="ct1233"/>
            <table:dependence table:id="ct1232"/>
            <table:dependence table:id="ct1231"/>
            <table:dependence table:id="ct1148"/>
            <table:dependence table:id="ct1147"/>
            <table:dependence table:id="ct1146"/>
            <table:dependence table:id="ct1145"/>
            <table:dependence table:id="ct1144"/>
            <table:dependence table:id="ct1143"/>
            <table:dependence table:id="ct1142"/>
            <table:dependence table:id="ct1141"/>
            <table:dependence table:id="ct1140"/>
            <table:dependence table:id="ct1139"/>
            <table:dependence table:id="ct1138"/>
            <table:dependence table:id="ct1137"/>
            <table:dependence table:id="ct1136"/>
            <table:dependence table:id="ct1135"/>
            <table:dependence table:id="ct1134"/>
            <table:dependence table:id="ct1133"/>
            <table:dependence table:id="ct1132"/>
            <table:dependence table:id="ct1131"/>
            <table:dependence table:id="ct1130"/>
            <table:dependence table:id="ct1129"/>
            <table:dependence table:id="ct1128"/>
            <table:dependence table:id="ct1127"/>
            <table:dependence table:id="ct1126"/>
            <table:dependence table:id="ct1125"/>
            <table:dependence table:id="ct1124"/>
            <table:dependence table:id="ct1123"/>
            <table:dependence table:id="ct1122"/>
            <table:dependence table:id="ct1121"/>
            <table:dependence table:id="ct1120"/>
            <table:dependence table:id="ct1119"/>
            <table:dependence table:id="ct1118"/>
            <table:dependence table:id="ct1117"/>
            <table:dependence table:id="ct1116"/>
            <table:dependence table:id="ct1115"/>
            <table:dependence table:id="ct1114"/>
            <table:dependence table:id="ct1113"/>
            <table:dependence table:id="ct1112"/>
            <table:dependence table:id="ct1111"/>
            <table:dependence table:id="ct1110"/>
            <table:dependence table:id="ct1109"/>
            <table:dependence table:id="ct1108"/>
            <table:dependence table:id="ct625"/>
            <table:dependence table:id="ct624"/>
            <table:dependence table:id="ct623"/>
            <table:dependence table:id="ct622"/>
            <table:dependence table:id="ct621"/>
            <table:dependence table:id="ct620"/>
            <table:dependence table:id="ct619"/>
            <table:dependence table:id="ct618"/>
            <table:dependence table:id="ct617"/>
            <table:dependence table:id="ct616"/>
            <table:dependence table:id="ct615"/>
            <table:dependence table:id="ct614"/>
            <table:dependence table:id="ct613"/>
            <table:dependence table:id="ct612"/>
            <table:dependence table:id="ct611"/>
            <table:dependence table:id="ct610"/>
            <table:dependence table:id="ct609"/>
            <table:dependence table:id="ct608"/>
            <table:dependence table:id="ct607"/>
            <table:dependence table:id="ct606"/>
            <table:dependence table:id="ct605"/>
            <table:dependence table:id="ct604"/>
            <table:dependence table:id="ct603"/>
            <table:dependence table:id="ct602"/>
            <table:dependence table:id="ct601"/>
            <table:dependence table:id="ct600"/>
            <table:dependence table:id="ct599"/>
            <table:dependence table:id="ct598"/>
            <table:dependence table:id="ct597"/>
            <table:dependence table:id="ct596"/>
            <table:dependence table:id="ct595"/>
            <table:dependence table:id="ct594"/>
            <table:dependence table:id="ct593"/>
            <table:dependence table:id="ct592"/>
            <table:dependence table:id="ct591"/>
            <table:dependence table:id="ct590"/>
            <table:dependence table:id="ct589"/>
            <table:dependence table:id="ct588"/>
            <table:dependence table:id="ct587"/>
            <table:dependence table:id="ct586"/>
            <table:dependence table:id="ct585"/>
            <table:dependence table:id="ct584"/>
            <table:dependence table:id="ct583"/>
            <table:dependence table:id="ct582"/>
            <table:dependence table:id="ct581"/>
            <table:dependence table:id="ct580"/>
            <table:dependence table:id="ct579"/>
            <table:dependence table:id="ct578"/>
            <table:dependence table:id="ct577"/>
            <table:dependence table:id="ct576"/>
            <table:dependence table:id="ct575"/>
            <table:dependence table:id="ct574"/>
            <table:dependence table:id="ct573"/>
            <table:dependence table:id="ct572"/>
            <table:dependence table:id="ct571"/>
            <table:dependence table:id="ct570"/>
            <table:dependence table:id="ct569"/>
            <table:dependence table:id="ct568"/>
            <table:dependence table:id="ct567"/>
            <table:dependence table:id="ct566"/>
            <table:dependence table:id="ct565"/>
          </table:dependencies>
        </table:insertion>
        <table:movement table:id="ct564">
          <table:source-range-address table:start-column="9" table:start-row="6" table:start-table="0" table:end-column="9" table:end-row="9" table:end-table="0"/>
          <table:target-range-address table:column="9" table:row="2" table:table="0"/>
          <office:change-info>
            <dc:creator>Mike </dc:creator>
            <dc:date>2011-08-04T12:16:32.51</dc:date>
          </office:change-info>
          <table:dependencies>
            <table:dependence table:id="ct1892"/>
            <table:dependence table:id="ct1891"/>
            <table:dependence table:id="ct1890"/>
            <table:dependence table:id="ct1886"/>
            <table:dependence table:id="ct1885"/>
            <table:dependence table:id="ct1884"/>
            <table:dependence table:id="ct1883"/>
            <table:dependence table:id="ct1882"/>
            <table:dependence table:id="ct1663"/>
            <table:dependence table:id="ct1662"/>
            <table:dependence table:id="ct1661"/>
            <table:dependence table:id="ct1558"/>
            <table:dependence table:id="ct1557"/>
            <table:dependence table:id="ct1548"/>
            <table:dependence table:id="ct1545"/>
            <table:dependence table:id="ct1506"/>
            <table:dependence table:id="ct1500"/>
            <table:dependence table:id="ct1499"/>
            <table:dependence table:id="ct1498"/>
            <table:dependence table:id="ct1497"/>
            <table:dependence table:id="ct1483"/>
          </table:dependencies>
        </table:movement>
        <table:cell-content-change table:id="ct565">
          <table:cell-address table:column="7" table:row="2" table:table="0"/>
          <office:change-info>
            <dc:creator>Mike </dc:creator>
            <dc:date>2011-08-04T12:16:58.86</dc:date>
          </office:change-info>
          <table:previous>
            <table:change-track-table-cell/>
          </table:previous>
        </table:cell-content-change>
        <table:cell-content-change table:id="ct566">
          <table:cell-address table:column="7" table:row="2" table:table="0"/>
          <office:change-info>
            <dc:creator>Mike </dc:creator>
            <dc:date>2011-08-04T12:17:05.74</dc:date>
          </office:change-info>
          <table:previous table:id="ct565">
            <table:change-track-table-cell office:value-type="string">
              <text:p>Priority/type</text:p>
            </table:change-track-table-cell>
          </table:previous>
        </table:cell-content-change>
        <table:cell-content-change table:id="ct567">
          <table:cell-address table:column="7" table:row="4" table:table="0"/>
          <office:change-info>
            <dc:creator>Mike </dc:creator>
            <dc:date>2011-08-04T12:17:13.50</dc:date>
          </office:change-info>
          <table:previous>
            <table:change-track-table-cell/>
          </table:previous>
        </table:cell-content-change>
        <table:cell-content-change table:id="ct568">
          <table:cell-address table:column="7" table:row="9" table:table="0"/>
          <office:change-info>
            <dc:creator>Mike </dc:creator>
            <dc:date>2011-08-04T12:17:46.54</dc:date>
          </office:change-info>
          <table:previous>
            <table:change-track-table-cell/>
          </table:previous>
        </table:cell-content-change>
        <table:cell-content-change table:id="ct569">
          <table:cell-address table:column="7" table:row="9" table:table="0"/>
          <office:change-info>
            <dc:creator>Mike </dc:creator>
            <dc:date>2011-08-04T12:18:01.92</dc:date>
          </office:change-info>
          <table:previous table:id="ct568">
            <table:change-track-table-cell table:cell-address="Sheet1.H10" table:formula="of:=[.F10]*32+[.G10]" office:value-type="float" office:value="8"/>
          </table:previous>
        </table:cell-content-change>
        <table:cell-content-change table:id="ct570">
          <table:cell-address table:column="7" table:row="9" table:table="0"/>
          <office:change-info>
            <dc:creator>Mike </dc:creator>
            <dc:date>2011-08-04T12:18:22.71</dc:date>
          </office:change-info>
          <table:previous table:id="ct569">
            <table:change-track-table-cell table:cell-address="Sheet1.H10" table:formula="of:=DEC2HEX([.F10]*32+[.G10],2)" office:value-type="string"/>
          </table:previous>
        </table:cell-content-change>
        <table:cell-content-change table:id="ct571">
          <table:cell-address table:column="7" table:row="10" table:table="0"/>
          <office:change-info>
            <dc:creator>Mike </dc:creator>
            <dc:date>2011-08-04T12:18:29.39</dc:date>
          </office:change-info>
          <table:previous>
            <table:change-track-table-cell/>
          </table:previous>
        </table:cell-content-change>
        <table:cell-content-change table:id="ct572">
          <table:cell-address table:column="7" table:row="11" table:table="0"/>
          <office:change-info>
            <dc:creator>Mike </dc:creator>
            <dc:date>2011-08-04T12:18:29.39</dc:date>
          </office:change-info>
          <table:previous>
            <table:change-track-table-cell/>
          </table:previous>
        </table:cell-content-change>
        <table:cell-content-change table:id="ct573">
          <table:cell-address table:column="7" table:row="12" table:table="0"/>
          <office:change-info>
            <dc:creator>Mike </dc:creator>
            <dc:date>2011-08-04T12:18:29.39</dc:date>
          </office:change-info>
          <table:previous>
            <table:change-track-table-cell/>
          </table:previous>
        </table:cell-content-change>
        <table:cell-content-change table:id="ct574">
          <table:cell-address table:column="7" table:row="13" table:table="0"/>
          <office:change-info>
            <dc:creator>Mike </dc:creator>
            <dc:date>2011-08-04T12:18:29.39</dc:date>
          </office:change-info>
          <table:previous>
            <table:change-track-table-cell/>
          </table:previous>
        </table:cell-content-change>
        <table:cell-content-change table:id="ct575">
          <table:cell-address table:column="7" table:row="14" table:table="0"/>
          <office:change-info>
            <dc:creator>Mike </dc:creator>
            <dc:date>2011-08-04T12:18:29.39</dc:date>
          </office:change-info>
          <table:previous>
            <table:change-track-table-cell/>
          </table:previous>
        </table:cell-content-change>
        <table:cell-content-change table:id="ct576">
          <table:cell-address table:column="7" table:row="15" table:table="0"/>
          <office:change-info>
            <dc:creator>Mike </dc:creator>
            <dc:date>2011-08-04T12:18:29.39</dc:date>
          </office:change-info>
          <table:previous>
            <table:change-track-table-cell/>
          </table:previous>
        </table:cell-content-change>
        <table:cell-content-change table:id="ct577">
          <table:cell-address table:column="7" table:row="16" table:table="0"/>
          <office:change-info>
            <dc:creator>Mike </dc:creator>
            <dc:date>2011-08-04T12:18:29.39</dc:date>
          </office:change-info>
          <table:previous>
            <table:change-track-table-cell/>
          </table:previous>
        </table:cell-content-change>
        <table:cell-content-change table:id="ct578">
          <table:cell-address table:column="7" table:row="17" table:table="0"/>
          <office:change-info>
            <dc:creator>Mike </dc:creator>
            <dc:date>2011-08-04T12:18:29.39</dc:date>
          </office:change-info>
          <table:previous>
            <table:change-track-table-cell/>
          </table:previous>
        </table:cell-content-change>
        <table:cell-content-change table:id="ct579">
          <table:cell-address table:column="7" table:row="18" table:table="0"/>
          <office:change-info>
            <dc:creator>Mike </dc:creator>
            <dc:date>2011-08-04T12:18:29.39</dc:date>
          </office:change-info>
          <table:previous>
            <table:change-track-table-cell/>
          </table:previous>
        </table:cell-content-change>
        <table:cell-content-change table:id="ct580">
          <table:cell-address table:column="7" table:row="19" table:table="0"/>
          <office:change-info>
            <dc:creator>Mike </dc:creator>
            <dc:date>2011-08-04T12:18:29.39</dc:date>
          </office:change-info>
          <table:previous>
            <table:change-track-table-cell/>
          </table:previous>
        </table:cell-content-change>
        <table:cell-content-change table:id="ct581">
          <table:cell-address table:column="7" table:row="20" table:table="0"/>
          <office:change-info>
            <dc:creator>Mike </dc:creator>
            <dc:date>2011-08-04T12:18:29.39</dc:date>
          </office:change-info>
          <table:previous>
            <table:change-track-table-cell/>
          </table:previous>
        </table:cell-content-change>
        <table:cell-content-change table:id="ct582">
          <table:cell-address table:column="7" table:row="21" table:table="0"/>
          <office:change-info>
            <dc:creator>Mike </dc:creator>
            <dc:date>2011-08-04T12:18:29.39</dc:date>
          </office:change-info>
          <table:previous>
            <table:change-track-table-cell/>
          </table:previous>
        </table:cell-content-change>
        <table:cell-content-change table:id="ct583">
          <table:cell-address table:column="7" table:row="22" table:table="0"/>
          <office:change-info>
            <dc:creator>Mike </dc:creator>
            <dc:date>2011-08-04T12:18:29.39</dc:date>
          </office:change-info>
          <table:previous>
            <table:change-track-table-cell/>
          </table:previous>
        </table:cell-content-change>
        <table:cell-content-change table:id="ct584">
          <table:cell-address table:column="7" table:row="23" table:table="0"/>
          <office:change-info>
            <dc:creator>Mike </dc:creator>
            <dc:date>2011-08-04T12:18:29.39</dc:date>
          </office:change-info>
          <table:previous>
            <table:change-track-table-cell/>
          </table:previous>
        </table:cell-content-change>
        <table:cell-content-change table:id="ct585">
          <table:cell-address table:column="7" table:row="24" table:table="0"/>
          <office:change-info>
            <dc:creator>Mike </dc:creator>
            <dc:date>2011-08-04T12:18:29.39</dc:date>
          </office:change-info>
          <table:previous>
            <table:change-track-table-cell/>
          </table:previous>
        </table:cell-content-change>
        <table:cell-content-change table:id="ct586">
          <table:cell-address table:column="7" table:row="24" table:table="0"/>
          <office:change-info>
            <dc:creator>Mike </dc:creator>
            <dc:date>2011-08-04T12:18:29.39</dc:date>
          </office:change-info>
          <table:previous>
            <table:change-track-table-cell/>
          </table:previous>
        </table:cell-content-change>
        <table:cell-content-change table:id="ct587">
          <table:cell-address table:column="7" table:row="25" table:table="0"/>
          <office:change-info>
            <dc:creator>Mike </dc:creator>
            <dc:date>2011-08-04T12:18:29.39</dc:date>
          </office:change-info>
          <table:previous>
            <table:change-track-table-cell/>
          </table:previous>
        </table:cell-content-change>
        <table:cell-content-change table:id="ct588">
          <table:cell-address table:column="7" table:row="26" table:table="0"/>
          <office:change-info>
            <dc:creator>Mike </dc:creator>
            <dc:date>2011-08-04T12:18:29.39</dc:date>
          </office:change-info>
          <table:previous>
            <table:change-track-table-cell/>
          </table:previous>
        </table:cell-content-change>
        <table:cell-content-change table:id="ct589">
          <table:cell-address table:column="7" table:row="27" table:table="0"/>
          <office:change-info>
            <dc:creator>Mike </dc:creator>
            <dc:date>2011-08-04T12:18:29.39</dc:date>
          </office:change-info>
          <table:previous>
            <table:change-track-table-cell/>
          </table:previous>
        </table:cell-content-change>
        <table:cell-content-change table:id="ct590">
          <table:cell-address table:column="7" table:row="28" table:table="0"/>
          <office:change-info>
            <dc:creator>Mike </dc:creator>
            <dc:date>2011-08-04T12:18:29.39</dc:date>
          </office:change-info>
          <table:previous>
            <table:change-track-table-cell/>
          </table:previous>
        </table:cell-content-change>
        <table:cell-content-change table:id="ct591">
          <table:cell-address table:column="7" table:row="29" table:table="0"/>
          <office:change-info>
            <dc:creator>Mike </dc:creator>
            <dc:date>2011-08-04T12:18:29.39</dc:date>
          </office:change-info>
          <table:previous>
            <table:change-track-table-cell/>
          </table:previous>
        </table:cell-content-change>
        <table:cell-content-change table:id="ct592">
          <table:cell-address table:column="7" table:row="30" table:table="0"/>
          <office:change-info>
            <dc:creator>Mike </dc:creator>
            <dc:date>2011-08-04T12:18:29.39</dc:date>
          </office:change-info>
          <table:previous>
            <table:change-track-table-cell/>
          </table:previous>
        </table:cell-content-change>
        <table:cell-content-change table:id="ct593">
          <table:cell-address table:column="7" table:row="31" table:table="0"/>
          <office:change-info>
            <dc:creator>Mike </dc:creator>
            <dc:date>2011-08-04T12:18:29.39</dc:date>
          </office:change-info>
          <table:previous>
            <table:change-track-table-cell/>
          </table:previous>
        </table:cell-content-change>
        <table:cell-content-change table:id="ct594">
          <table:cell-address table:column="7" table:row="37" table:table="0"/>
          <office:change-info>
            <dc:creator>Mike </dc:creator>
            <dc:date>2011-08-04T12:18:29.39</dc:date>
          </office:change-info>
          <table:previous>
            <table:change-track-table-cell/>
          </table:previous>
        </table:cell-content-change>
        <table:cell-content-change table:id="ct595">
          <table:cell-address table:column="7" table:row="38" table:table="0"/>
          <office:change-info>
            <dc:creator>Mike </dc:creator>
            <dc:date>2011-08-04T12:18:29.39</dc:date>
          </office:change-info>
          <table:previous>
            <table:change-track-table-cell/>
          </table:previous>
        </table:cell-content-change>
        <table:cell-content-change table:id="ct596">
          <table:cell-address table:column="7" table:row="39" table:table="0"/>
          <office:change-info>
            <dc:creator>Mike </dc:creator>
            <dc:date>2011-08-04T12:18:29.39</dc:date>
          </office:change-info>
          <table:previous>
            <table:change-track-table-cell/>
          </table:previous>
        </table:cell-content-change>
        <table:cell-content-change table:id="ct597">
          <table:cell-address table:column="7" table:row="40" table:table="0"/>
          <office:change-info>
            <dc:creator>Mike </dc:creator>
            <dc:date>2011-08-04T12:18:29.39</dc:date>
          </office:change-info>
          <table:previous>
            <table:change-track-table-cell/>
          </table:previous>
        </table:cell-content-change>
        <table:cell-content-change table:id="ct598">
          <table:cell-address table:column="7" table:row="40" table:table="0"/>
          <office:change-info>
            <dc:creator>Mike </dc:creator>
            <dc:date>2011-08-04T12:18:29.39</dc:date>
          </office:change-info>
          <table:previous>
            <table:change-track-table-cell/>
          </table:previous>
        </table:cell-content-change>
        <table:cell-content-change table:id="ct599">
          <table:cell-address table:column="7" table:row="41" table:table="0"/>
          <office:change-info>
            <dc:creator>Mike </dc:creator>
            <dc:date>2011-08-04T12:18:29.39</dc:date>
          </office:change-info>
          <table:previous>
            <table:change-track-table-cell/>
          </table:previous>
        </table:cell-content-change>
        <table:cell-content-change table:id="ct600">
          <table:cell-address table:column="7" table:row="42" table:table="0"/>
          <office:change-info>
            <dc:creator>Mike </dc:creator>
            <dc:date>2011-08-04T12:18:29.39</dc:date>
          </office:change-info>
          <table:previous>
            <table:change-track-table-cell/>
          </table:previous>
        </table:cell-content-change>
        <table:cell-content-change table:id="ct601">
          <table:cell-address table:column="7" table:row="43" table:table="0"/>
          <office:change-info>
            <dc:creator>Mike </dc:creator>
            <dc:date>2011-08-04T12:18:29.39</dc:date>
          </office:change-info>
          <table:previous>
            <table:change-track-table-cell/>
          </table:previous>
        </table:cell-content-change>
        <table:cell-content-change table:id="ct602">
          <table:cell-address table:column="7" table:row="44" table:table="0"/>
          <office:change-info>
            <dc:creator>Mike </dc:creator>
            <dc:date>2011-08-04T12:18:29.39</dc:date>
          </office:change-info>
          <table:previous>
            <table:change-track-table-cell/>
          </table:previous>
        </table:cell-content-change>
        <table:cell-content-change table:id="ct603">
          <table:cell-address table:column="7" table:row="45" table:table="0"/>
          <office:change-info>
            <dc:creator>Mike </dc:creator>
            <dc:date>2011-08-04T12:18:29.39</dc:date>
          </office:change-info>
          <table:previous>
            <table:change-track-table-cell/>
          </table:previous>
        </table:cell-content-change>
        <table:cell-content-change table:id="ct604">
          <table:cell-address table:column="7" table:row="46" table:table="0"/>
          <office:change-info>
            <dc:creator>Mike </dc:creator>
            <dc:date>2011-08-04T12:18:29.39</dc:date>
          </office:change-info>
          <table:previous>
            <table:change-track-table-cell/>
          </table:previous>
        </table:cell-content-change>
        <table:cell-content-change table:id="ct605">
          <table:cell-address table:column="7" table:row="47" table:table="0"/>
          <office:change-info>
            <dc:creator>Mike </dc:creator>
            <dc:date>2011-08-04T12:18:29.39</dc:date>
          </office:change-info>
          <table:previous>
            <table:change-track-table-cell/>
          </table:previous>
        </table:cell-content-change>
        <table:cell-content-change table:id="ct606">
          <table:cell-address table:column="7" table:row="48" table:table="0"/>
          <office:change-info>
            <dc:creator>Mike </dc:creator>
            <dc:date>2011-08-04T12:18:29.39</dc:date>
          </office:change-info>
          <table:previous>
            <table:change-track-table-cell/>
          </table:previous>
        </table:cell-content-change>
        <table:cell-content-change table:id="ct607">
          <table:cell-address table:column="7" table:row="49" table:table="0"/>
          <office:change-info>
            <dc:creator>Mike </dc:creator>
            <dc:date>2011-08-04T12:18:29.39</dc:date>
          </office:change-info>
          <table:previous>
            <table:change-track-table-cell/>
          </table:previous>
        </table:cell-content-change>
        <table:cell-content-change table:id="ct608">
          <table:cell-address table:column="7" table:row="50" table:table="0"/>
          <office:change-info>
            <dc:creator>Mike </dc:creator>
            <dc:date>2011-08-04T12:18:29.39</dc:date>
          </office:change-info>
          <table:previous>
            <table:change-track-table-cell/>
          </table:previous>
        </table:cell-content-change>
        <table:cell-content-change table:id="ct609">
          <table:cell-address table:column="7" table:row="51" table:table="0"/>
          <office:change-info>
            <dc:creator>Mike </dc:creator>
            <dc:date>2011-08-04T12:18:29.39</dc:date>
          </office:change-info>
          <table:previous>
            <table:change-track-table-cell/>
          </table:previous>
        </table:cell-content-change>
        <table:cell-content-change table:id="ct610">
          <table:cell-address table:column="7" table:row="52" table:table="0"/>
          <office:change-info>
            <dc:creator>Mike </dc:creator>
            <dc:date>2011-08-04T12:18:29.39</dc:date>
          </office:change-info>
          <table:previous>
            <table:change-track-table-cell/>
          </table:previous>
        </table:cell-content-change>
        <table:cell-content-change table:id="ct611">
          <table:cell-address table:column="7" table:row="15" table:table="0"/>
          <office:change-info>
            <dc:creator>Mike </dc:creator>
            <dc:date>2011-08-04T12:18:43.31</dc:date>
          </office:change-info>
          <table:previous table:id="ct576">
            <table:change-track-table-cell table:cell-address="Sheet1.H16" table:formula="of:=DEC2HEX([.F16]*32+[.G16];2)" office:value-type="string">
              <text:p>00</text:p>
            </table:change-track-table-cell>
          </table:previous>
        </table:cell-content-change>
        <table:cell-content-change table:id="ct612">
          <table:cell-address table:column="7" table:row="16" table:table="0"/>
          <office:change-info>
            <dc:creator>Mike </dc:creator>
            <dc:date>2011-08-04T12:18:43.31</dc:date>
          </office:change-info>
          <table:previous table:id="ct577">
            <table:change-track-table-cell table:cell-address="Sheet1.H17" table:formula="of:=DEC2HEX([.F17]*32+[.G17];2)" office:value-type="string">
              <text:p>00</text:p>
            </table:change-track-table-cell>
          </table:previous>
        </table:cell-content-change>
        <table:cell-content-change table:id="ct613">
          <table:cell-address table:column="7" table:row="19" table:table="0"/>
          <office:change-info>
            <dc:creator>Mike </dc:creator>
            <dc:date>2011-08-04T12:18:46.92</dc:date>
          </office:change-info>
          <table:previous table:id="ct580">
            <table:change-track-table-cell table:cell-address="Sheet1.H20" table:formula="of:=DEC2HEX([.F20]*32+[.G20];2)" office:value-type="string">
              <text:p>00</text:p>
            </table:change-track-table-cell>
          </table:previous>
        </table:cell-content-change>
        <table:cell-content-change table:id="ct614">
          <table:cell-address table:column="7" table:row="20" table:table="0"/>
          <office:change-info>
            <dc:creator>Mike </dc:creator>
            <dc:date>2011-08-04T12:18:46.92</dc:date>
          </office:change-info>
          <table:previous table:id="ct581">
            <table:change-track-table-cell table:cell-address="Sheet1.H21" table:formula="of:=DEC2HEX([.F21]*32+[.G21];2)" office:value-type="string">
              <text:p>00</text:p>
            </table:change-track-table-cell>
          </table:previous>
        </table:cell-content-change>
        <table:cell-content-change table:id="ct615">
          <table:cell-address table:column="7" table:row="24" table:table="0"/>
          <office:change-info>
            <dc:creator>Mike </dc:creator>
            <dc:date>2011-08-04T12:18:49.85</dc:date>
          </office:change-info>
          <table:previous table:id="ct585">
            <table:change-track-table-cell table:cell-address="Sheet1.H25" table:formula="of:=DEC2HEX([.F25]*32+[.G25];2)" office:value-type="string">
              <text:p>28</text:p>
            </table:change-track-table-cell>
          </table:previous>
        </table:cell-content-change>
        <table:cell-content-change table:id="ct616">
          <table:cell-address table:column="7" table:row="31" table:table="0"/>
          <office:change-info>
            <dc:creator>Mike </dc:creator>
            <dc:date>2011-08-04T12:18:54.07</dc:date>
          </office:change-info>
          <table:previous table:id="ct593">
            <table:change-track-table-cell table:cell-address="Sheet1.H32" table:formula="of:=DEC2HEX([.F32]*32+[.G32];2)" office:value-type="string">
              <text:p>00</text:p>
            </table:change-track-table-cell>
          </table:previous>
        </table:cell-content-change>
        <table:cell-content-change table:id="ct617">
          <table:cell-address table:column="7" table:row="37" table:table="0"/>
          <office:change-info>
            <dc:creator>Mike </dc:creator>
            <dc:date>2011-08-04T12:18:54.07</dc:date>
          </office:change-info>
          <table:previous table:id="ct594">
            <table:change-track-table-cell table:cell-address="Sheet1.H38" table:formula="of:=DEC2HEX([.F38]*32+[.G38];2)" office:value-type="string">
              <text:p>00</text:p>
            </table:change-track-table-cell>
          </table:previous>
        </table:cell-content-change>
        <table:cell-content-change table:id="ct618">
          <table:cell-address table:column="7" table:row="38" table:table="0"/>
          <office:change-info>
            <dc:creator>Mike </dc:creator>
            <dc:date>2011-08-04T12:18:54.07</dc:date>
          </office:change-info>
          <table:previous table:id="ct595">
            <table:change-track-table-cell table:cell-address="Sheet1.H39" table:formula="of:=DEC2HEX([.F39]*32+[.G39];2)" office:value-type="string">
              <text:p>00</text:p>
            </table:change-track-table-cell>
          </table:previous>
        </table:cell-content-change>
        <table:cell-content-change table:id="ct619">
          <table:cell-address table:column="7" table:row="42" table:table="0"/>
          <office:change-info>
            <dc:creator>Mike </dc:creator>
            <dc:date>2011-08-04T12:18:57.47</dc:date>
          </office:change-info>
          <table:previous table:id="ct600">
            <table:change-track-table-cell table:cell-address="Sheet1.H43" table:formula="of:=DEC2HEX([.F43]*32+[.G43];2)" office:value-type="string">
              <text:p>00</text:p>
            </table:change-track-table-cell>
          </table:previous>
        </table:cell-content-change>
        <table:cell-content-change table:id="ct620">
          <table:cell-address table:column="7" table:row="43" table:table="0"/>
          <office:change-info>
            <dc:creator>Mike </dc:creator>
            <dc:date>2011-08-04T12:18:57.47</dc:date>
          </office:change-info>
          <table:previous table:id="ct601">
            <table:change-track-table-cell table:cell-address="Sheet1.H44" table:formula="of:=DEC2HEX([.F44]*32+[.G44];2)" office:value-type="string">
              <text:p>00</text:p>
            </table:change-track-table-cell>
          </table:previous>
        </table:cell-content-change>
        <table:cell-content-change table:id="ct621">
          <table:cell-address table:column="7" table:row="44" table:table="0"/>
          <office:change-info>
            <dc:creator>Mike </dc:creator>
            <dc:date>2011-08-04T12:18:57.47</dc:date>
          </office:change-info>
          <table:previous table:id="ct602">
            <table:change-track-table-cell table:cell-address="Sheet1.H45" table:formula="of:=DEC2HEX([.F45]*32+[.G45];2)" office:value-type="string">
              <text:p>00</text:p>
            </table:change-track-table-cell>
          </table:previous>
        </table:cell-content-change>
        <table:cell-content-change table:id="ct622">
          <table:cell-address table:column="7" table:row="48" table:table="0"/>
          <office:change-info>
            <dc:creator>Mike </dc:creator>
            <dc:date>2011-08-04T12:19:00.23</dc:date>
          </office:change-info>
          <table:previous table:id="ct606">
            <table:change-track-table-cell table:cell-address="Sheet1.H49" table:formula="of:=DEC2HEX([.F49]*32+[.G49];2)" office:value-type="string">
              <text:p>00</text:p>
            </table:change-track-table-cell>
          </table:previous>
        </table:cell-content-change>
        <table:cell-content-change table:id="ct623">
          <table:cell-address table:column="7" table:row="49" table:table="0"/>
          <office:change-info>
            <dc:creator>Mike </dc:creator>
            <dc:date>2011-08-04T12:19:00.23</dc:date>
          </office:change-info>
          <table:previous table:id="ct607">
            <table:change-track-table-cell table:cell-address="Sheet1.H50" table:formula="of:=DEC2HEX([.F50]*32+[.G50];2)" office:value-type="string">
              <text:p>00</text:p>
            </table:change-track-table-cell>
          </table:previous>
        </table:cell-content-change>
        <table:cell-content-change table:id="ct624">
          <table:cell-address table:column="7" table:row="40" table:table="0"/>
          <office:change-info>
            <dc:creator>Mike </dc:creator>
            <dc:date>2011-08-04T12:19:07.97</dc:date>
          </office:change-info>
          <table:previous table:id="ct597">
            <table:change-track-table-cell table:cell-address="Sheet1.H41" table:formula="of:=DEC2HEX([.F41]*32+[.G41];2)" office:value-type="string">
              <text:p>4C</text:p>
            </table:change-track-table-cell>
          </table:previous>
        </table:cell-content-change>
        <table:cell-content-change table:id="ct625">
          <table:cell-address table:column="7" table:row="46" table:table="0"/>
          <office:change-info>
            <dc:creator>Mike </dc:creator>
            <dc:date>2011-08-04T12:19:14.57</dc:date>
          </office:change-info>
          <table:previous table:id="ct604">
            <table:change-track-table-cell table:cell-address="Sheet1.H47" table:formula="of:=DEC2HEX([.F47]*32+[.G47];2)" office:value-type="string">
              <text:p>00</text:p>
            </table:change-track-table-cell>
          </table:previous>
        </table:cell-content-change>
        <table:cell-content-change table:id="ct626">
          <table:cell-address table:column="9" table:row="9" table:table="0"/>
          <office:change-info>
            <dc:creator>Mike </dc:creator>
            <dc:date>2011-08-04T12:20:07.85</dc:date>
          </office:change-info>
          <table:previous table:id="ct229">
            <table:change-track-table-cell table:cell-address="Sheet1.J10" table:formula="of:=DEC2HEX(1*(16*256)+[.F10]*256*2+[.G10]*16+#ref!12+IF(NOT ([.E10]=&quot;Y&quot;);2*16*256;0);4)" office:value-type="float" office:value="0"/>
          </table:previous>
        </table:cell-content-change>
        <table:cell-content-change table:id="ct627">
          <table:cell-address table:column="9" table:row="10" table:table="0"/>
          <office:change-info>
            <dc:creator>Mike </dc:creator>
            <dc:date>2011-08-04T12:20:17.62</dc:date>
          </office:change-info>
          <table:previous table:id="ct233">
            <table:change-track-table-cell table:cell-address="Sheet1.J11" table:formula="of:=DEC2HEX(1*(16*256)+[.F11]*256*2+[.G11]*16+#ref!13+IF(NOT ([.E11]=&quot;Y&quot;);2*16*256;0);4)" office:value-type="float" office:value="0"/>
          </table:previous>
        </table:cell-content-change>
        <table:cell-content-change table:id="ct628">
          <table:cell-address table:column="9" table:row="11" table:table="0"/>
          <office:change-info>
            <dc:creator>Mike </dc:creator>
            <dc:date>2011-08-04T12:20:17.62</dc:date>
          </office:change-info>
          <table:previous table:id="ct234">
            <table:change-track-table-cell table:cell-address="Sheet1.J12" table:formula="of:=DEC2HEX(1*(16*256)+[.F12]*256*2+[.G12]*16+#ref!14+IF(NOT ([.E12]=&quot;Y&quot;);2*16*256;0);4)" office:value-type="float" office:value="0"/>
          </table:previous>
        </table:cell-content-change>
        <table:cell-content-change table:id="ct629">
          <table:cell-address table:column="9" table:row="12" table:table="0"/>
          <office:change-info>
            <dc:creator>Mike </dc:creator>
            <dc:date>2011-08-04T12:20:17.62</dc:date>
          </office:change-info>
          <table:previous table:id="ct235">
            <table:change-track-table-cell table:cell-address="Sheet1.J13" table:formula="of:=DEC2HEX(1*(16*256)+[.F13]*256*2+[.G13]*16+#ref!15+IF(NOT ([.E13]=&quot;Y&quot;);2*16*256;0);4)" office:value-type="float" office:value="0"/>
          </table:previous>
        </table:cell-content-change>
        <table:cell-content-change table:id="ct630">
          <table:cell-address table:column="9" table:row="13" table:table="0"/>
          <office:change-info>
            <dc:creator>Mike </dc:creator>
            <dc:date>2011-08-04T12:20:17.62</dc:date>
          </office:change-info>
          <table:previous table:id="ct236">
            <table:change-track-table-cell table:cell-address="Sheet1.J14" table:formula="of:=DEC2HEX(1*(16*256)+[.F14]*256*2+[.G14]*16+#ref!16+IF(NOT ([.E14]=&quot;Y&quot;);2*16*256;0);4)" office:value-type="float" office:value="0"/>
          </table:previous>
        </table:cell-content-change>
        <table:cell-content-change table:id="ct631">
          <table:cell-address table:column="9" table:row="14" table:table="0"/>
          <office:change-info>
            <dc:creator>Mike </dc:creator>
            <dc:date>2011-08-04T12:20:17.62</dc:date>
          </office:change-info>
          <table:previous table:id="ct237">
            <table:change-track-table-cell table:cell-address="Sheet1.J15" table:formula="of:=DEC2HEX(1*(16*256)+[.F15]*256*2+[.G15]*16+#ref!17+IF(NOT ([.E15]=&quot;Y&quot;);2*16*256;0);4)" office:value-type="float" office:value="0"/>
          </table:previous>
        </table:cell-content-change>
        <table:cell-content-change table:id="ct632">
          <table:cell-address table:column="9" table:row="15" table:table="0"/>
          <office:change-info>
            <dc:creator>Mike </dc:creator>
            <dc:date>2011-08-04T12:20:17.62</dc:date>
          </office:change-info>
          <table:previous>
            <table:change-track-table-cell/>
          </table:previous>
        </table:cell-content-change>
        <table:cell-content-change table:id="ct633">
          <table:cell-address table:column="9" table:row="16" table:table="0"/>
          <office:change-info>
            <dc:creator>Mike </dc:creator>
            <dc:date>2011-08-04T12:20:17.62</dc:date>
          </office:change-info>
          <table:previous>
            <table:change-track-table-cell/>
          </table:previous>
        </table:cell-content-change>
        <table:cell-content-change table:id="ct634">
          <table:cell-address table:column="9" table:row="17" table:table="0"/>
          <office:change-info>
            <dc:creator>Mike </dc:creator>
            <dc:date>2011-08-04T12:20:17.62</dc:date>
          </office:change-info>
          <table:previous table:id="ct238">
            <table:change-track-table-cell table:cell-address="Sheet1.J18" table:formula="of:=DEC2HEX(1*(16*256)+[.F18]*256*2+[.G18]*16+#ref!20+IF(NOT ([.E18]=&quot;Y&quot;);2*16*256;0);4)" office:value-type="float" office:value="0"/>
          </table:previous>
        </table:cell-content-change>
        <table:cell-content-change table:id="ct635">
          <table:cell-address table:column="9" table:row="18" table:table="0"/>
          <office:change-info>
            <dc:creator>Mike </dc:creator>
            <dc:date>2011-08-04T12:20:17.62</dc:date>
          </office:change-info>
          <table:previous table:id="ct239">
            <table:change-track-table-cell table:cell-address="Sheet1.J19" table:formula="of:=DEC2HEX(1*(16*256)+[.F19]*256*2+[.G19]*16+#ref!21+IF(NOT ([.E19]=&quot;Y&quot;);2*16*256;0);4)" office:value-type="float" office:value="0"/>
          </table:previous>
        </table:cell-content-change>
        <table:cell-content-change table:id="ct636">
          <table:cell-address table:column="9" table:row="19" table:table="0"/>
          <office:change-info>
            <dc:creator>Mike </dc:creator>
            <dc:date>2011-08-04T12:20:17.62</dc:date>
          </office:change-info>
          <table:previous>
            <table:change-track-table-cell/>
          </table:previous>
        </table:cell-content-change>
        <table:cell-content-change table:id="ct637">
          <table:cell-address table:column="9" table:row="20" table:table="0"/>
          <office:change-info>
            <dc:creator>Mike </dc:creator>
            <dc:date>2011-08-04T12:20:17.62</dc:date>
          </office:change-info>
          <table:previous>
            <table:change-track-table-cell/>
          </table:previous>
        </table:cell-content-change>
        <table:cell-content-change table:id="ct638">
          <table:cell-address table:column="9" table:row="21" table:table="0"/>
          <office:change-info>
            <dc:creator>Mike </dc:creator>
            <dc:date>2011-08-04T12:20:17.62</dc:date>
          </office:change-info>
          <table:previous table:id="ct240">
            <table:change-track-table-cell table:cell-address="Sheet1.J22" table:formula="of:=DEC2HEX(1*(16*256)+[.F22]*256*2+[.G22]*16+#ref!24+IF(NOT ([.E22]=&quot;Y&quot;);2*16*256;0);4)" office:value-type="float" office:value="0"/>
          </table:previous>
        </table:cell-content-change>
        <table:cell-content-change table:id="ct639">
          <table:cell-address table:column="9" table:row="22" table:table="0"/>
          <office:change-info>
            <dc:creator>Mike </dc:creator>
            <dc:date>2011-08-04T12:20:17.62</dc:date>
          </office:change-info>
          <table:previous table:id="ct241">
            <table:change-track-table-cell table:cell-address="Sheet1.J23" table:formula="of:=DEC2HEX(1*(16*256)+[.F23]*256*2+[.G23]*16+#ref!25+IF(NOT ([.E23]=&quot;Y&quot;);2*16*256;0);4)" office:value-type="float" office:value="0"/>
          </table:previous>
        </table:cell-content-change>
        <table:cell-content-change table:id="ct640">
          <table:cell-address table:column="9" table:row="23" table:table="0"/>
          <office:change-info>
            <dc:creator>Mike </dc:creator>
            <dc:date>2011-08-04T12:20:17.62</dc:date>
          </office:change-info>
          <table:previous table:id="ct242">
            <table:change-track-table-cell table:cell-address="Sheet1.J24" table:formula="of:=DEC2HEX(1*(16*256)+[.F24]*256*2+[.G24]*16+#ref!26+IF(NOT ([.E24]=&quot;Y&quot;);2*16*256;0);4)" office:value-type="float" office:value="0"/>
          </table:previous>
        </table:cell-content-change>
        <table:cell-content-change table:id="ct641">
          <table:cell-address table:column="9" table:row="24" table:table="0"/>
          <office:change-info>
            <dc:creator>Mike </dc:creator>
            <dc:date>2011-08-04T12:20:17.62</dc:date>
          </office:change-info>
          <table:previous>
            <table:change-track-table-cell/>
          </table:previous>
        </table:cell-content-change>
        <table:cell-content-change table:id="ct642">
          <table:cell-address table:column="9" table:row="24" table:table="0"/>
          <office:change-info>
            <dc:creator>Mike </dc:creator>
            <dc:date>2011-08-04T12:20:17.62</dc:date>
          </office:change-info>
          <table:previous table:id="ct243">
            <table:change-track-table-cell table:cell-address="Sheet1.J25" table:formula="of:=DEC2HEX(1*(16*256)+[.F25]*256*2+[.G25]*16+#ref!27+IF(NOT ([.E25]=&quot;Y&quot;);2*16*256;0);4)" office:value-type="float" office:value="0"/>
          </table:previous>
        </table:cell-content-change>
        <table:cell-content-change table:id="ct643">
          <table:cell-address table:column="9" table:row="25" table:table="0"/>
          <office:change-info>
            <dc:creator>Mike </dc:creator>
            <dc:date>2011-08-04T12:20:17.62</dc:date>
          </office:change-info>
          <table:previous table:id="ct244">
            <table:change-track-table-cell table:cell-address="Sheet1.J26" table:formula="of:=DEC2HEX(1*(16*256)+[.F26]*256*2+[.G26]*16+#ref!28+IF(NOT ([.E26]=&quot;Y&quot;);2*16*256;0);4)" office:value-type="float" office:value="0"/>
          </table:previous>
        </table:cell-content-change>
        <table:cell-content-change table:id="ct644">
          <table:cell-address table:column="9" table:row="26" table:table="0"/>
          <office:change-info>
            <dc:creator>Mike </dc:creator>
            <dc:date>2011-08-04T12:20:17.62</dc:date>
          </office:change-info>
          <table:previous table:id="ct245">
            <table:change-track-table-cell table:cell-address="Sheet1.J27" table:formula="of:=DEC2HEX(1*(16*256)+[.F27]*256*2+[.G27]*16+#ref!29+IF(NOT ([.E27]=&quot;Y&quot;);2*16*256;0);4)" office:value-type="float" office:value="0"/>
          </table:previous>
        </table:cell-content-change>
        <table:cell-content-change table:id="ct645">
          <table:cell-address table:column="9" table:row="27" table:table="0"/>
          <office:change-info>
            <dc:creator>Mike </dc:creator>
            <dc:date>2011-08-04T12:20:17.62</dc:date>
          </office:change-info>
          <table:previous table:id="ct246">
            <table:change-track-table-cell table:cell-address="Sheet1.J28" table:formula="of:=DEC2HEX(1*(16*256)+[.F28]*256*2+[.G28]*16+#ref!30+IF(NOT ([.E28]=&quot;Y&quot;);2*16*256;0);4)" office:value-type="float" office:value="0"/>
          </table:previous>
        </table:cell-content-change>
        <table:cell-content-change table:id="ct646">
          <table:cell-address table:column="9" table:row="28" table:table="0"/>
          <office:change-info>
            <dc:creator>Mike </dc:creator>
            <dc:date>2011-08-04T12:20:17.62</dc:date>
          </office:change-info>
          <table:previous table:id="ct247">
            <table:change-track-table-cell table:cell-address="Sheet1.J29" table:formula="of:=DEC2HEX(1*(16*256)+[.F29]*256*2+[.G29]*16+#ref!31+IF(NOT ([.E29]=&quot;Y&quot;);2*16*256;0);4)" office:value-type="float" office:value="0"/>
          </table:previous>
        </table:cell-content-change>
        <table:cell-content-change table:id="ct647">
          <table:cell-address table:column="9" table:row="29" table:table="0"/>
          <office:change-info>
            <dc:creator>Mike </dc:creator>
            <dc:date>2011-08-04T12:20:17.62</dc:date>
          </office:change-info>
          <table:previous table:id="ct248">
            <table:change-track-table-cell table:cell-address="Sheet1.J30" table:formula="of:=DEC2HEX(1*(16*256)+[.F30]*256*2+[.G30]*16+#ref!32+IF(NOT ([.E30]=&quot;Y&quot;);2*16*256;0);4)" office:value-type="float" office:value="0"/>
          </table:previous>
        </table:cell-content-change>
        <table:cell-content-change table:id="ct648">
          <table:cell-address table:column="9" table:row="30" table:table="0"/>
          <office:change-info>
            <dc:creator>Mike </dc:creator>
            <dc:date>2011-08-04T12:20:17.62</dc:date>
          </office:change-info>
          <table:previous table:id="ct249">
            <table:change-track-table-cell table:cell-address="Sheet1.J31" table:formula="of:=DEC2HEX(1*(16*256)+[.F31]*256*2+[.G31]*16+#ref!33+IF(NOT ([.E31]=&quot;Y&quot;);2*16*256;0);4)" office:value-type="float" office:value="0"/>
          </table:previous>
        </table:cell-content-change>
        <table:cell-content-change table:id="ct649">
          <table:cell-address table:column="9" table:row="31" table:table="0"/>
          <office:change-info>
            <dc:creator>Mike </dc:creator>
            <dc:date>2011-08-04T12:20:17.62</dc:date>
          </office:change-info>
          <table:previous>
            <table:change-track-table-cell/>
          </table:previous>
        </table:cell-content-change>
        <table:cell-content-change table:id="ct650">
          <table:cell-address table:column="9" table:row="37" table:table="0"/>
          <office:change-info>
            <dc:creator>Mike </dc:creator>
            <dc:date>2011-08-04T12:20:17.62</dc:date>
          </office:change-info>
          <table:previous>
            <table:change-track-table-cell/>
          </table:previous>
        </table:cell-content-change>
        <table:cell-content-change table:id="ct651">
          <table:cell-address table:column="9" table:row="38" table:table="0"/>
          <office:change-info>
            <dc:creator>Mike </dc:creator>
            <dc:date>2011-08-04T12:20:17.62</dc:date>
          </office:change-info>
          <table:previous>
            <table:change-track-table-cell/>
          </table:previous>
        </table:cell-content-change>
        <table:cell-content-change table:id="ct652">
          <table:cell-address table:column="9" table:row="39" table:table="0"/>
          <office:change-info>
            <dc:creator>Mike </dc:creator>
            <dc:date>2011-08-04T12:20:17.62</dc:date>
          </office:change-info>
          <table:previous table:id="ct250">
            <table:change-track-table-cell table:cell-address="Sheet1.J40" table:formula="of:=DEC2HEX(1*(16*256)+[.F40]*256*2+[.G40]*16+#ref!37+IF(NOT ([.E40]=&quot;Y&quot;);2*16*256;0);4)" office:value-type="float" office:value="0"/>
          </table:previous>
        </table:cell-content-change>
        <table:cell-content-change table:id="ct653">
          <table:cell-address table:column="9" table:row="40" table:table="0"/>
          <office:change-info>
            <dc:creator>Mike </dc:creator>
            <dc:date>2011-08-04T12:20:17.62</dc:date>
          </office:change-info>
          <table:previous>
            <table:change-track-table-cell/>
          </table:previous>
        </table:cell-content-change>
        <table:cell-content-change table:id="ct654">
          <table:cell-address table:column="9" table:row="40" table:table="0"/>
          <office:change-info>
            <dc:creator>Mike </dc:creator>
            <dc:date>2011-08-04T12:20:17.62</dc:date>
          </office:change-info>
          <table:previous table:id="ct251">
            <table:change-track-table-cell table:cell-address="Sheet1.J41" table:formula="of:=DEC2HEX(1*(16*256)+[.F41]*256*2+[.G41]*16+#ref!39+IF(NOT ([.E41]=&quot;Y&quot;);2*16*256;0);4)" office:value-type="float" office:value="0"/>
          </table:previous>
        </table:cell-content-change>
        <table:cell-content-change table:id="ct655">
          <table:cell-address table:column="9" table:row="41" table:table="0"/>
          <office:change-info>
            <dc:creator>Mike </dc:creator>
            <dc:date>2011-08-04T12:20:17.62</dc:date>
          </office:change-info>
          <table:previous table:id="ct252">
            <table:change-track-table-cell table:cell-address="Sheet1.J42" table:formula="of:=DEC2HEX(1*(16*256)+[.F42]*256*2+[.G42]*16+#ref!40+IF(NOT ([.E42]=&quot;Y&quot;);2*16*256;0);4)" office:value-type="float" office:value="0"/>
          </table:previous>
        </table:cell-content-change>
        <table:cell-content-change table:id="ct656">
          <table:cell-address table:column="9" table:row="42" table:table="0"/>
          <office:change-info>
            <dc:creator>Mike </dc:creator>
            <dc:date>2011-08-04T12:20:17.62</dc:date>
          </office:change-info>
          <table:previous>
            <table:change-track-table-cell/>
          </table:previous>
        </table:cell-content-change>
        <table:cell-content-change table:id="ct657">
          <table:cell-address table:column="9" table:row="43" table:table="0"/>
          <office:change-info>
            <dc:creator>Mike </dc:creator>
            <dc:date>2011-08-04T12:20:17.62</dc:date>
          </office:change-info>
          <table:previous>
            <table:change-track-table-cell/>
          </table:previous>
        </table:cell-content-change>
        <table:cell-content-change table:id="ct658">
          <table:cell-address table:column="9" table:row="44" table:table="0"/>
          <office:change-info>
            <dc:creator>Mike </dc:creator>
            <dc:date>2011-08-04T12:20:17.62</dc:date>
          </office:change-info>
          <table:previous>
            <table:change-track-table-cell/>
          </table:previous>
        </table:cell-content-change>
        <table:cell-content-change table:id="ct659">
          <table:cell-address table:column="9" table:row="45" table:table="0"/>
          <office:change-info>
            <dc:creator>Mike </dc:creator>
            <dc:date>2011-08-04T12:20:17.62</dc:date>
          </office:change-info>
          <table:previous table:id="ct253">
            <table:change-track-table-cell table:cell-address="Sheet1.J46" table:formula="of:=DEC2HEX(1*(16*256)+[.F46]*256*2+[.G46]*16+#ref!44+IF(NOT ([.E46]=&quot;Y&quot;);2*16*256;0);4)" office:value-type="float" office:value="0"/>
          </table:previous>
        </table:cell-content-change>
        <table:cell-content-change table:id="ct660">
          <table:cell-address table:column="9" table:row="46" table:table="0"/>
          <office:change-info>
            <dc:creator>Mike </dc:creator>
            <dc:date>2011-08-04T12:20:17.62</dc:date>
          </office:change-info>
          <table:previous>
            <table:change-track-table-cell/>
          </table:previous>
        </table:cell-content-change>
        <table:cell-content-change table:id="ct661">
          <table:cell-address table:column="9" table:row="47" table:table="0"/>
          <office:change-info>
            <dc:creator>Mike </dc:creator>
            <dc:date>2011-08-04T12:20:17.62</dc:date>
          </office:change-info>
          <table:previous table:id="ct254">
            <table:change-track-table-cell table:cell-address="Sheet1.J48" table:formula="of:=DEC2HEX(1*(16*256)+[.F48]*256*2+[.G48]*16+#ref!46+IF(NOT ([.E48]=&quot;Y&quot;);2*16*256;0);4)" office:value-type="float" office:value="0"/>
          </table:previous>
        </table:cell-content-change>
        <table:cell-content-change table:id="ct662">
          <table:cell-address table:column="9" table:row="48" table:table="0"/>
          <office:change-info>
            <dc:creator>Mike </dc:creator>
            <dc:date>2011-08-04T12:20:17.62</dc:date>
          </office:change-info>
          <table:previous>
            <table:change-track-table-cell/>
          </table:previous>
        </table:cell-content-change>
        <table:cell-content-change table:id="ct663">
          <table:cell-address table:column="9" table:row="49" table:table="0"/>
          <office:change-info>
            <dc:creator>Mike </dc:creator>
            <dc:date>2011-08-04T12:20:17.62</dc:date>
          </office:change-info>
          <table:previous>
            <table:change-track-table-cell/>
          </table:previous>
        </table:cell-content-change>
        <table:cell-content-change table:id="ct664">
          <table:cell-address table:column="9" table:row="50" table:table="0"/>
          <office:change-info>
            <dc:creator>Mike </dc:creator>
            <dc:date>2011-08-04T12:20:17.62</dc:date>
          </office:change-info>
          <table:previous>
            <table:change-track-table-cell table:cell-address="Sheet1.J51" table:formula="of:=DEC2HEX(3*(16*256)+[.F51]*256*2+[.G51]*16+#ref!49;4)" office:value-type="float" office:value="0"/>
          </table:previous>
        </table:cell-content-change>
        <table:cell-content-change table:id="ct665">
          <table:cell-address table:column="9" table:row="51" table:table="0"/>
          <office:change-info>
            <dc:creator>Mike </dc:creator>
            <dc:date>2011-08-04T12:20:17.62</dc:date>
          </office:change-info>
          <table:previous>
            <table:change-track-table-cell table:cell-address="Sheet1.J52" table:formula="of:=DEC2HEX(3*(16*256)+[.F52]*256*2+[.G52]*16+#ref!50;4)" office:value-type="float" office:value="0"/>
          </table:previous>
        </table:cell-content-change>
        <table:cell-content-change table:id="ct666">
          <table:cell-address table:column="9" table:row="52" table:table="0"/>
          <office:change-info>
            <dc:creator>Mike </dc:creator>
            <dc:date>2011-08-04T12:20:17.62</dc:date>
          </office:change-info>
          <table:previous table:id="ct255">
            <table:change-track-table-cell table:cell-address="Sheet1.J53" table:formula="of:=DEC2HEX(1*(16*256)+[.F53]*256*2+[.G53]*16+#ref!51+IF(NOT ([.E53]=&quot;Y&quot;);2*16*256;0);4)" office:value-type="float" office:value="0"/>
          </table:previous>
        </table:cell-content-change>
        <table:cell-content-change table:id="ct667">
          <table:cell-address table:column="9" table:row="15" table:table="0"/>
          <office:change-info>
            <dc:creator>Mike </dc:creator>
            <dc:date>2011-08-04T12:20:24.91</dc:date>
          </office:change-info>
          <table:previous table:id="ct632">
            <table:change-track-table-cell table:cell-address="Sheet1.J16" table:formula="of:=DEC2HEX(1*(16*256)+HEX2DEC([.H16])*16+#ref!18+IF(NOT ([.E16]=&quot;Y&quot;);2*16*256;0);4)" office:value-type="float" office:value="0"/>
          </table:previous>
        </table:cell-content-change>
        <table:cell-content-change table:id="ct668">
          <table:cell-address table:column="9" table:row="16" table:table="0"/>
          <office:change-info>
            <dc:creator>Mike </dc:creator>
            <dc:date>2011-08-04T12:20:24.91</dc:date>
          </office:change-info>
          <table:previous table:id="ct633">
            <table:change-track-table-cell table:cell-address="Sheet1.J17" table:formula="of:=DEC2HEX(1*(16*256)+HEX2DEC([.H17])*16+#ref!19+IF(NOT ([.E17]=&quot;Y&quot;);2*16*256;0);4)" office:value-type="float" office:value="0"/>
          </table:previous>
        </table:cell-content-change>
        <table:cell-content-change table:id="ct669">
          <table:cell-address table:column="9" table:row="19" table:table="0"/>
          <office:change-info>
            <dc:creator>Mike </dc:creator>
            <dc:date>2011-08-04T12:20:28.28</dc:date>
          </office:change-info>
          <table:previous table:id="ct636">
            <table:change-track-table-cell table:cell-address="Sheet1.J20" table:formula="of:=DEC2HEX(1*(16*256)+HEX2DEC([.H20])*16+#ref!22+IF(NOT ([.E20]=&quot;Y&quot;);2*16*256;0);4)" office:value-type="float" office:value="0"/>
          </table:previous>
        </table:cell-content-change>
        <table:cell-content-change table:id="ct670">
          <table:cell-address table:column="9" table:row="20" table:table="0"/>
          <office:change-info>
            <dc:creator>Mike </dc:creator>
            <dc:date>2011-08-04T12:20:28.28</dc:date>
          </office:change-info>
          <table:previous table:id="ct637">
            <table:change-track-table-cell table:cell-address="Sheet1.J21" table:formula="of:=DEC2HEX(1*(16*256)+HEX2DEC([.H21])*16+#ref!23+IF(NOT ([.E21]=&quot;Y&quot;);2*16*256;0);4)" office:value-type="float" office:value="0"/>
          </table:previous>
        </table:cell-content-change>
        <table:cell-content-change table:id="ct671">
          <table:cell-address table:column="9" table:row="24" table:table="0"/>
          <office:change-info>
            <dc:creator>Mike </dc:creator>
            <dc:date>2011-08-04T12:20:31.47</dc:date>
          </office:change-info>
          <table:previous table:id="ct641">
            <table:change-track-table-cell table:cell-address="Sheet1.J25" table:formula="of:=DEC2HEX(1*(16*256)+HEX2DEC([.H25])*16+#ref!27+IF(NOT ([.E25]=&quot;Y&quot;);2*16*256;0);4)" office:value-type="float" office:value="0"/>
          </table:previous>
        </table:cell-content-change>
        <table:cell-content-change table:id="ct672">
          <table:cell-address table:column="9" table:row="31" table:table="0"/>
          <office:change-info>
            <dc:creator>Mike </dc:creator>
            <dc:date>2011-08-04T12:20:34.75</dc:date>
          </office:change-info>
          <table:previous table:id="ct649">
            <table:change-track-table-cell table:cell-address="Sheet1.J32" table:formula="of:=DEC2HEX(1*(16*256)+HEX2DEC([.H32])*16+#ref!34+IF(NOT ([.E32]=&quot;Y&quot;);2*16*256;0);4)" office:value-type="float" office:value="0"/>
          </table:previous>
        </table:cell-content-change>
        <table:cell-content-change table:id="ct673">
          <table:cell-address table:column="9" table:row="37" table:table="0"/>
          <office:change-info>
            <dc:creator>Mike </dc:creator>
            <dc:date>2011-08-04T12:20:34.75</dc:date>
          </office:change-info>
          <table:previous table:id="ct650">
            <table:change-track-table-cell table:cell-address="Sheet1.J38" table:formula="of:=DEC2HEX(1*(16*256)+HEX2DEC([.H38])*16+#ref!35+IF(NOT ([.E38]=&quot;Y&quot;);2*16*256;0);4)" office:value-type="float" office:value="0"/>
          </table:previous>
        </table:cell-content-change>
        <table:cell-content-change table:id="ct674">
          <table:cell-address table:column="9" table:row="38" table:table="0"/>
          <office:change-info>
            <dc:creator>Mike </dc:creator>
            <dc:date>2011-08-04T12:20:34.75</dc:date>
          </office:change-info>
          <table:previous table:id="ct651">
            <table:change-track-table-cell table:cell-address="Sheet1.J39" table:formula="of:=DEC2HEX(1*(16*256)+HEX2DEC([.H39])*16+#ref!36+IF(NOT ([.E39]=&quot;Y&quot;);2*16*256;0);4)" office:value-type="float" office:value="0"/>
          </table:previous>
        </table:cell-content-change>
        <table:cell-content-change table:id="ct675">
          <table:cell-address table:column="9" table:row="42" table:table="0"/>
          <office:change-info>
            <dc:creator>Mike </dc:creator>
            <dc:date>2011-08-04T12:20:37.63</dc:date>
          </office:change-info>
          <table:previous table:id="ct656">
            <table:change-track-table-cell table:cell-address="Sheet1.J43" table:formula="of:=DEC2HEX(1*(16*256)+HEX2DEC([.H43])*16+#ref!41+IF(NOT ([.E43]=&quot;Y&quot;);2*16*256;0);4)" office:value-type="float" office:value="0"/>
          </table:previous>
        </table:cell-content-change>
        <table:cell-content-change table:id="ct676">
          <table:cell-address table:column="9" table:row="43" table:table="0"/>
          <office:change-info>
            <dc:creator>Mike </dc:creator>
            <dc:date>2011-08-04T12:20:37.63</dc:date>
          </office:change-info>
          <table:previous table:id="ct657">
            <table:change-track-table-cell table:cell-address="Sheet1.J44" table:formula="of:=DEC2HEX(1*(16*256)+HEX2DEC([.H44])*16+#ref!42+IF(NOT ([.E44]=&quot;Y&quot;);2*16*256;0);4)" office:value-type="float" office:value="0"/>
          </table:previous>
        </table:cell-content-change>
        <table:cell-content-change table:id="ct677">
          <table:cell-address table:column="9" table:row="44" table:table="0"/>
          <office:change-info>
            <dc:creator>Mike </dc:creator>
            <dc:date>2011-08-04T12:20:37.63</dc:date>
          </office:change-info>
          <table:previous table:id="ct658">
            <table:change-track-table-cell table:cell-address="Sheet1.J45" table:formula="of:=DEC2HEX(1*(16*256)+HEX2DEC([.H45])*16+#ref!43+IF(NOT ([.E45]=&quot;Y&quot;);2*16*256;0);4)" office:value-type="float" office:value="0"/>
          </table:previous>
        </table:cell-content-change>
        <table:cell-content-change table:id="ct678">
          <table:cell-address table:column="9" table:row="48" table:table="0"/>
          <office:change-info>
            <dc:creator>Mike </dc:creator>
            <dc:date>2011-08-04T12:20:39.92</dc:date>
          </office:change-info>
          <table:previous table:id="ct662">
            <table:change-track-table-cell table:cell-address="Sheet1.J49" table:formula="of:=DEC2HEX(1*(16*256)+HEX2DEC([.H49])*16+#ref!47+IF(NOT ([.E49]=&quot;Y&quot;);2*16*256;0);4)" office:value-type="float" office:value="0"/>
          </table:previous>
        </table:cell-content-change>
        <table:cell-content-change table:id="ct679">
          <table:cell-address table:column="9" table:row="49" table:table="0"/>
          <office:change-info>
            <dc:creator>Mike </dc:creator>
            <dc:date>2011-08-04T12:20:39.92</dc:date>
          </office:change-info>
          <table:previous table:id="ct663">
            <table:change-track-table-cell table:cell-address="Sheet1.J50" table:formula="of:=DEC2HEX(1*(16*256)+HEX2DEC([.H50])*16+#ref!48+IF(NOT ([.E50]=&quot;Y&quot;);2*16*256;0);4)" office:value-type="float" office:value="0"/>
          </table:previous>
        </table:cell-content-change>
        <table:cell-content-change table:id="ct680">
          <table:cell-address table:column="9" table:row="40" table:table="0"/>
          <office:change-info>
            <dc:creator>Mike </dc:creator>
            <dc:date>2011-08-04T12:20:45.75</dc:date>
          </office:change-info>
          <table:previous table:id="ct653">
            <table:change-track-table-cell table:cell-address="Sheet1.J41" table:formula="of:=DEC2HEX(1*(16*256)+HEX2DEC([.H41])*16+#ref!38+IF(NOT ([.E41]=&quot;Y&quot;);2*16*256;0);4)" office:value-type="float" office:value="0"/>
          </table:previous>
        </table:cell-content-change>
        <table:cell-content-change table:id="ct681">
          <table:cell-address table:column="9" table:row="46" table:table="0"/>
          <office:change-info>
            <dc:creator>Mike </dc:creator>
            <dc:date>2011-08-04T12:20:47.61</dc:date>
          </office:change-info>
          <table:previous table:id="ct660">
            <table:change-track-table-cell table:cell-address="Sheet1.J47" table:formula="of:=DEC2HEX(1*(16*256)+HEX2DEC([.H47])*16+#ref!45+IF(NOT ([.E47]=&quot;Y&quot;);2*16*256;0);4)" office:value-type="float" office:value="0"/>
          </table:previous>
        </table:cell-content-change>
        <table:cell-content-change table:id="ct682">
          <table:cell-address table:column="11" table:row="9" table:table="0"/>
          <office:change-info>
            <dc:creator>Mike </dc:creator>
            <dc:date>2011-08-04T12:25:05.09</dc:date>
          </office:change-info>
          <table:previous table:id="ct117">
            <table:change-track-table-cell table:cell-address="Sheet1.L10" table:formula="of:=DEC2HEX(MOD(INT(HEX2DEC([.J10])/16);256);2)" office:value-type="string">
              <text:p>08</text:p>
            </table:change-track-table-cell>
          </table:previous>
        </table:cell-content-change>
        <table:cell-content-change table:id="ct683">
          <table:cell-address table:column="11" table:row="9" table:table="0"/>
          <office:change-info>
            <dc:creator>Mike </dc:creator>
            <dc:date>2011-08-04T12:25:25.68</dc:date>
          </office:change-info>
          <table:previous table:id="ct682">
            <table:change-track-table-cell table:cell-address="Sheet1.L10" table:formula="of:=IF([.B10]='Y';&quot;dest NIDa&quot;;DEC2HEX(MOD(INT(HEX2DEC([.J10])/16);256);2))" office:value-type="string">
              <text:p>08</text:p>
            </table:change-track-table-cell>
          </table:previous>
        </table:cell-content-change>
        <table:cell-content-change table:id="ct684">
          <table:cell-address table:column="11" table:row="10"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5">
          <table:cell-address table:column="11" table:row="11" table:table="0"/>
          <office:change-info>
            <dc:creator>Mike </dc:creator>
            <dc:date>2011-08-04T12:25:37.72</dc:date>
          </office:change-info>
          <table:previous table:id="ct118">
            <table:change-track-table-cell table:cell-address="Sheet1.L12" table:formula="of:=DEC2HEX(MOD(INT(HEX2DEC([.J12])/16);256);2)" office:value-type="string">
              <text:p>8A</text:p>
            </table:change-track-table-cell>
          </table:previous>
        </table:cell-content-change>
        <table:cell-content-change table:id="ct686">
          <table:cell-address table:column="11" table:row="12" table:table="0"/>
          <office:change-info>
            <dc:creator>Mike </dc:creator>
            <dc:date>2011-08-04T12:25:37.72</dc:date>
          </office:change-info>
          <table:previous table:id="ct119">
            <table:change-track-table-cell table:cell-address="Sheet1.L13" table:formula="of:=DEC2HEX(MOD(INT(HEX2DEC([.J13])/16);256);2)" office:value-type="string">
              <text:p>8B</text:p>
            </table:change-track-table-cell>
          </table:previous>
        </table:cell-content-change>
        <table:cell-content-change table:id="ct687">
          <table:cell-address table:column="11" table:row="13"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8">
          <table:cell-address table:column="11" table:row="14"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9">
          <table:cell-address table:column="11" table:row="15" table:table="0"/>
          <office:change-info>
            <dc:creator>Mike </dc:creator>
            <dc:date>2011-08-04T12:25:37.72</dc:date>
          </office:change-info>
          <table:previous>
            <table:change-track-table-cell/>
          </table:previous>
        </table:cell-content-change>
        <table:cell-content-change table:id="ct690">
          <table:cell-address table:column="11" table:row="16" table:table="0"/>
          <office:change-info>
            <dc:creator>Mike </dc:creator>
            <dc:date>2011-08-04T12:25:37.72</dc:date>
          </office:change-info>
          <table:previous>
            <table:change-track-table-cell/>
          </table:previous>
        </table:cell-content-change>
        <table:cell-content-change table:id="ct691">
          <table:cell-address table:column="11" table:row="17" table:table="0"/>
          <office:change-info>
            <dc:creator>Mike </dc:creator>
            <dc:date>2011-08-04T12:25:37.72</dc:date>
          </office:change-info>
          <table:previous table:id="ct210">
            <table:change-track-table-cell office:value-type="string">
              <text:p>dest NIDa</text:p>
            </table:change-track-table-cell>
          </table:previous>
        </table:cell-content-change>
        <table:cell-content-change table:id="ct692">
          <table:cell-address table:column="11" table:row="18" table:table="0"/>
          <office:change-info>
            <dc:creator>Mike </dc:creator>
            <dc:date>2011-08-04T12:25:37.72</dc:date>
          </office:change-info>
          <table:previous table:id="ct211">
            <table:change-track-table-cell office:value-type="string">
              <text:p>dest NIDa</text:p>
            </table:change-track-table-cell>
          </table:previous>
        </table:cell-content-change>
        <table:cell-content-change table:id="ct693">
          <table:cell-address table:column="11" table:row="19" table:table="0"/>
          <office:change-info>
            <dc:creator>Mike </dc:creator>
            <dc:date>2011-08-04T12:25:37.72</dc:date>
          </office:change-info>
          <table:previous>
            <table:change-track-table-cell/>
          </table:previous>
        </table:cell-content-change>
        <table:cell-content-change table:id="ct694">
          <table:cell-address table:column="11" table:row="20" table:table="0"/>
          <office:change-info>
            <dc:creator>Mike </dc:creator>
            <dc:date>2011-08-04T12:25:37.72</dc:date>
          </office:change-info>
          <table:previous>
            <table:change-track-table-cell/>
          </table:previous>
        </table:cell-content-change>
        <table:cell-content-change table:id="ct695">
          <table:cell-address table:column="11" table:row="21" table:table="0"/>
          <office:change-info>
            <dc:creator>Mike </dc:creator>
            <dc:date>2011-08-04T12:25:37.72</dc:date>
          </office:change-info>
          <table:previous table:id="ct122">
            <table:change-track-table-cell table:cell-address="Sheet1.L22" table:formula="of:=DEC2HEX(MOD(INT(HEX2DEC([.J22])/16);256);2)" office:value-type="string">
              <text:p>A4</text:p>
            </table:change-track-table-cell>
          </table:previous>
        </table:cell-content-change>
        <table:cell-content-change table:id="ct696">
          <table:cell-address table:column="11" table:row="22" table:table="0"/>
          <office:change-info>
            <dc:creator>Mike </dc:creator>
            <dc:date>2011-08-04T12:25:37.72</dc:date>
          </office:change-info>
          <table:previous table:id="ct123">
            <table:change-track-table-cell table:cell-address="Sheet1.L23" table:formula="of:=DEC2HEX(MOD(INT(HEX2DEC([.J23])/16);256);2)" office:value-type="string">
              <text:p>25</text:p>
            </table:change-track-table-cell>
          </table:previous>
        </table:cell-content-change>
        <table:cell-content-change table:id="ct697">
          <table:cell-address table:column="11" table:row="23" table:table="0"/>
          <office:change-info>
            <dc:creator>Mike </dc:creator>
            <dc:date>2011-08-04T12:25:37.72</dc:date>
          </office:change-info>
          <table:previous table:id="ct124">
            <table:change-track-table-cell table:cell-address="Sheet1.L24" table:formula="of:=DEC2HEX(MOD(INT(HEX2DEC([.J24])/16);256);2)" office:value-type="string">
              <text:p>26</text:p>
            </table:change-track-table-cell>
          </table:previous>
        </table:cell-content-change>
        <table:cell-content-change table:id="ct698">
          <table:cell-address table:column="11" table:row="24" table:table="0"/>
          <office:change-info>
            <dc:creator>Mike </dc:creator>
            <dc:date>2011-08-04T12:25:37.72</dc:date>
          </office:change-info>
          <table:previous>
            <table:change-track-table-cell/>
          </table:previous>
        </table:cell-content-change>
        <table:cell-content-change table:id="ct699">
          <table:cell-address table:column="11" table:row="24" table:table="0"/>
          <office:change-info>
            <dc:creator>Mike </dc:creator>
            <dc:date>2011-08-04T12:25:37.72</dc:date>
          </office:change-info>
          <table:previous table:id="ct125">
            <table:change-track-table-cell table:cell-address="Sheet1.L25" table:formula="of:=DEC2HEX(MOD(INT(HEX2DEC([.J25])/16);256);2)" office:value-type="string">
              <text:p>A8</text:p>
            </table:change-track-table-cell>
          </table:previous>
        </table:cell-content-change>
        <table:cell-content-change table:id="ct700">
          <table:cell-address table:column="11" table:row="25" table:table="0"/>
          <office:change-info>
            <dc:creator>Mike </dc:creator>
            <dc:date>2011-08-04T12:25:37.72</dc:date>
          </office:change-info>
          <table:previous table:id="ct126">
            <table:change-track-table-cell table:cell-address="Sheet1.L26" table:formula="of:=DEC2HEX(MOD(INT(HEX2DEC([.J26])/16);256);2)" office:value-type="string">
              <text:p>29</text:p>
            </table:change-track-table-cell>
          </table:previous>
        </table:cell-content-change>
        <table:cell-content-change table:id="ct701">
          <table:cell-address table:column="11" table:row="26" table:table="0"/>
          <office:change-info>
            <dc:creator>Mike </dc:creator>
            <dc:date>2011-08-04T12:25:37.72</dc:date>
          </office:change-info>
          <table:previous table:id="ct127">
            <table:change-track-table-cell table:cell-address="Sheet1.L27" table:formula="of:=DEC2HEX(MOD(INT(HEX2DEC([.J27])/16);256);2)" office:value-type="string">
              <text:p>2A</text:p>
            </table:change-track-table-cell>
          </table:previous>
        </table:cell-content-change>
        <table:cell-content-change table:id="ct702">
          <table:cell-address table:column="11" table:row="2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03">
          <table:cell-address table:column="11" table:row="28" table:table="0"/>
          <office:change-info>
            <dc:creator>Mike </dc:creator>
            <dc:date>2011-08-04T12:25:37.72</dc:date>
          </office:change-info>
          <table:previous table:id="ct128">
            <table:change-track-table-cell table:cell-address="Sheet1.L29" table:formula="of:=DEC2HEX(MOD(INT(HEX2DEC([.J29])/16);256);2)" office:value-type="string">
              <text:p>AB</text:p>
            </table:change-track-table-cell>
          </table:previous>
        </table:cell-content-change>
        <table:cell-content-change table:id="ct704">
          <table:cell-address table:column="11" table:row="29" table:table="0"/>
          <office:change-info>
            <dc:creator>Mike </dc:creator>
            <dc:date>2011-08-04T12:25:37.72</dc:date>
          </office:change-info>
          <table:previous table:id="ct129">
            <table:change-track-table-cell table:cell-address="Sheet1.L30" table:formula="of:=DEC2HEX(MOD(INT(HEX2DEC([.J30])/16);256);2)" office:value-type="string">
              <text:p>AC</text:p>
            </table:change-track-table-cell>
          </table:previous>
        </table:cell-content-change>
        <table:cell-content-change table:id="ct705">
          <table:cell-address table:column="11" table:row="30" table:table="0"/>
          <office:change-info>
            <dc:creator>Mike </dc:creator>
            <dc:date>2011-08-04T12:25:37.72</dc:date>
          </office:change-info>
          <table:previous table:id="ct130">
            <table:change-track-table-cell table:cell-address="Sheet1.L31" table:formula="of:=DEC2HEX(MOD(INT(HEX2DEC([.J31])/16);256);2)" office:value-type="string">
              <text:p>AD</text:p>
            </table:change-track-table-cell>
          </table:previous>
        </table:cell-content-change>
        <table:cell-content-change table:id="ct706">
          <table:cell-address table:column="11" table:row="31" table:table="0"/>
          <office:change-info>
            <dc:creator>Mike </dc:creator>
            <dc:date>2011-08-04T12:25:37.72</dc:date>
          </office:change-info>
          <table:previous>
            <table:change-track-table-cell/>
          </table:previous>
        </table:cell-content-change>
        <table:cell-content-change table:id="ct707">
          <table:cell-address table:column="11" table:row="37" table:table="0"/>
          <office:change-info>
            <dc:creator>Mike </dc:creator>
            <dc:date>2011-08-04T12:25:37.72</dc:date>
          </office:change-info>
          <table:previous>
            <table:change-track-table-cell/>
          </table:previous>
        </table:cell-content-change>
        <table:cell-content-change table:id="ct708">
          <table:cell-address table:column="11" table:row="38" table:table="0"/>
          <office:change-info>
            <dc:creator>Mike </dc:creator>
            <dc:date>2011-08-04T12:25:37.72</dc:date>
          </office:change-info>
          <table:previous>
            <table:change-track-table-cell/>
          </table:previous>
        </table:cell-content-change>
        <table:cell-content-change table:id="ct709">
          <table:cell-address table:column="11" table:row="3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0">
          <table:cell-address table:column="11" table:row="40" table:table="0"/>
          <office:change-info>
            <dc:creator>Mike </dc:creator>
            <dc:date>2011-08-04T12:25:37.72</dc:date>
          </office:change-info>
          <table:previous>
            <table:change-track-table-cell/>
          </table:previous>
        </table:cell-content-change>
        <table:cell-content-change table:id="ct711">
          <table:cell-address table:column="11" table:row="4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2">
          <table:cell-address table:column="11" table:row="41"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3">
          <table:cell-address table:column="11" table:row="42" table:table="0"/>
          <office:change-info>
            <dc:creator>Mike </dc:creator>
            <dc:date>2011-08-04T12:25:37.72</dc:date>
          </office:change-info>
          <table:previous>
            <table:change-track-table-cell/>
          </table:previous>
        </table:cell-content-change>
        <table:cell-content-change table:id="ct714">
          <table:cell-address table:column="11" table:row="43" table:table="0"/>
          <office:change-info>
            <dc:creator>Mike </dc:creator>
            <dc:date>2011-08-04T12:25:37.72</dc:date>
          </office:change-info>
          <table:previous>
            <table:change-track-table-cell/>
          </table:previous>
        </table:cell-content-change>
        <table:cell-content-change table:id="ct715">
          <table:cell-address table:column="11" table:row="44" table:table="0"/>
          <office:change-info>
            <dc:creator>Mike </dc:creator>
            <dc:date>2011-08-04T12:25:37.72</dc:date>
          </office:change-info>
          <table:previous>
            <table:change-track-table-cell/>
          </table:previous>
        </table:cell-content-change>
        <table:cell-content-change table:id="ct716">
          <table:cell-address table:column="11" table:row="45"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7">
          <table:cell-address table:column="11" table:row="46" table:table="0"/>
          <office:change-info>
            <dc:creator>Mike </dc:creator>
            <dc:date>2011-08-04T12:25:37.72</dc:date>
          </office:change-info>
          <table:previous>
            <table:change-track-table-cell/>
          </table:previous>
        </table:cell-content-change>
        <table:cell-content-change table:id="ct718">
          <table:cell-address table:column="11" table:row="4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9">
          <table:cell-address table:column="11" table:row="48" table:table="0"/>
          <office:change-info>
            <dc:creator>Mike </dc:creator>
            <dc:date>2011-08-04T12:25:37.72</dc:date>
          </office:change-info>
          <table:previous>
            <table:change-track-table-cell/>
          </table:previous>
        </table:cell-content-change>
        <table:cell-content-change table:id="ct720">
          <table:cell-address table:column="11" table:row="49" table:table="0"/>
          <office:change-info>
            <dc:creator>Mike </dc:creator>
            <dc:date>2011-08-04T12:25:37.72</dc:date>
          </office:change-info>
          <table:previous>
            <table:change-track-table-cell/>
          </table:previous>
        </table:cell-content-change>
        <table:cell-content-change table:id="ct721">
          <table:cell-address table:column="11" table:row="5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2">
          <table:cell-address table:column="11" table:row="51"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3">
          <table:cell-address table:column="11" table:row="52"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4">
          <table:cell-address table:column="11" table:row="15" table:table="0"/>
          <office:change-info>
            <dc:creator>Mike </dc:creator>
            <dc:date>2011-08-04T12:25:50.48</dc:date>
          </office:change-info>
          <table:previous table:id="ct689">
            <table:change-track-table-cell table:cell-address="Sheet1.L16" table:formula="of:=IF([.B16]=&quot;Y&quot;;&quot;dest NIDa&quot;;DEC2HEX(MOD(INT(HEX2DEC([.J16])/16);256);2))" office:value-type="string">
              <text:p>00</text:p>
            </table:change-track-table-cell>
          </table:previous>
        </table:cell-content-change>
        <table:cell-content-change table:id="ct725">
          <table:cell-address table:column="11" table:row="16" table:table="0"/>
          <office:change-info>
            <dc:creator>Mike </dc:creator>
            <dc:date>2011-08-04T12:25:50.48</dc:date>
          </office:change-info>
          <table:previous table:id="ct690">
            <table:change-track-table-cell table:cell-address="Sheet1.L17" table:formula="of:=IF([.B17]=&quot;Y&quot;;&quot;dest NIDa&quot;;DEC2HEX(MOD(INT(HEX2DEC([.J17])/16);256);2))" office:value-type="string">
              <text:p>00</text:p>
            </table:change-track-table-cell>
          </table:previous>
        </table:cell-content-change>
        <table:cell-content-change table:id="ct726">
          <table:cell-address table:column="11" table:row="19" table:table="0"/>
          <office:change-info>
            <dc:creator>Mike </dc:creator>
            <dc:date>2011-08-04T12:25:53.15</dc:date>
          </office:change-info>
          <table:previous table:id="ct693">
            <table:change-track-table-cell table:cell-address="Sheet1.L20" table:formula="of:=IF([.B20]=&quot;Y&quot;;&quot;dest NIDa&quot;;DEC2HEX(MOD(INT(HEX2DEC([.J20])/16);256);2))" office:value-type="string">
              <text:p>00</text:p>
            </table:change-track-table-cell>
          </table:previous>
        </table:cell-content-change>
        <table:cell-content-change table:id="ct727">
          <table:cell-address table:column="11" table:row="20" table:table="0"/>
          <office:change-info>
            <dc:creator>Mike </dc:creator>
            <dc:date>2011-08-04T12:25:53.15</dc:date>
          </office:change-info>
          <table:previous table:id="ct694">
            <table:change-track-table-cell table:cell-address="Sheet1.L21" table:formula="of:=IF([.B21]=&quot;Y&quot;;&quot;dest NIDa&quot;;DEC2HEX(MOD(INT(HEX2DEC([.J21])/16);256);2))" office:value-type="string">
              <text:p>00</text:p>
            </table:change-track-table-cell>
          </table:previous>
        </table:cell-content-change>
        <table:cell-content-change table:id="ct728">
          <table:cell-address table:column="11" table:row="31" table:table="0"/>
          <office:change-info>
            <dc:creator>Mike </dc:creator>
            <dc:date>2011-08-04T12:25:57.40</dc:date>
          </office:change-info>
          <table:previous table:id="ct706">
            <table:change-track-table-cell table:cell-address="Sheet1.L32" table:formula="of:=IF([.B32]=&quot;Y&quot;;&quot;dest NIDa&quot;;DEC2HEX(MOD(INT(HEX2DEC([.J32])/16);256);2))" office:value-type="string">
              <text:p>00</text:p>
            </table:change-track-table-cell>
          </table:previous>
        </table:cell-content-change>
        <table:cell-content-change table:id="ct729">
          <table:cell-address table:column="11" table:row="37" table:table="0"/>
          <office:change-info>
            <dc:creator>Mike </dc:creator>
            <dc:date>2011-08-04T12:25:57.40</dc:date>
          </office:change-info>
          <table:previous table:id="ct707">
            <table:change-track-table-cell table:cell-address="Sheet1.L38" table:formula="of:=IF([.B38]=&quot;Y&quot;;&quot;dest NIDa&quot;;DEC2HEX(MOD(INT(HEX2DEC([.J38])/16);256);2))" office:value-type="string">
              <text:p>00</text:p>
            </table:change-track-table-cell>
          </table:previous>
        </table:cell-content-change>
        <table:cell-content-change table:id="ct730">
          <table:cell-address table:column="11" table:row="38" table:table="0"/>
          <office:change-info>
            <dc:creator>Mike </dc:creator>
            <dc:date>2011-08-04T12:25:57.40</dc:date>
          </office:change-info>
          <table:previous table:id="ct708">
            <table:change-track-table-cell table:cell-address="Sheet1.L39" table:formula="of:=IF([.B39]=&quot;Y&quot;;&quot;dest NIDa&quot;;DEC2HEX(MOD(INT(HEX2DEC([.J39])/16);256);2))" office:value-type="string">
              <text:p>00</text:p>
            </table:change-track-table-cell>
          </table:previous>
        </table:cell-content-change>
        <table:cell-content-change table:id="ct731">
          <table:cell-address table:column="11" table:row="40" table:table="0"/>
          <office:change-info>
            <dc:creator>Mike </dc:creator>
            <dc:date>2011-08-04T12:26:00.48</dc:date>
          </office:change-info>
          <table:previous table:id="ct710">
            <table:change-track-table-cell table:cell-address="Sheet1.L41" table:formula="of:=IF([.B41]=&quot;Y&quot;;&quot;dest NIDa&quot;;DEC2HEX(MOD(INT(HEX2DEC([.J41])/16);256);2))" office:value-type="string">
              <text:p>dest NIDa</text:p>
            </table:change-track-table-cell>
          </table:previous>
        </table:cell-content-change>
        <table:cell-content-change table:id="ct732">
          <table:cell-address table:column="11" table:row="42" table:table="0"/>
          <office:change-info>
            <dc:creator>Mike </dc:creator>
            <dc:date>2011-08-04T12:26:03.24</dc:date>
          </office:change-info>
          <table:previous table:id="ct713">
            <table:change-track-table-cell table:cell-address="Sheet1.L43" table:formula="of:=IF([.B43]=&quot;Y&quot;;&quot;dest NIDa&quot;;DEC2HEX(MOD(INT(HEX2DEC([.J43])/16);256);2))" office:value-type="string">
              <text:p>00</text:p>
            </table:change-track-table-cell>
          </table:previous>
        </table:cell-content-change>
        <table:cell-content-change table:id="ct733">
          <table:cell-address table:column="11" table:row="43" table:table="0"/>
          <office:change-info>
            <dc:creator>Mike </dc:creator>
            <dc:date>2011-08-04T12:26:03.24</dc:date>
          </office:change-info>
          <table:previous table:id="ct714">
            <table:change-track-table-cell table:cell-address="Sheet1.L44" table:formula="of:=IF([.B44]=&quot;Y&quot;;&quot;dest NIDa&quot;;DEC2HEX(MOD(INT(HEX2DEC([.J44])/16);256);2))" office:value-type="string">
              <text:p>00</text:p>
            </table:change-track-table-cell>
          </table:previous>
        </table:cell-content-change>
        <table:cell-content-change table:id="ct734">
          <table:cell-address table:column="11" table:row="44" table:table="0"/>
          <office:change-info>
            <dc:creator>Mike </dc:creator>
            <dc:date>2011-08-04T12:26:03.24</dc:date>
          </office:change-info>
          <table:previous table:id="ct715">
            <table:change-track-table-cell table:cell-address="Sheet1.L45" table:formula="of:=IF([.B45]=&quot;Y&quot;;&quot;dest NIDa&quot;;DEC2HEX(MOD(INT(HEX2DEC([.J45])/16);256);2))" office:value-type="string">
              <text:p>00</text:p>
            </table:change-track-table-cell>
          </table:previous>
        </table:cell-content-change>
        <table:cell-content-change table:id="ct735">
          <table:cell-address table:column="11" table:row="46" table:table="0"/>
          <office:change-info>
            <dc:creator>Mike </dc:creator>
            <dc:date>2011-08-04T12:26:05.26</dc:date>
          </office:change-info>
          <table:previous table:id="ct717">
            <table:change-track-table-cell table:cell-address="Sheet1.L47" table:formula="of:=IF([.B47]=&quot;Y&quot;;&quot;dest NIDa&quot;;DEC2HEX(MOD(INT(HEX2DEC([.J47])/16);256);2))" office:value-type="string">
              <text:p>00</text:p>
            </table:change-track-table-cell>
          </table:previous>
        </table:cell-content-change>
        <table:cell-content-change table:id="ct736">
          <table:cell-address table:column="11" table:row="48" table:table="0"/>
          <office:change-info>
            <dc:creator>Mike </dc:creator>
            <dc:date>2011-08-04T12:26:09.72</dc:date>
          </office:change-info>
          <table:previous table:id="ct719">
            <table:change-track-table-cell table:cell-address="Sheet1.L49" table:formula="of:=IF([.B49]=&quot;Y&quot;;&quot;dest NIDa&quot;;DEC2HEX(MOD(INT(HEX2DEC([.J49])/16);256);2))" office:value-type="string">
              <text:p>00</text:p>
            </table:change-track-table-cell>
          </table:previous>
        </table:cell-content-change>
        <table:cell-content-change table:id="ct737">
          <table:cell-address table:column="11" table:row="49" table:table="0"/>
          <office:change-info>
            <dc:creator>Mike </dc:creator>
            <dc:date>2011-08-04T12:26:09.72</dc:date>
          </office:change-info>
          <table:previous table:id="ct720">
            <table:change-track-table-cell table:cell-address="Sheet1.L50" table:formula="of:=IF([.B50]=&quot;Y&quot;;&quot;dest NIDa&quot;;DEC2HEX(MOD(INT(HEX2DEC([.J50])/16);256);2))" office:value-type="string">
              <text:p>00</text:p>
            </table:change-track-table-cell>
          </table:previous>
        </table:cell-content-change>
        <table:cell-content-change table:id="ct738">
          <table:cell-address table:column="11" table:row="24" table:table="0"/>
          <office:change-info>
            <dc:creator>Mike </dc:creator>
            <dc:date>2011-08-04T12:26:15.57</dc:date>
          </office:change-info>
          <table:previous table:id="ct698">
            <table:change-track-table-cell table:cell-address="Sheet1.L25" table:formula="of:=IF([.B25]=&quot;Y&quot;;&quot;dest NIDa&quot;;DEC2HEX(MOD(INT(HEX2DEC([.J25])/16);256);2))" office:value-type="string">
              <text:p>A8</text:p>
            </table:change-track-table-cell>
          </table:previous>
        </table:cell-content-change>
        <table:deletion table:id="ct739" table:type="column" table:position="11" table:table="0" table:multi-deletion-spanned="2">
          <office:change-info>
            <dc:creator>Mike </dc:creator>
            <dc:date>2011-08-04T12:27:04.76</dc:date>
          </office:change-info>
          <table:deletions>
            <table:cell-content-deletion>
              <table:cell-address table:column="11" table:row="58" table:table="0"/>
              <table:change-track-table-cell office:value-type="string">
                <text:p>If flags not specified, send and check 1 bits</text:p>
              </table:change-track-table-cell>
            </table:cell-content-deletion>
            <table:cell-content-deletion>
              <table:cell-address table:column="11" table:row="26" table:table="0"/>
              <table:change-track-table-cell office:value-type="string">
                <text:p>valid</text:p>
              </table:change-track-table-cell>
            </table:cell-content-deletion>
            <table:cell-content-deletion>
              <table:cell-address table:column="11" table:row="23" table:table="0"/>
              <table:change-track-table-cell office:value-type="string">
                <text:p>valid</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cell-address table:column="11" table:row="3" table:table="0"/>
              <table:change-track-table-cell office:value-type="string">
                <text:p>0 default</text:p>
              </table:change-track-table-cell>
            </table:cell-content-deletion>
            <table:cell-content-deletion>
              <table:cell-address table:column="11" table:row="3" table:table="0"/>
              <table:change-track-table-cell office:value-type="string">
                <text:p>Flag bit C</text:p>
              </table:change-track-table-cell>
            </table:cell-content-deletion>
            <table:change-deletion table:id="ct1060"/>
            <table:change-deletion table:id="ct977"/>
            <table:change-deletion table:id="ct935"/>
            <table:change-deletion table:id="ct893"/>
            <table:cell-content-deletion table:id="ct416">
              <table:change-track-table-cell office:value-type="float" office:value="1"/>
            </table:cell-content-deletion>
            <table:cell-content-deletion table:id="ct414">
              <table:change-track-table-cell office:value-type="float" office:value="1"/>
            </table:cell-content-deletion>
            <table:cell-content-deletion table:id="ct412">
              <table:change-track-table-cell office:value-type="float" office:value="1"/>
            </table:cell-content-deletion>
            <table:cell-content-deletion table:id="ct410">
              <table:change-track-table-cell office:value-type="float" office:value="1"/>
            </table:cell-content-deletion>
            <table:cell-content-deletion table:id="ct408">
              <table:change-track-table-cell office:value-type="float" office:value="1"/>
            </table:cell-content-deletion>
            <table:cell-content-deletion table:id="ct406">
              <table:change-track-table-cell office:value-type="float" office:value="1"/>
            </table:cell-content-deletion>
            <table:cell-content-deletion table:id="ct404">
              <table:change-track-table-cell office:value-type="float" office:value="1"/>
            </table:cell-content-deletion>
            <table:cell-content-deletion table:id="ct402">
              <table:change-track-table-cell office:value-type="float" office:value="1"/>
            </table:cell-content-deletion>
            <table:cell-content-deletion table:id="ct400">
              <table:change-track-table-cell office:value-type="float" office:value="1"/>
            </table:cell-content-deletion>
            <table:cell-content-deletion table:id="ct398">
              <table:change-track-table-cell office:value-type="float" office:value="1"/>
            </table:cell-content-deletion>
            <table:cell-content-deletion table:id="ct353">
              <table:change-track-table-cell office:value-type="string">
                <text:p>-</text:p>
              </table:change-track-table-cell>
            </table:cell-content-deletion>
            <table:cell-content-deletion table:id="ct350">
              <table:change-track-table-cell office:value-type="string">
                <text:p>-</text:p>
              </table:change-track-table-cell>
            </table:cell-content-deletion>
            <table:cell-content-deletion table:id="ct347">
              <table:change-track-table-cell office:value-type="string">
                <text:p>-</text:p>
              </table:change-track-table-cell>
            </table:cell-content-deletion>
            <table:cell-content-deletion table:id="ct344">
              <table:change-track-table-cell office:value-type="string">
                <text:p>-</text:p>
              </table:change-track-table-cell>
            </table:cell-content-deletion>
            <table:cell-content-deletion table:id="ct341">
              <table:change-track-table-cell office:value-type="string">
                <text:p>-</text:p>
              </table:change-track-table-cell>
            </table:cell-content-deletion>
            <table:cell-content-deletion table:id="ct329">
              <table:change-track-table-cell office:value-type="string">
                <text:p>-</text:p>
              </table:change-track-table-cell>
            </table:cell-content-deletion>
            <table:cell-content-deletion table:id="ct323">
              <table:change-track-table-cell office:value-type="string">
                <text:p>-</text:p>
              </table:change-track-table-cell>
            </table:cell-content-deletion>
            <table:cell-content-deletion table:id="ct325">
              <table:change-track-table-cell/>
            </table:cell-content-deletion>
            <table:cell-content-deletion table:id="ct317">
              <table:change-track-table-cell office:value-type="string">
                <text:p>-</text:p>
              </table:change-track-table-cell>
            </table:cell-content-deletion>
            <table:cell-content-deletion table:id="ct314">
              <table:change-track-table-cell office:value-type="string">
                <text:p>-</text:p>
              </table:change-track-table-cell>
            </table:cell-content-deletion>
            <table:cell-content-deletion table:id="ct311">
              <table:change-track-table-cell office:value-type="string">
                <text:p>-</text:p>
              </table:change-track-table-cell>
            </table:cell-content-deletion>
            <table:cell-content-deletion table:id="ct308">
              <table:change-track-table-cell office:value-type="string">
                <text:p>-</text:p>
              </table:change-track-table-cell>
            </table:cell-content-deletion>
            <table:cell-content-deletion table:id="ct305">
              <table:change-track-table-cell office:value-type="string">
                <text:p>-</text:p>
              </table:change-track-table-cell>
            </table:cell-content-deletion>
            <table:cell-content-deletion table:id="ct302">
              <table:change-track-table-cell office:value-type="string">
                <text:p>-</text:p>
              </table:change-track-table-cell>
            </table:cell-content-deletion>
            <table:cell-content-deletion table:id="ct299">
              <table:change-track-table-cell office:value-type="string">
                <text:p>-</text:p>
              </table:change-track-table-cell>
            </table:cell-content-deletion>
          </table:deletions>
        </table:deletion>
        <table:deletion table:id="ct740" table:type="column" table:position="11" table:table="0">
          <office:change-info>
            <dc:creator>Mike </dc:creator>
            <dc:date>2011-08-04T12:27:04.76</dc:date>
          </office:change-info>
          <table:deletions>
            <table:cell-content-deletion>
              <table:cell-address table:column="11" table:row="26" table:table="0"/>
              <table:change-track-table-cell office:value-type="string">
                <text:p>uncertain</text:p>
              </table:change-track-table-cell>
            </table:cell-content-deletion>
            <table:cell-content-deletion>
              <table:cell-address table:column="11" table:row="23" table:table="0"/>
              <table:change-track-table-cell office:value-type="string">
                <text:p>uncertain</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cell-address table:column="11" table:row="3" table:table="0"/>
              <table:change-track-table-cell office:value-type="string">
                <text:p>1 default</text:p>
              </table:change-track-table-cell>
            </table:cell-content-deletion>
            <table:cell-content-deletion>
              <table:cell-address table:column="11" table:row="3" table:table="0"/>
              <table:change-track-table-cell office:value-type="string">
                <text:p>Flag bit D</text:p>
              </table:change-track-table-cell>
            </table:cell-content-deletion>
            <table:change-deletion table:id="ct739"/>
            <table:cell-content-deletion table:id="ct417">
              <table:change-track-table-cell office:value-type="float" office:value="1"/>
            </table:cell-content-deletion>
            <table:cell-content-deletion table:id="ct415">
              <table:change-track-table-cell office:value-type="float" office:value="1"/>
            </table:cell-content-deletion>
            <table:cell-content-deletion table:id="ct413">
              <table:change-track-table-cell office:value-type="float" office:value="1"/>
            </table:cell-content-deletion>
            <table:cell-content-deletion table:id="ct411">
              <table:change-track-table-cell office:value-type="float" office:value="1"/>
            </table:cell-content-deletion>
            <table:cell-content-deletion table:id="ct409">
              <table:change-track-table-cell office:value-type="float" office:value="1"/>
            </table:cell-content-deletion>
            <table:cell-content-deletion table:id="ct407">
              <table:change-track-table-cell office:value-type="float" office:value="1"/>
            </table:cell-content-deletion>
            <table:cell-content-deletion table:id="ct405">
              <table:change-track-table-cell office:value-type="float" office:value="1"/>
            </table:cell-content-deletion>
            <table:cell-content-deletion table:id="ct403">
              <table:change-track-table-cell office:value-type="float" office:value="1"/>
            </table:cell-content-deletion>
            <table:cell-content-deletion table:id="ct401">
              <table:change-track-table-cell office:value-type="float" office:value="1"/>
            </table:cell-content-deletion>
            <table:cell-content-deletion table:id="ct399">
              <table:change-track-table-cell office:value-type="float" office:value="1"/>
            </table:cell-content-deletion>
            <table:cell-content-deletion table:id="ct354">
              <table:change-track-table-cell office:value-type="string">
                <text:p>-</text:p>
              </table:change-track-table-cell>
            </table:cell-content-deletion>
            <table:cell-content-deletion table:id="ct351">
              <table:change-track-table-cell office:value-type="string">
                <text:p>-</text:p>
              </table:change-track-table-cell>
            </table:cell-content-deletion>
            <table:cell-content-deletion table:id="ct348">
              <table:change-track-table-cell office:value-type="string">
                <text:p>-</text:p>
              </table:change-track-table-cell>
            </table:cell-content-deletion>
            <table:cell-content-deletion table:id="ct345">
              <table:change-track-table-cell office:value-type="string">
                <text:p>-</text:p>
              </table:change-track-table-cell>
            </table:cell-content-deletion>
            <table:cell-content-deletion table:id="ct342">
              <table:change-track-table-cell office:value-type="string">
                <text:p>-</text:p>
              </table:change-track-table-cell>
            </table:cell-content-deletion>
            <table:cell-content-deletion table:id="ct330">
              <table:change-track-table-cell office:value-type="string">
                <text:p>-</text:p>
              </table:change-track-table-cell>
            </table:cell-content-deletion>
            <table:cell-content-deletion table:id="ct324">
              <table:change-track-table-cell office:value-type="string">
                <text:p>-</text:p>
              </table:change-track-table-cell>
            </table:cell-content-deletion>
            <table:cell-content-deletion table:id="ct326">
              <table:change-track-table-cell/>
            </table:cell-content-deletion>
            <table:cell-content-deletion table:id="ct318">
              <table:change-track-table-cell office:value-type="string">
                <text:p>-</text:p>
              </table:change-track-table-cell>
            </table:cell-content-deletion>
            <table:cell-content-deletion table:id="ct315">
              <table:change-track-table-cell office:value-type="string">
                <text:p>-</text:p>
              </table:change-track-table-cell>
            </table:cell-content-deletion>
            <table:cell-content-deletion table:id="ct312">
              <table:change-track-table-cell office:value-type="string">
                <text:p>-</text:p>
              </table:change-track-table-cell>
            </table:cell-content-deletion>
            <table:cell-content-deletion table:id="ct309">
              <table:change-track-table-cell office:value-type="string">
                <text:p>-</text:p>
              </table:change-track-table-cell>
            </table:cell-content-deletion>
            <table:cell-content-deletion table:id="ct306">
              <table:change-track-table-cell office:value-type="string">
                <text:p>-</text:p>
              </table:change-track-table-cell>
            </table:cell-content-deletion>
            <table:cell-content-deletion table:id="ct303">
              <table:change-track-table-cell office:value-type="string">
                <text:p>-</text:p>
              </table:change-track-table-cell>
            </table:cell-content-deletion>
            <table:cell-content-deletion table:id="ct300">
              <table:change-track-table-cell office:value-type="string">
                <text:p>-</text:p>
              </table:change-track-table-cell>
            </table:cell-content-deletion>
          </table:deletions>
          <table:cut-offs>
            <table:movement-cut-off table:id="ct33" table:position="-1"/>
          </table:cut-offs>
        </table:deletion>
        <table:deletion table:id="ct741" table:type="column" table:position="11" table:table="0">
          <office:change-info>
            <dc:creator>Mike </dc:creator>
            <dc:date>2011-08-04T12:27:33.08</dc:date>
          </office:change-info>
          <table:deletions>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id="ct184">
              <table:change-track-table-cell/>
            </table:cell-content-deletion>
            <table:cell-content-deletion table:id="ct183">
              <table:change-track-table-cell/>
            </table:cell-content-deletion>
            <table:cell-content-deletion table:id="ct182">
              <table:change-track-table-cell/>
            </table:cell-content-deletion>
            <table:cell-content-deletion table:id="ct181">
              <table:change-track-table-cell/>
            </table:cell-content-deletion>
            <table:cell-content-deletion table:id="ct180">
              <table:change-track-table-cell/>
            </table:cell-content-deletion>
            <table:cell-content-deletion table:id="ct179">
              <table:change-track-table-cell/>
            </table:cell-content-deletion>
            <table:cell-content-deletion table:id="ct178">
              <table:change-track-table-cell/>
            </table:cell-content-deletion>
            <table:cell-content-deletion table:id="ct177">
              <table:change-track-table-cell/>
            </table:cell-content-deletion>
            <table:cell-content-deletion table:id="ct176">
              <table:change-track-table-cell/>
            </table:cell-content-deletion>
            <table:cell-content-deletion table:id="ct175">
              <table:change-track-table-cell/>
            </table:cell-content-deletion>
            <table:cell-content-deletion table:id="ct174">
              <table:change-track-table-cell/>
            </table:cell-content-deletion>
            <table:cell-content-deletion table:id="ct173">
              <table:change-track-table-cell/>
            </table:cell-content-deletion>
            <table:cell-content-deletion table:id="ct172">
              <table:change-track-table-cell/>
            </table:cell-content-deletion>
            <table:cell-content-deletion table:id="ct171">
              <table:change-track-table-cell/>
            </table:cell-content-deletion>
            <table:cell-content-deletion table:id="ct170">
              <table:change-track-table-cell/>
            </table:cell-content-deletion>
            <table:cell-content-deletion table:id="ct169">
              <table:change-track-table-cell/>
            </table:cell-content-deletion>
            <table:cell-content-deletion table:id="ct168">
              <table:change-track-table-cell/>
            </table:cell-content-deletion>
            <table:cell-content-deletion table:id="ct167">
              <table:change-track-table-cell/>
            </table:cell-content-deletion>
            <table:cell-content-deletion table:id="ct166">
              <table:change-track-table-cell/>
            </table:cell-content-deletion>
            <table:cell-content-deletion table:id="ct165">
              <table:change-track-table-cell/>
            </table:cell-content-deletion>
            <table:cell-content-deletion table:id="ct164">
              <table:change-track-table-cell/>
            </table:cell-content-deletion>
            <table:cell-content-deletion table:id="ct163">
              <table:change-track-table-cell/>
            </table:cell-content-deletion>
            <table:cell-content-deletion table:id="ct162">
              <table:change-track-table-cell/>
            </table:cell-content-deletion>
            <table:cell-content-deletion table:id="ct161">
              <table:change-track-table-cell/>
            </table:cell-content-deletion>
            <table:cell-content-deletion table:id="ct160">
              <table:change-track-table-cell/>
            </table:cell-content-deletion>
            <table:cell-content-deletion table:id="ct159">
              <table:change-track-table-cell/>
            </table:cell-content-deletion>
            <table:cell-content-deletion table:id="ct158">
              <table:change-track-table-cell/>
            </table:cell-content-deletion>
            <table:change-deletion table:id="ct47"/>
          </table:deletions>
          <table:cut-offs>
            <table:movement-cut-off table:id="ct46" table:start-position="1" table:end-position="0"/>
          </table:cut-offs>
        </table:deletion>
        <table:movement table:id="ct742">
          <table:source-range-address table:start-column="12" table:start-row="60" table:start-table="0" table:end-column="11" table:end-row="61" table:end-table="0"/>
          <table:target-range-address table:start-column="11" table:start-row="60" table:start-table="0" table:end-column="11" table:end-row="61" table:end-table="0"/>
          <office:change-info>
            <dc:creator>Mike </dc:creator>
            <dc:date>2011-08-04T12:28:19.91</dc:date>
          </office:change-info>
          <table:dependencies>
            <table:dependence table:id="ct1060"/>
            <table:dependence table:id="ct977"/>
          </table:dependencies>
        </table:movement>
        <table:cell-content-change table:id="ct743">
          <table:cell-address table:column="11" table:row="9" table:table="0"/>
          <office:change-info>
            <dc:creator>Mike </dc:creator>
            <dc:date>2011-08-04T12:29:48.43</dc:date>
          </office:change-info>
          <table:previous>
            <table:change-track-table-cell table:cell-address="Sheet1.L10" table:formula="of:=IF([.B10]=&quot;Y&quot;;4;IF([.E10]=&quot;Y&quot;;0;1))" office:value-type="float" office:value="1"/>
          </table:previous>
        </table:cell-content-change>
        <table:cell-content-change table:id="ct744">
          <table:cell-address table:column="11" table:row="10" table:table="0"/>
          <office:change-info>
            <dc:creator>Mike </dc:creator>
            <dc:date>2011-08-04T12:29:52.68</dc:date>
          </office:change-info>
          <table:previous>
            <table:change-track-table-cell office:value-type="float" office:value="6"/>
          </table:previous>
        </table:cell-content-change>
        <table:cell-content-change table:id="ct745">
          <table:cell-address table:column="11" table:row="11" table:table="0"/>
          <office:change-info>
            <dc:creator>Mike </dc:creator>
            <dc:date>2011-08-04T12:29:52.68</dc:date>
          </office:change-info>
          <table:previous>
            <table:change-track-table-cell table:cell-address="Sheet1.L12" table:formula="of:=IF([.B12]=&quot;Y&quot;;4;IF([.E12]=&quot;Y&quot;;0;1))" office:value-type="float" office:value="0"/>
          </table:previous>
        </table:cell-content-change>
        <table:cell-content-change table:id="ct746">
          <table:cell-address table:column="11" table:row="12" table:table="0"/>
          <office:change-info>
            <dc:creator>Mike </dc:creator>
            <dc:date>2011-08-04T12:29:52.68</dc:date>
          </office:change-info>
          <table:previous>
            <table:change-track-table-cell table:cell-address="Sheet1.L13" table:formula="of:=IF([.B13]=&quot;Y&quot;;4;IF([.E13]=&quot;Y&quot;;0;1))" office:value-type="float" office:value="0"/>
          </table:previous>
        </table:cell-content-change>
        <table:cell-content-change table:id="ct747">
          <table:cell-address table:column="11" table:row="13" table:table="0"/>
          <office:change-info>
            <dc:creator>Mike </dc:creator>
            <dc:date>2011-08-04T12:29:52.68</dc:date>
          </office:change-info>
          <table:previous>
            <table:change-track-table-cell office:value-type="float" office:value="6"/>
          </table:previous>
        </table:cell-content-change>
        <table:cell-content-change table:id="ct748">
          <table:cell-address table:column="11" table:row="14" table:table="0"/>
          <office:change-info>
            <dc:creator>Mike </dc:creator>
            <dc:date>2011-08-04T12:29:52.68</dc:date>
          </office:change-info>
          <table:previous>
            <table:change-track-table-cell office:value-type="float" office:value="6"/>
          </table:previous>
        </table:cell-content-change>
        <table:cell-content-change table:id="ct749">
          <table:cell-address table:column="11" table:row="4" table:table="0"/>
          <office:change-info>
            <dc:creator>Mike </dc:creator>
            <dc:date>2011-08-04T12:30:05.70</dc:date>
          </office:change-info>
          <table:previous>
            <table:change-track-table-cell office:value-type="string">
              <text:p>3 bits</text:p>
            </table:change-track-table-cell>
          </table:previous>
        </table:cell-content-change>
        <table:cell-content-change table:id="ct750">
          <table:cell-address table:column="11" table:row="4" table:table="0"/>
          <office:change-info>
            <dc:creator>Mike </dc:creator>
            <dc:date>2011-08-04T12:30:14.17</dc:date>
          </office:change-info>
          <table:previous table:id="ct749">
            <table:change-track-table-cell office:value-type="string">
              <text:p>4,5</text:p>
            </table:change-track-table-cell>
          </table:previous>
        </table:cell-content-change>
        <table:cell-content-change table:id="ct751">
          <table:cell-address table:column="11" table:row="4" table:table="0"/>
          <office:change-info>
            <dc:creator>Mike </dc:creator>
            <dc:date>2011-08-04T12:30:20.93</dc:date>
          </office:change-info>
          <table:previous table:id="ct750">
            <table:change-track-table-cell office:value-type="string">
              <text:p>5=DestID datagram last segment</text:p>
            </table:change-track-table-cell>
          </table:previous>
        </table:cell-content-change>
        <table:cell-content-change table:id="ct752">
          <table:cell-address table:column="11" table:row="3" table:table="0"/>
          <office:change-info>
            <dc:creator>Mike </dc:creator>
            <dc:date>2011-08-04T12:31:30.40</dc:date>
          </office:change-info>
          <table:previous table:id="ct44">
            <table:change-track-table-cell office:value-type="string">
              <text:p>Logical OR this with 0x18000 to get top 17 bits of CAN header</text:p>
            </table:change-track-table-cell>
          </table:previous>
        </table:cell-content-change>
        <table:cell-content-change table:id="ct753">
          <table:cell-address table:column="11" table:row="9" table:table="0"/>
          <office:change-info>
            <dc:creator>Mike </dc:creator>
            <dc:date>2011-08-04T12:32:09.37</dc:date>
          </office:change-info>
          <table:previous table:id="ct743">
            <table:change-track-table-cell table:cell-address="Sheet1.L10" table:formula="of:=IF([.B10]=&quot;Y&quot;;6;IF([.E10]=&quot;Y&quot;;0;1))" office:value-type="float" office:value="1"/>
          </table:previous>
        </table:cell-content-change>
        <table:cell-content-change table:id="ct754">
          <table:cell-address table:column="11" table:row="10" table:table="0"/>
          <office:change-info>
            <dc:creator>Mike </dc:creator>
            <dc:date>2011-08-04T12:32:18.36</dc:date>
          </office:change-info>
          <table:previous table:id="ct744">
            <table:change-track-table-cell table:cell-address="Sheet1.L11" table:formula="of:=IF([.B11]=&quot;Y&quot;;6;IF([.E11]=&quot;Y&quot;;0;1))" office:value-type="float" office:value="6"/>
          </table:previous>
        </table:cell-content-change>
        <table:cell-content-change table:id="ct755">
          <table:cell-address table:column="11" table:row="11" table:table="0"/>
          <office:change-info>
            <dc:creator>Mike </dc:creator>
            <dc:date>2011-08-04T12:32:18.36</dc:date>
          </office:change-info>
          <table:previous table:id="ct745">
            <table:change-track-table-cell table:cell-address="Sheet1.L12" table:formula="of:=IF([.B12]=&quot;Y&quot;;6;IF([.E12]=&quot;Y&quot;;0;1))" office:value-type="float" office:value="0"/>
          </table:previous>
        </table:cell-content-change>
        <table:cell-content-change table:id="ct756">
          <table:cell-address table:column="11" table:row="12" table:table="0"/>
          <office:change-info>
            <dc:creator>Mike </dc:creator>
            <dc:date>2011-08-04T12:32:18.36</dc:date>
          </office:change-info>
          <table:previous table:id="ct746">
            <table:change-track-table-cell table:cell-address="Sheet1.L13" table:formula="of:=IF([.B13]=&quot;Y&quot;;6;IF([.E13]=&quot;Y&quot;;0;1))" office:value-type="float" office:value="0"/>
          </table:previous>
        </table:cell-content-change>
        <table:cell-content-change table:id="ct757">
          <table:cell-address table:column="11" table:row="13" table:table="0"/>
          <office:change-info>
            <dc:creator>Mike </dc:creator>
            <dc:date>2011-08-04T12:32:18.36</dc:date>
          </office:change-info>
          <table:previous table:id="ct747">
            <table:change-track-table-cell table:cell-address="Sheet1.L14" table:formula="of:=IF([.B14]=&quot;Y&quot;;6;IF([.E14]=&quot;Y&quot;;0;1))" office:value-type="float" office:value="6"/>
          </table:previous>
        </table:cell-content-change>
        <table:cell-content-change table:id="ct758">
          <table:cell-address table:column="11" table:row="14" table:table="0"/>
          <office:change-info>
            <dc:creator>Mike </dc:creator>
            <dc:date>2011-08-04T12:32:18.36</dc:date>
          </office:change-info>
          <table:previous table:id="ct748">
            <table:change-track-table-cell table:cell-address="Sheet1.L15" table:formula="of:=IF([.B15]=&quot;Y&quot;;6;IF([.E15]=&quot;Y&quot;;0;1))" office:value-type="float" office:value="6"/>
          </table:previous>
        </table:cell-content-change>
        <table:cell-content-change table:id="ct759">
          <table:cell-address table:column="11" table:row="15" table:table="0"/>
          <office:change-info>
            <dc:creator>Mike </dc:creator>
            <dc:date>2011-08-04T12:32:18.36</dc:date>
          </office:change-info>
          <table:previous>
            <table:change-track-table-cell/>
          </table:previous>
        </table:cell-content-change>
        <table:cell-content-change table:id="ct760">
          <table:cell-address table:column="11" table:row="16" table:table="0"/>
          <office:change-info>
            <dc:creator>Mike </dc:creator>
            <dc:date>2011-08-04T12:32:18.36</dc:date>
          </office:change-info>
          <table:previous>
            <table:change-track-table-cell/>
          </table:previous>
        </table:cell-content-change>
        <table:cell-content-change table:id="ct761">
          <table:cell-address table:column="11" table:row="17" table:table="0"/>
          <office:change-info>
            <dc:creator>Mike </dc:creator>
            <dc:date>2011-08-04T12:32:18.36</dc:date>
          </office:change-info>
          <table:previous table:id="ct208">
            <table:change-track-table-cell office:value-type="float" office:value="6"/>
          </table:previous>
        </table:cell-content-change>
        <table:cell-content-change table:id="ct762">
          <table:cell-address table:column="11" table:row="18" table:table="0"/>
          <office:change-info>
            <dc:creator>Mike </dc:creator>
            <dc:date>2011-08-04T12:32:18.36</dc:date>
          </office:change-info>
          <table:previous table:id="ct209">
            <table:change-track-table-cell office:value-type="float" office:value="6"/>
          </table:previous>
        </table:cell-content-change>
        <table:cell-content-change table:id="ct763">
          <table:cell-address table:column="11" table:row="19" table:table="0"/>
          <office:change-info>
            <dc:creator>Mike </dc:creator>
            <dc:date>2011-08-04T12:32:18.36</dc:date>
          </office:change-info>
          <table:previous>
            <table:change-track-table-cell/>
          </table:previous>
        </table:cell-content-change>
        <table:cell-content-change table:id="ct764">
          <table:cell-address table:column="11" table:row="20" table:table="0"/>
          <office:change-info>
            <dc:creator>Mike </dc:creator>
            <dc:date>2011-08-04T12:32:18.36</dc:date>
          </office:change-info>
          <table:previous>
            <table:change-track-table-cell/>
          </table:previous>
        </table:cell-content-change>
        <table:cell-content-change table:id="ct765">
          <table:cell-address table:column="11" table:row="21" table:table="0"/>
          <office:change-info>
            <dc:creator>Mike </dc:creator>
            <dc:date>2011-08-04T12:32:18.36</dc:date>
          </office:change-info>
          <table:previous>
            <table:change-track-table-cell table:cell-address="Sheet1.L22" table:formula="of:=IF([.B22]=&quot;Y&quot;;4;IF([.E22]=&quot;Y&quot;;0;1))" office:value-type="float" office:value="0"/>
          </table:previous>
        </table:cell-content-change>
        <table:cell-content-change table:id="ct766">
          <table:cell-address table:column="11" table:row="22" table:table="0"/>
          <office:change-info>
            <dc:creator>Mike </dc:creator>
            <dc:date>2011-08-04T12:32:18.36</dc:date>
          </office:change-info>
          <table:previous>
            <table:change-track-table-cell table:cell-address="Sheet1.L23" table:formula="of:=IF([.B23]=&quot;Y&quot;;4;IF([.E23]=&quot;Y&quot;;0;1))" office:value-type="float" office:value="1"/>
          </table:previous>
        </table:cell-content-change>
        <table:cell-content-change table:id="ct767">
          <table:cell-address table:column="11" table:row="23" table:table="0"/>
          <office:change-info>
            <dc:creator>Mike </dc:creator>
            <dc:date>2011-08-04T12:32:18.36</dc:date>
          </office:change-info>
          <table:previous>
            <table:change-track-table-cell table:cell-address="Sheet1.L24" table:formula="of:=IF([.B24]=&quot;Y&quot;;4;IF([.E24]=&quot;Y&quot;;0;1))" office:value-type="float" office:value="1"/>
          </table:previous>
        </table:cell-content-change>
        <table:cell-content-change table:id="ct768">
          <table:cell-address table:column="11" table:row="24" table:table="0"/>
          <office:change-info>
            <dc:creator>Mike </dc:creator>
            <dc:date>2011-08-04T12:32:18.36</dc:date>
          </office:change-info>
          <table:previous>
            <table:change-track-table-cell/>
          </table:previous>
        </table:cell-content-change>
        <table:cell-content-change table:id="ct769">
          <table:cell-address table:column="11" table:row="24" table:table="0"/>
          <office:change-info>
            <dc:creator>Mike </dc:creator>
            <dc:date>2011-08-04T12:32:18.36</dc:date>
          </office:change-info>
          <table:previous>
            <table:change-track-table-cell table:cell-address="Sheet1.L25" table:formula="of:=IF([.B25]=&quot;Y&quot;;4;IF([.E25]=&quot;Y&quot;;0;1))" office:value-type="float" office:value="0"/>
          </table:previous>
        </table:cell-content-change>
        <table:cell-content-change table:id="ct770">
          <table:cell-address table:column="11" table:row="25" table:table="0"/>
          <office:change-info>
            <dc:creator>Mike </dc:creator>
            <dc:date>2011-08-04T12:32:18.36</dc:date>
          </office:change-info>
          <table:previous>
            <table:change-track-table-cell table:cell-address="Sheet1.L26" table:formula="of:=IF([.B26]=&quot;Y&quot;;4;IF([.E26]=&quot;Y&quot;;0;1))" office:value-type="float" office:value="1"/>
          </table:previous>
        </table:cell-content-change>
        <table:cell-content-change table:id="ct771">
          <table:cell-address table:column="11" table:row="26" table:table="0"/>
          <office:change-info>
            <dc:creator>Mike </dc:creator>
            <dc:date>2011-08-04T12:32:18.36</dc:date>
          </office:change-info>
          <table:previous>
            <table:change-track-table-cell table:cell-address="Sheet1.L27" table:formula="of:=IF([.B27]=&quot;Y&quot;;4;IF([.E27]=&quot;Y&quot;;0;1))" office:value-type="float" office:value="1"/>
          </table:previous>
        </table:cell-content-change>
        <table:cell-content-change table:id="ct772">
          <table:cell-address table:column="11" table:row="27" table:table="0"/>
          <office:change-info>
            <dc:creator>Mike </dc:creator>
            <dc:date>2011-08-04T12:32:18.36</dc:date>
          </office:change-info>
          <table:previous>
            <table:change-track-table-cell office:value-type="float" office:value="6"/>
          </table:previous>
        </table:cell-content-change>
        <table:cell-content-change table:id="ct773">
          <table:cell-address table:column="11" table:row="28" table:table="0"/>
          <office:change-info>
            <dc:creator>Mike </dc:creator>
            <dc:date>2011-08-04T12:32:18.36</dc:date>
          </office:change-info>
          <table:previous>
            <table:change-track-table-cell table:cell-address="Sheet1.L29" table:formula="of:=IF([.B29]=&quot;Y&quot;;4;IF([.E29]=&quot;Y&quot;;0;1))" office:value-type="float" office:value="0"/>
          </table:previous>
        </table:cell-content-change>
        <table:cell-content-change table:id="ct774">
          <table:cell-address table:column="11" table:row="29" table:table="0"/>
          <office:change-info>
            <dc:creator>Mike </dc:creator>
            <dc:date>2011-08-04T12:32:18.36</dc:date>
          </office:change-info>
          <table:previous>
            <table:change-track-table-cell table:cell-address="Sheet1.L30" table:formula="of:=IF([.B30]=&quot;Y&quot;;4;IF([.E30]=&quot;Y&quot;;0;1))" office:value-type="float" office:value="0"/>
          </table:previous>
        </table:cell-content-change>
        <table:cell-content-change table:id="ct775">
          <table:cell-address table:column="11" table:row="30" table:table="0"/>
          <office:change-info>
            <dc:creator>Mike </dc:creator>
            <dc:date>2011-08-04T12:32:18.36</dc:date>
          </office:change-info>
          <table:previous>
            <table:change-track-table-cell table:cell-address="Sheet1.L31" table:formula="of:=IF([.B31]=&quot;Y&quot;;4;IF([.E31]=&quot;Y&quot;;0;1))" office:value-type="float" office:value="0"/>
          </table:previous>
        </table:cell-content-change>
        <table:cell-content-change table:id="ct776">
          <table:cell-address table:column="11" table:row="31" table:table="0"/>
          <office:change-info>
            <dc:creator>Mike </dc:creator>
            <dc:date>2011-08-04T12:32:18.36</dc:date>
          </office:change-info>
          <table:previous>
            <table:change-track-table-cell/>
          </table:previous>
        </table:cell-content-change>
        <table:cell-content-change table:id="ct777">
          <table:cell-address table:column="11" table:row="37" table:table="0"/>
          <office:change-info>
            <dc:creator>Mike </dc:creator>
            <dc:date>2011-08-04T12:32:18.36</dc:date>
          </office:change-info>
          <table:previous>
            <table:change-track-table-cell/>
          </table:previous>
        </table:cell-content-change>
        <table:cell-content-change table:id="ct778">
          <table:cell-address table:column="11" table:row="38" table:table="0"/>
          <office:change-info>
            <dc:creator>Mike </dc:creator>
            <dc:date>2011-08-04T12:32:18.36</dc:date>
          </office:change-info>
          <table:previous>
            <table:change-track-table-cell/>
          </table:previous>
        </table:cell-content-change>
        <table:cell-content-change table:id="ct779">
          <table:cell-address table:column="11" table:row="39" table:table="0"/>
          <office:change-info>
            <dc:creator>Mike </dc:creator>
            <dc:date>2011-08-04T12:32:18.36</dc:date>
          </office:change-info>
          <table:previous>
            <table:change-track-table-cell office:value-type="string">
              <text:p>4,5</text:p>
            </table:change-track-table-cell>
          </table:previous>
        </table:cell-content-change>
        <table:cell-content-change table:id="ct780">
          <table:cell-address table:column="11" table:row="40" table:table="0"/>
          <office:change-info>
            <dc:creator>Mike </dc:creator>
            <dc:date>2011-08-04T12:32:18.36</dc:date>
          </office:change-info>
          <table:previous>
            <table:change-track-table-cell/>
          </table:previous>
        </table:cell-content-change>
        <table:cell-content-change table:id="ct781">
          <table:cell-address table:column="11" table:row="40" table:table="0"/>
          <office:change-info>
            <dc:creator>Mike </dc:creator>
            <dc:date>2011-08-04T12:32:18.36</dc:date>
          </office:change-info>
          <table:previous>
            <table:change-track-table-cell office:value-type="float" office:value="6"/>
          </table:previous>
        </table:cell-content-change>
        <table:cell-content-change table:id="ct782">
          <table:cell-address table:column="11" table:row="41" table:table="0"/>
          <office:change-info>
            <dc:creator>Mike </dc:creator>
            <dc:date>2011-08-04T12:32:18.36</dc:date>
          </office:change-info>
          <table:previous>
            <table:change-track-table-cell office:value-type="float" office:value="6"/>
          </table:previous>
        </table:cell-content-change>
        <table:cell-content-change table:id="ct783">
          <table:cell-address table:column="11" table:row="42" table:table="0"/>
          <office:change-info>
            <dc:creator>Mike </dc:creator>
            <dc:date>2011-08-04T12:32:18.36</dc:date>
          </office:change-info>
          <table:previous>
            <table:change-track-table-cell/>
          </table:previous>
        </table:cell-content-change>
        <table:cell-content-change table:id="ct784">
          <table:cell-address table:column="11" table:row="43" table:table="0"/>
          <office:change-info>
            <dc:creator>Mike </dc:creator>
            <dc:date>2011-08-04T12:32:18.36</dc:date>
          </office:change-info>
          <table:previous>
            <table:change-track-table-cell/>
          </table:previous>
        </table:cell-content-change>
        <table:cell-content-change table:id="ct785">
          <table:cell-address table:column="11" table:row="44" table:table="0"/>
          <office:change-info>
            <dc:creator>Mike </dc:creator>
            <dc:date>2011-08-04T12:32:18.36</dc:date>
          </office:change-info>
          <table:previous>
            <table:change-track-table-cell/>
          </table:previous>
        </table:cell-content-change>
        <table:cell-content-change table:id="ct786">
          <table:cell-address table:column="11" table:row="45" table:table="0"/>
          <office:change-info>
            <dc:creator>Mike </dc:creator>
            <dc:date>2011-08-04T12:32:18.36</dc:date>
          </office:change-info>
          <table:previous>
            <table:change-track-table-cell office:value-type="float" office:value="6"/>
          </table:previous>
        </table:cell-content-change>
        <table:cell-content-change table:id="ct787">
          <table:cell-address table:column="11" table:row="46" table:table="0"/>
          <office:change-info>
            <dc:creator>Mike </dc:creator>
            <dc:date>2011-08-04T12:32:18.36</dc:date>
          </office:change-info>
          <table:previous>
            <table:change-track-table-cell/>
          </table:previous>
        </table:cell-content-change>
        <table:cell-content-change table:id="ct788">
          <table:cell-address table:column="11" table:row="47" table:table="0"/>
          <office:change-info>
            <dc:creator>Mike </dc:creator>
            <dc:date>2011-08-04T12:32:18.36</dc:date>
          </office:change-info>
          <table:previous>
            <table:change-track-table-cell office:value-type="float" office:value="6"/>
          </table:previous>
        </table:cell-content-change>
        <table:cell-content-change table:id="ct789">
          <table:cell-address table:column="11" table:row="48" table:table="0"/>
          <office:change-info>
            <dc:creator>Mike </dc:creator>
            <dc:date>2011-08-04T12:32:18.36</dc:date>
          </office:change-info>
          <table:previous>
            <table:change-track-table-cell/>
          </table:previous>
        </table:cell-content-change>
        <table:cell-content-change table:id="ct790">
          <table:cell-address table:column="11" table:row="49" table:table="0"/>
          <office:change-info>
            <dc:creator>Mike </dc:creator>
            <dc:date>2011-08-04T12:32:18.36</dc:date>
          </office:change-info>
          <table:previous>
            <table:change-track-table-cell/>
          </table:previous>
        </table:cell-content-change>
        <table:cell-content-change table:id="ct791">
          <table:cell-address table:column="11" table:row="50" table:table="0"/>
          <office:change-info>
            <dc:creator>Mike </dc:creator>
            <dc:date>2011-08-04T12:32:18.36</dc:date>
          </office:change-info>
          <table:previous>
            <table:change-track-table-cell office:value-type="float" office:value="7"/>
          </table:previous>
        </table:cell-content-change>
        <table:cell-content-change table:id="ct792">
          <table:cell-address table:column="11" table:row="51" table:table="0"/>
          <office:change-info>
            <dc:creator>Mike </dc:creator>
            <dc:date>2011-08-04T12:32:18.36</dc:date>
          </office:change-info>
          <table:previous>
            <table:change-track-table-cell office:value-type="float" office:value="6"/>
          </table:previous>
        </table:cell-content-change>
        <table:cell-content-change table:id="ct793">
          <table:cell-address table:column="11" table:row="52" table:table="0"/>
          <office:change-info>
            <dc:creator>Mike </dc:creator>
            <dc:date>2011-08-04T12:32:18.36</dc:date>
          </office:change-info>
          <table:previous>
            <table:change-track-table-cell office:value-type="float" office:value="6"/>
          </table:previous>
        </table:cell-content-change>
        <table:cell-content-change table:id="ct794">
          <table:cell-address table:column="11" table:row="50" table:table="0"/>
          <office:change-info>
            <dc:creator>Mike </dc:creator>
            <dc:date>2011-08-04T12:32:25.36</dc:date>
          </office:change-info>
          <table:previous table:id="ct791">
            <table:change-track-table-cell table:cell-address="Sheet1.L51" table:formula="of:=IF([.B51]=&quot;Y&quot;;&quot;E&quot;;IF([.E51]=&quot;Y&quot;;8;9))" office:value-type="string">
              <text:p>E</text:p>
            </table:change-track-table-cell>
          </table:previous>
        </table:cell-content-change>
        <table:cell-content-change table:id="ct795">
          <table:cell-address table:column="11" table:row="15" table:table="0"/>
          <office:change-info>
            <dc:creator>Mike </dc:creator>
            <dc:date>2011-08-04T12:33:01.44</dc:date>
          </office:change-info>
          <table:previous table:id="ct759">
            <table:change-track-table-cell table:cell-address="Sheet1.L16" table:formula="of:=IF([.B16]=&quot;Y&quot;;&quot;E&quot;;IF([.E16]=&quot;Y&quot;;8;9))" office:value-type="float" office:value="9"/>
          </table:previous>
        </table:cell-content-change>
        <table:cell-content-change table:id="ct796">
          <table:cell-address table:column="11" table:row="16" table:table="0"/>
          <office:change-info>
            <dc:creator>Mike </dc:creator>
            <dc:date>2011-08-04T12:33:01.44</dc:date>
          </office:change-info>
          <table:previous table:id="ct760">
            <table:change-track-table-cell table:cell-address="Sheet1.L17" table:formula="of:=IF([.B17]=&quot;Y&quot;;&quot;E&quot;;IF([.E17]=&quot;Y&quot;;8;9))" office:value-type="float" office:value="9"/>
          </table:previous>
        </table:cell-content-change>
        <table:cell-content-change table:id="ct797">
          <table:cell-address table:column="11" table:row="19" table:table="0"/>
          <office:change-info>
            <dc:creator>Mike </dc:creator>
            <dc:date>2011-08-04T12:33:04.92</dc:date>
          </office:change-info>
          <table:previous table:id="ct763">
            <table:change-track-table-cell table:cell-address="Sheet1.L20" table:formula="of:=IF([.B20]=&quot;Y&quot;;&quot;E&quot;;IF([.E20]=&quot;Y&quot;;8;9))" office:value-type="float" office:value="9"/>
          </table:previous>
        </table:cell-content-change>
        <table:cell-content-change table:id="ct798">
          <table:cell-address table:column="11" table:row="20" table:table="0"/>
          <office:change-info>
            <dc:creator>Mike </dc:creator>
            <dc:date>2011-08-04T12:33:04.92</dc:date>
          </office:change-info>
          <table:previous table:id="ct764">
            <table:change-track-table-cell table:cell-address="Sheet1.L21" table:formula="of:=IF([.B21]=&quot;Y&quot;;&quot;E&quot;;IF([.E21]=&quot;Y&quot;;8;9))" office:value-type="float" office:value="9"/>
          </table:previous>
        </table:cell-content-change>
        <table:cell-content-change table:id="ct799">
          <table:cell-address table:column="11" table:row="24" table:table="0"/>
          <office:change-info>
            <dc:creator>Mike </dc:creator>
            <dc:date>2011-08-04T12:33:10.01</dc:date>
          </office:change-info>
          <table:previous table:id="ct768">
            <table:change-track-table-cell table:cell-address="Sheet1.L25" table:formula="of:=IF([.B25]=&quot;Y&quot;;&quot;E&quot;;IF([.E25]=&quot;Y&quot;;8;9))" office:value-type="float" office:value="8"/>
          </table:previous>
        </table:cell-content-change>
        <table:cell-content-change table:id="ct800">
          <table:cell-address table:column="11" table:row="31" table:table="0"/>
          <office:change-info>
            <dc:creator>Mike </dc:creator>
            <dc:date>2011-08-04T12:33:13.16</dc:date>
          </office:change-info>
          <table:previous table:id="ct776">
            <table:change-track-table-cell table:cell-address="Sheet1.L32" table:formula="of:=IF([.B32]=&quot;Y&quot;;&quot;E&quot;;IF([.E32]=&quot;Y&quot;;8;9))" office:value-type="float" office:value="9"/>
          </table:previous>
        </table:cell-content-change>
        <table:cell-content-change table:id="ct801">
          <table:cell-address table:column="11" table:row="37" table:table="0"/>
          <office:change-info>
            <dc:creator>Mike </dc:creator>
            <dc:date>2011-08-04T12:33:13.16</dc:date>
          </office:change-info>
          <table:previous table:id="ct777">
            <table:change-track-table-cell table:cell-address="Sheet1.L38" table:formula="of:=IF([.B38]=&quot;Y&quot;;&quot;E&quot;;IF([.E38]=&quot;Y&quot;;8;9))" office:value-type="float" office:value="9"/>
          </table:previous>
        </table:cell-content-change>
        <table:cell-content-change table:id="ct802">
          <table:cell-address table:column="11" table:row="38" table:table="0"/>
          <office:change-info>
            <dc:creator>Mike </dc:creator>
            <dc:date>2011-08-04T12:33:13.16</dc:date>
          </office:change-info>
          <table:previous table:id="ct778">
            <table:change-track-table-cell table:cell-address="Sheet1.L39" table:formula="of:=IF([.B39]=&quot;Y&quot;;&quot;E&quot;;IF([.E39]=&quot;Y&quot;;8;9))" office:value-type="float" office:value="9"/>
          </table:previous>
        </table:cell-content-change>
        <table:cell-content-change table:id="ct803">
          <table:cell-address table:column="11" table:row="42" table:table="0"/>
          <office:change-info>
            <dc:creator>Mike </dc:creator>
            <dc:date>2011-08-04T12:33:15.83</dc:date>
          </office:change-info>
          <table:previous table:id="ct783">
            <table:change-track-table-cell table:cell-address="Sheet1.L43" table:formula="of:=IF([.B43]=&quot;Y&quot;;&quot;E&quot;;IF([.E43]=&quot;Y&quot;;8;9))" office:value-type="float" office:value="9"/>
          </table:previous>
        </table:cell-content-change>
        <table:cell-content-change table:id="ct804">
          <table:cell-address table:column="11" table:row="43" table:table="0"/>
          <office:change-info>
            <dc:creator>Mike </dc:creator>
            <dc:date>2011-08-04T12:33:15.83</dc:date>
          </office:change-info>
          <table:previous table:id="ct784">
            <table:change-track-table-cell table:cell-address="Sheet1.L44" table:formula="of:=IF([.B44]=&quot;Y&quot;;&quot;E&quot;;IF([.E44]=&quot;Y&quot;;8;9))" office:value-type="float" office:value="9"/>
          </table:previous>
        </table:cell-content-change>
        <table:cell-content-change table:id="ct805">
          <table:cell-address table:column="11" table:row="44" table:table="0"/>
          <office:change-info>
            <dc:creator>Mike </dc:creator>
            <dc:date>2011-08-04T12:33:15.83</dc:date>
          </office:change-info>
          <table:previous table:id="ct785">
            <table:change-track-table-cell table:cell-address="Sheet1.L45" table:formula="of:=IF([.B45]=&quot;Y&quot;;&quot;E&quot;;IF([.E45]=&quot;Y&quot;;8;9))" office:value-type="float" office:value="9"/>
          </table:previous>
        </table:cell-content-change>
        <table:cell-content-change table:id="ct806">
          <table:cell-address table:column="11" table:row="46" table:table="0"/>
          <office:change-info>
            <dc:creator>Mike </dc:creator>
            <dc:date>2011-08-04T12:33:20.16</dc:date>
          </office:change-info>
          <table:previous table:id="ct787">
            <table:change-track-table-cell table:cell-address="Sheet1.L47" table:formula="of:=IF([.B47]=&quot;Y&quot;;&quot;E&quot;;IF([.E47]=&quot;Y&quot;;8;9))" office:value-type="float" office:value="9"/>
          </table:previous>
        </table:cell-content-change>
        <table:cell-content-change table:id="ct807">
          <table:cell-address table:column="11" table:row="48" table:table="0"/>
          <office:change-info>
            <dc:creator>Mike </dc:creator>
            <dc:date>2011-08-04T12:33:22.07</dc:date>
          </office:change-info>
          <table:previous table:id="ct789">
            <table:change-track-table-cell table:cell-address="Sheet1.L49" table:formula="of:=IF([.B49]=&quot;Y&quot;;&quot;E&quot;;IF([.E49]=&quot;Y&quot;;8;9))" office:value-type="float" office:value="9"/>
          </table:previous>
        </table:cell-content-change>
        <table:cell-content-change table:id="ct808">
          <table:cell-address table:column="11" table:row="49" table:table="0"/>
          <office:change-info>
            <dc:creator>Mike </dc:creator>
            <dc:date>2011-08-04T12:33:22.07</dc:date>
          </office:change-info>
          <table:previous table:id="ct790">
            <table:change-track-table-cell table:cell-address="Sheet1.L50" table:formula="of:=IF([.B50]=&quot;Y&quot;;&quot;E&quot;;IF([.E50]=&quot;Y&quot;;8;9))" office:value-type="float" office:value="9"/>
          </table:previous>
        </table:cell-content-change>
        <table:cell-content-change table:id="ct809">
          <table:cell-address table:column="11" table:row="40" table:table="0"/>
          <office:change-info>
            <dc:creator>Mike </dc:creator>
            <dc:date>2011-08-04T12:33:31.20</dc:date>
          </office:change-info>
          <table:previous table:id="ct780">
            <table:change-track-table-cell table:cell-address="Sheet1.L41" table:formula="of:=IF([.B41]=&quot;Y&quot;;&quot;E&quot;;IF([.E41]=&quot;Y&quot;;8;9))" office:value-type="string">
              <text:p>E</text:p>
            </table:change-track-table-cell>
          </table:previous>
        </table:cell-content-change>
        <table:cell-content-change table:id="ct810">
          <table:cell-address table:column="12" table:row="9" table:table="0"/>
          <office:change-info>
            <dc:creator>Mike </dc:creator>
            <dc:date>2011-08-04T12:36:52.57</dc:date>
          </office:change-info>
          <table:previous>
            <table:change-track-table-cell/>
          </table:previous>
        </table:cell-content-change>
        <table:cell-content-change table:id="ct811">
          <table:cell-address table:column="12" table:row="9" table:table="0"/>
          <office:change-info>
            <dc:creator>Mike </dc:creator>
            <dc:date>2011-08-04T12:37:01.83</dc:date>
          </office:change-info>
          <table:previous table:id="ct810">
            <table:change-track-table-cell table:cell-address="Sheet1.M10" table:formula="of:=IF(#ref!12=&quot;Y&quot;;[.C10];)" office:value-type="string"/>
          </table:previous>
        </table:cell-content-change>
        <table:cell-content-change table:id="ct812">
          <table:cell-address table:column="12" table:row="10" table:table="0"/>
          <office:change-info>
            <dc:creator>Mike </dc:creator>
            <dc:date>2011-08-04T12:37:10.94</dc:date>
          </office:change-info>
          <table:previous table:id="ct450">
            <table:change-track-table-cell table:cell-address="Sheet1.M11" table:formula="of:=DEC2HEX([.F11]*2*16+[.G11];2)" office:value-type="string">
              <text:p>0A</text:p>
            </table:change-track-table-cell>
          </table:previous>
        </table:cell-content-change>
        <table:cell-content-change table:id="ct813">
          <table:cell-address table:column="12" table:row="11" table:table="0"/>
          <office:change-info>
            <dc:creator>Mike </dc:creator>
            <dc:date>2011-08-04T12:37:10.94</dc:date>
          </office:change-info>
          <table:previous>
            <table:change-track-table-cell/>
          </table:previous>
        </table:cell-content-change>
        <table:cell-content-change table:id="ct814">
          <table:cell-address table:column="12" table:row="12" table:table="0"/>
          <office:change-info>
            <dc:creator>Mike </dc:creator>
            <dc:date>2011-08-04T12:37:10.94</dc:date>
          </office:change-info>
          <table:previous>
            <table:change-track-table-cell/>
          </table:previous>
        </table:cell-content-change>
        <table:cell-content-change table:id="ct815">
          <table:cell-address table:column="12" table:row="13" table:table="0"/>
          <office:change-info>
            <dc:creator>Mike </dc:creator>
            <dc:date>2011-08-04T12:37:10.94</dc:date>
          </office:change-info>
          <table:previous table:id="ct451">
            <table:change-track-table-cell table:cell-address="Sheet1.M14" table:formula="of:=DEC2HEX([.F14]*2*16+[.G14];2)" office:value-type="string">
              <text:p>0C</text:p>
            </table:change-track-table-cell>
          </table:previous>
        </table:cell-content-change>
        <table:cell-content-change table:id="ct816">
          <table:cell-address table:column="12" table:row="14" table:table="0"/>
          <office:change-info>
            <dc:creator>Mike </dc:creator>
            <dc:date>2011-08-04T12:37:10.94</dc:date>
          </office:change-info>
          <table:previous table:id="ct452">
            <table:change-track-table-cell table:cell-address="Sheet1.M15" table:formula="of:=DEC2HEX([.F15]*2*16+[.G15];2)" office:value-type="string">
              <text:p>0D</text:p>
            </table:change-track-table-cell>
          </table:previous>
        </table:cell-content-change>
        <table:cell-content-change table:id="ct817">
          <table:cell-address table:column="12" table:row="15" table:table="0"/>
          <office:change-info>
            <dc:creator>Mike </dc:creator>
            <dc:date>2011-08-04T12:37:10.94</dc:date>
          </office:change-info>
          <table:previous>
            <table:change-track-table-cell/>
          </table:previous>
        </table:cell-content-change>
        <table:cell-content-change table:id="ct818">
          <table:cell-address table:column="12" table:row="16" table:table="0"/>
          <office:change-info>
            <dc:creator>Mike </dc:creator>
            <dc:date>2011-08-04T12:37:10.94</dc:date>
          </office:change-info>
          <table:previous>
            <table:change-track-table-cell/>
          </table:previous>
        </table:cell-content-change>
        <table:cell-content-change table:id="ct819">
          <table:cell-address table:column="12" table:row="17" table:table="0"/>
          <office:change-info>
            <dc:creator>Mike </dc:creator>
            <dc:date>2011-08-04T12:37:10.94</dc:date>
          </office:change-info>
          <table:previous table:id="ct453">
            <table:change-track-table-cell table:cell-address="Sheet1.M18" table:formula="of:=DEC2HEX([.F18]*2*16+[.G18];2)" office:value-type="string">
              <text:p>2E</text:p>
            </table:change-track-table-cell>
          </table:previous>
        </table:cell-content-change>
        <table:cell-content-change table:id="ct820">
          <table:cell-address table:column="12" table:row="18" table:table="0"/>
          <office:change-info>
            <dc:creator>Mike </dc:creator>
            <dc:date>2011-08-04T12:37:10.94</dc:date>
          </office:change-info>
          <table:previous table:id="ct454">
            <table:change-track-table-cell table:cell-address="Sheet1.M19" table:formula="of:=DEC2HEX([.F19]*2*16+[.G19];2)" office:value-type="string">
              <text:p>2F</text:p>
            </table:change-track-table-cell>
          </table:previous>
        </table:cell-content-change>
        <table:cell-content-change table:id="ct821">
          <table:cell-address table:column="12" table:row="19" table:table="0"/>
          <office:change-info>
            <dc:creator>Mike </dc:creator>
            <dc:date>2011-08-04T12:37:10.94</dc:date>
          </office:change-info>
          <table:previous>
            <table:change-track-table-cell/>
          </table:previous>
        </table:cell-content-change>
        <table:cell-content-change table:id="ct822">
          <table:cell-address table:column="12" table:row="20" table:table="0"/>
          <office:change-info>
            <dc:creator>Mike </dc:creator>
            <dc:date>2011-08-04T12:37:10.94</dc:date>
          </office:change-info>
          <table:previous>
            <table:change-track-table-cell/>
          </table:previous>
        </table:cell-content-change>
        <table:cell-content-change table:id="ct823">
          <table:cell-address table:column="12" table:row="21" table:table="0"/>
          <office:change-info>
            <dc:creator>Mike </dc:creator>
            <dc:date>2011-08-04T12:37:10.94</dc:date>
          </office:change-info>
          <table:previous>
            <table:change-track-table-cell/>
          </table:previous>
        </table:cell-content-change>
        <table:cell-content-change table:id="ct824">
          <table:cell-address table:column="12" table:row="22" table:table="0"/>
          <office:change-info>
            <dc:creator>Mike </dc:creator>
            <dc:date>2011-08-04T12:37:10.94</dc:date>
          </office:change-info>
          <table:previous>
            <table:change-track-table-cell/>
          </table:previous>
        </table:cell-content-change>
        <table:cell-content-change table:id="ct825">
          <table:cell-address table:column="12" table:row="23" table:table="0"/>
          <office:change-info>
            <dc:creator>Mike </dc:creator>
            <dc:date>2011-08-04T12:37:10.94</dc:date>
          </office:change-info>
          <table:previous>
            <table:change-track-table-cell/>
          </table:previous>
        </table:cell-content-change>
        <table:cell-content-change table:id="ct826">
          <table:cell-address table:column="12" table:row="24" table:table="0"/>
          <office:change-info>
            <dc:creator>Mike </dc:creator>
            <dc:date>2011-08-04T12:37:10.94</dc:date>
          </office:change-info>
          <table:previous>
            <table:change-track-table-cell/>
          </table:previous>
        </table:cell-content-change>
        <table:cell-content-change table:id="ct827">
          <table:cell-address table:column="12" table:row="24" table:table="0"/>
          <office:change-info>
            <dc:creator>Mike </dc:creator>
            <dc:date>2011-08-04T12:37:10.94</dc:date>
          </office:change-info>
          <table:previous>
            <table:change-track-table-cell/>
          </table:previous>
        </table:cell-content-change>
        <table:cell-content-change table:id="ct828">
          <table:cell-address table:column="12" table:row="25" table:table="0"/>
          <office:change-info>
            <dc:creator>Mike </dc:creator>
            <dc:date>2011-08-04T12:37:10.94</dc:date>
          </office:change-info>
          <table:previous>
            <table:change-track-table-cell/>
          </table:previous>
        </table:cell-content-change>
        <table:cell-content-change table:id="ct829">
          <table:cell-address table:column="12" table:row="26" table:table="0"/>
          <office:change-info>
            <dc:creator>Mike </dc:creator>
            <dc:date>2011-08-04T12:37:10.94</dc:date>
          </office:change-info>
          <table:previous>
            <table:change-track-table-cell/>
          </table:previous>
        </table:cell-content-change>
        <table:cell-content-change table:id="ct830">
          <table:cell-address table:column="12" table:row="27" table:table="0"/>
          <office:change-info>
            <dc:creator>Mike </dc:creator>
            <dc:date>2011-08-04T12:37:10.94</dc:date>
          </office:change-info>
          <table:previous table:id="ct455">
            <table:change-track-table-cell table:cell-address="Sheet1.M28" table:formula="of:=DEC2HEX([.F28]*2*16+[.G28];2)" office:value-type="string">
              <text:p>2B</text:p>
            </table:change-track-table-cell>
          </table:previous>
        </table:cell-content-change>
        <table:cell-content-change table:id="ct831">
          <table:cell-address table:column="12" table:row="28" table:table="0"/>
          <office:change-info>
            <dc:creator>Mike </dc:creator>
            <dc:date>2011-08-04T12:37:10.94</dc:date>
          </office:change-info>
          <table:previous>
            <table:change-track-table-cell/>
          </table:previous>
        </table:cell-content-change>
        <table:cell-content-change table:id="ct832">
          <table:cell-address table:column="12" table:row="29" table:table="0"/>
          <office:change-info>
            <dc:creator>Mike </dc:creator>
            <dc:date>2011-08-04T12:37:10.94</dc:date>
          </office:change-info>
          <table:previous>
            <table:change-track-table-cell/>
          </table:previous>
        </table:cell-content-change>
        <table:cell-content-change table:id="ct833">
          <table:cell-address table:column="12" table:row="30" table:table="0"/>
          <office:change-info>
            <dc:creator>Mike </dc:creator>
            <dc:date>2011-08-04T12:37:10.94</dc:date>
          </office:change-info>
          <table:previous>
            <table:change-track-table-cell/>
          </table:previous>
        </table:cell-content-change>
        <table:cell-content-change table:id="ct834">
          <table:cell-address table:column="12" table:row="31" table:table="0"/>
          <office:change-info>
            <dc:creator>Mike </dc:creator>
            <dc:date>2011-08-04T12:37:10.94</dc:date>
          </office:change-info>
          <table:previous>
            <table:change-track-table-cell/>
          </table:previous>
        </table:cell-content-change>
        <table:cell-content-change table:id="ct835">
          <table:cell-address table:column="12" table:row="37" table:table="0"/>
          <office:change-info>
            <dc:creator>Mike </dc:creator>
            <dc:date>2011-08-04T12:37:10.94</dc:date>
          </office:change-info>
          <table:previous>
            <table:change-track-table-cell/>
          </table:previous>
        </table:cell-content-change>
        <table:cell-content-change table:id="ct836">
          <table:cell-address table:column="12" table:row="38" table:table="0"/>
          <office:change-info>
            <dc:creator>Mike </dc:creator>
            <dc:date>2011-08-04T12:37:10.94</dc:date>
          </office:change-info>
          <table:previous>
            <table:change-track-table-cell/>
          </table:previous>
        </table:cell-content-change>
        <table:cell-content-change table:id="ct837">
          <table:cell-address table:column="12" table:row="39" table:table="0"/>
          <office:change-info>
            <dc:creator>Mike </dc:creator>
            <dc:date>2011-08-04T12:37:10.94</dc:date>
          </office:change-info>
          <table:previous>
            <table:change-track-table-cell/>
          </table:previous>
        </table:cell-content-change>
        <table:cell-content-change table:id="ct838">
          <table:cell-address table:column="12" table:row="40" table:table="0"/>
          <office:change-info>
            <dc:creator>Mike </dc:creator>
            <dc:date>2011-08-04T12:37:10.94</dc:date>
          </office:change-info>
          <table:previous>
            <table:change-track-table-cell/>
          </table:previous>
        </table:cell-content-change>
        <table:cell-content-change table:id="ct839">
          <table:cell-address table:column="12" table:row="40" table:table="0"/>
          <office:change-info>
            <dc:creator>Mike </dc:creator>
            <dc:date>2011-08-04T12:37:10.94</dc:date>
          </office:change-info>
          <table:previous table:id="ct456">
            <table:change-track-table-cell table:cell-address="Sheet1.M41" table:formula="of:=DEC2HEX([.F41]*2*16+[.G41];2)" office:value-type="string">
              <text:p>4C</text:p>
            </table:change-track-table-cell>
          </table:previous>
        </table:cell-content-change>
        <table:cell-content-change table:id="ct840">
          <table:cell-address table:column="12" table:row="41" table:table="0"/>
          <office:change-info>
            <dc:creator>Mike </dc:creator>
            <dc:date>2011-08-04T12:37:10.94</dc:date>
          </office:change-info>
          <table:previous table:id="ct457">
            <table:change-track-table-cell table:cell-address="Sheet1.M42" table:formula="of:=DEC2HEX([.F42]*2*16+[.G42];2)" office:value-type="string">
              <text:p>4D</text:p>
            </table:change-track-table-cell>
          </table:previous>
        </table:cell-content-change>
        <table:cell-content-change table:id="ct841">
          <table:cell-address table:column="12" table:row="42" table:table="0"/>
          <office:change-info>
            <dc:creator>Mike </dc:creator>
            <dc:date>2011-08-04T12:37:10.94</dc:date>
          </office:change-info>
          <table:previous>
            <table:change-track-table-cell/>
          </table:previous>
        </table:cell-content-change>
        <table:cell-content-change table:id="ct842">
          <table:cell-address table:column="12" table:row="43" table:table="0"/>
          <office:change-info>
            <dc:creator>Mike </dc:creator>
            <dc:date>2011-08-04T12:37:10.94</dc:date>
          </office:change-info>
          <table:previous>
            <table:change-track-table-cell/>
          </table:previous>
        </table:cell-content-change>
        <table:cell-content-change table:id="ct843">
          <table:cell-address table:column="12" table:row="44" table:table="0"/>
          <office:change-info>
            <dc:creator>Mike </dc:creator>
            <dc:date>2011-08-04T12:37:10.94</dc:date>
          </office:change-info>
          <table:previous>
            <table:change-track-table-cell/>
          </table:previous>
        </table:cell-content-change>
        <table:cell-content-change table:id="ct844">
          <table:cell-address table:column="12" table:row="45" table:table="0"/>
          <office:change-info>
            <dc:creator>Mike </dc:creator>
            <dc:date>2011-08-04T12:37:10.94</dc:date>
          </office:change-info>
          <table:previous table:id="ct458">
            <table:change-track-table-cell table:cell-address="Sheet1.M46" table:formula="of:=DEC2HEX([.F46]*2*16+[.G46];2)" office:value-type="string">
              <text:p>4E</text:p>
            </table:change-track-table-cell>
          </table:previous>
        </table:cell-content-change>
        <table:cell-content-change table:id="ct845">
          <table:cell-address table:column="12" table:row="46" table:table="0"/>
          <office:change-info>
            <dc:creator>Mike </dc:creator>
            <dc:date>2011-08-04T12:37:10.94</dc:date>
          </office:change-info>
          <table:previous>
            <table:change-track-table-cell/>
          </table:previous>
        </table:cell-content-change>
        <table:cell-content-change table:id="ct846">
          <table:cell-address table:column="12" table:row="47" table:table="0"/>
          <office:change-info>
            <dc:creator>Mike </dc:creator>
            <dc:date>2011-08-04T12:37:10.94</dc:date>
          </office:change-info>
          <table:previous table:id="ct459">
            <table:change-track-table-cell table:cell-address="Sheet1.M48" table:formula="of:=DEC2HEX([.F48]*2*16+[.G48];2)" office:value-type="string">
              <text:p>4F</text:p>
            </table:change-track-table-cell>
          </table:previous>
        </table:cell-content-change>
        <table:cell-content-change table:id="ct847">
          <table:cell-address table:column="12" table:row="48" table:table="0"/>
          <office:change-info>
            <dc:creator>Mike </dc:creator>
            <dc:date>2011-08-04T12:37:10.94</dc:date>
          </office:change-info>
          <table:previous>
            <table:change-track-table-cell/>
          </table:previous>
        </table:cell-content-change>
        <table:cell-content-change table:id="ct848">
          <table:cell-address table:column="12" table:row="49" table:table="0"/>
          <office:change-info>
            <dc:creator>Mike </dc:creator>
            <dc:date>2011-08-04T12:37:10.94</dc:date>
          </office:change-info>
          <table:previous>
            <table:change-track-table-cell/>
          </table:previous>
        </table:cell-content-change>
        <table:cell-content-change table:id="ct849">
          <table:cell-address table:column="12" table:row="50" table:table="0"/>
          <office:change-info>
            <dc:creator>Mike </dc:creator>
            <dc:date>2011-08-04T12:37:10.94</dc:date>
          </office:change-info>
          <table:previous table:id="ct465">
            <table:change-track-table-cell/>
          </table:previous>
        </table:cell-content-change>
        <table:cell-content-change table:id="ct850">
          <table:cell-address table:column="12" table:row="51" table:table="0"/>
          <office:change-info>
            <dc:creator>Mike </dc:creator>
            <dc:date>2011-08-04T12:37:10.94</dc:date>
          </office:change-info>
          <table:previous table:id="ct461">
            <table:change-track-table-cell table:cell-address="Sheet1.M52" table:formula="of:=DEC2HEX([.F52]*2*16+[.G52];2)" office:value-type="string">
              <text:p>6A</text:p>
            </table:change-track-table-cell>
          </table:previous>
        </table:cell-content-change>
        <table:cell-content-change table:id="ct851">
          <table:cell-address table:column="12" table:row="52" table:table="0"/>
          <office:change-info>
            <dc:creator>Mike </dc:creator>
            <dc:date>2011-08-04T12:37:10.94</dc:date>
          </office:change-info>
          <table:previous table:id="ct462">
            <table:change-track-table-cell table:cell-address="Sheet1.M53" table:formula="of:=DEC2HEX([.F53]*2*16+[.G53];2)" office:value-type="string">
              <text:p>6B</text:p>
            </table:change-track-table-cell>
          </table:previous>
        </table:cell-content-change>
        <table:cell-content-change table:id="ct852">
          <table:cell-address table:column="11" table:row="23" table:table="0"/>
          <office:change-info>
            <dc:creator>Mike </dc:creator>
            <dc:date>2011-08-04T12:38:25.88</dc:date>
          </office:change-info>
          <table:previous table:id="ct439">
            <table:change-track-table-cell table:cell-address="Sheet1.L24" table:formula="of:=DEC2HEX(#ref!26*256*16+HEX2DEC(#ref!26)*16+IF(#ref!26=&quot;Y&quot;;8;0)+IF(#ref!26=&quot;Y&quot;;0;4)+3;4)" office:value-type="float" office:value="0"/>
          </table:previous>
        </table:cell-content-change>
        <table:cell-content-change table:id="ct853">
          <table:cell-address table:column="11" table:row="9" table:table="0"/>
          <office:change-info>
            <dc:creator>Mike </dc:creator>
            <dc:date>2011-08-04T12:38:30.56</dc:date>
          </office:change-info>
          <table:previous table:id="ct434">
            <table:change-track-table-cell table:cell-address="Sheet1.L10" table:formula="of:=DEC2HEX(#ref!12*256*16+HEX2DEC(#ref!12)*16+IF(#ref!12=&quot;Y&quot;;8;0)+IF(#ref!12=&quot;Y&quot;;0;4)+3;4)" office:value-type="float" office:value="0"/>
          </table:previous>
        </table:cell-content-change>
        <table:cell-content-change table:id="ct854">
          <table:cell-address table:column="11" table:row="10" table:table="0"/>
          <office:change-info>
            <dc:creator>Mike </dc:creator>
            <dc:date>2011-08-04T12:38:30.56</dc:date>
          </office:change-info>
          <table:previous>
            <table:change-track-table-cell office:value-type="string">
              <text:p>6ddd</text:p>
            </table:change-track-table-cell>
          </table:previous>
        </table:cell-content-change>
        <table:cell-content-change table:id="ct855">
          <table:cell-address table:column="11" table:row="11" table:table="0"/>
          <office:change-info>
            <dc:creator>Mike </dc:creator>
            <dc:date>2011-08-04T12:38:30.56</dc:date>
          </office:change-info>
          <table:previous table:id="ct435">
            <table:change-track-table-cell table:cell-address="Sheet1.L12" table:formula="of:=DEC2HEX(#ref!14*256*16+HEX2DEC(#ref!14)*16+IF(#ref!14=&quot;Y&quot;;8;0)+IF(#ref!14=&quot;Y&quot;;0;4)+3;4)" office:value-type="float" office:value="0"/>
          </table:previous>
        </table:cell-content-change>
        <table:cell-content-change table:id="ct856">
          <table:cell-address table:column="11" table:row="12" table:table="0"/>
          <office:change-info>
            <dc:creator>Mike </dc:creator>
            <dc:date>2011-08-04T12:38:30.56</dc:date>
          </office:change-info>
          <table:previous table:id="ct436">
            <table:change-track-table-cell table:cell-address="Sheet1.L13" table:formula="of:=DEC2HEX(#ref!15*256*16+HEX2DEC(#ref!15)*16+IF(#ref!15=&quot;Y&quot;;8;0)+IF(#ref!15=&quot;Y&quot;;0;4)+3;4)" office:value-type="float" office:value="0"/>
          </table:previous>
        </table:cell-content-change>
        <table:cell-content-change table:id="ct857">
          <table:cell-address table:column="11" table:row="13" table:table="0"/>
          <office:change-info>
            <dc:creator>Mike </dc:creator>
            <dc:date>2011-08-04T12:38:30.56</dc:date>
          </office:change-info>
          <table:previous>
            <table:change-track-table-cell office:value-type="string">
              <text:p>6ddd</text:p>
            </table:change-track-table-cell>
          </table:previous>
        </table:cell-content-change>
        <table:cell-content-change table:id="ct858">
          <table:cell-address table:column="11" table:row="14" table:table="0"/>
          <office:change-info>
            <dc:creator>Mike </dc:creator>
            <dc:date>2011-08-04T12:38:30.56</dc:date>
          </office:change-info>
          <table:previous>
            <table:change-track-table-cell office:value-type="string">
              <text:p>6ddd</text:p>
            </table:change-track-table-cell>
          </table:previous>
        </table:cell-content-change>
        <table:cell-content-change table:id="ct859">
          <table:cell-address table:column="11" table:row="15" table:table="0"/>
          <office:change-info>
            <dc:creator>Mike </dc:creator>
            <dc:date>2011-08-04T12:38:30.56</dc:date>
          </office:change-info>
          <table:previous>
            <table:change-track-table-cell/>
          </table:previous>
        </table:cell-content-change>
        <table:cell-content-change table:id="ct860">
          <table:cell-address table:column="11" table:row="16" table:table="0"/>
          <office:change-info>
            <dc:creator>Mike </dc:creator>
            <dc:date>2011-08-04T12:38:30.56</dc:date>
          </office:change-info>
          <table:previous>
            <table:change-track-table-cell/>
          </table:previous>
        </table:cell-content-change>
        <table:cell-content-change table:id="ct861">
          <table:cell-address table:column="11" table:row="17" table:table="0"/>
          <office:change-info>
            <dc:creator>Mike </dc:creator>
            <dc:date>2011-08-04T12:38:30.56</dc:date>
          </office:change-info>
          <table:previous table:id="ct212">
            <table:change-track-table-cell office:value-type="string">
              <text:p>6ddd</text:p>
            </table:change-track-table-cell>
          </table:previous>
        </table:cell-content-change>
        <table:cell-content-change table:id="ct862">
          <table:cell-address table:column="11" table:row="18" table:table="0"/>
          <office:change-info>
            <dc:creator>Mike </dc:creator>
            <dc:date>2011-08-04T12:38:30.56</dc:date>
          </office:change-info>
          <table:previous table:id="ct213">
            <table:change-track-table-cell office:value-type="string">
              <text:p>6ddd</text:p>
            </table:change-track-table-cell>
          </table:previous>
        </table:cell-content-change>
        <table:cell-content-change table:id="ct863">
          <table:cell-address table:column="11" table:row="19" table:table="0"/>
          <office:change-info>
            <dc:creator>Mike </dc:creator>
            <dc:date>2011-08-04T12:38:30.56</dc:date>
          </office:change-info>
          <table:previous>
            <table:change-track-table-cell/>
          </table:previous>
        </table:cell-content-change>
        <table:cell-content-change table:id="ct864">
          <table:cell-address table:column="11" table:row="20" table:table="0"/>
          <office:change-info>
            <dc:creator>Mike </dc:creator>
            <dc:date>2011-08-04T12:38:30.56</dc:date>
          </office:change-info>
          <table:previous>
            <table:change-track-table-cell/>
          </table:previous>
        </table:cell-content-change>
        <table:cell-content-change table:id="ct865">
          <table:cell-address table:column="11" table:row="21" table:table="0"/>
          <office:change-info>
            <dc:creator>Mike </dc:creator>
            <dc:date>2011-08-04T12:38:30.56</dc:date>
          </office:change-info>
          <table:previous table:id="ct437">
            <table:change-track-table-cell table:cell-address="Sheet1.L22" table:formula="of:=DEC2HEX(#ref!24*256*16+HEX2DEC(#ref!24)*16+IF(#ref!24=&quot;Y&quot;;8;0)+IF(#ref!24=&quot;Y&quot;;0;4)+3;4)" office:value-type="float" office:value="0"/>
          </table:previous>
        </table:cell-content-change>
        <table:cell-content-change table:id="ct866">
          <table:cell-address table:column="11" table:row="22" table:table="0"/>
          <office:change-info>
            <dc:creator>Mike </dc:creator>
            <dc:date>2011-08-04T12:38:30.56</dc:date>
          </office:change-info>
          <table:previous table:id="ct438">
            <table:change-track-table-cell table:cell-address="Sheet1.L23" table:formula="of:=DEC2HEX(#ref!25*256*16+HEX2DEC(#ref!25)*16+IF(#ref!25=&quot;Y&quot;;8;0)+IF(#ref!25=&quot;Y&quot;;0;4)+3;4)" office:value-type="float" office:value="0"/>
          </table:previous>
        </table:cell-content-change>
        <table:cell-content-change table:id="ct867">
          <table:cell-address table:column="11" table:row="24" table:table="0"/>
          <office:change-info>
            <dc:creator>Mike </dc:creator>
            <dc:date>2011-08-04T12:38:35.40</dc:date>
          </office:change-info>
          <table:previous>
            <table:change-track-table-cell/>
          </table:previous>
        </table:cell-content-change>
        <table:cell-content-change table:id="ct868">
          <table:cell-address table:column="11" table:row="24" table:table="0"/>
          <office:change-info>
            <dc:creator>Mike </dc:creator>
            <dc:date>2011-08-04T12:38:35.40</dc:date>
          </office:change-info>
          <table:previous table:id="ct440">
            <table:change-track-table-cell table:cell-address="Sheet1.L25" table:formula="of:=DEC2HEX(#ref!27*256*16+HEX2DEC(#ref!27)*16+IF(#ref!27=&quot;Y&quot;;8;0)+IF(#ref!27=&quot;Y&quot;;0;4)+3;4)" office:value-type="float" office:value="0"/>
          </table:previous>
        </table:cell-content-change>
        <table:cell-content-change table:id="ct869">
          <table:cell-address table:column="11" table:row="25" table:table="0"/>
          <office:change-info>
            <dc:creator>Mike </dc:creator>
            <dc:date>2011-08-04T12:38:35.40</dc:date>
          </office:change-info>
          <table:previous table:id="ct441">
            <table:change-track-table-cell table:cell-address="Sheet1.L26" table:formula="of:=DEC2HEX(#ref!28*256*16+HEX2DEC(#ref!28)*16+IF(#ref!28=&quot;Y&quot;;8;0)+IF(#ref!28=&quot;Y&quot;;0;4)+3;4)" office:value-type="float" office:value="0"/>
          </table:previous>
        </table:cell-content-change>
        <table:cell-content-change table:id="ct870">
          <table:cell-address table:column="11" table:row="26" table:table="0"/>
          <office:change-info>
            <dc:creator>Mike </dc:creator>
            <dc:date>2011-08-04T12:38:35.40</dc:date>
          </office:change-info>
          <table:previous table:id="ct442">
            <table:change-track-table-cell table:cell-address="Sheet1.L27" table:formula="of:=DEC2HEX(#ref!29*256*16+HEX2DEC(#ref!29)*16+IF(#ref!29=&quot;Y&quot;;8;0)+IF(#ref!29=&quot;Y&quot;;0;4)+3;4)" office:value-type="float" office:value="0"/>
          </table:previous>
        </table:cell-content-change>
        <table:cell-content-change table:id="ct871">
          <table:cell-address table:column="11" table:row="27" table:table="0"/>
          <office:change-info>
            <dc:creator>Mike </dc:creator>
            <dc:date>2011-08-04T12:38:35.40</dc:date>
          </office:change-info>
          <table:previous>
            <table:change-track-table-cell office:value-type="string">
              <text:p>6ddd</text:p>
            </table:change-track-table-cell>
          </table:previous>
        </table:cell-content-change>
        <table:cell-content-change table:id="ct872">
          <table:cell-address table:column="11" table:row="28" table:table="0"/>
          <office:change-info>
            <dc:creator>Mike </dc:creator>
            <dc:date>2011-08-04T12:38:35.40</dc:date>
          </office:change-info>
          <table:previous table:id="ct443">
            <table:change-track-table-cell table:cell-address="Sheet1.L29" table:formula="of:=DEC2HEX(#ref!31*256*16+HEX2DEC(#ref!31)*16+IF(#ref!31=&quot;Y&quot;;8;0)+IF(#ref!31=&quot;Y&quot;;0;4)+3;4)" office:value-type="float" office:value="0"/>
          </table:previous>
        </table:cell-content-change>
        <table:cell-content-change table:id="ct873">
          <table:cell-address table:column="11" table:row="29" table:table="0"/>
          <office:change-info>
            <dc:creator>Mike </dc:creator>
            <dc:date>2011-08-04T12:38:35.40</dc:date>
          </office:change-info>
          <table:previous table:id="ct444">
            <table:change-track-table-cell table:cell-address="Sheet1.L30" table:formula="of:=DEC2HEX(#ref!32*256*16+HEX2DEC(#ref!32)*16+IF(#ref!32=&quot;Y&quot;;8;0)+IF(#ref!32=&quot;Y&quot;;0;4)+3;4)" office:value-type="float" office:value="0"/>
          </table:previous>
        </table:cell-content-change>
        <table:cell-content-change table:id="ct874">
          <table:cell-address table:column="11" table:row="30" table:table="0"/>
          <office:change-info>
            <dc:creator>Mike </dc:creator>
            <dc:date>2011-08-04T12:38:35.40</dc:date>
          </office:change-info>
          <table:previous table:id="ct445">
            <table:change-track-table-cell table:cell-address="Sheet1.L31" table:formula="of:=DEC2HEX(#ref!33*256*16+HEX2DEC(#ref!33)*16+IF(#ref!33=&quot;Y&quot;;8;0)+IF(#ref!33=&quot;Y&quot;;0;4)+3;4)" office:value-type="float" office:value="0"/>
          </table:previous>
        </table:cell-content-change>
        <table:cell-content-change table:id="ct875">
          <table:cell-address table:column="11" table:row="31" table:table="0"/>
          <office:change-info>
            <dc:creator>Mike </dc:creator>
            <dc:date>2011-08-04T12:38:35.40</dc:date>
          </office:change-info>
          <table:previous>
            <table:change-track-table-cell/>
          </table:previous>
        </table:cell-content-change>
        <table:cell-content-change table:id="ct876">
          <table:cell-address table:column="11" table:row="37" table:table="0"/>
          <office:change-info>
            <dc:creator>Mike </dc:creator>
            <dc:date>2011-08-04T12:38:35.40</dc:date>
          </office:change-info>
          <table:previous>
            <table:change-track-table-cell/>
          </table:previous>
        </table:cell-content-change>
        <table:cell-content-change table:id="ct877">
          <table:cell-address table:column="11" table:row="38" table:table="0"/>
          <office:change-info>
            <dc:creator>Mike </dc:creator>
            <dc:date>2011-08-04T12:38:35.40</dc:date>
          </office:change-info>
          <table:previous>
            <table:change-track-table-cell/>
          </table:previous>
        </table:cell-content-change>
        <table:cell-content-change table:id="ct878">
          <table:cell-address table:column="11" table:row="39" table:table="0"/>
          <office:change-info>
            <dc:creator>Mike </dc:creator>
            <dc:date>2011-08-04T12:38:35.40</dc:date>
          </office:change-info>
          <table:previous>
            <table:change-track-table-cell office:value-type="string">
              <text:p>4/5ddd</text:p>
            </table:change-track-table-cell>
          </table:previous>
        </table:cell-content-change>
        <table:cell-content-change table:id="ct879">
          <table:cell-address table:column="11" table:row="40" table:table="0"/>
          <office:change-info>
            <dc:creator>Mike </dc:creator>
            <dc:date>2011-08-04T12:38:35.40</dc:date>
          </office:change-info>
          <table:previous>
            <table:change-track-table-cell/>
          </table:previous>
        </table:cell-content-change>
        <table:cell-content-change table:id="ct880">
          <table:cell-address table:column="11" table:row="40" table:table="0"/>
          <office:change-info>
            <dc:creator>Mike </dc:creator>
            <dc:date>2011-08-04T12:38:35.40</dc:date>
          </office:change-info>
          <table:previous>
            <table:change-track-table-cell office:value-type="string">
              <text:p>6ddd</text:p>
            </table:change-track-table-cell>
          </table:previous>
        </table:cell-content-change>
        <table:cell-content-change table:id="ct881">
          <table:cell-address table:column="11" table:row="41" table:table="0"/>
          <office:change-info>
            <dc:creator>Mike </dc:creator>
            <dc:date>2011-08-04T12:38:35.40</dc:date>
          </office:change-info>
          <table:previous>
            <table:change-track-table-cell office:value-type="string">
              <text:p>6ddd</text:p>
            </table:change-track-table-cell>
          </table:previous>
        </table:cell-content-change>
        <table:cell-content-change table:id="ct882">
          <table:cell-address table:column="11" table:row="42" table:table="0"/>
          <office:change-info>
            <dc:creator>Mike </dc:creator>
            <dc:date>2011-08-04T12:38:35.40</dc:date>
          </office:change-info>
          <table:previous>
            <table:change-track-table-cell/>
          </table:previous>
        </table:cell-content-change>
        <table:cell-content-change table:id="ct883">
          <table:cell-address table:column="11" table:row="43" table:table="0"/>
          <office:change-info>
            <dc:creator>Mike </dc:creator>
            <dc:date>2011-08-04T12:38:35.40</dc:date>
          </office:change-info>
          <table:previous>
            <table:change-track-table-cell/>
          </table:previous>
        </table:cell-content-change>
        <table:cell-content-change table:id="ct884">
          <table:cell-address table:column="11" table:row="44" table:table="0"/>
          <office:change-info>
            <dc:creator>Mike </dc:creator>
            <dc:date>2011-08-04T12:38:35.40</dc:date>
          </office:change-info>
          <table:previous>
            <table:change-track-table-cell/>
          </table:previous>
        </table:cell-content-change>
        <table:cell-content-change table:id="ct885">
          <table:cell-address table:column="11" table:row="45" table:table="0"/>
          <office:change-info>
            <dc:creator>Mike </dc:creator>
            <dc:date>2011-08-04T12:38:35.40</dc:date>
          </office:change-info>
          <table:previous>
            <table:change-track-table-cell office:value-type="string">
              <text:p>6ddd</text:p>
            </table:change-track-table-cell>
          </table:previous>
        </table:cell-content-change>
        <table:cell-content-change table:id="ct886">
          <table:cell-address table:column="11" table:row="46" table:table="0"/>
          <office:change-info>
            <dc:creator>Mike </dc:creator>
            <dc:date>2011-08-04T12:38:35.40</dc:date>
          </office:change-info>
          <table:previous>
            <table:change-track-table-cell/>
          </table:previous>
        </table:cell-content-change>
        <table:cell-content-change table:id="ct887">
          <table:cell-address table:column="11" table:row="47" table:table="0"/>
          <office:change-info>
            <dc:creator>Mike </dc:creator>
            <dc:date>2011-08-04T12:38:35.40</dc:date>
          </office:change-info>
          <table:previous>
            <table:change-track-table-cell office:value-type="string">
              <text:p>6ddd</text:p>
            </table:change-track-table-cell>
          </table:previous>
        </table:cell-content-change>
        <table:cell-content-change table:id="ct888">
          <table:cell-address table:column="11" table:row="48" table:table="0"/>
          <office:change-info>
            <dc:creator>Mike </dc:creator>
            <dc:date>2011-08-04T12:38:35.40</dc:date>
          </office:change-info>
          <table:previous>
            <table:change-track-table-cell/>
          </table:previous>
        </table:cell-content-change>
        <table:cell-content-change table:id="ct889">
          <table:cell-address table:column="11" table:row="49" table:table="0"/>
          <office:change-info>
            <dc:creator>Mike </dc:creator>
            <dc:date>2011-08-04T12:38:35.40</dc:date>
          </office:change-info>
          <table:previous>
            <table:change-track-table-cell/>
          </table:previous>
        </table:cell-content-change>
        <table:cell-content-change table:id="ct890">
          <table:cell-address table:column="11" table:row="50" table:table="0"/>
          <office:change-info>
            <dc:creator>Mike </dc:creator>
            <dc:date>2011-08-04T12:38:35.40</dc:date>
          </office:change-info>
          <table:previous>
            <table:change-track-table-cell office:value-type="string">
              <text:p>7ddd</text:p>
            </table:change-track-table-cell>
          </table:previous>
        </table:cell-content-change>
        <table:cell-content-change table:id="ct891">
          <table:cell-address table:column="11" table:row="51" table:table="0"/>
          <office:change-info>
            <dc:creator>Mike </dc:creator>
            <dc:date>2011-08-04T12:38:35.40</dc:date>
          </office:change-info>
          <table:previous table:id="ct463">
            <table:change-track-table-cell office:value-type="string">
              <text:p>6ddd</text:p>
            </table:change-track-table-cell>
          </table:previous>
        </table:cell-content-change>
        <table:cell-content-change table:id="ct892">
          <table:cell-address table:column="11" table:row="52" table:table="0"/>
          <office:change-info>
            <dc:creator>Mike </dc:creator>
            <dc:date>2011-08-04T12:38:35.40</dc:date>
          </office:change-info>
          <table:previous table:id="ct464">
            <table:change-track-table-cell office:value-type="string">
              <text:p>6ddd</text:p>
            </table:change-track-table-cell>
          </table:previous>
        </table:cell-content-change>
        <table:deletion table:id="ct893" table:type="column" table:position="11" table:table="0">
          <office:change-info>
            <dc:creator>Mike </dc:creator>
            <dc:date>2011-08-04T12:38:51.73</dc:date>
          </office:change-info>
          <table:deletions>
            <table:cell-content-deletion>
              <table:cell-address table:column="11" table:row="4" table:table="0"/>
              <table:change-track-table-cell office:value-type="string">
                <text:p>1 bit</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id="ct394">
              <table:change-track-table-cell table:cell-address="Sheet1.L31" table:formula="of:=IF([.D31]=&quot;Y&quot;; &quot;Y&quot;; &quot;&quot;)" office:value-type="string"/>
            </table:cell-content-deletion>
            <table:cell-content-deletion table:id="ct393">
              <table:change-track-table-cell table:cell-address="Sheet1.L30" table:formula="of:=IF([.D30]=&quot;Y&quot;; &quot;Y&quot;; &quot;&quot;)" office:value-type="string"/>
            </table:cell-content-deletion>
            <table:cell-content-deletion table:id="ct392">
              <table:change-track-table-cell table:cell-address="Sheet1.L29" table:formula="of:=IF([.D29]=&quot;Y&quot;; &quot;Y&quot;; &quot;&quot;)" office:value-type="string"/>
            </table:cell-content-deletion>
            <table:cell-content-deletion table:id="ct390">
              <table:change-track-table-cell table:cell-address="Sheet1.L26" table:formula="of:=IF([.D26]=&quot;Y&quot;; &quot;Y&quot;; &quot;&quot;)" office:value-type="string"/>
            </table:cell-content-deletion>
            <table:cell-content-deletion table:id="ct389">
              <table:change-track-table-cell table:cell-address="Sheet1.L25" table:formula="of:=IF([.D25]=&quot;Y&quot;; &quot;Y&quot;; &quot;&quot;)" office:value-type="string"/>
            </table:cell-content-deletion>
            <table:cell-content-deletion table:id="ct387">
              <table:change-track-table-cell table:cell-address="Sheet1.L23" table:formula="of:=IF([.D23]=&quot;Y&quot;; &quot;Y&quot;; &quot;&quot;)" office:value-type="string"/>
            </table:cell-content-deletion>
            <table:cell-content-deletion table:id="ct386">
              <table:change-track-table-cell table:cell-address="Sheet1.L22" table:formula="of:=IF([.D22]=&quot;Y&quot;; &quot;Y&quot;; &quot;&quot;)" office:value-type="string"/>
            </table:cell-content-deletion>
            <table:cell-content-deletion table:id="ct385">
              <table:change-track-table-cell table:cell-address="Sheet1.L13" table:formula="of:=IF([.D13]=&quot;Y&quot;; &quot;Y&quot;; &quot;&quot;)" office:value-type="string"/>
            </table:cell-content-deletion>
            <table:cell-content-deletion table:id="ct384">
              <table:change-track-table-cell table:cell-address="Sheet1.L12" table:formula="of:=IF([.D12]=&quot;Y&quot;; &quot;Y&quot;; &quot;&quot;)" office:value-type="string"/>
            </table:cell-content-deletion>
            <table:cell-content-deletion table:id="ct397">
              <table:change-track-table-cell/>
            </table:cell-content-deletion>
            <table:cell-content-deletion table:id="ct383">
              <table:change-track-table-cell table:cell-address="Sheet1.L10" table:formula="of:=IF([.D10]=&quot;Y&quot;; &quot;Y&quot;; &quot;&quot;)" office:value-type="string"/>
            </table:cell-content-deletion>
            <table:cell-content-deletion table:id="ct396">
              <table:change-track-table-cell office:value-type="string">
                <text:p>-</text:p>
              </table:change-track-table-cell>
            </table:cell-content-deletion>
            <table:cell-content-deletion table:id="ct349">
              <table:change-track-table-cell office:value-type="string">
                <text:p>-</text:p>
              </table:change-track-table-cell>
            </table:cell-content-deletion>
            <table:cell-content-deletion table:id="ct346">
              <table:change-track-table-cell office:value-type="string">
                <text:p>-</text:p>
              </table:change-track-table-cell>
            </table:cell-content-deletion>
            <table:cell-content-deletion table:id="ct343">
              <table:change-track-table-cell office:value-type="string">
                <text:p>-</text:p>
              </table:change-track-table-cell>
            </table:cell-content-deletion>
            <table:cell-content-deletion table:id="ct340">
              <table:change-track-table-cell office:value-type="string">
                <text:p>-</text:p>
              </table:change-track-table-cell>
            </table:cell-content-deletion>
            <table:cell-content-deletion table:id="ct328">
              <table:change-track-table-cell office:value-type="string">
                <text:p>-</text:p>
              </table:change-track-table-cell>
            </table:cell-content-deletion>
            <table:cell-content-deletion table:id="ct322">
              <table:change-track-table-cell office:value-type="string">
                <text:p>-</text:p>
              </table:change-track-table-cell>
            </table:cell-content-deletion>
            <table:cell-content-deletion table:id="ct327">
              <table:change-track-table-cell/>
            </table:cell-content-deletion>
            <table:cell-content-deletion table:id="ct316">
              <table:change-track-table-cell office:value-type="string">
                <text:p>-</text:p>
              </table:change-track-table-cell>
            </table:cell-content-deletion>
            <table:cell-content-deletion table:id="ct313">
              <table:change-track-table-cell office:value-type="string">
                <text:p>-</text:p>
              </table:change-track-table-cell>
            </table:cell-content-deletion>
            <table:cell-content-deletion table:id="ct310">
              <table:change-track-table-cell office:value-type="string">
                <text:p>-</text:p>
              </table:change-track-table-cell>
            </table:cell-content-deletion>
            <table:cell-content-deletion table:id="ct307">
              <table:change-track-table-cell office:value-type="string">
                <text:p>-</text:p>
              </table:change-track-table-cell>
            </table:cell-content-deletion>
            <table:cell-content-deletion table:id="ct304">
              <table:change-track-table-cell office:value-type="string">
                <text:p>-</text:p>
              </table:change-track-table-cell>
            </table:cell-content-deletion>
            <table:cell-content-deletion table:id="ct301">
              <table:change-track-table-cell office:value-type="string">
                <text:p>-</text:p>
              </table:change-track-table-cell>
            </table:cell-content-deletion>
            <table:cell-content-deletion table:id="ct298">
              <table:change-track-table-cell office:value-type="string">
                <text:p>-</text:p>
              </table:change-track-table-cell>
            </table:cell-content-deletion>
            <table:cell-content-deletion table:id="ct272">
              <table:change-track-table-cell office:value-type="string">
                <text:p>Flags-&gt;0</text:p>
              </table:change-track-table-cell>
            </table:cell-content-deletion>
            <table:cell-content-deletion table:id="ct391">
              <table:change-track-table-cell table:cell-address="Sheet1.L27" table:formula="of:=IF([.D27]=&quot;Y&quot;; &quot;Y&quot;; &quot;&quot;)" office:value-type="string">
                <text:p>Y</text:p>
              </table:change-track-table-cell>
            </table:cell-content-deletion>
            <table:cell-content-deletion table:id="ct388">
              <table:change-track-table-cell table:cell-address="Sheet1.L24" table:formula="of:=IF([.D24]=&quot;Y&quot;; &quot;Y&quot;; &quot;&quot;)" office:value-type="string">
                <text:p>Y</text:p>
              </table:change-track-table-cell>
            </table:cell-content-deletion>
            <table:cell-content-deletion table:id="ct52">
              <table:change-track-table-cell office:value-type="string">
                <text:p>CAN Calculation</text:p>
              </table:change-track-table-cell>
            </table:cell-content-deletion>
          </table:deletions>
          <table:cut-offs>
            <table:movement-cut-off table:id="ct33" table:position="-1"/>
          </table:cut-offs>
        </table:deletion>
        <table:cell-content-change table:id="ct894">
          <table:cell-address table:column="11" table:row="9" table:table="0"/>
          <office:change-info>
            <dc:creator>Mike </dc:creator>
            <dc:date>2011-08-04T12:39:08.83</dc:date>
          </office:change-info>
          <table:previous table:id="ct853">
            <table:change-track-table-cell table:cell-address="Sheet1.L10" table:formula="of:=DEC2HEX(#ref!12*256*16+HEX2DEC(#ref!12)*16+IF(#ref!12=&quot;Y&quot;;8;0)+IF([.D10]=&quot;Y&quot;;0;4)+3;4)" office:value-type="float" office:value="0"/>
          </table:previous>
        </table:cell-content-change>
        <table:cell-content-change table:id="ct895">
          <table:cell-address table:column="11" table:row="10" table:table="0"/>
          <office:change-info>
            <dc:creator>Mike </dc:creator>
            <dc:date>2011-08-04T12:39:13.87</dc:date>
          </office:change-info>
          <table:previous table:id="ct854">
            <table:change-track-table-cell table:cell-address="Sheet1.L11" table:formula="of:=DEC2HEX(#ref!13*256*16+HEX2DEC(#ref!13)*16+IF(#ref!13=&quot;Y&quot;;8;0)+IF([.D11]=&quot;Y&quot;;0;4)+3;4)" office:value-type="float" office:value="0"/>
          </table:previous>
        </table:cell-content-change>
        <table:cell-content-change table:id="ct896">
          <table:cell-address table:column="11" table:row="11" table:table="0"/>
          <office:change-info>
            <dc:creator>Mike </dc:creator>
            <dc:date>2011-08-04T12:39:13.87</dc:date>
          </office:change-info>
          <table:previous table:id="ct855">
            <table:change-track-table-cell table:cell-address="Sheet1.L12" table:formula="of:=DEC2HEX(#ref!14*256*16+HEX2DEC(#ref!14)*16+IF(#ref!14=&quot;Y&quot;;8;0)+IF([.D12]=&quot;Y&quot;;0;4)+3;4)" office:value-type="float" office:value="0"/>
          </table:previous>
        </table:cell-content-change>
        <table:cell-content-change table:id="ct897">
          <table:cell-address table:column="11" table:row="12" table:table="0"/>
          <office:change-info>
            <dc:creator>Mike </dc:creator>
            <dc:date>2011-08-04T12:39:13.87</dc:date>
          </office:change-info>
          <table:previous table:id="ct856">
            <table:change-track-table-cell table:cell-address="Sheet1.L13" table:formula="of:=DEC2HEX(#ref!15*256*16+HEX2DEC(#ref!15)*16+IF(#ref!15=&quot;Y&quot;;8;0)+IF([.D13]=&quot;Y&quot;;0;4)+3;4)" office:value-type="float" office:value="0"/>
          </table:previous>
        </table:cell-content-change>
        <table:cell-content-change table:id="ct898">
          <table:cell-address table:column="11" table:row="13" table:table="0"/>
          <office:change-info>
            <dc:creator>Mike </dc:creator>
            <dc:date>2011-08-04T12:39:13.87</dc:date>
          </office:change-info>
          <table:previous table:id="ct857">
            <table:change-track-table-cell table:cell-address="Sheet1.L14" table:formula="of:=DEC2HEX(#ref!16*256*16+HEX2DEC(#ref!16)*16+IF(#ref!16=&quot;Y&quot;;8;0)+IF([.D14]=&quot;Y&quot;;0;4)+3;4)" office:value-type="float" office:value="0"/>
          </table:previous>
        </table:cell-content-change>
        <table:cell-content-change table:id="ct899">
          <table:cell-address table:column="11" table:row="14" table:table="0"/>
          <office:change-info>
            <dc:creator>Mike </dc:creator>
            <dc:date>2011-08-04T12:39:13.87</dc:date>
          </office:change-info>
          <table:previous table:id="ct858">
            <table:change-track-table-cell table:cell-address="Sheet1.L15" table:formula="of:=DEC2HEX(#ref!17*256*16+HEX2DEC(#ref!17)*16+IF(#ref!17=&quot;Y&quot;;8;0)+IF([.D15]=&quot;Y&quot;;0;4)+3;4)" office:value-type="float" office:value="0"/>
          </table:previous>
        </table:cell-content-change>
        <table:cell-content-change table:id="ct900">
          <table:cell-address table:column="11" table:row="15" table:table="0"/>
          <office:change-info>
            <dc:creator>Mike </dc:creator>
            <dc:date>2011-08-04T12:39:13.87</dc:date>
          </office:change-info>
          <table:previous table:id="ct859">
            <table:change-track-table-cell table:cell-address="Sheet1.L16" table:formula="of:=DEC2HEX(#ref!18*256*16+HEX2DEC(#ref!18)*16+IF(#ref!18=&quot;Y&quot;;8;0)+IF([.D16]=&quot;Y&quot;;0;4)+3;4)" office:value-type="float" office:value="0"/>
          </table:previous>
        </table:cell-content-change>
        <table:cell-content-change table:id="ct901">
          <table:cell-address table:column="11" table:row="16" table:table="0"/>
          <office:change-info>
            <dc:creator>Mike </dc:creator>
            <dc:date>2011-08-04T12:39:13.87</dc:date>
          </office:change-info>
          <table:previous table:id="ct860">
            <table:change-track-table-cell table:cell-address="Sheet1.L17" table:formula="of:=DEC2HEX(#ref!19*256*16+HEX2DEC(#ref!19)*16+IF(#ref!19=&quot;Y&quot;;8;0)+IF([.D17]=&quot;Y&quot;;0;4)+3;4)" office:value-type="float" office:value="0"/>
          </table:previous>
        </table:cell-content-change>
        <table:cell-content-change table:id="ct902">
          <table:cell-address table:column="11" table:row="17" table:table="0"/>
          <office:change-info>
            <dc:creator>Mike </dc:creator>
            <dc:date>2011-08-04T12:39:13.87</dc:date>
          </office:change-info>
          <table:previous table:id="ct861">
            <table:change-track-table-cell table:cell-address="Sheet1.L18" table:formula="of:=DEC2HEX(#ref!20*256*16+HEX2DEC(#ref!20)*16+IF(#ref!20=&quot;Y&quot;;8;0)+IF([.D18]=&quot;Y&quot;;0;4)+3;4)" office:value-type="float" office:value="0"/>
          </table:previous>
        </table:cell-content-change>
        <table:cell-content-change table:id="ct903">
          <table:cell-address table:column="11" table:row="18" table:table="0"/>
          <office:change-info>
            <dc:creator>Mike </dc:creator>
            <dc:date>2011-08-04T12:39:13.87</dc:date>
          </office:change-info>
          <table:previous table:id="ct862">
            <table:change-track-table-cell table:cell-address="Sheet1.L19" table:formula="of:=DEC2HEX(#ref!21*256*16+HEX2DEC(#ref!21)*16+IF(#ref!21=&quot;Y&quot;;8;0)+IF([.D19]=&quot;Y&quot;;0;4)+3;4)" office:value-type="float" office:value="0"/>
          </table:previous>
        </table:cell-content-change>
        <table:cell-content-change table:id="ct904">
          <table:cell-address table:column="11" table:row="19" table:table="0"/>
          <office:change-info>
            <dc:creator>Mike </dc:creator>
            <dc:date>2011-08-04T12:39:13.87</dc:date>
          </office:change-info>
          <table:previous table:id="ct863">
            <table:change-track-table-cell table:cell-address="Sheet1.L20" table:formula="of:=DEC2HEX(#ref!22*256*16+HEX2DEC(#ref!22)*16+IF(#ref!22=&quot;Y&quot;;8;0)+IF([.D20]=&quot;Y&quot;;0;4)+3;4)" office:value-type="float" office:value="0"/>
          </table:previous>
        </table:cell-content-change>
        <table:cell-content-change table:id="ct905">
          <table:cell-address table:column="11" table:row="20" table:table="0"/>
          <office:change-info>
            <dc:creator>Mike </dc:creator>
            <dc:date>2011-08-04T12:39:13.87</dc:date>
          </office:change-info>
          <table:previous table:id="ct864">
            <table:change-track-table-cell table:cell-address="Sheet1.L21" table:formula="of:=DEC2HEX(#ref!23*256*16+HEX2DEC(#ref!23)*16+IF(#ref!23=&quot;Y&quot;;8;0)+IF([.D21]=&quot;Y&quot;;0;4)+3;4)" office:value-type="float" office:value="0"/>
          </table:previous>
        </table:cell-content-change>
        <table:cell-content-change table:id="ct906">
          <table:cell-address table:column="11" table:row="21" table:table="0"/>
          <office:change-info>
            <dc:creator>Mike </dc:creator>
            <dc:date>2011-08-04T12:39:13.87</dc:date>
          </office:change-info>
          <table:previous table:id="ct865">
            <table:change-track-table-cell table:cell-address="Sheet1.L22" table:formula="of:=DEC2HEX(#ref!24*256*16+HEX2DEC(#ref!24)*16+IF(#ref!24=&quot;Y&quot;;8;0)+IF([.D22]=&quot;Y&quot;;0;4)+3;4)" office:value-type="float" office:value="0"/>
          </table:previous>
        </table:cell-content-change>
        <table:cell-content-change table:id="ct907">
          <table:cell-address table:column="11" table:row="22" table:table="0"/>
          <office:change-info>
            <dc:creator>Mike </dc:creator>
            <dc:date>2011-08-04T12:39:13.87</dc:date>
          </office:change-info>
          <table:previous table:id="ct866">
            <table:change-track-table-cell table:cell-address="Sheet1.L23" table:formula="of:=DEC2HEX(#ref!25*256*16+HEX2DEC(#ref!25)*16+IF(#ref!25=&quot;Y&quot;;8;0)+IF([.D23]=&quot;Y&quot;;0;4)+3;4)" office:value-type="float" office:value="0"/>
          </table:previous>
        </table:cell-content-change>
        <table:cell-content-change table:id="ct908">
          <table:cell-address table:column="11" table:row="23" table:table="0"/>
          <office:change-info>
            <dc:creator>Mike </dc:creator>
            <dc:date>2011-08-04T12:39:13.87</dc:date>
          </office:change-info>
          <table:previous table:id="ct852">
            <table:change-track-table-cell table:cell-address="Sheet1.L24" table:formula="of:=DEC2HEX(#ref!26*256*16+HEX2DEC(#ref!26)*16+IF(#ref!26=&quot;Y&quot;;8;0)+IF([.D24]=&quot;Y&quot;;0;4)+3;4)" office:value-type="float" office:value="0"/>
          </table:previous>
        </table:cell-content-change>
        <table:cell-content-change table:id="ct909">
          <table:cell-address table:column="11" table:row="24" table:table="0"/>
          <office:change-info>
            <dc:creator>Mike </dc:creator>
            <dc:date>2011-08-04T12:39:13.87</dc:date>
          </office:change-info>
          <table:previous table:id="ct867">
            <table:change-track-table-cell table:cell-address="Sheet1.L25" table:formula="of:=DEC2HEX(#ref!27*256*16+HEX2DEC(#ref!27)*16+IF(#ref!27=&quot;Y&quot;;8;0)+IF([.D25]=&quot;Y&quot;;0;4)+3;4)" office:value-type="float" office:value="0"/>
          </table:previous>
        </table:cell-content-change>
        <table:cell-content-change table:id="ct910">
          <table:cell-address table:column="11" table:row="24" table:table="0"/>
          <office:change-info>
            <dc:creator>Mike </dc:creator>
            <dc:date>2011-08-04T12:39:13.87</dc:date>
          </office:change-info>
          <table:previous table:id="ct868">
            <table:change-track-table-cell table:cell-address="Sheet1.L25" table:formula="of:=DEC2HEX(#ref!27*256*16+HEX2DEC(#ref!27)*16+IF(#ref!27=&quot;Y&quot;;8;0)+IF([.D25]=&quot;Y&quot;;0;4)+3;4)" office:value-type="float" office:value="0"/>
          </table:previous>
        </table:cell-content-change>
        <table:cell-content-change table:id="ct911">
          <table:cell-address table:column="11" table:row="25" table:table="0"/>
          <office:change-info>
            <dc:creator>Mike </dc:creator>
            <dc:date>2011-08-04T12:39:13.87</dc:date>
          </office:change-info>
          <table:previous table:id="ct869">
            <table:change-track-table-cell table:cell-address="Sheet1.L26" table:formula="of:=DEC2HEX(#ref!28*256*16+HEX2DEC(#ref!28)*16+IF(#ref!28=&quot;Y&quot;;8;0)+IF([.D26]=&quot;Y&quot;;0;4)+3;4)" office:value-type="float" office:value="0"/>
          </table:previous>
        </table:cell-content-change>
        <table:cell-content-change table:id="ct912">
          <table:cell-address table:column="11" table:row="26" table:table="0"/>
          <office:change-info>
            <dc:creator>Mike </dc:creator>
            <dc:date>2011-08-04T12:39:13.87</dc:date>
          </office:change-info>
          <table:previous table:id="ct870">
            <table:change-track-table-cell table:cell-address="Sheet1.L27" table:formula="of:=DEC2HEX(#ref!29*256*16+HEX2DEC(#ref!29)*16+IF(#ref!29=&quot;Y&quot;;8;0)+IF([.D27]=&quot;Y&quot;;0;4)+3;4)" office:value-type="float" office:value="0"/>
          </table:previous>
        </table:cell-content-change>
        <table:cell-content-change table:id="ct913">
          <table:cell-address table:column="11" table:row="27" table:table="0"/>
          <office:change-info>
            <dc:creator>Mike </dc:creator>
            <dc:date>2011-08-04T12:39:13.87</dc:date>
          </office:change-info>
          <table:previous table:id="ct871">
            <table:change-track-table-cell table:cell-address="Sheet1.L28" table:formula="of:=DEC2HEX(#ref!30*256*16+HEX2DEC(#ref!30)*16+IF(#ref!30=&quot;Y&quot;;8;0)+IF([.D28]=&quot;Y&quot;;0;4)+3;4)" office:value-type="float" office:value="0"/>
          </table:previous>
        </table:cell-content-change>
        <table:cell-content-change table:id="ct914">
          <table:cell-address table:column="11" table:row="28" table:table="0"/>
          <office:change-info>
            <dc:creator>Mike </dc:creator>
            <dc:date>2011-08-04T12:39:13.87</dc:date>
          </office:change-info>
          <table:previous table:id="ct872">
            <table:change-track-table-cell table:cell-address="Sheet1.L29" table:formula="of:=DEC2HEX(#ref!31*256*16+HEX2DEC(#ref!31)*16+IF(#ref!31=&quot;Y&quot;;8;0)+IF([.D29]=&quot;Y&quot;;0;4)+3;4)" office:value-type="float" office:value="0"/>
          </table:previous>
        </table:cell-content-change>
        <table:cell-content-change table:id="ct915">
          <table:cell-address table:column="11" table:row="29" table:table="0"/>
          <office:change-info>
            <dc:creator>Mike </dc:creator>
            <dc:date>2011-08-04T12:39:13.87</dc:date>
          </office:change-info>
          <table:previous table:id="ct873">
            <table:change-track-table-cell table:cell-address="Sheet1.L30" table:formula="of:=DEC2HEX(#ref!32*256*16+HEX2DEC(#ref!32)*16+IF(#ref!32=&quot;Y&quot;;8;0)+IF([.D30]=&quot;Y&quot;;0;4)+3;4)" office:value-type="float" office:value="0"/>
          </table:previous>
        </table:cell-content-change>
        <table:cell-content-change table:id="ct916">
          <table:cell-address table:column="11" table:row="30" table:table="0"/>
          <office:change-info>
            <dc:creator>Mike </dc:creator>
            <dc:date>2011-08-04T12:39:13.87</dc:date>
          </office:change-info>
          <table:previous table:id="ct874">
            <table:change-track-table-cell table:cell-address="Sheet1.L31" table:formula="of:=DEC2HEX(#ref!33*256*16+HEX2DEC(#ref!33)*16+IF(#ref!33=&quot;Y&quot;;8;0)+IF([.D31]=&quot;Y&quot;;0;4)+3;4)" office:value-type="float" office:value="0"/>
          </table:previous>
        </table:cell-content-change>
        <table:cell-content-change table:id="ct917">
          <table:cell-address table:column="11" table:row="31" table:table="0"/>
          <office:change-info>
            <dc:creator>Mike </dc:creator>
            <dc:date>2011-08-04T12:39:13.87</dc:date>
          </office:change-info>
          <table:previous table:id="ct875">
            <table:change-track-table-cell table:cell-address="Sheet1.L32" table:formula="of:=DEC2HEX(#ref!34*256*16+HEX2DEC(#ref!34)*16+IF(#ref!34=&quot;Y&quot;;8;0)+IF([.D32]=&quot;Y&quot;;0;4)+3;4)" office:value-type="float" office:value="0"/>
          </table:previous>
        </table:cell-content-change>
        <table:cell-content-change table:id="ct918">
          <table:cell-address table:column="11" table:row="37" table:table="0"/>
          <office:change-info>
            <dc:creator>Mike </dc:creator>
            <dc:date>2011-08-04T12:39:13.87</dc:date>
          </office:change-info>
          <table:previous table:id="ct876">
            <table:change-track-table-cell table:cell-address="Sheet1.L38" table:formula="of:=DEC2HEX(#ref!35*256*16+HEX2DEC(#ref!35)*16+IF(#ref!35=&quot;Y&quot;;8;0)+IF([.D38]=&quot;Y&quot;;0;4)+3;4)" office:value-type="float" office:value="0"/>
          </table:previous>
        </table:cell-content-change>
        <table:cell-content-change table:id="ct919">
          <table:cell-address table:column="11" table:row="38" table:table="0"/>
          <office:change-info>
            <dc:creator>Mike </dc:creator>
            <dc:date>2011-08-04T12:39:13.87</dc:date>
          </office:change-info>
          <table:previous table:id="ct877">
            <table:change-track-table-cell table:cell-address="Sheet1.L39" table:formula="of:=DEC2HEX(#ref!36*256*16+HEX2DEC(#ref!36)*16+IF(#ref!36=&quot;Y&quot;;8;0)+IF([.D39]=&quot;Y&quot;;0;4)+3;4)" office:value-type="float" office:value="0"/>
          </table:previous>
        </table:cell-content-change>
        <table:cell-content-change table:id="ct920">
          <table:cell-address table:column="11" table:row="39" table:table="0"/>
          <office:change-info>
            <dc:creator>Mike </dc:creator>
            <dc:date>2011-08-04T12:39:13.87</dc:date>
          </office:change-info>
          <table:previous table:id="ct878">
            <table:change-track-table-cell table:cell-address="Sheet1.L40" table:formula="of:=DEC2HEX(#ref!37*256*16+HEX2DEC(#ref!37)*16+IF(#ref!37=&quot;Y&quot;;8;0)+IF([.D40]=&quot;Y&quot;;0;4)+3;4)" office:value-type="float" office:value="0"/>
          </table:previous>
        </table:cell-content-change>
        <table:cell-content-change table:id="ct921">
          <table:cell-address table:column="11" table:row="40" table:table="0"/>
          <office:change-info>
            <dc:creator>Mike </dc:creator>
            <dc:date>2011-08-04T12:39:13.87</dc:date>
          </office:change-info>
          <table:previous table:id="ct879">
            <table:change-track-table-cell table:cell-address="Sheet1.L41" table:formula="of:=DEC2HEX(#ref!38*256*16+HEX2DEC(#ref!38)*16+IF(#ref!38=&quot;Y&quot;;8;0)+IF([.D41]=&quot;Y&quot;;0;4)+3;4)" office:value-type="float" office:value="0"/>
          </table:previous>
        </table:cell-content-change>
        <table:cell-content-change table:id="ct922">
          <table:cell-address table:column="11" table:row="40" table:table="0"/>
          <office:change-info>
            <dc:creator>Mike </dc:creator>
            <dc:date>2011-08-04T12:39:13.87</dc:date>
          </office:change-info>
          <table:previous table:id="ct880">
            <table:change-track-table-cell table:cell-address="Sheet1.L41" table:formula="of:=DEC2HEX(#ref!39*256*16+HEX2DEC(#ref!39)*16+IF(#ref!39=&quot;Y&quot;;8;0)+IF([.D41]=&quot;Y&quot;;0;4)+3;4)" office:value-type="float" office:value="0"/>
          </table:previous>
        </table:cell-content-change>
        <table:cell-content-change table:id="ct923">
          <table:cell-address table:column="11" table:row="41" table:table="0"/>
          <office:change-info>
            <dc:creator>Mike </dc:creator>
            <dc:date>2011-08-04T12:39:13.87</dc:date>
          </office:change-info>
          <table:previous table:id="ct881">
            <table:change-track-table-cell table:cell-address="Sheet1.L42" table:formula="of:=DEC2HEX(#ref!40*256*16+HEX2DEC(#ref!40)*16+IF(#ref!40=&quot;Y&quot;;8;0)+IF([.D42]=&quot;Y&quot;;0;4)+3;4)" office:value-type="float" office:value="0"/>
          </table:previous>
        </table:cell-content-change>
        <table:cell-content-change table:id="ct924">
          <table:cell-address table:column="11" table:row="42" table:table="0"/>
          <office:change-info>
            <dc:creator>Mike </dc:creator>
            <dc:date>2011-08-04T12:39:13.87</dc:date>
          </office:change-info>
          <table:previous table:id="ct882">
            <table:change-track-table-cell table:cell-address="Sheet1.L43" table:formula="of:=DEC2HEX(#ref!41*256*16+HEX2DEC(#ref!41)*16+IF(#ref!41=&quot;Y&quot;;8;0)+IF([.D43]=&quot;Y&quot;;0;4)+3;4)" office:value-type="float" office:value="0"/>
          </table:previous>
        </table:cell-content-change>
        <table:cell-content-change table:id="ct925">
          <table:cell-address table:column="11" table:row="43" table:table="0"/>
          <office:change-info>
            <dc:creator>Mike </dc:creator>
            <dc:date>2011-08-04T12:39:13.87</dc:date>
          </office:change-info>
          <table:previous table:id="ct883">
            <table:change-track-table-cell table:cell-address="Sheet1.L44" table:formula="of:=DEC2HEX(#ref!42*256*16+HEX2DEC(#ref!42)*16+IF(#ref!42=&quot;Y&quot;;8;0)+IF([.D44]=&quot;Y&quot;;0;4)+3;4)" office:value-type="float" office:value="0"/>
          </table:previous>
        </table:cell-content-change>
        <table:cell-content-change table:id="ct926">
          <table:cell-address table:column="11" table:row="44" table:table="0"/>
          <office:change-info>
            <dc:creator>Mike </dc:creator>
            <dc:date>2011-08-04T12:39:13.87</dc:date>
          </office:change-info>
          <table:previous table:id="ct884">
            <table:change-track-table-cell table:cell-address="Sheet1.L45" table:formula="of:=DEC2HEX(#ref!43*256*16+HEX2DEC(#ref!43)*16+IF(#ref!43=&quot;Y&quot;;8;0)+IF([.D45]=&quot;Y&quot;;0;4)+3;4)" office:value-type="float" office:value="0"/>
          </table:previous>
        </table:cell-content-change>
        <table:cell-content-change table:id="ct927">
          <table:cell-address table:column="11" table:row="45" table:table="0"/>
          <office:change-info>
            <dc:creator>Mike </dc:creator>
            <dc:date>2011-08-04T12:39:13.87</dc:date>
          </office:change-info>
          <table:previous table:id="ct885">
            <table:change-track-table-cell table:cell-address="Sheet1.L46" table:formula="of:=DEC2HEX(#ref!44*256*16+HEX2DEC(#ref!44)*16+IF(#ref!44=&quot;Y&quot;;8;0)+IF([.D46]=&quot;Y&quot;;0;4)+3;4)" office:value-type="float" office:value="0"/>
          </table:previous>
        </table:cell-content-change>
        <table:cell-content-change table:id="ct928">
          <table:cell-address table:column="11" table:row="46" table:table="0"/>
          <office:change-info>
            <dc:creator>Mike </dc:creator>
            <dc:date>2011-08-04T12:39:13.87</dc:date>
          </office:change-info>
          <table:previous table:id="ct886">
            <table:change-track-table-cell table:cell-address="Sheet1.L47" table:formula="of:=DEC2HEX(#ref!45*256*16+HEX2DEC(#ref!45)*16+IF(#ref!45=&quot;Y&quot;;8;0)+IF([.D47]=&quot;Y&quot;;0;4)+3;4)" office:value-type="float" office:value="0"/>
          </table:previous>
        </table:cell-content-change>
        <table:cell-content-change table:id="ct929">
          <table:cell-address table:column="11" table:row="47" table:table="0"/>
          <office:change-info>
            <dc:creator>Mike </dc:creator>
            <dc:date>2011-08-04T12:39:13.87</dc:date>
          </office:change-info>
          <table:previous table:id="ct887">
            <table:change-track-table-cell table:cell-address="Sheet1.L48" table:formula="of:=DEC2HEX(#ref!46*256*16+HEX2DEC(#ref!46)*16+IF(#ref!46=&quot;Y&quot;;8;0)+IF([.D48]=&quot;Y&quot;;0;4)+3;4)" office:value-type="float" office:value="0"/>
          </table:previous>
        </table:cell-content-change>
        <table:cell-content-change table:id="ct930">
          <table:cell-address table:column="11" table:row="48" table:table="0"/>
          <office:change-info>
            <dc:creator>Mike </dc:creator>
            <dc:date>2011-08-04T12:39:13.87</dc:date>
          </office:change-info>
          <table:previous table:id="ct888">
            <table:change-track-table-cell table:cell-address="Sheet1.L49" table:formula="of:=DEC2HEX(#ref!47*256*16+HEX2DEC(#ref!47)*16+IF(#ref!47=&quot;Y&quot;;8;0)+IF([.D49]=&quot;Y&quot;;0;4)+3;4)" office:value-type="float" office:value="0"/>
          </table:previous>
        </table:cell-content-change>
        <table:cell-content-change table:id="ct931">
          <table:cell-address table:column="11" table:row="49" table:table="0"/>
          <office:change-info>
            <dc:creator>Mike </dc:creator>
            <dc:date>2011-08-04T12:39:13.87</dc:date>
          </office:change-info>
          <table:previous table:id="ct889">
            <table:change-track-table-cell table:cell-address="Sheet1.L50" table:formula="of:=DEC2HEX(#ref!48*256*16+HEX2DEC(#ref!48)*16+IF(#ref!48=&quot;Y&quot;;8;0)+IF([.D50]=&quot;Y&quot;;0;4)+3;4)" office:value-type="float" office:value="0"/>
          </table:previous>
        </table:cell-content-change>
        <table:cell-content-change table:id="ct932">
          <table:cell-address table:column="11" table:row="50" table:table="0"/>
          <office:change-info>
            <dc:creator>Mike </dc:creator>
            <dc:date>2011-08-04T12:39:13.87</dc:date>
          </office:change-info>
          <table:previous table:id="ct890">
            <table:change-track-table-cell table:cell-address="Sheet1.L51" table:formula="of:=DEC2HEX(#ref!49*256*16+HEX2DEC(#ref!49)*16+IF(#ref!49=&quot;Y&quot;;8;0)+IF([.D51]=&quot;Y&quot;;0;4)+3;4)" office:value-type="float" office:value="0"/>
          </table:previous>
        </table:cell-content-change>
        <table:cell-content-change table:id="ct933">
          <table:cell-address table:column="11" table:row="51" table:table="0"/>
          <office:change-info>
            <dc:creator>Mike </dc:creator>
            <dc:date>2011-08-04T12:39:13.87</dc:date>
          </office:change-info>
          <table:previous table:id="ct891">
            <table:change-track-table-cell table:cell-address="Sheet1.L52" table:formula="of:=DEC2HEX(#ref!50*256*16+HEX2DEC(#ref!50)*16+IF(#ref!50=&quot;Y&quot;;8;0)+IF([.D52]=&quot;Y&quot;;0;4)+3;4)" office:value-type="float" office:value="0"/>
          </table:previous>
        </table:cell-content-change>
        <table:cell-content-change table:id="ct934">
          <table:cell-address table:column="11" table:row="52" table:table="0"/>
          <office:change-info>
            <dc:creator>Mike </dc:creator>
            <dc:date>2011-08-04T12:39:13.87</dc:date>
          </office:change-info>
          <table:previous table:id="ct892">
            <table:change-track-table-cell table:cell-address="Sheet1.L53" table:formula="of:=DEC2HEX(#ref!51*256*16+HEX2DEC(#ref!51)*16+IF(#ref!51=&quot;Y&quot;;8;0)+IF([.D53]=&quot;Y&quot;;0;4)+3;4)" office:value-type="float" office:value="0"/>
          </table:previous>
        </table:cell-content-change>
        <table:deletion table:id="ct935" table:type="column" table:position="11" table:table="0">
          <office:change-info>
            <dc:creator>Mike </dc:creator>
            <dc:date>2011-08-04T12:39:21.74</dc:date>
          </office:change-info>
          <table:deletions>
            <table:cell-content-deletion>
              <table:cell-address table:column="11" table:row="4" table:table="0"/>
              <table:change-track-table-cell office:value-type="string">
                <text:p>1 bit</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id="ct339">
              <table:change-track-table-cell office:value-type="string">
                <text:p>-</text:p>
              </table:change-track-table-cell>
            </table:cell-content-deletion>
            <table:cell-content-deletion table:id="ct338">
              <table:change-track-table-cell office:value-type="string">
                <text:p>-</text:p>
              </table:change-track-table-cell>
            </table:cell-content-deletion>
            <table:cell-content-deletion table:id="ct337">
              <table:change-track-table-cell office:value-type="string">
                <text:p>-</text:p>
              </table:change-track-table-cell>
            </table:cell-content-deletion>
            <table:cell-content-deletion table:id="ct336">
              <table:change-track-table-cell office:value-type="string">
                <text:p>-</text:p>
              </table:change-track-table-cell>
            </table:cell-content-deletion>
            <table:cell-content-deletion table:id="ct335">
              <table:change-track-table-cell office:value-type="string">
                <text:p>-</text:p>
              </table:change-track-table-cell>
            </table:cell-content-deletion>
            <table:cell-content-deletion table:id="ct333">
              <table:change-track-table-cell office:value-type="string">
                <text:p>-</text:p>
              </table:change-track-table-cell>
            </table:cell-content-deletion>
            <table:cell-content-deletion table:id="ct332">
              <table:change-track-table-cell office:value-type="string">
                <text:p>-</text:p>
              </table:change-track-table-cell>
            </table:cell-content-deletion>
            <table:cell-content-deletion table:id="ct334">
              <table:change-track-table-cell office:value-type="string">
                <text:p>-</text:p>
              </table:change-track-table-cell>
            </table:cell-content-deletion>
            <table:cell-content-deletion table:id="ct429">
              <table:change-track-table-cell table:cell-address="Sheet1.L31" table:formula="of:=IF([.C31]=&quot;Y&quot;; &quot;Y&quot;; &quot;&quot;)" office:value-type="string">
                <text:p>Y</text:p>
              </table:change-track-table-cell>
            </table:cell-content-deletion>
            <table:cell-content-deletion table:id="ct428">
              <table:change-track-table-cell table:cell-address="Sheet1.L30" table:formula="of:=IF([.C30]=&quot;Y&quot;; &quot;Y&quot;; &quot;&quot;)" office:value-type="string">
                <text:p>Y</text:p>
              </table:change-track-table-cell>
            </table:cell-content-deletion>
            <table:cell-content-deletion table:id="ct427">
              <table:change-track-table-cell table:cell-address="Sheet1.L29" table:formula="of:=IF([.C29]=&quot;Y&quot;; &quot;Y&quot;; &quot;&quot;)" office:value-type="string"/>
            </table:cell-content-deletion>
            <table:cell-content-deletion table:id="ct292">
              <table:change-track-table-cell office:value-type="string">
                <text:p>-</text:p>
              </table:change-track-table-cell>
            </table:cell-content-deletion>
            <table:cell-content-deletion table:id="ct425">
              <table:change-track-table-cell table:cell-address="Sheet1.L26" table:formula="of:=IF([.C26]=&quot;Y&quot;; &quot;Y&quot;; &quot;&quot;)" office:value-type="string">
                <text:p>Y</text:p>
              </table:change-track-table-cell>
            </table:cell-content-deletion>
            <table:cell-content-deletion table:id="ct424">
              <table:change-track-table-cell table:cell-address="Sheet1.L25" table:formula="of:=IF([.C25]=&quot;Y&quot;; &quot;Y&quot;; &quot;&quot;)" office:value-type="string">
                <text:p>Y</text:p>
              </table:change-track-table-cell>
            </table:cell-content-deletion>
            <table:cell-content-deletion table:id="ct422">
              <table:change-track-table-cell table:cell-address="Sheet1.L23" table:formula="of:=IF([.C23]=&quot;Y&quot;; &quot;Y&quot;; &quot;&quot;)" office:value-type="string">
                <text:p>Y</text:p>
              </table:change-track-table-cell>
            </table:cell-content-deletion>
            <table:cell-content-deletion table:id="ct421">
              <table:change-track-table-cell table:cell-address="Sheet1.L22" table:formula="of:=IF([.C22]=&quot;Y&quot;; &quot;Y&quot;; &quot;&quot;)" office:value-type="string">
                <text:p>Y</text:p>
              </table:change-track-table-cell>
            </table:cell-content-deletion>
            <table:cell-content-deletion table:id="ct293">
              <table:change-track-table-cell office:value-type="string">
                <text:p>-</text:p>
              </table:change-track-table-cell>
            </table:cell-content-deletion>
            <table:cell-content-deletion table:id="ct294">
              <table:change-track-table-cell office:value-type="string">
                <text:p>-</text:p>
              </table:change-track-table-cell>
            </table:cell-content-deletion>
            <table:cell-content-deletion table:id="ct295">
              <table:change-track-table-cell office:value-type="string">
                <text:p>-</text:p>
              </table:change-track-table-cell>
            </table:cell-content-deletion>
            <table:cell-content-deletion table:id="ct296">
              <table:change-track-table-cell office:value-type="string">
                <text:p>-</text:p>
              </table:change-track-table-cell>
            </table:cell-content-deletion>
            <table:cell-content-deletion table:id="ct420">
              <table:change-track-table-cell table:cell-address="Sheet1.L13" table:formula="of:=IF([.C13]=&quot;Y&quot;; &quot;Y&quot;; &quot;&quot;)" office:value-type="string"/>
            </table:cell-content-deletion>
            <table:cell-content-deletion table:id="ct419">
              <table:change-track-table-cell table:cell-address="Sheet1.L12" table:formula="of:=IF([.C12]=&quot;Y&quot;; &quot;Y&quot;; &quot;&quot;)" office:value-type="string"/>
            </table:cell-content-deletion>
            <table:cell-content-deletion table:id="ct297">
              <table:change-track-table-cell office:value-type="string">
                <text:p>-</text:p>
              </table:change-track-table-cell>
            </table:cell-content-deletion>
            <table:cell-content-deletion table:id="ct271">
              <table:change-track-table-cell office:value-type="string">
                <text:p>EID-&gt;1</text:p>
              </table:change-track-table-cell>
            </table:cell-content-deletion>
            <table:cell-content-deletion table:id="ct426">
              <table:change-track-table-cell table:cell-address="Sheet1.L27" table:formula="of:=IF([.C27]=&quot;Y&quot;; &quot;Y&quot;; &quot;&quot;)" office:value-type="string">
                <text:p>Y</text:p>
              </table:change-track-table-cell>
            </table:cell-content-deletion>
            <table:cell-content-deletion table:id="ct423">
              <table:change-track-table-cell table:cell-address="Sheet1.L24" table:formula="of:=IF([.C24]=&quot;Y&quot;; &quot;Y&quot;; &quot;&quot;)" office:value-type="string">
                <text:p>Y</text:p>
              </table:change-track-table-cell>
            </table:cell-content-deletion>
            <table:cell-content-deletion table:id="ct418">
              <table:change-track-table-cell table:cell-address="Sheet1.L10" table:formula="of:=IF([.C10]=&quot;Y&quot;; &quot;Y&quot;; &quot;&quot;)" office:value-type="string"/>
            </table:cell-content-deletion>
            <table:change-deletion table:id="ct33"/>
          </table:deletions>
        </table:deletion>
        <table:cell-content-change table:id="ct936">
          <table:cell-address table:column="11" table:row="9" table:table="0"/>
          <office:change-info>
            <dc:creator>Mike </dc:creator>
            <dc:date>2011-08-04T12:39:58.72</dc:date>
          </office:change-info>
          <table:previous table:id="ct894">
            <table:change-track-table-cell table:cell-address="Sheet1.L10" table:formula="of:=DEC2HEX(#ref!12*256*16+HEX2DEC(#ref!12)*16+IF([.C10]=&quot;Y&quot;;8;0)+IF([.D10]=&quot;Y&quot;;0;4)+3;4)" office:value-type="float" office:value="0"/>
          </table:previous>
        </table:cell-content-change>
        <table:cell-content-change table:id="ct937">
          <table:cell-address table:column="11" table:row="10" table:table="0"/>
          <office:change-info>
            <dc:creator>Mike </dc:creator>
            <dc:date>2011-08-04T12:40:04.72</dc:date>
          </office:change-info>
          <table:previous table:id="ct895">
            <table:change-track-table-cell table:cell-address="Sheet1.L11" table:formula="of:=DEC2HEX(#ref!13*256*16+HEX2DEC(#ref!13)*16+IF([.C11]=&quot;Y&quot;;8;0)+IF([.D11]=&quot;Y&quot;;0;4)+3;4)" office:value-type="float" office:value="0"/>
          </table:previous>
        </table:cell-content-change>
        <table:cell-content-change table:id="ct938">
          <table:cell-address table:column="11" table:row="11" table:table="0"/>
          <office:change-info>
            <dc:creator>Mike </dc:creator>
            <dc:date>2011-08-04T12:40:04.72</dc:date>
          </office:change-info>
          <table:previous table:id="ct896">
            <table:change-track-table-cell table:cell-address="Sheet1.L12" table:formula="of:=DEC2HEX(#ref!14*256*16+HEX2DEC(#ref!14)*16+IF([.C12]=&quot;Y&quot;;8;0)+IF([.D12]=&quot;Y&quot;;0;4)+3;4)" office:value-type="float" office:value="0"/>
          </table:previous>
        </table:cell-content-change>
        <table:cell-content-change table:id="ct939">
          <table:cell-address table:column="11" table:row="12" table:table="0"/>
          <office:change-info>
            <dc:creator>Mike </dc:creator>
            <dc:date>2011-08-04T12:40:04.72</dc:date>
          </office:change-info>
          <table:previous table:id="ct897">
            <table:change-track-table-cell table:cell-address="Sheet1.L13" table:formula="of:=DEC2HEX(#ref!15*256*16+HEX2DEC(#ref!15)*16+IF([.C13]=&quot;Y&quot;;8;0)+IF([.D13]=&quot;Y&quot;;0;4)+3;4)" office:value-type="float" office:value="0"/>
          </table:previous>
        </table:cell-content-change>
        <table:cell-content-change table:id="ct940">
          <table:cell-address table:column="11" table:row="13" table:table="0"/>
          <office:change-info>
            <dc:creator>Mike </dc:creator>
            <dc:date>2011-08-04T12:40:04.72</dc:date>
          </office:change-info>
          <table:previous table:id="ct898">
            <table:change-track-table-cell table:cell-address="Sheet1.L14" table:formula="of:=DEC2HEX(#ref!16*256*16+HEX2DEC(#ref!16)*16+IF([.C14]=&quot;Y&quot;;8;0)+IF([.D14]=&quot;Y&quot;;0;4)+3;4)" office:value-type="float" office:value="0"/>
          </table:previous>
        </table:cell-content-change>
        <table:cell-content-change table:id="ct941">
          <table:cell-address table:column="11" table:row="14" table:table="0"/>
          <office:change-info>
            <dc:creator>Mike </dc:creator>
            <dc:date>2011-08-04T12:40:04.72</dc:date>
          </office:change-info>
          <table:previous table:id="ct899">
            <table:change-track-table-cell table:cell-address="Sheet1.L15" table:formula="of:=DEC2HEX(#ref!17*256*16+HEX2DEC(#ref!17)*16+IF([.C15]=&quot;Y&quot;;8;0)+IF([.D15]=&quot;Y&quot;;0;4)+3;4)" office:value-type="float" office:value="0"/>
          </table:previous>
        </table:cell-content-change>
        <table:cell-content-change table:id="ct942">
          <table:cell-address table:column="11" table:row="15" table:table="0"/>
          <office:change-info>
            <dc:creator>Mike </dc:creator>
            <dc:date>2011-08-04T12:40:04.72</dc:date>
          </office:change-info>
          <table:previous table:id="ct900">
            <table:change-track-table-cell table:cell-address="Sheet1.L16" table:formula="of:=DEC2HEX(#ref!18*256*16+HEX2DEC(#ref!18)*16+IF([.C16]=&quot;Y&quot;;8;0)+IF([.D16]=&quot;Y&quot;;0;4)+3;4)" office:value-type="float" office:value="0"/>
          </table:previous>
        </table:cell-content-change>
        <table:cell-content-change table:id="ct943">
          <table:cell-address table:column="11" table:row="16" table:table="0"/>
          <office:change-info>
            <dc:creator>Mike </dc:creator>
            <dc:date>2011-08-04T12:40:04.72</dc:date>
          </office:change-info>
          <table:previous table:id="ct901">
            <table:change-track-table-cell table:cell-address="Sheet1.L17" table:formula="of:=DEC2HEX(#ref!19*256*16+HEX2DEC(#ref!19)*16+IF([.C17]=&quot;Y&quot;;8;0)+IF([.D17]=&quot;Y&quot;;0;4)+3;4)" office:value-type="float" office:value="0"/>
          </table:previous>
        </table:cell-content-change>
        <table:cell-content-change table:id="ct944">
          <table:cell-address table:column="11" table:row="17" table:table="0"/>
          <office:change-info>
            <dc:creator>Mike </dc:creator>
            <dc:date>2011-08-04T12:40:04.72</dc:date>
          </office:change-info>
          <table:previous table:id="ct902">
            <table:change-track-table-cell table:cell-address="Sheet1.L18" table:formula="of:=DEC2HEX(#ref!20*256*16+HEX2DEC(#ref!20)*16+IF([.C18]=&quot;Y&quot;;8;0)+IF([.D18]=&quot;Y&quot;;0;4)+3;4)" office:value-type="float" office:value="0"/>
          </table:previous>
        </table:cell-content-change>
        <table:cell-content-change table:id="ct945">
          <table:cell-address table:column="11" table:row="18" table:table="0"/>
          <office:change-info>
            <dc:creator>Mike </dc:creator>
            <dc:date>2011-08-04T12:40:04.72</dc:date>
          </office:change-info>
          <table:previous table:id="ct903">
            <table:change-track-table-cell table:cell-address="Sheet1.L19" table:formula="of:=DEC2HEX(#ref!21*256*16+HEX2DEC(#ref!21)*16+IF([.C19]=&quot;Y&quot;;8;0)+IF([.D19]=&quot;Y&quot;;0;4)+3;4)" office:value-type="float" office:value="0"/>
          </table:previous>
        </table:cell-content-change>
        <table:cell-content-change table:id="ct946">
          <table:cell-address table:column="11" table:row="19" table:table="0"/>
          <office:change-info>
            <dc:creator>Mike </dc:creator>
            <dc:date>2011-08-04T12:40:04.72</dc:date>
          </office:change-info>
          <table:previous table:id="ct904">
            <table:change-track-table-cell table:cell-address="Sheet1.L20" table:formula="of:=DEC2HEX(#ref!22*256*16+HEX2DEC(#ref!22)*16+IF([.C20]=&quot;Y&quot;;8;0)+IF([.D20]=&quot;Y&quot;;0;4)+3;4)" office:value-type="float" office:value="0"/>
          </table:previous>
        </table:cell-content-change>
        <table:cell-content-change table:id="ct947">
          <table:cell-address table:column="11" table:row="20" table:table="0"/>
          <office:change-info>
            <dc:creator>Mike </dc:creator>
            <dc:date>2011-08-04T12:40:04.72</dc:date>
          </office:change-info>
          <table:previous table:id="ct905">
            <table:change-track-table-cell table:cell-address="Sheet1.L21" table:formula="of:=DEC2HEX(#ref!23*256*16+HEX2DEC(#ref!23)*16+IF([.C21]=&quot;Y&quot;;8;0)+IF([.D21]=&quot;Y&quot;;0;4)+3;4)" office:value-type="float" office:value="0"/>
          </table:previous>
        </table:cell-content-change>
        <table:cell-content-change table:id="ct948">
          <table:cell-address table:column="11" table:row="21" table:table="0"/>
          <office:change-info>
            <dc:creator>Mike </dc:creator>
            <dc:date>2011-08-04T12:40:04.72</dc:date>
          </office:change-info>
          <table:previous table:id="ct906">
            <table:change-track-table-cell table:cell-address="Sheet1.L22" table:formula="of:=DEC2HEX(#ref!24*256*16+HEX2DEC(#ref!24)*16+IF([.C22]=&quot;Y&quot;;8;0)+IF([.D22]=&quot;Y&quot;;0;4)+3;4)" office:value-type="float" office:value="0"/>
          </table:previous>
        </table:cell-content-change>
        <table:cell-content-change table:id="ct949">
          <table:cell-address table:column="11" table:row="22" table:table="0"/>
          <office:change-info>
            <dc:creator>Mike </dc:creator>
            <dc:date>2011-08-04T12:40:04.72</dc:date>
          </office:change-info>
          <table:previous table:id="ct907">
            <table:change-track-table-cell table:cell-address="Sheet1.L23" table:formula="of:=DEC2HEX(#ref!25*256*16+HEX2DEC(#ref!25)*16+IF([.C23]=&quot;Y&quot;;8;0)+IF([.D23]=&quot;Y&quot;;0;4)+3;4)" office:value-type="float" office:value="0"/>
          </table:previous>
        </table:cell-content-change>
        <table:cell-content-change table:id="ct950">
          <table:cell-address table:column="11" table:row="23" table:table="0"/>
          <office:change-info>
            <dc:creator>Mike </dc:creator>
            <dc:date>2011-08-04T12:40:04.72</dc:date>
          </office:change-info>
          <table:previous table:id="ct908">
            <table:change-track-table-cell table:cell-address="Sheet1.L24" table:formula="of:=DEC2HEX(#ref!26*256*16+HEX2DEC(#ref!26)*16+IF([.C24]=&quot;Y&quot;;8;0)+IF([.D24]=&quot;Y&quot;;0;4)+3;4)" office:value-type="float" office:value="0"/>
          </table:previous>
        </table:cell-content-change>
        <table:cell-content-change table:id="ct951">
          <table:cell-address table:column="11" table:row="24" table:table="0"/>
          <office:change-info>
            <dc:creator>Mike </dc:creator>
            <dc:date>2011-08-04T12:40:04.72</dc:date>
          </office:change-info>
          <table:previous table:id="ct909">
            <table:change-track-table-cell table:cell-address="Sheet1.L25" table:formula="of:=DEC2HEX(#ref!27*256*16+HEX2DEC(#ref!27)*16+IF([.C25]=&quot;Y&quot;;8;0)+IF([.D25]=&quot;Y&quot;;0;4)+3;4)" office:value-type="float" office:value="0"/>
          </table:previous>
        </table:cell-content-change>
        <table:cell-content-change table:id="ct952">
          <table:cell-address table:column="11" table:row="24" table:table="0"/>
          <office:change-info>
            <dc:creator>Mike </dc:creator>
            <dc:date>2011-08-04T12:40:04.72</dc:date>
          </office:change-info>
          <table:previous table:id="ct910">
            <table:change-track-table-cell table:cell-address="Sheet1.L25" table:formula="of:=DEC2HEX(#ref!27*256*16+HEX2DEC(#ref!27)*16+IF([.C25]=&quot;Y&quot;;8;0)+IF([.D25]=&quot;Y&quot;;0;4)+3;4)" office:value-type="float" office:value="0"/>
          </table:previous>
        </table:cell-content-change>
        <table:cell-content-change table:id="ct953">
          <table:cell-address table:column="11" table:row="25" table:table="0"/>
          <office:change-info>
            <dc:creator>Mike </dc:creator>
            <dc:date>2011-08-04T12:40:04.72</dc:date>
          </office:change-info>
          <table:previous table:id="ct911">
            <table:change-track-table-cell table:cell-address="Sheet1.L26" table:formula="of:=DEC2HEX(#ref!28*256*16+HEX2DEC(#ref!28)*16+IF([.C26]=&quot;Y&quot;;8;0)+IF([.D26]=&quot;Y&quot;;0;4)+3;4)" office:value-type="float" office:value="0"/>
          </table:previous>
        </table:cell-content-change>
        <table:cell-content-change table:id="ct954">
          <table:cell-address table:column="11" table:row="26" table:table="0"/>
          <office:change-info>
            <dc:creator>Mike </dc:creator>
            <dc:date>2011-08-04T12:40:04.72</dc:date>
          </office:change-info>
          <table:previous table:id="ct912">
            <table:change-track-table-cell table:cell-address="Sheet1.L27" table:formula="of:=DEC2HEX(#ref!29*256*16+HEX2DEC(#ref!29)*16+IF([.C27]=&quot;Y&quot;;8;0)+IF([.D27]=&quot;Y&quot;;0;4)+3;4)" office:value-type="float" office:value="0"/>
          </table:previous>
        </table:cell-content-change>
        <table:cell-content-change table:id="ct955">
          <table:cell-address table:column="11" table:row="27" table:table="0"/>
          <office:change-info>
            <dc:creator>Mike </dc:creator>
            <dc:date>2011-08-04T12:40:04.72</dc:date>
          </office:change-info>
          <table:previous table:id="ct913">
            <table:change-track-table-cell table:cell-address="Sheet1.L28" table:formula="of:=DEC2HEX(#ref!30*256*16+HEX2DEC(#ref!30)*16+IF([.C28]=&quot;Y&quot;;8;0)+IF([.D28]=&quot;Y&quot;;0;4)+3;4)" office:value-type="float" office:value="0"/>
          </table:previous>
        </table:cell-content-change>
        <table:cell-content-change table:id="ct956">
          <table:cell-address table:column="11" table:row="28" table:table="0"/>
          <office:change-info>
            <dc:creator>Mike </dc:creator>
            <dc:date>2011-08-04T12:40:04.72</dc:date>
          </office:change-info>
          <table:previous table:id="ct914">
            <table:change-track-table-cell table:cell-address="Sheet1.L29" table:formula="of:=DEC2HEX(#ref!31*256*16+HEX2DEC(#ref!31)*16+IF([.C29]=&quot;Y&quot;;8;0)+IF([.D29]=&quot;Y&quot;;0;4)+3;4)" office:value-type="float" office:value="0"/>
          </table:previous>
        </table:cell-content-change>
        <table:cell-content-change table:id="ct957">
          <table:cell-address table:column="11" table:row="29" table:table="0"/>
          <office:change-info>
            <dc:creator>Mike </dc:creator>
            <dc:date>2011-08-04T12:40:04.72</dc:date>
          </office:change-info>
          <table:previous table:id="ct915">
            <table:change-track-table-cell table:cell-address="Sheet1.L30" table:formula="of:=DEC2HEX(#ref!32*256*16+HEX2DEC(#ref!32)*16+IF([.C30]=&quot;Y&quot;;8;0)+IF([.D30]=&quot;Y&quot;;0;4)+3;4)" office:value-type="float" office:value="0"/>
          </table:previous>
        </table:cell-content-change>
        <table:cell-content-change table:id="ct958">
          <table:cell-address table:column="11" table:row="30" table:table="0"/>
          <office:change-info>
            <dc:creator>Mike </dc:creator>
            <dc:date>2011-08-04T12:40:04.72</dc:date>
          </office:change-info>
          <table:previous table:id="ct916">
            <table:change-track-table-cell table:cell-address="Sheet1.L31" table:formula="of:=DEC2HEX(#ref!33*256*16+HEX2DEC(#ref!33)*16+IF([.C31]=&quot;Y&quot;;8;0)+IF([.D31]=&quot;Y&quot;;0;4)+3;4)" office:value-type="float" office:value="0"/>
          </table:previous>
        </table:cell-content-change>
        <table:cell-content-change table:id="ct959">
          <table:cell-address table:column="11" table:row="31" table:table="0"/>
          <office:change-info>
            <dc:creator>Mike </dc:creator>
            <dc:date>2011-08-04T12:40:04.72</dc:date>
          </office:change-info>
          <table:previous table:id="ct917">
            <table:change-track-table-cell table:cell-address="Sheet1.L32" table:formula="of:=DEC2HEX(#ref!34*256*16+HEX2DEC(#ref!34)*16+IF([.C32]=&quot;Y&quot;;8;0)+IF([.D32]=&quot;Y&quot;;0;4)+3;4)" office:value-type="float" office:value="0"/>
          </table:previous>
        </table:cell-content-change>
        <table:cell-content-change table:id="ct960">
          <table:cell-address table:column="11" table:row="37" table:table="0"/>
          <office:change-info>
            <dc:creator>Mike </dc:creator>
            <dc:date>2011-08-04T12:40:04.72</dc:date>
          </office:change-info>
          <table:previous table:id="ct918">
            <table:change-track-table-cell table:cell-address="Sheet1.L38" table:formula="of:=DEC2HEX(#ref!35*256*16+HEX2DEC(#ref!35)*16+IF([.C38]=&quot;Y&quot;;8;0)+IF([.D38]=&quot;Y&quot;;0;4)+3;4)" office:value-type="float" office:value="0"/>
          </table:previous>
        </table:cell-content-change>
        <table:cell-content-change table:id="ct961">
          <table:cell-address table:column="11" table:row="38" table:table="0"/>
          <office:change-info>
            <dc:creator>Mike </dc:creator>
            <dc:date>2011-08-04T12:40:04.72</dc:date>
          </office:change-info>
          <table:previous table:id="ct919">
            <table:change-track-table-cell table:cell-address="Sheet1.L39" table:formula="of:=DEC2HEX(#ref!36*256*16+HEX2DEC(#ref!36)*16+IF([.C39]=&quot;Y&quot;;8;0)+IF([.D39]=&quot;Y&quot;;0;4)+3;4)" office:value-type="float" office:value="0"/>
          </table:previous>
        </table:cell-content-change>
        <table:cell-content-change table:id="ct962">
          <table:cell-address table:column="11" table:row="39" table:table="0"/>
          <office:change-info>
            <dc:creator>Mike </dc:creator>
            <dc:date>2011-08-04T12:40:04.72</dc:date>
          </office:change-info>
          <table:previous table:id="ct920">
            <table:change-track-table-cell table:cell-address="Sheet1.L40" table:formula="of:=DEC2HEX(#ref!37*256*16+HEX2DEC(#ref!37)*16+IF([.C40]=&quot;Y&quot;;8;0)+IF([.D40]=&quot;Y&quot;;0;4)+3;4)" office:value-type="float" office:value="0"/>
          </table:previous>
        </table:cell-content-change>
        <table:cell-content-change table:id="ct963">
          <table:cell-address table:column="11" table:row="40" table:table="0"/>
          <office:change-info>
            <dc:creator>Mike </dc:creator>
            <dc:date>2011-08-04T12:40:04.72</dc:date>
          </office:change-info>
          <table:previous table:id="ct921">
            <table:change-track-table-cell table:cell-address="Sheet1.L41" table:formula="of:=DEC2HEX(#ref!38*256*16+HEX2DEC(#ref!38)*16+IF([.C41]=&quot;Y&quot;;8;0)+IF([.D41]=&quot;Y&quot;;0;4)+3;4)" office:value-type="float" office:value="0"/>
          </table:previous>
        </table:cell-content-change>
        <table:cell-content-change table:id="ct964">
          <table:cell-address table:column="11" table:row="40" table:table="0"/>
          <office:change-info>
            <dc:creator>Mike </dc:creator>
            <dc:date>2011-08-04T12:40:04.72</dc:date>
          </office:change-info>
          <table:previous table:id="ct922">
            <table:change-track-table-cell table:cell-address="Sheet1.L41" table:formula="of:=DEC2HEX(#ref!39*256*16+HEX2DEC(#ref!39)*16+IF([.C41]=&quot;Y&quot;;8;0)+IF([.D41]=&quot;Y&quot;;0;4)+3;4)" office:value-type="float" office:value="0"/>
          </table:previous>
        </table:cell-content-change>
        <table:cell-content-change table:id="ct965">
          <table:cell-address table:column="11" table:row="41" table:table="0"/>
          <office:change-info>
            <dc:creator>Mike </dc:creator>
            <dc:date>2011-08-04T12:40:04.72</dc:date>
          </office:change-info>
          <table:previous table:id="ct923">
            <table:change-track-table-cell table:cell-address="Sheet1.L42" table:formula="of:=DEC2HEX(#ref!40*256*16+HEX2DEC(#ref!40)*16+IF([.C42]=&quot;Y&quot;;8;0)+IF([.D42]=&quot;Y&quot;;0;4)+3;4)" office:value-type="float" office:value="0"/>
          </table:previous>
        </table:cell-content-change>
        <table:cell-content-change table:id="ct966">
          <table:cell-address table:column="11" table:row="42" table:table="0"/>
          <office:change-info>
            <dc:creator>Mike </dc:creator>
            <dc:date>2011-08-04T12:40:04.72</dc:date>
          </office:change-info>
          <table:previous table:id="ct924">
            <table:change-track-table-cell table:cell-address="Sheet1.L43" table:formula="of:=DEC2HEX(#ref!41*256*16+HEX2DEC(#ref!41)*16+IF([.C43]=&quot;Y&quot;;8;0)+IF([.D43]=&quot;Y&quot;;0;4)+3;4)" office:value-type="float" office:value="0"/>
          </table:previous>
        </table:cell-content-change>
        <table:cell-content-change table:id="ct967">
          <table:cell-address table:column="11" table:row="43" table:table="0"/>
          <office:change-info>
            <dc:creator>Mike </dc:creator>
            <dc:date>2011-08-04T12:40:04.72</dc:date>
          </office:change-info>
          <table:previous table:id="ct925">
            <table:change-track-table-cell table:cell-address="Sheet1.L44" table:formula="of:=DEC2HEX(#ref!42*256*16+HEX2DEC(#ref!42)*16+IF([.C44]=&quot;Y&quot;;8;0)+IF([.D44]=&quot;Y&quot;;0;4)+3;4)" office:value-type="float" office:value="0"/>
          </table:previous>
        </table:cell-content-change>
        <table:cell-content-change table:id="ct968">
          <table:cell-address table:column="11" table:row="44" table:table="0"/>
          <office:change-info>
            <dc:creator>Mike </dc:creator>
            <dc:date>2011-08-04T12:40:04.72</dc:date>
          </office:change-info>
          <table:previous table:id="ct926">
            <table:change-track-table-cell table:cell-address="Sheet1.L45" table:formula="of:=DEC2HEX(#ref!43*256*16+HEX2DEC(#ref!43)*16+IF([.C45]=&quot;Y&quot;;8;0)+IF([.D45]=&quot;Y&quot;;0;4)+3;4)" office:value-type="float" office:value="0"/>
          </table:previous>
        </table:cell-content-change>
        <table:cell-content-change table:id="ct969">
          <table:cell-address table:column="11" table:row="45" table:table="0"/>
          <office:change-info>
            <dc:creator>Mike </dc:creator>
            <dc:date>2011-08-04T12:40:04.72</dc:date>
          </office:change-info>
          <table:previous table:id="ct927">
            <table:change-track-table-cell table:cell-address="Sheet1.L46" table:formula="of:=DEC2HEX(#ref!44*256*16+HEX2DEC(#ref!44)*16+IF([.C46]=&quot;Y&quot;;8;0)+IF([.D46]=&quot;Y&quot;;0;4)+3;4)" office:value-type="float" office:value="0"/>
          </table:previous>
        </table:cell-content-change>
        <table:cell-content-change table:id="ct970">
          <table:cell-address table:column="11" table:row="46" table:table="0"/>
          <office:change-info>
            <dc:creator>Mike </dc:creator>
            <dc:date>2011-08-04T12:40:04.72</dc:date>
          </office:change-info>
          <table:previous table:id="ct928">
            <table:change-track-table-cell table:cell-address="Sheet1.L47" table:formula="of:=DEC2HEX(#ref!45*256*16+HEX2DEC(#ref!45)*16+IF([.C47]=&quot;Y&quot;;8;0)+IF([.D47]=&quot;Y&quot;;0;4)+3;4)" office:value-type="float" office:value="0"/>
          </table:previous>
        </table:cell-content-change>
        <table:cell-content-change table:id="ct971">
          <table:cell-address table:column="11" table:row="47" table:table="0"/>
          <office:change-info>
            <dc:creator>Mike </dc:creator>
            <dc:date>2011-08-04T12:40:04.72</dc:date>
          </office:change-info>
          <table:previous table:id="ct929">
            <table:change-track-table-cell table:cell-address="Sheet1.L48" table:formula="of:=DEC2HEX(#ref!46*256*16+HEX2DEC(#ref!46)*16+IF([.C48]=&quot;Y&quot;;8;0)+IF([.D48]=&quot;Y&quot;;0;4)+3;4)" office:value-type="float" office:value="0"/>
          </table:previous>
        </table:cell-content-change>
        <table:cell-content-change table:id="ct972">
          <table:cell-address table:column="11" table:row="48" table:table="0"/>
          <office:change-info>
            <dc:creator>Mike </dc:creator>
            <dc:date>2011-08-04T12:40:04.72</dc:date>
          </office:change-info>
          <table:previous table:id="ct930">
            <table:change-track-table-cell table:cell-address="Sheet1.L49" table:formula="of:=DEC2HEX(#ref!47*256*16+HEX2DEC(#ref!47)*16+IF([.C49]=&quot;Y&quot;;8;0)+IF([.D49]=&quot;Y&quot;;0;4)+3;4)" office:value-type="float" office:value="0"/>
          </table:previous>
        </table:cell-content-change>
        <table:cell-content-change table:id="ct973">
          <table:cell-address table:column="11" table:row="49" table:table="0"/>
          <office:change-info>
            <dc:creator>Mike </dc:creator>
            <dc:date>2011-08-04T12:40:04.72</dc:date>
          </office:change-info>
          <table:previous table:id="ct931">
            <table:change-track-table-cell table:cell-address="Sheet1.L50" table:formula="of:=DEC2HEX(#ref!48*256*16+HEX2DEC(#ref!48)*16+IF([.C50]=&quot;Y&quot;;8;0)+IF([.D50]=&quot;Y&quot;;0;4)+3;4)" office:value-type="float" office:value="0"/>
          </table:previous>
        </table:cell-content-change>
        <table:cell-content-change table:id="ct974">
          <table:cell-address table:column="11" table:row="50" table:table="0"/>
          <office:change-info>
            <dc:creator>Mike </dc:creator>
            <dc:date>2011-08-04T12:40:04.72</dc:date>
          </office:change-info>
          <table:previous table:id="ct932">
            <table:change-track-table-cell table:cell-address="Sheet1.L51" table:formula="of:=DEC2HEX(#ref!49*256*16+HEX2DEC(#ref!49)*16+IF([.C51]=&quot;Y&quot;;8;0)+IF([.D51]=&quot;Y&quot;;0;4)+3;4)" office:value-type="float" office:value="0"/>
          </table:previous>
        </table:cell-content-change>
        <table:cell-content-change table:id="ct975">
          <table:cell-address table:column="11" table:row="51" table:table="0"/>
          <office:change-info>
            <dc:creator>Mike </dc:creator>
            <dc:date>2011-08-04T12:40:04.72</dc:date>
          </office:change-info>
          <table:previous table:id="ct933">
            <table:change-track-table-cell table:cell-address="Sheet1.L52" table:formula="of:=DEC2HEX(#ref!50*256*16+HEX2DEC(#ref!50)*16+IF([.C52]=&quot;Y&quot;;8;0)+IF([.D52]=&quot;Y&quot;;0;4)+3;4)" office:value-type="float" office:value="0"/>
          </table:previous>
        </table:cell-content-change>
        <table:cell-content-change table:id="ct976">
          <table:cell-address table:column="11" table:row="52" table:table="0"/>
          <office:change-info>
            <dc:creator>Mike </dc:creator>
            <dc:date>2011-08-04T12:40:04.72</dc:date>
          </office:change-info>
          <table:previous table:id="ct934">
            <table:change-track-table-cell table:cell-address="Sheet1.L53" table:formula="of:=DEC2HEX(#ref!51*256*16+HEX2DEC(#ref!51)*16+IF([.C53]=&quot;Y&quot;;8;0)+IF([.D53]=&quot;Y&quot;;0;4)+3;4)" office:value-type="float" office:value="0"/>
          </table:previous>
        </table:cell-content-change>
        <table:deletion table:id="ct977" table:type="column" table:position="11" table:table="0">
          <office:change-info>
            <dc:creator>Mike </dc:creator>
            <dc:date>2011-08-04T12:40:12.97</dc:date>
          </office:change-info>
          <table:deletions>
            <table:cell-content-deletion>
              <table:cell-address table:column="11" table:row="3" table:table="0"/>
              <table:change-track-table-cell office:value-type="string">
                <text:p>Type Byte</text:p>
              </table:change-track-table-cell>
            </table:cell-content-deletion>
            <table:cell-content-deletion table:id="ct723">
              <table:change-track-table-cell table:cell-address="Sheet1.L53" table:formula="of:=IF([.B53]=&quot;Y&quot;;&quot;dest NIDa&quot;;DEC2HEX(MOD(INT(HEX2DEC([.J53])/16);256);2))" office:value-type="string">
                <text:p>dest NIDa</text:p>
              </table:change-track-table-cell>
            </table:cell-content-deletion>
            <table:cell-content-deletion table:id="ct722">
              <table:change-track-table-cell table:cell-address="Sheet1.L52" table:formula="of:=IF([.B52]=&quot;Y&quot;;&quot;dest NIDa&quot;;DEC2HEX(MOD(INT(HEX2DEC([.J52])/16);256);2))" office:value-type="string">
                <text:p>dest NIDa</text:p>
              </table:change-track-table-cell>
            </table:cell-content-deletion>
            <table:cell-content-deletion table:id="ct721">
              <table:change-track-table-cell table:cell-address="Sheet1.L51" table:formula="of:=IF([.B51]=&quot;Y&quot;;&quot;dest NIDa&quot;;DEC2HEX(MOD(INT(HEX2DEC([.J51])/16);256);2))" office:value-type="string">
                <text:p>dest NIDa</text:p>
              </table:change-track-table-cell>
            </table:cell-content-deletion>
            <table:cell-content-deletion table:id="ct737">
              <table:change-track-table-cell/>
            </table:cell-content-deletion>
            <table:cell-content-deletion table:id="ct736">
              <table:change-track-table-cell/>
            </table:cell-content-deletion>
            <table:cell-content-deletion table:id="ct718">
              <table:change-track-table-cell table:cell-address="Sheet1.L48" table:formula="of:=IF([.B48]=&quot;Y&quot;;&quot;dest NIDa&quot;;DEC2HEX(MOD(INT(HEX2DEC([.J48])/16);256);2))" office:value-type="string">
                <text:p>dest NIDa</text:p>
              </table:change-track-table-cell>
            </table:cell-content-deletion>
            <table:cell-content-deletion table:id="ct735">
              <table:change-track-table-cell/>
            </table:cell-content-deletion>
            <table:cell-content-deletion table:id="ct716">
              <table:change-track-table-cell table:cell-address="Sheet1.L46" table:formula="of:=IF([.B46]=&quot;Y&quot;;&quot;dest NIDa&quot;;DEC2HEX(MOD(INT(HEX2DEC([.J46])/16);256);2))" office:value-type="string">
                <text:p>dest NIDa</text:p>
              </table:change-track-table-cell>
            </table:cell-content-deletion>
            <table:cell-content-deletion table:id="ct734">
              <table:change-track-table-cell/>
            </table:cell-content-deletion>
            <table:cell-content-deletion table:id="ct733">
              <table:change-track-table-cell/>
            </table:cell-content-deletion>
            <table:cell-content-deletion table:id="ct732">
              <table:change-track-table-cell/>
            </table:cell-content-deletion>
            <table:cell-content-deletion table:id="ct712">
              <table:change-track-table-cell table:cell-address="Sheet1.L42" table:formula="of:=IF([.B42]=&quot;Y&quot;;&quot;dest NIDa&quot;;DEC2HEX(MOD(INT(HEX2DEC([.J42])/16);256);2))" office:value-type="string">
                <text:p>dest NIDa</text:p>
              </table:change-track-table-cell>
            </table:cell-content-deletion>
            <table:cell-content-deletion table:id="ct711">
              <table:change-track-table-cell table:cell-address="Sheet1.L41" table:formula="of:=IF([.B41]=&quot;Y&quot;;&quot;dest NIDa&quot;;DEC2HEX(MOD(INT(HEX2DEC([.J41])/16);256);2))" office:value-type="string">
                <text:p>dest NIDa</text:p>
              </table:change-track-table-cell>
            </table:cell-content-deletion>
            <table:cell-content-deletion table:id="ct731">
              <table:change-track-table-cell/>
            </table:cell-content-deletion>
            <table:cell-content-deletion table:id="ct709">
              <table:change-track-table-cell table:cell-address="Sheet1.L40" table:formula="of:=IF([.B40]=&quot;Y&quot;;&quot;dest NIDa&quot;;DEC2HEX(MOD(INT(HEX2DEC([.J40])/16);256);2))" office:value-type="string">
                <text:p>dest NIDa</text:p>
              </table:change-track-table-cell>
            </table:cell-content-deletion>
            <table:cell-content-deletion table:id="ct730">
              <table:change-track-table-cell/>
            </table:cell-content-deletion>
            <table:cell-content-deletion table:id="ct729">
              <table:change-track-table-cell/>
            </table:cell-content-deletion>
            <table:cell-content-deletion table:id="ct728">
              <table:change-track-table-cell/>
            </table:cell-content-deletion>
            <table:cell-content-deletion table:id="ct702">
              <table:change-track-table-cell table:cell-address="Sheet1.L28" table:formula="of:=IF([.B28]=&quot;Y&quot;;&quot;dest NIDa&quot;;DEC2HEX(MOD(INT(HEX2DEC([.J28])/16);256);2))" office:value-type="string">
                <text:p>dest NIDa</text:p>
              </table:change-track-table-cell>
            </table:cell-content-deletion>
            <table:cell-content-deletion table:id="ct738">
              <table:change-track-table-cell/>
            </table:cell-content-deletion>
            <table:cell-content-deletion table:id="ct727">
              <table:change-track-table-cell/>
            </table:cell-content-deletion>
            <table:cell-content-deletion table:id="ct726">
              <table:change-track-table-cell/>
            </table:cell-content-deletion>
            <table:cell-content-deletion table:id="ct725">
              <table:change-track-table-cell/>
            </table:cell-content-deletion>
            <table:cell-content-deletion table:id="ct724">
              <table:change-track-table-cell/>
            </table:cell-content-deletion>
            <table:cell-content-deletion table:id="ct688">
              <table:change-track-table-cell table:cell-address="Sheet1.L15" table:formula="of:=IF([.B15]=&quot;Y&quot;;&quot;dest NIDa&quot;;DEC2HEX(MOD(INT(HEX2DEC([.J15])/16);256);2))" office:value-type="string">
                <text:p>dest NIDa</text:p>
              </table:change-track-table-cell>
            </table:cell-content-deletion>
            <table:cell-content-deletion table:id="ct687">
              <table:change-track-table-cell table:cell-address="Sheet1.L14" table:formula="of:=IF([.B14]=&quot;Y&quot;;&quot;dest NIDa&quot;;DEC2HEX(MOD(INT(HEX2DEC([.J14])/16);256);2))" office:value-type="string">
                <text:p>dest NIDa</text:p>
              </table:change-track-table-cell>
            </table:cell-content-deletion>
            <table:cell-content-deletion table:id="ct684">
              <table:change-track-table-cell table:cell-address="Sheet1.L11" table:formula="of:=IF([.B11]=&quot;Y&quot;;&quot;dest NIDa&quot;;DEC2HEX(MOD(INT(HEX2DEC([.J11])/16);256);2))" office:value-type="string">
                <text:p>dest NIDa</text:p>
              </table:change-track-table-cell>
            </table:cell-content-deletion>
            <table:cell-content-deletion table:id="ct692">
              <table:change-track-table-cell table:cell-address="Sheet1.L19" table:formula="of:=IF([.B19]=&quot;Y&quot;;&quot;dest NIDa&quot;;DEC2HEX(MOD(INT(HEX2DEC([.J19])/16);256);2))" office:value-type="string">
                <text:p>dest NIDa</text:p>
              </table:change-track-table-cell>
            </table:cell-content-deletion>
            <table:cell-content-deletion table:id="ct691">
              <table:change-track-table-cell table:cell-address="Sheet1.L18" table:formula="of:=IF([.B18]=&quot;Y&quot;;&quot;dest NIDa&quot;;DEC2HEX(MOD(INT(HEX2DEC([.J18])/16);256);2))" office:value-type="string">
                <text:p>dest NIDa</text:p>
              </table:change-track-table-cell>
            </table:cell-content-deletion>
            <table:change-deletion table:id="ct187"/>
            <table:cell-content-deletion table:id="ct705">
              <table:change-track-table-cell table:cell-address="Sheet1.L31" table:formula="of:=IF([.B31]=&quot;Y&quot;;&quot;dest NIDa&quot;;DEC2HEX(MOD(INT(HEX2DEC([.J31])/16);256);2))" office:value-type="string">
                <text:p>AD</text:p>
              </table:change-track-table-cell>
            </table:cell-content-deletion>
            <table:cell-content-deletion table:id="ct704">
              <table:change-track-table-cell table:cell-address="Sheet1.L30" table:formula="of:=IF([.B30]=&quot;Y&quot;;&quot;dest NIDa&quot;;DEC2HEX(MOD(INT(HEX2DEC([.J30])/16);256);2))" office:value-type="string">
                <text:p>AC</text:p>
              </table:change-track-table-cell>
            </table:cell-content-deletion>
            <table:cell-content-deletion table:id="ct703">
              <table:change-track-table-cell table:cell-address="Sheet1.L29" table:formula="of:=IF([.B29]=&quot;Y&quot;;&quot;dest NIDa&quot;;DEC2HEX(MOD(INT(HEX2DEC([.J29])/16);256);2))" office:value-type="string">
                <text:p>AB</text:p>
              </table:change-track-table-cell>
            </table:cell-content-deletion>
            <table:cell-content-deletion table:id="ct701">
              <table:change-track-table-cell table:cell-address="Sheet1.L27" table:formula="of:=IF([.B27]=&quot;Y&quot;;&quot;dest NIDa&quot;;DEC2HEX(MOD(INT(HEX2DEC([.J27])/16);256);2))" office:value-type="string">
                <text:p>2A</text:p>
              </table:change-track-table-cell>
            </table:cell-content-deletion>
            <table:cell-content-deletion table:id="ct700">
              <table:change-track-table-cell table:cell-address="Sheet1.L26" table:formula="of:=IF([.B26]=&quot;Y&quot;;&quot;dest NIDa&quot;;DEC2HEX(MOD(INT(HEX2DEC([.J26])/16);256);2))" office:value-type="string">
                <text:p>29</text:p>
              </table:change-track-table-cell>
            </table:cell-content-deletion>
            <table:cell-content-deletion table:id="ct699">
              <table:change-track-table-cell table:cell-address="Sheet1.L25" table:formula="of:=IF([.B25]=&quot;Y&quot;;&quot;dest NIDa&quot;;DEC2HEX(MOD(INT(HEX2DEC([.J25])/16);256);2))" office:value-type="string">
                <text:p>A8</text:p>
              </table:change-track-table-cell>
            </table:cell-content-deletion>
            <table:cell-content-deletion table:id="ct697">
              <table:change-track-table-cell table:cell-address="Sheet1.L24" table:formula="of:=IF([.B24]=&quot;Y&quot;;&quot;dest NIDa&quot;;DEC2HEX(MOD(INT(HEX2DEC([.J24])/16);256);2))" office:value-type="string">
                <text:p>26</text:p>
              </table:change-track-table-cell>
            </table:cell-content-deletion>
            <table:cell-content-deletion table:id="ct696">
              <table:change-track-table-cell table:cell-address="Sheet1.L23" table:formula="of:=IF([.B23]=&quot;Y&quot;;&quot;dest NIDa&quot;;DEC2HEX(MOD(INT(HEX2DEC([.J23])/16);256);2))" office:value-type="string">
                <text:p>25</text:p>
              </table:change-track-table-cell>
            </table:cell-content-deletion>
            <table:cell-content-deletion table:id="ct695">
              <table:change-track-table-cell table:cell-address="Sheet1.L22" table:formula="of:=IF([.B22]=&quot;Y&quot;;&quot;dest NIDa&quot;;DEC2HEX(MOD(INT(HEX2DEC([.J22])/16);256);2))" office:value-type="string">
                <text:p>A4</text:p>
              </table:change-track-table-cell>
            </table:cell-content-deletion>
            <table:cell-content-deletion table:id="ct151">
              <table:change-track-table-cell office:value-type="string">
                <text:p>dest NIDa</text:p>
              </table:change-track-table-cell>
            </table:cell-content-deletion>
            <table:cell-content-deletion table:id="ct152">
              <table:change-track-table-cell office:value-type="string">
                <text:p>dest NIDa</text:p>
              </table:change-track-table-cell>
            </table:cell-content-deletion>
            <table:cell-content-deletion table:id="ct686">
              <table:change-track-table-cell table:cell-address="Sheet1.L13" table:formula="of:=IF([.B13]=&quot;Y&quot;;&quot;dest NIDa&quot;;DEC2HEX(MOD(INT(HEX2DEC([.J13])/16);256);2))" office:value-type="string">
                <text:p>8B</text:p>
              </table:change-track-table-cell>
            </table:cell-content-deletion>
            <table:cell-content-deletion table:id="ct685">
              <table:change-track-table-cell table:cell-address="Sheet1.L12" table:formula="of:=IF([.B12]=&quot;Y&quot;;&quot;dest NIDa&quot;;DEC2HEX(MOD(INT(HEX2DEC([.J12])/16);256);2))" office:value-type="string">
                <text:p>8A</text:p>
              </table:change-track-table-cell>
            </table:cell-content-deletion>
            <table:cell-content-deletion table:id="ct683">
              <table:change-track-table-cell table:cell-address="Sheet1.L10" table:formula="of:=IF([.B10]=&quot;Y&quot;;&quot;dest NIDa&quot;;DEC2HEX(MOD(INT(HEX2DEC([.J10])/16);256);2))" office:value-type="string">
                <text:p>08</text:p>
              </table:change-track-table-cell>
            </table:cell-content-deletion>
            <table:cell-content-deletion table:id="ct105">
              <table:change-track-table-cell office:value-type="string">
                <text:p>8 bits hex</text:p>
              </table:change-track-table-cell>
            </table:cell-content-deletion>
          </table:deletions>
          <table:cut-offs>
            <table:movement-cut-off table:id="ct742" table:start-position="1" table:end-position="0"/>
            <table:movement-cut-off table:id="ct10" table:start-position="1" table:end-position="0"/>
          </table:cut-offs>
        </table:deletion>
        <table:cell-content-change table:id="ct978">
          <table:cell-address table:column="11" table:row="9" table:table="0"/>
          <office:change-info>
            <dc:creator>Mike </dc:creator>
            <dc:date>2011-08-04T12:41:47.44</dc:date>
          </office:change-info>
          <table:previous table:id="ct936">
            <table:change-track-table-cell table:cell-address="Sheet1.L10" table:formula="of:=DEC2HEX(#ref!12*256*16+HEX2DEC([.H10])*16+IF([.C10]=&quot;Y&quot;;8;0)+IF([.D10]=&quot;Y&quot;;0;4)+3;4)" office:value-type="float" office:value="0"/>
          </table:previous>
        </table:cell-content-change>
        <table:cell-content-change table:id="ct979">
          <table:cell-address table:column="11" table:row="10" table:table="0"/>
          <office:change-info>
            <dc:creator>Mike </dc:creator>
            <dc:date>2011-08-04T12:41:53.27</dc:date>
          </office:change-info>
          <table:previous table:id="ct937">
            <table:change-track-table-cell table:cell-address="Sheet1.L11" table:formula="of:=DEC2HEX(#ref!13*256*16+HEX2DEC([.H11])*16+IF([.C11]=&quot;Y&quot;;8;0)+IF([.D11]=&quot;Y&quot;;0;4)+3;4)" office:value-type="float" office:value="0"/>
          </table:previous>
        </table:cell-content-change>
        <table:cell-content-change table:id="ct980">
          <table:cell-address table:column="11" table:row="11" table:table="0"/>
          <office:change-info>
            <dc:creator>Mike </dc:creator>
            <dc:date>2011-08-04T12:41:53.27</dc:date>
          </office:change-info>
          <table:previous table:id="ct938">
            <table:change-track-table-cell table:cell-address="Sheet1.L12" table:formula="of:=DEC2HEX(#ref!14*256*16+HEX2DEC([.H12])*16+IF([.C12]=&quot;Y&quot;;8;0)+IF([.D12]=&quot;Y&quot;;0;4)+3;4)" office:value-type="float" office:value="0"/>
          </table:previous>
        </table:cell-content-change>
        <table:cell-content-change table:id="ct981">
          <table:cell-address table:column="11" table:row="12" table:table="0"/>
          <office:change-info>
            <dc:creator>Mike </dc:creator>
            <dc:date>2011-08-04T12:41:53.27</dc:date>
          </office:change-info>
          <table:previous table:id="ct939">
            <table:change-track-table-cell table:cell-address="Sheet1.L13" table:formula="of:=DEC2HEX(#ref!15*256*16+HEX2DEC([.H13])*16+IF([.C13]=&quot;Y&quot;;8;0)+IF([.D13]=&quot;Y&quot;;0;4)+3;4)" office:value-type="float" office:value="0"/>
          </table:previous>
        </table:cell-content-change>
        <table:cell-content-change table:id="ct982">
          <table:cell-address table:column="11" table:row="13" table:table="0"/>
          <office:change-info>
            <dc:creator>Mike </dc:creator>
            <dc:date>2011-08-04T12:41:53.27</dc:date>
          </office:change-info>
          <table:previous table:id="ct940">
            <table:change-track-table-cell table:cell-address="Sheet1.L14" table:formula="of:=DEC2HEX(#ref!16*256*16+HEX2DEC([.H14])*16+IF([.C14]=&quot;Y&quot;;8;0)+IF([.D14]=&quot;Y&quot;;0;4)+3;4)" office:value-type="float" office:value="0"/>
          </table:previous>
        </table:cell-content-change>
        <table:cell-content-change table:id="ct983">
          <table:cell-address table:column="11" table:row="14" table:table="0"/>
          <office:change-info>
            <dc:creator>Mike </dc:creator>
            <dc:date>2011-08-04T12:41:53.27</dc:date>
          </office:change-info>
          <table:previous table:id="ct941">
            <table:change-track-table-cell table:cell-address="Sheet1.L15" table:formula="of:=DEC2HEX(#ref!17*256*16+HEX2DEC([.H15])*16+IF([.C15]=&quot;Y&quot;;8;0)+IF([.D15]=&quot;Y&quot;;0;4)+3;4)" office:value-type="float" office:value="0"/>
          </table:previous>
        </table:cell-content-change>
        <table:cell-content-change table:id="ct984">
          <table:cell-address table:column="11" table:row="15" table:table="0"/>
          <office:change-info>
            <dc:creator>Mike </dc:creator>
            <dc:date>2011-08-04T12:41:53.27</dc:date>
          </office:change-info>
          <table:previous table:id="ct942">
            <table:change-track-table-cell table:cell-address="Sheet1.L16" table:formula="of:=DEC2HEX(#ref!18*256*16+HEX2DEC([.H16])*16+IF([.C16]=&quot;Y&quot;;8;0)+IF([.D16]=&quot;Y&quot;;0;4)+3;4)" office:value-type="float" office:value="0"/>
          </table:previous>
        </table:cell-content-change>
        <table:cell-content-change table:id="ct985">
          <table:cell-address table:column="11" table:row="16" table:table="0"/>
          <office:change-info>
            <dc:creator>Mike </dc:creator>
            <dc:date>2011-08-04T12:41:53.27</dc:date>
          </office:change-info>
          <table:previous table:id="ct943">
            <table:change-track-table-cell table:cell-address="Sheet1.L17" table:formula="of:=DEC2HEX(#ref!19*256*16+HEX2DEC([.H17])*16+IF([.C17]=&quot;Y&quot;;8;0)+IF([.D17]=&quot;Y&quot;;0;4)+3;4)" office:value-type="float" office:value="0"/>
          </table:previous>
        </table:cell-content-change>
        <table:cell-content-change table:id="ct986">
          <table:cell-address table:column="11" table:row="17" table:table="0"/>
          <office:change-info>
            <dc:creator>Mike </dc:creator>
            <dc:date>2011-08-04T12:41:53.27</dc:date>
          </office:change-info>
          <table:previous table:id="ct944">
            <table:change-track-table-cell table:cell-address="Sheet1.L18" table:formula="of:=DEC2HEX(#ref!20*256*16+HEX2DEC([.H18])*16+IF([.C18]=&quot;Y&quot;;8;0)+IF([.D18]=&quot;Y&quot;;0;4)+3;4)" office:value-type="float" office:value="0"/>
          </table:previous>
        </table:cell-content-change>
        <table:cell-content-change table:id="ct987">
          <table:cell-address table:column="11" table:row="18" table:table="0"/>
          <office:change-info>
            <dc:creator>Mike </dc:creator>
            <dc:date>2011-08-04T12:41:53.27</dc:date>
          </office:change-info>
          <table:previous table:id="ct945">
            <table:change-track-table-cell table:cell-address="Sheet1.L19" table:formula="of:=DEC2HEX(#ref!21*256*16+HEX2DEC([.H19])*16+IF([.C19]=&quot;Y&quot;;8;0)+IF([.D19]=&quot;Y&quot;;0;4)+3;4)" office:value-type="float" office:value="0"/>
          </table:previous>
        </table:cell-content-change>
        <table:cell-content-change table:id="ct988">
          <table:cell-address table:column="11" table:row="19" table:table="0"/>
          <office:change-info>
            <dc:creator>Mike </dc:creator>
            <dc:date>2011-08-04T12:41:53.27</dc:date>
          </office:change-info>
          <table:previous table:id="ct946">
            <table:change-track-table-cell table:cell-address="Sheet1.L20" table:formula="of:=DEC2HEX(#ref!22*256*16+HEX2DEC([.H20])*16+IF([.C20]=&quot;Y&quot;;8;0)+IF([.D20]=&quot;Y&quot;;0;4)+3;4)" office:value-type="float" office:value="0"/>
          </table:previous>
        </table:cell-content-change>
        <table:cell-content-change table:id="ct989">
          <table:cell-address table:column="11" table:row="20" table:table="0"/>
          <office:change-info>
            <dc:creator>Mike </dc:creator>
            <dc:date>2011-08-04T12:41:53.27</dc:date>
          </office:change-info>
          <table:previous table:id="ct947">
            <table:change-track-table-cell table:cell-address="Sheet1.L21" table:formula="of:=DEC2HEX(#ref!23*256*16+HEX2DEC([.H21])*16+IF([.C21]=&quot;Y&quot;;8;0)+IF([.D21]=&quot;Y&quot;;0;4)+3;4)" office:value-type="float" office:value="0"/>
          </table:previous>
        </table:cell-content-change>
        <table:cell-content-change table:id="ct990">
          <table:cell-address table:column="11" table:row="21" table:table="0"/>
          <office:change-info>
            <dc:creator>Mike </dc:creator>
            <dc:date>2011-08-04T12:41:53.27</dc:date>
          </office:change-info>
          <table:previous table:id="ct948">
            <table:change-track-table-cell table:cell-address="Sheet1.L22" table:formula="of:=DEC2HEX(#ref!24*256*16+HEX2DEC([.H22])*16+IF([.C22]=&quot;Y&quot;;8;0)+IF([.D22]=&quot;Y&quot;;0;4)+3;4)" office:value-type="float" office:value="0"/>
          </table:previous>
        </table:cell-content-change>
        <table:cell-content-change table:id="ct991">
          <table:cell-address table:column="11" table:row="22" table:table="0"/>
          <office:change-info>
            <dc:creator>Mike </dc:creator>
            <dc:date>2011-08-04T12:41:53.27</dc:date>
          </office:change-info>
          <table:previous table:id="ct949">
            <table:change-track-table-cell table:cell-address="Sheet1.L23" table:formula="of:=DEC2HEX(#ref!25*256*16+HEX2DEC([.H23])*16+IF([.C23]=&quot;Y&quot;;8;0)+IF([.D23]=&quot;Y&quot;;0;4)+3;4)" office:value-type="float" office:value="0"/>
          </table:previous>
        </table:cell-content-change>
        <table:cell-content-change table:id="ct992">
          <table:cell-address table:column="11" table:row="23" table:table="0"/>
          <office:change-info>
            <dc:creator>Mike </dc:creator>
            <dc:date>2011-08-04T12:41:53.27</dc:date>
          </office:change-info>
          <table:previous table:id="ct950">
            <table:change-track-table-cell table:cell-address="Sheet1.L24" table:formula="of:=DEC2HEX(#ref!26*256*16+HEX2DEC([.H24])*16+IF([.C24]=&quot;Y&quot;;8;0)+IF([.D24]=&quot;Y&quot;;0;4)+3;4)" office:value-type="float" office:value="0"/>
          </table:previous>
        </table:cell-content-change>
        <table:cell-content-change table:id="ct993">
          <table:cell-address table:column="11" table:row="24" table:table="0"/>
          <office:change-info>
            <dc:creator>Mike </dc:creator>
            <dc:date>2011-08-04T12:41:53.27</dc:date>
          </office:change-info>
          <table:previous table:id="ct951">
            <table:change-track-table-cell table:cell-address="Sheet1.L25" table:formula="of:=DEC2HEX(#ref!27*256*16+HEX2DEC([.H25])*16+IF([.C25]=&quot;Y&quot;;8;0)+IF([.D25]=&quot;Y&quot;;0;4)+3;4)" office:value-type="float" office:value="0"/>
          </table:previous>
        </table:cell-content-change>
        <table:cell-content-change table:id="ct994">
          <table:cell-address table:column="11" table:row="24" table:table="0"/>
          <office:change-info>
            <dc:creator>Mike </dc:creator>
            <dc:date>2011-08-04T12:41:53.27</dc:date>
          </office:change-info>
          <table:previous table:id="ct952">
            <table:change-track-table-cell table:cell-address="Sheet1.L25" table:formula="of:=DEC2HEX(#ref!27*256*16+HEX2DEC([.H25])*16+IF([.C25]=&quot;Y&quot;;8;0)+IF([.D25]=&quot;Y&quot;;0;4)+3;4)" office:value-type="float" office:value="0"/>
          </table:previous>
        </table:cell-content-change>
        <table:cell-content-change table:id="ct995">
          <table:cell-address table:column="11" table:row="25" table:table="0"/>
          <office:change-info>
            <dc:creator>Mike </dc:creator>
            <dc:date>2011-08-04T12:41:53.27</dc:date>
          </office:change-info>
          <table:previous table:id="ct953">
            <table:change-track-table-cell table:cell-address="Sheet1.L26" table:formula="of:=DEC2HEX(#ref!28*256*16+HEX2DEC([.H26])*16+IF([.C26]=&quot;Y&quot;;8;0)+IF([.D26]=&quot;Y&quot;;0;4)+3;4)" office:value-type="float" office:value="0"/>
          </table:previous>
        </table:cell-content-change>
        <table:cell-content-change table:id="ct996">
          <table:cell-address table:column="11" table:row="26" table:table="0"/>
          <office:change-info>
            <dc:creator>Mike </dc:creator>
            <dc:date>2011-08-04T12:41:53.27</dc:date>
          </office:change-info>
          <table:previous table:id="ct954">
            <table:change-track-table-cell table:cell-address="Sheet1.L27" table:formula="of:=DEC2HEX(#ref!29*256*16+HEX2DEC([.H27])*16+IF([.C27]=&quot;Y&quot;;8;0)+IF([.D27]=&quot;Y&quot;;0;4)+3;4)" office:value-type="float" office:value="0"/>
          </table:previous>
        </table:cell-content-change>
        <table:cell-content-change table:id="ct997">
          <table:cell-address table:column="11" table:row="27" table:table="0"/>
          <office:change-info>
            <dc:creator>Mike </dc:creator>
            <dc:date>2011-08-04T12:41:53.27</dc:date>
          </office:change-info>
          <table:previous table:id="ct955">
            <table:change-track-table-cell table:cell-address="Sheet1.L28" table:formula="of:=DEC2HEX(#ref!30*256*16+HEX2DEC([.H28])*16+IF([.C28]=&quot;Y&quot;;8;0)+IF([.D28]=&quot;Y&quot;;0;4)+3;4)" office:value-type="float" office:value="0"/>
          </table:previous>
        </table:cell-content-change>
        <table:cell-content-change table:id="ct998">
          <table:cell-address table:column="11" table:row="28" table:table="0"/>
          <office:change-info>
            <dc:creator>Mike </dc:creator>
            <dc:date>2011-08-04T12:41:53.27</dc:date>
          </office:change-info>
          <table:previous table:id="ct956">
            <table:change-track-table-cell table:cell-address="Sheet1.L29" table:formula="of:=DEC2HEX(#ref!31*256*16+HEX2DEC([.H29])*16+IF([.C29]=&quot;Y&quot;;8;0)+IF([.D29]=&quot;Y&quot;;0;4)+3;4)" office:value-type="float" office:value="0"/>
          </table:previous>
        </table:cell-content-change>
        <table:cell-content-change table:id="ct999">
          <table:cell-address table:column="11" table:row="29" table:table="0"/>
          <office:change-info>
            <dc:creator>Mike </dc:creator>
            <dc:date>2011-08-04T12:41:53.27</dc:date>
          </office:change-info>
          <table:previous table:id="ct957">
            <table:change-track-table-cell table:cell-address="Sheet1.L30" table:formula="of:=DEC2HEX(#ref!32*256*16+HEX2DEC([.H30])*16+IF([.C30]=&quot;Y&quot;;8;0)+IF([.D30]=&quot;Y&quot;;0;4)+3;4)" office:value-type="float" office:value="0"/>
          </table:previous>
        </table:cell-content-change>
        <table:cell-content-change table:id="ct1000">
          <table:cell-address table:column="11" table:row="30" table:table="0"/>
          <office:change-info>
            <dc:creator>Mike </dc:creator>
            <dc:date>2011-08-04T12:41:53.27</dc:date>
          </office:change-info>
          <table:previous table:id="ct958">
            <table:change-track-table-cell table:cell-address="Sheet1.L31" table:formula="of:=DEC2HEX(#ref!33*256*16+HEX2DEC([.H31])*16+IF([.C31]=&quot;Y&quot;;8;0)+IF([.D31]=&quot;Y&quot;;0;4)+3;4)" office:value-type="float" office:value="0"/>
          </table:previous>
        </table:cell-content-change>
        <table:cell-content-change table:id="ct1001">
          <table:cell-address table:column="11" table:row="31" table:table="0"/>
          <office:change-info>
            <dc:creator>Mike </dc:creator>
            <dc:date>2011-08-04T12:41:53.27</dc:date>
          </office:change-info>
          <table:previous table:id="ct959">
            <table:change-track-table-cell table:cell-address="Sheet1.L32" table:formula="of:=DEC2HEX(#ref!34*256*16+HEX2DEC([.H32])*16+IF([.C32]=&quot;Y&quot;;8;0)+IF([.D32]=&quot;Y&quot;;0;4)+3;4)" office:value-type="float" office:value="0"/>
          </table:previous>
        </table:cell-content-change>
        <table:cell-content-change table:id="ct1002">
          <table:cell-address table:column="11" table:row="37" table:table="0"/>
          <office:change-info>
            <dc:creator>Mike </dc:creator>
            <dc:date>2011-08-04T12:41:53.27</dc:date>
          </office:change-info>
          <table:previous table:id="ct960">
            <table:change-track-table-cell table:cell-address="Sheet1.L38" table:formula="of:=DEC2HEX(#ref!35*256*16+HEX2DEC([.H38])*16+IF([.C38]=&quot;Y&quot;;8;0)+IF([.D38]=&quot;Y&quot;;0;4)+3;4)" office:value-type="float" office:value="0"/>
          </table:previous>
        </table:cell-content-change>
        <table:cell-content-change table:id="ct1003">
          <table:cell-address table:column="11" table:row="38" table:table="0"/>
          <office:change-info>
            <dc:creator>Mike </dc:creator>
            <dc:date>2011-08-04T12:41:53.27</dc:date>
          </office:change-info>
          <table:previous table:id="ct961">
            <table:change-track-table-cell table:cell-address="Sheet1.L39" table:formula="of:=DEC2HEX(#ref!36*256*16+HEX2DEC([.H39])*16+IF([.C39]=&quot;Y&quot;;8;0)+IF([.D39]=&quot;Y&quot;;0;4)+3;4)" office:value-type="float" office:value="0"/>
          </table:previous>
        </table:cell-content-change>
        <table:cell-content-change table:id="ct1004">
          <table:cell-address table:column="11" table:row="39" table:table="0"/>
          <office:change-info>
            <dc:creator>Mike </dc:creator>
            <dc:date>2011-08-04T12:41:53.27</dc:date>
          </office:change-info>
          <table:previous table:id="ct962">
            <table:change-track-table-cell table:cell-address="Sheet1.L40" table:formula="of:=DEC2HEX(#ref!37*256*16+HEX2DEC([.H40])*16+IF([.C40]=&quot;Y&quot;;8;0)+IF([.D40]=&quot;Y&quot;;0;4)+3;4)" office:value-type="float" office:value="0"/>
          </table:previous>
        </table:cell-content-change>
        <table:cell-content-change table:id="ct1005">
          <table:cell-address table:column="11" table:row="40" table:table="0"/>
          <office:change-info>
            <dc:creator>Mike </dc:creator>
            <dc:date>2011-08-04T12:41:53.27</dc:date>
          </office:change-info>
          <table:previous table:id="ct963">
            <table:change-track-table-cell table:cell-address="Sheet1.L41" table:formula="of:=DEC2HEX(#ref!38*256*16+HEX2DEC([.H41])*16+IF([.C41]=&quot;Y&quot;;8;0)+IF([.D41]=&quot;Y&quot;;0;4)+3;4)" office:value-type="float" office:value="0"/>
          </table:previous>
        </table:cell-content-change>
        <table:cell-content-change table:id="ct1006">
          <table:cell-address table:column="11" table:row="40" table:table="0"/>
          <office:change-info>
            <dc:creator>Mike </dc:creator>
            <dc:date>2011-08-04T12:41:53.27</dc:date>
          </office:change-info>
          <table:previous table:id="ct964">
            <table:change-track-table-cell table:cell-address="Sheet1.L41" table:formula="of:=DEC2HEX(#ref!39*256*16+HEX2DEC([.H41])*16+IF([.C41]=&quot;Y&quot;;8;0)+IF([.D41]=&quot;Y&quot;;0;4)+3;4)" office:value-type="float" office:value="0"/>
          </table:previous>
        </table:cell-content-change>
        <table:cell-content-change table:id="ct1007">
          <table:cell-address table:column="11" table:row="41" table:table="0"/>
          <office:change-info>
            <dc:creator>Mike </dc:creator>
            <dc:date>2011-08-04T12:41:53.27</dc:date>
          </office:change-info>
          <table:previous table:id="ct965">
            <table:change-track-table-cell table:cell-address="Sheet1.L42" table:formula="of:=DEC2HEX(#ref!40*256*16+HEX2DEC([.H42])*16+IF([.C42]=&quot;Y&quot;;8;0)+IF([.D42]=&quot;Y&quot;;0;4)+3;4)" office:value-type="float" office:value="0"/>
          </table:previous>
        </table:cell-content-change>
        <table:cell-content-change table:id="ct1008">
          <table:cell-address table:column="11" table:row="42" table:table="0"/>
          <office:change-info>
            <dc:creator>Mike </dc:creator>
            <dc:date>2011-08-04T12:41:53.27</dc:date>
          </office:change-info>
          <table:previous table:id="ct966">
            <table:change-track-table-cell table:cell-address="Sheet1.L43" table:formula="of:=DEC2HEX(#ref!41*256*16+HEX2DEC([.H43])*16+IF([.C43]=&quot;Y&quot;;8;0)+IF([.D43]=&quot;Y&quot;;0;4)+3;4)" office:value-type="float" office:value="0"/>
          </table:previous>
        </table:cell-content-change>
        <table:cell-content-change table:id="ct1009">
          <table:cell-address table:column="11" table:row="43" table:table="0"/>
          <office:change-info>
            <dc:creator>Mike </dc:creator>
            <dc:date>2011-08-04T12:41:53.27</dc:date>
          </office:change-info>
          <table:previous table:id="ct967">
            <table:change-track-table-cell table:cell-address="Sheet1.L44" table:formula="of:=DEC2HEX(#ref!42*256*16+HEX2DEC([.H44])*16+IF([.C44]=&quot;Y&quot;;8;0)+IF([.D44]=&quot;Y&quot;;0;4)+3;4)" office:value-type="float" office:value="0"/>
          </table:previous>
        </table:cell-content-change>
        <table:cell-content-change table:id="ct1010">
          <table:cell-address table:column="11" table:row="44" table:table="0"/>
          <office:change-info>
            <dc:creator>Mike </dc:creator>
            <dc:date>2011-08-04T12:41:53.27</dc:date>
          </office:change-info>
          <table:previous table:id="ct968">
            <table:change-track-table-cell table:cell-address="Sheet1.L45" table:formula="of:=DEC2HEX(#ref!43*256*16+HEX2DEC([.H45])*16+IF([.C45]=&quot;Y&quot;;8;0)+IF([.D45]=&quot;Y&quot;;0;4)+3;4)" office:value-type="float" office:value="0"/>
          </table:previous>
        </table:cell-content-change>
        <table:cell-content-change table:id="ct1011">
          <table:cell-address table:column="11" table:row="45" table:table="0"/>
          <office:change-info>
            <dc:creator>Mike </dc:creator>
            <dc:date>2011-08-04T12:41:53.27</dc:date>
          </office:change-info>
          <table:previous table:id="ct969">
            <table:change-track-table-cell table:cell-address="Sheet1.L46" table:formula="of:=DEC2HEX(#ref!44*256*16+HEX2DEC([.H46])*16+IF([.C46]=&quot;Y&quot;;8;0)+IF([.D46]=&quot;Y&quot;;0;4)+3;4)" office:value-type="float" office:value="0"/>
          </table:previous>
        </table:cell-content-change>
        <table:cell-content-change table:id="ct1012">
          <table:cell-address table:column="11" table:row="46" table:table="0"/>
          <office:change-info>
            <dc:creator>Mike </dc:creator>
            <dc:date>2011-08-04T12:41:53.27</dc:date>
          </office:change-info>
          <table:previous table:id="ct970">
            <table:change-track-table-cell table:cell-address="Sheet1.L47" table:formula="of:=DEC2HEX(#ref!45*256*16+HEX2DEC([.H47])*16+IF([.C47]=&quot;Y&quot;;8;0)+IF([.D47]=&quot;Y&quot;;0;4)+3;4)" office:value-type="float" office:value="0"/>
          </table:previous>
        </table:cell-content-change>
        <table:cell-content-change table:id="ct1013">
          <table:cell-address table:column="11" table:row="47" table:table="0"/>
          <office:change-info>
            <dc:creator>Mike </dc:creator>
            <dc:date>2011-08-04T12:41:53.27</dc:date>
          </office:change-info>
          <table:previous table:id="ct971">
            <table:change-track-table-cell table:cell-address="Sheet1.L48" table:formula="of:=DEC2HEX(#ref!46*256*16+HEX2DEC([.H48])*16+IF([.C48]=&quot;Y&quot;;8;0)+IF([.D48]=&quot;Y&quot;;0;4)+3;4)" office:value-type="float" office:value="0"/>
          </table:previous>
        </table:cell-content-change>
        <table:cell-content-change table:id="ct1014">
          <table:cell-address table:column="11" table:row="48" table:table="0"/>
          <office:change-info>
            <dc:creator>Mike </dc:creator>
            <dc:date>2011-08-04T12:41:53.27</dc:date>
          </office:change-info>
          <table:previous table:id="ct972">
            <table:change-track-table-cell table:cell-address="Sheet1.L49" table:formula="of:=DEC2HEX(#ref!47*256*16+HEX2DEC([.H49])*16+IF([.C49]=&quot;Y&quot;;8;0)+IF([.D49]=&quot;Y&quot;;0;4)+3;4)" office:value-type="float" office:value="0"/>
          </table:previous>
        </table:cell-content-change>
        <table:cell-content-change table:id="ct1015">
          <table:cell-address table:column="11" table:row="49" table:table="0"/>
          <office:change-info>
            <dc:creator>Mike </dc:creator>
            <dc:date>2011-08-04T12:41:53.27</dc:date>
          </office:change-info>
          <table:previous table:id="ct973">
            <table:change-track-table-cell table:cell-address="Sheet1.L50" table:formula="of:=DEC2HEX(#ref!48*256*16+HEX2DEC([.H50])*16+IF([.C50]=&quot;Y&quot;;8;0)+IF([.D50]=&quot;Y&quot;;0;4)+3;4)" office:value-type="float" office:value="0"/>
          </table:previous>
        </table:cell-content-change>
        <table:cell-content-change table:id="ct1016">
          <table:cell-address table:column="11" table:row="50" table:table="0"/>
          <office:change-info>
            <dc:creator>Mike </dc:creator>
            <dc:date>2011-08-04T12:41:53.27</dc:date>
          </office:change-info>
          <table:previous table:id="ct974">
            <table:change-track-table-cell table:cell-address="Sheet1.L51" table:formula="of:=DEC2HEX(#ref!49*256*16+HEX2DEC([.H51])*16+IF([.C51]=&quot;Y&quot;;8;0)+IF([.D51]=&quot;Y&quot;;0;4)+3;4)" office:value-type="float" office:value="0"/>
          </table:previous>
        </table:cell-content-change>
        <table:cell-content-change table:id="ct1017">
          <table:cell-address table:column="11" table:row="51" table:table="0"/>
          <office:change-info>
            <dc:creator>Mike </dc:creator>
            <dc:date>2011-08-04T12:41:53.27</dc:date>
          </office:change-info>
          <table:previous table:id="ct975">
            <table:change-track-table-cell table:cell-address="Sheet1.L52" table:formula="of:=DEC2HEX(#ref!50*256*16+HEX2DEC([.H52])*16+IF([.C52]=&quot;Y&quot;;8;0)+IF([.D52]=&quot;Y&quot;;0;4)+3;4)" office:value-type="float" office:value="0"/>
          </table:previous>
        </table:cell-content-change>
        <table:cell-content-change table:id="ct1018">
          <table:cell-address table:column="11" table:row="52" table:table="0"/>
          <office:change-info>
            <dc:creator>Mike </dc:creator>
            <dc:date>2011-08-04T12:41:53.27</dc:date>
          </office:change-info>
          <table:previous table:id="ct976">
            <table:change-track-table-cell table:cell-address="Sheet1.L53" table:formula="of:=DEC2HEX(#ref!51*256*16+HEX2DEC([.H53])*16+IF([.C53]=&quot;Y&quot;;8;0)+IF([.D53]=&quot;Y&quot;;0;4)+3;4)" office:value-type="float" office:value="0"/>
          </table:previous>
        </table:cell-content-change>
        <table:cell-content-change table:id="ct1019">
          <table:cell-address table:column="11" table:row="9" table:table="0"/>
          <office:change-info>
            <dc:creator>Mike </dc:creator>
            <dc:date>2011-08-04T12:42:42.17</dc:date>
          </office:change-info>
          <table:previous table:id="ct978">
            <table:change-track-table-cell table:cell-address="Sheet1.L10" table:formula="of:=DEC2HEX(IF([.E10]=&quot;Y&quot;;8;9)*256*16+HEX2DEC([.H10])*16+IF([.C10]=&quot;Y&quot;;8;0)+IF([.D10]=&quot;Y&quot;;0;4)+3;4)" office:value-type="string">
              <text:p>9087</text:p>
            </table:change-track-table-cell>
          </table:previous>
        </table:cell-content-change>
        <table:cell-content-change table:id="ct1020">
          <table:cell-address table:column="11" table:row="10" table:table="0"/>
          <office:change-info>
            <dc:creator>Mike </dc:creator>
            <dc:date>2011-08-04T12:42:48.89</dc:date>
          </office:change-info>
          <table:previous table:id="ct979">
            <table:change-track-table-cell table:cell-address="Sheet1.L11" table:formula="of:=DEC2HEX(IF([.E11]=&quot;Y&quot;;8;9)*256*16+HEX2DEC([.H11])*16+IF([.C11]=&quot;Y&quot;;8;0)+IF([.D11]=&quot;Y&quot;;0;4)+3;4)" office:value-type="string">
              <text:p>90A7</text:p>
            </table:change-track-table-cell>
          </table:previous>
        </table:cell-content-change>
        <table:cell-content-change table:id="ct1021">
          <table:cell-address table:column="11" table:row="11" table:table="0"/>
          <office:change-info>
            <dc:creator>Mike </dc:creator>
            <dc:date>2011-08-04T12:42:48.89</dc:date>
          </office:change-info>
          <table:previous table:id="ct980">
            <table:change-track-table-cell table:cell-address="Sheet1.L12" table:formula="of:=DEC2HEX(IF([.E12]=&quot;Y&quot;;8;9)*256*16+HEX2DEC([.H12])*16+IF([.C12]=&quot;Y&quot;;8;0)+IF([.D12]=&quot;Y&quot;;0;4)+3;4)" office:value-type="string">
              <text:p>80A7</text:p>
            </table:change-track-table-cell>
          </table:previous>
        </table:cell-content-change>
        <table:cell-content-change table:id="ct1022">
          <table:cell-address table:column="11" table:row="12" table:table="0"/>
          <office:change-info>
            <dc:creator>Mike </dc:creator>
            <dc:date>2011-08-04T12:42:48.89</dc:date>
          </office:change-info>
          <table:previous table:id="ct981">
            <table:change-track-table-cell table:cell-address="Sheet1.L13" table:formula="of:=DEC2HEX(IF([.E13]=&quot;Y&quot;;8;9)*256*16+HEX2DEC([.H13])*16+IF([.C13]=&quot;Y&quot;;8;0)+IF([.D13]=&quot;Y&quot;;0;4)+3;4)" office:value-type="string">
              <text:p>80B7</text:p>
            </table:change-track-table-cell>
          </table:previous>
        </table:cell-content-change>
        <table:cell-content-change table:id="ct1023">
          <table:cell-address table:column="11" table:row="13" table:table="0"/>
          <office:change-info>
            <dc:creator>Mike </dc:creator>
            <dc:date>2011-08-04T12:42:48.89</dc:date>
          </office:change-info>
          <table:previous table:id="ct982">
            <table:change-track-table-cell table:cell-address="Sheet1.L14" table:formula="of:=DEC2HEX(IF([.E14]=&quot;Y&quot;;8;9)*256*16+HEX2DEC([.H14])*16+IF([.C14]=&quot;Y&quot;;8;0)+IF([.D14]=&quot;Y&quot;;0;4)+3;4)" office:value-type="string">
              <text:p>90C7</text:p>
            </table:change-track-table-cell>
          </table:previous>
        </table:cell-content-change>
        <table:cell-content-change table:id="ct1024">
          <table:cell-address table:column="11" table:row="14" table:table="0"/>
          <office:change-info>
            <dc:creator>Mike </dc:creator>
            <dc:date>2011-08-04T12:42:48.89</dc:date>
          </office:change-info>
          <table:previous table:id="ct983">
            <table:change-track-table-cell table:cell-address="Sheet1.L15" table:formula="of:=DEC2HEX(IF([.E15]=&quot;Y&quot;;8;9)*256*16+HEX2DEC([.H15])*16+IF([.C15]=&quot;Y&quot;;8;0)+IF([.D15]=&quot;Y&quot;;0;4)+3;4)" office:value-type="string">
              <text:p>90D7</text:p>
            </table:change-track-table-cell>
          </table:previous>
        </table:cell-content-change>
        <table:cell-content-change table:id="ct1025">
          <table:cell-address table:column="11" table:row="15" table:table="0"/>
          <office:change-info>
            <dc:creator>Mike </dc:creator>
            <dc:date>2011-08-04T12:42:48.89</dc:date>
          </office:change-info>
          <table:previous table:id="ct984">
            <table:change-track-table-cell table:cell-address="Sheet1.L16" table:formula="of:=DEC2HEX(IF([.E16]=&quot;Y&quot;;8;9)*256*16+HEX2DEC([.H16])*16+IF([.C16]=&quot;Y&quot;;8;0)+IF([.D16]=&quot;Y&quot;;0;4)+3;4)" office:value-type="string">
              <text:p>9007</text:p>
            </table:change-track-table-cell>
          </table:previous>
        </table:cell-content-change>
        <table:cell-content-change table:id="ct1026">
          <table:cell-address table:column="11" table:row="16" table:table="0"/>
          <office:change-info>
            <dc:creator>Mike </dc:creator>
            <dc:date>2011-08-04T12:42:48.89</dc:date>
          </office:change-info>
          <table:previous table:id="ct985">
            <table:change-track-table-cell table:cell-address="Sheet1.L17" table:formula="of:=DEC2HEX(IF([.E17]=&quot;Y&quot;;8;9)*256*16+HEX2DEC([.H17])*16+IF([.C17]=&quot;Y&quot;;8;0)+IF([.D17]=&quot;Y&quot;;0;4)+3;4)" office:value-type="string">
              <text:p>9007</text:p>
            </table:change-track-table-cell>
          </table:previous>
        </table:cell-content-change>
        <table:cell-content-change table:id="ct1027">
          <table:cell-address table:column="11" table:row="17" table:table="0"/>
          <office:change-info>
            <dc:creator>Mike </dc:creator>
            <dc:date>2011-08-04T12:42:48.89</dc:date>
          </office:change-info>
          <table:previous table:id="ct986">
            <table:change-track-table-cell table:cell-address="Sheet1.L18" table:formula="of:=DEC2HEX(IF([.E18]=&quot;Y&quot;;8;9)*256*16+HEX2DEC([.H18])*16+IF([.C18]=&quot;Y&quot;;8;0)+IF([.D18]=&quot;Y&quot;;0;4)+3;4)" office:value-type="string">
              <text:p>92E7</text:p>
            </table:change-track-table-cell>
          </table:previous>
        </table:cell-content-change>
        <table:cell-content-change table:id="ct1028">
          <table:cell-address table:column="11" table:row="18" table:table="0"/>
          <office:change-info>
            <dc:creator>Mike </dc:creator>
            <dc:date>2011-08-04T12:42:48.89</dc:date>
          </office:change-info>
          <table:previous table:id="ct987">
            <table:change-track-table-cell table:cell-address="Sheet1.L19" table:formula="of:=DEC2HEX(IF([.E19]=&quot;Y&quot;;8;9)*256*16+HEX2DEC([.H19])*16+IF([.C19]=&quot;Y&quot;;8;0)+IF([.D19]=&quot;Y&quot;;0;4)+3;4)" office:value-type="string">
              <text:p>92F7</text:p>
            </table:change-track-table-cell>
          </table:previous>
        </table:cell-content-change>
        <table:cell-content-change table:id="ct1029">
          <table:cell-address table:column="11" table:row="19" table:table="0"/>
          <office:change-info>
            <dc:creator>Mike </dc:creator>
            <dc:date>2011-08-04T12:42:48.89</dc:date>
          </office:change-info>
          <table:previous table:id="ct988">
            <table:change-track-table-cell table:cell-address="Sheet1.L20" table:formula="of:=DEC2HEX(IF([.E20]=&quot;Y&quot;;8;9)*256*16+HEX2DEC([.H20])*16+IF([.C20]=&quot;Y&quot;;8;0)+IF([.D20]=&quot;Y&quot;;0;4)+3;4)" office:value-type="string">
              <text:p>9007</text:p>
            </table:change-track-table-cell>
          </table:previous>
        </table:cell-content-change>
        <table:cell-content-change table:id="ct1030">
          <table:cell-address table:column="11" table:row="20" table:table="0"/>
          <office:change-info>
            <dc:creator>Mike </dc:creator>
            <dc:date>2011-08-04T12:42:48.89</dc:date>
          </office:change-info>
          <table:previous table:id="ct989">
            <table:change-track-table-cell table:cell-address="Sheet1.L21" table:formula="of:=DEC2HEX(IF([.E21]=&quot;Y&quot;;8;9)*256*16+HEX2DEC([.H21])*16+IF([.C21]=&quot;Y&quot;;8;0)+IF([.D21]=&quot;Y&quot;;0;4)+3;4)" office:value-type="string">
              <text:p>9007</text:p>
            </table:change-track-table-cell>
          </table:previous>
        </table:cell-content-change>
        <table:cell-content-change table:id="ct1031">
          <table:cell-address table:column="11" table:row="21" table:table="0"/>
          <office:change-info>
            <dc:creator>Mike </dc:creator>
            <dc:date>2011-08-04T12:42:48.89</dc:date>
          </office:change-info>
          <table:previous table:id="ct990">
            <table:change-track-table-cell table:cell-address="Sheet1.L22" table:formula="of:=DEC2HEX(IF([.E22]=&quot;Y&quot;;8;9)*256*16+HEX2DEC([.H22])*16+IF([.C22]=&quot;Y&quot;;8;0)+IF([.D22]=&quot;Y&quot;;0;4)+3;4)" office:value-type="string">
              <text:p>824F</text:p>
            </table:change-track-table-cell>
          </table:previous>
        </table:cell-content-change>
        <table:cell-content-change table:id="ct1032">
          <table:cell-address table:column="11" table:row="22" table:table="0"/>
          <office:change-info>
            <dc:creator>Mike </dc:creator>
            <dc:date>2011-08-04T12:42:48.89</dc:date>
          </office:change-info>
          <table:previous table:id="ct991">
            <table:change-track-table-cell table:cell-address="Sheet1.L23" table:formula="of:=DEC2HEX(IF([.E23]=&quot;Y&quot;;8;9)*256*16+HEX2DEC([.H23])*16+IF([.C23]=&quot;Y&quot;;8;0)+IF([.D23]=&quot;Y&quot;;0;4)+3;4)" office:value-type="string">
              <text:p>925F</text:p>
            </table:change-track-table-cell>
          </table:previous>
        </table:cell-content-change>
        <table:cell-content-change table:id="ct1033">
          <table:cell-address table:column="11" table:row="23" table:table="0"/>
          <office:change-info>
            <dc:creator>Mike </dc:creator>
            <dc:date>2011-08-04T12:42:48.89</dc:date>
          </office:change-info>
          <table:previous table:id="ct992">
            <table:change-track-table-cell table:cell-address="Sheet1.L24" table:formula="of:=DEC2HEX(IF([.E24]=&quot;Y&quot;;8;9)*256*16+HEX2DEC([.H24])*16+IF([.C24]=&quot;Y&quot;;8;0)+IF([.D24]=&quot;Y&quot;;0;4)+3;4)" office:value-type="string">
              <text:p>926B</text:p>
            </table:change-track-table-cell>
          </table:previous>
        </table:cell-content-change>
        <table:cell-content-change table:id="ct1034">
          <table:cell-address table:column="11" table:row="24" table:table="0"/>
          <office:change-info>
            <dc:creator>Mike </dc:creator>
            <dc:date>2011-08-04T12:42:48.89</dc:date>
          </office:change-info>
          <table:previous table:id="ct993">
            <table:change-track-table-cell table:cell-address="Sheet1.L25" table:formula="of:=DEC2HEX(IF([.E25]=&quot;Y&quot;;8;9)*256*16+HEX2DEC([.H25])*16+IF([.C25]=&quot;Y&quot;;8;0)+IF([.D25]=&quot;Y&quot;;0;4)+3;4)" office:value-type="string">
              <text:p>828F</text:p>
            </table:change-track-table-cell>
          </table:previous>
        </table:cell-content-change>
        <table:cell-content-change table:id="ct1035">
          <table:cell-address table:column="11" table:row="24" table:table="0"/>
          <office:change-info>
            <dc:creator>Mike </dc:creator>
            <dc:date>2011-08-04T12:42:48.89</dc:date>
          </office:change-info>
          <table:previous table:id="ct994">
            <table:change-track-table-cell table:cell-address="Sheet1.L25" table:formula="of:=DEC2HEX(IF([.E25]=&quot;Y&quot;;8;9)*256*16+HEX2DEC([.H25])*16+IF([.C25]=&quot;Y&quot;;8;0)+IF([.D25]=&quot;Y&quot;;0;4)+3;4)" office:value-type="string">
              <text:p>828F</text:p>
            </table:change-track-table-cell>
          </table:previous>
        </table:cell-content-change>
        <table:cell-content-change table:id="ct1036">
          <table:cell-address table:column="11" table:row="25" table:table="0"/>
          <office:change-info>
            <dc:creator>Mike </dc:creator>
            <dc:date>2011-08-04T12:42:48.89</dc:date>
          </office:change-info>
          <table:previous table:id="ct995">
            <table:change-track-table-cell table:cell-address="Sheet1.L26" table:formula="of:=DEC2HEX(IF([.E26]=&quot;Y&quot;;8;9)*256*16+HEX2DEC([.H26])*16+IF([.C26]=&quot;Y&quot;;8;0)+IF([.D26]=&quot;Y&quot;;0;4)+3;4)" office:value-type="string">
              <text:p>929F</text:p>
            </table:change-track-table-cell>
          </table:previous>
        </table:cell-content-change>
        <table:cell-content-change table:id="ct1037">
          <table:cell-address table:column="11" table:row="26" table:table="0"/>
          <office:change-info>
            <dc:creator>Mike </dc:creator>
            <dc:date>2011-08-04T12:42:48.89</dc:date>
          </office:change-info>
          <table:previous table:id="ct996">
            <table:change-track-table-cell table:cell-address="Sheet1.L27" table:formula="of:=DEC2HEX(IF([.E27]=&quot;Y&quot;;8;9)*256*16+HEX2DEC([.H27])*16+IF([.C27]=&quot;Y&quot;;8;0)+IF([.D27]=&quot;Y&quot;;0;4)+3;4)" office:value-type="string">
              <text:p>92AB</text:p>
            </table:change-track-table-cell>
          </table:previous>
        </table:cell-content-change>
        <table:cell-content-change table:id="ct1038">
          <table:cell-address table:column="11" table:row="27" table:table="0"/>
          <office:change-info>
            <dc:creator>Mike </dc:creator>
            <dc:date>2011-08-04T12:42:48.89</dc:date>
          </office:change-info>
          <table:previous table:id="ct997">
            <table:change-track-table-cell table:cell-address="Sheet1.L28" table:formula="of:=DEC2HEX(IF([.E28]=&quot;Y&quot;;8;9)*256*16+HEX2DEC([.H28])*16+IF([.C28]=&quot;Y&quot;;8;0)+IF([.D28]=&quot;Y&quot;;0;4)+3;4)" office:value-type="string">
              <text:p>92B7</text:p>
            </table:change-track-table-cell>
          </table:previous>
        </table:cell-content-change>
        <table:cell-content-change table:id="ct1039">
          <table:cell-address table:column="11" table:row="28" table:table="0"/>
          <office:change-info>
            <dc:creator>Mike </dc:creator>
            <dc:date>2011-08-04T12:42:48.89</dc:date>
          </office:change-info>
          <table:previous table:id="ct998">
            <table:change-track-table-cell table:cell-address="Sheet1.L29" table:formula="of:=DEC2HEX(IF([.E29]=&quot;Y&quot;;8;9)*256*16+HEX2DEC([.H29])*16+IF([.C29]=&quot;Y&quot;;8;0)+IF([.D29]=&quot;Y&quot;;0;4)+3;4)" office:value-type="string">
              <text:p>82B7</text:p>
            </table:change-track-table-cell>
          </table:previous>
        </table:cell-content-change>
        <table:cell-content-change table:id="ct1040">
          <table:cell-address table:column="11" table:row="29" table:table="0"/>
          <office:change-info>
            <dc:creator>Mike </dc:creator>
            <dc:date>2011-08-04T12:42:48.89</dc:date>
          </office:change-info>
          <table:previous table:id="ct999">
            <table:change-track-table-cell table:cell-address="Sheet1.L30" table:formula="of:=DEC2HEX(IF([.E30]=&quot;Y&quot;;8;9)*256*16+HEX2DEC([.H30])*16+IF([.C30]=&quot;Y&quot;;8;0)+IF([.D30]=&quot;Y&quot;;0;4)+3;4)" office:value-type="string">
              <text:p>82CF</text:p>
            </table:change-track-table-cell>
          </table:previous>
        </table:cell-content-change>
        <table:cell-content-change table:id="ct1041">
          <table:cell-address table:column="11" table:row="30" table:table="0"/>
          <office:change-info>
            <dc:creator>Mike </dc:creator>
            <dc:date>2011-08-04T12:42:48.89</dc:date>
          </office:change-info>
          <table:previous table:id="ct1000">
            <table:change-track-table-cell table:cell-address="Sheet1.L31" table:formula="of:=DEC2HEX(IF([.E31]=&quot;Y&quot;;8;9)*256*16+HEX2DEC([.H31])*16+IF([.C31]=&quot;Y&quot;;8;0)+IF([.D31]=&quot;Y&quot;;0;4)+3;4)" office:value-type="string">
              <text:p>82DF</text:p>
            </table:change-track-table-cell>
          </table:previous>
        </table:cell-content-change>
        <table:cell-content-change table:id="ct1042">
          <table:cell-address table:column="11" table:row="31" table:table="0"/>
          <office:change-info>
            <dc:creator>Mike </dc:creator>
            <dc:date>2011-08-04T12:42:48.89</dc:date>
          </office:change-info>
          <table:previous table:id="ct1001">
            <table:change-track-table-cell table:cell-address="Sheet1.L32" table:formula="of:=DEC2HEX(IF([.E32]=&quot;Y&quot;;8;9)*256*16+HEX2DEC([.H32])*16+IF([.C32]=&quot;Y&quot;;8;0)+IF([.D32]=&quot;Y&quot;;0;4)+3;4)" office:value-type="string">
              <text:p>9007</text:p>
            </table:change-track-table-cell>
          </table:previous>
        </table:cell-content-change>
        <table:cell-content-change table:id="ct1043">
          <table:cell-address table:column="11" table:row="37" table:table="0"/>
          <office:change-info>
            <dc:creator>Mike </dc:creator>
            <dc:date>2011-08-04T12:42:48.89</dc:date>
          </office:change-info>
          <table:previous table:id="ct1002">
            <table:change-track-table-cell table:cell-address="Sheet1.L38" table:formula="of:=DEC2HEX(IF([.E38]=&quot;Y&quot;;8;9)*256*16+HEX2DEC([.H38])*16+IF([.C38]=&quot;Y&quot;;8;0)+IF([.D38]=&quot;Y&quot;;0;4)+3;4)" office:value-type="string">
              <text:p>9007</text:p>
            </table:change-track-table-cell>
          </table:previous>
        </table:cell-content-change>
        <table:cell-content-change table:id="ct1044">
          <table:cell-address table:column="11" table:row="38" table:table="0"/>
          <office:change-info>
            <dc:creator>Mike </dc:creator>
            <dc:date>2011-08-04T12:42:48.89</dc:date>
          </office:change-info>
          <table:previous table:id="ct1003">
            <table:change-track-table-cell table:cell-address="Sheet1.L39" table:formula="of:=DEC2HEX(IF([.E39]=&quot;Y&quot;;8;9)*256*16+HEX2DEC([.H39])*16+IF([.C39]=&quot;Y&quot;;8;0)+IF([.D39]=&quot;Y&quot;;0;4)+3;4)" office:value-type="string">
              <text:p>9007</text:p>
            </table:change-track-table-cell>
          </table:previous>
        </table:cell-content-change>
        <table:cell-content-change table:id="ct1045">
          <table:cell-address table:column="11" table:row="39" table:table="0"/>
          <office:change-info>
            <dc:creator>Mike </dc:creator>
            <dc:date>2011-08-04T12:42:48.89</dc:date>
          </office:change-info>
          <table:previous table:id="ct1004">
            <table:change-track-table-cell table:cell-address="Sheet1.L40" table:formula="of:=DEC2HEX(IF([.E40]=&quot;Y&quot;;8;9)*256*16+HEX2DEC([.H40])*16+IF([.C40]=&quot;Y&quot;;8;0)+IF([.D40]=&quot;Y&quot;;0;4)+3;4)" office:value-type="string">
              <text:p>9407</text:p>
            </table:change-track-table-cell>
          </table:previous>
        </table:cell-content-change>
        <table:cell-content-change table:id="ct1046">
          <table:cell-address table:column="11" table:row="40" table:table="0"/>
          <office:change-info>
            <dc:creator>Mike </dc:creator>
            <dc:date>2011-08-04T12:42:48.89</dc:date>
          </office:change-info>
          <table:previous table:id="ct1005">
            <table:change-track-table-cell table:cell-address="Sheet1.L41" table:formula="of:=DEC2HEX(IF([.E41]=&quot;Y&quot;;8;9)*256*16+HEX2DEC([.H41])*16+IF([.C41]=&quot;Y&quot;;8;0)+IF([.D41]=&quot;Y&quot;;0;4)+3;4)" office:value-type="string">
              <text:p>94C7</text:p>
            </table:change-track-table-cell>
          </table:previous>
        </table:cell-content-change>
        <table:cell-content-change table:id="ct1047">
          <table:cell-address table:column="11" table:row="40" table:table="0"/>
          <office:change-info>
            <dc:creator>Mike </dc:creator>
            <dc:date>2011-08-04T12:42:48.89</dc:date>
          </office:change-info>
          <table:previous table:id="ct1006">
            <table:change-track-table-cell table:cell-address="Sheet1.L41" table:formula="of:=DEC2HEX(IF([.E41]=&quot;Y&quot;;8;9)*256*16+HEX2DEC([.H41])*16+IF([.C41]=&quot;Y&quot;;8;0)+IF([.D41]=&quot;Y&quot;;0;4)+3;4)" office:value-type="string">
              <text:p>94C7</text:p>
            </table:change-track-table-cell>
          </table:previous>
        </table:cell-content-change>
        <table:cell-content-change table:id="ct1048">
          <table:cell-address table:column="11" table:row="41" table:table="0"/>
          <office:change-info>
            <dc:creator>Mike </dc:creator>
            <dc:date>2011-08-04T12:42:48.89</dc:date>
          </office:change-info>
          <table:previous table:id="ct1007">
            <table:change-track-table-cell table:cell-address="Sheet1.L42" table:formula="of:=DEC2HEX(IF([.E42]=&quot;Y&quot;;8;9)*256*16+HEX2DEC([.H42])*16+IF([.C42]=&quot;Y&quot;;8;0)+IF([.D42]=&quot;Y&quot;;0;4)+3;4)" office:value-type="string">
              <text:p>94D7</text:p>
            </table:change-track-table-cell>
          </table:previous>
        </table:cell-content-change>
        <table:cell-content-change table:id="ct1049">
          <table:cell-address table:column="11" table:row="42" table:table="0"/>
          <office:change-info>
            <dc:creator>Mike </dc:creator>
            <dc:date>2011-08-04T12:42:48.89</dc:date>
          </office:change-info>
          <table:previous table:id="ct1008">
            <table:change-track-table-cell table:cell-address="Sheet1.L43" table:formula="of:=DEC2HEX(IF([.E43]=&quot;Y&quot;;8;9)*256*16+HEX2DEC([.H43])*16+IF([.C43]=&quot;Y&quot;;8;0)+IF([.D43]=&quot;Y&quot;;0;4)+3;4)" office:value-type="string">
              <text:p>9007</text:p>
            </table:change-track-table-cell>
          </table:previous>
        </table:cell-content-change>
        <table:cell-content-change table:id="ct1050">
          <table:cell-address table:column="11" table:row="43" table:table="0"/>
          <office:change-info>
            <dc:creator>Mike </dc:creator>
            <dc:date>2011-08-04T12:42:48.89</dc:date>
          </office:change-info>
          <table:previous table:id="ct1009">
            <table:change-track-table-cell table:cell-address="Sheet1.L44" table:formula="of:=DEC2HEX(IF([.E44]=&quot;Y&quot;;8;9)*256*16+HEX2DEC([.H44])*16+IF([.C44]=&quot;Y&quot;;8;0)+IF([.D44]=&quot;Y&quot;;0;4)+3;4)" office:value-type="string">
              <text:p>9007</text:p>
            </table:change-track-table-cell>
          </table:previous>
        </table:cell-content-change>
        <table:cell-content-change table:id="ct1051">
          <table:cell-address table:column="11" table:row="44" table:table="0"/>
          <office:change-info>
            <dc:creator>Mike </dc:creator>
            <dc:date>2011-08-04T12:42:48.89</dc:date>
          </office:change-info>
          <table:previous table:id="ct1010">
            <table:change-track-table-cell table:cell-address="Sheet1.L45" table:formula="of:=DEC2HEX(IF([.E45]=&quot;Y&quot;;8;9)*256*16+HEX2DEC([.H45])*16+IF([.C45]=&quot;Y&quot;;8;0)+IF([.D45]=&quot;Y&quot;;0;4)+3;4)" office:value-type="string">
              <text:p>9007</text:p>
            </table:change-track-table-cell>
          </table:previous>
        </table:cell-content-change>
        <table:cell-content-change table:id="ct1052">
          <table:cell-address table:column="11" table:row="45" table:table="0"/>
          <office:change-info>
            <dc:creator>Mike </dc:creator>
            <dc:date>2011-08-04T12:42:48.89</dc:date>
          </office:change-info>
          <table:previous table:id="ct1011">
            <table:change-track-table-cell table:cell-address="Sheet1.L46" table:formula="of:=DEC2HEX(IF([.E46]=&quot;Y&quot;;8;9)*256*16+HEX2DEC([.H46])*16+IF([.C46]=&quot;Y&quot;;8;0)+IF([.D46]=&quot;Y&quot;;0;4)+3;4)" office:value-type="string">
              <text:p>94E7</text:p>
            </table:change-track-table-cell>
          </table:previous>
        </table:cell-content-change>
        <table:cell-content-change table:id="ct1053">
          <table:cell-address table:column="11" table:row="46" table:table="0"/>
          <office:change-info>
            <dc:creator>Mike </dc:creator>
            <dc:date>2011-08-04T12:42:48.89</dc:date>
          </office:change-info>
          <table:previous table:id="ct1012">
            <table:change-track-table-cell table:cell-address="Sheet1.L47" table:formula="of:=DEC2HEX(IF([.E47]=&quot;Y&quot;;8;9)*256*16+HEX2DEC([.H47])*16+IF([.C47]=&quot;Y&quot;;8;0)+IF([.D47]=&quot;Y&quot;;0;4)+3;4)" office:value-type="string">
              <text:p>9007</text:p>
            </table:change-track-table-cell>
          </table:previous>
        </table:cell-content-change>
        <table:cell-content-change table:id="ct1054">
          <table:cell-address table:column="11" table:row="47" table:table="0"/>
          <office:change-info>
            <dc:creator>Mike </dc:creator>
            <dc:date>2011-08-04T12:42:48.89</dc:date>
          </office:change-info>
          <table:previous table:id="ct1013">
            <table:change-track-table-cell table:cell-address="Sheet1.L48" table:formula="of:=DEC2HEX(IF([.E48]=&quot;Y&quot;;8;9)*256*16+HEX2DEC([.H48])*16+IF([.C48]=&quot;Y&quot;;8;0)+IF([.D48]=&quot;Y&quot;;0;4)+3;4)" office:value-type="string">
              <text:p>94F7</text:p>
            </table:change-track-table-cell>
          </table:previous>
        </table:cell-content-change>
        <table:cell-content-change table:id="ct1055">
          <table:cell-address table:column="11" table:row="48" table:table="0"/>
          <office:change-info>
            <dc:creator>Mike </dc:creator>
            <dc:date>2011-08-04T12:42:48.89</dc:date>
          </office:change-info>
          <table:previous table:id="ct1014">
            <table:change-track-table-cell table:cell-address="Sheet1.L49" table:formula="of:=DEC2HEX(IF([.E49]=&quot;Y&quot;;8;9)*256*16+HEX2DEC([.H49])*16+IF([.C49]=&quot;Y&quot;;8;0)+IF([.D49]=&quot;Y&quot;;0;4)+3;4)" office:value-type="string">
              <text:p>9007</text:p>
            </table:change-track-table-cell>
          </table:previous>
        </table:cell-content-change>
        <table:cell-content-change table:id="ct1056">
          <table:cell-address table:column="11" table:row="49" table:table="0"/>
          <office:change-info>
            <dc:creator>Mike </dc:creator>
            <dc:date>2011-08-04T12:42:48.89</dc:date>
          </office:change-info>
          <table:previous table:id="ct1015">
            <table:change-track-table-cell table:cell-address="Sheet1.L50" table:formula="of:=DEC2HEX(IF([.E50]=&quot;Y&quot;;8;9)*256*16+HEX2DEC([.H50])*16+IF([.C50]=&quot;Y&quot;;8;0)+IF([.D50]=&quot;Y&quot;;0;4)+3;4)" office:value-type="string">
              <text:p>9007</text:p>
            </table:change-track-table-cell>
          </table:previous>
        </table:cell-content-change>
        <table:cell-content-change table:id="ct1057">
          <table:cell-address table:column="11" table:row="50" table:table="0"/>
          <office:change-info>
            <dc:creator>Mike </dc:creator>
            <dc:date>2011-08-04T12:42:48.89</dc:date>
          </office:change-info>
          <table:previous table:id="ct1016">
            <table:change-track-table-cell table:cell-address="Sheet1.L51" table:formula="of:=DEC2HEX(IF([.E51]=&quot;Y&quot;;8;9)*256*16+HEX2DEC([.H51])*16+IF([.C51]=&quot;Y&quot;;8;0)+IF([.D51]=&quot;Y&quot;;0;4)+3;4)" office:value-type="string">
              <text:p>9697</text:p>
            </table:change-track-table-cell>
          </table:previous>
        </table:cell-content-change>
        <table:cell-content-change table:id="ct1058">
          <table:cell-address table:column="11" table:row="51" table:table="0"/>
          <office:change-info>
            <dc:creator>Mike </dc:creator>
            <dc:date>2011-08-04T12:42:48.89</dc:date>
          </office:change-info>
          <table:previous table:id="ct1017">
            <table:change-track-table-cell table:cell-address="Sheet1.L52" table:formula="of:=DEC2HEX(IF([.E52]=&quot;Y&quot;;8;9)*256*16+HEX2DEC([.H52])*16+IF([.C52]=&quot;Y&quot;;8;0)+IF([.D52]=&quot;Y&quot;;0;4)+3;4)" office:value-type="string">
              <text:p>96A7</text:p>
            </table:change-track-table-cell>
          </table:previous>
        </table:cell-content-change>
        <table:cell-content-change table:id="ct1059">
          <table:cell-address table:column="11" table:row="52" table:table="0"/>
          <office:change-info>
            <dc:creator>Mike </dc:creator>
            <dc:date>2011-08-04T12:42:48.89</dc:date>
          </office:change-info>
          <table:previous table:id="ct1018">
            <table:change-track-table-cell table:cell-address="Sheet1.L53" table:formula="of:=DEC2HEX(IF([.E53]=&quot;Y&quot;;8;9)*256*16+HEX2DEC([.H53])*16+IF([.C53]=&quot;Y&quot;;8;0)+IF([.D53]=&quot;Y&quot;;0;4)+3;4)" office:value-type="string">
              <text:p>96B7</text:p>
            </table:change-track-table-cell>
          </table:previous>
        </table:cell-content-change>
        <table:deletion table:id="ct1060" table:type="column" table:position="11" table:table="0">
          <office:change-info>
            <dc:creator>Mike </dc:creator>
            <dc:date>2011-08-04T12:42:58.30</dc:date>
          </office:change-info>
          <table:deletions>
            <table:cell-content-deletion>
              <table:cell-address table:column="11" table:row="61" table:table="0"/>
              <table:change-track-table-cell office:value-type="string">
                <text:p>prototypes/CBUS-PIC/canlib/frametypes.c</text:p>
              </table:change-track-table-cell>
            </table:cell-content-deletion>
            <table:cell-content-deletion>
              <table:cell-address table:column="11" table:row="60" table:table="0"/>
              <table:change-track-table-cell office:value-type="string">
                <text:p>prototypes/Arduino/libraries/OpenLCB/OpenLcbCan.h</text:p>
              </table:change-track-table-cell>
            </table:cell-content-deletion>
            <table:cell-content-deletion>
              <table:cell-address table:column="11" table:row="58" table:table="0"/>
              <table:change-track-table-cell office:value-type="string">
                <text:p>7=DestID stream data</text:p>
              </table:change-track-table-cell>
            </table:cell-content-deletion>
            <table:cell-content-deletion>
              <table:cell-address table:column="11" table:row="58" table:table="0"/>
              <table:change-track-table-cell office:value-type="string">
                <text:p>6=DestID non-Stream</text:p>
              </table:change-track-table-cell>
            </table:cell-content-deletion>
            <table:cell-content-deletion>
              <table:cell-address table:column="11" table:row="58" table:table="0"/>
              <table:change-track-table-cell office:value-type="string">
                <text:p>5=DestID datagram last segment</text:p>
              </table:change-track-table-cell>
            </table:cell-content-deletion>
            <table:cell-content-deletion>
              <table:cell-address table:column="11" table:row="58" table:table="0"/>
              <table:change-track-table-cell office:value-type="string">
                <text:p>4=DestID datagram</text:p>
              </table:change-track-table-cell>
            </table:cell-content-deletion>
            <table:cell-content-deletion>
              <table:cell-address table:column="11" table:row="55" table:table="0"/>
              <table:change-track-table-cell office:value-type="string">
                <text:p>1=complex MTI</text:p>
              </table:change-track-table-cell>
            </table:cell-content-deletion>
            <table:cell-content-deletion>
              <table:cell-address table:column="11" table:row="54" table:table="0"/>
              <table:change-track-table-cell office:value-type="string">
                <text:p>0=simple MTI</text:p>
              </table:change-track-table-cell>
            </table:cell-content-deletion>
            <table:cell-content-deletion>
              <table:cell-address table:column="11" table:row="3" table:table="0"/>
              <table:change-track-table-cell office:value-type="string">
                <text:p>Format</text:p>
              </table:change-track-table-cell>
            </table:cell-content-deletion>
            <table:cell-content-deletion>
              <table:cell-address table:column="11" table:row="13" table:table="0"/>
              <table:change-track-table-cell office:value-type="float" office:value="6"/>
            </table:cell-content-deletion>
            <table:cell-content-deletion>
              <table:cell-address table:column="11" table:row="13" table:table="0"/>
              <table:change-track-table-cell office:value-type="float" office:value="6"/>
            </table:cell-content-deletion>
            <table:cell-content-deletion table:id="ct793">
              <table:change-track-table-cell table:cell-address="Sheet1.L53" table:formula="of:=IF([.B53]=&quot;Y&quot;;&quot;E&quot;;IF([.E53]=&quot;Y&quot;;8;9))" office:value-type="string">
                <text:p>E</text:p>
              </table:change-track-table-cell>
            </table:cell-content-deletion>
            <table:cell-content-deletion table:id="ct792">
              <table:change-track-table-cell table:cell-address="Sheet1.L52" table:formula="of:=IF([.B52]=&quot;Y&quot;;&quot;E&quot;;IF([.E52]=&quot;Y&quot;;8;9))" office:value-type="string">
                <text:p>E</text:p>
              </table:change-track-table-cell>
            </table:cell-content-deletion>
            <table:cell-content-deletion table:id="ct794">
              <table:change-track-table-cell office:value-type="string">
                <text:p>F</text:p>
              </table:change-track-table-cell>
            </table:cell-content-deletion>
            <table:cell-content-deletion table:id="ct808">
              <table:change-track-table-cell/>
            </table:cell-content-deletion>
            <table:cell-content-deletion table:id="ct807">
              <table:change-track-table-cell/>
            </table:cell-content-deletion>
            <table:cell-content-deletion table:id="ct788">
              <table:change-track-table-cell table:cell-address="Sheet1.L48" table:formula="of:=IF([.B48]=&quot;Y&quot;;&quot;E&quot;;IF([.E48]=&quot;Y&quot;;8;9))" office:value-type="string">
                <text:p>E</text:p>
              </table:change-track-table-cell>
            </table:cell-content-deletion>
            <table:cell-content-deletion table:id="ct806">
              <table:change-track-table-cell/>
            </table:cell-content-deletion>
            <table:cell-content-deletion table:id="ct786">
              <table:change-track-table-cell table:cell-address="Sheet1.L46" table:formula="of:=IF([.B46]=&quot;Y&quot;;&quot;E&quot;;IF([.E46]=&quot;Y&quot;;8;9))" office:value-type="string">
                <text:p>E</text:p>
              </table:change-track-table-cell>
            </table:cell-content-deletion>
            <table:cell-content-deletion table:id="ct805">
              <table:change-track-table-cell/>
            </table:cell-content-deletion>
            <table:cell-content-deletion table:id="ct804">
              <table:change-track-table-cell/>
            </table:cell-content-deletion>
            <table:cell-content-deletion table:id="ct803">
              <table:change-track-table-cell/>
            </table:cell-content-deletion>
            <table:cell-content-deletion table:id="ct782">
              <table:change-track-table-cell table:cell-address="Sheet1.L42" table:formula="of:=IF([.B42]=&quot;Y&quot;;&quot;E&quot;;IF([.E42]=&quot;Y&quot;;8;9))" office:value-type="string">
                <text:p>E</text:p>
              </table:change-track-table-cell>
            </table:cell-content-deletion>
            <table:cell-content-deletion table:id="ct781">
              <table:change-track-table-cell table:cell-address="Sheet1.L41" table:formula="of:=IF([.B41]=&quot;Y&quot;;&quot;E&quot;;IF([.E41]=&quot;Y&quot;;8;9))" office:value-type="string">
                <text:p>E</text:p>
              </table:change-track-table-cell>
            </table:cell-content-deletion>
            <table:cell-content-deletion table:id="ct809">
              <table:change-track-table-cell/>
            </table:cell-content-deletion>
            <table:cell-content-deletion table:id="ct779">
              <table:change-track-table-cell table:cell-address="Sheet1.L40" table:formula="of:=IF([.B40]=&quot;Y&quot;;&quot;E&quot;;IF([.E40]=&quot;Y&quot;;8;9))" office:value-type="string">
                <text:p>E</text:p>
              </table:change-track-table-cell>
            </table:cell-content-deletion>
            <table:cell-content-deletion table:id="ct802">
              <table:change-track-table-cell/>
            </table:cell-content-deletion>
            <table:cell-content-deletion table:id="ct801">
              <table:change-track-table-cell/>
            </table:cell-content-deletion>
            <table:cell-content-deletion table:id="ct800">
              <table:change-track-table-cell/>
            </table:cell-content-deletion>
            <table:cell-content-deletion table:id="ct775">
              <table:change-track-table-cell table:cell-address="Sheet1.L31" table:formula="of:=IF([.B31]=&quot;Y&quot;;&quot;E&quot;;IF([.E31]=&quot;Y&quot;;8;9))" office:value-type="float" office:value="8"/>
            </table:cell-content-deletion>
            <table:cell-content-deletion table:id="ct774">
              <table:change-track-table-cell table:cell-address="Sheet1.L30" table:formula="of:=IF([.B30]=&quot;Y&quot;;&quot;E&quot;;IF([.E30]=&quot;Y&quot;;8;9))" office:value-type="float" office:value="8"/>
            </table:cell-content-deletion>
            <table:cell-content-deletion table:id="ct773">
              <table:change-track-table-cell table:cell-address="Sheet1.L29" table:formula="of:=IF([.B29]=&quot;Y&quot;;&quot;E&quot;;IF([.E29]=&quot;Y&quot;;8;9))" office:value-type="float" office:value="8"/>
            </table:cell-content-deletion>
            <table:cell-content-deletion table:id="ct772">
              <table:change-track-table-cell table:cell-address="Sheet1.L28" table:formula="of:=IF([.B28]=&quot;Y&quot;;&quot;E&quot;;IF([.E28]=&quot;Y&quot;;8;9))" office:value-type="string">
                <text:p>E</text:p>
              </table:change-track-table-cell>
            </table:cell-content-deletion>
            <table:cell-content-deletion table:id="ct771">
              <table:change-track-table-cell table:cell-address="Sheet1.L27" table:formula="of:=IF([.B27]=&quot;Y&quot;;&quot;E&quot;;IF([.E27]=&quot;Y&quot;;8;9))" office:value-type="float" office:value="9"/>
            </table:cell-content-deletion>
            <table:cell-content-deletion table:id="ct770">
              <table:change-track-table-cell table:cell-address="Sheet1.L26" table:formula="of:=IF([.B26]=&quot;Y&quot;;&quot;E&quot;;IF([.E26]=&quot;Y&quot;;8;9))" office:value-type="float" office:value="9"/>
            </table:cell-content-deletion>
            <table:cell-content-deletion table:id="ct769">
              <table:change-track-table-cell table:cell-address="Sheet1.L25" table:formula="of:=IF([.B25]=&quot;Y&quot;;&quot;E&quot;;IF([.E25]=&quot;Y&quot;;8;9))" office:value-type="float" office:value="8"/>
            </table:cell-content-deletion>
            <table:cell-content-deletion table:id="ct799">
              <table:change-track-table-cell/>
            </table:cell-content-deletion>
            <table:cell-content-deletion table:id="ct767">
              <table:change-track-table-cell table:cell-address="Sheet1.L24" table:formula="of:=IF([.B24]=&quot;Y&quot;;&quot;E&quot;;IF([.E24]=&quot;Y&quot;;8;9))" office:value-type="float" office:value="9"/>
            </table:cell-content-deletion>
            <table:cell-content-deletion table:id="ct766">
              <table:change-track-table-cell table:cell-address="Sheet1.L23" table:formula="of:=IF([.B23]=&quot;Y&quot;;&quot;E&quot;;IF([.E23]=&quot;Y&quot;;8;9))" office:value-type="float" office:value="9"/>
            </table:cell-content-deletion>
            <table:cell-content-deletion table:id="ct765">
              <table:change-track-table-cell table:cell-address="Sheet1.L22" table:formula="of:=IF([.B22]=&quot;Y&quot;;&quot;E&quot;;IF([.E22]=&quot;Y&quot;;8;9))" office:value-type="float" office:value="8"/>
            </table:cell-content-deletion>
            <table:cell-content-deletion table:id="ct798">
              <table:change-track-table-cell/>
            </table:cell-content-deletion>
            <table:cell-content-deletion table:id="ct797">
              <table:change-track-table-cell/>
            </table:cell-content-deletion>
            <table:cell-content-deletion table:id="ct796">
              <table:change-track-table-cell/>
            </table:cell-content-deletion>
            <table:cell-content-deletion table:id="ct795">
              <table:change-track-table-cell/>
            </table:cell-content-deletion>
            <table:cell-content-deletion table:id="ct751">
              <table:change-track-table-cell office:value-type="float" office:value="4"/>
            </table:cell-content-deletion>
            <table:cell-content-deletion table:id="ct758">
              <table:change-track-table-cell table:cell-address="Sheet1.L15" table:formula="of:=IF([.B15]=&quot;Y&quot;;&quot;E&quot;;IF([.E15]=&quot;Y&quot;;8;9))" office:value-type="string">
                <text:p>E</text:p>
              </table:change-track-table-cell>
            </table:cell-content-deletion>
            <table:cell-content-deletion table:id="ct757">
              <table:change-track-table-cell table:cell-address="Sheet1.L14" table:formula="of:=IF([.B14]=&quot;Y&quot;;&quot;E&quot;;IF([.E14]=&quot;Y&quot;;8;9))" office:value-type="string">
                <text:p>E</text:p>
              </table:change-track-table-cell>
            </table:cell-content-deletion>
            <table:cell-content-deletion table:id="ct756">
              <table:change-track-table-cell table:cell-address="Sheet1.L13" table:formula="of:=IF([.B13]=&quot;Y&quot;;&quot;E&quot;;IF([.E13]=&quot;Y&quot;;8;9))" office:value-type="float" office:value="8"/>
            </table:cell-content-deletion>
            <table:cell-content-deletion table:id="ct755">
              <table:change-track-table-cell table:cell-address="Sheet1.L12" table:formula="of:=IF([.B12]=&quot;Y&quot;;&quot;E&quot;;IF([.E12]=&quot;Y&quot;;8;9))" office:value-type="float" office:value="8"/>
            </table:cell-content-deletion>
            <table:cell-content-deletion table:id="ct754">
              <table:change-track-table-cell table:cell-address="Sheet1.L11" table:formula="of:=IF([.B11]=&quot;Y&quot;;&quot;E&quot;;IF([.E11]=&quot;Y&quot;;8;9))" office:value-type="string">
                <text:p>E</text:p>
              </table:change-track-table-cell>
            </table:cell-content-deletion>
            <table:cell-content-deletion table:id="ct753">
              <table:change-track-table-cell table:cell-address="Sheet1.L10" table:formula="of:=IF([.B10]=&quot;Y&quot;;&quot;E&quot;;IF([.E10]=&quot;Y&quot;;8;9))" office:value-type="float" office:value="9"/>
            </table:cell-content-deletion>
            <table:change-deletion table:id="ct742"/>
            <table:change-deletion table:id="ct741"/>
            <table:cell-content-deletion table:id="ct762">
              <table:change-track-table-cell table:cell-address="Sheet1.L19" table:formula="of:=IF([.B19]=&quot;Y&quot;;&quot;E&quot;;IF([.E19]=&quot;Y&quot;;8;9))" office:value-type="string">
                <text:p>E</text:p>
              </table:change-track-table-cell>
            </table:cell-content-deletion>
            <table:cell-content-deletion table:id="ct761">
              <table:change-track-table-cell table:cell-address="Sheet1.L18" table:formula="of:=IF([.B18]=&quot;Y&quot;;&quot;E&quot;;IF([.E18]=&quot;Y&quot;;8;9))" office:value-type="string">
                <text:p>E</text:p>
              </table:change-track-table-cell>
            </table:cell-content-deletion>
          </table:deletions>
          <table:cut-offs>
            <table:movement-cut-off table:id="ct46" table:start-position="1" table:end-position="0"/>
          </table:cut-offs>
        </table:deletion>
        <table:cell-content-change table:id="ct1061">
          <table:cell-address table:column="11" table:row="4" table:table="0"/>
          <office:change-info>
            <dc:creator>Mike </dc:creator>
            <dc:date>2011-08-04T12:43:16.81</dc:date>
          </office:change-info>
          <table:previous table:id="ct185">
            <table:change-track-table-cell office:value-type="string">
              <text:p>15 bits hex</text:p>
            </table:change-track-table-cell>
          </table:previous>
        </table:cell-content-change>
        <table:cell-content-change table:id="ct1062">
          <table:cell-address table:column="11" table:row="15" table:table="0"/>
          <office:change-info>
            <dc:creator>Mike </dc:creator>
            <dc:date>2011-08-04T12:43:27.18</dc:date>
          </office:change-info>
          <table:previous table:id="ct1025">
            <table:change-track-table-cell table:cell-address="Sheet1.L16" table:formula="of:=IF([.B16]=&quot;Y&quot;;&quot;Eddd&quot;;DEC2HEX(IF([.E16]=&quot;Y&quot;;8;9)*256*16+HEX2DEC([.H16])*16+IF([.C16]=&quot;Y&quot;;8;0)+IF([.D16]=&quot;Y&quot;;0;4)+3;4))" office:value-type="string">
              <text:p>9007</text:p>
            </table:change-track-table-cell>
          </table:previous>
        </table:cell-content-change>
        <table:cell-content-change table:id="ct1063">
          <table:cell-address table:column="11" table:row="16" table:table="0"/>
          <office:change-info>
            <dc:creator>Mike </dc:creator>
            <dc:date>2011-08-04T12:43:27.18</dc:date>
          </office:change-info>
          <table:previous table:id="ct1026">
            <table:change-track-table-cell table:cell-address="Sheet1.L17" table:formula="of:=IF([.B17]=&quot;Y&quot;;&quot;Eddd&quot;;DEC2HEX(IF([.E17]=&quot;Y&quot;;8;9)*256*16+HEX2DEC([.H17])*16+IF([.C17]=&quot;Y&quot;;8;0)+IF([.D17]=&quot;Y&quot;;0;4)+3;4))" office:value-type="string">
              <text:p>9007</text:p>
            </table:change-track-table-cell>
          </table:previous>
        </table:cell-content-change>
        <table:cell-content-change table:id="ct1064">
          <table:cell-address table:column="11" table:row="19" table:table="0"/>
          <office:change-info>
            <dc:creator>Mike </dc:creator>
            <dc:date>2011-08-04T12:43:30.50</dc:date>
          </office:change-info>
          <table:previous table:id="ct1029">
            <table:change-track-table-cell table:cell-address="Sheet1.L20" table:formula="of:=IF([.B20]=&quot;Y&quot;;&quot;Eddd&quot;;DEC2HEX(IF([.E20]=&quot;Y&quot;;8;9)*256*16+HEX2DEC([.H20])*16+IF([.C20]=&quot;Y&quot;;8;0)+IF([.D20]=&quot;Y&quot;;0;4)+3;4))" office:value-type="string">
              <text:p>9007</text:p>
            </table:change-track-table-cell>
          </table:previous>
        </table:cell-content-change>
        <table:cell-content-change table:id="ct1065">
          <table:cell-address table:column="11" table:row="20" table:table="0"/>
          <office:change-info>
            <dc:creator>Mike </dc:creator>
            <dc:date>2011-08-04T12:43:30.50</dc:date>
          </office:change-info>
          <table:previous table:id="ct1030">
            <table:change-track-table-cell table:cell-address="Sheet1.L21" table:formula="of:=IF([.B21]=&quot;Y&quot;;&quot;Eddd&quot;;DEC2HEX(IF([.E21]=&quot;Y&quot;;8;9)*256*16+HEX2DEC([.H21])*16+IF([.C21]=&quot;Y&quot;;8;0)+IF([.D21]=&quot;Y&quot;;0;4)+3;4))" office:value-type="string">
              <text:p>9007</text:p>
            </table:change-track-table-cell>
          </table:previous>
        </table:cell-content-change>
        <table:cell-content-change table:id="ct1066">
          <table:cell-address table:column="11" table:row="24" table:table="0"/>
          <office:change-info>
            <dc:creator>Mike </dc:creator>
            <dc:date>2011-08-04T12:43:33.17</dc:date>
          </office:change-info>
          <table:previous table:id="ct1034">
            <table:change-track-table-cell table:cell-address="Sheet1.L25" table:formula="of:=IF([.B25]=&quot;Y&quot;;&quot;Eddd&quot;;DEC2HEX(IF([.E25]=&quot;Y&quot;;8;9)*256*16+HEX2DEC([.H25])*16+IF([.C25]=&quot;Y&quot;;8;0)+IF([.D25]=&quot;Y&quot;;0;4)+3;4))" office:value-type="string">
              <text:p>828F</text:p>
            </table:change-track-table-cell>
          </table:previous>
        </table:cell-content-change>
        <table:cell-content-change table:id="ct1067">
          <table:cell-address table:column="11" table:row="31" table:table="0"/>
          <office:change-info>
            <dc:creator>Mike </dc:creator>
            <dc:date>2011-08-04T12:43:38.40</dc:date>
          </office:change-info>
          <table:previous table:id="ct1042">
            <table:change-track-table-cell table:cell-address="Sheet1.L32" table:formula="of:=IF([.B32]=&quot;Y&quot;;&quot;Eddd&quot;;DEC2HEX(IF([.E32]=&quot;Y&quot;;8;9)*256*16+HEX2DEC([.H32])*16+IF([.C32]=&quot;Y&quot;;8;0)+IF([.D32]=&quot;Y&quot;;0;4)+3;4))" office:value-type="string">
              <text:p>9007</text:p>
            </table:change-track-table-cell>
          </table:previous>
        </table:cell-content-change>
        <table:cell-content-change table:id="ct1068">
          <table:cell-address table:column="11" table:row="37" table:table="0"/>
          <office:change-info>
            <dc:creator>Mike </dc:creator>
            <dc:date>2011-08-04T12:43:38.40</dc:date>
          </office:change-info>
          <table:previous table:id="ct1043">
            <table:change-track-table-cell table:cell-address="Sheet1.L38" table:formula="of:=IF([.B38]=&quot;Y&quot;;&quot;Eddd&quot;;DEC2HEX(IF([.E38]=&quot;Y&quot;;8;9)*256*16+HEX2DEC([.H38])*16+IF([.C38]=&quot;Y&quot;;8;0)+IF([.D38]=&quot;Y&quot;;0;4)+3;4))" office:value-type="string">
              <text:p>9007</text:p>
            </table:change-track-table-cell>
          </table:previous>
        </table:cell-content-change>
        <table:cell-content-change table:id="ct1069">
          <table:cell-address table:column="11" table:row="38" table:table="0"/>
          <office:change-info>
            <dc:creator>Mike </dc:creator>
            <dc:date>2011-08-04T12:43:38.40</dc:date>
          </office:change-info>
          <table:previous table:id="ct1044">
            <table:change-track-table-cell table:cell-address="Sheet1.L39" table:formula="of:=IF([.B39]=&quot;Y&quot;;&quot;Eddd&quot;;DEC2HEX(IF([.E39]=&quot;Y&quot;;8;9)*256*16+HEX2DEC([.H39])*16+IF([.C39]=&quot;Y&quot;;8;0)+IF([.D39]=&quot;Y&quot;;0;4)+3;4))" office:value-type="string">
              <text:p>9007</text:p>
            </table:change-track-table-cell>
          </table:previous>
        </table:cell-content-change>
        <table:cell-content-change table:id="ct1070">
          <table:cell-address table:column="11" table:row="40" table:table="0"/>
          <office:change-info>
            <dc:creator>Mike </dc:creator>
            <dc:date>2011-08-04T12:43:44.81</dc:date>
          </office:change-info>
          <table:previous table:id="ct1046">
            <table:change-track-table-cell table:cell-address="Sheet1.L41" table:formula="of:=IF([.B41]=&quot;Y&quot;;&quot;Eddd&quot;;DEC2HEX(IF([.E41]=&quot;Y&quot;;8;9)*256*16+HEX2DEC([.H41])*16+IF([.C41]=&quot;Y&quot;;8;0)+IF([.D41]=&quot;Y&quot;;0;4)+3;4))" office:value-type="string">
              <text:p>Eddd</text:p>
            </table:change-track-table-cell>
          </table:previous>
        </table:cell-content-change>
        <table:cell-content-change table:id="ct1071">
          <table:cell-address table:column="11" table:row="42" table:table="0"/>
          <office:change-info>
            <dc:creator>Mike </dc:creator>
            <dc:date>2011-08-04T12:43:47.55</dc:date>
          </office:change-info>
          <table:previous table:id="ct1049">
            <table:change-track-table-cell table:cell-address="Sheet1.L43" table:formula="of:=IF([.B43]=&quot;Y&quot;;&quot;Eddd&quot;;DEC2HEX(IF([.E43]=&quot;Y&quot;;8;9)*256*16+HEX2DEC([.H43])*16+IF([.C43]=&quot;Y&quot;;8;0)+IF([.D43]=&quot;Y&quot;;0;4)+3;4))" office:value-type="string">
              <text:p>9007</text:p>
            </table:change-track-table-cell>
          </table:previous>
        </table:cell-content-change>
        <table:cell-content-change table:id="ct1072">
          <table:cell-address table:column="11" table:row="43" table:table="0"/>
          <office:change-info>
            <dc:creator>Mike </dc:creator>
            <dc:date>2011-08-04T12:43:47.55</dc:date>
          </office:change-info>
          <table:previous table:id="ct1050">
            <table:change-track-table-cell table:cell-address="Sheet1.L44" table:formula="of:=IF([.B44]=&quot;Y&quot;;&quot;Eddd&quot;;DEC2HEX(IF([.E44]=&quot;Y&quot;;8;9)*256*16+HEX2DEC([.H44])*16+IF([.C44]=&quot;Y&quot;;8;0)+IF([.D44]=&quot;Y&quot;;0;4)+3;4))" office:value-type="string">
              <text:p>9007</text:p>
            </table:change-track-table-cell>
          </table:previous>
        </table:cell-content-change>
        <table:cell-content-change table:id="ct1073">
          <table:cell-address table:column="11" table:row="44" table:table="0"/>
          <office:change-info>
            <dc:creator>Mike </dc:creator>
            <dc:date>2011-08-04T12:43:47.55</dc:date>
          </office:change-info>
          <table:previous table:id="ct1051">
            <table:change-track-table-cell table:cell-address="Sheet1.L45" table:formula="of:=IF([.B45]=&quot;Y&quot;;&quot;Eddd&quot;;DEC2HEX(IF([.E45]=&quot;Y&quot;;8;9)*256*16+HEX2DEC([.H45])*16+IF([.C45]=&quot;Y&quot;;8;0)+IF([.D45]=&quot;Y&quot;;0;4)+3;4))" office:value-type="string">
              <text:p>9007</text:p>
            </table:change-track-table-cell>
          </table:previous>
        </table:cell-content-change>
        <table:cell-content-change table:id="ct1074">
          <table:cell-address table:column="11" table:row="46" table:table="0"/>
          <office:change-info>
            <dc:creator>Mike </dc:creator>
            <dc:date>2011-08-04T12:43:49.82</dc:date>
          </office:change-info>
          <table:previous table:id="ct1053">
            <table:change-track-table-cell table:cell-address="Sheet1.L47" table:formula="of:=IF([.B47]=&quot;Y&quot;;&quot;Eddd&quot;;DEC2HEX(IF([.E47]=&quot;Y&quot;;8;9)*256*16+HEX2DEC([.H47])*16+IF([.C47]=&quot;Y&quot;;8;0)+IF([.D47]=&quot;Y&quot;;0;4)+3;4))" office:value-type="string">
              <text:p>9007</text:p>
            </table:change-track-table-cell>
          </table:previous>
        </table:cell-content-change>
        <table:cell-content-change table:id="ct1075">
          <table:cell-address table:column="11" table:row="48" table:table="0"/>
          <office:change-info>
            <dc:creator>Mike </dc:creator>
            <dc:date>2011-08-04T12:43:52.30</dc:date>
          </office:change-info>
          <table:previous table:id="ct1055">
            <table:change-track-table-cell table:cell-address="Sheet1.L49" table:formula="of:=IF([.B49]=&quot;Y&quot;;&quot;Eddd&quot;;DEC2HEX(IF([.E49]=&quot;Y&quot;;8;9)*256*16+HEX2DEC([.H49])*16+IF([.C49]=&quot;Y&quot;;8;0)+IF([.D49]=&quot;Y&quot;;0;4)+3;4))" office:value-type="string">
              <text:p>9007</text:p>
            </table:change-track-table-cell>
          </table:previous>
        </table:cell-content-change>
        <table:cell-content-change table:id="ct1076">
          <table:cell-address table:column="11" table:row="49" table:table="0"/>
          <office:change-info>
            <dc:creator>Mike </dc:creator>
            <dc:date>2011-08-04T12:43:52.30</dc:date>
          </office:change-info>
          <table:previous table:id="ct1056">
            <table:change-track-table-cell table:cell-address="Sheet1.L50" table:formula="of:=IF([.B50]=&quot;Y&quot;;&quot;Eddd&quot;;DEC2HEX(IF([.E50]=&quot;Y&quot;;8;9)*256*16+HEX2DEC([.H50])*16+IF([.C50]=&quot;Y&quot;;8;0)+IF([.D50]=&quot;Y&quot;;0;4)+3;4))" office:value-type="string">
              <text:p>9007</text:p>
            </table:change-track-table-cell>
          </table:previous>
        </table:cell-content-change>
        <table:cell-content-change table:id="ct1077">
          <table:cell-address table:column="11" table:row="50" table:table="0"/>
          <office:change-info>
            <dc:creator>Mike </dc:creator>
            <dc:date>2011-08-04T12:44:12.90</dc:date>
          </office:change-info>
          <table:previous table:id="ct1057">
            <table:change-track-table-cell table:cell-address="Sheet1.L51" table:formula="of:=IF([.B51]=&quot;Y&quot;;&quot;Eddd&quot;;DEC2HEX(IF([.E51]=&quot;Y&quot;;8;9)*256*16+HEX2DEC([.H51])*16+IF([.C51]=&quot;Y&quot;;8;0)+IF([.D51]=&quot;Y&quot;;0;4)+3;4))" office:value-type="string">
              <text:p>Eddd</text:p>
            </table:change-track-table-cell>
          </table:previous>
        </table:cell-content-change>
        <table:cell-content-change table:id="ct1078">
          <table:cell-address table:column="11" table:row="55" table:table="0"/>
          <office:change-info>
            <dc:creator>Mike </dc:creator>
            <dc:date>2011-08-04T12:44:35.69</dc:date>
          </office:change-info>
          <table:previous>
            <table:change-track-table-cell office:value-type="string">
              <text:p>f=flags</text:p>
            </table:change-track-table-cell>
          </table:previous>
        </table:cell-content-change>
        <table:movement table:id="ct1079">
          <table:source-range-address table:start-column="11" table:start-row="2" table:start-table="0" table:end-column="12" table:end-row="1" table:end-table="0"/>
          <table:target-range-address table:start-column="11" table:start-row="1" table:start-table="0" table:end-column="12" table:end-row="1" table:end-table="0"/>
          <office:change-info>
            <dc:creator>Mike </dc:creator>
            <dc:date>2011-08-04T12:45:03.85</dc:date>
          </office:change-info>
          <table:dependencies>
            <table:dependence table:id="ct1505"/>
            <table:dependence table:id="ct1496"/>
          </table:dependencies>
          <table:deletions>
            <table:cell-content-deletion table:id="ct468">
              <table:change-track-table-cell office:value-type="string">
                <text:p>CAN Content MTI Byte</text:p>
              </table:change-track-table-cell>
            </table:cell-content-deletion>
            <table:cell-content-deletion table:id="ct52">
              <table:change-track-table-cell office:value-type="string">
                <text:p>CAN Calculation</text:p>
              </table:change-track-table-cell>
            </table:cell-content-deletion>
            <table:cell-content-deletion table:id="ct17">
              <table:change-track-table-cell office:value-type="string">
                <text:p>CAN</text:p>
              </table:change-track-table-cell>
            </table:cell-content-deletion>
          </table:deletions>
        </table:movement>
        <table:insertion table:id="ct1080" table:type="column" table:position="1" table:table="0">
          <office:change-info>
            <dc:creator>Mike </dc:creator>
            <dc:date>2011-08-04T12:46:32.14</dc:date>
          </office:change-info>
          <table:dependencies>
            <table:dependence table:id="ct1710"/>
            <table:dependence table:id="ct1709"/>
            <table:dependence table:id="ct1547"/>
            <table:dependence table:id="ct1544"/>
            <table:dependence table:id="ct1495"/>
            <table:dependence table:id="ct1354"/>
            <table:dependence table:id="ct1107"/>
            <table:dependence table:id="ct1106"/>
            <table:dependence table:id="ct1105"/>
            <table:dependence table:id="ct1104"/>
            <table:dependence table:id="ct1103"/>
            <table:dependence table:id="ct1102"/>
            <table:dependence table:id="ct1101"/>
            <table:dependence table:id="ct1100"/>
            <table:dependence table:id="ct1099"/>
            <table:dependence table:id="ct1098"/>
            <table:dependence table:id="ct1097"/>
            <table:dependence table:id="ct1096"/>
            <table:dependence table:id="ct1095"/>
            <table:dependence table:id="ct1094"/>
            <table:dependence table:id="ct1093"/>
            <table:dependence table:id="ct1092"/>
            <table:dependence table:id="ct1091"/>
            <table:dependence table:id="ct1090"/>
            <table:dependence table:id="ct1089"/>
            <table:dependence table:id="ct1088"/>
            <table:dependence table:id="ct1087"/>
            <table:dependence table:id="ct1086"/>
            <table:dependence table:id="ct1085"/>
            <table:dependence table:id="ct1084"/>
            <table:dependence table:id="ct1083"/>
            <table:dependence table:id="ct1082"/>
            <table:dependence table:id="ct1081"/>
          </table:dependencies>
        </table:insertion>
        <table:cell-content-change table:id="ct1081">
          <table:cell-address table:column="1" table:row="2" table:table="0"/>
          <office:change-info>
            <dc:creator>Mike </dc:creator>
            <dc:date>2011-08-04T12:46:49.38</dc:date>
          </office:change-info>
          <table:previous>
            <table:change-track-table-cell/>
          </table:previous>
        </table:cell-content-change>
        <table:cell-content-change table:id="ct1082">
          <table:cell-address table:column="1" table:row="9" table:table="0"/>
          <office:change-info>
            <dc:creator>Mike </dc:creator>
            <dc:date>2011-08-04T12:46:53.48</dc:date>
          </office:change-info>
          <table:previous>
            <table:change-track-table-cell/>
          </table:previous>
        </table:cell-content-change>
        <table:cell-content-change table:id="ct1083">
          <table:cell-address table:column="1" table:row="10" table:table="0"/>
          <office:change-info>
            <dc:creator>Mike </dc:creator>
            <dc:date>2011-08-04T12:46:58.19</dc:date>
          </office:change-info>
          <table:previous>
            <table:change-track-table-cell/>
          </table:previous>
        </table:cell-content-change>
        <table:cell-content-change table:id="ct1084">
          <table:cell-address table:column="1" table:row="11" table:table="0"/>
          <office:change-info>
            <dc:creator>Mike </dc:creator>
            <dc:date>2011-08-04T12:46:58.19</dc:date>
          </office:change-info>
          <table:previous>
            <table:change-track-table-cell/>
          </table:previous>
        </table:cell-content-change>
        <table:cell-content-change table:id="ct1085">
          <table:cell-address table:column="1" table:row="12" table:table="0"/>
          <office:change-info>
            <dc:creator>Mike </dc:creator>
            <dc:date>2011-08-04T12:46:58.19</dc:date>
          </office:change-info>
          <table:previous>
            <table:change-track-table-cell/>
          </table:previous>
        </table:cell-content-change>
        <table:cell-content-change table:id="ct1086">
          <table:cell-address table:column="1" table:row="13" table:table="0"/>
          <office:change-info>
            <dc:creator>Mike </dc:creator>
            <dc:date>2011-08-04T12:46:58.19</dc:date>
          </office:change-info>
          <table:previous>
            <table:change-track-table-cell/>
          </table:previous>
        </table:cell-content-change>
        <table:cell-content-change table:id="ct1087">
          <table:cell-address table:column="1" table:row="14" table:table="0"/>
          <office:change-info>
            <dc:creator>Mike </dc:creator>
            <dc:date>2011-08-04T12:46:58.19</dc:date>
          </office:change-info>
          <table:previous>
            <table:change-track-table-cell/>
          </table:previous>
        </table:cell-content-change>
        <table:cell-content-change table:id="ct1088">
          <table:cell-address table:column="1" table:row="18" table:table="0"/>
          <office:change-info>
            <dc:creator>Mike </dc:creator>
            <dc:date>2011-08-04T12:47:10.87</dc:date>
          </office:change-info>
          <table:previous>
            <table:change-track-table-cell/>
          </table:previous>
        </table:cell-content-change>
        <table:cell-content-change table:id="ct1089">
          <table:cell-address table:column="1" table:row="17" table:table="0"/>
          <office:change-info>
            <dc:creator>Mike </dc:creator>
            <dc:date>2011-08-04T12:47:13.36</dc:date>
          </office:change-info>
          <table:previous>
            <table:change-track-table-cell/>
          </table:previous>
        </table:cell-content-change>
        <table:cell-content-change table:id="ct1090">
          <table:cell-address table:column="1" table:row="21" table:table="0"/>
          <office:change-info>
            <dc:creator>Mike </dc:creator>
            <dc:date>2011-08-04T12:47:17.04</dc:date>
          </office:change-info>
          <table:previous>
            <table:change-track-table-cell/>
          </table:previous>
        </table:cell-content-change>
        <table:cell-content-change table:id="ct1091">
          <table:cell-address table:column="1" table:row="22" table:table="0"/>
          <office:change-info>
            <dc:creator>Mike </dc:creator>
            <dc:date>2011-08-04T12:47:18.10</dc:date>
          </office:change-info>
          <table:previous>
            <table:change-track-table-cell/>
          </table:previous>
        </table:cell-content-change>
        <table:cell-content-change table:id="ct1092">
          <table:cell-address table:column="1" table:row="23" table:table="0"/>
          <office:change-info>
            <dc:creator>Mike </dc:creator>
            <dc:date>2011-08-04T12:47:19.03</dc:date>
          </office:change-info>
          <table:previous>
            <table:change-track-table-cell/>
          </table:previous>
        </table:cell-content-change>
        <table:cell-content-change table:id="ct1093">
          <table:cell-address table:column="1" table:row="24" table:table="0"/>
          <office:change-info>
            <dc:creator>Mike </dc:creator>
            <dc:date>2011-08-04T12:47:21.41</dc:date>
          </office:change-info>
          <table:previous>
            <table:change-track-table-cell/>
          </table:previous>
        </table:cell-content-change>
        <table:cell-content-change table:id="ct1094">
          <table:cell-address table:column="1" table:row="25" table:table="0"/>
          <office:change-info>
            <dc:creator>Mike </dc:creator>
            <dc:date>2011-08-04T12:47:22.03</dc:date>
          </office:change-info>
          <table:previous>
            <table:change-track-table-cell/>
          </table:previous>
        </table:cell-content-change>
        <table:cell-content-change table:id="ct1095">
          <table:cell-address table:column="1" table:row="26" table:table="0"/>
          <office:change-info>
            <dc:creator>Mike </dc:creator>
            <dc:date>2011-08-04T12:47:22.48</dc:date>
          </office:change-info>
          <table:previous>
            <table:change-track-table-cell/>
          </table:previous>
        </table:cell-content-change>
        <table:cell-content-change table:id="ct1096">
          <table:cell-address table:column="1" table:row="27" table:table="0"/>
          <office:change-info>
            <dc:creator>Mike </dc:creator>
            <dc:date>2011-08-04T12:47:22.91</dc:date>
          </office:change-info>
          <table:previous>
            <table:change-track-table-cell/>
          </table:previous>
        </table:cell-content-change>
        <table:cell-content-change table:id="ct1097">
          <table:cell-address table:column="1" table:row="28" table:table="0"/>
          <office:change-info>
            <dc:creator>Mike </dc:creator>
            <dc:date>2011-08-04T12:47:23.32</dc:date>
          </office:change-info>
          <table:previous>
            <table:change-track-table-cell/>
          </table:previous>
        </table:cell-content-change>
        <table:cell-content-change table:id="ct1098">
          <table:cell-address table:column="1" table:row="29" table:table="0"/>
          <office:change-info>
            <dc:creator>Mike </dc:creator>
            <dc:date>2011-08-04T12:47:23.76</dc:date>
          </office:change-info>
          <table:previous>
            <table:change-track-table-cell/>
          </table:previous>
        </table:cell-content-change>
        <table:cell-content-change table:id="ct1099">
          <table:cell-address table:column="1" table:row="30" table:table="0"/>
          <office:change-info>
            <dc:creator>Mike </dc:creator>
            <dc:date>2011-08-04T12:47:24.26</dc:date>
          </office:change-info>
          <table:previous>
            <table:change-track-table-cell/>
          </table:previous>
        </table:cell-content-change>
        <table:cell-content-change table:id="ct1100">
          <table:cell-address table:column="1" table:row="39" table:table="0"/>
          <office:change-info>
            <dc:creator>Mike </dc:creator>
            <dc:date>2011-08-04T12:47:26.71</dc:date>
          </office:change-info>
          <table:previous>
            <table:change-track-table-cell/>
          </table:previous>
        </table:cell-content-change>
        <table:cell-content-change table:id="ct1101">
          <table:cell-address table:column="1" table:row="40" table:table="0"/>
          <office:change-info>
            <dc:creator>Mike </dc:creator>
            <dc:date>2011-08-04T12:47:29.79</dc:date>
          </office:change-info>
          <table:previous>
            <table:change-track-table-cell/>
          </table:previous>
        </table:cell-content-change>
        <table:cell-content-change table:id="ct1102">
          <table:cell-address table:column="1" table:row="41" table:table="0"/>
          <office:change-info>
            <dc:creator>Mike </dc:creator>
            <dc:date>2011-08-04T12:47:30.22</dc:date>
          </office:change-info>
          <table:previous>
            <table:change-track-table-cell/>
          </table:previous>
        </table:cell-content-change>
        <table:cell-content-change table:id="ct1103">
          <table:cell-address table:column="1" table:row="45" table:table="0"/>
          <office:change-info>
            <dc:creator>Mike </dc:creator>
            <dc:date>2011-08-04T12:47:36.81</dc:date>
          </office:change-info>
          <table:previous>
            <table:change-track-table-cell/>
          </table:previous>
        </table:cell-content-change>
        <table:cell-content-change table:id="ct1104">
          <table:cell-address table:column="1" table:row="47" table:table="0"/>
          <office:change-info>
            <dc:creator>Mike </dc:creator>
            <dc:date>2011-08-04T12:47:40.40</dc:date>
          </office:change-info>
          <table:previous>
            <table:change-track-table-cell/>
          </table:previous>
        </table:cell-content-change>
        <table:cell-content-change table:id="ct1105">
          <table:cell-address table:column="1" table:row="50" table:table="0"/>
          <office:change-info>
            <dc:creator>Mike </dc:creator>
            <dc:date>2011-08-04T12:47:43.67</dc:date>
          </office:change-info>
          <table:previous>
            <table:change-track-table-cell/>
          </table:previous>
        </table:cell-content-change>
        <table:cell-content-change table:id="ct1106">
          <table:cell-address table:column="1" table:row="51" table:table="0"/>
          <office:change-info>
            <dc:creator>Mike </dc:creator>
            <dc:date>2011-08-04T12:47:44.46</dc:date>
          </office:change-info>
          <table:previous>
            <table:change-track-table-cell/>
          </table:previous>
        </table:cell-content-change>
        <table:cell-content-change table:id="ct1107">
          <table:cell-address table:column="1" table:row="52" table:table="0"/>
          <office:change-info>
            <dc:creator>Mike </dc:creator>
            <dc:date>2011-08-04T12:47:46.94</dc:date>
          </office:change-info>
          <table:previous>
            <table:change-track-table-cell/>
          </table:previous>
        </table:cell-content-change>
        <table:cell-content-change table:id="ct1108">
          <table:cell-address table:column="7" table:row="9" table:table="0"/>
          <office:change-info>
            <dc:creator>Mike </dc:creator>
            <dc:date>2011-08-04T12:48:15.21</dc:date>
          </office:change-info>
          <table:previous table:id="ct570">
            <table:change-track-table-cell table:cell-address="Sheet1.H10" table:formula="of:=DEC2HEX([.F10]*32+[.G10];2)" office:value-type="string">
              <text:p>08</text:p>
            </table:change-track-table-cell>
          </table:previous>
        </table:cell-content-change>
        <table:cell-content-change table:id="ct1109">
          <table:cell-address table:column="7" table:row="10" table:table="0"/>
          <office:change-info>
            <dc:creator>Mike </dc:creator>
            <dc:date>2011-08-04T12:48:19.60</dc:date>
          </office:change-info>
          <table:previous table:id="ct571">
            <table:change-track-table-cell table:cell-address="Sheet1.H11" table:formula="of:=DEC2HEX([.F11]*32+[.G11];2)" office:value-type="string">
              <text:p>0A</text:p>
            </table:change-track-table-cell>
          </table:previous>
        </table:cell-content-change>
        <table:cell-content-change table:id="ct1110">
          <table:cell-address table:column="7" table:row="11" table:table="0"/>
          <office:change-info>
            <dc:creator>Mike </dc:creator>
            <dc:date>2011-08-04T12:48:19.60</dc:date>
          </office:change-info>
          <table:previous table:id="ct572">
            <table:change-track-table-cell table:cell-address="Sheet1.H12" table:formula="of:=DEC2HEX([.F12]*32+[.G12];2)" office:value-type="string">
              <text:p>0A</text:p>
            </table:change-track-table-cell>
          </table:previous>
        </table:cell-content-change>
        <table:cell-content-change table:id="ct1111">
          <table:cell-address table:column="7" table:row="12" table:table="0"/>
          <office:change-info>
            <dc:creator>Mike </dc:creator>
            <dc:date>2011-08-04T12:48:19.60</dc:date>
          </office:change-info>
          <table:previous table:id="ct573">
            <table:change-track-table-cell table:cell-address="Sheet1.H13" table:formula="of:=DEC2HEX([.F13]*32+[.G13];2)" office:value-type="string">
              <text:p>0B</text:p>
            </table:change-track-table-cell>
          </table:previous>
        </table:cell-content-change>
        <table:cell-content-change table:id="ct1112">
          <table:cell-address table:column="7" table:row="13" table:table="0"/>
          <office:change-info>
            <dc:creator>Mike </dc:creator>
            <dc:date>2011-08-04T12:48:19.60</dc:date>
          </office:change-info>
          <table:previous table:id="ct574">
            <table:change-track-table-cell table:cell-address="Sheet1.H14" table:formula="of:=DEC2HEX([.F14]*32+[.G14];2)" office:value-type="string">
              <text:p>0C</text:p>
            </table:change-track-table-cell>
          </table:previous>
        </table:cell-content-change>
        <table:cell-content-change table:id="ct1113">
          <table:cell-address table:column="7" table:row="14" table:table="0"/>
          <office:change-info>
            <dc:creator>Mike </dc:creator>
            <dc:date>2011-08-04T12:48:19.60</dc:date>
          </office:change-info>
          <table:previous table:id="ct575">
            <table:change-track-table-cell table:cell-address="Sheet1.H15" table:formula="of:=DEC2HEX([.F15]*32+[.G15];2)" office:value-type="string">
              <text:p>0D</text:p>
            </table:change-track-table-cell>
          </table:previous>
        </table:cell-content-change>
        <table:cell-content-change table:id="ct1114">
          <table:cell-address table:column="7" table:row="15" table:table="0"/>
          <office:change-info>
            <dc:creator>Mike </dc:creator>
            <dc:date>2011-08-04T12:48:19.60</dc:date>
          </office:change-info>
          <table:previous table:id="ct611">
            <table:change-track-table-cell/>
          </table:previous>
        </table:cell-content-change>
        <table:cell-content-change table:id="ct1115">
          <table:cell-address table:column="7" table:row="16" table:table="0"/>
          <office:change-info>
            <dc:creator>Mike </dc:creator>
            <dc:date>2011-08-04T12:48:19.60</dc:date>
          </office:change-info>
          <table:previous table:id="ct612">
            <table:change-track-table-cell/>
          </table:previous>
        </table:cell-content-change>
        <table:cell-content-change table:id="ct1116">
          <table:cell-address table:column="7" table:row="17" table:table="0"/>
          <office:change-info>
            <dc:creator>Mike </dc:creator>
            <dc:date>2011-08-04T12:48:19.60</dc:date>
          </office:change-info>
          <table:previous table:id="ct578">
            <table:change-track-table-cell table:cell-address="Sheet1.H18" table:formula="of:=DEC2HEX([.F18]*32+[.G18];2)" office:value-type="string">
              <text:p>2E</text:p>
            </table:change-track-table-cell>
          </table:previous>
        </table:cell-content-change>
        <table:cell-content-change table:id="ct1117">
          <table:cell-address table:column="7" table:row="18" table:table="0"/>
          <office:change-info>
            <dc:creator>Mike </dc:creator>
            <dc:date>2011-08-04T12:48:19.60</dc:date>
          </office:change-info>
          <table:previous table:id="ct579">
            <table:change-track-table-cell table:cell-address="Sheet1.H19" table:formula="of:=DEC2HEX([.F19]*32+[.G19];2)" office:value-type="string">
              <text:p>2F</text:p>
            </table:change-track-table-cell>
          </table:previous>
        </table:cell-content-change>
        <table:cell-content-change table:id="ct1118">
          <table:cell-address table:column="7" table:row="19" table:table="0"/>
          <office:change-info>
            <dc:creator>Mike </dc:creator>
            <dc:date>2011-08-04T12:48:19.60</dc:date>
          </office:change-info>
          <table:previous table:id="ct613">
            <table:change-track-table-cell/>
          </table:previous>
        </table:cell-content-change>
        <table:cell-content-change table:id="ct1119">
          <table:cell-address table:column="7" table:row="20" table:table="0"/>
          <office:change-info>
            <dc:creator>Mike </dc:creator>
            <dc:date>2011-08-04T12:48:19.60</dc:date>
          </office:change-info>
          <table:previous table:id="ct614">
            <table:change-track-table-cell/>
          </table:previous>
        </table:cell-content-change>
        <table:cell-content-change table:id="ct1120">
          <table:cell-address table:column="7" table:row="21" table:table="0"/>
          <office:change-info>
            <dc:creator>Mike </dc:creator>
            <dc:date>2011-08-04T12:48:19.60</dc:date>
          </office:change-info>
          <table:previous table:id="ct582">
            <table:change-track-table-cell table:cell-address="Sheet1.H22" table:formula="of:=DEC2HEX([.F22]*32+[.G22];2)" office:value-type="string">
              <text:p>24</text:p>
            </table:change-track-table-cell>
          </table:previous>
        </table:cell-content-change>
        <table:cell-content-change table:id="ct1121">
          <table:cell-address table:column="7" table:row="22" table:table="0"/>
          <office:change-info>
            <dc:creator>Mike </dc:creator>
            <dc:date>2011-08-04T12:48:19.60</dc:date>
          </office:change-info>
          <table:previous table:id="ct583">
            <table:change-track-table-cell table:cell-address="Sheet1.H23" table:formula="of:=DEC2HEX([.F23]*32+[.G23];2)" office:value-type="string">
              <text:p>25</text:p>
            </table:change-track-table-cell>
          </table:previous>
        </table:cell-content-change>
        <table:cell-content-change table:id="ct1122">
          <table:cell-address table:column="7" table:row="23" table:table="0"/>
          <office:change-info>
            <dc:creator>Mike </dc:creator>
            <dc:date>2011-08-04T12:48:19.60</dc:date>
          </office:change-info>
          <table:previous table:id="ct584">
            <table:change-track-table-cell table:cell-address="Sheet1.H24" table:formula="of:=DEC2HEX([.F24]*32+[.G24];2)" office:value-type="string">
              <text:p>26</text:p>
            </table:change-track-table-cell>
          </table:previous>
        </table:cell-content-change>
        <table:cell-content-change table:id="ct1123">
          <table:cell-address table:column="7" table:row="24" table:table="0"/>
          <office:change-info>
            <dc:creator>Mike </dc:creator>
            <dc:date>2011-08-04T12:48:19.60</dc:date>
          </office:change-info>
          <table:previous table:id="ct615">
            <table:change-track-table-cell/>
          </table:previous>
        </table:cell-content-change>
        <table:cell-content-change table:id="ct1124">
          <table:cell-address table:column="7" table:row="24" table:table="0"/>
          <office:change-info>
            <dc:creator>Mike </dc:creator>
            <dc:date>2011-08-04T12:48:19.60</dc:date>
          </office:change-info>
          <table:previous table:id="ct586">
            <table:change-track-table-cell table:cell-address="Sheet1.H25" table:formula="of:=DEC2HEX([.F25]*32+[.G25];2)" office:value-type="string">
              <text:p>28</text:p>
            </table:change-track-table-cell>
          </table:previous>
        </table:cell-content-change>
        <table:cell-content-change table:id="ct1125">
          <table:cell-address table:column="7" table:row="25" table:table="0"/>
          <office:change-info>
            <dc:creator>Mike </dc:creator>
            <dc:date>2011-08-04T12:48:19.60</dc:date>
          </office:change-info>
          <table:previous table:id="ct587">
            <table:change-track-table-cell table:cell-address="Sheet1.H26" table:formula="of:=DEC2HEX([.F26]*32+[.G26];2)" office:value-type="string">
              <text:p>29</text:p>
            </table:change-track-table-cell>
          </table:previous>
        </table:cell-content-change>
        <table:cell-content-change table:id="ct1126">
          <table:cell-address table:column="7" table:row="26" table:table="0"/>
          <office:change-info>
            <dc:creator>Mike </dc:creator>
            <dc:date>2011-08-04T12:48:19.60</dc:date>
          </office:change-info>
          <table:previous table:id="ct588">
            <table:change-track-table-cell table:cell-address="Sheet1.H27" table:formula="of:=DEC2HEX([.F27]*32+[.G27];2)" office:value-type="string">
              <text:p>2A</text:p>
            </table:change-track-table-cell>
          </table:previous>
        </table:cell-content-change>
        <table:cell-content-change table:id="ct1127">
          <table:cell-address table:column="7" table:row="27" table:table="0"/>
          <office:change-info>
            <dc:creator>Mike </dc:creator>
            <dc:date>2011-08-04T12:48:19.60</dc:date>
          </office:change-info>
          <table:previous table:id="ct589">
            <table:change-track-table-cell table:cell-address="Sheet1.H28" table:formula="of:=DEC2HEX([.F28]*32+[.G28];2)" office:value-type="string">
              <text:p>2B</text:p>
            </table:change-track-table-cell>
          </table:previous>
        </table:cell-content-change>
        <table:cell-content-change table:id="ct1128">
          <table:cell-address table:column="7" table:row="28" table:table="0"/>
          <office:change-info>
            <dc:creator>Mike </dc:creator>
            <dc:date>2011-08-04T12:48:19.60</dc:date>
          </office:change-info>
          <table:previous table:id="ct590">
            <table:change-track-table-cell table:cell-address="Sheet1.H29" table:formula="of:=DEC2HEX([.F29]*32+[.G29];2)" office:value-type="string">
              <text:p>2B</text:p>
            </table:change-track-table-cell>
          </table:previous>
        </table:cell-content-change>
        <table:cell-content-change table:id="ct1129">
          <table:cell-address table:column="7" table:row="29" table:table="0"/>
          <office:change-info>
            <dc:creator>Mike </dc:creator>
            <dc:date>2011-08-04T12:48:19.60</dc:date>
          </office:change-info>
          <table:previous table:id="ct591">
            <table:change-track-table-cell table:cell-address="Sheet1.H30" table:formula="of:=DEC2HEX([.F30]*32+[.G30];2)" office:value-type="string">
              <text:p>2C</text:p>
            </table:change-track-table-cell>
          </table:previous>
        </table:cell-content-change>
        <table:cell-content-change table:id="ct1130">
          <table:cell-address table:column="7" table:row="30" table:table="0"/>
          <office:change-info>
            <dc:creator>Mike </dc:creator>
            <dc:date>2011-08-04T12:48:19.60</dc:date>
          </office:change-info>
          <table:previous table:id="ct592">
            <table:change-track-table-cell table:cell-address="Sheet1.H31" table:formula="of:=DEC2HEX([.F31]*32+[.G31];2)" office:value-type="string">
              <text:p>2D</text:p>
            </table:change-track-table-cell>
          </table:previous>
        </table:cell-content-change>
        <table:cell-content-change table:id="ct1131">
          <table:cell-address table:column="7" table:row="31" table:table="0"/>
          <office:change-info>
            <dc:creator>Mike </dc:creator>
            <dc:date>2011-08-04T12:48:19.60</dc:date>
          </office:change-info>
          <table:previous table:id="ct616">
            <table:change-track-table-cell/>
          </table:previous>
        </table:cell-content-change>
        <table:cell-content-change table:id="ct1132">
          <table:cell-address table:column="7" table:row="37" table:table="0"/>
          <office:change-info>
            <dc:creator>Mike </dc:creator>
            <dc:date>2011-08-04T12:48:19.60</dc:date>
          </office:change-info>
          <table:previous table:id="ct617">
            <table:change-track-table-cell/>
          </table:previous>
        </table:cell-content-change>
        <table:cell-content-change table:id="ct1133">
          <table:cell-address table:column="7" table:row="38" table:table="0"/>
          <office:change-info>
            <dc:creator>Mike </dc:creator>
            <dc:date>2011-08-04T12:48:19.60</dc:date>
          </office:change-info>
          <table:previous table:id="ct618">
            <table:change-track-table-cell/>
          </table:previous>
        </table:cell-content-change>
        <table:cell-content-change table:id="ct1134">
          <table:cell-address table:column="7" table:row="39" table:table="0"/>
          <office:change-info>
            <dc:creator>Mike </dc:creator>
            <dc:date>2011-08-04T12:48:19.60</dc:date>
          </office:change-info>
          <table:previous table:id="ct596">
            <table:change-track-table-cell table:cell-address="Sheet1.H40" table:formula="of:=DEC2HEX([.F40]*32+[.G40];2)" office:value-type="string">
              <text:p>40</text:p>
            </table:change-track-table-cell>
          </table:previous>
        </table:cell-content-change>
        <table:cell-content-change table:id="ct1135">
          <table:cell-address table:column="7" table:row="40" table:table="0"/>
          <office:change-info>
            <dc:creator>Mike </dc:creator>
            <dc:date>2011-08-04T12:48:19.60</dc:date>
          </office:change-info>
          <table:previous table:id="ct624">
            <table:change-track-table-cell/>
          </table:previous>
        </table:cell-content-change>
        <table:cell-content-change table:id="ct1136">
          <table:cell-address table:column="7" table:row="40" table:table="0"/>
          <office:change-info>
            <dc:creator>Mike </dc:creator>
            <dc:date>2011-08-04T12:48:19.60</dc:date>
          </office:change-info>
          <table:previous table:id="ct598">
            <table:change-track-table-cell table:cell-address="Sheet1.H41" table:formula="of:=DEC2HEX([.F41]*32+[.G41];2)" office:value-type="string">
              <text:p>4C</text:p>
            </table:change-track-table-cell>
          </table:previous>
        </table:cell-content-change>
        <table:cell-content-change table:id="ct1137">
          <table:cell-address table:column="7" table:row="41" table:table="0"/>
          <office:change-info>
            <dc:creator>Mike </dc:creator>
            <dc:date>2011-08-04T12:48:19.60</dc:date>
          </office:change-info>
          <table:previous table:id="ct599">
            <table:change-track-table-cell table:cell-address="Sheet1.H42" table:formula="of:=DEC2HEX([.F42]*32+[.G42];2)" office:value-type="string">
              <text:p>4D</text:p>
            </table:change-track-table-cell>
          </table:previous>
        </table:cell-content-change>
        <table:cell-content-change table:id="ct1138">
          <table:cell-address table:column="7" table:row="42" table:table="0"/>
          <office:change-info>
            <dc:creator>Mike </dc:creator>
            <dc:date>2011-08-04T12:48:19.60</dc:date>
          </office:change-info>
          <table:previous table:id="ct619">
            <table:change-track-table-cell/>
          </table:previous>
        </table:cell-content-change>
        <table:cell-content-change table:id="ct1139">
          <table:cell-address table:column="7" table:row="43" table:table="0"/>
          <office:change-info>
            <dc:creator>Mike </dc:creator>
            <dc:date>2011-08-04T12:48:19.60</dc:date>
          </office:change-info>
          <table:previous table:id="ct620">
            <table:change-track-table-cell/>
          </table:previous>
        </table:cell-content-change>
        <table:cell-content-change table:id="ct1140">
          <table:cell-address table:column="7" table:row="44" table:table="0"/>
          <office:change-info>
            <dc:creator>Mike </dc:creator>
            <dc:date>2011-08-04T12:48:19.60</dc:date>
          </office:change-info>
          <table:previous table:id="ct621">
            <table:change-track-table-cell/>
          </table:previous>
        </table:cell-content-change>
        <table:cell-content-change table:id="ct1141">
          <table:cell-address table:column="7" table:row="45" table:table="0"/>
          <office:change-info>
            <dc:creator>Mike </dc:creator>
            <dc:date>2011-08-04T12:48:19.60</dc:date>
          </office:change-info>
          <table:previous table:id="ct603">
            <table:change-track-table-cell table:cell-address="Sheet1.H46" table:formula="of:=DEC2HEX([.F46]*32+[.G46];2)" office:value-type="string">
              <text:p>4E</text:p>
            </table:change-track-table-cell>
          </table:previous>
        </table:cell-content-change>
        <table:cell-content-change table:id="ct1142">
          <table:cell-address table:column="7" table:row="46" table:table="0"/>
          <office:change-info>
            <dc:creator>Mike </dc:creator>
            <dc:date>2011-08-04T12:48:19.60</dc:date>
          </office:change-info>
          <table:previous table:id="ct625">
            <table:change-track-table-cell/>
          </table:previous>
        </table:cell-content-change>
        <table:cell-content-change table:id="ct1143">
          <table:cell-address table:column="7" table:row="47" table:table="0"/>
          <office:change-info>
            <dc:creator>Mike </dc:creator>
            <dc:date>2011-08-04T12:48:19.60</dc:date>
          </office:change-info>
          <table:previous table:id="ct605">
            <table:change-track-table-cell table:cell-address="Sheet1.H48" table:formula="of:=DEC2HEX([.F48]*32+[.G48];2)" office:value-type="string">
              <text:p>4F</text:p>
            </table:change-track-table-cell>
          </table:previous>
        </table:cell-content-change>
        <table:cell-content-change table:id="ct1144">
          <table:cell-address table:column="7" table:row="48" table:table="0"/>
          <office:change-info>
            <dc:creator>Mike </dc:creator>
            <dc:date>2011-08-04T12:48:19.60</dc:date>
          </office:change-info>
          <table:previous table:id="ct622">
            <table:change-track-table-cell/>
          </table:previous>
        </table:cell-content-change>
        <table:cell-content-change table:id="ct1145">
          <table:cell-address table:column="7" table:row="49" table:table="0"/>
          <office:change-info>
            <dc:creator>Mike </dc:creator>
            <dc:date>2011-08-04T12:48:19.60</dc:date>
          </office:change-info>
          <table:previous table:id="ct623">
            <table:change-track-table-cell/>
          </table:previous>
        </table:cell-content-change>
        <table:cell-content-change table:id="ct1146">
          <table:cell-address table:column="7" table:row="50" table:table="0"/>
          <office:change-info>
            <dc:creator>Mike </dc:creator>
            <dc:date>2011-08-04T12:48:19.60</dc:date>
          </office:change-info>
          <table:previous table:id="ct608">
            <table:change-track-table-cell table:cell-address="Sheet1.H51" table:formula="of:=DEC2HEX([.F51]*32+[.G51];2)" office:value-type="string">
              <text:p>69</text:p>
            </table:change-track-table-cell>
          </table:previous>
        </table:cell-content-change>
        <table:cell-content-change table:id="ct1147">
          <table:cell-address table:column="7" table:row="51" table:table="0"/>
          <office:change-info>
            <dc:creator>Mike </dc:creator>
            <dc:date>2011-08-04T12:48:19.60</dc:date>
          </office:change-info>
          <table:previous table:id="ct609">
            <table:change-track-table-cell table:cell-address="Sheet1.H52" table:formula="of:=DEC2HEX([.F52]*32+[.G52];2)" office:value-type="string">
              <text:p>6A</text:p>
            </table:change-track-table-cell>
          </table:previous>
        </table:cell-content-change>
        <table:cell-content-change table:id="ct1148">
          <table:cell-address table:column="7" table:row="52" table:table="0"/>
          <office:change-info>
            <dc:creator>Mike </dc:creator>
            <dc:date>2011-08-04T12:48:19.60</dc:date>
          </office:change-info>
          <table:previous table:id="ct610">
            <table:change-track-table-cell table:cell-address="Sheet1.H53" table:formula="of:=DEC2HEX([.F53]*32+[.G53];2)" office:value-type="string">
              <text:p>6B</text:p>
            </table:change-track-table-cell>
          </table:previous>
        </table:cell-content-change>
        <table:cell-content-change table:id="ct1149">
          <table:cell-address table:column="9" table:row="9" table:table="0"/>
          <office:change-info>
            <dc:creator>Mike </dc:creator>
            <dc:date>2011-08-04T12:48:45.67</dc:date>
          </office:change-info>
          <table:previous table:id="ct76">
            <table:change-track-table-cell table:cell-address="Sheet1.J10" table:formula="of:=IF([.B10]=&quot;Y&quot;;4;0)+IF([.C10]=&quot;Y&quot;;2;0)+IF([.D10]=&quot;Y&quot;;1;0)" office:value-type="float" office:value="0"/>
          </table:previous>
        </table:cell-content-change>
        <table:cell-content-change table:id="ct1150">
          <table:cell-address table:column="9" table:row="10" table:table="0"/>
          <office:change-info>
            <dc:creator>Mike </dc:creator>
            <dc:date>2011-08-04T12:48:49.66</dc:date>
          </office:change-info>
          <table:previous table:id="ct77">
            <table:change-track-table-cell table:cell-address="Sheet1.J11" table:formula="of:=IF([.B11]=&quot;Y&quot;;4;0)+IF([.C11]=&quot;Y&quot;;2;0)+IF([.D11]=&quot;Y&quot;;1;0)" office:value-type="float" office:value="4"/>
          </table:previous>
        </table:cell-content-change>
        <table:cell-content-change table:id="ct1151">
          <table:cell-address table:column="9" table:row="11" table:table="0"/>
          <office:change-info>
            <dc:creator>Mike </dc:creator>
            <dc:date>2011-08-04T12:48:49.66</dc:date>
          </office:change-info>
          <table:previous table:id="ct78">
            <table:change-track-table-cell table:cell-address="Sheet1.J12" table:formula="of:=IF([.B12]=&quot;Y&quot;;4;0)+IF([.C12]=&quot;Y&quot;;2;0)+IF([.D12]=&quot;Y&quot;;1;0)" office:value-type="float" office:value="0"/>
          </table:previous>
        </table:cell-content-change>
        <table:cell-content-change table:id="ct1152">
          <table:cell-address table:column="9" table:row="12" table:table="0"/>
          <office:change-info>
            <dc:creator>Mike </dc:creator>
            <dc:date>2011-08-04T12:48:49.66</dc:date>
          </office:change-info>
          <table:previous table:id="ct79">
            <table:change-track-table-cell table:cell-address="Sheet1.J13" table:formula="of:=IF([.B13]=&quot;Y&quot;;4;0)+IF([.C13]=&quot;Y&quot;;2;0)+IF([.D13]=&quot;Y&quot;;1;0)" office:value-type="float" office:value="0"/>
          </table:previous>
        </table:cell-content-change>
        <table:cell-content-change table:id="ct1153">
          <table:cell-address table:column="9" table:row="13" table:table="0"/>
          <office:change-info>
            <dc:creator>Mike </dc:creator>
            <dc:date>2011-08-04T12:48:49.66</dc:date>
          </office:change-info>
          <table:previous table:id="ct82">
            <table:change-track-table-cell table:cell-address="Sheet1.J14" table:formula="of:=IF([.B14]=&quot;Y&quot;;4;0)+IF([.C14]=&quot;Y&quot;;2;0)+IF([.D14]=&quot;Y&quot;;1;0)" office:value-type="float" office:value="4"/>
          </table:previous>
        </table:cell-content-change>
        <table:cell-content-change table:id="ct1154">
          <table:cell-address table:column="9" table:row="14" table:table="0"/>
          <office:change-info>
            <dc:creator>Mike </dc:creator>
            <dc:date>2011-08-04T12:48:49.66</dc:date>
          </office:change-info>
          <table:previous table:id="ct83">
            <table:change-track-table-cell table:cell-address="Sheet1.J15" table:formula="of:=IF([.B15]=&quot;Y&quot;;4;0)+IF([.C15]=&quot;Y&quot;;2;0)+IF([.D15]=&quot;Y&quot;;1;0)" office:value-type="float" office:value="4"/>
          </table:previous>
        </table:cell-content-change>
        <table:cell-content-change table:id="ct1155">
          <table:cell-address table:column="9" table:row="15" table:table="0"/>
          <office:change-info>
            <dc:creator>Mike </dc:creator>
            <dc:date>2011-08-04T12:48:49.66</dc:date>
          </office:change-info>
          <table:previous>
            <table:change-track-table-cell/>
          </table:previous>
        </table:cell-content-change>
        <table:cell-content-change table:id="ct1156">
          <table:cell-address table:column="9" table:row="16" table:table="0"/>
          <office:change-info>
            <dc:creator>Mike </dc:creator>
            <dc:date>2011-08-04T12:48:49.66</dc:date>
          </office:change-info>
          <table:previous>
            <table:change-track-table-cell/>
          </table:previous>
        </table:cell-content-change>
        <table:cell-content-change table:id="ct1157">
          <table:cell-address table:column="9" table:row="17" table:table="0"/>
          <office:change-info>
            <dc:creator>Mike </dc:creator>
            <dc:date>2011-08-04T12:48:49.66</dc:date>
          </office:change-info>
          <table:previous table:id="ct204">
            <table:change-track-table-cell table:cell-address="Sheet1.J18" table:formula="of:=IF([.B18]=&quot;Y&quot;;4;0)+IF([.C18]=&quot;Y&quot;;2;0)+IF([.D18]=&quot;Y&quot;;1;0)" office:value-type="float" office:value="4"/>
          </table:previous>
        </table:cell-content-change>
        <table:cell-content-change table:id="ct1158">
          <table:cell-address table:column="9" table:row="18" table:table="0"/>
          <office:change-info>
            <dc:creator>Mike </dc:creator>
            <dc:date>2011-08-04T12:48:49.66</dc:date>
          </office:change-info>
          <table:previous table:id="ct205">
            <table:change-track-table-cell table:cell-address="Sheet1.J19" table:formula="of:=IF([.B19]=&quot;Y&quot;;4;0)+IF([.C19]=&quot;Y&quot;;2;0)+IF([.D19]=&quot;Y&quot;;1;0)" office:value-type="float" office:value="4"/>
          </table:previous>
        </table:cell-content-change>
        <table:cell-content-change table:id="ct1159">
          <table:cell-address table:column="9" table:row="19" table:table="0"/>
          <office:change-info>
            <dc:creator>Mike </dc:creator>
            <dc:date>2011-08-04T12:48:49.66</dc:date>
          </office:change-info>
          <table:previous>
            <table:change-track-table-cell/>
          </table:previous>
        </table:cell-content-change>
        <table:cell-content-change table:id="ct1160">
          <table:cell-address table:column="9" table:row="20" table:table="0"/>
          <office:change-info>
            <dc:creator>Mike </dc:creator>
            <dc:date>2011-08-04T12:48:49.66</dc:date>
          </office:change-info>
          <table:previous>
            <table:change-track-table-cell/>
          </table:previous>
        </table:cell-content-change>
        <table:cell-content-change table:id="ct1161">
          <table:cell-address table:column="9" table:row="21" table:table="0"/>
          <office:change-info>
            <dc:creator>Mike </dc:creator>
            <dc:date>2011-08-04T12:48:49.66</dc:date>
          </office:change-info>
          <table:previous table:id="ct84">
            <table:change-track-table-cell table:cell-address="Sheet1.J22" table:formula="of:=IF([.B22]=&quot;Y&quot;;4;0)+IF([.C22]=&quot;Y&quot;;2;0)+IF([.D22]=&quot;Y&quot;;1;0)" office:value-type="float" office:value="2"/>
          </table:previous>
        </table:cell-content-change>
        <table:cell-content-change table:id="ct1162">
          <table:cell-address table:column="9" table:row="22" table:table="0"/>
          <office:change-info>
            <dc:creator>Mike </dc:creator>
            <dc:date>2011-08-04T12:48:49.66</dc:date>
          </office:change-info>
          <table:previous table:id="ct85">
            <table:change-track-table-cell table:cell-address="Sheet1.J23" table:formula="of:=IF([.B23]=&quot;Y&quot;;4;0)+IF([.C23]=&quot;Y&quot;;2;0)+IF([.D23]=&quot;Y&quot;;1;0)" office:value-type="float" office:value="2"/>
          </table:previous>
        </table:cell-content-change>
        <table:cell-content-change table:id="ct1163">
          <table:cell-address table:column="9" table:row="23" table:table="0"/>
          <office:change-info>
            <dc:creator>Mike </dc:creator>
            <dc:date>2011-08-04T12:48:49.66</dc:date>
          </office:change-info>
          <table:previous table:id="ct86">
            <table:change-track-table-cell table:cell-address="Sheet1.J24" table:formula="of:=IF([.B24]=&quot;Y&quot;;4;0)+IF([.C24]=&quot;Y&quot;;2;0)+IF([.D24]=&quot;Y&quot;;1;0)" office:value-type="float" office:value="3"/>
          </table:previous>
        </table:cell-content-change>
        <table:cell-content-change table:id="ct1164">
          <table:cell-address table:column="9" table:row="24" table:table="0"/>
          <office:change-info>
            <dc:creator>Mike </dc:creator>
            <dc:date>2011-08-04T12:48:49.66</dc:date>
          </office:change-info>
          <table:previous>
            <table:change-track-table-cell/>
          </table:previous>
        </table:cell-content-change>
        <table:cell-content-change table:id="ct1165">
          <table:cell-address table:column="9" table:row="24" table:table="0"/>
          <office:change-info>
            <dc:creator>Mike </dc:creator>
            <dc:date>2011-08-04T12:48:49.66</dc:date>
          </office:change-info>
          <table:previous table:id="ct87">
            <table:change-track-table-cell table:cell-address="Sheet1.J25" table:formula="of:=IF([.B25]=&quot;Y&quot;;4;0)+IF([.C25]=&quot;Y&quot;;2;0)+IF([.D25]=&quot;Y&quot;;1;0)" office:value-type="float" office:value="2"/>
          </table:previous>
        </table:cell-content-change>
        <table:cell-content-change table:id="ct1166">
          <table:cell-address table:column="9" table:row="25" table:table="0"/>
          <office:change-info>
            <dc:creator>Mike </dc:creator>
            <dc:date>2011-08-04T12:48:49.66</dc:date>
          </office:change-info>
          <table:previous table:id="ct88">
            <table:change-track-table-cell table:cell-address="Sheet1.J26" table:formula="of:=IF([.B26]=&quot;Y&quot;;4;0)+IF([.C26]=&quot;Y&quot;;2;0)+IF([.D26]=&quot;Y&quot;;1;0)" office:value-type="float" office:value="2"/>
          </table:previous>
        </table:cell-content-change>
        <table:cell-content-change table:id="ct1167">
          <table:cell-address table:column="9" table:row="26" table:table="0"/>
          <office:change-info>
            <dc:creator>Mike </dc:creator>
            <dc:date>2011-08-04T12:48:49.66</dc:date>
          </office:change-info>
          <table:previous table:id="ct89">
            <table:change-track-table-cell table:cell-address="Sheet1.J27" table:formula="of:=IF([.B27]=&quot;Y&quot;;4;0)+IF([.C27]=&quot;Y&quot;;2;0)+IF([.D27]=&quot;Y&quot;;1;0)" office:value-type="float" office:value="3"/>
          </table:previous>
        </table:cell-content-change>
        <table:cell-content-change table:id="ct1168">
          <table:cell-address table:column="9" table:row="27" table:table="0"/>
          <office:change-info>
            <dc:creator>Mike </dc:creator>
            <dc:date>2011-08-04T12:48:49.66</dc:date>
          </office:change-info>
          <table:previous table:id="ct90">
            <table:change-track-table-cell table:cell-address="Sheet1.J28" table:formula="of:=IF([.B28]=&quot;Y&quot;;4;0)+IF([.C28]=&quot;Y&quot;;2;0)+IF([.D28]=&quot;Y&quot;;1;0)" office:value-type="float" office:value="4"/>
          </table:previous>
        </table:cell-content-change>
        <table:cell-content-change table:id="ct1169">
          <table:cell-address table:column="9" table:row="28" table:table="0"/>
          <office:change-info>
            <dc:creator>Mike </dc:creator>
            <dc:date>2011-08-04T12:48:49.66</dc:date>
          </office:change-info>
          <table:previous table:id="ct91">
            <table:change-track-table-cell table:cell-address="Sheet1.J29" table:formula="of:=IF([.B29]=&quot;Y&quot;;4;0)+IF([.C29]=&quot;Y&quot;;2;0)+IF([.D29]=&quot;Y&quot;;1;0)" office:value-type="float" office:value="0"/>
          </table:previous>
        </table:cell-content-change>
        <table:cell-content-change table:id="ct1170">
          <table:cell-address table:column="9" table:row="29" table:table="0"/>
          <office:change-info>
            <dc:creator>Mike </dc:creator>
            <dc:date>2011-08-04T12:48:49.66</dc:date>
          </office:change-info>
          <table:previous table:id="ct92">
            <table:change-track-table-cell table:cell-address="Sheet1.J30" table:formula="of:=IF([.B30]=&quot;Y&quot;;4;0)+IF([.C30]=&quot;Y&quot;;2;0)+IF([.D30]=&quot;Y&quot;;1;0)" office:value-type="float" office:value="2"/>
          </table:previous>
        </table:cell-content-change>
        <table:cell-content-change table:id="ct1171">
          <table:cell-address table:column="9" table:row="30" table:table="0"/>
          <office:change-info>
            <dc:creator>Mike </dc:creator>
            <dc:date>2011-08-04T12:48:49.66</dc:date>
          </office:change-info>
          <table:previous table:id="ct93">
            <table:change-track-table-cell table:cell-address="Sheet1.J31" table:formula="of:=IF([.B31]=&quot;Y&quot;;4;0)+IF([.C31]=&quot;Y&quot;;2;0)+IF([.D31]=&quot;Y&quot;;1;0)" office:value-type="float" office:value="2"/>
          </table:previous>
        </table:cell-content-change>
        <table:cell-content-change table:id="ct1172">
          <table:cell-address table:column="9" table:row="31" table:table="0"/>
          <office:change-info>
            <dc:creator>Mike </dc:creator>
            <dc:date>2011-08-04T12:48:49.66</dc:date>
          </office:change-info>
          <table:previous>
            <table:change-track-table-cell/>
          </table:previous>
        </table:cell-content-change>
        <table:cell-content-change table:id="ct1173">
          <table:cell-address table:column="9" table:row="37" table:table="0"/>
          <office:change-info>
            <dc:creator>Mike </dc:creator>
            <dc:date>2011-08-04T12:48:49.66</dc:date>
          </office:change-info>
          <table:previous>
            <table:change-track-table-cell/>
          </table:previous>
        </table:cell-content-change>
        <table:cell-content-change table:id="ct1174">
          <table:cell-address table:column="9" table:row="38" table:table="0"/>
          <office:change-info>
            <dc:creator>Mike </dc:creator>
            <dc:date>2011-08-04T12:48:49.66</dc:date>
          </office:change-info>
          <table:previous>
            <table:change-track-table-cell/>
          </table:previous>
        </table:cell-content-change>
        <table:cell-content-change table:id="ct1175">
          <table:cell-address table:column="9" table:row="39" table:table="0"/>
          <office:change-info>
            <dc:creator>Mike </dc:creator>
            <dc:date>2011-08-04T12:48:49.66</dc:date>
          </office:change-info>
          <table:previous table:id="ct94">
            <table:change-track-table-cell table:cell-address="Sheet1.J40" table:formula="of:=IF([.B40]=&quot;Y&quot;;4;0)+IF([.C40]=&quot;Y&quot;;2;0)+IF([.D40]=&quot;Y&quot;;1;0)" office:value-type="float" office:value="4"/>
          </table:previous>
        </table:cell-content-change>
        <table:cell-content-change table:id="ct1176">
          <table:cell-address table:column="9" table:row="40" table:table="0"/>
          <office:change-info>
            <dc:creator>Mike </dc:creator>
            <dc:date>2011-08-04T12:48:49.66</dc:date>
          </office:change-info>
          <table:previous table:id="ct96">
            <table:change-track-table-cell/>
          </table:previous>
        </table:cell-content-change>
        <table:cell-content-change table:id="ct1177">
          <table:cell-address table:column="9" table:row="40" table:table="0"/>
          <office:change-info>
            <dc:creator>Mike </dc:creator>
            <dc:date>2011-08-04T12:48:49.66</dc:date>
          </office:change-info>
          <table:previous table:id="ct97">
            <table:change-track-table-cell table:cell-address="Sheet1.J41" table:formula="of:=IF([.B41]=&quot;Y&quot;;4;0)+IF([.C41]=&quot;Y&quot;;2;0)+IF([.D41]=&quot;Y&quot;;1;0)" office:value-type="float" office:value="4"/>
          </table:previous>
        </table:cell-content-change>
        <table:cell-content-change table:id="ct1178">
          <table:cell-address table:column="9" table:row="41" table:table="0"/>
          <office:change-info>
            <dc:creator>Mike </dc:creator>
            <dc:date>2011-08-04T12:48:49.66</dc:date>
          </office:change-info>
          <table:previous table:id="ct98">
            <table:change-track-table-cell table:cell-address="Sheet1.J42" table:formula="of:=IF([.B42]=&quot;Y&quot;;4;0)+IF([.C42]=&quot;Y&quot;;2;0)+IF([.D42]=&quot;Y&quot;;1;0)" office:value-type="float" office:value="4"/>
          </table:previous>
        </table:cell-content-change>
        <table:cell-content-change table:id="ct1179">
          <table:cell-address table:column="9" table:row="42" table:table="0"/>
          <office:change-info>
            <dc:creator>Mike </dc:creator>
            <dc:date>2011-08-04T12:48:49.66</dc:date>
          </office:change-info>
          <table:previous>
            <table:change-track-table-cell/>
          </table:previous>
        </table:cell-content-change>
        <table:cell-content-change table:id="ct1180">
          <table:cell-address table:column="9" table:row="43" table:table="0"/>
          <office:change-info>
            <dc:creator>Mike </dc:creator>
            <dc:date>2011-08-04T12:48:49.66</dc:date>
          </office:change-info>
          <table:previous>
            <table:change-track-table-cell/>
          </table:previous>
        </table:cell-content-change>
        <table:cell-content-change table:id="ct1181">
          <table:cell-address table:column="9" table:row="44" table:table="0"/>
          <office:change-info>
            <dc:creator>Mike </dc:creator>
            <dc:date>2011-08-04T12:48:49.66</dc:date>
          </office:change-info>
          <table:previous>
            <table:change-track-table-cell/>
          </table:previous>
        </table:cell-content-change>
        <table:cell-content-change table:id="ct1182">
          <table:cell-address table:column="9" table:row="45" table:table="0"/>
          <office:change-info>
            <dc:creator>Mike </dc:creator>
            <dc:date>2011-08-04T12:48:49.66</dc:date>
          </office:change-info>
          <table:previous table:id="ct99">
            <table:change-track-table-cell table:cell-address="Sheet1.J46" table:formula="of:=IF([.B46]=&quot;Y&quot;;4;0)+IF([.C46]=&quot;Y&quot;;2;0)+IF([.D46]=&quot;Y&quot;;1;0)" office:value-type="float" office:value="4"/>
          </table:previous>
        </table:cell-content-change>
        <table:cell-content-change table:id="ct1183">
          <table:cell-address table:column="9" table:row="46" table:table="0"/>
          <office:change-info>
            <dc:creator>Mike </dc:creator>
            <dc:date>2011-08-04T12:48:49.66</dc:date>
          </office:change-info>
          <table:previous>
            <table:change-track-table-cell/>
          </table:previous>
        </table:cell-content-change>
        <table:cell-content-change table:id="ct1184">
          <table:cell-address table:column="9" table:row="47" table:table="0"/>
          <office:change-info>
            <dc:creator>Mike </dc:creator>
            <dc:date>2011-08-04T12:48:49.66</dc:date>
          </office:change-info>
          <table:previous table:id="ct100">
            <table:change-track-table-cell table:cell-address="Sheet1.J48" table:formula="of:=IF([.B48]=&quot;Y&quot;;4;0)+IF([.C48]=&quot;Y&quot;;2;0)+IF([.D48]=&quot;Y&quot;;1;0)" office:value-type="float" office:value="4"/>
          </table:previous>
        </table:cell-content-change>
        <table:cell-content-change table:id="ct1185">
          <table:cell-address table:column="9" table:row="48" table:table="0"/>
          <office:change-info>
            <dc:creator>Mike </dc:creator>
            <dc:date>2011-08-04T12:48:49.66</dc:date>
          </office:change-info>
          <table:previous>
            <table:change-track-table-cell/>
          </table:previous>
        </table:cell-content-change>
        <table:cell-content-change table:id="ct1186">
          <table:cell-address table:column="9" table:row="49" table:table="0"/>
          <office:change-info>
            <dc:creator>Mike </dc:creator>
            <dc:date>2011-08-04T12:48:49.66</dc:date>
          </office:change-info>
          <table:previous>
            <table:change-track-table-cell/>
          </table:previous>
        </table:cell-content-change>
        <table:cell-content-change table:id="ct1187">
          <table:cell-address table:column="9" table:row="50" table:table="0"/>
          <office:change-info>
            <dc:creator>Mike </dc:creator>
            <dc:date>2011-08-04T12:48:49.66</dc:date>
          </office:change-info>
          <table:previous table:id="ct101">
            <table:change-track-table-cell table:cell-address="Sheet1.J51" table:formula="of:=IF([.B51]=&quot;Y&quot;;4;0)+IF([.C51]=&quot;Y&quot;;2;0)+IF([.D51]=&quot;Y&quot;;1;0)" office:value-type="float" office:value="4"/>
          </table:previous>
        </table:cell-content-change>
        <table:cell-content-change table:id="ct1188">
          <table:cell-address table:column="9" table:row="51" table:table="0"/>
          <office:change-info>
            <dc:creator>Mike </dc:creator>
            <dc:date>2011-08-04T12:48:49.66</dc:date>
          </office:change-info>
          <table:previous table:id="ct102">
            <table:change-track-table-cell table:cell-address="Sheet1.J52" table:formula="of:=IF([.B52]=&quot;Y&quot;;4;0)+IF([.C52]=&quot;Y&quot;;2;0)+IF([.D52]=&quot;Y&quot;;1;0)" office:value-type="float" office:value="4"/>
          </table:previous>
        </table:cell-content-change>
        <table:cell-content-change table:id="ct1189">
          <table:cell-address table:column="9" table:row="52" table:table="0"/>
          <office:change-info>
            <dc:creator>Mike </dc:creator>
            <dc:date>2011-08-04T12:48:49.66</dc:date>
          </office:change-info>
          <table:previous table:id="ct103">
            <table:change-track-table-cell table:cell-address="Sheet1.J53" table:formula="of:=IF([.B53]=&quot;Y&quot;;4;0)+IF([.C53]=&quot;Y&quot;;2;0)+IF([.D53]=&quot;Y&quot;;1;0)" office:value-type="float" office:value="4"/>
          </table:previous>
        </table:cell-content-change>
        <table:cell-content-change table:id="ct1190">
          <table:cell-address table:column="9" table:row="9" table:table="0"/>
          <office:change-info>
            <dc:creator>Mike </dc:creator>
            <dc:date>2011-08-04T12:49:21.49</dc:date>
          </office:change-info>
          <table:previous table:id="ct626">
            <table:change-track-table-cell table:cell-address="Sheet1.J10" table:formula="of:=DEC2HEX(1*(16*256)+HEX2DEC([.H10])*16+#ref!12+IF(NOT ([.E10]=&quot;Y&quot;);2*16*256;0);4)" office:value-type="float" office:value="0"/>
          </table:previous>
        </table:cell-content-change>
        <table:cell-content-change table:id="ct1191">
          <table:cell-address table:column="9" table:row="10" table:table="0"/>
          <office:change-info>
            <dc:creator>Mike </dc:creator>
            <dc:date>2011-08-04T12:49:26.19</dc:date>
          </office:change-info>
          <table:previous table:id="ct627">
            <table:change-track-table-cell table:cell-address="Sheet1.J11" table:formula="of:=DEC2HEX(1*(16*256)+HEX2DEC([.H11])*16+#ref!13+IF(NOT ([.E11]=&quot;Y&quot;);2*16*256;0);4)" office:value-type="float" office:value="0"/>
          </table:previous>
        </table:cell-content-change>
        <table:cell-content-change table:id="ct1192">
          <table:cell-address table:column="9" table:row="11" table:table="0"/>
          <office:change-info>
            <dc:creator>Mike </dc:creator>
            <dc:date>2011-08-04T12:49:26.19</dc:date>
          </office:change-info>
          <table:previous table:id="ct628">
            <table:change-track-table-cell table:cell-address="Sheet1.J12" table:formula="of:=DEC2HEX(1*(16*256)+HEX2DEC([.H12])*16+#ref!14+IF(NOT ([.E12]=&quot;Y&quot;);2*16*256;0);4)" office:value-type="float" office:value="0"/>
          </table:previous>
        </table:cell-content-change>
        <table:cell-content-change table:id="ct1193">
          <table:cell-address table:column="9" table:row="12" table:table="0"/>
          <office:change-info>
            <dc:creator>Mike </dc:creator>
            <dc:date>2011-08-04T12:49:26.19</dc:date>
          </office:change-info>
          <table:previous table:id="ct629">
            <table:change-track-table-cell table:cell-address="Sheet1.J13" table:formula="of:=DEC2HEX(1*(16*256)+HEX2DEC([.H13])*16+#ref!15+IF(NOT ([.E13]=&quot;Y&quot;);2*16*256;0);4)" office:value-type="float" office:value="0"/>
          </table:previous>
        </table:cell-content-change>
        <table:cell-content-change table:id="ct1194">
          <table:cell-address table:column="9" table:row="13" table:table="0"/>
          <office:change-info>
            <dc:creator>Mike </dc:creator>
            <dc:date>2011-08-04T12:49:26.19</dc:date>
          </office:change-info>
          <table:previous table:id="ct630">
            <table:change-track-table-cell table:cell-address="Sheet1.J14" table:formula="of:=DEC2HEX(1*(16*256)+HEX2DEC([.H14])*16+#ref!16+IF(NOT ([.E14]=&quot;Y&quot;);2*16*256;0);4)" office:value-type="float" office:value="0"/>
          </table:previous>
        </table:cell-content-change>
        <table:cell-content-change table:id="ct1195">
          <table:cell-address table:column="9" table:row="14" table:table="0"/>
          <office:change-info>
            <dc:creator>Mike </dc:creator>
            <dc:date>2011-08-04T12:49:26.19</dc:date>
          </office:change-info>
          <table:previous table:id="ct631">
            <table:change-track-table-cell table:cell-address="Sheet1.J15" table:formula="of:=DEC2HEX(1*(16*256)+HEX2DEC([.H15])*16+#ref!17+IF(NOT ([.E15]=&quot;Y&quot;);2*16*256;0);4)" office:value-type="float" office:value="0"/>
          </table:previous>
        </table:cell-content-change>
        <table:cell-content-change table:id="ct1196">
          <table:cell-address table:column="9" table:row="15" table:table="0"/>
          <office:change-info>
            <dc:creator>Mike </dc:creator>
            <dc:date>2011-08-04T12:49:26.19</dc:date>
          </office:change-info>
          <table:previous table:id="ct667">
            <table:change-track-table-cell/>
          </table:previous>
        </table:cell-content-change>
        <table:cell-content-change table:id="ct1197">
          <table:cell-address table:column="9" table:row="16" table:table="0"/>
          <office:change-info>
            <dc:creator>Mike </dc:creator>
            <dc:date>2011-08-04T12:49:26.19</dc:date>
          </office:change-info>
          <table:previous table:id="ct668">
            <table:change-track-table-cell/>
          </table:previous>
        </table:cell-content-change>
        <table:cell-content-change table:id="ct1198">
          <table:cell-address table:column="9" table:row="17" table:table="0"/>
          <office:change-info>
            <dc:creator>Mike </dc:creator>
            <dc:date>2011-08-04T12:49:26.19</dc:date>
          </office:change-info>
          <table:previous table:id="ct634">
            <table:change-track-table-cell table:cell-address="Sheet1.J18" table:formula="of:=DEC2HEX(1*(16*256)+HEX2DEC([.H18])*16+#ref!20+IF(NOT ([.E18]=&quot;Y&quot;);2*16*256;0);4)" office:value-type="float" office:value="0"/>
          </table:previous>
        </table:cell-content-change>
        <table:cell-content-change table:id="ct1199">
          <table:cell-address table:column="9" table:row="18" table:table="0"/>
          <office:change-info>
            <dc:creator>Mike </dc:creator>
            <dc:date>2011-08-04T12:49:26.19</dc:date>
          </office:change-info>
          <table:previous table:id="ct635">
            <table:change-track-table-cell table:cell-address="Sheet1.J19" table:formula="of:=DEC2HEX(1*(16*256)+HEX2DEC([.H19])*16+#ref!21+IF(NOT ([.E19]=&quot;Y&quot;);2*16*256;0);4)" office:value-type="float" office:value="0"/>
          </table:previous>
        </table:cell-content-change>
        <table:cell-content-change table:id="ct1200">
          <table:cell-address table:column="9" table:row="19" table:table="0"/>
          <office:change-info>
            <dc:creator>Mike </dc:creator>
            <dc:date>2011-08-04T12:49:26.19</dc:date>
          </office:change-info>
          <table:previous table:id="ct669">
            <table:change-track-table-cell/>
          </table:previous>
        </table:cell-content-change>
        <table:cell-content-change table:id="ct1201">
          <table:cell-address table:column="9" table:row="20" table:table="0"/>
          <office:change-info>
            <dc:creator>Mike </dc:creator>
            <dc:date>2011-08-04T12:49:26.19</dc:date>
          </office:change-info>
          <table:previous table:id="ct670">
            <table:change-track-table-cell/>
          </table:previous>
        </table:cell-content-change>
        <table:cell-content-change table:id="ct1202">
          <table:cell-address table:column="9" table:row="21" table:table="0"/>
          <office:change-info>
            <dc:creator>Mike </dc:creator>
            <dc:date>2011-08-04T12:49:26.19</dc:date>
          </office:change-info>
          <table:previous table:id="ct638">
            <table:change-track-table-cell table:cell-address="Sheet1.J22" table:formula="of:=DEC2HEX(1*(16*256)+HEX2DEC([.H22])*16+#ref!24+IF(NOT ([.E22]=&quot;Y&quot;);2*16*256;0);4)" office:value-type="float" office:value="0"/>
          </table:previous>
        </table:cell-content-change>
        <table:cell-content-change table:id="ct1203">
          <table:cell-address table:column="9" table:row="22" table:table="0"/>
          <office:change-info>
            <dc:creator>Mike </dc:creator>
            <dc:date>2011-08-04T12:49:26.19</dc:date>
          </office:change-info>
          <table:previous table:id="ct639">
            <table:change-track-table-cell table:cell-address="Sheet1.J23" table:formula="of:=DEC2HEX(1*(16*256)+HEX2DEC([.H23])*16+#ref!25+IF(NOT ([.E23]=&quot;Y&quot;);2*16*256;0);4)" office:value-type="float" office:value="0"/>
          </table:previous>
        </table:cell-content-change>
        <table:cell-content-change table:id="ct1204">
          <table:cell-address table:column="9" table:row="23" table:table="0"/>
          <office:change-info>
            <dc:creator>Mike </dc:creator>
            <dc:date>2011-08-04T12:49:26.19</dc:date>
          </office:change-info>
          <table:previous table:id="ct640">
            <table:change-track-table-cell table:cell-address="Sheet1.J24" table:formula="of:=DEC2HEX(1*(16*256)+HEX2DEC([.H24])*16+#ref!26+IF(NOT ([.E24]=&quot;Y&quot;);2*16*256;0);4)" office:value-type="float" office:value="0"/>
          </table:previous>
        </table:cell-content-change>
        <table:cell-content-change table:id="ct1205">
          <table:cell-address table:column="9" table:row="24" table:table="0"/>
          <office:change-info>
            <dc:creator>Mike </dc:creator>
            <dc:date>2011-08-04T12:49:26.19</dc:date>
          </office:change-info>
          <table:previous table:id="ct671">
            <table:change-track-table-cell/>
          </table:previous>
        </table:cell-content-change>
        <table:cell-content-change table:id="ct1206">
          <table:cell-address table:column="9" table:row="24" table:table="0"/>
          <office:change-info>
            <dc:creator>Mike </dc:creator>
            <dc:date>2011-08-04T12:49:26.19</dc:date>
          </office:change-info>
          <table:previous table:id="ct642">
            <table:change-track-table-cell table:cell-address="Sheet1.J25" table:formula="of:=DEC2HEX(1*(16*256)+HEX2DEC([.H25])*16+#ref!27+IF(NOT ([.E25]=&quot;Y&quot;);2*16*256;0);4)" office:value-type="float" office:value="0"/>
          </table:previous>
        </table:cell-content-change>
        <table:cell-content-change table:id="ct1207">
          <table:cell-address table:column="9" table:row="25" table:table="0"/>
          <office:change-info>
            <dc:creator>Mike </dc:creator>
            <dc:date>2011-08-04T12:49:26.19</dc:date>
          </office:change-info>
          <table:previous table:id="ct643">
            <table:change-track-table-cell table:cell-address="Sheet1.J26" table:formula="of:=DEC2HEX(1*(16*256)+HEX2DEC([.H26])*16+#ref!28+IF(NOT ([.E26]=&quot;Y&quot;);2*16*256;0);4)" office:value-type="float" office:value="0"/>
          </table:previous>
        </table:cell-content-change>
        <table:cell-content-change table:id="ct1208">
          <table:cell-address table:column="9" table:row="26" table:table="0"/>
          <office:change-info>
            <dc:creator>Mike </dc:creator>
            <dc:date>2011-08-04T12:49:26.19</dc:date>
          </office:change-info>
          <table:previous table:id="ct644">
            <table:change-track-table-cell table:cell-address="Sheet1.J27" table:formula="of:=DEC2HEX(1*(16*256)+HEX2DEC([.H27])*16+#ref!29+IF(NOT ([.E27]=&quot;Y&quot;);2*16*256;0);4)" office:value-type="float" office:value="0"/>
          </table:previous>
        </table:cell-content-change>
        <table:cell-content-change table:id="ct1209">
          <table:cell-address table:column="9" table:row="27" table:table="0"/>
          <office:change-info>
            <dc:creator>Mike </dc:creator>
            <dc:date>2011-08-04T12:49:26.19</dc:date>
          </office:change-info>
          <table:previous table:id="ct645">
            <table:change-track-table-cell table:cell-address="Sheet1.J28" table:formula="of:=DEC2HEX(1*(16*256)+HEX2DEC([.H28])*16+#ref!30+IF(NOT ([.E28]=&quot;Y&quot;);2*16*256;0);4)" office:value-type="float" office:value="0"/>
          </table:previous>
        </table:cell-content-change>
        <table:cell-content-change table:id="ct1210">
          <table:cell-address table:column="9" table:row="28" table:table="0"/>
          <office:change-info>
            <dc:creator>Mike </dc:creator>
            <dc:date>2011-08-04T12:49:26.19</dc:date>
          </office:change-info>
          <table:previous table:id="ct646">
            <table:change-track-table-cell table:cell-address="Sheet1.J29" table:formula="of:=DEC2HEX(1*(16*256)+HEX2DEC([.H29])*16+#ref!31+IF(NOT ([.E29]=&quot;Y&quot;);2*16*256;0);4)" office:value-type="float" office:value="0"/>
          </table:previous>
        </table:cell-content-change>
        <table:cell-content-change table:id="ct1211">
          <table:cell-address table:column="9" table:row="29" table:table="0"/>
          <office:change-info>
            <dc:creator>Mike </dc:creator>
            <dc:date>2011-08-04T12:49:26.19</dc:date>
          </office:change-info>
          <table:previous table:id="ct647">
            <table:change-track-table-cell table:cell-address="Sheet1.J30" table:formula="of:=DEC2HEX(1*(16*256)+HEX2DEC([.H30])*16+#ref!32+IF(NOT ([.E30]=&quot;Y&quot;);2*16*256;0);4)" office:value-type="float" office:value="0"/>
          </table:previous>
        </table:cell-content-change>
        <table:cell-content-change table:id="ct1212">
          <table:cell-address table:column="9" table:row="30" table:table="0"/>
          <office:change-info>
            <dc:creator>Mike </dc:creator>
            <dc:date>2011-08-04T12:49:26.19</dc:date>
          </office:change-info>
          <table:previous table:id="ct648">
            <table:change-track-table-cell table:cell-address="Sheet1.J31" table:formula="of:=DEC2HEX(1*(16*256)+HEX2DEC([.H31])*16+#ref!33+IF(NOT ([.E31]=&quot;Y&quot;);2*16*256;0);4)" office:value-type="float" office:value="0"/>
          </table:previous>
        </table:cell-content-change>
        <table:cell-content-change table:id="ct1213">
          <table:cell-address table:column="9" table:row="31" table:table="0"/>
          <office:change-info>
            <dc:creator>Mike </dc:creator>
            <dc:date>2011-08-04T12:49:26.19</dc:date>
          </office:change-info>
          <table:previous table:id="ct672">
            <table:change-track-table-cell/>
          </table:previous>
        </table:cell-content-change>
        <table:cell-content-change table:id="ct1214">
          <table:cell-address table:column="9" table:row="37" table:table="0"/>
          <office:change-info>
            <dc:creator>Mike </dc:creator>
            <dc:date>2011-08-04T12:49:26.19</dc:date>
          </office:change-info>
          <table:previous table:id="ct673">
            <table:change-track-table-cell/>
          </table:previous>
        </table:cell-content-change>
        <table:cell-content-change table:id="ct1215">
          <table:cell-address table:column="9" table:row="38" table:table="0"/>
          <office:change-info>
            <dc:creator>Mike </dc:creator>
            <dc:date>2011-08-04T12:49:26.19</dc:date>
          </office:change-info>
          <table:previous table:id="ct674">
            <table:change-track-table-cell/>
          </table:previous>
        </table:cell-content-change>
        <table:cell-content-change table:id="ct1216">
          <table:cell-address table:column="9" table:row="39" table:table="0"/>
          <office:change-info>
            <dc:creator>Mike </dc:creator>
            <dc:date>2011-08-04T12:49:26.19</dc:date>
          </office:change-info>
          <table:previous table:id="ct652">
            <table:change-track-table-cell table:cell-address="Sheet1.J40" table:formula="of:=DEC2HEX(1*(16*256)+HEX2DEC([.H40])*16+#ref!37+IF(NOT ([.E40]=&quot;Y&quot;);2*16*256;0);4)" office:value-type="float" office:value="0"/>
          </table:previous>
        </table:cell-content-change>
        <table:cell-content-change table:id="ct1217">
          <table:cell-address table:column="9" table:row="40" table:table="0"/>
          <office:change-info>
            <dc:creator>Mike </dc:creator>
            <dc:date>2011-08-04T12:49:26.19</dc:date>
          </office:change-info>
          <table:previous table:id="ct680">
            <table:change-track-table-cell/>
          </table:previous>
        </table:cell-content-change>
        <table:cell-content-change table:id="ct1218">
          <table:cell-address table:column="9" table:row="40" table:table="0"/>
          <office:change-info>
            <dc:creator>Mike </dc:creator>
            <dc:date>2011-08-04T12:49:26.19</dc:date>
          </office:change-info>
          <table:previous table:id="ct654">
            <table:change-track-table-cell table:cell-address="Sheet1.J41" table:formula="of:=DEC2HEX(1*(16*256)+HEX2DEC([.H41])*16+#ref!39+IF(NOT ([.E41]=&quot;Y&quot;);2*16*256;0);4)" office:value-type="float" office:value="0"/>
          </table:previous>
        </table:cell-content-change>
        <table:cell-content-change table:id="ct1219">
          <table:cell-address table:column="9" table:row="41" table:table="0"/>
          <office:change-info>
            <dc:creator>Mike </dc:creator>
            <dc:date>2011-08-04T12:49:26.19</dc:date>
          </office:change-info>
          <table:previous table:id="ct655">
            <table:change-track-table-cell table:cell-address="Sheet1.J42" table:formula="of:=DEC2HEX(1*(16*256)+HEX2DEC([.H42])*16+#ref!40+IF(NOT ([.E42]=&quot;Y&quot;);2*16*256;0);4)" office:value-type="float" office:value="0"/>
          </table:previous>
        </table:cell-content-change>
        <table:cell-content-change table:id="ct1220">
          <table:cell-address table:column="9" table:row="42" table:table="0"/>
          <office:change-info>
            <dc:creator>Mike </dc:creator>
            <dc:date>2011-08-04T12:49:26.19</dc:date>
          </office:change-info>
          <table:previous table:id="ct675">
            <table:change-track-table-cell/>
          </table:previous>
        </table:cell-content-change>
        <table:cell-content-change table:id="ct1221">
          <table:cell-address table:column="9" table:row="43" table:table="0"/>
          <office:change-info>
            <dc:creator>Mike </dc:creator>
            <dc:date>2011-08-04T12:49:26.19</dc:date>
          </office:change-info>
          <table:previous table:id="ct676">
            <table:change-track-table-cell/>
          </table:previous>
        </table:cell-content-change>
        <table:cell-content-change table:id="ct1222">
          <table:cell-address table:column="9" table:row="44" table:table="0"/>
          <office:change-info>
            <dc:creator>Mike </dc:creator>
            <dc:date>2011-08-04T12:49:26.19</dc:date>
          </office:change-info>
          <table:previous table:id="ct677">
            <table:change-track-table-cell/>
          </table:previous>
        </table:cell-content-change>
        <table:cell-content-change table:id="ct1223">
          <table:cell-address table:column="9" table:row="45" table:table="0"/>
          <office:change-info>
            <dc:creator>Mike </dc:creator>
            <dc:date>2011-08-04T12:49:26.19</dc:date>
          </office:change-info>
          <table:previous table:id="ct659">
            <table:change-track-table-cell table:cell-address="Sheet1.J46" table:formula="of:=DEC2HEX(1*(16*256)+HEX2DEC([.H46])*16+#ref!44+IF(NOT ([.E46]=&quot;Y&quot;);2*16*256;0);4)" office:value-type="float" office:value="0"/>
          </table:previous>
        </table:cell-content-change>
        <table:cell-content-change table:id="ct1224">
          <table:cell-address table:column="9" table:row="46" table:table="0"/>
          <office:change-info>
            <dc:creator>Mike </dc:creator>
            <dc:date>2011-08-04T12:49:26.19</dc:date>
          </office:change-info>
          <table:previous table:id="ct681">
            <table:change-track-table-cell/>
          </table:previous>
        </table:cell-content-change>
        <table:cell-content-change table:id="ct1225">
          <table:cell-address table:column="9" table:row="47" table:table="0"/>
          <office:change-info>
            <dc:creator>Mike </dc:creator>
            <dc:date>2011-08-04T12:49:26.19</dc:date>
          </office:change-info>
          <table:previous table:id="ct661">
            <table:change-track-table-cell table:cell-address="Sheet1.J48" table:formula="of:=DEC2HEX(1*(16*256)+HEX2DEC([.H48])*16+#ref!46+IF(NOT ([.E48]=&quot;Y&quot;);2*16*256;0);4)" office:value-type="float" office:value="0"/>
          </table:previous>
        </table:cell-content-change>
        <table:cell-content-change table:id="ct1226">
          <table:cell-address table:column="9" table:row="48" table:table="0"/>
          <office:change-info>
            <dc:creator>Mike </dc:creator>
            <dc:date>2011-08-04T12:49:26.19</dc:date>
          </office:change-info>
          <table:previous table:id="ct678">
            <table:change-track-table-cell/>
          </table:previous>
        </table:cell-content-change>
        <table:cell-content-change table:id="ct1227">
          <table:cell-address table:column="9" table:row="49" table:table="0"/>
          <office:change-info>
            <dc:creator>Mike </dc:creator>
            <dc:date>2011-08-04T12:49:26.19</dc:date>
          </office:change-info>
          <table:previous table:id="ct679">
            <table:change-track-table-cell/>
          </table:previous>
        </table:cell-content-change>
        <table:cell-content-change table:id="ct1228">
          <table:cell-address table:column="9" table:row="50" table:table="0"/>
          <office:change-info>
            <dc:creator>Mike </dc:creator>
            <dc:date>2011-08-04T12:49:26.19</dc:date>
          </office:change-info>
          <table:previous table:id="ct664">
            <table:change-track-table-cell table:cell-address="Sheet1.J51" table:formula="of:=DEC2HEX(1*(16*256)+HEX2DEC([.H51])*16+#ref!49+IF(NOT ([.E51]=&quot;Y&quot;);2*16*256;0);4)" office:value-type="float" office:value="0"/>
          </table:previous>
        </table:cell-content-change>
        <table:cell-content-change table:id="ct1229">
          <table:cell-address table:column="9" table:row="51" table:table="0"/>
          <office:change-info>
            <dc:creator>Mike </dc:creator>
            <dc:date>2011-08-04T12:49:26.19</dc:date>
          </office:change-info>
          <table:previous table:id="ct665">
            <table:change-track-table-cell table:cell-address="Sheet1.J52" table:formula="of:=DEC2HEX(1*(16*256)+HEX2DEC([.H52])*16+#ref!50+IF(NOT ([.E52]=&quot;Y&quot;);2*16*256;0);4)" office:value-type="float" office:value="0"/>
          </table:previous>
        </table:cell-content-change>
        <table:cell-content-change table:id="ct1230">
          <table:cell-address table:column="9" table:row="52" table:table="0"/>
          <office:change-info>
            <dc:creator>Mike </dc:creator>
            <dc:date>2011-08-04T12:49:26.19</dc:date>
          </office:change-info>
          <table:previous table:id="ct666">
            <table:change-track-table-cell table:cell-address="Sheet1.J53" table:formula="of:=DEC2HEX(1*(16*256)+HEX2DEC([.H53])*16+#ref!51+IF(NOT ([.E53]=&quot;Y&quot;);2*16*256;0);4)" office:value-type="float" office:value="0"/>
          </table:previous>
        </table:cell-content-change>
        <table:cell-content-change table:id="ct1231">
          <table:cell-address table:column="7" table:row="9" table:table="0"/>
          <office:change-info>
            <dc:creator>Mike </dc:creator>
            <dc:date>2011-08-04T12:50:28.15</dc:date>
          </office:change-info>
          <table:previous table:id="ct1108">
            <table:change-track-table-cell table:cell-address="Sheet1.H10" table:formula="of:=IF(#ref!12=&quot;Y&quot;;DEC2HEX([.F10]*32+[.G10];2);&quot;&quot;)" office:value-type="float" office:value="0"/>
          </table:previous>
        </table:cell-content-change>
        <table:cell-content-change table:id="ct1232">
          <table:cell-address table:column="7" table:row="10" table:table="0"/>
          <office:change-info>
            <dc:creator>Mike </dc:creator>
            <dc:date>2011-08-04T12:50:32.57</dc:date>
          </office:change-info>
          <table:previous table:id="ct1109">
            <table:change-track-table-cell table:cell-address="Sheet1.H11" table:formula="of:=IF(#ref!13=&quot;Y&quot;;DEC2HEX([.F11]*32+[.G11];2);&quot;&quot;)" office:value-type="float" office:value="0"/>
          </table:previous>
        </table:cell-content-change>
        <table:cell-content-change table:id="ct1233">
          <table:cell-address table:column="7" table:row="11" table:table="0"/>
          <office:change-info>
            <dc:creator>Mike </dc:creator>
            <dc:date>2011-08-04T12:50:32.57</dc:date>
          </office:change-info>
          <table:previous table:id="ct1110">
            <table:change-track-table-cell table:cell-address="Sheet1.H12" table:formula="of:=IF(#ref!14=&quot;Y&quot;;DEC2HEX([.F12]*32+[.G12];2);&quot;&quot;)" office:value-type="float" office:value="0"/>
          </table:previous>
        </table:cell-content-change>
        <table:cell-content-change table:id="ct1234">
          <table:cell-address table:column="7" table:row="12" table:table="0"/>
          <office:change-info>
            <dc:creator>Mike </dc:creator>
            <dc:date>2011-08-04T12:50:32.57</dc:date>
          </office:change-info>
          <table:previous table:id="ct1111">
            <table:change-track-table-cell table:cell-address="Sheet1.H13" table:formula="of:=IF(#ref!15=&quot;Y&quot;;DEC2HEX([.F13]*32+[.G13];2);&quot;&quot;)" office:value-type="float" office:value="0"/>
          </table:previous>
        </table:cell-content-change>
        <table:cell-content-change table:id="ct1235">
          <table:cell-address table:column="7" table:row="13" table:table="0"/>
          <office:change-info>
            <dc:creator>Mike </dc:creator>
            <dc:date>2011-08-04T12:50:32.57</dc:date>
          </office:change-info>
          <table:previous table:id="ct1112">
            <table:change-track-table-cell table:cell-address="Sheet1.H14" table:formula="of:=IF(#ref!16=&quot;Y&quot;;DEC2HEX([.F14]*32+[.G14];2);&quot;&quot;)" office:value-type="float" office:value="0"/>
          </table:previous>
        </table:cell-content-change>
        <table:cell-content-change table:id="ct1236">
          <table:cell-address table:column="7" table:row="14" table:table="0"/>
          <office:change-info>
            <dc:creator>Mike </dc:creator>
            <dc:date>2011-08-04T12:50:32.57</dc:date>
          </office:change-info>
          <table:previous table:id="ct1113">
            <table:change-track-table-cell table:cell-address="Sheet1.H15" table:formula="of:=IF(#ref!17=&quot;Y&quot;;DEC2HEX([.F15]*32+[.G15];2);&quot;&quot;)" office:value-type="float" office:value="0"/>
          </table:previous>
        </table:cell-content-change>
        <table:cell-content-change table:id="ct1237">
          <table:cell-address table:column="7" table:row="15" table:table="0"/>
          <office:change-info>
            <dc:creator>Mike </dc:creator>
            <dc:date>2011-08-04T12:50:32.57</dc:date>
          </office:change-info>
          <table:previous table:id="ct1114">
            <table:change-track-table-cell table:cell-address="Sheet1.H16" table:formula="of:=IF(#ref!18=&quot;Y&quot;;DEC2HEX([.F16]*32+[.G16];2);&quot;&quot;)" office:value-type="float" office:value="0"/>
          </table:previous>
        </table:cell-content-change>
        <table:cell-content-change table:id="ct1238">
          <table:cell-address table:column="7" table:row="16" table:table="0"/>
          <office:change-info>
            <dc:creator>Mike </dc:creator>
            <dc:date>2011-08-04T12:50:32.57</dc:date>
          </office:change-info>
          <table:previous table:id="ct1115">
            <table:change-track-table-cell table:cell-address="Sheet1.H17" table:formula="of:=IF(#ref!19=&quot;Y&quot;;DEC2HEX([.F17]*32+[.G17];2);&quot;&quot;)" office:value-type="float" office:value="0"/>
          </table:previous>
        </table:cell-content-change>
        <table:cell-content-change table:id="ct1239">
          <table:cell-address table:column="7" table:row="17" table:table="0"/>
          <office:change-info>
            <dc:creator>Mike </dc:creator>
            <dc:date>2011-08-04T12:50:32.57</dc:date>
          </office:change-info>
          <table:previous table:id="ct1116">
            <table:change-track-table-cell table:cell-address="Sheet1.H18" table:formula="of:=IF(#ref!20=&quot;Y&quot;;DEC2HEX([.F18]*32+[.G18];2);&quot;&quot;)" office:value-type="float" office:value="0"/>
          </table:previous>
        </table:cell-content-change>
        <table:cell-content-change table:id="ct1240">
          <table:cell-address table:column="7" table:row="18" table:table="0"/>
          <office:change-info>
            <dc:creator>Mike </dc:creator>
            <dc:date>2011-08-04T12:50:32.57</dc:date>
          </office:change-info>
          <table:previous table:id="ct1117">
            <table:change-track-table-cell table:cell-address="Sheet1.H19" table:formula="of:=IF(#ref!21=&quot;Y&quot;;DEC2HEX([.F19]*32+[.G19];2);&quot;&quot;)" office:value-type="float" office:value="0"/>
          </table:previous>
        </table:cell-content-change>
        <table:cell-content-change table:id="ct1241">
          <table:cell-address table:column="7" table:row="19" table:table="0"/>
          <office:change-info>
            <dc:creator>Mike </dc:creator>
            <dc:date>2011-08-04T12:50:32.57</dc:date>
          </office:change-info>
          <table:previous table:id="ct1118">
            <table:change-track-table-cell table:cell-address="Sheet1.H20" table:formula="of:=IF(#ref!22=&quot;Y&quot;;DEC2HEX([.F20]*32+[.G20];2);&quot;&quot;)" office:value-type="float" office:value="0"/>
          </table:previous>
        </table:cell-content-change>
        <table:cell-content-change table:id="ct1242">
          <table:cell-address table:column="7" table:row="20" table:table="0"/>
          <office:change-info>
            <dc:creator>Mike </dc:creator>
            <dc:date>2011-08-04T12:50:32.57</dc:date>
          </office:change-info>
          <table:previous table:id="ct1119">
            <table:change-track-table-cell table:cell-address="Sheet1.H21" table:formula="of:=IF(#ref!23=&quot;Y&quot;;DEC2HEX([.F21]*32+[.G21];2);&quot;&quot;)" office:value-type="float" office:value="0"/>
          </table:previous>
        </table:cell-content-change>
        <table:cell-content-change table:id="ct1243">
          <table:cell-address table:column="7" table:row="21" table:table="0"/>
          <office:change-info>
            <dc:creator>Mike </dc:creator>
            <dc:date>2011-08-04T12:50:32.57</dc:date>
          </office:change-info>
          <table:previous table:id="ct1120">
            <table:change-track-table-cell table:cell-address="Sheet1.H22" table:formula="of:=IF(#ref!24=&quot;Y&quot;;DEC2HEX([.F22]*32+[.G22];2);&quot;&quot;)" office:value-type="float" office:value="0"/>
          </table:previous>
        </table:cell-content-change>
        <table:cell-content-change table:id="ct1244">
          <table:cell-address table:column="7" table:row="22" table:table="0"/>
          <office:change-info>
            <dc:creator>Mike </dc:creator>
            <dc:date>2011-08-04T12:50:32.57</dc:date>
          </office:change-info>
          <table:previous table:id="ct1121">
            <table:change-track-table-cell table:cell-address="Sheet1.H23" table:formula="of:=IF(#ref!25=&quot;Y&quot;;DEC2HEX([.F23]*32+[.G23];2);&quot;&quot;)" office:value-type="float" office:value="0"/>
          </table:previous>
        </table:cell-content-change>
        <table:cell-content-change table:id="ct1245">
          <table:cell-address table:column="7" table:row="23" table:table="0"/>
          <office:change-info>
            <dc:creator>Mike </dc:creator>
            <dc:date>2011-08-04T12:50:32.57</dc:date>
          </office:change-info>
          <table:previous table:id="ct1122">
            <table:change-track-table-cell table:cell-address="Sheet1.H24" table:formula="of:=IF(#ref!26=&quot;Y&quot;;DEC2HEX([.F24]*32+[.G24];2);&quot;&quot;)" office:value-type="float" office:value="0"/>
          </table:previous>
        </table:cell-content-change>
        <table:cell-content-change table:id="ct1246">
          <table:cell-address table:column="7" table:row="24" table:table="0"/>
          <office:change-info>
            <dc:creator>Mike </dc:creator>
            <dc:date>2011-08-04T12:50:32.57</dc:date>
          </office:change-info>
          <table:previous table:id="ct1123">
            <table:change-track-table-cell table:cell-address="Sheet1.H25" table:formula="of:=IF(#ref!27=&quot;Y&quot;;DEC2HEX([.F25]*32+[.G25];2);&quot;&quot;)" office:value-type="float" office:value="0"/>
          </table:previous>
        </table:cell-content-change>
        <table:cell-content-change table:id="ct1247">
          <table:cell-address table:column="7" table:row="24" table:table="0"/>
          <office:change-info>
            <dc:creator>Mike </dc:creator>
            <dc:date>2011-08-04T12:50:32.57</dc:date>
          </office:change-info>
          <table:previous table:id="ct1124">
            <table:change-track-table-cell table:cell-address="Sheet1.H25" table:formula="of:=IF(#ref!27=&quot;Y&quot;;DEC2HEX([.F25]*32+[.G25];2);&quot;&quot;)" office:value-type="float" office:value="0"/>
          </table:previous>
        </table:cell-content-change>
        <table:cell-content-change table:id="ct1248">
          <table:cell-address table:column="7" table:row="25" table:table="0"/>
          <office:change-info>
            <dc:creator>Mike </dc:creator>
            <dc:date>2011-08-04T12:50:32.57</dc:date>
          </office:change-info>
          <table:previous table:id="ct1125">
            <table:change-track-table-cell table:cell-address="Sheet1.H26" table:formula="of:=IF(#ref!28=&quot;Y&quot;;DEC2HEX([.F26]*32+[.G26];2);&quot;&quot;)" office:value-type="float" office:value="0"/>
          </table:previous>
        </table:cell-content-change>
        <table:cell-content-change table:id="ct1249">
          <table:cell-address table:column="7" table:row="26" table:table="0"/>
          <office:change-info>
            <dc:creator>Mike </dc:creator>
            <dc:date>2011-08-04T12:50:32.57</dc:date>
          </office:change-info>
          <table:previous table:id="ct1126">
            <table:change-track-table-cell table:cell-address="Sheet1.H27" table:formula="of:=IF(#ref!29=&quot;Y&quot;;DEC2HEX([.F27]*32+[.G27];2);&quot;&quot;)" office:value-type="float" office:value="0"/>
          </table:previous>
        </table:cell-content-change>
        <table:cell-content-change table:id="ct1250">
          <table:cell-address table:column="7" table:row="27" table:table="0"/>
          <office:change-info>
            <dc:creator>Mike </dc:creator>
            <dc:date>2011-08-04T12:50:32.57</dc:date>
          </office:change-info>
          <table:previous table:id="ct1127">
            <table:change-track-table-cell table:cell-address="Sheet1.H28" table:formula="of:=IF(#ref!30=&quot;Y&quot;;DEC2HEX([.F28]*32+[.G28];2);&quot;&quot;)" office:value-type="float" office:value="0"/>
          </table:previous>
        </table:cell-content-change>
        <table:cell-content-change table:id="ct1251">
          <table:cell-address table:column="7" table:row="28" table:table="0"/>
          <office:change-info>
            <dc:creator>Mike </dc:creator>
            <dc:date>2011-08-04T12:50:32.57</dc:date>
          </office:change-info>
          <table:previous table:id="ct1128">
            <table:change-track-table-cell table:cell-address="Sheet1.H29" table:formula="of:=IF(#ref!31=&quot;Y&quot;;DEC2HEX([.F29]*32+[.G29];2);&quot;&quot;)" office:value-type="float" office:value="0"/>
          </table:previous>
        </table:cell-content-change>
        <table:cell-content-change table:id="ct1252">
          <table:cell-address table:column="7" table:row="29" table:table="0"/>
          <office:change-info>
            <dc:creator>Mike </dc:creator>
            <dc:date>2011-08-04T12:50:32.57</dc:date>
          </office:change-info>
          <table:previous table:id="ct1129">
            <table:change-track-table-cell table:cell-address="Sheet1.H30" table:formula="of:=IF(#ref!32=&quot;Y&quot;;DEC2HEX([.F30]*32+[.G30];2);&quot;&quot;)" office:value-type="float" office:value="0"/>
          </table:previous>
        </table:cell-content-change>
        <table:cell-content-change table:id="ct1253">
          <table:cell-address table:column="7" table:row="30" table:table="0"/>
          <office:change-info>
            <dc:creator>Mike </dc:creator>
            <dc:date>2011-08-04T12:50:32.57</dc:date>
          </office:change-info>
          <table:previous table:id="ct1130">
            <table:change-track-table-cell table:cell-address="Sheet1.H31" table:formula="of:=IF(#ref!33=&quot;Y&quot;;DEC2HEX([.F31]*32+[.G31];2);&quot;&quot;)" office:value-type="float" office:value="0"/>
          </table:previous>
        </table:cell-content-change>
        <table:cell-content-change table:id="ct1254">
          <table:cell-address table:column="7" table:row="31" table:table="0"/>
          <office:change-info>
            <dc:creator>Mike </dc:creator>
            <dc:date>2011-08-04T12:50:32.57</dc:date>
          </office:change-info>
          <table:previous table:id="ct1131">
            <table:change-track-table-cell table:cell-address="Sheet1.H32" table:formula="of:=IF(#ref!34=&quot;Y&quot;;DEC2HEX([.F32]*32+[.G32];2);&quot;&quot;)" office:value-type="float" office:value="0"/>
          </table:previous>
        </table:cell-content-change>
        <table:cell-content-change table:id="ct1255">
          <table:cell-address table:column="7" table:row="37" table:table="0"/>
          <office:change-info>
            <dc:creator>Mike </dc:creator>
            <dc:date>2011-08-04T12:50:32.57</dc:date>
          </office:change-info>
          <table:previous table:id="ct1132">
            <table:change-track-table-cell table:cell-address="Sheet1.H38" table:formula="of:=IF(#ref!35=&quot;Y&quot;;DEC2HEX([.F38]*32+[.G38];2);&quot;&quot;)" office:value-type="float" office:value="0"/>
          </table:previous>
        </table:cell-content-change>
        <table:cell-content-change table:id="ct1256">
          <table:cell-address table:column="7" table:row="38" table:table="0"/>
          <office:change-info>
            <dc:creator>Mike </dc:creator>
            <dc:date>2011-08-04T12:50:32.57</dc:date>
          </office:change-info>
          <table:previous table:id="ct1133">
            <table:change-track-table-cell table:cell-address="Sheet1.H39" table:formula="of:=IF(#ref!36=&quot;Y&quot;;DEC2HEX([.F39]*32+[.G39];2);&quot;&quot;)" office:value-type="float" office:value="0"/>
          </table:previous>
        </table:cell-content-change>
        <table:cell-content-change table:id="ct1257">
          <table:cell-address table:column="7" table:row="39" table:table="0"/>
          <office:change-info>
            <dc:creator>Mike </dc:creator>
            <dc:date>2011-08-04T12:50:32.57</dc:date>
          </office:change-info>
          <table:previous table:id="ct1134">
            <table:change-track-table-cell table:cell-address="Sheet1.H40" table:formula="of:=IF(#ref!37=&quot;Y&quot;;DEC2HEX([.F40]*32+[.G40];2);&quot;&quot;)" office:value-type="float" office:value="0"/>
          </table:previous>
        </table:cell-content-change>
        <table:cell-content-change table:id="ct1258">
          <table:cell-address table:column="7" table:row="40" table:table="0"/>
          <office:change-info>
            <dc:creator>Mike </dc:creator>
            <dc:date>2011-08-04T12:50:32.57</dc:date>
          </office:change-info>
          <table:previous table:id="ct1135">
            <table:change-track-table-cell table:cell-address="Sheet1.H41" table:formula="of:=IF(#ref!38=&quot;Y&quot;;DEC2HEX([.F41]*32+[.G41];2);&quot;&quot;)" office:value-type="float" office:value="0"/>
          </table:previous>
        </table:cell-content-change>
        <table:cell-content-change table:id="ct1259">
          <table:cell-address table:column="7" table:row="40" table:table="0"/>
          <office:change-info>
            <dc:creator>Mike </dc:creator>
            <dc:date>2011-08-04T12:50:32.57</dc:date>
          </office:change-info>
          <table:previous table:id="ct1136">
            <table:change-track-table-cell table:cell-address="Sheet1.H41" table:formula="of:=IF(#ref!39=&quot;Y&quot;;DEC2HEX([.F41]*32+[.G41];2);&quot;&quot;)" office:value-type="float" office:value="0"/>
          </table:previous>
        </table:cell-content-change>
        <table:cell-content-change table:id="ct1260">
          <table:cell-address table:column="7" table:row="41" table:table="0"/>
          <office:change-info>
            <dc:creator>Mike </dc:creator>
            <dc:date>2011-08-04T12:50:32.57</dc:date>
          </office:change-info>
          <table:previous table:id="ct1137">
            <table:change-track-table-cell table:cell-address="Sheet1.H42" table:formula="of:=IF(#ref!40=&quot;Y&quot;;DEC2HEX([.F42]*32+[.G42];2);&quot;&quot;)" office:value-type="float" office:value="0"/>
          </table:previous>
        </table:cell-content-change>
        <table:cell-content-change table:id="ct1261">
          <table:cell-address table:column="7" table:row="42" table:table="0"/>
          <office:change-info>
            <dc:creator>Mike </dc:creator>
            <dc:date>2011-08-04T12:50:32.57</dc:date>
          </office:change-info>
          <table:previous table:id="ct1138">
            <table:change-track-table-cell table:cell-address="Sheet1.H43" table:formula="of:=IF(#ref!41=&quot;Y&quot;;DEC2HEX([.F43]*32+[.G43];2);&quot;&quot;)" office:value-type="float" office:value="0"/>
          </table:previous>
        </table:cell-content-change>
        <table:cell-content-change table:id="ct1262">
          <table:cell-address table:column="7" table:row="43" table:table="0"/>
          <office:change-info>
            <dc:creator>Mike </dc:creator>
            <dc:date>2011-08-04T12:50:32.57</dc:date>
          </office:change-info>
          <table:previous table:id="ct1139">
            <table:change-track-table-cell table:cell-address="Sheet1.H44" table:formula="of:=IF(#ref!42=&quot;Y&quot;;DEC2HEX([.F44]*32+[.G44];2);&quot;&quot;)" office:value-type="float" office:value="0"/>
          </table:previous>
        </table:cell-content-change>
        <table:cell-content-change table:id="ct1263">
          <table:cell-address table:column="7" table:row="44" table:table="0"/>
          <office:change-info>
            <dc:creator>Mike </dc:creator>
            <dc:date>2011-08-04T12:50:32.57</dc:date>
          </office:change-info>
          <table:previous table:id="ct1140">
            <table:change-track-table-cell table:cell-address="Sheet1.H45" table:formula="of:=IF(#ref!43=&quot;Y&quot;;DEC2HEX([.F45]*32+[.G45];2);&quot;&quot;)" office:value-type="float" office:value="0"/>
          </table:previous>
        </table:cell-content-change>
        <table:cell-content-change table:id="ct1264">
          <table:cell-address table:column="7" table:row="45" table:table="0"/>
          <office:change-info>
            <dc:creator>Mike </dc:creator>
            <dc:date>2011-08-04T12:50:32.57</dc:date>
          </office:change-info>
          <table:previous table:id="ct1141">
            <table:change-track-table-cell table:cell-address="Sheet1.H46" table:formula="of:=IF(#ref!44=&quot;Y&quot;;DEC2HEX([.F46]*32+[.G46];2);&quot;&quot;)" office:value-type="float" office:value="0"/>
          </table:previous>
        </table:cell-content-change>
        <table:cell-content-change table:id="ct1265">
          <table:cell-address table:column="7" table:row="46" table:table="0"/>
          <office:change-info>
            <dc:creator>Mike </dc:creator>
            <dc:date>2011-08-04T12:50:32.57</dc:date>
          </office:change-info>
          <table:previous table:id="ct1142">
            <table:change-track-table-cell table:cell-address="Sheet1.H47" table:formula="of:=IF(#ref!45=&quot;Y&quot;;DEC2HEX([.F47]*32+[.G47];2);&quot;&quot;)" office:value-type="float" office:value="0"/>
          </table:previous>
        </table:cell-content-change>
        <table:cell-content-change table:id="ct1266">
          <table:cell-address table:column="7" table:row="47" table:table="0"/>
          <office:change-info>
            <dc:creator>Mike </dc:creator>
            <dc:date>2011-08-04T12:50:32.57</dc:date>
          </office:change-info>
          <table:previous table:id="ct1143">
            <table:change-track-table-cell table:cell-address="Sheet1.H48" table:formula="of:=IF(#ref!46=&quot;Y&quot;;DEC2HEX([.F48]*32+[.G48];2);&quot;&quot;)" office:value-type="float" office:value="0"/>
          </table:previous>
        </table:cell-content-change>
        <table:cell-content-change table:id="ct1267">
          <table:cell-address table:column="7" table:row="48" table:table="0"/>
          <office:change-info>
            <dc:creator>Mike </dc:creator>
            <dc:date>2011-08-04T12:50:37.96</dc:date>
          </office:change-info>
          <table:previous table:id="ct1144">
            <table:change-track-table-cell table:cell-address="Sheet1.H49" table:formula="of:=IF(#ref!47=&quot;Y&quot;;DEC2HEX([.F49]*32+[.G49];2);&quot;&quot;)" office:value-type="float" office:value="0"/>
          </table:previous>
        </table:cell-content-change>
        <table:cell-content-change table:id="ct1268">
          <table:cell-address table:column="7" table:row="49" table:table="0"/>
          <office:change-info>
            <dc:creator>Mike </dc:creator>
            <dc:date>2011-08-04T12:50:37.96</dc:date>
          </office:change-info>
          <table:previous table:id="ct1145">
            <table:change-track-table-cell table:cell-address="Sheet1.H50" table:formula="of:=IF(#ref!48=&quot;Y&quot;;DEC2HEX([.F50]*32+[.G50];2);&quot;&quot;)" office:value-type="float" office:value="0"/>
          </table:previous>
        </table:cell-content-change>
        <table:cell-content-change table:id="ct1269">
          <table:cell-address table:column="7" table:row="50" table:table="0"/>
          <office:change-info>
            <dc:creator>Mike </dc:creator>
            <dc:date>2011-08-04T12:50:37.96</dc:date>
          </office:change-info>
          <table:previous table:id="ct1146">
            <table:change-track-table-cell table:cell-address="Sheet1.H51" table:formula="of:=IF(#ref!49=&quot;Y&quot;;DEC2HEX([.F51]*32+[.G51];2);&quot;&quot;)" office:value-type="float" office:value="0"/>
          </table:previous>
        </table:cell-content-change>
        <table:cell-content-change table:id="ct1270">
          <table:cell-address table:column="7" table:row="51" table:table="0"/>
          <office:change-info>
            <dc:creator>Mike </dc:creator>
            <dc:date>2011-08-04T12:50:37.96</dc:date>
          </office:change-info>
          <table:previous table:id="ct1147">
            <table:change-track-table-cell table:cell-address="Sheet1.H52" table:formula="of:=IF(#ref!50=&quot;Y&quot;;DEC2HEX([.F52]*32+[.G52];2);&quot;&quot;)" office:value-type="float" office:value="0"/>
          </table:previous>
        </table:cell-content-change>
        <table:cell-content-change table:id="ct1271">
          <table:cell-address table:column="7" table:row="52" table:table="0"/>
          <office:change-info>
            <dc:creator>Mike </dc:creator>
            <dc:date>2011-08-04T12:50:37.96</dc:date>
          </office:change-info>
          <table:previous table:id="ct1148">
            <table:change-track-table-cell table:cell-address="Sheet1.H53" table:formula="of:=IF(#ref!51=&quot;Y&quot;;DEC2HEX([.F53]*32+[.G53];2);&quot;&quot;)" office:value-type="float" office:value="0"/>
          </table:previous>
        </table:cell-content-change>
        <table:cell-content-change table:id="ct1272">
          <table:cell-address table:column="9" table:row="9" table:table="0"/>
          <office:change-info>
            <dc:creator>Mike </dc:creator>
            <dc:date>2011-08-04T12:51:18.88</dc:date>
          </office:change-info>
          <table:previous table:id="ct1149">
            <table:change-track-table-cell table:cell-address="Sheet1.J10" table:formula="of:=IF(#ref!12=&quot;Y&quot;;IF([.B10]=&quot;Y&quot;;4;0)+IF([.C10]=&quot;Y&quot;;2;0)+IF([.D10]=&quot;Y&quot;;1;0);&quot;&quot;)" office:value-type="float" office:value="0"/>
          </table:previous>
        </table:cell-content-change>
        <table:cell-content-change table:id="ct1273">
          <table:cell-address table:column="9" table:row="10" table:table="0"/>
          <office:change-info>
            <dc:creator>Mike </dc:creator>
            <dc:date>2011-08-04T12:51:24.45</dc:date>
          </office:change-info>
          <table:previous table:id="ct1150">
            <table:change-track-table-cell table:cell-address="Sheet1.J11" table:formula="of:=IF(#ref!13=&quot;Y&quot;;IF([.B11]=&quot;Y&quot;;4;0)+IF([.C11]=&quot;Y&quot;;2;0)+IF([.D11]=&quot;Y&quot;;1;0);&quot;&quot;)" office:value-type="float" office:value="0"/>
          </table:previous>
        </table:cell-content-change>
        <table:cell-content-change table:id="ct1274">
          <table:cell-address table:column="9" table:row="11" table:table="0"/>
          <office:change-info>
            <dc:creator>Mike </dc:creator>
            <dc:date>2011-08-04T12:51:24.45</dc:date>
          </office:change-info>
          <table:previous table:id="ct1151">
            <table:change-track-table-cell table:cell-address="Sheet1.J12" table:formula="of:=IF(#ref!14=&quot;Y&quot;;IF([.B12]=&quot;Y&quot;;4;0)+IF([.C12]=&quot;Y&quot;;2;0)+IF([.D12]=&quot;Y&quot;;1;0);&quot;&quot;)" office:value-type="float" office:value="0"/>
          </table:previous>
        </table:cell-content-change>
        <table:cell-content-change table:id="ct1275">
          <table:cell-address table:column="9" table:row="12" table:table="0"/>
          <office:change-info>
            <dc:creator>Mike </dc:creator>
            <dc:date>2011-08-04T12:51:24.45</dc:date>
          </office:change-info>
          <table:previous table:id="ct1152">
            <table:change-track-table-cell table:cell-address="Sheet1.J13" table:formula="of:=IF(#ref!15=&quot;Y&quot;;IF([.B13]=&quot;Y&quot;;4;0)+IF([.C13]=&quot;Y&quot;;2;0)+IF([.D13]=&quot;Y&quot;;1;0);&quot;&quot;)" office:value-type="float" office:value="0"/>
          </table:previous>
        </table:cell-content-change>
        <table:cell-content-change table:id="ct1276">
          <table:cell-address table:column="9" table:row="13" table:table="0"/>
          <office:change-info>
            <dc:creator>Mike </dc:creator>
            <dc:date>2011-08-04T12:51:24.45</dc:date>
          </office:change-info>
          <table:previous table:id="ct1153">
            <table:change-track-table-cell table:cell-address="Sheet1.J14" table:formula="of:=IF(#ref!16=&quot;Y&quot;;IF([.B14]=&quot;Y&quot;;4;0)+IF([.C14]=&quot;Y&quot;;2;0)+IF([.D14]=&quot;Y&quot;;1;0);&quot;&quot;)" office:value-type="float" office:value="0"/>
          </table:previous>
        </table:cell-content-change>
        <table:cell-content-change table:id="ct1277">
          <table:cell-address table:column="9" table:row="14" table:table="0"/>
          <office:change-info>
            <dc:creator>Mike </dc:creator>
            <dc:date>2011-08-04T12:51:24.45</dc:date>
          </office:change-info>
          <table:previous table:id="ct1154">
            <table:change-track-table-cell table:cell-address="Sheet1.J15" table:formula="of:=IF(#ref!17=&quot;Y&quot;;IF([.B15]=&quot;Y&quot;;4;0)+IF([.C15]=&quot;Y&quot;;2;0)+IF([.D15]=&quot;Y&quot;;1;0);&quot;&quot;)" office:value-type="float" office:value="0"/>
          </table:previous>
        </table:cell-content-change>
        <table:cell-content-change table:id="ct1278">
          <table:cell-address table:column="9" table:row="15" table:table="0"/>
          <office:change-info>
            <dc:creator>Mike </dc:creator>
            <dc:date>2011-08-04T12:51:24.45</dc:date>
          </office:change-info>
          <table:previous table:id="ct1155">
            <table:change-track-table-cell table:cell-address="Sheet1.J16" table:formula="of:=IF(#ref!18=&quot;Y&quot;;IF([.B16]=&quot;Y&quot;;4;0)+IF([.C16]=&quot;Y&quot;;2;0)+IF([.D16]=&quot;Y&quot;;1;0);&quot;&quot;)" office:value-type="float" office:value="0"/>
          </table:previous>
        </table:cell-content-change>
        <table:cell-content-change table:id="ct1279">
          <table:cell-address table:column="9" table:row="16" table:table="0"/>
          <office:change-info>
            <dc:creator>Mike </dc:creator>
            <dc:date>2011-08-04T12:51:24.45</dc:date>
          </office:change-info>
          <table:previous table:id="ct1156">
            <table:change-track-table-cell table:cell-address="Sheet1.J17" table:formula="of:=IF(#ref!19=&quot;Y&quot;;IF([.B17]=&quot;Y&quot;;4;0)+IF([.C17]=&quot;Y&quot;;2;0)+IF([.D17]=&quot;Y&quot;;1;0);&quot;&quot;)" office:value-type="float" office:value="0"/>
          </table:previous>
        </table:cell-content-change>
        <table:cell-content-change table:id="ct1280">
          <table:cell-address table:column="9" table:row="17" table:table="0"/>
          <office:change-info>
            <dc:creator>Mike </dc:creator>
            <dc:date>2011-08-04T12:51:24.45</dc:date>
          </office:change-info>
          <table:previous table:id="ct1157">
            <table:change-track-table-cell table:cell-address="Sheet1.J18" table:formula="of:=IF(#ref!20=&quot;Y&quot;;IF([.B18]=&quot;Y&quot;;4;0)+IF([.C18]=&quot;Y&quot;;2;0)+IF([.D18]=&quot;Y&quot;;1;0);&quot;&quot;)" office:value-type="float" office:value="0"/>
          </table:previous>
        </table:cell-content-change>
        <table:cell-content-change table:id="ct1281">
          <table:cell-address table:column="9" table:row="18" table:table="0"/>
          <office:change-info>
            <dc:creator>Mike </dc:creator>
            <dc:date>2011-08-04T12:51:24.45</dc:date>
          </office:change-info>
          <table:previous table:id="ct1158">
            <table:change-track-table-cell table:cell-address="Sheet1.J19" table:formula="of:=IF(#ref!21=&quot;Y&quot;;IF([.B19]=&quot;Y&quot;;4;0)+IF([.C19]=&quot;Y&quot;;2;0)+IF([.D19]=&quot;Y&quot;;1;0);&quot;&quot;)" office:value-type="float" office:value="0"/>
          </table:previous>
        </table:cell-content-change>
        <table:cell-content-change table:id="ct1282">
          <table:cell-address table:column="9" table:row="19" table:table="0"/>
          <office:change-info>
            <dc:creator>Mike </dc:creator>
            <dc:date>2011-08-04T12:51:24.45</dc:date>
          </office:change-info>
          <table:previous table:id="ct1159">
            <table:change-track-table-cell table:cell-address="Sheet1.J20" table:formula="of:=IF(#ref!22=&quot;Y&quot;;IF([.B20]=&quot;Y&quot;;4;0)+IF([.C20]=&quot;Y&quot;;2;0)+IF([.D20]=&quot;Y&quot;;1;0);&quot;&quot;)" office:value-type="float" office:value="0"/>
          </table:previous>
        </table:cell-content-change>
        <table:cell-content-change table:id="ct1283">
          <table:cell-address table:column="9" table:row="20" table:table="0"/>
          <office:change-info>
            <dc:creator>Mike </dc:creator>
            <dc:date>2011-08-04T12:51:24.45</dc:date>
          </office:change-info>
          <table:previous table:id="ct1160">
            <table:change-track-table-cell table:cell-address="Sheet1.J21" table:formula="of:=IF(#ref!23=&quot;Y&quot;;IF([.B21]=&quot;Y&quot;;4;0)+IF([.C21]=&quot;Y&quot;;2;0)+IF([.D21]=&quot;Y&quot;;1;0);&quot;&quot;)" office:value-type="float" office:value="0"/>
          </table:previous>
        </table:cell-content-change>
        <table:cell-content-change table:id="ct1284">
          <table:cell-address table:column="9" table:row="21" table:table="0"/>
          <office:change-info>
            <dc:creator>Mike </dc:creator>
            <dc:date>2011-08-04T12:51:24.45</dc:date>
          </office:change-info>
          <table:previous table:id="ct1161">
            <table:change-track-table-cell table:cell-address="Sheet1.J22" table:formula="of:=IF(#ref!24=&quot;Y&quot;;IF([.B22]=&quot;Y&quot;;4;0)+IF([.C22]=&quot;Y&quot;;2;0)+IF([.D22]=&quot;Y&quot;;1;0);&quot;&quot;)" office:value-type="float" office:value="0"/>
          </table:previous>
        </table:cell-content-change>
        <table:cell-content-change table:id="ct1285">
          <table:cell-address table:column="9" table:row="22" table:table="0"/>
          <office:change-info>
            <dc:creator>Mike </dc:creator>
            <dc:date>2011-08-04T12:51:24.45</dc:date>
          </office:change-info>
          <table:previous table:id="ct1162">
            <table:change-track-table-cell table:cell-address="Sheet1.J23" table:formula="of:=IF(#ref!25=&quot;Y&quot;;IF([.B23]=&quot;Y&quot;;4;0)+IF([.C23]=&quot;Y&quot;;2;0)+IF([.D23]=&quot;Y&quot;;1;0);&quot;&quot;)" office:value-type="float" office:value="0"/>
          </table:previous>
        </table:cell-content-change>
        <table:cell-content-change table:id="ct1286">
          <table:cell-address table:column="9" table:row="23" table:table="0"/>
          <office:change-info>
            <dc:creator>Mike </dc:creator>
            <dc:date>2011-08-04T12:51:24.45</dc:date>
          </office:change-info>
          <table:previous table:id="ct1163">
            <table:change-track-table-cell table:cell-address="Sheet1.J24" table:formula="of:=IF(#ref!26=&quot;Y&quot;;IF([.B24]=&quot;Y&quot;;4;0)+IF([.C24]=&quot;Y&quot;;2;0)+IF([.D24]=&quot;Y&quot;;1;0);&quot;&quot;)" office:value-type="float" office:value="0"/>
          </table:previous>
        </table:cell-content-change>
        <table:cell-content-change table:id="ct1287">
          <table:cell-address table:column="9" table:row="24" table:table="0"/>
          <office:change-info>
            <dc:creator>Mike </dc:creator>
            <dc:date>2011-08-04T12:51:24.45</dc:date>
          </office:change-info>
          <table:previous table:id="ct1164">
            <table:change-track-table-cell table:cell-address="Sheet1.J25" table:formula="of:=IF(#ref!27=&quot;Y&quot;;IF([.B25]=&quot;Y&quot;;4;0)+IF([.C25]=&quot;Y&quot;;2;0)+IF([.D25]=&quot;Y&quot;;1;0);&quot;&quot;)" office:value-type="float" office:value="0"/>
          </table:previous>
        </table:cell-content-change>
        <table:cell-content-change table:id="ct1288">
          <table:cell-address table:column="9" table:row="24" table:table="0"/>
          <office:change-info>
            <dc:creator>Mike </dc:creator>
            <dc:date>2011-08-04T12:51:24.45</dc:date>
          </office:change-info>
          <table:previous table:id="ct1165">
            <table:change-track-table-cell table:cell-address="Sheet1.J25" table:formula="of:=IF(#ref!27=&quot;Y&quot;;IF([.B25]=&quot;Y&quot;;4;0)+IF([.C25]=&quot;Y&quot;;2;0)+IF([.D25]=&quot;Y&quot;;1;0);&quot;&quot;)" office:value-type="float" office:value="0"/>
          </table:previous>
        </table:cell-content-change>
        <table:cell-content-change table:id="ct1289">
          <table:cell-address table:column="9" table:row="25" table:table="0"/>
          <office:change-info>
            <dc:creator>Mike </dc:creator>
            <dc:date>2011-08-04T12:51:24.45</dc:date>
          </office:change-info>
          <table:previous table:id="ct1166">
            <table:change-track-table-cell table:cell-address="Sheet1.J26" table:formula="of:=IF(#ref!28=&quot;Y&quot;;IF([.B26]=&quot;Y&quot;;4;0)+IF([.C26]=&quot;Y&quot;;2;0)+IF([.D26]=&quot;Y&quot;;1;0);&quot;&quot;)" office:value-type="float" office:value="0"/>
          </table:previous>
        </table:cell-content-change>
        <table:cell-content-change table:id="ct1290">
          <table:cell-address table:column="9" table:row="26" table:table="0"/>
          <office:change-info>
            <dc:creator>Mike </dc:creator>
            <dc:date>2011-08-04T12:51:24.45</dc:date>
          </office:change-info>
          <table:previous table:id="ct1167">
            <table:change-track-table-cell table:cell-address="Sheet1.J27" table:formula="of:=IF(#ref!29=&quot;Y&quot;;IF([.B27]=&quot;Y&quot;;4;0)+IF([.C27]=&quot;Y&quot;;2;0)+IF([.D27]=&quot;Y&quot;;1;0);&quot;&quot;)" office:value-type="float" office:value="0"/>
          </table:previous>
        </table:cell-content-change>
        <table:cell-content-change table:id="ct1291">
          <table:cell-address table:column="9" table:row="27" table:table="0"/>
          <office:change-info>
            <dc:creator>Mike </dc:creator>
            <dc:date>2011-08-04T12:51:24.45</dc:date>
          </office:change-info>
          <table:previous table:id="ct1168">
            <table:change-track-table-cell table:cell-address="Sheet1.J28" table:formula="of:=IF(#ref!30=&quot;Y&quot;;IF([.B28]=&quot;Y&quot;;4;0)+IF([.C28]=&quot;Y&quot;;2;0)+IF([.D28]=&quot;Y&quot;;1;0);&quot;&quot;)" office:value-type="float" office:value="0"/>
          </table:previous>
        </table:cell-content-change>
        <table:cell-content-change table:id="ct1292">
          <table:cell-address table:column="9" table:row="28" table:table="0"/>
          <office:change-info>
            <dc:creator>Mike </dc:creator>
            <dc:date>2011-08-04T12:51:24.45</dc:date>
          </office:change-info>
          <table:previous table:id="ct1169">
            <table:change-track-table-cell table:cell-address="Sheet1.J29" table:formula="of:=IF(#ref!31=&quot;Y&quot;;IF([.B29]=&quot;Y&quot;;4;0)+IF([.C29]=&quot;Y&quot;;2;0)+IF([.D29]=&quot;Y&quot;;1;0);&quot;&quot;)" office:value-type="float" office:value="0"/>
          </table:previous>
        </table:cell-content-change>
        <table:cell-content-change table:id="ct1293">
          <table:cell-address table:column="9" table:row="29" table:table="0"/>
          <office:change-info>
            <dc:creator>Mike </dc:creator>
            <dc:date>2011-08-04T12:51:24.45</dc:date>
          </office:change-info>
          <table:previous table:id="ct1170">
            <table:change-track-table-cell table:cell-address="Sheet1.J30" table:formula="of:=IF(#ref!32=&quot;Y&quot;;IF([.B30]=&quot;Y&quot;;4;0)+IF([.C30]=&quot;Y&quot;;2;0)+IF([.D30]=&quot;Y&quot;;1;0);&quot;&quot;)" office:value-type="float" office:value="0"/>
          </table:previous>
        </table:cell-content-change>
        <table:cell-content-change table:id="ct1294">
          <table:cell-address table:column="9" table:row="30" table:table="0"/>
          <office:change-info>
            <dc:creator>Mike </dc:creator>
            <dc:date>2011-08-04T12:51:24.45</dc:date>
          </office:change-info>
          <table:previous table:id="ct1171">
            <table:change-track-table-cell table:cell-address="Sheet1.J31" table:formula="of:=IF(#ref!33=&quot;Y&quot;;IF([.B31]=&quot;Y&quot;;4;0)+IF([.C31]=&quot;Y&quot;;2;0)+IF([.D31]=&quot;Y&quot;;1;0);&quot;&quot;)" office:value-type="float" office:value="0"/>
          </table:previous>
        </table:cell-content-change>
        <table:cell-content-change table:id="ct1295">
          <table:cell-address table:column="9" table:row="31" table:table="0"/>
          <office:change-info>
            <dc:creator>Mike </dc:creator>
            <dc:date>2011-08-04T12:51:24.45</dc:date>
          </office:change-info>
          <table:previous table:id="ct1172">
            <table:change-track-table-cell table:cell-address="Sheet1.J32" table:formula="of:=IF(#ref!34=&quot;Y&quot;;IF([.B32]=&quot;Y&quot;;4;0)+IF([.C32]=&quot;Y&quot;;2;0)+IF([.D32]=&quot;Y&quot;;1;0);&quot;&quot;)" office:value-type="float" office:value="0"/>
          </table:previous>
        </table:cell-content-change>
        <table:cell-content-change table:id="ct1296">
          <table:cell-address table:column="9" table:row="37" table:table="0"/>
          <office:change-info>
            <dc:creator>Mike </dc:creator>
            <dc:date>2011-08-04T12:51:24.45</dc:date>
          </office:change-info>
          <table:previous table:id="ct1173">
            <table:change-track-table-cell table:cell-address="Sheet1.J38" table:formula="of:=IF(#ref!35=&quot;Y&quot;;IF([.B38]=&quot;Y&quot;;4;0)+IF([.C38]=&quot;Y&quot;;2;0)+IF([.D38]=&quot;Y&quot;;1;0);&quot;&quot;)" office:value-type="float" office:value="0"/>
          </table:previous>
        </table:cell-content-change>
        <table:cell-content-change table:id="ct1297">
          <table:cell-address table:column="9" table:row="38" table:table="0"/>
          <office:change-info>
            <dc:creator>Mike </dc:creator>
            <dc:date>2011-08-04T12:51:24.45</dc:date>
          </office:change-info>
          <table:previous table:id="ct1174">
            <table:change-track-table-cell table:cell-address="Sheet1.J39" table:formula="of:=IF(#ref!36=&quot;Y&quot;;IF([.B39]=&quot;Y&quot;;4;0)+IF([.C39]=&quot;Y&quot;;2;0)+IF([.D39]=&quot;Y&quot;;1;0);&quot;&quot;)" office:value-type="float" office:value="0"/>
          </table:previous>
        </table:cell-content-change>
        <table:cell-content-change table:id="ct1298">
          <table:cell-address table:column="9" table:row="39" table:table="0"/>
          <office:change-info>
            <dc:creator>Mike </dc:creator>
            <dc:date>2011-08-04T12:51:24.45</dc:date>
          </office:change-info>
          <table:previous table:id="ct1175">
            <table:change-track-table-cell table:cell-address="Sheet1.J40" table:formula="of:=IF(#ref!37=&quot;Y&quot;;IF([.B40]=&quot;Y&quot;;4;0)+IF([.C40]=&quot;Y&quot;;2;0)+IF([.D40]=&quot;Y&quot;;1;0);&quot;&quot;)" office:value-type="float" office:value="0"/>
          </table:previous>
        </table:cell-content-change>
        <table:cell-content-change table:id="ct1299">
          <table:cell-address table:column="9" table:row="40" table:table="0"/>
          <office:change-info>
            <dc:creator>Mike </dc:creator>
            <dc:date>2011-08-04T12:51:24.45</dc:date>
          </office:change-info>
          <table:previous table:id="ct1176">
            <table:change-track-table-cell table:cell-address="Sheet1.J41" table:formula="of:=IF(#ref!38=&quot;Y&quot;;IF([.B41]=&quot;Y&quot;;4;0)+IF([.C41]=&quot;Y&quot;;2;0)+IF([.D41]=&quot;Y&quot;;1;0);&quot;&quot;)" office:value-type="float" office:value="0"/>
          </table:previous>
        </table:cell-content-change>
        <table:cell-content-change table:id="ct1300">
          <table:cell-address table:column="9" table:row="40" table:table="0"/>
          <office:change-info>
            <dc:creator>Mike </dc:creator>
            <dc:date>2011-08-04T12:51:24.45</dc:date>
          </office:change-info>
          <table:previous table:id="ct1177">
            <table:change-track-table-cell table:cell-address="Sheet1.J41" table:formula="of:=IF(#ref!39=&quot;Y&quot;;IF([.B41]=&quot;Y&quot;;4;0)+IF([.C41]=&quot;Y&quot;;2;0)+IF([.D41]=&quot;Y&quot;;1;0);&quot;&quot;)" office:value-type="float" office:value="0"/>
          </table:previous>
        </table:cell-content-change>
        <table:cell-content-change table:id="ct1301">
          <table:cell-address table:column="9" table:row="41" table:table="0"/>
          <office:change-info>
            <dc:creator>Mike </dc:creator>
            <dc:date>2011-08-04T12:51:24.45</dc:date>
          </office:change-info>
          <table:previous table:id="ct1178">
            <table:change-track-table-cell table:cell-address="Sheet1.J42" table:formula="of:=IF(#ref!40=&quot;Y&quot;;IF([.B42]=&quot;Y&quot;;4;0)+IF([.C42]=&quot;Y&quot;;2;0)+IF([.D42]=&quot;Y&quot;;1;0);&quot;&quot;)" office:value-type="float" office:value="0"/>
          </table:previous>
        </table:cell-content-change>
        <table:cell-content-change table:id="ct1302">
          <table:cell-address table:column="9" table:row="42" table:table="0"/>
          <office:change-info>
            <dc:creator>Mike </dc:creator>
            <dc:date>2011-08-04T12:51:24.45</dc:date>
          </office:change-info>
          <table:previous table:id="ct1179">
            <table:change-track-table-cell table:cell-address="Sheet1.J43" table:formula="of:=IF(#ref!41=&quot;Y&quot;;IF([.B43]=&quot;Y&quot;;4;0)+IF([.C43]=&quot;Y&quot;;2;0)+IF([.D43]=&quot;Y&quot;;1;0);&quot;&quot;)" office:value-type="float" office:value="0"/>
          </table:previous>
        </table:cell-content-change>
        <table:cell-content-change table:id="ct1303">
          <table:cell-address table:column="9" table:row="43" table:table="0"/>
          <office:change-info>
            <dc:creator>Mike </dc:creator>
            <dc:date>2011-08-04T12:51:24.45</dc:date>
          </office:change-info>
          <table:previous table:id="ct1180">
            <table:change-track-table-cell table:cell-address="Sheet1.J44" table:formula="of:=IF(#ref!42=&quot;Y&quot;;IF([.B44]=&quot;Y&quot;;4;0)+IF([.C44]=&quot;Y&quot;;2;0)+IF([.D44]=&quot;Y&quot;;1;0);&quot;&quot;)" office:value-type="float" office:value="0"/>
          </table:previous>
        </table:cell-content-change>
        <table:cell-content-change table:id="ct1304">
          <table:cell-address table:column="9" table:row="44" table:table="0"/>
          <office:change-info>
            <dc:creator>Mike </dc:creator>
            <dc:date>2011-08-04T12:51:24.45</dc:date>
          </office:change-info>
          <table:previous table:id="ct1181">
            <table:change-track-table-cell table:cell-address="Sheet1.J45" table:formula="of:=IF(#ref!43=&quot;Y&quot;;IF([.B45]=&quot;Y&quot;;4;0)+IF([.C45]=&quot;Y&quot;;2;0)+IF([.D45]=&quot;Y&quot;;1;0);&quot;&quot;)" office:value-type="float" office:value="0"/>
          </table:previous>
        </table:cell-content-change>
        <table:cell-content-change table:id="ct1305">
          <table:cell-address table:column="9" table:row="45" table:table="0"/>
          <office:change-info>
            <dc:creator>Mike </dc:creator>
            <dc:date>2011-08-04T12:51:24.45</dc:date>
          </office:change-info>
          <table:previous table:id="ct1182">
            <table:change-track-table-cell table:cell-address="Sheet1.J46" table:formula="of:=IF(#ref!44=&quot;Y&quot;;IF([.B46]=&quot;Y&quot;;4;0)+IF([.C46]=&quot;Y&quot;;2;0)+IF([.D46]=&quot;Y&quot;;1;0);&quot;&quot;)" office:value-type="float" office:value="0"/>
          </table:previous>
        </table:cell-content-change>
        <table:cell-content-change table:id="ct1306">
          <table:cell-address table:column="9" table:row="46" table:table="0"/>
          <office:change-info>
            <dc:creator>Mike </dc:creator>
            <dc:date>2011-08-04T12:51:24.45</dc:date>
          </office:change-info>
          <table:previous table:id="ct1183">
            <table:change-track-table-cell table:cell-address="Sheet1.J47" table:formula="of:=IF(#ref!45=&quot;Y&quot;;IF([.B47]=&quot;Y&quot;;4;0)+IF([.C47]=&quot;Y&quot;;2;0)+IF([.D47]=&quot;Y&quot;;1;0);&quot;&quot;)" office:value-type="float" office:value="0"/>
          </table:previous>
        </table:cell-content-change>
        <table:cell-content-change table:id="ct1307">
          <table:cell-address table:column="9" table:row="47" table:table="0"/>
          <office:change-info>
            <dc:creator>Mike </dc:creator>
            <dc:date>2011-08-04T12:51:24.45</dc:date>
          </office:change-info>
          <table:previous table:id="ct1184">
            <table:change-track-table-cell table:cell-address="Sheet1.J48" table:formula="of:=IF(#ref!46=&quot;Y&quot;;IF([.B48]=&quot;Y&quot;;4;0)+IF([.C48]=&quot;Y&quot;;2;0)+IF([.D48]=&quot;Y&quot;;1;0);&quot;&quot;)" office:value-type="float" office:value="0"/>
          </table:previous>
        </table:cell-content-change>
        <table:cell-content-change table:id="ct1308">
          <table:cell-address table:column="9" table:row="48" table:table="0"/>
          <office:change-info>
            <dc:creator>Mike </dc:creator>
            <dc:date>2011-08-04T12:51:24.45</dc:date>
          </office:change-info>
          <table:previous table:id="ct1185">
            <table:change-track-table-cell table:cell-address="Sheet1.J49" table:formula="of:=IF(#ref!47=&quot;Y&quot;;IF([.B49]=&quot;Y&quot;;4;0)+IF([.C49]=&quot;Y&quot;;2;0)+IF([.D49]=&quot;Y&quot;;1;0);&quot;&quot;)" office:value-type="float" office:value="0"/>
          </table:previous>
        </table:cell-content-change>
        <table:cell-content-change table:id="ct1309">
          <table:cell-address table:column="9" table:row="49" table:table="0"/>
          <office:change-info>
            <dc:creator>Mike </dc:creator>
            <dc:date>2011-08-04T12:51:24.45</dc:date>
          </office:change-info>
          <table:previous table:id="ct1186">
            <table:change-track-table-cell table:cell-address="Sheet1.J50" table:formula="of:=IF(#ref!48=&quot;Y&quot;;IF([.B50]=&quot;Y&quot;;4;0)+IF([.C50]=&quot;Y&quot;;2;0)+IF([.D50]=&quot;Y&quot;;1;0);&quot;&quot;)" office:value-type="float" office:value="0"/>
          </table:previous>
        </table:cell-content-change>
        <table:cell-content-change table:id="ct1310">
          <table:cell-address table:column="9" table:row="50" table:table="0"/>
          <office:change-info>
            <dc:creator>Mike </dc:creator>
            <dc:date>2011-08-04T12:51:24.45</dc:date>
          </office:change-info>
          <table:previous table:id="ct1187">
            <table:change-track-table-cell table:cell-address="Sheet1.J51" table:formula="of:=IF(#ref!49=&quot;Y&quot;;IF([.B51]=&quot;Y&quot;;4;0)+IF([.C51]=&quot;Y&quot;;2;0)+IF([.D51]=&quot;Y&quot;;1;0);&quot;&quot;)" office:value-type="float" office:value="0"/>
          </table:previous>
        </table:cell-content-change>
        <table:cell-content-change table:id="ct1311">
          <table:cell-address table:column="9" table:row="51" table:table="0"/>
          <office:change-info>
            <dc:creator>Mike </dc:creator>
            <dc:date>2011-08-04T12:51:24.45</dc:date>
          </office:change-info>
          <table:previous table:id="ct1188">
            <table:change-track-table-cell table:cell-address="Sheet1.J52" table:formula="of:=IF(#ref!50=&quot;Y&quot;;IF([.B52]=&quot;Y&quot;;4;0)+IF([.C52]=&quot;Y&quot;;2;0)+IF([.D52]=&quot;Y&quot;;1;0);&quot;&quot;)" office:value-type="float" office:value="0"/>
          </table:previous>
        </table:cell-content-change>
        <table:cell-content-change table:id="ct1312">
          <table:cell-address table:column="9" table:row="52" table:table="0"/>
          <office:change-info>
            <dc:creator>Mike </dc:creator>
            <dc:date>2011-08-04T12:51:24.45</dc:date>
          </office:change-info>
          <table:previous table:id="ct1189">
            <table:change-track-table-cell table:cell-address="Sheet1.J53" table:formula="of:=IF(#ref!51=&quot;Y&quot;;IF([.B53]=&quot;Y&quot;;4;0)+IF([.C53]=&quot;Y&quot;;2;0)+IF([.D53]=&quot;Y&quot;;1;0);&quot;&quot;)" office:value-type="float" office:value="0"/>
          </table:previous>
        </table:cell-content-change>
        <table:cell-content-change table:id="ct1313">
          <table:cell-address table:column="9" table:row="9" table:table="0"/>
          <office:change-info>
            <dc:creator>Mike </dc:creator>
            <dc:date>2011-08-04T12:51:45.56</dc:date>
          </office:change-info>
          <table:previous table:id="ct1190">
            <table:change-track-table-cell table:cell-address="Sheet1.J10" table:formula="of:=IF(#ref!12=&quot;Y&quot;;DEC2HEX(1*(16*256)+HEX2DEC([.H10])*16+#ref!12+IF(NOT ([.E10]=&quot;Y&quot;);2*16*256;0);4);&quot;&quot;)" office:value-type="float" office:value="0"/>
          </table:previous>
        </table:cell-content-change>
        <table:cell-content-change table:id="ct1314">
          <table:cell-address table:column="9" table:row="10" table:table="0"/>
          <office:change-info>
            <dc:creator>Mike </dc:creator>
            <dc:date>2011-08-04T12:51:53.42</dc:date>
          </office:change-info>
          <table:previous table:id="ct1191">
            <table:change-track-table-cell table:cell-address="Sheet1.J11" table:formula="of:=IF(#ref!13=&quot;Y&quot;;DEC2HEX(1*(16*256)+HEX2DEC([.H11])*16+#ref!13+IF(NOT ([.E11]=&quot;Y&quot;);2*16*256;0);4);&quot;&quot;)" office:value-type="float" office:value="0"/>
          </table:previous>
        </table:cell-content-change>
        <table:cell-content-change table:id="ct1315">
          <table:cell-address table:column="9" table:row="11" table:table="0"/>
          <office:change-info>
            <dc:creator>Mike </dc:creator>
            <dc:date>2011-08-04T12:51:53.42</dc:date>
          </office:change-info>
          <table:previous table:id="ct1192">
            <table:change-track-table-cell table:cell-address="Sheet1.J12" table:formula="of:=IF(#ref!14=&quot;Y&quot;;DEC2HEX(1*(16*256)+HEX2DEC([.H12])*16+#ref!14+IF(NOT ([.E12]=&quot;Y&quot;);2*16*256;0);4);&quot;&quot;)" office:value-type="float" office:value="0"/>
          </table:previous>
        </table:cell-content-change>
        <table:cell-content-change table:id="ct1316">
          <table:cell-address table:column="9" table:row="12" table:table="0"/>
          <office:change-info>
            <dc:creator>Mike </dc:creator>
            <dc:date>2011-08-04T12:51:53.42</dc:date>
          </office:change-info>
          <table:previous table:id="ct1193">
            <table:change-track-table-cell table:cell-address="Sheet1.J13" table:formula="of:=IF(#ref!15=&quot;Y&quot;;DEC2HEX(1*(16*256)+HEX2DEC([.H13])*16+#ref!15+IF(NOT ([.E13]=&quot;Y&quot;);2*16*256;0);4);&quot;&quot;)" office:value-type="float" office:value="0"/>
          </table:previous>
        </table:cell-content-change>
        <table:cell-content-change table:id="ct1317">
          <table:cell-address table:column="9" table:row="13" table:table="0"/>
          <office:change-info>
            <dc:creator>Mike </dc:creator>
            <dc:date>2011-08-04T12:51:53.42</dc:date>
          </office:change-info>
          <table:previous table:id="ct1194">
            <table:change-track-table-cell table:cell-address="Sheet1.J14" table:formula="of:=IF(#ref!16=&quot;Y&quot;;DEC2HEX(1*(16*256)+HEX2DEC([.H14])*16+#ref!16+IF(NOT ([.E14]=&quot;Y&quot;);2*16*256;0);4);&quot;&quot;)" office:value-type="float" office:value="0"/>
          </table:previous>
        </table:cell-content-change>
        <table:cell-content-change table:id="ct1318">
          <table:cell-address table:column="9" table:row="14" table:table="0"/>
          <office:change-info>
            <dc:creator>Mike </dc:creator>
            <dc:date>2011-08-04T12:51:53.42</dc:date>
          </office:change-info>
          <table:previous table:id="ct1195">
            <table:change-track-table-cell table:cell-address="Sheet1.J15" table:formula="of:=IF(#ref!17=&quot;Y&quot;;DEC2HEX(1*(16*256)+HEX2DEC([.H15])*16+#ref!17+IF(NOT ([.E15]=&quot;Y&quot;);2*16*256;0);4);&quot;&quot;)" office:value-type="float" office:value="0"/>
          </table:previous>
        </table:cell-content-change>
        <table:cell-content-change table:id="ct1319">
          <table:cell-address table:column="9" table:row="15" table:table="0"/>
          <office:change-info>
            <dc:creator>Mike </dc:creator>
            <dc:date>2011-08-04T12:51:53.42</dc:date>
          </office:change-info>
          <table:previous table:id="ct1196">
            <table:change-track-table-cell table:cell-address="Sheet1.J16" table:formula="of:=IF(#ref!18=&quot;Y&quot;;DEC2HEX(1*(16*256)+HEX2DEC([.H16])*16+#ref!18+IF(NOT ([.E16]=&quot;Y&quot;);2*16*256;0);4);&quot;&quot;)" office:value-type="float" office:value="0"/>
          </table:previous>
        </table:cell-content-change>
        <table:cell-content-change table:id="ct1320">
          <table:cell-address table:column="9" table:row="16" table:table="0"/>
          <office:change-info>
            <dc:creator>Mike </dc:creator>
            <dc:date>2011-08-04T12:51:53.42</dc:date>
          </office:change-info>
          <table:previous table:id="ct1197">
            <table:change-track-table-cell table:cell-address="Sheet1.J17" table:formula="of:=IF(#ref!19=&quot;Y&quot;;DEC2HEX(1*(16*256)+HEX2DEC([.H17])*16+#ref!19+IF(NOT ([.E17]=&quot;Y&quot;);2*16*256;0);4);&quot;&quot;)" office:value-type="float" office:value="0"/>
          </table:previous>
        </table:cell-content-change>
        <table:cell-content-change table:id="ct1321">
          <table:cell-address table:column="9" table:row="17" table:table="0"/>
          <office:change-info>
            <dc:creator>Mike </dc:creator>
            <dc:date>2011-08-04T12:51:53.42</dc:date>
          </office:change-info>
          <table:previous table:id="ct1198">
            <table:change-track-table-cell table:cell-address="Sheet1.J18" table:formula="of:=IF(#ref!20=&quot;Y&quot;;DEC2HEX(1*(16*256)+HEX2DEC([.H18])*16+#ref!20+IF(NOT ([.E18]=&quot;Y&quot;);2*16*256;0);4);&quot;&quot;)" office:value-type="float" office:value="0"/>
          </table:previous>
        </table:cell-content-change>
        <table:cell-content-change table:id="ct1322">
          <table:cell-address table:column="9" table:row="18" table:table="0"/>
          <office:change-info>
            <dc:creator>Mike </dc:creator>
            <dc:date>2011-08-04T12:51:53.42</dc:date>
          </office:change-info>
          <table:previous table:id="ct1199">
            <table:change-track-table-cell table:cell-address="Sheet1.J19" table:formula="of:=IF(#ref!21=&quot;Y&quot;;DEC2HEX(1*(16*256)+HEX2DEC([.H19])*16+#ref!21+IF(NOT ([.E19]=&quot;Y&quot;);2*16*256;0);4);&quot;&quot;)" office:value-type="float" office:value="0"/>
          </table:previous>
        </table:cell-content-change>
        <table:cell-content-change table:id="ct1323">
          <table:cell-address table:column="9" table:row="19" table:table="0"/>
          <office:change-info>
            <dc:creator>Mike </dc:creator>
            <dc:date>2011-08-04T12:51:53.42</dc:date>
          </office:change-info>
          <table:previous table:id="ct1200">
            <table:change-track-table-cell table:cell-address="Sheet1.J20" table:formula="of:=IF(#ref!22=&quot;Y&quot;;DEC2HEX(1*(16*256)+HEX2DEC([.H20])*16+#ref!22+IF(NOT ([.E20]=&quot;Y&quot;);2*16*256;0);4);&quot;&quot;)" office:value-type="float" office:value="0"/>
          </table:previous>
        </table:cell-content-change>
        <table:cell-content-change table:id="ct1324">
          <table:cell-address table:column="9" table:row="20" table:table="0"/>
          <office:change-info>
            <dc:creator>Mike </dc:creator>
            <dc:date>2011-08-04T12:51:53.42</dc:date>
          </office:change-info>
          <table:previous table:id="ct1201">
            <table:change-track-table-cell table:cell-address="Sheet1.J21" table:formula="of:=IF(#ref!23=&quot;Y&quot;;DEC2HEX(1*(16*256)+HEX2DEC([.H21])*16+#ref!23+IF(NOT ([.E21]=&quot;Y&quot;);2*16*256;0);4);&quot;&quot;)" office:value-type="float" office:value="0"/>
          </table:previous>
        </table:cell-content-change>
        <table:cell-content-change table:id="ct1325">
          <table:cell-address table:column="9" table:row="21" table:table="0"/>
          <office:change-info>
            <dc:creator>Mike </dc:creator>
            <dc:date>2011-08-04T12:51:53.42</dc:date>
          </office:change-info>
          <table:previous table:id="ct1202">
            <table:change-track-table-cell table:cell-address="Sheet1.J22" table:formula="of:=IF(#ref!24=&quot;Y&quot;;DEC2HEX(1*(16*256)+HEX2DEC([.H22])*16+#ref!24+IF(NOT ([.E22]=&quot;Y&quot;);2*16*256;0);4);&quot;&quot;)" office:value-type="float" office:value="0"/>
          </table:previous>
        </table:cell-content-change>
        <table:cell-content-change table:id="ct1326">
          <table:cell-address table:column="9" table:row="22" table:table="0"/>
          <office:change-info>
            <dc:creator>Mike </dc:creator>
            <dc:date>2011-08-04T12:51:53.42</dc:date>
          </office:change-info>
          <table:previous table:id="ct1203">
            <table:change-track-table-cell table:cell-address="Sheet1.J23" table:formula="of:=IF(#ref!25=&quot;Y&quot;;DEC2HEX(1*(16*256)+HEX2DEC([.H23])*16+#ref!25+IF(NOT ([.E23]=&quot;Y&quot;);2*16*256;0);4);&quot;&quot;)" office:value-type="float" office:value="0"/>
          </table:previous>
        </table:cell-content-change>
        <table:cell-content-change table:id="ct1327">
          <table:cell-address table:column="9" table:row="23" table:table="0"/>
          <office:change-info>
            <dc:creator>Mike </dc:creator>
            <dc:date>2011-08-04T12:51:53.42</dc:date>
          </office:change-info>
          <table:previous table:id="ct1204">
            <table:change-track-table-cell table:cell-address="Sheet1.J24" table:formula="of:=IF(#ref!26=&quot;Y&quot;;DEC2HEX(1*(16*256)+HEX2DEC([.H24])*16+#ref!26+IF(NOT ([.E24]=&quot;Y&quot;);2*16*256;0);4);&quot;&quot;)" office:value-type="float" office:value="0"/>
          </table:previous>
        </table:cell-content-change>
        <table:cell-content-change table:id="ct1328">
          <table:cell-address table:column="9" table:row="24" table:table="0"/>
          <office:change-info>
            <dc:creator>Mike </dc:creator>
            <dc:date>2011-08-04T12:51:53.42</dc:date>
          </office:change-info>
          <table:previous table:id="ct1205">
            <table:change-track-table-cell table:cell-address="Sheet1.J25" table:formula="of:=IF(#ref!27=&quot;Y&quot;;DEC2HEX(1*(16*256)+HEX2DEC([.H25])*16+#ref!27+IF(NOT ([.E25]=&quot;Y&quot;);2*16*256;0);4);&quot;&quot;)" office:value-type="float" office:value="0"/>
          </table:previous>
        </table:cell-content-change>
        <table:cell-content-change table:id="ct1329">
          <table:cell-address table:column="9" table:row="24" table:table="0"/>
          <office:change-info>
            <dc:creator>Mike </dc:creator>
            <dc:date>2011-08-04T12:51:53.42</dc:date>
          </office:change-info>
          <table:previous table:id="ct1206">
            <table:change-track-table-cell table:cell-address="Sheet1.J25" table:formula="of:=IF(#ref!27=&quot;Y&quot;;DEC2HEX(1*(16*256)+HEX2DEC([.H25])*16+#ref!27+IF(NOT ([.E25]=&quot;Y&quot;);2*16*256;0);4);&quot;&quot;)" office:value-type="float" office:value="0"/>
          </table:previous>
        </table:cell-content-change>
        <table:cell-content-change table:id="ct1330">
          <table:cell-address table:column="9" table:row="25" table:table="0"/>
          <office:change-info>
            <dc:creator>Mike </dc:creator>
            <dc:date>2011-08-04T12:51:53.43</dc:date>
          </office:change-info>
          <table:previous table:id="ct1207">
            <table:change-track-table-cell table:cell-address="Sheet1.J26" table:formula="of:=IF(#ref!28=&quot;Y&quot;;DEC2HEX(1*(16*256)+HEX2DEC([.H26])*16+#ref!28+IF(NOT ([.E26]=&quot;Y&quot;);2*16*256;0);4);&quot;&quot;)" office:value-type="float" office:value="0"/>
          </table:previous>
        </table:cell-content-change>
        <table:cell-content-change table:id="ct1331">
          <table:cell-address table:column="9" table:row="26" table:table="0"/>
          <office:change-info>
            <dc:creator>Mike </dc:creator>
            <dc:date>2011-08-04T12:51:53.43</dc:date>
          </office:change-info>
          <table:previous table:id="ct1208">
            <table:change-track-table-cell table:cell-address="Sheet1.J27" table:formula="of:=IF(#ref!29=&quot;Y&quot;;DEC2HEX(1*(16*256)+HEX2DEC([.H27])*16+#ref!29+IF(NOT ([.E27]=&quot;Y&quot;);2*16*256;0);4);&quot;&quot;)" office:value-type="float" office:value="0"/>
          </table:previous>
        </table:cell-content-change>
        <table:cell-content-change table:id="ct1332">
          <table:cell-address table:column="9" table:row="27" table:table="0"/>
          <office:change-info>
            <dc:creator>Mike </dc:creator>
            <dc:date>2011-08-04T12:51:53.43</dc:date>
          </office:change-info>
          <table:previous table:id="ct1209">
            <table:change-track-table-cell table:cell-address="Sheet1.J28" table:formula="of:=IF(#ref!30=&quot;Y&quot;;DEC2HEX(1*(16*256)+HEX2DEC([.H28])*16+#ref!30+IF(NOT ([.E28]=&quot;Y&quot;);2*16*256;0);4);&quot;&quot;)" office:value-type="float" office:value="0"/>
          </table:previous>
        </table:cell-content-change>
        <table:cell-content-change table:id="ct1333">
          <table:cell-address table:column="9" table:row="28" table:table="0"/>
          <office:change-info>
            <dc:creator>Mike </dc:creator>
            <dc:date>2011-08-04T12:51:53.43</dc:date>
          </office:change-info>
          <table:previous table:id="ct1210">
            <table:change-track-table-cell table:cell-address="Sheet1.J29" table:formula="of:=IF(#ref!31=&quot;Y&quot;;DEC2HEX(1*(16*256)+HEX2DEC([.H29])*16+#ref!31+IF(NOT ([.E29]=&quot;Y&quot;);2*16*256;0);4);&quot;&quot;)" office:value-type="float" office:value="0"/>
          </table:previous>
        </table:cell-content-change>
        <table:cell-content-change table:id="ct1334">
          <table:cell-address table:column="9" table:row="29" table:table="0"/>
          <office:change-info>
            <dc:creator>Mike </dc:creator>
            <dc:date>2011-08-04T12:51:53.43</dc:date>
          </office:change-info>
          <table:previous table:id="ct1211">
            <table:change-track-table-cell table:cell-address="Sheet1.J30" table:formula="of:=IF(#ref!32=&quot;Y&quot;;DEC2HEX(1*(16*256)+HEX2DEC([.H30])*16+#ref!32+IF(NOT ([.E30]=&quot;Y&quot;);2*16*256;0);4);&quot;&quot;)" office:value-type="float" office:value="0"/>
          </table:previous>
        </table:cell-content-change>
        <table:cell-content-change table:id="ct1335">
          <table:cell-address table:column="9" table:row="30" table:table="0"/>
          <office:change-info>
            <dc:creator>Mike </dc:creator>
            <dc:date>2011-08-04T12:51:53.43</dc:date>
          </office:change-info>
          <table:previous table:id="ct1212">
            <table:change-track-table-cell table:cell-address="Sheet1.J31" table:formula="of:=IF(#ref!33=&quot;Y&quot;;DEC2HEX(1*(16*256)+HEX2DEC([.H31])*16+#ref!33+IF(NOT ([.E31]=&quot;Y&quot;);2*16*256;0);4);&quot;&quot;)" office:value-type="float" office:value="0"/>
          </table:previous>
        </table:cell-content-change>
        <table:cell-content-change table:id="ct1336">
          <table:cell-address table:column="9" table:row="31" table:table="0"/>
          <office:change-info>
            <dc:creator>Mike </dc:creator>
            <dc:date>2011-08-04T12:51:53.43</dc:date>
          </office:change-info>
          <table:previous table:id="ct1213">
            <table:change-track-table-cell table:cell-address="Sheet1.J32" table:formula="of:=IF(#ref!34=&quot;Y&quot;;DEC2HEX(1*(16*256)+HEX2DEC([.H32])*16+#ref!34+IF(NOT ([.E32]=&quot;Y&quot;);2*16*256;0);4);&quot;&quot;)" office:value-type="float" office:value="0"/>
          </table:previous>
        </table:cell-content-change>
        <table:cell-content-change table:id="ct1337">
          <table:cell-address table:column="9" table:row="37" table:table="0"/>
          <office:change-info>
            <dc:creator>Mike </dc:creator>
            <dc:date>2011-08-04T12:51:53.43</dc:date>
          </office:change-info>
          <table:previous table:id="ct1214">
            <table:change-track-table-cell table:cell-address="Sheet1.J38" table:formula="of:=IF(#ref!35=&quot;Y&quot;;DEC2HEX(1*(16*256)+HEX2DEC([.H38])*16+#ref!35+IF(NOT ([.E38]=&quot;Y&quot;);2*16*256;0);4);&quot;&quot;)" office:value-type="float" office:value="0"/>
          </table:previous>
        </table:cell-content-change>
        <table:cell-content-change table:id="ct1338">
          <table:cell-address table:column="9" table:row="38" table:table="0"/>
          <office:change-info>
            <dc:creator>Mike </dc:creator>
            <dc:date>2011-08-04T12:51:53.43</dc:date>
          </office:change-info>
          <table:previous table:id="ct1215">
            <table:change-track-table-cell table:cell-address="Sheet1.J39" table:formula="of:=IF(#ref!36=&quot;Y&quot;;DEC2HEX(1*(16*256)+HEX2DEC([.H39])*16+#ref!36+IF(NOT ([.E39]=&quot;Y&quot;);2*16*256;0);4);&quot;&quot;)" office:value-type="float" office:value="0"/>
          </table:previous>
        </table:cell-content-change>
        <table:cell-content-change table:id="ct1339">
          <table:cell-address table:column="9" table:row="39" table:table="0"/>
          <office:change-info>
            <dc:creator>Mike </dc:creator>
            <dc:date>2011-08-04T12:51:53.43</dc:date>
          </office:change-info>
          <table:previous table:id="ct1216">
            <table:change-track-table-cell table:cell-address="Sheet1.J40" table:formula="of:=IF(#ref!37=&quot;Y&quot;;DEC2HEX(1*(16*256)+HEX2DEC([.H40])*16+#ref!37+IF(NOT ([.E40]=&quot;Y&quot;);2*16*256;0);4);&quot;&quot;)" office:value-type="float" office:value="0"/>
          </table:previous>
        </table:cell-content-change>
        <table:cell-content-change table:id="ct1340">
          <table:cell-address table:column="9" table:row="40" table:table="0"/>
          <office:change-info>
            <dc:creator>Mike </dc:creator>
            <dc:date>2011-08-04T12:51:53.43</dc:date>
          </office:change-info>
          <table:previous table:id="ct1217">
            <table:change-track-table-cell table:cell-address="Sheet1.J41" table:formula="of:=IF(#ref!38=&quot;Y&quot;;DEC2HEX(1*(16*256)+HEX2DEC([.H41])*16+#ref!38+IF(NOT ([.E41]=&quot;Y&quot;);2*16*256;0);4);&quot;&quot;)" office:value-type="float" office:value="0"/>
          </table:previous>
        </table:cell-content-change>
        <table:cell-content-change table:id="ct1341">
          <table:cell-address table:column="9" table:row="40" table:table="0"/>
          <office:change-info>
            <dc:creator>Mike </dc:creator>
            <dc:date>2011-08-04T12:51:53.43</dc:date>
          </office:change-info>
          <table:previous table:id="ct1218">
            <table:change-track-table-cell table:cell-address="Sheet1.J41" table:formula="of:=IF(#ref!39=&quot;Y&quot;;DEC2HEX(1*(16*256)+HEX2DEC([.H41])*16+#ref!39+IF(NOT ([.E41]=&quot;Y&quot;);2*16*256;0);4);&quot;&quot;)" office:value-type="float" office:value="0"/>
          </table:previous>
        </table:cell-content-change>
        <table:cell-content-change table:id="ct1342">
          <table:cell-address table:column="9" table:row="41" table:table="0"/>
          <office:change-info>
            <dc:creator>Mike </dc:creator>
            <dc:date>2011-08-04T12:51:53.43</dc:date>
          </office:change-info>
          <table:previous table:id="ct1219">
            <table:change-track-table-cell table:cell-address="Sheet1.J42" table:formula="of:=IF(#ref!40=&quot;Y&quot;;DEC2HEX(1*(16*256)+HEX2DEC([.H42])*16+#ref!40+IF(NOT ([.E42]=&quot;Y&quot;);2*16*256;0);4);&quot;&quot;)" office:value-type="float" office:value="0"/>
          </table:previous>
        </table:cell-content-change>
        <table:cell-content-change table:id="ct1343">
          <table:cell-address table:column="9" table:row="42" table:table="0"/>
          <office:change-info>
            <dc:creator>Mike </dc:creator>
            <dc:date>2011-08-04T12:51:53.43</dc:date>
          </office:change-info>
          <table:previous table:id="ct1220">
            <table:change-track-table-cell table:cell-address="Sheet1.J43" table:formula="of:=IF(#ref!41=&quot;Y&quot;;DEC2HEX(1*(16*256)+HEX2DEC([.H43])*16+#ref!41+IF(NOT ([.E43]=&quot;Y&quot;);2*16*256;0);4);&quot;&quot;)" office:value-type="float" office:value="0"/>
          </table:previous>
        </table:cell-content-change>
        <table:cell-content-change table:id="ct1344">
          <table:cell-address table:column="9" table:row="43" table:table="0"/>
          <office:change-info>
            <dc:creator>Mike </dc:creator>
            <dc:date>2011-08-04T12:51:53.43</dc:date>
          </office:change-info>
          <table:previous table:id="ct1221">
            <table:change-track-table-cell table:cell-address="Sheet1.J44" table:formula="of:=IF(#ref!42=&quot;Y&quot;;DEC2HEX(1*(16*256)+HEX2DEC([.H44])*16+#ref!42+IF(NOT ([.E44]=&quot;Y&quot;);2*16*256;0);4);&quot;&quot;)" office:value-type="float" office:value="0"/>
          </table:previous>
        </table:cell-content-change>
        <table:cell-content-change table:id="ct1345">
          <table:cell-address table:column="9" table:row="44" table:table="0"/>
          <office:change-info>
            <dc:creator>Mike </dc:creator>
            <dc:date>2011-08-04T12:51:53.43</dc:date>
          </office:change-info>
          <table:previous table:id="ct1222">
            <table:change-track-table-cell table:cell-address="Sheet1.J45" table:formula="of:=IF(#ref!43=&quot;Y&quot;;DEC2HEX(1*(16*256)+HEX2DEC([.H45])*16+#ref!43+IF(NOT ([.E45]=&quot;Y&quot;);2*16*256;0);4);&quot;&quot;)" office:value-type="float" office:value="0"/>
          </table:previous>
        </table:cell-content-change>
        <table:cell-content-change table:id="ct1346">
          <table:cell-address table:column="9" table:row="45" table:table="0"/>
          <office:change-info>
            <dc:creator>Mike </dc:creator>
            <dc:date>2011-08-04T12:51:53.43</dc:date>
          </office:change-info>
          <table:previous table:id="ct1223">
            <table:change-track-table-cell table:cell-address="Sheet1.J46" table:formula="of:=IF(#ref!44=&quot;Y&quot;;DEC2HEX(1*(16*256)+HEX2DEC([.H46])*16+#ref!44+IF(NOT ([.E46]=&quot;Y&quot;);2*16*256;0);4);&quot;&quot;)" office:value-type="float" office:value="0"/>
          </table:previous>
        </table:cell-content-change>
        <table:cell-content-change table:id="ct1347">
          <table:cell-address table:column="9" table:row="46" table:table="0"/>
          <office:change-info>
            <dc:creator>Mike </dc:creator>
            <dc:date>2011-08-04T12:51:53.43</dc:date>
          </office:change-info>
          <table:previous table:id="ct1224">
            <table:change-track-table-cell table:cell-address="Sheet1.J47" table:formula="of:=IF(#ref!45=&quot;Y&quot;;DEC2HEX(1*(16*256)+HEX2DEC([.H47])*16+#ref!45+IF(NOT ([.E47]=&quot;Y&quot;);2*16*256;0);4);&quot;&quot;)" office:value-type="float" office:value="0"/>
          </table:previous>
        </table:cell-content-change>
        <table:cell-content-change table:id="ct1348">
          <table:cell-address table:column="9" table:row="47" table:table="0"/>
          <office:change-info>
            <dc:creator>Mike </dc:creator>
            <dc:date>2011-08-04T12:51:53.43</dc:date>
          </office:change-info>
          <table:previous table:id="ct1225">
            <table:change-track-table-cell table:cell-address="Sheet1.J48" table:formula="of:=IF(#ref!46=&quot;Y&quot;;DEC2HEX(1*(16*256)+HEX2DEC([.H48])*16+#ref!46+IF(NOT ([.E48]=&quot;Y&quot;);2*16*256;0);4);&quot;&quot;)" office:value-type="float" office:value="0"/>
          </table:previous>
        </table:cell-content-change>
        <table:cell-content-change table:id="ct1349">
          <table:cell-address table:column="9" table:row="48" table:table="0"/>
          <office:change-info>
            <dc:creator>Mike </dc:creator>
            <dc:date>2011-08-04T12:51:53.43</dc:date>
          </office:change-info>
          <table:previous table:id="ct1226">
            <table:change-track-table-cell table:cell-address="Sheet1.J49" table:formula="of:=IF(#ref!47=&quot;Y&quot;;DEC2HEX(1*(16*256)+HEX2DEC([.H49])*16+#ref!47+IF(NOT ([.E49]=&quot;Y&quot;);2*16*256;0);4);&quot;&quot;)" office:value-type="float" office:value="0"/>
          </table:previous>
        </table:cell-content-change>
        <table:cell-content-change table:id="ct1350">
          <table:cell-address table:column="9" table:row="49" table:table="0"/>
          <office:change-info>
            <dc:creator>Mike </dc:creator>
            <dc:date>2011-08-04T12:51:53.43</dc:date>
          </office:change-info>
          <table:previous table:id="ct1227">
            <table:change-track-table-cell table:cell-address="Sheet1.J50" table:formula="of:=IF(#ref!48=&quot;Y&quot;;DEC2HEX(1*(16*256)+HEX2DEC([.H50])*16+#ref!48+IF(NOT ([.E50]=&quot;Y&quot;);2*16*256;0);4);&quot;&quot;)" office:value-type="float" office:value="0"/>
          </table:previous>
        </table:cell-content-change>
        <table:cell-content-change table:id="ct1351">
          <table:cell-address table:column="9" table:row="50" table:table="0"/>
          <office:change-info>
            <dc:creator>Mike </dc:creator>
            <dc:date>2011-08-04T12:51:53.43</dc:date>
          </office:change-info>
          <table:previous table:id="ct1228">
            <table:change-track-table-cell table:cell-address="Sheet1.J51" table:formula="of:=IF(#ref!49=&quot;Y&quot;;DEC2HEX(1*(16*256)+HEX2DEC([.H51])*16+#ref!49+IF(NOT ([.E51]=&quot;Y&quot;);2*16*256;0);4);&quot;&quot;)" office:value-type="float" office:value="0"/>
          </table:previous>
        </table:cell-content-change>
        <table:cell-content-change table:id="ct1352">
          <table:cell-address table:column="9" table:row="51" table:table="0"/>
          <office:change-info>
            <dc:creator>Mike </dc:creator>
            <dc:date>2011-08-04T12:51:53.43</dc:date>
          </office:change-info>
          <table:previous table:id="ct1229">
            <table:change-track-table-cell table:cell-address="Sheet1.J52" table:formula="of:=IF(#ref!50=&quot;Y&quot;;DEC2HEX(1*(16*256)+HEX2DEC([.H52])*16+#ref!50+IF(NOT ([.E52]=&quot;Y&quot;);2*16*256;0);4);&quot;&quot;)" office:value-type="float" office:value="0"/>
          </table:previous>
        </table:cell-content-change>
        <table:cell-content-change table:id="ct1353">
          <table:cell-address table:column="9" table:row="52" table:table="0"/>
          <office:change-info>
            <dc:creator>Mike </dc:creator>
            <dc:date>2011-08-04T12:51:53.43</dc:date>
          </office:change-info>
          <table:previous table:id="ct1230">
            <table:change-track-table-cell table:cell-address="Sheet1.J53" table:formula="of:=IF(#ref!51=&quot;Y&quot;;DEC2HEX(1*(16*256)+HEX2DEC([.H53])*16+#ref!51+IF(NOT ([.E53]=&quot;Y&quot;);2*16*256;0);4);&quot;&quot;)" office:value-type="float" office:value="0"/>
          </table:previous>
        </table:cell-content-change>
        <table:deletion table:id="ct1354" table:type="column" table:position="1" table:table="0">
          <office:change-info>
            <dc:creator>Mike </dc:creator>
            <dc:date>2011-08-04T12:52:01.28</dc:date>
          </office:change-info>
          <table:deletions>
            <table:cell-content-deletion table:id="ct1107">
              <table:change-track-table-cell office:value-type="string">
                <text:p>Y</text:p>
              </table:change-track-table-cell>
            </table:cell-content-deletion>
            <table:cell-content-deletion table:id="ct1106">
              <table:change-track-table-cell office:value-type="string">
                <text:p>Y</text:p>
              </table:change-track-table-cell>
            </table:cell-content-deletion>
            <table:cell-content-deletion table:id="ct1105">
              <table:change-track-table-cell office:value-type="string">
                <text:p>Y</text:p>
              </table:change-track-table-cell>
            </table:cell-content-deletion>
            <table:cell-content-deletion table:id="ct1104">
              <table:change-track-table-cell office:value-type="string">
                <text:p>Y</text:p>
              </table:change-track-table-cell>
            </table:cell-content-deletion>
            <table:cell-content-deletion table:id="ct1103">
              <table:change-track-table-cell office:value-type="string">
                <text:p>Y</text:p>
              </table:change-track-table-cell>
            </table:cell-content-deletion>
            <table:cell-content-deletion table:id="ct1102">
              <table:change-track-table-cell office:value-type="string">
                <text:p>Y</text:p>
              </table:change-track-table-cell>
            </table:cell-content-deletion>
            <table:cell-content-deletion table:id="ct1101">
              <table:change-track-table-cell office:value-type="string">
                <text:p>Y</text:p>
              </table:change-track-table-cell>
            </table:cell-content-deletion>
            <table:cell-content-deletion table:id="ct1100">
              <table:change-track-table-cell office:value-type="string">
                <text:p>Y</text:p>
              </table:change-track-table-cell>
            </table:cell-content-deletion>
            <table:cell-content-deletion table:id="ct1099">
              <table:change-track-table-cell office:value-type="string">
                <text:p>Y</text:p>
              </table:change-track-table-cell>
            </table:cell-content-deletion>
            <table:cell-content-deletion table:id="ct1098">
              <table:change-track-table-cell office:value-type="string">
                <text:p>Y</text:p>
              </table:change-track-table-cell>
            </table:cell-content-deletion>
            <table:cell-content-deletion table:id="ct1097">
              <table:change-track-table-cell office:value-type="string">
                <text:p>Y</text:p>
              </table:change-track-table-cell>
            </table:cell-content-deletion>
            <table:cell-content-deletion table:id="ct1096">
              <table:change-track-table-cell office:value-type="string">
                <text:p>Y</text:p>
              </table:change-track-table-cell>
            </table:cell-content-deletion>
            <table:cell-content-deletion table:id="ct1095">
              <table:change-track-table-cell office:value-type="string">
                <text:p>Y</text:p>
              </table:change-track-table-cell>
            </table:cell-content-deletion>
            <table:cell-content-deletion table:id="ct1094">
              <table:change-track-table-cell office:value-type="string">
                <text:p>Y</text:p>
              </table:change-track-table-cell>
            </table:cell-content-deletion>
            <table:cell-content-deletion table:id="ct1093">
              <table:change-track-table-cell office:value-type="string">
                <text:p>Y</text:p>
              </table:change-track-table-cell>
            </table:cell-content-deletion>
            <table:cell-content-deletion table:id="ct1092">
              <table:change-track-table-cell office:value-type="string">
                <text:p>Y</text:p>
              </table:change-track-table-cell>
            </table:cell-content-deletion>
            <table:cell-content-deletion table:id="ct1091">
              <table:change-track-table-cell office:value-type="string">
                <text:p>Y</text:p>
              </table:change-track-table-cell>
            </table:cell-content-deletion>
            <table:cell-content-deletion table:id="ct1090">
              <table:change-track-table-cell office:value-type="string">
                <text:p>Y</text:p>
              </table:change-track-table-cell>
            </table:cell-content-deletion>
            <table:cell-content-deletion table:id="ct1089">
              <table:change-track-table-cell office:value-type="string">
                <text:p>Y</text:p>
              </table:change-track-table-cell>
            </table:cell-content-deletion>
            <table:cell-content-deletion table:id="ct1088">
              <table:change-track-table-cell office:value-type="string">
                <text:p>Y</text:p>
              </table:change-track-table-cell>
            </table:cell-content-deletion>
            <table:cell-content-deletion table:id="ct1087">
              <table:change-track-table-cell office:value-type="string">
                <text:p>Y</text:p>
              </table:change-track-table-cell>
            </table:cell-content-deletion>
            <table:cell-content-deletion table:id="ct1086">
              <table:change-track-table-cell office:value-type="string">
                <text:p>Y</text:p>
              </table:change-track-table-cell>
            </table:cell-content-deletion>
            <table:cell-content-deletion table:id="ct1085">
              <table:change-track-table-cell office:value-type="string">
                <text:p>Y</text:p>
              </table:change-track-table-cell>
            </table:cell-content-deletion>
            <table:cell-content-deletion table:id="ct1084">
              <table:change-track-table-cell office:value-type="string">
                <text:p>Y</text:p>
              </table:change-track-table-cell>
            </table:cell-content-deletion>
            <table:cell-content-deletion table:id="ct1083">
              <table:change-track-table-cell office:value-type="string">
                <text:p>Y</text:p>
              </table:change-track-table-cell>
            </table:cell-content-deletion>
            <table:cell-content-deletion table:id="ct1082">
              <table:change-track-table-cell office:value-type="string">
                <text:p>Y</text:p>
              </table:change-track-table-cell>
            </table:cell-content-deletion>
            <table:cell-content-deletion table:id="ct1081">
              <table:change-track-table-cell office:value-type="string">
                <text:p>MTI</text:p>
              </table:change-track-table-cell>
            </table:cell-content-deletion>
            <table:change-deletion table:id="ct1080"/>
          </table:deletions>
        </table:deletion>
        <table:cell-content-change table:id="ct1355">
          <table:cell-address table:column="11" table:row="9" table:table="0"/>
          <office:change-info>
            <dc:creator>Mike </dc:creator>
            <dc:date>2011-08-04T12:52:34.75</dc:date>
          </office:change-info>
          <table:previous table:id="ct1019">
            <table:change-track-table-cell table:cell-address="Sheet1.L10" table:formula="of:=IF([.B10]=&quot;Y&quot;;&quot;Eddd&quot;;DEC2HEX(IF([.E10]=&quot;Y&quot;;8;9)*256*16+HEX2DEC([.H10])*16+IF([.C10]=&quot;Y&quot;;8;0)+IF([.D10]=&quot;Y&quot;;0;4)+3;4))" office:value-type="string">
              <text:p>9087</text:p>
            </table:change-track-table-cell>
          </table:previous>
        </table:cell-content-change>
        <table:cell-content-change table:id="ct1356">
          <table:cell-address table:column="11" table:row="10" table:table="0"/>
          <office:change-info>
            <dc:creator>Mike </dc:creator>
            <dc:date>2011-08-04T12:52:44.70</dc:date>
          </office:change-info>
          <table:previous table:id="ct1020">
            <table:change-track-table-cell table:cell-address="Sheet1.L11" table:formula="of:=IF([.B11]=&quot;Y&quot;;&quot;Eddd&quot;;DEC2HEX(IF([.E11]=&quot;Y&quot;;8;9)*256*16+HEX2DEC([.H11])*16+IF([.C11]=&quot;Y&quot;;8;0)+IF([.D11]=&quot;Y&quot;;0;4)+3;4))" office:value-type="string">
              <text:p>Eddd</text:p>
            </table:change-track-table-cell>
          </table:previous>
        </table:cell-content-change>
        <table:cell-content-change table:id="ct1357">
          <table:cell-address table:column="11" table:row="11" table:table="0"/>
          <office:change-info>
            <dc:creator>Mike </dc:creator>
            <dc:date>2011-08-04T12:52:44.70</dc:date>
          </office:change-info>
          <table:previous table:id="ct1021">
            <table:change-track-table-cell table:cell-address="Sheet1.L12" table:formula="of:=IF([.B12]=&quot;Y&quot;;&quot;Eddd&quot;;DEC2HEX(IF([.E12]=&quot;Y&quot;;8;9)*256*16+HEX2DEC([.H12])*16+IF([.C12]=&quot;Y&quot;;8;0)+IF([.D12]=&quot;Y&quot;;0;4)+3;4))" office:value-type="string">
              <text:p>80A7</text:p>
            </table:change-track-table-cell>
          </table:previous>
        </table:cell-content-change>
        <table:cell-content-change table:id="ct1358">
          <table:cell-address table:column="11" table:row="12" table:table="0"/>
          <office:change-info>
            <dc:creator>Mike </dc:creator>
            <dc:date>2011-08-04T12:52:44.70</dc:date>
          </office:change-info>
          <table:previous table:id="ct1022">
            <table:change-track-table-cell table:cell-address="Sheet1.L13" table:formula="of:=IF([.B13]=&quot;Y&quot;;&quot;Eddd&quot;;DEC2HEX(IF([.E13]=&quot;Y&quot;;8;9)*256*16+HEX2DEC([.H13])*16+IF([.C13]=&quot;Y&quot;;8;0)+IF([.D13]=&quot;Y&quot;;0;4)+3;4))" office:value-type="string">
              <text:p>80B7</text:p>
            </table:change-track-table-cell>
          </table:previous>
        </table:cell-content-change>
        <table:cell-content-change table:id="ct1359">
          <table:cell-address table:column="11" table:row="13" table:table="0"/>
          <office:change-info>
            <dc:creator>Mike </dc:creator>
            <dc:date>2011-08-04T12:52:44.70</dc:date>
          </office:change-info>
          <table:previous table:id="ct1023">
            <table:change-track-table-cell table:cell-address="Sheet1.L14" table:formula="of:=IF([.B14]=&quot;Y&quot;;&quot;Eddd&quot;;DEC2HEX(IF([.E14]=&quot;Y&quot;;8;9)*256*16+HEX2DEC([.H14])*16+IF([.C14]=&quot;Y&quot;;8;0)+IF([.D14]=&quot;Y&quot;;0;4)+3;4))" office:value-type="string">
              <text:p>Eddd</text:p>
            </table:change-track-table-cell>
          </table:previous>
        </table:cell-content-change>
        <table:cell-content-change table:id="ct1360">
          <table:cell-address table:column="11" table:row="14" table:table="0"/>
          <office:change-info>
            <dc:creator>Mike </dc:creator>
            <dc:date>2011-08-04T12:52:44.70</dc:date>
          </office:change-info>
          <table:previous table:id="ct1024">
            <table:change-track-table-cell table:cell-address="Sheet1.L15" table:formula="of:=IF([.B15]=&quot;Y&quot;;&quot;Eddd&quot;;DEC2HEX(IF([.E15]=&quot;Y&quot;;8;9)*256*16+HEX2DEC([.H15])*16+IF([.C15]=&quot;Y&quot;;8;0)+IF([.D15]=&quot;Y&quot;;0;4)+3;4))" office:value-type="string">
              <text:p>Eddd</text:p>
            </table:change-track-table-cell>
          </table:previous>
        </table:cell-content-change>
        <table:cell-content-change table:id="ct1361">
          <table:cell-address table:column="11" table:row="15" table:table="0"/>
          <office:change-info>
            <dc:creator>Mike </dc:creator>
            <dc:date>2011-08-04T12:52:44.70</dc:date>
          </office:change-info>
          <table:previous table:id="ct1062">
            <table:change-track-table-cell/>
          </table:previous>
        </table:cell-content-change>
        <table:cell-content-change table:id="ct1362">
          <table:cell-address table:column="11" table:row="16" table:table="0"/>
          <office:change-info>
            <dc:creator>Mike </dc:creator>
            <dc:date>2011-08-04T12:52:44.70</dc:date>
          </office:change-info>
          <table:previous table:id="ct1063">
            <table:change-track-table-cell/>
          </table:previous>
        </table:cell-content-change>
        <table:cell-content-change table:id="ct1363">
          <table:cell-address table:column="11" table:row="17" table:table="0"/>
          <office:change-info>
            <dc:creator>Mike </dc:creator>
            <dc:date>2011-08-04T12:52:44.70</dc:date>
          </office:change-info>
          <table:previous table:id="ct1027">
            <table:change-track-table-cell table:cell-address="Sheet1.L18" table:formula="of:=IF([.B18]=&quot;Y&quot;;&quot;Eddd&quot;;DEC2HEX(IF([.E18]=&quot;Y&quot;;8;9)*256*16+HEX2DEC([.H18])*16+IF([.C18]=&quot;Y&quot;;8;0)+IF([.D18]=&quot;Y&quot;;0;4)+3;4))" office:value-type="string">
              <text:p>Eddd</text:p>
            </table:change-track-table-cell>
          </table:previous>
        </table:cell-content-change>
        <table:cell-content-change table:id="ct1364">
          <table:cell-address table:column="11" table:row="18" table:table="0"/>
          <office:change-info>
            <dc:creator>Mike </dc:creator>
            <dc:date>2011-08-04T12:52:44.70</dc:date>
          </office:change-info>
          <table:previous table:id="ct1028">
            <table:change-track-table-cell table:cell-address="Sheet1.L19" table:formula="of:=IF([.B19]=&quot;Y&quot;;&quot;Eddd&quot;;DEC2HEX(IF([.E19]=&quot;Y&quot;;8;9)*256*16+HEX2DEC([.H19])*16+IF([.C19]=&quot;Y&quot;;8;0)+IF([.D19]=&quot;Y&quot;;0;4)+3;4))" office:value-type="string">
              <text:p>Eddd</text:p>
            </table:change-track-table-cell>
          </table:previous>
        </table:cell-content-change>
        <table:cell-content-change table:id="ct1365">
          <table:cell-address table:column="11" table:row="19" table:table="0"/>
          <office:change-info>
            <dc:creator>Mike </dc:creator>
            <dc:date>2011-08-04T12:52:44.70</dc:date>
          </office:change-info>
          <table:previous table:id="ct1064">
            <table:change-track-table-cell/>
          </table:previous>
        </table:cell-content-change>
        <table:cell-content-change table:id="ct1366">
          <table:cell-address table:column="11" table:row="20" table:table="0"/>
          <office:change-info>
            <dc:creator>Mike </dc:creator>
            <dc:date>2011-08-04T12:52:44.70</dc:date>
          </office:change-info>
          <table:previous table:id="ct1065">
            <table:change-track-table-cell/>
          </table:previous>
        </table:cell-content-change>
        <table:cell-content-change table:id="ct1367">
          <table:cell-address table:column="11" table:row="21" table:table="0"/>
          <office:change-info>
            <dc:creator>Mike </dc:creator>
            <dc:date>2011-08-04T12:52:44.70</dc:date>
          </office:change-info>
          <table:previous table:id="ct1031">
            <table:change-track-table-cell table:cell-address="Sheet1.L22" table:formula="of:=IF([.B22]=&quot;Y&quot;;&quot;Eddd&quot;;DEC2HEX(IF([.E22]=&quot;Y&quot;;8;9)*256*16+HEX2DEC([.H22])*16+IF([.C22]=&quot;Y&quot;;8;0)+IF([.D22]=&quot;Y&quot;;0;4)+3;4))" office:value-type="string">
              <text:p>824F</text:p>
            </table:change-track-table-cell>
          </table:previous>
        </table:cell-content-change>
        <table:cell-content-change table:id="ct1368">
          <table:cell-address table:column="11" table:row="22" table:table="0"/>
          <office:change-info>
            <dc:creator>Mike </dc:creator>
            <dc:date>2011-08-04T12:52:44.70</dc:date>
          </office:change-info>
          <table:previous table:id="ct1032">
            <table:change-track-table-cell table:cell-address="Sheet1.L23" table:formula="of:=IF([.B23]=&quot;Y&quot;;&quot;Eddd&quot;;DEC2HEX(IF([.E23]=&quot;Y&quot;;8;9)*256*16+HEX2DEC([.H23])*16+IF([.C23]=&quot;Y&quot;;8;0)+IF([.D23]=&quot;Y&quot;;0;4)+3;4))" office:value-type="string">
              <text:p>925F</text:p>
            </table:change-track-table-cell>
          </table:previous>
        </table:cell-content-change>
        <table:cell-content-change table:id="ct1369">
          <table:cell-address table:column="11" table:row="23" table:table="0"/>
          <office:change-info>
            <dc:creator>Mike </dc:creator>
            <dc:date>2011-08-04T12:52:44.70</dc:date>
          </office:change-info>
          <table:previous table:id="ct1033">
            <table:change-track-table-cell table:cell-address="Sheet1.L24" table:formula="of:=IF([.B24]=&quot;Y&quot;;&quot;Eddd&quot;;DEC2HEX(IF([.E24]=&quot;Y&quot;;8;9)*256*16+HEX2DEC([.H24])*16+IF([.C24]=&quot;Y&quot;;8;0)+IF([.D24]=&quot;Y&quot;;0;4)+3;4))" office:value-type="string">
              <text:p>926B</text:p>
            </table:change-track-table-cell>
          </table:previous>
        </table:cell-content-change>
        <table:cell-content-change table:id="ct1370">
          <table:cell-address table:column="11" table:row="24" table:table="0"/>
          <office:change-info>
            <dc:creator>Mike </dc:creator>
            <dc:date>2011-08-04T12:52:44.70</dc:date>
          </office:change-info>
          <table:previous table:id="ct1066">
            <table:change-track-table-cell/>
          </table:previous>
        </table:cell-content-change>
        <table:cell-content-change table:id="ct1371">
          <table:cell-address table:column="11" table:row="24" table:table="0"/>
          <office:change-info>
            <dc:creator>Mike </dc:creator>
            <dc:date>2011-08-04T12:52:44.70</dc:date>
          </office:change-info>
          <table:previous table:id="ct1035">
            <table:change-track-table-cell table:cell-address="Sheet1.L25" table:formula="of:=IF([.B25]=&quot;Y&quot;;&quot;Eddd&quot;;DEC2HEX(IF([.E25]=&quot;Y&quot;;8;9)*256*16+HEX2DEC([.H25])*16+IF([.C25]=&quot;Y&quot;;8;0)+IF([.D25]=&quot;Y&quot;;0;4)+3;4))" office:value-type="string">
              <text:p>828F</text:p>
            </table:change-track-table-cell>
          </table:previous>
        </table:cell-content-change>
        <table:cell-content-change table:id="ct1372">
          <table:cell-address table:column="11" table:row="25" table:table="0"/>
          <office:change-info>
            <dc:creator>Mike </dc:creator>
            <dc:date>2011-08-04T12:52:44.70</dc:date>
          </office:change-info>
          <table:previous table:id="ct1036">
            <table:change-track-table-cell table:cell-address="Sheet1.L26" table:formula="of:=IF([.B26]=&quot;Y&quot;;&quot;Eddd&quot;;DEC2HEX(IF([.E26]=&quot;Y&quot;;8;9)*256*16+HEX2DEC([.H26])*16+IF([.C26]=&quot;Y&quot;;8;0)+IF([.D26]=&quot;Y&quot;;0;4)+3;4))" office:value-type="string">
              <text:p>929F</text:p>
            </table:change-track-table-cell>
          </table:previous>
        </table:cell-content-change>
        <table:cell-content-change table:id="ct1373">
          <table:cell-address table:column="11" table:row="26" table:table="0"/>
          <office:change-info>
            <dc:creator>Mike </dc:creator>
            <dc:date>2011-08-04T12:52:44.70</dc:date>
          </office:change-info>
          <table:previous table:id="ct1037">
            <table:change-track-table-cell table:cell-address="Sheet1.L27" table:formula="of:=IF([.B27]=&quot;Y&quot;;&quot;Eddd&quot;;DEC2HEX(IF([.E27]=&quot;Y&quot;;8;9)*256*16+HEX2DEC([.H27])*16+IF([.C27]=&quot;Y&quot;;8;0)+IF([.D27]=&quot;Y&quot;;0;4)+3;4))" office:value-type="string">
              <text:p>92AB</text:p>
            </table:change-track-table-cell>
          </table:previous>
        </table:cell-content-change>
        <table:cell-content-change table:id="ct1374">
          <table:cell-address table:column="11" table:row="27" table:table="0"/>
          <office:change-info>
            <dc:creator>Mike </dc:creator>
            <dc:date>2011-08-04T12:52:44.70</dc:date>
          </office:change-info>
          <table:previous table:id="ct1038">
            <table:change-track-table-cell table:cell-address="Sheet1.L28" table:formula="of:=IF([.B28]=&quot;Y&quot;;&quot;Eddd&quot;;DEC2HEX(IF([.E28]=&quot;Y&quot;;8;9)*256*16+HEX2DEC([.H28])*16+IF([.C28]=&quot;Y&quot;;8;0)+IF([.D28]=&quot;Y&quot;;0;4)+3;4))" office:value-type="string">
              <text:p>Eddd</text:p>
            </table:change-track-table-cell>
          </table:previous>
        </table:cell-content-change>
        <table:cell-content-change table:id="ct1375">
          <table:cell-address table:column="11" table:row="28" table:table="0"/>
          <office:change-info>
            <dc:creator>Mike </dc:creator>
            <dc:date>2011-08-04T12:52:44.70</dc:date>
          </office:change-info>
          <table:previous table:id="ct1039">
            <table:change-track-table-cell table:cell-address="Sheet1.L29" table:formula="of:=IF([.B29]=&quot;Y&quot;;&quot;Eddd&quot;;DEC2HEX(IF([.E29]=&quot;Y&quot;;8;9)*256*16+HEX2DEC([.H29])*16+IF([.C29]=&quot;Y&quot;;8;0)+IF([.D29]=&quot;Y&quot;;0;4)+3;4))" office:value-type="string">
              <text:p>82B7</text:p>
            </table:change-track-table-cell>
          </table:previous>
        </table:cell-content-change>
        <table:cell-content-change table:id="ct1376">
          <table:cell-address table:column="11" table:row="29" table:table="0"/>
          <office:change-info>
            <dc:creator>Mike </dc:creator>
            <dc:date>2011-08-04T12:52:44.70</dc:date>
          </office:change-info>
          <table:previous table:id="ct1040">
            <table:change-track-table-cell table:cell-address="Sheet1.L30" table:formula="of:=IF([.B30]=&quot;Y&quot;;&quot;Eddd&quot;;DEC2HEX(IF([.E30]=&quot;Y&quot;;8;9)*256*16+HEX2DEC([.H30])*16+IF([.C30]=&quot;Y&quot;;8;0)+IF([.D30]=&quot;Y&quot;;0;4)+3;4))" office:value-type="string">
              <text:p>82CF</text:p>
            </table:change-track-table-cell>
          </table:previous>
        </table:cell-content-change>
        <table:cell-content-change table:id="ct1377">
          <table:cell-address table:column="11" table:row="30" table:table="0"/>
          <office:change-info>
            <dc:creator>Mike </dc:creator>
            <dc:date>2011-08-04T12:52:44.70</dc:date>
          </office:change-info>
          <table:previous table:id="ct1041">
            <table:change-track-table-cell table:cell-address="Sheet1.L31" table:formula="of:=IF([.B31]=&quot;Y&quot;;&quot;Eddd&quot;;DEC2HEX(IF([.E31]=&quot;Y&quot;;8;9)*256*16+HEX2DEC([.H31])*16+IF([.C31]=&quot;Y&quot;;8;0)+IF([.D31]=&quot;Y&quot;;0;4)+3;4))" office:value-type="string">
              <text:p>82DF</text:p>
            </table:change-track-table-cell>
          </table:previous>
        </table:cell-content-change>
        <table:cell-content-change table:id="ct1378">
          <table:cell-address table:column="11" table:row="31" table:table="0"/>
          <office:change-info>
            <dc:creator>Mike </dc:creator>
            <dc:date>2011-08-04T12:52:44.70</dc:date>
          </office:change-info>
          <table:previous table:id="ct1067">
            <table:change-track-table-cell/>
          </table:previous>
        </table:cell-content-change>
        <table:cell-content-change table:id="ct1379">
          <table:cell-address table:column="11" table:row="37" table:table="0"/>
          <office:change-info>
            <dc:creator>Mike </dc:creator>
            <dc:date>2011-08-04T12:52:44.70</dc:date>
          </office:change-info>
          <table:previous table:id="ct1068">
            <table:change-track-table-cell/>
          </table:previous>
        </table:cell-content-change>
        <table:cell-content-change table:id="ct1380">
          <table:cell-address table:column="11" table:row="38" table:table="0"/>
          <office:change-info>
            <dc:creator>Mike </dc:creator>
            <dc:date>2011-08-04T12:52:44.70</dc:date>
          </office:change-info>
          <table:previous table:id="ct1069">
            <table:change-track-table-cell/>
          </table:previous>
        </table:cell-content-change>
        <table:cell-content-change table:id="ct1381">
          <table:cell-address table:column="11" table:row="39" table:table="0"/>
          <office:change-info>
            <dc:creator>Mike </dc:creator>
            <dc:date>2011-08-04T12:52:44.70</dc:date>
          </office:change-info>
          <table:previous table:id="ct1045">
            <table:change-track-table-cell table:cell-address="Sheet1.L40" table:formula="of:=IF([.B40]=&quot;Y&quot;;&quot;Eddd&quot;;DEC2HEX(IF([.E40]=&quot;Y&quot;;8;9)*256*16+HEX2DEC([.H40])*16+IF([.C40]=&quot;Y&quot;;8;0)+IF([.D40]=&quot;Y&quot;;0;4)+3;4))" office:value-type="string">
              <text:p>Eddd</text:p>
            </table:change-track-table-cell>
          </table:previous>
        </table:cell-content-change>
        <table:cell-content-change table:id="ct1382">
          <table:cell-address table:column="11" table:row="40" table:table="0"/>
          <office:change-info>
            <dc:creator>Mike </dc:creator>
            <dc:date>2011-08-04T12:52:44.70</dc:date>
          </office:change-info>
          <table:previous table:id="ct1070">
            <table:change-track-table-cell/>
          </table:previous>
        </table:cell-content-change>
        <table:cell-content-change table:id="ct1383">
          <table:cell-address table:column="11" table:row="40" table:table="0"/>
          <office:change-info>
            <dc:creator>Mike </dc:creator>
            <dc:date>2011-08-04T12:52:44.70</dc:date>
          </office:change-info>
          <table:previous table:id="ct1047">
            <table:change-track-table-cell table:cell-address="Sheet1.L41" table:formula="of:=IF([.B41]=&quot;Y&quot;;&quot;Eddd&quot;;DEC2HEX(IF([.E41]=&quot;Y&quot;;8;9)*256*16+HEX2DEC([.H41])*16+IF([.C41]=&quot;Y&quot;;8;0)+IF([.D41]=&quot;Y&quot;;0;4)+3;4))" office:value-type="string">
              <text:p>Eddd</text:p>
            </table:change-track-table-cell>
          </table:previous>
        </table:cell-content-change>
        <table:cell-content-change table:id="ct1384">
          <table:cell-address table:column="11" table:row="41" table:table="0"/>
          <office:change-info>
            <dc:creator>Mike </dc:creator>
            <dc:date>2011-08-04T12:52:44.70</dc:date>
          </office:change-info>
          <table:previous table:id="ct1048">
            <table:change-track-table-cell table:cell-address="Sheet1.L42" table:formula="of:=IF([.B42]=&quot;Y&quot;;&quot;Eddd&quot;;DEC2HEX(IF([.E42]=&quot;Y&quot;;8;9)*256*16+HEX2DEC([.H42])*16+IF([.C42]=&quot;Y&quot;;8;0)+IF([.D42]=&quot;Y&quot;;0;4)+3;4))" office:value-type="string">
              <text:p>Eddd</text:p>
            </table:change-track-table-cell>
          </table:previous>
        </table:cell-content-change>
        <table:cell-content-change table:id="ct1385">
          <table:cell-address table:column="11" table:row="42" table:table="0"/>
          <office:change-info>
            <dc:creator>Mike </dc:creator>
            <dc:date>2011-08-04T12:52:44.70</dc:date>
          </office:change-info>
          <table:previous table:id="ct1071">
            <table:change-track-table-cell/>
          </table:previous>
        </table:cell-content-change>
        <table:cell-content-change table:id="ct1386">
          <table:cell-address table:column="11" table:row="43" table:table="0"/>
          <office:change-info>
            <dc:creator>Mike </dc:creator>
            <dc:date>2011-08-04T12:52:44.70</dc:date>
          </office:change-info>
          <table:previous table:id="ct1072">
            <table:change-track-table-cell/>
          </table:previous>
        </table:cell-content-change>
        <table:cell-content-change table:id="ct1387">
          <table:cell-address table:column="11" table:row="44" table:table="0"/>
          <office:change-info>
            <dc:creator>Mike </dc:creator>
            <dc:date>2011-08-04T12:52:44.70</dc:date>
          </office:change-info>
          <table:previous table:id="ct1073">
            <table:change-track-table-cell/>
          </table:previous>
        </table:cell-content-change>
        <table:cell-content-change table:id="ct1388">
          <table:cell-address table:column="11" table:row="45" table:table="0"/>
          <office:change-info>
            <dc:creator>Mike </dc:creator>
            <dc:date>2011-08-04T12:52:44.70</dc:date>
          </office:change-info>
          <table:previous table:id="ct1052">
            <table:change-track-table-cell table:cell-address="Sheet1.L46" table:formula="of:=IF([.B46]=&quot;Y&quot;;&quot;Eddd&quot;;DEC2HEX(IF([.E46]=&quot;Y&quot;;8;9)*256*16+HEX2DEC([.H46])*16+IF([.C46]=&quot;Y&quot;;8;0)+IF([.D46]=&quot;Y&quot;;0;4)+3;4))" office:value-type="string">
              <text:p>Eddd</text:p>
            </table:change-track-table-cell>
          </table:previous>
        </table:cell-content-change>
        <table:cell-content-change table:id="ct1389">
          <table:cell-address table:column="11" table:row="46" table:table="0"/>
          <office:change-info>
            <dc:creator>Mike </dc:creator>
            <dc:date>2011-08-04T12:52:44.70</dc:date>
          </office:change-info>
          <table:previous table:id="ct1074">
            <table:change-track-table-cell/>
          </table:previous>
        </table:cell-content-change>
        <table:cell-content-change table:id="ct1390">
          <table:cell-address table:column="11" table:row="47" table:table="0"/>
          <office:change-info>
            <dc:creator>Mike </dc:creator>
            <dc:date>2011-08-04T12:52:44.70</dc:date>
          </office:change-info>
          <table:previous table:id="ct1054">
            <table:change-track-table-cell table:cell-address="Sheet1.L48" table:formula="of:=IF([.B48]=&quot;Y&quot;;&quot;Eddd&quot;;DEC2HEX(IF([.E48]=&quot;Y&quot;;8;9)*256*16+HEX2DEC([.H48])*16+IF([.C48]=&quot;Y&quot;;8;0)+IF([.D48]=&quot;Y&quot;;0;4)+3;4))" office:value-type="string">
              <text:p>Eddd</text:p>
            </table:change-track-table-cell>
          </table:previous>
        </table:cell-content-change>
        <table:cell-content-change table:id="ct1391">
          <table:cell-address table:column="11" table:row="48" table:table="0"/>
          <office:change-info>
            <dc:creator>Mike </dc:creator>
            <dc:date>2011-08-04T12:52:44.70</dc:date>
          </office:change-info>
          <table:previous table:id="ct1075">
            <table:change-track-table-cell/>
          </table:previous>
        </table:cell-content-change>
        <table:cell-content-change table:id="ct1392">
          <table:cell-address table:column="11" table:row="49" table:table="0"/>
          <office:change-info>
            <dc:creator>Mike </dc:creator>
            <dc:date>2011-08-04T12:52:44.70</dc:date>
          </office:change-info>
          <table:previous table:id="ct1076">
            <table:change-track-table-cell/>
          </table:previous>
        </table:cell-content-change>
        <table:cell-content-change table:id="ct1393">
          <table:cell-address table:column="11" table:row="50" table:table="0"/>
          <office:change-info>
            <dc:creator>Mike </dc:creator>
            <dc:date>2011-08-04T12:52:44.70</dc:date>
          </office:change-info>
          <table:previous table:id="ct1077">
            <table:change-track-table-cell office:value-type="string">
              <text:p>Fddd</text:p>
            </table:change-track-table-cell>
          </table:previous>
        </table:cell-content-change>
        <table:cell-content-change table:id="ct1394">
          <table:cell-address table:column="11" table:row="51" table:table="0"/>
          <office:change-info>
            <dc:creator>Mike </dc:creator>
            <dc:date>2011-08-04T12:52:44.70</dc:date>
          </office:change-info>
          <table:previous table:id="ct1058">
            <table:change-track-table-cell table:cell-address="Sheet1.L52" table:formula="of:=IF([.B52]=&quot;Y&quot;;&quot;Eddd&quot;;DEC2HEX(IF([.E52]=&quot;Y&quot;;8;9)*256*16+HEX2DEC([.H52])*16+IF([.C52]=&quot;Y&quot;;8;0)+IF([.D52]=&quot;Y&quot;;0;4)+3;4))" office:value-type="string">
              <text:p>Eddd</text:p>
            </table:change-track-table-cell>
          </table:previous>
        </table:cell-content-change>
        <table:cell-content-change table:id="ct1395">
          <table:cell-address table:column="11" table:row="52" table:table="0"/>
          <office:change-info>
            <dc:creator>Mike </dc:creator>
            <dc:date>2011-08-04T12:52:44.70</dc:date>
          </office:change-info>
          <table:previous table:id="ct1059">
            <table:change-track-table-cell table:cell-address="Sheet1.L53" table:formula="of:=IF([.B53]=&quot;Y&quot;;&quot;Eddd&quot;;DEC2HEX(IF([.E53]=&quot;Y&quot;;8;9)*256*16+HEX2DEC([.H53])*16+IF([.C53]=&quot;Y&quot;;8;0)+IF([.D53]=&quot;Y&quot;;0;4)+3;4))" office:value-type="string">
              <text:p>Eddd</text:p>
            </table:change-track-table-cell>
          </table:previous>
        </table:cell-content-change>
        <table:cell-content-change table:id="ct1396">
          <table:cell-address table:column="11" table:row="50" table:table="0"/>
          <office:change-info>
            <dc:creator>Mike </dc:creator>
            <dc:date>2011-08-04T12:52:52.80</dc:date>
          </office:change-info>
          <table:previous table:id="ct1393">
            <table:change-track-table-cell table:cell-address="Sheet1.L51" table:formula="of:=IF([.F51]=&quot;&quot;;&quot;&quot;;IF([.B51]=&quot;Y&quot;;&quot;Eddd&quot;;DEC2HEX(IF([.E51]=&quot;Y&quot;;8;9)*256*16+HEX2DEC([.H51])*16+IF([.C51]=&quot;Y&quot;;8;0)+IF([.D51]=&quot;Y&quot;;0;4)+3;4)))" office:value-type="string">
              <text:p>Eddd</text:p>
            </table:change-track-table-cell>
          </table:previous>
        </table:cell-content-change>
        <table:cell-content-change table:id="ct1397">
          <table:cell-address table:column="12" table:row="9" table:table="0"/>
          <office:change-info>
            <dc:creator>Mike </dc:creator>
            <dc:date>2011-08-04T12:53:19.12</dc:date>
          </office:change-info>
          <table:previous table:id="ct811">
            <table:change-track-table-cell table:cell-address="Sheet1.M10" table:formula="of:=IF([.B10]=&quot;Y&quot;;[.H10];&quot;&quot;)" office:value-type="string"/>
          </table:previous>
        </table:cell-content-change>
        <table:cell-content-change table:id="ct1398">
          <table:cell-address table:column="12" table:row="10" table:table="0"/>
          <office:change-info>
            <dc:creator>Mike </dc:creator>
            <dc:date>2011-08-04T12:53:25.54</dc:date>
          </office:change-info>
          <table:previous table:id="ct812">
            <table:change-track-table-cell table:cell-address="Sheet1.M11" table:formula="of:=IF([.B11]=&quot;Y&quot;;[.H11];&quot;&quot;)" office:value-type="string">
              <text:p>0A</text:p>
            </table:change-track-table-cell>
          </table:previous>
        </table:cell-content-change>
        <table:cell-content-change table:id="ct1399">
          <table:cell-address table:column="12" table:row="11" table:table="0"/>
          <office:change-info>
            <dc:creator>Mike </dc:creator>
            <dc:date>2011-08-04T12:53:25.54</dc:date>
          </office:change-info>
          <table:previous table:id="ct813">
            <table:change-track-table-cell table:cell-address="Sheet1.M12" table:formula="of:=IF([.B12]=&quot;Y&quot;;[.H12];&quot;&quot;)" office:value-type="string"/>
          </table:previous>
        </table:cell-content-change>
        <table:cell-content-change table:id="ct1400">
          <table:cell-address table:column="12" table:row="12" table:table="0"/>
          <office:change-info>
            <dc:creator>Mike </dc:creator>
            <dc:date>2011-08-04T12:53:25.54</dc:date>
          </office:change-info>
          <table:previous table:id="ct814">
            <table:change-track-table-cell table:cell-address="Sheet1.M13" table:formula="of:=IF([.B13]=&quot;Y&quot;;[.H13];&quot;&quot;)" office:value-type="string"/>
          </table:previous>
        </table:cell-content-change>
        <table:cell-content-change table:id="ct1401">
          <table:cell-address table:column="12" table:row="13" table:table="0"/>
          <office:change-info>
            <dc:creator>Mike </dc:creator>
            <dc:date>2011-08-04T12:53:25.54</dc:date>
          </office:change-info>
          <table:previous table:id="ct815">
            <table:change-track-table-cell table:cell-address="Sheet1.M14" table:formula="of:=IF([.B14]=&quot;Y&quot;;[.H14];&quot;&quot;)" office:value-type="string">
              <text:p>0C</text:p>
            </table:change-track-table-cell>
          </table:previous>
        </table:cell-content-change>
        <table:cell-content-change table:id="ct1402">
          <table:cell-address table:column="12" table:row="14" table:table="0"/>
          <office:change-info>
            <dc:creator>Mike </dc:creator>
            <dc:date>2011-08-04T12:53:25.54</dc:date>
          </office:change-info>
          <table:previous table:id="ct816">
            <table:change-track-table-cell table:cell-address="Sheet1.M15" table:formula="of:=IF([.B15]=&quot;Y&quot;;[.H15];&quot;&quot;)" office:value-type="string">
              <text:p>0D</text:p>
            </table:change-track-table-cell>
          </table:previous>
        </table:cell-content-change>
        <table:cell-content-change table:id="ct1403">
          <table:cell-address table:column="12" table:row="15" table:table="0"/>
          <office:change-info>
            <dc:creator>Mike </dc:creator>
            <dc:date>2011-08-04T12:53:25.54</dc:date>
          </office:change-info>
          <table:previous table:id="ct817">
            <table:change-track-table-cell table:cell-address="Sheet1.M16" table:formula="of:=IF([.B16]=&quot;Y&quot;;[.H16];&quot;&quot;)" office:value-type="string"/>
          </table:previous>
        </table:cell-content-change>
        <table:cell-content-change table:id="ct1404">
          <table:cell-address table:column="12" table:row="16" table:table="0"/>
          <office:change-info>
            <dc:creator>Mike </dc:creator>
            <dc:date>2011-08-04T12:53:25.54</dc:date>
          </office:change-info>
          <table:previous table:id="ct818">
            <table:change-track-table-cell table:cell-address="Sheet1.M17" table:formula="of:=IF([.B17]=&quot;Y&quot;;[.H17];&quot;&quot;)" office:value-type="string"/>
          </table:previous>
        </table:cell-content-change>
        <table:cell-content-change table:id="ct1405">
          <table:cell-address table:column="12" table:row="17" table:table="0"/>
          <office:change-info>
            <dc:creator>Mike </dc:creator>
            <dc:date>2011-08-04T12:53:25.54</dc:date>
          </office:change-info>
          <table:previous table:id="ct819">
            <table:change-track-table-cell table:cell-address="Sheet1.M18" table:formula="of:=IF([.B18]=&quot;Y&quot;;[.H18];&quot;&quot;)" office:value-type="string">
              <text:p>2E</text:p>
            </table:change-track-table-cell>
          </table:previous>
        </table:cell-content-change>
        <table:cell-content-change table:id="ct1406">
          <table:cell-address table:column="12" table:row="18" table:table="0"/>
          <office:change-info>
            <dc:creator>Mike </dc:creator>
            <dc:date>2011-08-04T12:53:25.54</dc:date>
          </office:change-info>
          <table:previous table:id="ct820">
            <table:change-track-table-cell table:cell-address="Sheet1.M19" table:formula="of:=IF([.B19]=&quot;Y&quot;;[.H19];&quot;&quot;)" office:value-type="string">
              <text:p>2F</text:p>
            </table:change-track-table-cell>
          </table:previous>
        </table:cell-content-change>
        <table:cell-content-change table:id="ct1407">
          <table:cell-address table:column="12" table:row="19" table:table="0"/>
          <office:change-info>
            <dc:creator>Mike </dc:creator>
            <dc:date>2011-08-04T12:53:25.54</dc:date>
          </office:change-info>
          <table:previous table:id="ct821">
            <table:change-track-table-cell table:cell-address="Sheet1.M20" table:formula="of:=IF([.B20]=&quot;Y&quot;;[.H20];&quot;&quot;)" office:value-type="string"/>
          </table:previous>
        </table:cell-content-change>
        <table:cell-content-change table:id="ct1408">
          <table:cell-address table:column="12" table:row="20" table:table="0"/>
          <office:change-info>
            <dc:creator>Mike </dc:creator>
            <dc:date>2011-08-04T12:53:25.54</dc:date>
          </office:change-info>
          <table:previous table:id="ct822">
            <table:change-track-table-cell table:cell-address="Sheet1.M21" table:formula="of:=IF([.B21]=&quot;Y&quot;;[.H21];&quot;&quot;)" office:value-type="string"/>
          </table:previous>
        </table:cell-content-change>
        <table:cell-content-change table:id="ct1409">
          <table:cell-address table:column="12" table:row="21" table:table="0"/>
          <office:change-info>
            <dc:creator>Mike </dc:creator>
            <dc:date>2011-08-04T12:53:25.54</dc:date>
          </office:change-info>
          <table:previous table:id="ct823">
            <table:change-track-table-cell table:cell-address="Sheet1.M22" table:formula="of:=IF([.B22]=&quot;Y&quot;;[.H22];&quot;&quot;)" office:value-type="string"/>
          </table:previous>
        </table:cell-content-change>
        <table:cell-content-change table:id="ct1410">
          <table:cell-address table:column="12" table:row="22" table:table="0"/>
          <office:change-info>
            <dc:creator>Mike </dc:creator>
            <dc:date>2011-08-04T12:53:25.54</dc:date>
          </office:change-info>
          <table:previous table:id="ct824">
            <table:change-track-table-cell table:cell-address="Sheet1.M23" table:formula="of:=IF([.B23]=&quot;Y&quot;;[.H23];&quot;&quot;)" office:value-type="string"/>
          </table:previous>
        </table:cell-content-change>
        <table:cell-content-change table:id="ct1411">
          <table:cell-address table:column="12" table:row="23" table:table="0"/>
          <office:change-info>
            <dc:creator>Mike </dc:creator>
            <dc:date>2011-08-04T12:53:25.54</dc:date>
          </office:change-info>
          <table:previous table:id="ct825">
            <table:change-track-table-cell table:cell-address="Sheet1.M24" table:formula="of:=IF([.B24]=&quot;Y&quot;;[.H24];&quot;&quot;)" office:value-type="string"/>
          </table:previous>
        </table:cell-content-change>
        <table:cell-content-change table:id="ct1412">
          <table:cell-address table:column="12" table:row="24" table:table="0"/>
          <office:change-info>
            <dc:creator>Mike </dc:creator>
            <dc:date>2011-08-04T12:53:25.54</dc:date>
          </office:change-info>
          <table:previous table:id="ct826">
            <table:change-track-table-cell table:cell-address="Sheet1.M25" table:formula="of:=IF([.B25]=&quot;Y&quot;;[.H25];&quot;&quot;)" office:value-type="string"/>
          </table:previous>
        </table:cell-content-change>
        <table:cell-content-change table:id="ct1413">
          <table:cell-address table:column="12" table:row="24" table:table="0"/>
          <office:change-info>
            <dc:creator>Mike </dc:creator>
            <dc:date>2011-08-04T12:53:25.54</dc:date>
          </office:change-info>
          <table:previous table:id="ct827">
            <table:change-track-table-cell table:cell-address="Sheet1.M25" table:formula="of:=IF([.B25]=&quot;Y&quot;;[.H25];&quot;&quot;)" office:value-type="string"/>
          </table:previous>
        </table:cell-content-change>
        <table:cell-content-change table:id="ct1414">
          <table:cell-address table:column="12" table:row="25" table:table="0"/>
          <office:change-info>
            <dc:creator>Mike </dc:creator>
            <dc:date>2011-08-04T12:53:25.54</dc:date>
          </office:change-info>
          <table:previous table:id="ct828">
            <table:change-track-table-cell table:cell-address="Sheet1.M26" table:formula="of:=IF([.B26]=&quot;Y&quot;;[.H26];&quot;&quot;)" office:value-type="string"/>
          </table:previous>
        </table:cell-content-change>
        <table:cell-content-change table:id="ct1415">
          <table:cell-address table:column="12" table:row="26" table:table="0"/>
          <office:change-info>
            <dc:creator>Mike </dc:creator>
            <dc:date>2011-08-04T12:53:25.54</dc:date>
          </office:change-info>
          <table:previous table:id="ct829">
            <table:change-track-table-cell table:cell-address="Sheet1.M27" table:formula="of:=IF([.B27]=&quot;Y&quot;;[.H27];&quot;&quot;)" office:value-type="string"/>
          </table:previous>
        </table:cell-content-change>
        <table:cell-content-change table:id="ct1416">
          <table:cell-address table:column="12" table:row="27" table:table="0"/>
          <office:change-info>
            <dc:creator>Mike </dc:creator>
            <dc:date>2011-08-04T12:53:25.54</dc:date>
          </office:change-info>
          <table:previous table:id="ct830">
            <table:change-track-table-cell table:cell-address="Sheet1.M28" table:formula="of:=IF([.B28]=&quot;Y&quot;;[.H28];&quot;&quot;)" office:value-type="string">
              <text:p>2B</text:p>
            </table:change-track-table-cell>
          </table:previous>
        </table:cell-content-change>
        <table:cell-content-change table:id="ct1417">
          <table:cell-address table:column="12" table:row="28" table:table="0"/>
          <office:change-info>
            <dc:creator>Mike </dc:creator>
            <dc:date>2011-08-04T12:53:25.54</dc:date>
          </office:change-info>
          <table:previous table:id="ct831">
            <table:change-track-table-cell table:cell-address="Sheet1.M29" table:formula="of:=IF([.B29]=&quot;Y&quot;;[.H29];&quot;&quot;)" office:value-type="string"/>
          </table:previous>
        </table:cell-content-change>
        <table:cell-content-change table:id="ct1418">
          <table:cell-address table:column="12" table:row="29" table:table="0"/>
          <office:change-info>
            <dc:creator>Mike </dc:creator>
            <dc:date>2011-08-04T12:53:25.54</dc:date>
          </office:change-info>
          <table:previous table:id="ct832">
            <table:change-track-table-cell table:cell-address="Sheet1.M30" table:formula="of:=IF([.B30]=&quot;Y&quot;;[.H30];&quot;&quot;)" office:value-type="string"/>
          </table:previous>
        </table:cell-content-change>
        <table:cell-content-change table:id="ct1419">
          <table:cell-address table:column="12" table:row="30" table:table="0"/>
          <office:change-info>
            <dc:creator>Mike </dc:creator>
            <dc:date>2011-08-04T12:53:25.54</dc:date>
          </office:change-info>
          <table:previous table:id="ct833">
            <table:change-track-table-cell table:cell-address="Sheet1.M31" table:formula="of:=IF([.B31]=&quot;Y&quot;;[.H31];&quot;&quot;)" office:value-type="string"/>
          </table:previous>
        </table:cell-content-change>
        <table:cell-content-change table:id="ct1420">
          <table:cell-address table:column="12" table:row="31" table:table="0"/>
          <office:change-info>
            <dc:creator>Mike </dc:creator>
            <dc:date>2011-08-04T12:53:25.54</dc:date>
          </office:change-info>
          <table:previous table:id="ct834">
            <table:change-track-table-cell table:cell-address="Sheet1.M32" table:formula="of:=IF([.B32]=&quot;Y&quot;;[.H32];&quot;&quot;)" office:value-type="string"/>
          </table:previous>
        </table:cell-content-change>
        <table:cell-content-change table:id="ct1421">
          <table:cell-address table:column="12" table:row="37" table:table="0"/>
          <office:change-info>
            <dc:creator>Mike </dc:creator>
            <dc:date>2011-08-04T12:53:25.54</dc:date>
          </office:change-info>
          <table:previous table:id="ct835">
            <table:change-track-table-cell table:cell-address="Sheet1.M38" table:formula="of:=IF([.B38]=&quot;Y&quot;;[.H38];&quot;&quot;)" office:value-type="string"/>
          </table:previous>
        </table:cell-content-change>
        <table:cell-content-change table:id="ct1422">
          <table:cell-address table:column="12" table:row="38" table:table="0"/>
          <office:change-info>
            <dc:creator>Mike </dc:creator>
            <dc:date>2011-08-04T12:53:25.54</dc:date>
          </office:change-info>
          <table:previous table:id="ct836">
            <table:change-track-table-cell table:cell-address="Sheet1.M39" table:formula="of:=IF([.B39]=&quot;Y&quot;;[.H39];&quot;&quot;)" office:value-type="string"/>
          </table:previous>
        </table:cell-content-change>
        <table:cell-content-change table:id="ct1423">
          <table:cell-address table:column="12" table:row="39" table:table="0"/>
          <office:change-info>
            <dc:creator>Mike </dc:creator>
            <dc:date>2011-08-04T12:53:25.54</dc:date>
          </office:change-info>
          <table:previous table:id="ct837">
            <table:change-track-table-cell table:cell-address="Sheet1.M40" table:formula="of:=IF([.B40]=&quot;Y&quot;;[.H40];&quot;&quot;)" office:value-type="string">
              <text:p>40</text:p>
            </table:change-track-table-cell>
          </table:previous>
        </table:cell-content-change>
        <table:cell-content-change table:id="ct1424">
          <table:cell-address table:column="12" table:row="40" table:table="0"/>
          <office:change-info>
            <dc:creator>Mike </dc:creator>
            <dc:date>2011-08-04T12:53:25.54</dc:date>
          </office:change-info>
          <table:previous table:id="ct838">
            <table:change-track-table-cell table:cell-address="Sheet1.M41" table:formula="of:=IF([.B41]=&quot;Y&quot;;[.H41];&quot;&quot;)" office:value-type="string">
              <text:p>4C</text:p>
            </table:change-track-table-cell>
          </table:previous>
        </table:cell-content-change>
        <table:cell-content-change table:id="ct1425">
          <table:cell-address table:column="12" table:row="40" table:table="0"/>
          <office:change-info>
            <dc:creator>Mike </dc:creator>
            <dc:date>2011-08-04T12:53:25.54</dc:date>
          </office:change-info>
          <table:previous table:id="ct839">
            <table:change-track-table-cell table:cell-address="Sheet1.M41" table:formula="of:=IF([.B41]=&quot;Y&quot;;[.H41];&quot;&quot;)" office:value-type="string">
              <text:p>4C</text:p>
            </table:change-track-table-cell>
          </table:previous>
        </table:cell-content-change>
        <table:cell-content-change table:id="ct1426">
          <table:cell-address table:column="12" table:row="41" table:table="0"/>
          <office:change-info>
            <dc:creator>Mike </dc:creator>
            <dc:date>2011-08-04T12:53:25.54</dc:date>
          </office:change-info>
          <table:previous table:id="ct840">
            <table:change-track-table-cell table:cell-address="Sheet1.M42" table:formula="of:=IF([.B42]=&quot;Y&quot;;[.H42];&quot;&quot;)" office:value-type="string">
              <text:p>4D</text:p>
            </table:change-track-table-cell>
          </table:previous>
        </table:cell-content-change>
        <table:cell-content-change table:id="ct1427">
          <table:cell-address table:column="12" table:row="42" table:table="0"/>
          <office:change-info>
            <dc:creator>Mike </dc:creator>
            <dc:date>2011-08-04T12:53:25.54</dc:date>
          </office:change-info>
          <table:previous table:id="ct841">
            <table:change-track-table-cell table:cell-address="Sheet1.M43" table:formula="of:=IF([.B43]=&quot;Y&quot;;[.H43];&quot;&quot;)" office:value-type="string"/>
          </table:previous>
        </table:cell-content-change>
        <table:cell-content-change table:id="ct1428">
          <table:cell-address table:column="12" table:row="43" table:table="0"/>
          <office:change-info>
            <dc:creator>Mike </dc:creator>
            <dc:date>2011-08-04T12:53:25.54</dc:date>
          </office:change-info>
          <table:previous table:id="ct842">
            <table:change-track-table-cell table:cell-address="Sheet1.M44" table:formula="of:=IF([.B44]=&quot;Y&quot;;[.H44];&quot;&quot;)" office:value-type="string"/>
          </table:previous>
        </table:cell-content-change>
        <table:cell-content-change table:id="ct1429">
          <table:cell-address table:column="12" table:row="44" table:table="0"/>
          <office:change-info>
            <dc:creator>Mike </dc:creator>
            <dc:date>2011-08-04T12:53:25.54</dc:date>
          </office:change-info>
          <table:previous table:id="ct843">
            <table:change-track-table-cell table:cell-address="Sheet1.M45" table:formula="of:=IF([.B45]=&quot;Y&quot;;[.H45];&quot;&quot;)" office:value-type="string"/>
          </table:previous>
        </table:cell-content-change>
        <table:cell-content-change table:id="ct1430">
          <table:cell-address table:column="12" table:row="45" table:table="0"/>
          <office:change-info>
            <dc:creator>Mike </dc:creator>
            <dc:date>2011-08-04T12:53:25.54</dc:date>
          </office:change-info>
          <table:previous table:id="ct844">
            <table:change-track-table-cell table:cell-address="Sheet1.M46" table:formula="of:=IF([.B46]=&quot;Y&quot;;[.H46];&quot;&quot;)" office:value-type="string">
              <text:p>4E</text:p>
            </table:change-track-table-cell>
          </table:previous>
        </table:cell-content-change>
        <table:cell-content-change table:id="ct1431">
          <table:cell-address table:column="12" table:row="46" table:table="0"/>
          <office:change-info>
            <dc:creator>Mike </dc:creator>
            <dc:date>2011-08-04T12:53:25.54</dc:date>
          </office:change-info>
          <table:previous table:id="ct845">
            <table:change-track-table-cell table:cell-address="Sheet1.M47" table:formula="of:=IF([.B47]=&quot;Y&quot;;[.H47];&quot;&quot;)" office:value-type="string"/>
          </table:previous>
        </table:cell-content-change>
        <table:cell-content-change table:id="ct1432">
          <table:cell-address table:column="12" table:row="47" table:table="0"/>
          <office:change-info>
            <dc:creator>Mike </dc:creator>
            <dc:date>2011-08-04T12:53:25.54</dc:date>
          </office:change-info>
          <table:previous table:id="ct846">
            <table:change-track-table-cell table:cell-address="Sheet1.M48" table:formula="of:=IF([.B48]=&quot;Y&quot;;[.H48];&quot;&quot;)" office:value-type="string">
              <text:p>4F</text:p>
            </table:change-track-table-cell>
          </table:previous>
        </table:cell-content-change>
        <table:cell-content-change table:id="ct1433">
          <table:cell-address table:column="12" table:row="48" table:table="0"/>
          <office:change-info>
            <dc:creator>Mike </dc:creator>
            <dc:date>2011-08-04T12:53:25.54</dc:date>
          </office:change-info>
          <table:previous table:id="ct847">
            <table:change-track-table-cell table:cell-address="Sheet1.M49" table:formula="of:=IF([.B49]=&quot;Y&quot;;[.H49];&quot;&quot;)" office:value-type="string"/>
          </table:previous>
        </table:cell-content-change>
        <table:cell-content-change table:id="ct1434">
          <table:cell-address table:column="12" table:row="49" table:table="0"/>
          <office:change-info>
            <dc:creator>Mike </dc:creator>
            <dc:date>2011-08-04T12:53:25.54</dc:date>
          </office:change-info>
          <table:previous table:id="ct848">
            <table:change-track-table-cell table:cell-address="Sheet1.M50" table:formula="of:=IF([.B50]=&quot;Y&quot;;[.H50];&quot;&quot;)" office:value-type="string"/>
          </table:previous>
        </table:cell-content-change>
        <table:cell-content-change table:id="ct1435">
          <table:cell-address table:column="12" table:row="50" table:table="0"/>
          <office:change-info>
            <dc:creator>Mike </dc:creator>
            <dc:date>2011-08-04T12:53:25.54</dc:date>
          </office:change-info>
          <table:previous table:id="ct849">
            <table:change-track-table-cell table:cell-address="Sheet1.M51" table:formula="of:=IF([.B51]=&quot;Y&quot;;[.H51];&quot;&quot;)" office:value-type="string">
              <text:p>69</text:p>
            </table:change-track-table-cell>
          </table:previous>
        </table:cell-content-change>
        <table:cell-content-change table:id="ct1436">
          <table:cell-address table:column="12" table:row="51" table:table="0"/>
          <office:change-info>
            <dc:creator>Mike </dc:creator>
            <dc:date>2011-08-04T12:53:25.54</dc:date>
          </office:change-info>
          <table:previous table:id="ct850">
            <table:change-track-table-cell table:cell-address="Sheet1.M52" table:formula="of:=IF([.B52]=&quot;Y&quot;;[.H52];&quot;&quot;)" office:value-type="string">
              <text:p>6A</text:p>
            </table:change-track-table-cell>
          </table:previous>
        </table:cell-content-change>
        <table:cell-content-change table:id="ct1437">
          <table:cell-address table:column="12" table:row="52" table:table="0"/>
          <office:change-info>
            <dc:creator>Mike </dc:creator>
            <dc:date>2011-08-04T12:53:25.54</dc:date>
          </office:change-info>
          <table:previous table:id="ct851">
            <table:change-track-table-cell table:cell-address="Sheet1.M53" table:formula="of:=IF([.B53]=&quot;Y&quot;;[.H53];&quot;&quot;)" office:value-type="string">
              <text:p>6B</text:p>
            </table:change-track-table-cell>
          </table:previous>
        </table:cell-content-change>
        <table:cell-content-change table:id="ct1438">
          <table:cell-address table:column="11" table:row="60" table:table="0"/>
          <office:change-info>
            <dc:creator>Mike </dc:creator>
            <dc:date>2011-08-04T12:55:20.45</dc:date>
          </office:change-info>
          <table:previous>
            <table:change-track-table-cell/>
          </table:previous>
        </table:cell-content-change>
        <table:cell-content-change table:id="ct1439">
          <table:cell-address table:column="11" table:row="61" table:table="0"/>
          <office:change-info>
            <dc:creator>Mike </dc:creator>
            <dc:date>2011-08-04T12:55:20.45</dc:date>
          </office:change-info>
          <table:previous>
            <table:change-track-table-cell/>
          </table:previous>
        </table:cell-content-change>
        <table:cell-content-change table:id="ct1440">
          <table:cell-address table:column="9" table:row="9" table:table="0"/>
          <office:change-info>
            <dc:creator>Mike </dc:creator>
            <dc:date>2011-08-04T12:58:02.42</dc:date>
          </office:change-info>
          <table:previous table:id="ct1313">
            <table:change-track-table-cell table:cell-address="Sheet1.J10" table:formula="of:=IF([.F10]=&quot;&quot;;&quot;&quot;;DEC2HEX(1*(16*256)+HEX2DEC([.H10])*16+#ref!12+IF(NOT ([.E10]=&quot;Y&quot;);2*16*256;0);4))" office:value-type="float" office:value="0"/>
          </table:previous>
        </table:cell-content-change>
        <table:cell-content-change table:id="ct1441">
          <table:cell-address table:column="9" table:row="10" table:table="0"/>
          <office:change-info>
            <dc:creator>Mike </dc:creator>
            <dc:date>2011-08-04T12:58:10.60</dc:date>
          </office:change-info>
          <table:previous table:id="ct1314">
            <table:change-track-table-cell table:cell-address="Sheet1.J11" table:formula="of:=IF([.F11]=&quot;&quot;;&quot;&quot;;DEC2HEX(1*(16*256)+HEX2DEC([.H11])*16+#ref!13+IF(NOT ([.E11]=&quot;Y&quot;);2*16*256;0);4))" office:value-type="float" office:value="0"/>
          </table:previous>
        </table:cell-content-change>
        <table:cell-content-change table:id="ct1442">
          <table:cell-address table:column="9" table:row="11" table:table="0"/>
          <office:change-info>
            <dc:creator>Mike </dc:creator>
            <dc:date>2011-08-04T12:58:10.60</dc:date>
          </office:change-info>
          <table:previous table:id="ct1315">
            <table:change-track-table-cell table:cell-address="Sheet1.J12" table:formula="of:=IF([.F12]=&quot;&quot;;&quot;&quot;;DEC2HEX(1*(16*256)+HEX2DEC([.H12])*16+#ref!14+IF(NOT ([.E12]=&quot;Y&quot;);2*16*256;0);4))" office:value-type="float" office:value="0"/>
          </table:previous>
        </table:cell-content-change>
        <table:cell-content-change table:id="ct1443">
          <table:cell-address table:column="9" table:row="12" table:table="0"/>
          <office:change-info>
            <dc:creator>Mike </dc:creator>
            <dc:date>2011-08-04T12:58:10.60</dc:date>
          </office:change-info>
          <table:previous table:id="ct1316">
            <table:change-track-table-cell table:cell-address="Sheet1.J13" table:formula="of:=IF([.F13]=&quot;&quot;;&quot;&quot;;DEC2HEX(1*(16*256)+HEX2DEC([.H13])*16+#ref!15+IF(NOT ([.E13]=&quot;Y&quot;);2*16*256;0);4))" office:value-type="float" office:value="0"/>
          </table:previous>
        </table:cell-content-change>
        <table:cell-content-change table:id="ct1444">
          <table:cell-address table:column="9" table:row="13" table:table="0"/>
          <office:change-info>
            <dc:creator>Mike </dc:creator>
            <dc:date>2011-08-04T12:58:10.60</dc:date>
          </office:change-info>
          <table:previous table:id="ct1317">
            <table:change-track-table-cell table:cell-address="Sheet1.J14" table:formula="of:=IF([.F14]=&quot;&quot;;&quot;&quot;;DEC2HEX(1*(16*256)+HEX2DEC([.H14])*16+#ref!16+IF(NOT ([.E14]=&quot;Y&quot;);2*16*256;0);4))" office:value-type="float" office:value="0"/>
          </table:previous>
        </table:cell-content-change>
        <table:cell-content-change table:id="ct1445">
          <table:cell-address table:column="9" table:row="14" table:table="0"/>
          <office:change-info>
            <dc:creator>Mike </dc:creator>
            <dc:date>2011-08-04T12:58:10.60</dc:date>
          </office:change-info>
          <table:previous table:id="ct1318">
            <table:change-track-table-cell table:cell-address="Sheet1.J15" table:formula="of:=IF([.F15]=&quot;&quot;;&quot;&quot;;DEC2HEX(1*(16*256)+HEX2DEC([.H15])*16+#ref!17+IF(NOT ([.E15]=&quot;Y&quot;);2*16*256;0);4))" office:value-type="float" office:value="0"/>
          </table:previous>
        </table:cell-content-change>
        <table:cell-content-change table:id="ct1446">
          <table:cell-address table:column="9" table:row="15" table:table="0"/>
          <office:change-info>
            <dc:creator>Mike </dc:creator>
            <dc:date>2011-08-04T12:58:10.60</dc:date>
          </office:change-info>
          <table:previous table:id="ct1319">
            <table:change-track-table-cell table:cell-address="Sheet1.J16" table:formula="of:=IF([.F16]=&quot;&quot;;&quot;&quot;;DEC2HEX(1*(16*256)+HEX2DEC([.H16])*16+#ref!18+IF(NOT ([.E16]=&quot;Y&quot;);2*16*256;0);4))" office:value-type="string"/>
          </table:previous>
        </table:cell-content-change>
        <table:cell-content-change table:id="ct1447">
          <table:cell-address table:column="9" table:row="16" table:table="0"/>
          <office:change-info>
            <dc:creator>Mike </dc:creator>
            <dc:date>2011-08-04T12:58:10.60</dc:date>
          </office:change-info>
          <table:previous table:id="ct1320">
            <table:change-track-table-cell table:cell-address="Sheet1.J17" table:formula="of:=IF([.F17]=&quot;&quot;;&quot;&quot;;DEC2HEX(1*(16*256)+HEX2DEC([.H17])*16+#ref!19+IF(NOT ([.E17]=&quot;Y&quot;);2*16*256;0);4))" office:value-type="string"/>
          </table:previous>
        </table:cell-content-change>
        <table:cell-content-change table:id="ct1448">
          <table:cell-address table:column="9" table:row="17" table:table="0"/>
          <office:change-info>
            <dc:creator>Mike </dc:creator>
            <dc:date>2011-08-04T12:58:10.60</dc:date>
          </office:change-info>
          <table:previous table:id="ct1321">
            <table:change-track-table-cell table:cell-address="Sheet1.J18" table:formula="of:=IF([.F18]=&quot;&quot;;&quot;&quot;;DEC2HEX(1*(16*256)+HEX2DEC([.H18])*16+#ref!20+IF(NOT ([.E18]=&quot;Y&quot;);2*16*256;0);4))" office:value-type="float" office:value="0"/>
          </table:previous>
        </table:cell-content-change>
        <table:cell-content-change table:id="ct1449">
          <table:cell-address table:column="9" table:row="18" table:table="0"/>
          <office:change-info>
            <dc:creator>Mike </dc:creator>
            <dc:date>2011-08-04T12:58:10.60</dc:date>
          </office:change-info>
          <table:previous table:id="ct1322">
            <table:change-track-table-cell table:cell-address="Sheet1.J19" table:formula="of:=IF([.F19]=&quot;&quot;;&quot;&quot;;DEC2HEX(1*(16*256)+HEX2DEC([.H19])*16+#ref!21+IF(NOT ([.E19]=&quot;Y&quot;);2*16*256;0);4))" office:value-type="float" office:value="0"/>
          </table:previous>
        </table:cell-content-change>
        <table:cell-content-change table:id="ct1450">
          <table:cell-address table:column="9" table:row="19" table:table="0"/>
          <office:change-info>
            <dc:creator>Mike </dc:creator>
            <dc:date>2011-08-04T12:58:10.60</dc:date>
          </office:change-info>
          <table:previous table:id="ct1323">
            <table:change-track-table-cell table:cell-address="Sheet1.J20" table:formula="of:=IF([.F20]=&quot;&quot;;&quot;&quot;;DEC2HEX(1*(16*256)+HEX2DEC([.H20])*16+#ref!22+IF(NOT ([.E20]=&quot;Y&quot;);2*16*256;0);4))" office:value-type="string"/>
          </table:previous>
        </table:cell-content-change>
        <table:cell-content-change table:id="ct1451">
          <table:cell-address table:column="9" table:row="20" table:table="0"/>
          <office:change-info>
            <dc:creator>Mike </dc:creator>
            <dc:date>2011-08-04T12:58:10.60</dc:date>
          </office:change-info>
          <table:previous table:id="ct1324">
            <table:change-track-table-cell table:cell-address="Sheet1.J21" table:formula="of:=IF([.F21]=&quot;&quot;;&quot;&quot;;DEC2HEX(1*(16*256)+HEX2DEC([.H21])*16+#ref!23+IF(NOT ([.E21]=&quot;Y&quot;);2*16*256;0);4))" office:value-type="string"/>
          </table:previous>
        </table:cell-content-change>
        <table:cell-content-change table:id="ct1452">
          <table:cell-address table:column="9" table:row="21" table:table="0"/>
          <office:change-info>
            <dc:creator>Mike </dc:creator>
            <dc:date>2011-08-04T12:58:10.60</dc:date>
          </office:change-info>
          <table:previous table:id="ct1325">
            <table:change-track-table-cell table:cell-address="Sheet1.J22" table:formula="of:=IF([.F22]=&quot;&quot;;&quot;&quot;;DEC2HEX(1*(16*256)+HEX2DEC([.H22])*16+#ref!24+IF(NOT ([.E22]=&quot;Y&quot;);2*16*256;0);4))" office:value-type="float" office:value="0"/>
          </table:previous>
        </table:cell-content-change>
        <table:cell-content-change table:id="ct1453">
          <table:cell-address table:column="9" table:row="22" table:table="0"/>
          <office:change-info>
            <dc:creator>Mike </dc:creator>
            <dc:date>2011-08-04T12:58:10.61</dc:date>
          </office:change-info>
          <table:previous table:id="ct1326">
            <table:change-track-table-cell table:cell-address="Sheet1.J23" table:formula="of:=IF([.F23]=&quot;&quot;;&quot;&quot;;DEC2HEX(1*(16*256)+HEX2DEC([.H23])*16+#ref!25+IF(NOT ([.E23]=&quot;Y&quot;);2*16*256;0);4))" office:value-type="float" office:value="0"/>
          </table:previous>
        </table:cell-content-change>
        <table:cell-content-change table:id="ct1454">
          <table:cell-address table:column="9" table:row="23" table:table="0"/>
          <office:change-info>
            <dc:creator>Mike </dc:creator>
            <dc:date>2011-08-04T12:58:10.61</dc:date>
          </office:change-info>
          <table:previous table:id="ct1327">
            <table:change-track-table-cell table:cell-address="Sheet1.J24" table:formula="of:=IF([.F24]=&quot;&quot;;&quot;&quot;;DEC2HEX(1*(16*256)+HEX2DEC([.H24])*16+#ref!26+IF(NOT ([.E24]=&quot;Y&quot;);2*16*256;0);4))" office:value-type="float" office:value="0"/>
          </table:previous>
        </table:cell-content-change>
        <table:cell-content-change table:id="ct1455">
          <table:cell-address table:column="9" table:row="24" table:table="0"/>
          <office:change-info>
            <dc:creator>Mike </dc:creator>
            <dc:date>2011-08-04T12:58:10.61</dc:date>
          </office:change-info>
          <table:previous table:id="ct1328">
            <table:change-track-table-cell table:cell-address="Sheet1.J25" table:formula="of:=IF([.F25]=&quot;&quot;;&quot;&quot;;DEC2HEX(1*(16*256)+HEX2DEC([.H25])*16+#ref!27+IF(NOT ([.E25]=&quot;Y&quot;);2*16*256;0);4))" office:value-type="float" office:value="0"/>
          </table:previous>
        </table:cell-content-change>
        <table:cell-content-change table:id="ct1456">
          <table:cell-address table:column="9" table:row="24" table:table="0"/>
          <office:change-info>
            <dc:creator>Mike </dc:creator>
            <dc:date>2011-08-04T12:58:10.61</dc:date>
          </office:change-info>
          <table:previous table:id="ct1329">
            <table:change-track-table-cell table:cell-address="Sheet1.J25" table:formula="of:=IF([.F25]=&quot;&quot;;&quot;&quot;;DEC2HEX(1*(16*256)+HEX2DEC([.H25])*16+#ref!27+IF(NOT ([.E25]=&quot;Y&quot;);2*16*256;0);4))" office:value-type="float" office:value="0"/>
          </table:previous>
        </table:cell-content-change>
        <table:cell-content-change table:id="ct1457">
          <table:cell-address table:column="9" table:row="25" table:table="0"/>
          <office:change-info>
            <dc:creator>Mike </dc:creator>
            <dc:date>2011-08-04T12:58:10.61</dc:date>
          </office:change-info>
          <table:previous table:id="ct1330">
            <table:change-track-table-cell table:cell-address="Sheet1.J26" table:formula="of:=IF([.F26]=&quot;&quot;;&quot;&quot;;DEC2HEX(1*(16*256)+HEX2DEC([.H26])*16+#ref!28+IF(NOT ([.E26]=&quot;Y&quot;);2*16*256;0);4))" office:value-type="float" office:value="0"/>
          </table:previous>
        </table:cell-content-change>
        <table:cell-content-change table:id="ct1458">
          <table:cell-address table:column="9" table:row="26" table:table="0"/>
          <office:change-info>
            <dc:creator>Mike </dc:creator>
            <dc:date>2011-08-04T12:58:10.61</dc:date>
          </office:change-info>
          <table:previous table:id="ct1331">
            <table:change-track-table-cell table:cell-address="Sheet1.J27" table:formula="of:=IF([.F27]=&quot;&quot;;&quot;&quot;;DEC2HEX(1*(16*256)+HEX2DEC([.H27])*16+#ref!29+IF(NOT ([.E27]=&quot;Y&quot;);2*16*256;0);4))" office:value-type="float" office:value="0"/>
          </table:previous>
        </table:cell-content-change>
        <table:cell-content-change table:id="ct1459">
          <table:cell-address table:column="9" table:row="27" table:table="0"/>
          <office:change-info>
            <dc:creator>Mike </dc:creator>
            <dc:date>2011-08-04T12:58:10.61</dc:date>
          </office:change-info>
          <table:previous table:id="ct1332">
            <table:change-track-table-cell table:cell-address="Sheet1.J28" table:formula="of:=IF([.F28]=&quot;&quot;;&quot;&quot;;DEC2HEX(1*(16*256)+HEX2DEC([.H28])*16+#ref!30+IF(NOT ([.E28]=&quot;Y&quot;);2*16*256;0);4))" office:value-type="float" office:value="0"/>
          </table:previous>
        </table:cell-content-change>
        <table:cell-content-change table:id="ct1460">
          <table:cell-address table:column="9" table:row="28" table:table="0"/>
          <office:change-info>
            <dc:creator>Mike </dc:creator>
            <dc:date>2011-08-04T12:58:10.61</dc:date>
          </office:change-info>
          <table:previous table:id="ct1333">
            <table:change-track-table-cell table:cell-address="Sheet1.J29" table:formula="of:=IF([.F29]=&quot;&quot;;&quot;&quot;;DEC2HEX(1*(16*256)+HEX2DEC([.H29])*16+#ref!31+IF(NOT ([.E29]=&quot;Y&quot;);2*16*256;0);4))" office:value-type="float" office:value="0"/>
          </table:previous>
        </table:cell-content-change>
        <table:cell-content-change table:id="ct1461">
          <table:cell-address table:column="9" table:row="29" table:table="0"/>
          <office:change-info>
            <dc:creator>Mike </dc:creator>
            <dc:date>2011-08-04T12:58:10.61</dc:date>
          </office:change-info>
          <table:previous table:id="ct1334">
            <table:change-track-table-cell table:cell-address="Sheet1.J30" table:formula="of:=IF([.F30]=&quot;&quot;;&quot;&quot;;DEC2HEX(1*(16*256)+HEX2DEC([.H30])*16+#ref!32+IF(NOT ([.E30]=&quot;Y&quot;);2*16*256;0);4))" office:value-type="float" office:value="0"/>
          </table:previous>
        </table:cell-content-change>
        <table:cell-content-change table:id="ct1462">
          <table:cell-address table:column="9" table:row="30" table:table="0"/>
          <office:change-info>
            <dc:creator>Mike </dc:creator>
            <dc:date>2011-08-04T12:58:10.61</dc:date>
          </office:change-info>
          <table:previous table:id="ct1335">
            <table:change-track-table-cell table:cell-address="Sheet1.J31" table:formula="of:=IF([.F31]=&quot;&quot;;&quot;&quot;;DEC2HEX(1*(16*256)+HEX2DEC([.H31])*16+#ref!33+IF(NOT ([.E31]=&quot;Y&quot;);2*16*256;0);4))" office:value-type="float" office:value="0"/>
          </table:previous>
        </table:cell-content-change>
        <table:cell-content-change table:id="ct1463">
          <table:cell-address table:column="9" table:row="31" table:table="0"/>
          <office:change-info>
            <dc:creator>Mike </dc:creator>
            <dc:date>2011-08-04T12:58:10.61</dc:date>
          </office:change-info>
          <table:previous table:id="ct1336">
            <table:change-track-table-cell table:cell-address="Sheet1.J32" table:formula="of:=IF([.F32]=&quot;&quot;;&quot;&quot;;DEC2HEX(1*(16*256)+HEX2DEC([.H32])*16+#ref!34+IF(NOT ([.E32]=&quot;Y&quot;);2*16*256;0);4))" office:value-type="string"/>
          </table:previous>
        </table:cell-content-change>
        <table:cell-content-change table:id="ct1464">
          <table:cell-address table:column="9" table:row="37" table:table="0"/>
          <office:change-info>
            <dc:creator>Mike </dc:creator>
            <dc:date>2011-08-04T12:58:10.61</dc:date>
          </office:change-info>
          <table:previous table:id="ct1337">
            <table:change-track-table-cell table:cell-address="Sheet1.J38" table:formula="of:=IF([.F38]=&quot;&quot;;&quot;&quot;;DEC2HEX(1*(16*256)+HEX2DEC([.H38])*16+#ref!35+IF(NOT ([.E38]=&quot;Y&quot;);2*16*256;0);4))" office:value-type="string"/>
          </table:previous>
        </table:cell-content-change>
        <table:cell-content-change table:id="ct1465">
          <table:cell-address table:column="9" table:row="38" table:table="0"/>
          <office:change-info>
            <dc:creator>Mike </dc:creator>
            <dc:date>2011-08-04T12:58:10.61</dc:date>
          </office:change-info>
          <table:previous table:id="ct1338">
            <table:change-track-table-cell table:cell-address="Sheet1.J39" table:formula="of:=IF([.F39]=&quot;&quot;;&quot;&quot;;DEC2HEX(1*(16*256)+HEX2DEC([.H39])*16+#ref!36+IF(NOT ([.E39]=&quot;Y&quot;);2*16*256;0);4))" office:value-type="string"/>
          </table:previous>
        </table:cell-content-change>
        <table:cell-content-change table:id="ct1466">
          <table:cell-address table:column="9" table:row="39" table:table="0"/>
          <office:change-info>
            <dc:creator>Mike </dc:creator>
            <dc:date>2011-08-04T12:58:10.61</dc:date>
          </office:change-info>
          <table:previous table:id="ct1339">
            <table:change-track-table-cell table:cell-address="Sheet1.J40" table:formula="of:=IF([.F40]=&quot;&quot;;&quot;&quot;;DEC2HEX(1*(16*256)+HEX2DEC([.H40])*16+#ref!37+IF(NOT ([.E40]=&quot;Y&quot;);2*16*256;0);4))" office:value-type="float" office:value="0"/>
          </table:previous>
        </table:cell-content-change>
        <table:cell-content-change table:id="ct1467">
          <table:cell-address table:column="9" table:row="40" table:table="0"/>
          <office:change-info>
            <dc:creator>Mike </dc:creator>
            <dc:date>2011-08-04T12:58:10.61</dc:date>
          </office:change-info>
          <table:previous table:id="ct1340">
            <table:change-track-table-cell table:cell-address="Sheet1.J41" table:formula="of:=IF([.F41]=&quot;&quot;;&quot;&quot;;DEC2HEX(1*(16*256)+HEX2DEC([.H41])*16+#ref!38+IF(NOT ([.E41]=&quot;Y&quot;);2*16*256;0);4))" office:value-type="float" office:value="0"/>
          </table:previous>
        </table:cell-content-change>
        <table:cell-content-change table:id="ct1468">
          <table:cell-address table:column="9" table:row="40" table:table="0"/>
          <office:change-info>
            <dc:creator>Mike </dc:creator>
            <dc:date>2011-08-04T12:58:10.61</dc:date>
          </office:change-info>
          <table:previous table:id="ct1341">
            <table:change-track-table-cell table:cell-address="Sheet1.J41" table:formula="of:=IF([.F41]=&quot;&quot;;&quot;&quot;;DEC2HEX(1*(16*256)+HEX2DEC([.H41])*16+#ref!39+IF(NOT ([.E41]=&quot;Y&quot;);2*16*256;0);4))" office:value-type="float" office:value="0"/>
          </table:previous>
        </table:cell-content-change>
        <table:cell-content-change table:id="ct1469">
          <table:cell-address table:column="9" table:row="41" table:table="0"/>
          <office:change-info>
            <dc:creator>Mike </dc:creator>
            <dc:date>2011-08-04T12:58:10.61</dc:date>
          </office:change-info>
          <table:previous table:id="ct1342">
            <table:change-track-table-cell table:cell-address="Sheet1.J42" table:formula="of:=IF([.F42]=&quot;&quot;;&quot;&quot;;DEC2HEX(1*(16*256)+HEX2DEC([.H42])*16+#ref!40+IF(NOT ([.E42]=&quot;Y&quot;);2*16*256;0);4))" office:value-type="float" office:value="0"/>
          </table:previous>
        </table:cell-content-change>
        <table:cell-content-change table:id="ct1470">
          <table:cell-address table:column="9" table:row="42" table:table="0"/>
          <office:change-info>
            <dc:creator>Mike </dc:creator>
            <dc:date>2011-08-04T12:58:10.61</dc:date>
          </office:change-info>
          <table:previous table:id="ct1343">
            <table:change-track-table-cell table:cell-address="Sheet1.J43" table:formula="of:=IF([.F43]=&quot;&quot;;&quot;&quot;;DEC2HEX(1*(16*256)+HEX2DEC([.H43])*16+#ref!41+IF(NOT ([.E43]=&quot;Y&quot;);2*16*256;0);4))" office:value-type="string"/>
          </table:previous>
        </table:cell-content-change>
        <table:cell-content-change table:id="ct1471">
          <table:cell-address table:column="9" table:row="43" table:table="0"/>
          <office:change-info>
            <dc:creator>Mike </dc:creator>
            <dc:date>2011-08-04T12:58:10.61</dc:date>
          </office:change-info>
          <table:previous table:id="ct1344">
            <table:change-track-table-cell table:cell-address="Sheet1.J44" table:formula="of:=IF([.F44]=&quot;&quot;;&quot;&quot;;DEC2HEX(1*(16*256)+HEX2DEC([.H44])*16+#ref!42+IF(NOT ([.E44]=&quot;Y&quot;);2*16*256;0);4))" office:value-type="string"/>
          </table:previous>
        </table:cell-content-change>
        <table:cell-content-change table:id="ct1472">
          <table:cell-address table:column="9" table:row="44" table:table="0"/>
          <office:change-info>
            <dc:creator>Mike </dc:creator>
            <dc:date>2011-08-04T12:58:10.61</dc:date>
          </office:change-info>
          <table:previous table:id="ct1345">
            <table:change-track-table-cell table:cell-address="Sheet1.J45" table:formula="of:=IF([.F45]=&quot;&quot;;&quot;&quot;;DEC2HEX(1*(16*256)+HEX2DEC([.H45])*16+#ref!43+IF(NOT ([.E45]=&quot;Y&quot;);2*16*256;0);4))" office:value-type="string"/>
          </table:previous>
        </table:cell-content-change>
        <table:cell-content-change table:id="ct1473">
          <table:cell-address table:column="9" table:row="45" table:table="0"/>
          <office:change-info>
            <dc:creator>Mike </dc:creator>
            <dc:date>2011-08-04T12:58:10.61</dc:date>
          </office:change-info>
          <table:previous table:id="ct1346">
            <table:change-track-table-cell table:cell-address="Sheet1.J46" table:formula="of:=IF([.F46]=&quot;&quot;;&quot;&quot;;DEC2HEX(1*(16*256)+HEX2DEC([.H46])*16+#ref!44+IF(NOT ([.E46]=&quot;Y&quot;);2*16*256;0);4))" office:value-type="float" office:value="0"/>
          </table:previous>
        </table:cell-content-change>
        <table:cell-content-change table:id="ct1474">
          <table:cell-address table:column="9" table:row="46" table:table="0"/>
          <office:change-info>
            <dc:creator>Mike </dc:creator>
            <dc:date>2011-08-04T12:58:10.61</dc:date>
          </office:change-info>
          <table:previous table:id="ct1347">
            <table:change-track-table-cell table:cell-address="Sheet1.J47" table:formula="of:=IF([.F47]=&quot;&quot;;&quot;&quot;;DEC2HEX(1*(16*256)+HEX2DEC([.H47])*16+#ref!45+IF(NOT ([.E47]=&quot;Y&quot;);2*16*256;0);4))" office:value-type="string"/>
          </table:previous>
        </table:cell-content-change>
        <table:cell-content-change table:id="ct1475">
          <table:cell-address table:column="9" table:row="47" table:table="0"/>
          <office:change-info>
            <dc:creator>Mike </dc:creator>
            <dc:date>2011-08-04T12:58:10.61</dc:date>
          </office:change-info>
          <table:previous table:id="ct1348">
            <table:change-track-table-cell table:cell-address="Sheet1.J48" table:formula="of:=IF([.F48]=&quot;&quot;;&quot;&quot;;DEC2HEX(1*(16*256)+HEX2DEC([.H48])*16+#ref!46+IF(NOT ([.E48]=&quot;Y&quot;);2*16*256;0);4))" office:value-type="float" office:value="0"/>
          </table:previous>
        </table:cell-content-change>
        <table:cell-content-change table:id="ct1476">
          <table:cell-address table:column="9" table:row="48" table:table="0"/>
          <office:change-info>
            <dc:creator>Mike </dc:creator>
            <dc:date>2011-08-04T12:58:10.61</dc:date>
          </office:change-info>
          <table:previous table:id="ct1349">
            <table:change-track-table-cell table:cell-address="Sheet1.J49" table:formula="of:=IF([.F49]=&quot;&quot;;&quot;&quot;;DEC2HEX(1*(16*256)+HEX2DEC([.H49])*16+#ref!47+IF(NOT ([.E49]=&quot;Y&quot;);2*16*256;0);4))" office:value-type="string"/>
          </table:previous>
        </table:cell-content-change>
        <table:cell-content-change table:id="ct1477">
          <table:cell-address table:column="9" table:row="49" table:table="0"/>
          <office:change-info>
            <dc:creator>Mike </dc:creator>
            <dc:date>2011-08-04T12:58:10.61</dc:date>
          </office:change-info>
          <table:previous table:id="ct1350">
            <table:change-track-table-cell table:cell-address="Sheet1.J50" table:formula="of:=IF([.F50]=&quot;&quot;;&quot;&quot;;DEC2HEX(1*(16*256)+HEX2DEC([.H50])*16+#ref!48+IF(NOT ([.E50]=&quot;Y&quot;);2*16*256;0);4))" office:value-type="string"/>
          </table:previous>
        </table:cell-content-change>
        <table:cell-content-change table:id="ct1478">
          <table:cell-address table:column="9" table:row="50" table:table="0"/>
          <office:change-info>
            <dc:creator>Mike </dc:creator>
            <dc:date>2011-08-04T12:58:10.61</dc:date>
          </office:change-info>
          <table:previous table:id="ct1351">
            <table:change-track-table-cell table:cell-address="Sheet1.J51" table:formula="of:=IF([.F51]=&quot;&quot;;&quot;&quot;;DEC2HEX(1*(16*256)+HEX2DEC([.H51])*16+#ref!49+IF(NOT ([.E51]=&quot;Y&quot;);2*16*256;0);4))" office:value-type="float" office:value="0"/>
          </table:previous>
        </table:cell-content-change>
        <table:cell-content-change table:id="ct1479">
          <table:cell-address table:column="9" table:row="51" table:table="0"/>
          <office:change-info>
            <dc:creator>Mike </dc:creator>
            <dc:date>2011-08-04T12:58:10.61</dc:date>
          </office:change-info>
          <table:previous table:id="ct1352">
            <table:change-track-table-cell table:cell-address="Sheet1.J52" table:formula="of:=IF([.F52]=&quot;&quot;;&quot;&quot;;DEC2HEX(1*(16*256)+HEX2DEC([.H52])*16+#ref!50+IF(NOT ([.E52]=&quot;Y&quot;);2*16*256;0);4))" office:value-type="float" office:value="0"/>
          </table:previous>
        </table:cell-content-change>
        <table:cell-content-change table:id="ct1480">
          <table:cell-address table:column="9" table:row="52" table:table="0"/>
          <office:change-info>
            <dc:creator>Mike </dc:creator>
            <dc:date>2011-08-04T12:58:10.61</dc:date>
          </office:change-info>
          <table:previous table:id="ct1353">
            <table:change-track-table-cell table:cell-address="Sheet1.J53" table:formula="of:=IF([.F53]=&quot;&quot;;&quot;&quot;;DEC2HEX(1*(16*256)+HEX2DEC([.H53])*16+#ref!51+IF(NOT ([.E53]=&quot;Y&quot;);2*16*256;0);4))" office:value-type="float" office:value="0"/>
          </table:previous>
        </table:cell-content-change>
        <table:movement table:id="ct1481">
          <table:source-range-address table:start-column="9" table:start-row="1" table:start-table="0" table:end-column="8" table:end-row="1" table:end-table="0"/>
          <table:target-range-address table:column="9" table:row="1" table:table="0"/>
          <office:change-info>
            <dc:creator>Mike </dc:creator>
            <dc:date>2011-08-04T12:58:50.65</dc:date>
          </office:change-info>
          <table:dependencies>
            <table:dependence table:id="ct1483"/>
          </table:dependencies>
        </table:movement>
        <table:cell-content-change table:id="ct1482">
          <table:cell-address table:column="9" table:row="2" table:table="0"/>
          <office:change-info>
            <dc:creator>Mike </dc:creator>
            <dc:date>2011-08-04T12:59:04.39</dc:date>
          </office:change-info>
          <table:previous table:id="ct559">
            <table:change-track-table-cell office:value-type="string">
              <text:p>Complete Value</text:p>
            </table:change-track-table-cell>
          </table:previous>
        </table:cell-content-change>
        <table:deletion table:id="ct1483" table:type="column" table:position="9" table:table="0">
          <office:change-info>
            <dc:creator>Mike </dc:creator>
            <dc:date>2011-08-04T12:59:08.28</dc:date>
          </office:change-info>
          <table:deletions>
            <table:cell-content-deletion>
              <table:cell-address table:column="9" table:row="54" table:table="0"/>
              <table:change-track-table-cell office:value-type="string">
                <text:p>coding</text:p>
              </table:change-track-table-cell>
            </table:cell-content-deletion>
            <table:cell-content-deletion table:id="ct1309">
              <table:change-track-table-cell table:cell-address="Sheet1.J50" table:formula="of:=IF([.F50]=&quot;&quot;;&quot;&quot;;IF([.B50]=&quot;Y&quot;;4;0)+IF([.C50]=&quot;Y&quot;;2;0)+IF([.D50]=&quot;Y&quot;;1;0))" office:value-type="string"/>
            </table:cell-content-deletion>
            <table:cell-content-deletion table:id="ct1308">
              <table:change-track-table-cell table:cell-address="Sheet1.J49" table:formula="of:=IF([.F49]=&quot;&quot;;&quot;&quot;;IF([.B49]=&quot;Y&quot;;4;0)+IF([.C49]=&quot;Y&quot;;2;0)+IF([.D49]=&quot;Y&quot;;1;0))" office:value-type="string"/>
            </table:cell-content-deletion>
            <table:cell-content-deletion table:id="ct1306">
              <table:change-track-table-cell table:cell-address="Sheet1.J47" table:formula="of:=IF([.F47]=&quot;&quot;;&quot;&quot;;IF([.B47]=&quot;Y&quot;;4;0)+IF([.C47]=&quot;Y&quot;;2;0)+IF([.D47]=&quot;Y&quot;;1;0))" office:value-type="string"/>
            </table:cell-content-deletion>
            <table:cell-content-deletion table:id="ct1304">
              <table:change-track-table-cell table:cell-address="Sheet1.J45" table:formula="of:=IF([.F45]=&quot;&quot;;&quot;&quot;;IF([.B45]=&quot;Y&quot;;4;0)+IF([.C45]=&quot;Y&quot;;2;0)+IF([.D45]=&quot;Y&quot;;1;0))" office:value-type="string"/>
            </table:cell-content-deletion>
            <table:cell-content-deletion table:id="ct1303">
              <table:change-track-table-cell table:cell-address="Sheet1.J44" table:formula="of:=IF([.F44]=&quot;&quot;;&quot;&quot;;IF([.B44]=&quot;Y&quot;;4;0)+IF([.C44]=&quot;Y&quot;;2;0)+IF([.D44]=&quot;Y&quot;;1;0))" office:value-type="string"/>
            </table:cell-content-deletion>
            <table:cell-content-deletion table:id="ct1302">
              <table:change-track-table-cell table:cell-address="Sheet1.J43" table:formula="of:=IF([.F43]=&quot;&quot;;&quot;&quot;;IF([.B43]=&quot;Y&quot;;4;0)+IF([.C43]=&quot;Y&quot;;2;0)+IF([.D43]=&quot;Y&quot;;1;0))" office:value-type="string"/>
            </table:cell-content-deletion>
            <table:cell-content-deletion table:id="ct1297">
              <table:change-track-table-cell table:cell-address="Sheet1.J39" table:formula="of:=IF([.F39]=&quot;&quot;;&quot;&quot;;IF([.B39]=&quot;Y&quot;;4;0)+IF([.C39]=&quot;Y&quot;;2;0)+IF([.D39]=&quot;Y&quot;;1;0))" office:value-type="string"/>
            </table:cell-content-deletion>
            <table:cell-content-deletion table:id="ct1296">
              <table:change-track-table-cell table:cell-address="Sheet1.J38" table:formula="of:=IF([.F38]=&quot;&quot;;&quot;&quot;;IF([.B38]=&quot;Y&quot;;4;0)+IF([.C38]=&quot;Y&quot;;2;0)+IF([.D38]=&quot;Y&quot;;1;0))" office:value-type="string"/>
            </table:cell-content-deletion>
            <table:cell-content-deletion table:id="ct1295">
              <table:change-track-table-cell table:cell-address="Sheet1.J32" table:formula="of:=IF([.F32]=&quot;&quot;;&quot;&quot;;IF([.B32]=&quot;Y&quot;;4;0)+IF([.C32]=&quot;Y&quot;;2;0)+IF([.D32]=&quot;Y&quot;;1;0))" office:value-type="string"/>
            </table:cell-content-deletion>
            <table:cell-content-deletion table:id="ct1287">
              <table:change-track-table-cell table:cell-address="Sheet1.J25" table:formula="of:=IF([.F25]=&quot;&quot;;&quot;&quot;;IF([.B25]=&quot;Y&quot;;4;0)+IF([.C25]=&quot;Y&quot;;2;0)+IF([.D25]=&quot;Y&quot;;1;0))" office:value-type="float" office:value="2"/>
            </table:cell-content-deletion>
            <table:cell-content-deletion table:id="ct1283">
              <table:change-track-table-cell table:cell-address="Sheet1.J21" table:formula="of:=IF([.F21]=&quot;&quot;;&quot;&quot;;IF([.B21]=&quot;Y&quot;;4;0)+IF([.C21]=&quot;Y&quot;;2;0)+IF([.D21]=&quot;Y&quot;;1;0))" office:value-type="string"/>
            </table:cell-content-deletion>
            <table:cell-content-deletion table:id="ct1282">
              <table:change-track-table-cell table:cell-address="Sheet1.J20" table:formula="of:=IF([.F20]=&quot;&quot;;&quot;&quot;;IF([.B20]=&quot;Y&quot;;4;0)+IF([.C20]=&quot;Y&quot;;2;0)+IF([.D20]=&quot;Y&quot;;1;0))" office:value-type="string"/>
            </table:cell-content-deletion>
            <table:cell-content-deletion table:id="ct1279">
              <table:change-track-table-cell table:cell-address="Sheet1.J17" table:formula="of:=IF([.F17]=&quot;&quot;;&quot;&quot;;IF([.B17]=&quot;Y&quot;;4;0)+IF([.C17]=&quot;Y&quot;;2;0)+IF([.D17]=&quot;Y&quot;;1;0))" office:value-type="string"/>
            </table:cell-content-deletion>
            <table:cell-content-deletion table:id="ct1278">
              <table:change-track-table-cell table:cell-address="Sheet1.J16" table:formula="of:=IF([.F16]=&quot;&quot;;&quot;&quot;;IF([.B16]=&quot;Y&quot;;4;0)+IF([.C16]=&quot;Y&quot;;2;0)+IF([.D16]=&quot;Y&quot;;1;0))" office:value-type="string"/>
            </table:cell-content-deletion>
            <table:change-deletion table:id="ct555"/>
            <table:cell-content-deletion table:id="ct553">
              <table:change-track-table-cell office:value-type="float" office:value="3"/>
            </table:cell-content-deletion>
            <table:cell-content-deletion table:id="ct545">
              <table:change-track-table-cell/>
            </table:cell-content-deletion>
            <table:cell-content-deletion table:id="ct562">
              <table:change-track-table-cell office:value-type="string">
                <text:p>DID/EID/CAN Flags</text:p>
              </table:change-track-table-cell>
            </table:cell-content-deletion>
            <table:cell-content-deletion table:id="ct267">
              <table:change-track-table-cell office:value-type="string">
                <text:p>4=carries DID</text:p>
              </table:change-track-table-cell>
            </table:cell-content-deletion>
            <table:cell-content-deletion table:id="ct266">
              <table:change-track-table-cell office:value-type="string">
                <text:p>2=carries EID</text:p>
              </table:change-track-table-cell>
            </table:cell-content-deletion>
            <table:cell-content-deletion table:id="ct268">
              <table:change-track-table-cell office:value-type="string">
                <text:p>1=carries flags</text:p>
              </table:change-track-table-cell>
            </table:cell-content-deletion>
            <table:cell-content-deletion table:id="ct1281">
              <table:change-track-table-cell table:cell-address="Sheet1.J19" table:formula="of:=IF([.F19]=&quot;&quot;;&quot;&quot;;IF([.B19]=&quot;Y&quot;;4;0)+IF([.C19]=&quot;Y&quot;;2;0)+IF([.D19]=&quot;Y&quot;;1;0))" office:value-type="float" office:value="4"/>
            </table:cell-content-deletion>
            <table:cell-content-deletion table:id="ct1280">
              <table:change-track-table-cell table:cell-address="Sheet1.J18" table:formula="of:=IF([.F18]=&quot;&quot;;&quot;&quot;;IF([.B18]=&quot;Y&quot;;4;0)+IF([.C18]=&quot;Y&quot;;2;0)+IF([.D18]=&quot;Y&quot;;1;0))" office:value-type="float" office:value="4"/>
            </table:cell-content-deletion>
            <table:cell-content-deletion table:id="ct1312">
              <table:change-track-table-cell table:cell-address="Sheet1.J53" table:formula="of:=IF([.F53]=&quot;&quot;;&quot;&quot;;IF([.B53]=&quot;Y&quot;;4;0)+IF([.C53]=&quot;Y&quot;;2;0)+IF([.D53]=&quot;Y&quot;;1;0))" office:value-type="float" office:value="4"/>
            </table:cell-content-deletion>
            <table:cell-content-deletion table:id="ct1311">
              <table:change-track-table-cell table:cell-address="Sheet1.J52" table:formula="of:=IF([.F52]=&quot;&quot;;&quot;&quot;;IF([.B52]=&quot;Y&quot;;4;0)+IF([.C52]=&quot;Y&quot;;2;0)+IF([.D52]=&quot;Y&quot;;1;0))" office:value-type="float" office:value="4"/>
            </table:cell-content-deletion>
            <table:cell-content-deletion table:id="ct1310">
              <table:change-track-table-cell table:cell-address="Sheet1.J51" table:formula="of:=IF([.F51]=&quot;&quot;;&quot;&quot;;IF([.B51]=&quot;Y&quot;;4;0)+IF([.C51]=&quot;Y&quot;;2;0)+IF([.D51]=&quot;Y&quot;;1;0))" office:value-type="float" office:value="4"/>
            </table:cell-content-deletion>
            <table:cell-content-deletion table:id="ct1307">
              <table:change-track-table-cell table:cell-address="Sheet1.J48" table:formula="of:=IF([.F48]=&quot;&quot;;&quot;&quot;;IF([.B48]=&quot;Y&quot;;4;0)+IF([.C48]=&quot;Y&quot;;2;0)+IF([.D48]=&quot;Y&quot;;1;0))" office:value-type="float" office:value="4"/>
            </table:cell-content-deletion>
            <table:cell-content-deletion table:id="ct1305">
              <table:change-track-table-cell table:cell-address="Sheet1.J46" table:formula="of:=IF([.F46]=&quot;&quot;;&quot;&quot;;IF([.B46]=&quot;Y&quot;;4;0)+IF([.C46]=&quot;Y&quot;;2;0)+IF([.D46]=&quot;Y&quot;;1;0))" office:value-type="float" office:value="4"/>
            </table:cell-content-deletion>
            <table:cell-content-deletion table:id="ct1301">
              <table:change-track-table-cell table:cell-address="Sheet1.J42" table:formula="of:=IF([.F42]=&quot;&quot;;&quot;&quot;;IF([.B42]=&quot;Y&quot;;4;0)+IF([.C42]=&quot;Y&quot;;2;0)+IF([.D42]=&quot;Y&quot;;1;0))" office:value-type="float" office:value="4"/>
            </table:cell-content-deletion>
            <table:cell-content-deletion table:id="ct1300">
              <table:change-track-table-cell table:cell-address="Sheet1.J41" table:formula="of:=IF([.F41]=&quot;&quot;;&quot;&quot;;IF([.B41]=&quot;Y&quot;;4;0)+IF([.C41]=&quot;Y&quot;;2;0)+IF([.D41]=&quot;Y&quot;;1;0))" office:value-type="float" office:value="4"/>
            </table:cell-content-deletion>
            <table:cell-content-deletion table:id="ct1299">
              <table:change-track-table-cell table:cell-address="Sheet1.J41" table:formula="of:=IF([.F41]=&quot;&quot;;&quot;&quot;;IF([.B41]=&quot;Y&quot;;4;0)+IF([.C41]=&quot;Y&quot;;2;0)+IF([.D41]=&quot;Y&quot;;1;0))" office:value-type="float" office:value="4"/>
            </table:cell-content-deletion>
            <table:cell-content-deletion table:id="ct1298">
              <table:change-track-table-cell table:cell-address="Sheet1.J40" table:formula="of:=IF([.F40]=&quot;&quot;;&quot;&quot;;IF([.B40]=&quot;Y&quot;;4;0)+IF([.C40]=&quot;Y&quot;;2;0)+IF([.D40]=&quot;Y&quot;;1;0))" office:value-type="float" office:value="4"/>
            </table:cell-content-deletion>
            <table:cell-content-deletion table:id="ct1294">
              <table:change-track-table-cell table:cell-address="Sheet1.J31" table:formula="of:=IF([.F31]=&quot;&quot;;&quot;&quot;;IF([.B31]=&quot;Y&quot;;4;0)+IF([.C31]=&quot;Y&quot;;2;0)+IF([.D31]=&quot;Y&quot;;1;0))" office:value-type="float" office:value="2"/>
            </table:cell-content-deletion>
            <table:cell-content-deletion table:id="ct1293">
              <table:change-track-table-cell table:cell-address="Sheet1.J30" table:formula="of:=IF([.F30]=&quot;&quot;;&quot;&quot;;IF([.B30]=&quot;Y&quot;;4;0)+IF([.C30]=&quot;Y&quot;;2;0)+IF([.D30]=&quot;Y&quot;;1;0))" office:value-type="float" office:value="2"/>
            </table:cell-content-deletion>
            <table:cell-content-deletion table:id="ct1292">
              <table:change-track-table-cell table:cell-address="Sheet1.J29" table:formula="of:=IF([.F29]=&quot;&quot;;&quot;&quot;;IF([.B29]=&quot;Y&quot;;4;0)+IF([.C29]=&quot;Y&quot;;2;0)+IF([.D29]=&quot;Y&quot;;1;0))" office:value-type="float" office:value="0"/>
            </table:cell-content-deletion>
            <table:cell-content-deletion table:id="ct1291">
              <table:change-track-table-cell table:cell-address="Sheet1.J28" table:formula="of:=IF([.F28]=&quot;&quot;;&quot;&quot;;IF([.B28]=&quot;Y&quot;;4;0)+IF([.C28]=&quot;Y&quot;;2;0)+IF([.D28]=&quot;Y&quot;;1;0))" office:value-type="float" office:value="4"/>
            </table:cell-content-deletion>
            <table:cell-content-deletion table:id="ct1290">
              <table:change-track-table-cell table:cell-address="Sheet1.J27" table:formula="of:=IF([.F27]=&quot;&quot;;&quot;&quot;;IF([.B27]=&quot;Y&quot;;4;0)+IF([.C27]=&quot;Y&quot;;2;0)+IF([.D27]=&quot;Y&quot;;1;0))" office:value-type="float" office:value="3"/>
            </table:cell-content-deletion>
            <table:cell-content-deletion table:id="ct1289">
              <table:change-track-table-cell table:cell-address="Sheet1.J26" table:formula="of:=IF([.F26]=&quot;&quot;;&quot;&quot;;IF([.B26]=&quot;Y&quot;;4;0)+IF([.C26]=&quot;Y&quot;;2;0)+IF([.D26]=&quot;Y&quot;;1;0))" office:value-type="float" office:value="2"/>
            </table:cell-content-deletion>
            <table:cell-content-deletion table:id="ct1288">
              <table:change-track-table-cell table:cell-address="Sheet1.J25" table:formula="of:=IF([.F25]=&quot;&quot;;&quot;&quot;;IF([.B25]=&quot;Y&quot;;4;0)+IF([.C25]=&quot;Y&quot;;2;0)+IF([.D25]=&quot;Y&quot;;1;0))" office:value-type="float" office:value="2"/>
            </table:cell-content-deletion>
            <table:cell-content-deletion table:id="ct1286">
              <table:change-track-table-cell table:cell-address="Sheet1.J24" table:formula="of:=IF([.F24]=&quot;&quot;;&quot;&quot;;IF([.B24]=&quot;Y&quot;;4;0)+IF([.C24]=&quot;Y&quot;;2;0)+IF([.D24]=&quot;Y&quot;;1;0))" office:value-type="float" office:value="3"/>
            </table:cell-content-deletion>
            <table:cell-content-deletion table:id="ct1285">
              <table:change-track-table-cell table:cell-address="Sheet1.J23" table:formula="of:=IF([.F23]=&quot;&quot;;&quot;&quot;;IF([.B23]=&quot;Y&quot;;4;0)+IF([.C23]=&quot;Y&quot;;2;0)+IF([.D23]=&quot;Y&quot;;1;0))" office:value-type="float" office:value="2"/>
            </table:cell-content-deletion>
            <table:cell-content-deletion table:id="ct1284">
              <table:change-track-table-cell table:cell-address="Sheet1.J22" table:formula="of:=IF([.F22]=&quot;&quot;;&quot;&quot;;IF([.B22]=&quot;Y&quot;;4;0)+IF([.C22]=&quot;Y&quot;;2;0)+IF([.D22]=&quot;Y&quot;;1;0))" office:value-type="float" office:value="2"/>
            </table:cell-content-deletion>
            <table:cell-content-deletion table:id="ct1277">
              <table:change-track-table-cell table:cell-address="Sheet1.J15" table:formula="of:=IF([.F15]=&quot;&quot;;&quot;&quot;;IF([.B15]=&quot;Y&quot;;4;0)+IF([.C15]=&quot;Y&quot;;2;0)+IF([.D15]=&quot;Y&quot;;1;0))" office:value-type="float" office:value="4"/>
            </table:cell-content-deletion>
            <table:cell-content-deletion table:id="ct1276">
              <table:change-track-table-cell table:cell-address="Sheet1.J14" table:formula="of:=IF([.F14]=&quot;&quot;;&quot;&quot;;IF([.B14]=&quot;Y&quot;;4;0)+IF([.C14]=&quot;Y&quot;;2;0)+IF([.D14]=&quot;Y&quot;;1;0))" office:value-type="float" office:value="4"/>
            </table:cell-content-deletion>
            <table:cell-content-deletion table:id="ct81">
              <table:change-track-table-cell table:cell-address="Sheet1.J14" table:formula="of:=IF([.B14]=&quot;Y&quot;;4;0)+IF([.C14]=&quot;Y&quot;;2;0)+IF([.D14]=&quot;Y&quot;;1;0)" office:value-type="float" office:value="4"/>
            </table:cell-content-deletion>
            <table:cell-content-deletion table:id="ct80">
              <table:change-track-table-cell table:cell-address="Sheet1.J14" table:formula="of:=IF([.B14]=&quot;Y&quot;;4;0)+IF([.C14]=&quot;Y&quot;;2;0)+IF([.D14]=&quot;Y&quot;;1;0)" office:value-type="float" office:value="4"/>
            </table:cell-content-deletion>
            <table:cell-content-deletion table:id="ct1275">
              <table:change-track-table-cell table:cell-address="Sheet1.J13" table:formula="of:=IF([.F13]=&quot;&quot;;&quot;&quot;;IF([.B13]=&quot;Y&quot;;4;0)+IF([.C13]=&quot;Y&quot;;2;0)+IF([.D13]=&quot;Y&quot;;1;0))" office:value-type="float" office:value="0"/>
            </table:cell-content-deletion>
            <table:cell-content-deletion table:id="ct1274">
              <table:change-track-table-cell table:cell-address="Sheet1.J12" table:formula="of:=IF([.F12]=&quot;&quot;;&quot;&quot;;IF([.B12]=&quot;Y&quot;;4;0)+IF([.C12]=&quot;Y&quot;;2;0)+IF([.D12]=&quot;Y&quot;;1;0))" office:value-type="float" office:value="0"/>
            </table:cell-content-deletion>
            <table:cell-content-deletion table:id="ct1273">
              <table:change-track-table-cell table:cell-address="Sheet1.J11" table:formula="of:=IF([.F11]=&quot;&quot;;&quot;&quot;;IF([.B11]=&quot;Y&quot;;4;0)+IF([.C11]=&quot;Y&quot;;2;0)+IF([.D11]=&quot;Y&quot;;1;0))" office:value-type="float" office:value="4"/>
            </table:cell-content-deletion>
            <table:cell-content-deletion table:id="ct1272">
              <table:change-track-table-cell table:cell-address="Sheet1.J10" table:formula="of:=IF([.F10]=&quot;&quot;;&quot;&quot;;IF([.B10]=&quot;Y&quot;;4;0)+IF([.C10]=&quot;Y&quot;;2;0)+IF([.D10]=&quot;Y&quot;;1;0))" office:value-type="float" office:value="0"/>
            </table:cell-content-deletion>
            <table:cell-content-deletion table:id="ct29">
              <table:change-track-table-cell/>
            </table:cell-content-deletion>
            <table:cell-content-deletion table:id="ct28">
              <table:change-track-table-cell/>
            </table:cell-content-deletion>
          </table:deletions>
          <table:cut-offs>
            <table:movement-cut-off table:id="ct1481" table:start-position="1" table:end-position="0"/>
            <table:movement-cut-off table:id="ct564" table:position="1"/>
          </table:cut-offs>
        </table:deletion>
        <table:cell-content-change table:id="ct1484">
          <table:cell-address table:column="9" table:row="58" table:table="0"/>
          <office:change-info>
            <dc:creator>Mike </dc:creator>
            <dc:date>2011-08-04T12:59:30.88</dc:date>
          </office:change-info>
          <table:previous table:id="ct54">
            <table:change-track-table-cell office:value-type="string">
              <text:p>Full value </text:p>
            </table:change-track-table-cell>
          </table:previous>
        </table:cell-content-change>
        <table:cell-content-change table:id="ct1485">
          <table:cell-address table:column="9" table:row="58" table:table="0"/>
          <office:change-info>
            <dc:creator>Mike </dc:creator>
            <dc:date>2011-08-04T12:59:30.88</dc:date>
          </office:change-info>
          <table:previous table:id="ct55">
            <table:change-track-table-cell office:value-type="string">
              <text:p>must be checked!</text:p>
            </table:change-track-table-cell>
          </table:previous>
        </table:cell-content-change>
        <table:cell-content-change table:id="ct1486">
          <table:cell-address table:column="12" table:row="50" table:table="0"/>
          <office:change-info>
            <dc:creator>Mike </dc:creator>
            <dc:date>2011-08-04T13:08:05.28</dc:date>
          </office:change-info>
          <table:previous table:id="ct1435">
            <table:change-track-table-cell table:cell-address="Sheet1.M51" table:formula="of:=IF([.F51]=&quot;&quot;;&quot;&quot;;IF([.B51]=&quot;Y&quot;;[.H51];&quot;&quot;))" office:value-type="string">
              <text:p>69</text:p>
            </table:change-track-table-cell>
          </table:previous>
        </table:cell-content-change>
        <table:cell-content-change table:id="ct1487">
          <table:cell-address table:column="12" table:row="39" table:table="0"/>
          <office:change-info>
            <dc:creator>Mike </dc:creator>
            <dc:date>2011-08-04T13:08:10.04</dc:date>
          </office:change-info>
          <table:previous table:id="ct1423">
            <table:change-track-table-cell table:cell-address="Sheet1.M40" table:formula="of:=IF([.F40]=&quot;&quot;;&quot;&quot;;IF([.B40]=&quot;Y&quot;;[.H40];&quot;&quot;))" office:value-type="string">
              <text:p>40</text:p>
            </table:change-track-table-cell>
          </table:previous>
        </table:cell-content-change>
        <table:cell-content-change table:id="ct1488">
          <table:cell-address table:column="11" table:row="39" table:table="0"/>
          <office:change-info>
            <dc:creator>Mike </dc:creator>
            <dc:date>2011-08-04T13:10:28.42</dc:date>
          </office:change-info>
          <table:previous table:id="ct1381">
            <table:change-track-table-cell table:cell-address="Sheet1.L40" table:formula="of:=IF([.F40]=&quot;&quot;;&quot;&quot;;IF([.B40]=&quot;Y&quot;;&quot;Eddd&quot;;DEC2HEX(IF([.E40]=&quot;Y&quot;;8;9)*256*16+HEX2DEC([.H40])*16+IF([.C40]=&quot;Y&quot;;8;0)+IF([.D40]=&quot;Y&quot;;0;4)+3;4)))" office:value-type="string">
              <text:p>Eddd</text:p>
            </table:change-track-table-cell>
          </table:previous>
        </table:cell-content-change>
        <table:cell-content-change table:id="ct1489">
          <table:cell-address table:column="6" table:row="4" table:table="0"/>
          <office:change-info>
            <dc:creator>Mike </dc:creator>
            <dc:date>2011-08-04T13:11:59.38</dc:date>
          </office:change-info>
          <table:previous table:id="ct552">
            <table:change-track-table-cell office:value-type="float" office:value="4"/>
          </table:previous>
        </table:cell-content-change>
        <table:movement table:id="ct1490">
          <table:source-range-address table:start-column="6" table:start-row="2" table:start-table="0" table:end-column="6" table:end-row="1" table:end-table="0"/>
          <table:target-range-address table:column="6" table:row="2" table:table="0"/>
          <office:change-info>
            <dc:creator>Mike </dc:creator>
            <dc:date>2011-08-04T13:14:19.81</dc:date>
          </office:change-info>
          <table:dependencies>
            <table:dependence table:id="ct1545"/>
          </table:dependencies>
        </table:movement>
        <table:movement table:id="ct1491">
          <table:source-range-address table:start-column="5" table:start-row="2" table:start-table="0" table:end-column="5" table:end-row="1" table:end-table="0"/>
          <table:target-range-address table:column="5" table:row="2" table:table="0"/>
          <office:change-info>
            <dc:creator>Mike </dc:creator>
            <dc:date>2011-08-04T13:14:23.89</dc:date>
          </office:change-info>
          <table:dependencies>
            <table:dependence table:id="ct1506"/>
          </table:dependencies>
        </table:movement>
        <table:movement table:id="ct1492">
          <table:source-range-address table:start-column="4" table:start-row="2" table:start-table="0" table:end-column="4" table:end-row="1" table:end-table="0"/>
          <table:target-range-address table:column="4" table:row="2" table:table="0"/>
          <office:change-info>
            <dc:creator>Mike </dc:creator>
            <dc:date>2011-08-04T13:14:27.81</dc:date>
          </office:change-info>
          <table:dependencies>
            <table:dependence table:id="ct1500"/>
          </table:dependencies>
        </table:movement>
        <table:movement table:id="ct1493">
          <table:source-range-address table:start-column="3" table:start-row="2" table:start-table="0" table:end-column="3" table:end-row="1" table:end-table="0"/>
          <table:target-range-address table:column="3" table:row="2" table:table="0"/>
          <office:change-info>
            <dc:creator>Mike </dc:creator>
            <dc:date>2011-08-04T13:14:31.69</dc:date>
          </office:change-info>
          <table:dependencies>
            <table:dependence table:id="ct1499"/>
          </table:dependencies>
        </table:movement>
        <table:movement table:id="ct1494">
          <table:source-range-address table:start-column="2" table:start-row="2" table:start-table="0" table:end-column="2" table:end-row="1" table:end-table="0"/>
          <table:target-range-address table:column="2" table:row="2" table:table="0"/>
          <office:change-info>
            <dc:creator>Mike </dc:creator>
            <dc:date>2011-08-04T13:14:35.10</dc:date>
          </office:change-info>
          <table:dependencies>
            <table:dependence table:id="ct1498"/>
          </table:dependencies>
        </table:movement>
        <table:movement table:id="ct1495">
          <table:source-range-address table:start-column="1" table:start-row="2" table:start-table="0" table:end-column="1" table:end-row="1" table:end-table="0"/>
          <table:target-range-address table:column="1" table:row="2" table:table="0"/>
          <office:change-info>
            <dc:creator>Mike </dc:creator>
            <dc:date>2011-08-04T13:14:38.46</dc:date>
          </office:change-info>
          <table:dependencies>
            <table:dependence table:id="ct1497"/>
          </table:dependencies>
        </table:movement>
        <table:deletion table:id="ct1496" table:type="row" table:position="2" table:table="0" table:multi-deletion-spanned="5">
          <office:change-info>
            <dc:creator>Mike </dc:creator>
            <dc:date>2011-08-04T13:15:22.07</dc:date>
          </office:change-info>
          <table:deletions>
            <table:change-deletion table:id="ct1505"/>
            <table:cell-content-deletion table:id="ct1081">
              <table:change-track-table-cell office:value-type="string">
                <text:p>MTI</text:p>
              </table:change-track-table-cell>
            </table:cell-content-deletion>
            <table:cell-content-deletion table:id="ct29">
              <table:change-track-table-cell/>
            </table:cell-content-deletion>
            <table:cell-content-deletion table:id="ct26">
              <table:change-track-table-cell/>
            </table:cell-content-deletion>
            <table:cell-content-deletion table:id="ct23">
              <table:change-track-table-cell/>
            </table:cell-content-deletion>
            <table:cell-content-deletion table:id="ct561">
              <table:change-track-table-cell/>
            </table:cell-content-deletion>
          </table:deletions>
          <table:cut-offs>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movement-cut-off table:id="ct10" table:position="-1"/>
          </table:cut-offs>
        </table:deletion>
        <table:deletion table:id="ct1497" table:type="row" table:position="2" table:table="0">
          <office:change-info>
            <dc:creator>Mike </dc:creator>
            <dc:date>2011-08-04T13:15:22.07</dc:date>
          </office:change-info>
          <table:deletions>
            <table:change-deletion table:id="ct1496"/>
            <table:cell-content-deletion table:id="ct562">
              <table:change-track-table-cell office:value-type="string">
                <text:p>DID/EID/CAN Flags</text:p>
              </table:change-track-table-cell>
            </table:cell-content-deletion>
          </table:deletions>
          <table:cut-offs>
            <table:insertion-cut-off table:id="ct493" table:position="1"/>
            <table:movement-cut-off table:id="ct1495" table:start-position="1" table:end-position="0"/>
            <table:movement-cut-off table:id="ct564" table:start-position="0" table:end-position="1"/>
          </table:cut-offs>
        </table:deletion>
        <table:deletion table:id="ct1498" table:type="row" table:position="2" table:table="0">
          <office:change-info>
            <dc:creator>Mike </dc:creator>
            <dc:date>2011-08-04T13:15:22.07</dc:date>
          </office:change-info>
          <table:deletions>
            <table:change-deletion table:id="ct1497"/>
            <table:change-deletion table:id="ct564"/>
            <table:cell-content-deletion table:id="ct1482">
              <table:change-track-table-cell/>
            </table:cell-content-deletion>
            <table:cell-content-deletion table:id="ct545">
              <table:change-track-table-cell/>
            </table:cell-content-deletion>
          </table:deletions>
          <table:cut-offs>
            <table:insertion-cut-off table:id="ct493" table:position="1"/>
            <table:movement-cut-off table:id="ct1495" table:start-position="1" table:end-position="0"/>
            <table:movement-cut-off table:id="ct1494" table:start-position="1" table:end-position="0"/>
          </table:cut-offs>
        </table:deletion>
        <table:deletion table:id="ct1499" table:type="row" table:position="2" table:table="0">
          <office:change-info>
            <dc:creator>Mike </dc:creator>
            <dc:date>2011-08-04T13:15:22.08</dc:date>
          </office:change-info>
          <table:deletions>
            <table:change-deletion table:id="ct1498"/>
            <table:change-deletion table:id="ct493"/>
          </table:deletions>
          <table:cut-offs>
            <table:movement-cut-off table:id="ct1495" table:start-position="1" table:end-position="0"/>
            <table:movement-cut-off table:id="ct1494" table:start-position="1" table:end-position="0"/>
            <table:movement-cut-off table:id="ct1493" table:start-position="1" table:end-position="0"/>
          </table:cut-offs>
        </table:deletion>
        <table:deletion table:id="ct1500" table:type="row" table:position="2" table:table="0">
          <office:change-info>
            <dc:creator>Mike </dc:creator>
            <dc:date>2011-08-04T13:15:22.08</dc:date>
          </office:change-info>
          <table:deletions>
            <table:change-deletion table:id="ct1499"/>
            <table:cell-content-deletion table:id="ct37">
              <table:change-track-table-cell/>
            </table:cell-content-deletion>
            <table:cell-content-deletion table:id="ct27">
              <table:change-track-table-cell/>
            </table:cell-content-deletion>
            <table:cell-content-deletion table:id="ct24">
              <table:change-track-table-cell/>
            </table:cell-content-deletion>
            <table:cell-content-deletion table:id="ct21">
              <table:change-track-table-cell/>
            </table:cell-content-deletion>
          </table:deletions>
          <table:cut-offs>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cut-offs>
        </table:deletion>
        <table:movement table:id="ct1501">
          <table:source-range-address table:column="11" table:row="2" table:table="0"/>
          <table:target-range-address table:column="11" table:row="3" table:table="0"/>
          <office:change-info>
            <dc:creator>Mike </dc:creator>
            <dc:date>2011-08-04T13:15:37.04</dc:date>
          </office:change-info>
          <table:dependencies>
            <table:dependence table:id="ct1637"/>
            <table:dependence table:id="ct1529"/>
            <table:dependence table:id="ct1515"/>
            <table:dependence table:id="ct1512"/>
          </table:dependencies>
          <table:deletions>
            <table:cell-content-deletion>
              <table:cell-address table:column="11" table:row="3" table:table="0"/>
              <table:change-track-table-cell office:value-type="string">
                <text:p>Format</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C</text:p>
              </table:change-track-table-cell>
            </table:cell-content-deletion>
          </table:deletions>
        </table:movement>
        <table:insertion table:id="ct1502" table:type="row" table:position="3" table:table="0">
          <office:change-info>
            <dc:creator>Mike </dc:creator>
            <dc:date>2011-08-04T13:15:45.57</dc:date>
          </office:change-info>
          <table:dependencies>
            <table:dependence table:id="ct1529"/>
            <table:dependence table:id="ct1528"/>
            <table:dependence table:id="ct1527"/>
            <table:dependence table:id="ct1514"/>
            <table:dependence table:id="ct1513"/>
            <table:dependence table:id="ct1511"/>
            <table:dependence table:id="ct1504"/>
            <table:dependence table:id="ct1503"/>
          </table:dependencies>
        </table:insertion>
        <table:movement table:id="ct1503">
          <table:source-range-address table:start-column="11" table:start-row="2" table:start-table="0" table:end-column="11" table:end-row="1" table:end-table="0"/>
          <table:target-range-address table:column="11" table:row="3" table:table="0"/>
          <office:change-info>
            <dc:creator>Mike </dc:creator>
            <dc:date>2011-08-04T13:15:50.57</dc:date>
          </office:change-info>
          <table:dependencies>
            <table:dependence table:id="ct1545"/>
            <table:dependence table:id="ct1529"/>
            <table:dependence table:id="ct1528"/>
            <table:dependence table:id="ct1527"/>
            <table:dependence table:id="ct1506"/>
          </table:dependencies>
        </table:movement>
        <table:movement table:id="ct1504">
          <table:source-range-address table:start-column="0" table:start-row="2" table:start-table="0" table:end-column="0" table:end-row="1" table:end-table="0"/>
          <table:target-range-address table:column="0" table:row="3" table:table="0"/>
          <office:change-info>
            <dc:creator>Mike </dc:creator>
            <dc:date>2011-08-04T13:16:02.33</dc:date>
          </office:change-info>
          <table:dependencies>
            <table:dependence table:id="ct1529"/>
            <table:dependence table:id="ct1528"/>
            <table:dependence table:id="ct1517"/>
            <table:dependence table:id="ct1505"/>
            <table:dependence table:id="ct-92"/>
          </table:dependencies>
        </table:movement>
        <table:deletion table:id="ct1505" table:type="row" table:position="2" table:table="0" table:multi-deletion-spanned="2">
          <office:change-info>
            <dc:creator>Mike </dc:creator>
            <dc:date>2011-08-04T13:16:12.41</dc:date>
          </office:change-info>
          <table:deletions>
            <table:cell-content-deletion>
              <table:cell-address table:column="0" table:row="2" table:table="0"/>
              <table:change-track-table-cell office:value-type="string">
                <text:p>Name</text:p>
              </table:change-track-table-cell>
            </table:cell-content-deletion>
            <table:cell-content-deletion table:id="ct468">
              <table:change-track-table-cell office:value-type="string">
                <text:p>CAN Content MTI Byte</text:p>
              </table:change-track-table-cell>
            </table:cell-content-deletion>
            <table:cell-content-deletion table:id="ct34">
              <table:change-track-table-cell office:value-type="string">
                <text:p>MTI</text:p>
              </table:change-track-table-cell>
            </table:cell-content-deletion>
            <table:cell-content-deletion table:id="ct17">
              <table:change-track-table-cell office:value-type="string">
                <text:p>CAN</text:p>
              </table:change-track-table-cell>
            </table:cell-content-deletion>
            <table:change-deletion table:id="ct10"/>
            <table:cell-content-deletion table:id="ct560">
              <table:change-track-table-cell/>
            </table:cell-content-deletion>
            <table:cell-content-deletion table:id="ct28">
              <table:change-track-table-cell/>
            </table:cell-content-deletion>
            <table:cell-content-deletion table:id="ct25">
              <table:change-track-table-cell/>
            </table:cell-content-deletion>
            <table:cell-content-deletion table:id="ct22">
              <table:change-track-table-cell/>
            </table:cell-content-deletion>
          </table:deletions>
          <table:cut-offs>
            <table:movement-cut-off table:id="ct1504"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079" table:start-position="1" table:end-position="-1"/>
            <table:movement-cut-off table:id="ct33" table:start-position="1" table:end-position="0"/>
            <table:movement-cut-off table:id="ct31" table:start-position="1" table:end-position="0"/>
            <table:movement-cut-off table:id="ct30" table:start-position="1" table:end-position="0"/>
          </table:cut-offs>
        </table:deletion>
        <table:deletion table:id="ct1506" table:type="row" table:position="2" table:table="0">
          <office:change-info>
            <dc:creator>Mike </dc:creator>
            <dc:date>2011-08-04T13:16:12.41</dc:date>
          </office:change-info>
          <table:deletions>
            <table:change-deletion table:id="ct1500"/>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07" table:type="row" table:position="24" table:table="0">
          <office:change-info>
            <dc:creator>Mike </dc:creator>
            <dc:date>2011-08-04T13:17:11.59</dc:date>
          </office:change-info>
          <table:deletions>
            <table:cell-content-deletion table:id="ct1287">
              <table:change-track-table-cell table:cell-address="Sheet1.J25" table:formula="of:=IF([.F25]=&quot;&quot;;&quot;&quot;;IF([.B25]=&quot;Y&quot;;4;0)+IF([.C25]=&quot;Y&quot;;2;0)+IF([.D25]=&quot;Y&quot;;1;0))" office:value-type="float" office:value="2"/>
            </table:cell-content-deletion>
            <table:cell-content-deletion table:id="ct1370">
              <table:change-track-table-cell table:cell-address="Sheet1.L25" table:formula="of:=IF([.F25]=&quot;&quot;;&quot;&quot;;IF([.B25]=&quot;Y&quot;;&quot;Eddd&quot;;DEC2HEX(IF([.E25]=&quot;Y&quot;;8;9)*256*16+HEX2DEC([.H25])*16+IF([.C25]=&quot;Y&quot;;8;0)+IF([.D25]=&quot;Y&quot;;0;4)+3;4)))" office:value-type="string">
                <text:p>828F</text:p>
              </table:change-track-table-cell>
            </table:cell-content-deletion>
            <table:cell-content-deletion table:id="ct1412">
              <table:change-track-table-cell table:cell-address="Sheet1.M25" table:formula="of:=IF([.F25]=&quot;&quot;;&quot;&quot;;IF([.B25]=&quot;Y&quot;;[.H25];&quot;&quot;))" office:value-type="string"/>
            </table:cell-content-deletion>
            <table:cell-content-deletion table:id="ct799">
              <table:change-track-table-cell/>
            </table:cell-content-deletion>
            <table:cell-content-deletion table:id="ct738">
              <table:change-track-table-cell/>
            </table:cell-content-deletion>
            <table:cell-content-deletion table:id="ct1455">
              <table:change-track-table-cell table:cell-address="Sheet1.J25" table:formula="of:=IF([.F25]=&quot;&quot;;&quot;&quot;;DEC2HEX(1*(16*256)+HEX2DEC([.H25])*16+IF([.B25]=&quot;Y&quot;;4;0)+IF([.C25]=&quot;Y&quot;;2;0)+IF([.D25]=&quot;Y&quot;;1;0)+IF(NOT ([.E25]=&quot;Y&quot;);2*16*256;0);4))" office:value-type="string">
                <text:p>1282</text:p>
              </table:change-track-table-cell>
            </table:cell-content-deletion>
            <table:cell-content-deletion table:id="ct1246">
              <table:change-track-table-cell table:cell-address="Sheet1.H25" table:formula="of:=IF([.F25]=&quot;&quot;;&quot;&quot;;DEC2HEX([.F25]*32+[.G25];2))" office:value-type="string">
                <text:p>28</text:p>
              </table:change-track-table-cell>
            </table:cell-content-deletion>
          </table:deletions>
        </table:deletion>
        <table:cell-content-change table:id="ct1508">
          <table:cell-address table:column="11" table:row="1" table:table="0"/>
          <office:change-info>
            <dc:creator>Mike </dc:creator>
            <dc:date>2011-08-04T15:14:38.33</dc:date>
          </office:change-info>
          <table:previous>
            <table:change-track-table-cell office:value-type="string">
              <text:p>CAN</text:p>
            </table:change-track-table-cell>
          </table:previous>
        </table:cell-content-change>
        <table:cell-content-change table:id="ct1509">
          <table:cell-address table:column="12" table:row="1" table:table="0"/>
          <office:change-info>
            <dc:creator>Mike </dc:creator>
            <dc:date>2011-08-04T15:14:59.94</dc:date>
          </office:change-info>
          <table:previous>
            <table:change-track-table-cell office:value-type="string">
              <text:p>CAN Content MTI Byte</text:p>
            </table:change-track-table-cell>
          </table:previous>
        </table:cell-content-change>
        <table:cell-content-change table:id="ct1510">
          <table:cell-address table:column="12" table:row="1" table:table="0"/>
          <office:change-info>
            <dc:creator>Mike </dc:creator>
            <dc:date>2011-08-04T15:15:57.46</dc:date>
          </office:change-info>
          <table:previous table:id="ct1509">
            <table:change-track-table-cell office:value-type="string">
              <text:p>CAN Data MTI</text:p>
            </table:change-track-table-cell>
          </table:previous>
        </table:cell-content-change>
        <table:cell-content-change table:id="ct1511">
          <table:cell-address table:column="11" table:row="3" table:table="0"/>
          <office:change-info>
            <dc:creator>Mike </dc:creator>
            <dc:date>2011-08-04T15:16:56.41</dc:date>
          </office:change-info>
          <table:previous table:id="ct752">
            <table:change-track-table-cell office:value-type="string">
              <text:p>Logical OR this with 0x10000 to get top 17 bits of CAN header</text:p>
            </table:change-track-table-cell>
          </table:previous>
        </table:cell-content-change>
        <table:cell-content-change table:id="ct1512">
          <table:cell-address table:column="11" table:row="2" table:table="0"/>
          <office:change-info>
            <dc:creator>Mike </dc:creator>
            <dc:date>2011-08-04T15:16:57.41</dc:date>
          </office:change-info>
          <table:previous>
            <table:change-track-table-cell/>
          </table:previous>
        </table:cell-content-change>
        <table:cell-content-change table:id="ct1513">
          <table:cell-address table:column="11" table:row="3" table:table="0"/>
          <office:change-info>
            <dc:creator>Mike </dc:creator>
            <dc:date>2011-08-04T15:18:04.24</dc:date>
          </office:change-info>
          <table:previous table:id="ct41">
            <table:change-track-table-cell office:value-type="string">
              <text:p>This goes in OpenLCB CAN frame Variable Field </text:p>
            </table:change-track-table-cell>
          </table:previous>
        </table:cell-content-change>
        <table:cell-content-change table:id="ct1514">
          <table:cell-address table:column="11" table:row="3" table:table="0"/>
          <office:change-info>
            <dc:creator>Mike </dc:creator>
            <dc:date>2011-08-04T15:18:08.23</dc:date>
          </office:change-info>
          <table:previous table:id="ct1511">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5">
          <table:cell-address table:column="11" table:row="2" table:table="0"/>
          <office:change-info>
            <dc:creator>Mike </dc:creator>
            <dc:date>2011-08-04T15:18:26.59</dc:date>
          </office:change-info>
          <table:previous table:id="ct1512">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6">
          <table:cell-address table:column="11" table:row="3" table:table="0"/>
          <office:change-info>
            <dc:creator>Mike </dc:creator>
            <dc:date>2011-08-04T15:18:34.72</dc:date>
          </office:change-info>
          <table:previous table:id="ct40">
            <table:change-track-table-cell office:value-type="string">
              <text:p>ddd' refers to destination address</text:p>
            </table:change-track-table-cell>
          </table:previous>
        </table:cell-content-change>
        <table:movement table:id="ct1517">
          <table:source-range-address table:start-column="0" table:start-row="3" table:start-table="0" table:end-column="0" table:end-row="2" table:end-table="0"/>
          <table:target-range-address table:column="0" table:row="5" table:table="0"/>
          <office:change-info>
            <dc:creator>Mike </dc:creator>
            <dc:date>2011-08-04T15:18:43.50</dc:date>
          </office:change-info>
          <table:dependencies>
            <table:dependence table:id="ct1528"/>
            <table:dependence table:id="ct-103"/>
          </table:dependencies>
        </table:movement>
        <table:cell-content-change table:id="ct1518">
          <table:cell-address table:column="12" table:row="4" table:table="0"/>
          <office:change-info>
            <dc:creator>Mike </dc:creator>
            <dc:date>2011-08-04T15:19:11.20</dc:date>
          </office:change-info>
          <table:previous table:id="ct472">
            <table:change-track-table-cell office:value-type="string">
              <text:p>of CAN data,</text:p>
            </table:change-track-table-cell>
          </table:previous>
        </table:cell-content-change>
        <table:cell-content-change table:id="ct1519">
          <table:cell-address table:column="12" table:row="3" table:table="0"/>
          <office:change-info>
            <dc:creator>Mike </dc:creator>
            <dc:date>2011-08-04T15:19:15.18</dc:date>
          </office:change-info>
          <table:previous table:id="ct470">
            <table:change-track-table-cell office:value-type="string">
              <text:p>Goes at start</text:p>
            </table:change-track-table-cell>
          </table:previous>
        </table:cell-content-change>
        <table:cell-content-change table:id="ct1520">
          <table:cell-address table:column="12" table:row="2" table:table="0"/>
          <office:change-info>
            <dc:creator>Mike </dc:creator>
            <dc:date>2011-08-04T15:19:31.72</dc:date>
          </office:change-info>
          <table:previous>
            <table:change-track-table-cell/>
          </table:previous>
        </table:cell-content-change>
        <table:cell-content-change table:id="ct1521">
          <table:cell-address table:column="12" table:row="3" table:table="0"/>
          <office:change-info>
            <dc:creator>Mike </dc:creator>
            <dc:date>2011-08-04T15:19:58.81</dc:date>
          </office:change-info>
          <table:previous table:id="ct1519">
            <table:change-track-table-cell office:value-type="string">
              <text:p>Goes at start of CAN data, if present</text:p>
            </table:change-track-table-cell>
          </table:previous>
        </table:cell-content-change>
        <table:cell-content-change table:id="ct1522">
          <table:cell-address table:column="12" table:row="4" table:table="0"/>
          <office:change-info>
            <dc:creator>Mike </dc:creator>
            <dc:date>2011-08-04T15:20:02.64</dc:date>
          </office:change-info>
          <table:previous table:id="ct1518">
            <table:change-track-table-cell office:value-type="string">
              <text:p>of CAN data, if present</text:p>
            </table:change-track-table-cell>
          </table:previous>
        </table:cell-content-change>
        <table:cell-content-change table:id="ct1523">
          <table:cell-address table:column="12" table:row="5" table:table="0"/>
          <office:change-info>
            <dc:creator>Mike </dc:creator>
            <dc:date>2011-08-04T15:20:02.64</dc:date>
          </office:change-info>
          <table:previous table:id="ct473">
            <table:change-track-table-cell office:value-type="string">
              <text:p>if present</text:p>
            </table:change-track-table-cell>
          </table:previous>
        </table:cell-content-change>
        <table:cell-content-change table:id="ct1524">
          <table:cell-address table:column="12" table:row="4" table:table="0"/>
          <office:change-info>
            <dc:creator>Mike </dc:creator>
            <dc:date>2011-08-04T15:20:12.57</dc:date>
          </office:change-info>
          <table:previous table:id="ct1522">
            <table:change-track-table-cell/>
          </table:previous>
        </table:cell-content-change>
        <table:cell-content-change table:id="ct1525">
          <table:cell-address table:column="7" table:row="4" table:table="0"/>
          <office:change-info>
            <dc:creator>Mike </dc:creator>
            <dc:date>2011-08-04T15:20:18.10</dc:date>
          </office:change-info>
          <table:previous table:id="ct567">
            <table:change-track-table-cell office:value-type="float" office:value="8"/>
          </table:previous>
        </table:cell-content-change>
        <table:cell-content-change table:id="ct1526">
          <table:cell-address table:column="12" table:row="4" table:table="0"/>
          <office:change-info>
            <dc:creator>Mike </dc:creator>
            <dc:date>2011-08-04T15:20:26.59</dc:date>
          </office:change-info>
          <table:previous table:id="ct1524">
            <table:change-track-table-cell office:value-type="float" office:value="8"/>
          </table:previous>
        </table:cell-content-change>
        <table:deletion table:id="ct1527" table:type="row" table:position="3" table:table="0" table:multi-deletion-spanned="3">
          <office:change-info>
            <dc:creator>Mike </dc:creator>
            <dc:date>2011-08-04T15:20:41.55</dc:date>
          </office:change-info>
          <table:deletions>
            <table:cell-content-deletion table:id="ct1513">
              <table:change-track-table-cell/>
            </table:cell-content-deletion>
          </table:deletions>
          <table:cut-offs>
            <table:insertion-cut-off table:id="ct1502" table:position="1"/>
            <table:movement-cut-off table:id="ct1503" table:start-position="0" table:end-position="1"/>
          </table:cut-offs>
        </table:deletion>
        <table:deletion table:id="ct1528" table:type="row" table:position="3" table:table="0">
          <office:change-info>
            <dc:creator>Mike </dc:creator>
            <dc:date>2011-08-04T15:20:41.55</dc:date>
          </office:change-info>
          <table:deletions>
            <table:cell-content-deletion>
              <table:cell-address table:column="0" table:row="3" table:table="0"/>
              <table:change-track-table-cell office:value-type="string">
                <text:p>Name</text:p>
              </table:change-track-table-cell>
            </table:cell-content-deletion>
            <table:change-deletion table:id="ct1527"/>
            <table:change-deletion table:id="ct1504"/>
            <table:change-deletion table:id="ct1503"/>
            <table:change-deletion table:id="ct1502"/>
            <table:cell-content-deletion table:id="ct1514">
              <table:change-track-table-cell/>
            </table:cell-content-deletion>
          </table:deletions>
          <table:cut-offs>
            <table:movement-cut-off table:id="ct1517" table:start-position="1" table:end-position="0"/>
          </table:cut-offs>
        </table:deletion>
        <table:deletion table:id="ct1529" table:type="row" table:position="3" table:table="0">
          <office:change-info>
            <dc:creator>Mike </dc:creator>
            <dc:date>2011-08-04T15:20:41.55</dc:date>
          </office:change-info>
          <table:deletions>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ormat</text:p>
              </table:change-track-table-cell>
            </table:cell-content-deletion>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ormat</text:p>
              </table:change-track-table-cell>
            </table:cell-content-deletion>
            <table:change-deletion table:id="ct1528"/>
            <table:change-deletion table:id="ct1501"/>
            <table:cell-content-deletion table:id="ct544">
              <table:change-track-table-cell/>
            </table:cell-content-deletion>
            <table:cell-content-deletion table:id="ct542">
              <table:change-track-table-cell/>
            </table:cell-content-deletion>
            <table:cell-content-deletion table:id="ct540">
              <table:change-track-table-cell/>
            </table:cell-content-deletion>
            <table:cell-content-deletion table:id="ct536">
              <table:change-track-table-cell/>
            </table:cell-content-deletion>
            <table:cell-content-deletion table:id="ct534">
              <table:change-track-table-cell/>
            </table:cell-content-deletion>
            <table:cell-content-deletion table:id="ct538">
              <table:change-track-table-cell/>
            </table:cell-content-deletion>
            <table:cell-content-deletion table:id="ct1516">
              <table:change-track-table-cell/>
            </table:cell-content-deletion>
          </table:deletions>
          <table:cut-offs>
            <table:movement-cut-off table:id="ct1517" table:start-position="1" table:end-position="0"/>
            <table:movement-cut-off table:id="ct33" table:start-position="0" table:end-position="1"/>
            <table:movement-cut-off table:id="ct31" table:start-position="0" table:end-position="1"/>
            <table:movement-cut-off table:id="ct30" table:start-position="0" table:end-position="1"/>
          </table:cut-offs>
        </table:deletion>
        <table:cell-content-change table:id="ct1530">
          <table:cell-address table:column="13" table:row="10" table:table="0"/>
          <office:change-info>
            <dc:creator>Mike </dc:creator>
            <dc:date>2011-08-04T15:21:13.85</dc:date>
          </office:change-info>
          <table:previous>
            <table:change-track-table-cell office:value-type="string">
              <text:p>MTI byte 0x0A</text:p>
            </table:change-track-table-cell>
          </table:previous>
        </table:cell-content-change>
        <table:cell-content-change table:id="ct1531">
          <table:cell-address table:column="13" table:row="17" table:table="0"/>
          <office:change-info>
            <dc:creator>Mike </dc:creator>
            <dc:date>2011-08-04T15:21:19.60</dc:date>
          </office:change-info>
          <table:previous table:id="ct214">
            <table:change-track-table-cell office:value-type="string">
              <text:p>MTI byte 0x2E</text:p>
            </table:change-track-table-cell>
          </table:previous>
        </table:cell-content-change>
        <table:cell-content-change table:id="ct1532">
          <table:cell-address table:column="13" table:row="27" table:table="0"/>
          <office:change-info>
            <dc:creator>Mike </dc:creator>
            <dc:date>2011-08-04T15:21:30.81</dc:date>
          </office:change-info>
          <table:previous>
            <table:change-track-table-cell office:value-type="string">
              <text:p>MTI byte 0x2B</text:p>
            </table:change-track-table-cell>
          </table:previous>
        </table:cell-content-change>
        <table:cell-content-change table:id="ct1533">
          <table:cell-address table:column="13" table:row="13" table:table="0"/>
          <office:change-info>
            <dc:creator>Mike </dc:creator>
            <dc:date>2011-08-04T15:21:43.22</dc:date>
          </office:change-info>
          <table:previous table:id="ct1">
            <table:change-track-table-cell office:value-type="string">
              <text:p>MTI byte 0x0C, MTI, error, optional information</text:p>
            </table:change-track-table-cell>
          </table:previous>
        </table:cell-content-change>
        <table:cell-content-change table:id="ct1534">
          <table:cell-address table:column="13" table:row="14" table:table="0"/>
          <office:change-info>
            <dc:creator>Mike </dc:creator>
            <dc:date>2011-08-04T15:21:47.93</dc:date>
          </office:change-info>
          <table:previous table:id="ct2">
            <table:change-track-table-cell office:value-type="string">
              <text:p>MTI byte 0x0D, MTI, error, optional information</text:p>
            </table:change-track-table-cell>
          </table:previous>
        </table:cell-content-change>
        <table:cell-content-change table:id="ct1535">
          <table:cell-address table:column="13" table:row="18" table:table="0"/>
          <office:change-info>
            <dc:creator>Mike </dc:creator>
            <dc:date>2011-08-04T15:21:52.62</dc:date>
          </office:change-info>
          <table:previous table:id="ct215">
            <table:change-track-table-cell office:value-type="string">
              <text:p>MTI byte 0x2F, protocol flags</text:p>
            </table:change-track-table-cell>
          </table:previous>
        </table:cell-content-change>
        <table:cell-content-change table:id="ct1536">
          <table:cell-address table:column="13" table:row="18" table:table="0"/>
          <office:change-info>
            <dc:creator>Mike </dc:creator>
            <dc:date>2011-08-04T15:21:59.65</dc:date>
          </office:change-info>
          <table:previous table:id="ct1535">
            <table:change-track-table-cell office:value-type="string">
              <text:p><text:s/>protocol flags</text:p>
            </table:change-track-table-cell>
          </table:previous>
        </table:cell-content-change>
        <table:cell-content-change table:id="ct1537">
          <table:cell-address table:column="13" table:row="18" table:table="0"/>
          <office:change-info>
            <dc:creator>Mike </dc:creator>
            <dc:date>2011-08-04T15:22:13.96</dc:date>
          </office:change-info>
          <table:previous table:id="ct1536">
            <table:change-track-table-cell office:value-type="string">
              <text:p>pprotocol flags</text:p>
            </table:change-track-table-cell>
          </table:previous>
        </table:cell-content-change>
        <table:cell-content-change table:id="ct1538">
          <table:cell-address table:column="11" table:row="54" table:table="0"/>
          <office:change-info>
            <dc:creator>Mike </dc:creator>
            <dc:date>2011-08-04T15:22:36.89</dc:date>
          </office:change-info>
          <table:previous>
            <table:change-track-table-cell office:value-type="string">
              <text:p>d=dest NIDa</text:p>
            </table:change-track-table-cell>
          </table:previous>
        </table:cell-content-change>
        <table:cell-content-change table:id="ct1539">
          <table:cell-address table:column="11" table:row="39" table:table="0"/>
          <office:change-info>
            <dc:creator>Mike </dc:creator>
            <dc:date>2011-08-04T15:23:18.02</dc:date>
          </office:change-info>
          <table:previous table:id="ct1488">
            <table:change-track-table-cell office:value-type="string">
              <text:p>B/C/D ddd</text:p>
            </table:change-track-table-cell>
          </table:previous>
        </table:cell-content-change>
        <table:deletion table:id="ct1540" table:type="row" table:position="58" table:table="0" table:multi-deletion-spanned="3">
          <office:change-info>
            <dc:creator>Mike </dc:creator>
            <dc:date>2011-08-04T15:23:47.98</dc:date>
          </office:change-info>
          <table:deletions>
            <table:cell-content-deletion>
              <table:cell-address table:column="11" table:row="58" table:table="0"/>
              <table:change-track-table-cell office:value-type="string">
                <text:p>5=DestID datagram last segment</text:p>
              </table:change-track-table-cell>
            </table:cell-content-deletion>
            <table:change-deletion table:id="ct1543"/>
            <table:cell-content-deletion table:id="ct1485">
              <table:change-track-table-cell/>
            </table:cell-content-deletion>
          </table:deletions>
        </table:deletion>
        <table:deletion table:id="ct1541" table:type="row" table:position="58" table:table="0">
          <office:change-info>
            <dc:creator>Mike </dc:creator>
            <dc:date>2011-08-04T15:23:47.98</dc:date>
          </office:change-info>
          <table:deletions>
            <table:cell-content-deletion>
              <table:cell-address table:column="11" table:row="58" table:table="0"/>
              <table:change-track-table-cell office:value-type="string">
                <text:p>6=DestID non-Stream</text:p>
              </table:change-track-table-cell>
            </table:cell-content-deletion>
            <table:change-deletion table:id="ct1540"/>
          </table:deletions>
        </table:deletion>
        <table:deletion table:id="ct1542" table:type="row" table:position="58" table:table="0">
          <office:change-info>
            <dc:creator>Mike </dc:creator>
            <dc:date>2011-08-04T15:23:47.98</dc:date>
          </office:change-info>
          <table:deletions>
            <table:cell-content-deletion>
              <table:cell-address table:column="11" table:row="58" table:table="0"/>
              <table:change-track-table-cell office:value-type="string">
                <text:p>7=DestID stream data</text:p>
              </table:change-track-table-cell>
            </table:cell-content-deletion>
            <table:change-deletion table:id="ct1541"/>
          </table:deletions>
          <table:cut-offs>
            <table:movement-cut-off table:id="ct187" table:start-position="1" table:end-position="0"/>
            <table:movement-cut-off table:id="ct186" table:start-position="1" table:end-position="0"/>
          </table:cut-offs>
        </table:deletion>
        <table:deletion table:id="ct1543" table:type="row" table:position="58" table:table="0">
          <office:change-info>
            <dc:creator>Mike </dc:creator>
            <dc:date>2011-08-04T15:23:51.82</dc:date>
          </office:change-info>
          <table:deletions>
            <table:cell-content-deletion>
              <table:cell-address table:column="11" table:row="58" table:table="0"/>
              <table:change-track-table-cell office:value-type="string">
                <text:p>If flags not specified, send and check 1 bits</text:p>
              </table:change-track-table-cell>
            </table:cell-content-deletion>
            <table:cell-content-deletion>
              <table:cell-address table:column="11" table:row="58" table:table="0"/>
              <table:change-track-table-cell office:value-type="string">
                <text:p>4=DestID datagram</text:p>
              </table:change-track-table-cell>
            </table:cell-content-deletion>
            <table:cell-content-deletion table:id="ct1484">
              <table:change-track-table-cell/>
            </table:cell-content-deletion>
          </table:deletions>
          <table:cut-offs>
            <table:movement-cut-off table:id="ct186" table:start-position="-1" table:end-position="0"/>
          </table:cut-offs>
        </table:deletion>
        <table:movement table:id="ct1544">
          <table:source-range-address table:start-column="2" table:start-row="60" table:start-table="0" table:end-column="2" table:end-row="69" table:end-table="0"/>
          <table:target-range-address table:start-column="1" table:start-row="60" table:start-table="0" table:end-column="1" table:end-row="69" table:end-table="0"/>
          <office:change-info>
            <dc:creator>Mike </dc:creator>
            <dc:date>2011-08-04T15:27:52.68</dc:date>
          </office:change-info>
        </table:movement>
        <table:deletion table:id="ct1545" table:type="row" table:position="2" table:table="0">
          <office:change-info>
            <dc:creator>Mike </dc:creator>
            <dc:date>2011-08-04T15:28:08.89</dc:date>
          </office:change-info>
          <table:deletions>
            <table:change-deletion table:id="ct1506"/>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490"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46" table:type="row" table:position="40" table:table="0">
          <office:change-info>
            <dc:creator>Mike </dc:creator>
            <dc:date>2011-08-04T15:31:15.45</dc:date>
          </office:change-info>
          <table:deletions>
            <table:cell-content-deletion table:id="ct1382">
              <table:change-track-table-cell table:cell-address="Sheet1.L41" table:formula="of:=IF([.F41]=&quot;&quot;;&quot;&quot;;IF([.B41]=&quot;Y&quot;;&quot;Eddd&quot;;DEC2HEX(IF([.E41]=&quot;Y&quot;;8;9)*256*16+HEX2DEC([.H41])*16+IF([.C41]=&quot;Y&quot;;8;0)+IF([.D41]=&quot;Y&quot;;0;4)+3;4)))" office:value-type="string">
                <text:p>Eddd</text:p>
              </table:change-track-table-cell>
            </table:cell-content-deletion>
            <table:cell-content-deletion table:id="ct1424">
              <table:change-track-table-cell table:cell-address="Sheet1.M41" table:formula="of:=IF([.F41]=&quot;&quot;;&quot;&quot;;IF([.B41]=&quot;Y&quot;;[.H41];&quot;&quot;))" office:value-type="string">
                <text:p>4C</text:p>
              </table:change-track-table-cell>
            </table:cell-content-deletion>
            <table:cell-content-deletion table:id="ct809">
              <table:change-track-table-cell/>
            </table:cell-content-deletion>
            <table:cell-content-deletion table:id="ct731">
              <table:change-track-table-cell/>
            </table:cell-content-deletion>
            <table:cell-content-deletion table:id="ct1467">
              <table:change-track-table-cell table:cell-address="Sheet1.J41" table:formula="of:=IF([.F41]=&quot;&quot;;&quot;&quot;;DEC2HEX(1*(16*256)+HEX2DEC([.H41])*16+IF([.B41]=&quot;Y&quot;;4;0)+IF([.C41]=&quot;Y&quot;;2;0)+IF([.D41]=&quot;Y&quot;;1;0)+IF(NOT ([.E41]=&quot;Y&quot;);2*16*256;0);4))" office:value-type="string">
                <text:p>34C4</text:p>
              </table:change-track-table-cell>
            </table:cell-content-deletion>
            <table:cell-content-deletion table:id="ct1258">
              <table:change-track-table-cell table:cell-address="Sheet1.H41" table:formula="of:=IF([.F41]=&quot;&quot;;&quot;&quot;;DEC2HEX([.F41]*32+[.G41];2))" office:value-type="string">
                <text:p>4C</text:p>
              </table:change-track-table-cell>
            </table:cell-content-deletion>
            <table:cell-content-deletion table:id="ct326">
              <table:change-track-table-cell/>
            </table:cell-content-deletion>
            <table:cell-content-deletion table:id="ct325">
              <table:change-track-table-cell/>
            </table:cell-content-deletion>
            <table:cell-content-deletion table:id="ct327">
              <table:change-track-table-cell/>
            </table:cell-content-deletion>
            <table:cell-content-deletion table:id="ct1299">
              <table:change-track-table-cell table:cell-address="Sheet1.J41" table:formula="of:=IF([.F41]=&quot;&quot;;&quot;&quot;;IF([.B41]=&quot;Y&quot;;4;0)+IF([.C41]=&quot;Y&quot;;2;0)+IF([.D41]=&quot;Y&quot;;1;0))" office:value-type="float" office:value="4"/>
            </table:cell-content-deletion>
          </table:deletions>
        </table:deletion>
        <table:cell-content-change table:id="ct1547">
          <table:cell-address table:column="1" table:row="1" table:table="0"/>
          <office:change-info>
            <dc:creator>Mike </dc:creator>
            <dc:date>2011-08-04T15:55:18.10</dc:date>
          </office:change-info>
          <table:previous table:id="ct557">
            <table:change-track-table-cell office:value-type="string">
              <text:p>Basic Data for MTI</text:p>
            </table:change-track-table-cell>
          </table:previous>
        </table:cell-content-change>
        <table:insertion table:id="ct1548" table:type="row" table:position="7" table:count="2" table:table="0">
          <office:change-info>
            <dc:creator>Mike </dc:creator>
            <dc:date>2011-08-05T09:47:33.61</dc:date>
          </office:change-info>
          <table:dependencies>
            <table:dependence table:id="ct1925"/>
            <table:dependence table:id="ct1924"/>
            <table:dependence table:id="ct1923"/>
            <table:dependence table:id="ct1922"/>
            <table:dependence table:id="ct1891"/>
            <table:dependence table:id="ct1890"/>
            <table:dependence table:id="ct1885"/>
            <table:dependence table:id="ct1884"/>
            <table:dependence table:id="ct1883"/>
            <table:dependence table:id="ct1882"/>
            <table:dependence table:id="ct1839"/>
            <table:dependence table:id="ct1808"/>
            <table:dependence table:id="ct1807"/>
            <table:dependence table:id="ct1762"/>
            <table:dependence table:id="ct1761"/>
            <table:dependence table:id="ct1716"/>
            <table:dependence table:id="ct1715"/>
            <table:dependence table:id="ct1663"/>
            <table:dependence table:id="ct1662"/>
            <table:dependence table:id="ct1646"/>
            <table:dependence table:id="ct1594"/>
            <table:dependence table:id="ct1593"/>
            <table:dependence table:id="ct1589"/>
            <table:dependence table:id="ct1587"/>
            <table:dependence table:id="ct1566"/>
            <table:dependence table:id="ct1565"/>
            <table:dependence table:id="ct1564"/>
            <table:dependence table:id="ct1563"/>
            <table:dependence table:id="ct1562"/>
            <table:dependence table:id="ct1561"/>
            <table:dependence table:id="ct1560"/>
            <table:dependence table:id="ct1559"/>
            <table:dependence table:id="ct1558"/>
            <table:dependence table:id="ct1557"/>
            <table:dependence table:id="ct1556"/>
            <table:dependence table:id="ct1555"/>
            <table:dependence table:id="ct1554"/>
            <table:dependence table:id="ct1553"/>
            <table:dependence table:id="ct1552"/>
            <table:dependence table:id="ct1551"/>
            <table:dependence table:id="ct1550"/>
            <table:dependence table:id="ct1549"/>
          </table:dependencies>
        </table:insertion>
        <table:cell-content-change table:id="ct1549">
          <table:cell-address table:column="0" table:row="7" table:table="0"/>
          <office:change-info>
            <dc:creator>Mike </dc:creator>
            <dc:date>2011-08-05T09:47:48.02</dc:date>
          </office:change-info>
          <table:previous>
            <table:change-track-table-cell/>
          </table:previous>
        </table:cell-content-change>
        <table:cell-content-change table:id="ct1550">
          <table:cell-address table:column="0" table:row="8" table:table="0"/>
          <office:change-info>
            <dc:creator>Mike </dc:creator>
            <dc:date>2011-08-05T09:47:56.78</dc:date>
          </office:change-info>
          <table:previous>
            <table:change-track-table-cell/>
          </table:previous>
        </table:cell-content-change>
        <table:cell-content-change table:id="ct1551">
          <table:cell-address table:column="5" table:row="7" table:table="0"/>
          <office:change-info>
            <dc:creator>Mike </dc:creator>
            <dc:date>2011-08-05T09:48:12.55</dc:date>
          </office:change-info>
          <table:previous>
            <table:change-track-table-cell/>
          </table:previous>
        </table:cell-content-change>
        <table:cell-content-change table:id="ct1552">
          <table:cell-address table:column="5" table:row="8" table:table="0"/>
          <office:change-info>
            <dc:creator>Mike </dc:creator>
            <dc:date>2011-08-05T09:48:12.55</dc:date>
          </office:change-info>
          <table:previous>
            <table:change-track-table-cell/>
          </table:previous>
        </table:cell-content-change>
        <table:cell-content-change table:id="ct1553">
          <table:cell-address table:column="6" table:row="7" table:table="0"/>
          <office:change-info>
            <dc:creator>Mike </dc:creator>
            <dc:date>2011-08-05T09:48:12.55</dc:date>
          </office:change-info>
          <table:previous>
            <table:change-track-table-cell/>
          </table:previous>
        </table:cell-content-change>
        <table:cell-content-change table:id="ct1554">
          <table:cell-address table:column="6" table:row="8" table:table="0"/>
          <office:change-info>
            <dc:creator>Mike </dc:creator>
            <dc:date>2011-08-05T09:48:12.55</dc:date>
          </office:change-info>
          <table:previous>
            <table:change-track-table-cell/>
          </table:previous>
        </table:cell-content-change>
        <table:cell-content-change table:id="ct1555">
          <table:cell-address table:column="7" table:row="7" table:table="0"/>
          <office:change-info>
            <dc:creator>Mike </dc:creator>
            <dc:date>2011-08-05T09:48:12.55</dc:date>
          </office:change-info>
          <table:previous>
            <table:change-track-table-cell/>
          </table:previous>
        </table:cell-content-change>
        <table:cell-content-change table:id="ct1556">
          <table:cell-address table:column="7" table:row="8" table:table="0"/>
          <office:change-info>
            <dc:creator>Mike </dc:creator>
            <dc:date>2011-08-05T09:48:12.55</dc:date>
          </office:change-info>
          <table:previous>
            <table:change-track-table-cell/>
          </table:previous>
        </table:cell-content-change>
        <table:cell-content-change table:id="ct1557">
          <table:cell-address table:column="9" table:row="7" table:table="0"/>
          <office:change-info>
            <dc:creator>Mike </dc:creator>
            <dc:date>2011-08-05T09:48:12.55</dc:date>
          </office:change-info>
          <table:previous>
            <table:change-track-table-cell/>
          </table:previous>
        </table:cell-content-change>
        <table:cell-content-change table:id="ct1558">
          <table:cell-address table:column="9" table:row="8" table:table="0"/>
          <office:change-info>
            <dc:creator>Mike </dc:creator>
            <dc:date>2011-08-05T09:48:12.55</dc:date>
          </office:change-info>
          <table:previous>
            <table:change-track-table-cell/>
          </table:previous>
        </table:cell-content-change>
        <table:cell-content-change table:id="ct1559">
          <table:cell-address table:column="11" table:row="7" table:table="0"/>
          <office:change-info>
            <dc:creator>Mike </dc:creator>
            <dc:date>2011-08-05T09:48:12.55</dc:date>
          </office:change-info>
          <table:previous>
            <table:change-track-table-cell/>
          </table:previous>
        </table:cell-content-change>
        <table:cell-content-change table:id="ct1560">
          <table:cell-address table:column="11" table:row="8" table:table="0"/>
          <office:change-info>
            <dc:creator>Mike </dc:creator>
            <dc:date>2011-08-05T09:48:12.55</dc:date>
          </office:change-info>
          <table:previous>
            <table:change-track-table-cell/>
          </table:previous>
        </table:cell-content-change>
        <table:cell-content-change table:id="ct1561">
          <table:cell-address table:column="5" table:row="7" table:table="0"/>
          <office:change-info>
            <dc:creator>Mike </dc:creator>
            <dc:date>2011-08-05T09:48:17.09</dc:date>
          </office:change-info>
          <table:previous table:id="ct1551">
            <table:change-track-table-cell office:value-type="float" office:value="-2"/>
          </table:previous>
        </table:cell-content-change>
        <table:cell-content-change table:id="ct1562">
          <table:cell-address table:column="5" table:row="7" table:table="0"/>
          <office:change-info>
            <dc:creator>Mike </dc:creator>
            <dc:date>2011-08-05T09:48:22.65</dc:date>
          </office:change-info>
          <table:previous table:id="ct1561">
            <table:change-track-table-cell office:value-type="string">
              <text:p>0 gets</text:p>
            </table:change-track-table-cell>
          </table:previous>
        </table:cell-content-change>
        <table:cell-content-change table:id="ct1563">
          <table:cell-address table:column="5" table:row="8" table:table="0"/>
          <office:change-info>
            <dc:creator>Mike </dc:creator>
            <dc:date>2011-08-05T09:48:25.51</dc:date>
          </office:change-info>
          <table:previous table:id="ct1552">
            <table:change-track-table-cell office:value-type="float" office:value="-1"/>
          </table:previous>
        </table:cell-content-change>
        <table:cell-content-change table:id="ct1564">
          <table:cell-address table:column="6" table:row="7" table:table="0"/>
          <office:change-info>
            <dc:creator>Mike </dc:creator>
            <dc:date>2011-08-05T09:48:28.90</dc:date>
          </office:change-info>
          <table:previous table:id="ct1553">
            <table:change-track-table-cell office:value-type="float" office:value="6"/>
          </table:previous>
        </table:cell-content-change>
        <table:cell-content-change table:id="ct1565">
          <table:cell-address table:column="6" table:row="8" table:table="0"/>
          <office:change-info>
            <dc:creator>Mike </dc:creator>
            <dc:date>2011-08-05T09:48:33.04</dc:date>
          </office:change-info>
          <table:previous table:id="ct1554">
            <table:change-track-table-cell office:value-type="float" office:value="7"/>
          </table:previous>
        </table:cell-content-change>
        <table:cell-content-change table:id="ct1566">
          <table:cell-address table:column="11" table:row="7" table:table="0"/>
          <office:change-info>
            <dc:creator>Mike </dc:creator>
            <dc:date>2011-08-05T09:48:58.72</dc:date>
          </office:change-info>
          <table:previous table:id="ct1559">
            <table:change-track-table-cell table:cell-address="Sheet1.L8" table:formula="of:=IF([.F8]=&quot;&quot;;&quot;&quot;;IF([.B8]=&quot;Y&quot;;&quot;Eddd&quot;;DEC2HEX(IF([.E8]=&quot;Y&quot;;8;9)*256*16+HEX2DEC([.H8])*16+IF([.C8]=&quot;Y&quot;;8;0)+IF([.D8]=&quot;Y&quot;;0;4)+3;4)))" office:value-type="string">
              <text:p>9007</text:p>
            </table:change-track-table-cell>
          </table:previous>
        </table:cell-content-change>
        <table:insertion table:id="ct1567" table:type="row" table:position="32" table:count="2" table:table="0">
          <office:change-info>
            <dc:creator>Mike </dc:creator>
            <dc:date>2011-08-05T09:50:18.17</dc:date>
          </office:change-info>
          <table:dependencies>
            <table:dependence table:id="ct1944"/>
            <table:dependence table:id="ct1910"/>
            <table:dependence table:id="ct1858"/>
            <table:dependence table:id="ct1827"/>
            <table:dependence table:id="ct1787"/>
            <table:dependence table:id="ct1786"/>
            <table:dependence table:id="ct1741"/>
            <table:dependence table:id="ct1740"/>
            <table:dependence table:id="ct1674"/>
            <table:dependence table:id="ct1619"/>
            <table:dependence table:id="ct1618"/>
            <table:dependence table:id="ct1586"/>
            <table:dependence table:id="ct1585"/>
            <table:dependence table:id="ct1584"/>
            <table:dependence table:id="ct1583"/>
            <table:dependence table:id="ct1582"/>
            <table:dependence table:id="ct1581"/>
            <table:dependence table:id="ct1580"/>
            <table:dependence table:id="ct1576"/>
            <table:dependence table:id="ct1575"/>
            <table:dependence table:id="ct1573"/>
            <table:dependence table:id="ct1572"/>
            <table:dependence table:id="ct1571"/>
            <table:dependence table:id="ct1570"/>
            <table:dependence table:id="ct1569"/>
            <table:dependence table:id="ct1568"/>
          </table:dependencies>
        </table:insertion>
        <table:cell-content-change table:id="ct1568">
          <table:cell-address table:column="0" table:row="32" table:table="0"/>
          <office:change-info>
            <dc:creator>Mike </dc:creator>
            <dc:date>2011-08-05T09:50:34.37</dc:date>
          </office:change-info>
          <table:previous>
            <table:change-track-table-cell/>
          </table:previous>
        </table:cell-content-change>
        <table:cell-content-change table:id="ct1569">
          <table:cell-address table:column="0" table:row="33" table:table="0"/>
          <office:change-info>
            <dc:creator>Mike </dc:creator>
            <dc:date>2011-08-05T09:50:47.20</dc:date>
          </office:change-info>
          <table:previous>
            <table:change-track-table-cell/>
          </table:previous>
        </table:cell-content-change>
        <table:cell-content-change table:id="ct1570">
          <table:cell-address table:column="9" table:row="32" table:table="0"/>
          <office:change-info>
            <dc:creator>Mike </dc:creator>
            <dc:date>2011-08-05T09:50:48.90</dc:date>
          </office:change-info>
          <table:previous>
            <table:change-track-table-cell/>
          </table:previous>
        </table:cell-content-change>
        <table:cell-content-change table:id="ct1571">
          <table:cell-address table:column="9" table:row="33" table:table="0"/>
          <office:change-info>
            <dc:creator>Mike </dc:creator>
            <dc:date>2011-08-05T09:50:48.90</dc:date>
          </office:change-info>
          <table:previous>
            <table:change-track-table-cell/>
          </table:previous>
        </table:cell-content-change>
        <table:cell-content-change table:id="ct1572">
          <table:cell-address table:column="11" table:row="32" table:table="0"/>
          <office:change-info>
            <dc:creator>Mike </dc:creator>
            <dc:date>2011-08-05T09:50:52.46</dc:date>
          </office:change-info>
          <table:previous>
            <table:change-track-table-cell/>
          </table:previous>
        </table:cell-content-change>
        <table:cell-content-change table:id="ct1573">
          <table:cell-address table:column="11" table:row="33" table:table="0"/>
          <office:change-info>
            <dc:creator>Mike </dc:creator>
            <dc:date>2011-08-05T09:50:52.46</dc:date>
          </office:change-info>
          <table:previous>
            <table:change-track-table-cell/>
          </table:previous>
        </table:cell-content-change>
        <table:cell-content-change table:id="ct1574">
          <table:cell-address table:column="11" table:row="39" table:table="0"/>
          <office:change-info>
            <dc:creator>Mike </dc:creator>
            <dc:date>2011-08-05T09:50:52.46</dc:date>
          </office:change-info>
          <table:previous table:id="ct1539">
            <table:change-track-table-cell office:value-type="string">
              <text:p>B/C/D/E ddd</text:p>
            </table:change-track-table-cell>
          </table:previous>
        </table:cell-content-change>
        <table:cell-content-change table:id="ct1575">
          <table:cell-address table:column="12" table:row="32" table:table="0"/>
          <office:change-info>
            <dc:creator>Mike </dc:creator>
            <dc:date>2011-08-05T09:50:55.27</dc:date>
          </office:change-info>
          <table:previous>
            <table:change-track-table-cell/>
          </table:previous>
        </table:cell-content-change>
        <table:cell-content-change table:id="ct1576">
          <table:cell-address table:column="12" table:row="33" table:table="0"/>
          <office:change-info>
            <dc:creator>Mike </dc:creator>
            <dc:date>2011-08-05T09:50:55.27</dc:date>
          </office:change-info>
          <table:previous>
            <table:change-track-table-cell/>
          </table:previous>
        </table:cell-content-change>
        <table:cell-content-change table:id="ct1577">
          <table:cell-address table:column="12" table:row="39" table:table="0"/>
          <office:change-info>
            <dc:creator>Mike </dc:creator>
            <dc:date>2011-08-05T09:50:55.27</dc:date>
          </office:change-info>
          <table:previous table:id="ct1487">
            <table:change-track-table-cell/>
          </table:previous>
        </table:cell-content-change>
        <table:cell-content-change table:id="ct1578">
          <table:cell-address table:column="12" table:row="39" table:table="0"/>
          <office:change-info>
            <dc:creator>Mike </dc:creator>
            <dc:date>2011-08-05T09:51:06.65</dc:date>
          </office:change-info>
          <table:previous table:id="ct1577">
            <table:change-track-table-cell table:cell-address="Sheet1.M40" table:formula="of:=IF([.F40]=&quot;&quot;;&quot;&quot;;IF([.B40]=&quot;Y&quot;;[.H40];&quot;&quot;))" office:value-type="string">
              <text:p>40</text:p>
            </table:change-track-table-cell>
          </table:previous>
        </table:cell-content-change>
        <table:cell-content-change table:id="ct1579">
          <table:cell-address table:column="11" table:row="39" table:table="0"/>
          <office:change-info>
            <dc:creator>Mike </dc:creator>
            <dc:date>2011-08-05T09:51:20.60</dc:date>
          </office:change-info>
          <table:previous table:id="ct1574">
            <table:change-track-table-cell table:cell-address="Sheet1.L40" table:formula="of:=IF([.F40]=&quot;&quot;;&quot;&quot;;IF([.B40]=&quot;Y&quot;;&quot;Eddd&quot;;DEC2HEX(IF([.E40]=&quot;Y&quot;;8;9)*256*16+HEX2DEC([.H40])*16+IF([.C40]=&quot;Y&quot;;8;0)+IF([.D40]=&quot;Y&quot;;0;4)+3;4)))" office:value-type="string">
              <text:p>Eddd</text:p>
            </table:change-track-table-cell>
          </table:previous>
        </table:cell-content-change>
        <table:cell-content-change table:id="ct1580">
          <table:cell-address table:column="5" table:row="33" table:table="0"/>
          <office:change-info>
            <dc:creator>Mike </dc:creator>
            <dc:date>2011-08-05T09:51:40.94</dc:date>
          </office:change-info>
          <table:previous>
            <table:change-track-table-cell/>
          </table:previous>
        </table:cell-content-change>
        <table:cell-content-change table:id="ct1581">
          <table:cell-address table:column="6" table:row="33" table:table="0"/>
          <office:change-info>
            <dc:creator>Mike </dc:creator>
            <dc:date>2011-08-05T09:51:46.36</dc:date>
          </office:change-info>
          <table:previous>
            <table:change-track-table-cell/>
          </table:previous>
        </table:cell-content-change>
        <table:cell-content-change table:id="ct1582">
          <table:cell-address table:column="7" table:row="32" table:table="0"/>
          <office:change-info>
            <dc:creator>Mike </dc:creator>
            <dc:date>2011-08-05T09:51:55.80</dc:date>
          </office:change-info>
          <table:previous>
            <table:change-track-table-cell/>
          </table:previous>
        </table:cell-content-change>
        <table:cell-content-change table:id="ct1583">
          <table:cell-address table:column="7" table:row="33" table:table="0"/>
          <office:change-info>
            <dc:creator>Mike </dc:creator>
            <dc:date>2011-08-05T09:51:55.80</dc:date>
          </office:change-info>
          <table:previous>
            <table:change-track-table-cell/>
          </table:previous>
        </table:cell-content-change>
        <table:cell-content-change table:id="ct1584">
          <table:cell-address table:column="5" table:row="33" table:table="0"/>
          <office:change-info>
            <dc:creator>Mike </dc:creator>
            <dc:date>2011-08-05T09:52:01.06</dc:date>
          </office:change-info>
          <table:previous table:id="ct1580">
            <table:change-track-table-cell office:value-type="float" office:value="3"/>
          </table:previous>
        </table:cell-content-change>
        <table:cell-content-change table:id="ct1585">
          <table:cell-address table:column="6" table:row="33" table:table="0"/>
          <office:change-info>
            <dc:creator>Mike </dc:creator>
            <dc:date>2011-08-05T09:52:06.70</dc:date>
          </office:change-info>
          <table:previous table:id="ct1581">
            <table:change-track-table-cell office:value-type="float" office:value="16"/>
          </table:previous>
        </table:cell-content-change>
        <table:cell-content-change table:id="ct1586">
          <table:cell-address table:column="13" table:row="33" table:table="0"/>
          <office:change-info>
            <dc:creator>Mike </dc:creator>
            <dc:date>2011-08-05T09:52:33.56</dc:date>
          </office:change-info>
          <table:previous>
            <table:change-track-table-cell/>
          </table:previous>
        </table:cell-content-change>
        <table:cell-content-change table:id="ct1587">
          <table:cell-address table:column="13" table:row="7" table:table="0"/>
          <office:change-info>
            <dc:creator>Mike </dc:creator>
            <dc:date>2011-08-05T09:53:07.13</dc:date>
          </office:change-info>
          <table:previous>
            <table:change-track-table-cell/>
          </table:previous>
        </table:cell-content-change>
        <table:cell-content-change table:id="ct1588">
          <table:cell-address table:column="11" table:row="4" table:table="0"/>
          <office:change-info>
            <dc:creator>Mike </dc:creator>
            <dc:date>2011-08-10T16:06:13.34</dc:date>
          </office:change-info>
          <table:previous table:id="ct1061">
            <table:change-track-table-cell office:value-type="string">
              <text:p>16 bits hex</text:p>
            </table:change-track-table-cell>
          </table:previous>
        </table:cell-content-change>
        <table:cell-content-change table:id="ct1589">
          <table:cell-address table:column="11" table:row="8" table:table="0"/>
          <office:change-info>
            <dc:creator>Mike </dc:creator>
            <dc:date>2011-08-10T16:06:31.78</dc:date>
          </office:change-info>
          <table:previous table:id="ct1560">
            <table:change-track-table-cell table:cell-address="Sheet1.L9" table:formula="of:=IF([.F9]=&quot;&quot;;&quot;&quot;;IF([.B9]=&quot;Y&quot;;&quot;Eddd&quot;;DEC2HEX(IF([.E9]=&quot;Y&quot;;8;9)*256*16+HEX2DEC([.H9])*16+IF([.C9]=&quot;Y&quot;;8;0)+IF([.D9]=&quot;Y&quot;;0;4)+3;4)))" office:value-type="string">
              <text:p>9017</text:p>
            </table:change-track-table-cell>
          </table:previous>
        </table:cell-content-change>
        <table:cell-content-change table:id="ct1590">
          <table:cell-address table:column="11" table:row="9" table:table="0"/>
          <office:change-info>
            <dc:creator>Mike </dc:creator>
            <dc:date>2011-08-10T16:06:35.12</dc:date>
          </office:change-info>
          <table:previous table:id="ct1355">
            <table:change-track-table-cell table:cell-address="Sheet1.L10" table:formula="of:=IF([.F10]=&quot;&quot;;&quot;&quot;;IF([.B10]=&quot;Y&quot;;&quot;Eddd&quot;;DEC2HEX(IF([.E10]=&quot;Y&quot;;8;9)*256*16+HEX2DEC([.H10])*16+IF([.C10]=&quot;Y&quot;;8;0)+IF([.D10]=&quot;Y&quot;;0;4)+3;4)))" office:value-type="string">
              <text:p>9087</text:p>
            </table:change-track-table-cell>
          </table:previous>
        </table:cell-content-change>
        <table:cell-content-change table:id="ct1591">
          <table:cell-address table:column="11" table:row="10" table:table="0"/>
          <office:change-info>
            <dc:creator>Mike </dc:creator>
            <dc:date>2011-08-10T16:06:35.12</dc:date>
          </office:change-info>
          <table:previous table:id="ct1356">
            <table:change-track-table-cell table:cell-address="Sheet1.L11" table:formula="of:=IF([.F11]=&quot;&quot;;&quot;&quot;;IF([.B11]=&quot;Y&quot;;&quot;Eddd&quot;;DEC2HEX(IF([.E11]=&quot;Y&quot;;8;9)*256*16+HEX2DEC([.H11])*16+IF([.C11]=&quot;Y&quot;;8;0)+IF([.D11]=&quot;Y&quot;;0;4)+3;4)))" office:value-type="string">
              <text:p>Eddd</text:p>
            </table:change-track-table-cell>
          </table:previous>
        </table:cell-content-change>
        <table:cell-content-change table:id="ct1592">
          <table:cell-address table:column="11" table:row="11" table:table="0"/>
          <office:change-info>
            <dc:creator>Mike </dc:creator>
            <dc:date>2011-08-10T16:06:35.12</dc:date>
          </office:change-info>
          <table:previous table:id="ct1357">
            <table:change-track-table-cell table:cell-address="Sheet1.L12" table:formula="of:=IF([.F12]=&quot;&quot;;&quot;&quot;;IF([.B12]=&quot;Y&quot;;&quot;Eddd&quot;;DEC2HEX(IF([.E12]=&quot;Y&quot;;8;9)*256*16+HEX2DEC([.H12])*16+IF([.C12]=&quot;Y&quot;;8;0)+IF([.D12]=&quot;Y&quot;;0;4)+3;4)))" office:value-type="string">
              <text:p>80A7</text:p>
            </table:change-track-table-cell>
          </table:previous>
        </table:cell-content-change>
        <table:cell-content-change table:id="ct1593">
          <table:cell-address table:column="11" table:row="8" table:table="0"/>
          <office:change-info>
            <dc:creator>Mike </dc:creator>
            <dc:date>2011-08-10T16:08:33.14</dc:date>
          </office:change-info>
          <table:previous table:id="ct1589">
            <table:change-track-table-cell table:cell-address="Sheet1.L9" table:formula="of:=IF([.F9]=&quot;&quot;;&quot;&quot;;IF([.B9]=&quot;Y&quot;;&quot;1Eddd&quot;;DEC2HEX(IF([.E9]=&quot;Y&quot;;8;9)*256*16+HEX2DEC([.H9])*16+IF([.C9]=&quot;Y&quot;;8;0)+IF([.D9]=&quot;Y&quot;;0;4)+3;4)))" office:value-type="string">
              <text:p>9017</text:p>
            </table:change-track-table-cell>
          </table:previous>
        </table:cell-content-change>
        <table:cell-content-change table:id="ct1594">
          <table:cell-address table:column="11" table:row="8" table:table="0"/>
          <office:change-info>
            <dc:creator>Mike </dc:creator>
            <dc:date>2011-08-10T16:08:51.77</dc:date>
          </office:change-info>
          <table:previous table:id="ct1593">
            <table:change-track-table-cell table:cell-address="Sheet1.L9" table:formula="of:=IF([.F9]=&quot;&quot;;&quot;&quot;;IF([.B9]=&quot;Y&quot;;&quot;1Eddd&quot;;DEC2HEX(256*256+IF([.E9]=&quot;Y&quot;;8;9)*256*16+HEX2DEC([.H9])*16+IF([.C9]=&quot;Y&quot;;8;0)+IF([.D9]=&quot;Y&quot;;0;4)+3;4)))" office:value-type="float" office:value="0"/>
          </table:previous>
        </table:cell-content-change>
        <table:cell-content-change table:id="ct1595">
          <table:cell-address table:column="11" table:row="9" table:table="0"/>
          <office:change-info>
            <dc:creator>Mike </dc:creator>
            <dc:date>2011-08-10T16:09:08.59</dc:date>
          </office:change-info>
          <table:previous table:id="ct1590">
            <table:change-track-table-cell table:cell-address="Sheet1.L10" table:formula="of:=IF([.F10]=&quot;&quot;;&quot;&quot;;IF([.B10]=&quot;Y&quot;;&quot;1Eddd&quot;;DEC2HEX(IF([.E10]=&quot;Y&quot;;8;9)*256*16+HEX2DEC([.H10])*16+IF([.C10]=&quot;Y&quot;;8;0)+IF([.D10]=&quot;Y&quot;;0;4)+3;4)))" office:value-type="string">
              <text:p>9087</text:p>
            </table:change-track-table-cell>
          </table:previous>
        </table:cell-content-change>
        <table:cell-content-change table:id="ct1596">
          <table:cell-address table:column="11" table:row="10" table:table="0"/>
          <office:change-info>
            <dc:creator>Mike </dc:creator>
            <dc:date>2011-08-10T16:09:08.59</dc:date>
          </office:change-info>
          <table:previous table:id="ct1591">
            <table:change-track-table-cell table:cell-address="Sheet1.L11" table:formula="of:=IF([.F11]=&quot;&quot;;&quot;&quot;;IF([.B11]=&quot;Y&quot;;&quot;1Eddd&quot;;DEC2HEX(IF([.E11]=&quot;Y&quot;;8;9)*256*16+HEX2DEC([.H11])*16+IF([.C11]=&quot;Y&quot;;8;0)+IF([.D11]=&quot;Y&quot;;0;4)+3;4)))" office:value-type="string">
              <text:p>1Eddd</text:p>
            </table:change-track-table-cell>
          </table:previous>
        </table:cell-content-change>
        <table:cell-content-change table:id="ct1597">
          <table:cell-address table:column="11" table:row="11" table:table="0"/>
          <office:change-info>
            <dc:creator>Mike </dc:creator>
            <dc:date>2011-08-10T16:09:08.59</dc:date>
          </office:change-info>
          <table:previous table:id="ct1592">
            <table:change-track-table-cell table:cell-address="Sheet1.L12" table:formula="of:=IF([.F12]=&quot;&quot;;&quot;&quot;;IF([.B12]=&quot;Y&quot;;&quot;1Eddd&quot;;DEC2HEX(IF([.E12]=&quot;Y&quot;;8;9)*256*16+HEX2DEC([.H12])*16+IF([.C12]=&quot;Y&quot;;8;0)+IF([.D12]=&quot;Y&quot;;0;4)+3;4)))" office:value-type="string">
              <text:p>80A7</text:p>
            </table:change-track-table-cell>
          </table:previous>
        </table:cell-content-change>
        <table:cell-content-change table:id="ct1598">
          <table:cell-address table:column="11" table:row="12" table:table="0"/>
          <office:change-info>
            <dc:creator>Mike </dc:creator>
            <dc:date>2011-08-10T16:09:08.59</dc:date>
          </office:change-info>
          <table:previous table:id="ct1358">
            <table:change-track-table-cell table:cell-address="Sheet1.L13" table:formula="of:=IF([.F13]=&quot;&quot;;&quot;&quot;;IF([.B13]=&quot;Y&quot;;&quot;Eddd&quot;;DEC2HEX(IF([.E13]=&quot;Y&quot;;8;9)*256*16+HEX2DEC([.H13])*16+IF([.C13]=&quot;Y&quot;;8;0)+IF([.D13]=&quot;Y&quot;;0;4)+3;4)))" office:value-type="string">
              <text:p>80B7</text:p>
            </table:change-track-table-cell>
          </table:previous>
        </table:cell-content-change>
        <table:cell-content-change table:id="ct1599">
          <table:cell-address table:column="11" table:row="13" table:table="0"/>
          <office:change-info>
            <dc:creator>Mike </dc:creator>
            <dc:date>2011-08-10T16:09:08.59</dc:date>
          </office:change-info>
          <table:previous table:id="ct1359">
            <table:change-track-table-cell table:cell-address="Sheet1.L14" table:formula="of:=IF([.F14]=&quot;&quot;;&quot;&quot;;IF([.B14]=&quot;Y&quot;;&quot;Eddd&quot;;DEC2HEX(IF([.E14]=&quot;Y&quot;;8;9)*256*16+HEX2DEC([.H14])*16+IF([.C14]=&quot;Y&quot;;8;0)+IF([.D14]=&quot;Y&quot;;0;4)+3;4)))" office:value-type="string">
              <text:p>Eddd</text:p>
            </table:change-track-table-cell>
          </table:previous>
        </table:cell-content-change>
        <table:cell-content-change table:id="ct1600">
          <table:cell-address table:column="11" table:row="14" table:table="0"/>
          <office:change-info>
            <dc:creator>Mike </dc:creator>
            <dc:date>2011-08-10T16:09:08.59</dc:date>
          </office:change-info>
          <table:previous table:id="ct1360">
            <table:change-track-table-cell table:cell-address="Sheet1.L15" table:formula="of:=IF([.F15]=&quot;&quot;;&quot;&quot;;IF([.B15]=&quot;Y&quot;;&quot;Eddd&quot;;DEC2HEX(IF([.E15]=&quot;Y&quot;;8;9)*256*16+HEX2DEC([.H15])*16+IF([.C15]=&quot;Y&quot;;8;0)+IF([.D15]=&quot;Y&quot;;0;4)+3;4)))" office:value-type="string">
              <text:p>Eddd</text:p>
            </table:change-track-table-cell>
          </table:previous>
        </table:cell-content-change>
        <table:cell-content-change table:id="ct1601">
          <table:cell-address table:column="11" table:row="15" table:table="0"/>
          <office:change-info>
            <dc:creator>Mike </dc:creator>
            <dc:date>2011-08-10T16:09:08.59</dc:date>
          </office:change-info>
          <table:previous table:id="ct1361">
            <table:change-track-table-cell table:cell-address="Sheet1.L16" table:formula="of:=IF([.F16]=&quot;&quot;;&quot;&quot;;IF([.B16]=&quot;Y&quot;;&quot;Eddd&quot;;DEC2HEX(IF([.E16]=&quot;Y&quot;;8;9)*256*16+HEX2DEC([.H16])*16+IF([.C16]=&quot;Y&quot;;8;0)+IF([.D16]=&quot;Y&quot;;0;4)+3;4)))" office:value-type="string"/>
          </table:previous>
        </table:cell-content-change>
        <table:cell-content-change table:id="ct1602">
          <table:cell-address table:column="11" table:row="16" table:table="0"/>
          <office:change-info>
            <dc:creator>Mike </dc:creator>
            <dc:date>2011-08-10T16:09:08.59</dc:date>
          </office:change-info>
          <table:previous table:id="ct1362">
            <table:change-track-table-cell table:cell-address="Sheet1.L17" table:formula="of:=IF([.F17]=&quot;&quot;;&quot;&quot;;IF([.B17]=&quot;Y&quot;;&quot;Eddd&quot;;DEC2HEX(IF([.E17]=&quot;Y&quot;;8;9)*256*16+HEX2DEC([.H17])*16+IF([.C17]=&quot;Y&quot;;8;0)+IF([.D17]=&quot;Y&quot;;0;4)+3;4)))" office:value-type="string"/>
          </table:previous>
        </table:cell-content-change>
        <table:cell-content-change table:id="ct1603">
          <table:cell-address table:column="11" table:row="17" table:table="0"/>
          <office:change-info>
            <dc:creator>Mike </dc:creator>
            <dc:date>2011-08-10T16:09:08.59</dc:date>
          </office:change-info>
          <table:previous table:id="ct1363">
            <table:change-track-table-cell table:cell-address="Sheet1.L18" table:formula="of:=IF([.F18]=&quot;&quot;;&quot;&quot;;IF([.B18]=&quot;Y&quot;;&quot;Eddd&quot;;DEC2HEX(IF([.E18]=&quot;Y&quot;;8;9)*256*16+HEX2DEC([.H18])*16+IF([.C18]=&quot;Y&quot;;8;0)+IF([.D18]=&quot;Y&quot;;0;4)+3;4)))" office:value-type="string">
              <text:p>Eddd</text:p>
            </table:change-track-table-cell>
          </table:previous>
        </table:cell-content-change>
        <table:cell-content-change table:id="ct1604">
          <table:cell-address table:column="11" table:row="18" table:table="0"/>
          <office:change-info>
            <dc:creator>Mike </dc:creator>
            <dc:date>2011-08-10T16:09:08.59</dc:date>
          </office:change-info>
          <table:previous table:id="ct1364">
            <table:change-track-table-cell table:cell-address="Sheet1.L19" table:formula="of:=IF([.F19]=&quot;&quot;;&quot;&quot;;IF([.B19]=&quot;Y&quot;;&quot;Eddd&quot;;DEC2HEX(IF([.E19]=&quot;Y&quot;;8;9)*256*16+HEX2DEC([.H19])*16+IF([.C19]=&quot;Y&quot;;8;0)+IF([.D19]=&quot;Y&quot;;0;4)+3;4)))" office:value-type="string">
              <text:p>Eddd</text:p>
            </table:change-track-table-cell>
          </table:previous>
        </table:cell-content-change>
        <table:cell-content-change table:id="ct1605">
          <table:cell-address table:column="11" table:row="19" table:table="0"/>
          <office:change-info>
            <dc:creator>Mike </dc:creator>
            <dc:date>2011-08-10T16:09:08.59</dc:date>
          </office:change-info>
          <table:previous table:id="ct1365">
            <table:change-track-table-cell table:cell-address="Sheet1.L20" table:formula="of:=IF([.F20]=&quot;&quot;;&quot;&quot;;IF([.B20]=&quot;Y&quot;;&quot;Eddd&quot;;DEC2HEX(IF([.E20]=&quot;Y&quot;;8;9)*256*16+HEX2DEC([.H20])*16+IF([.C20]=&quot;Y&quot;;8;0)+IF([.D20]=&quot;Y&quot;;0;4)+3;4)))" office:value-type="string"/>
          </table:previous>
        </table:cell-content-change>
        <table:cell-content-change table:id="ct1606">
          <table:cell-address table:column="11" table:row="20" table:table="0"/>
          <office:change-info>
            <dc:creator>Mike </dc:creator>
            <dc:date>2011-08-10T16:09:08.59</dc:date>
          </office:change-info>
          <table:previous table:id="ct1366">
            <table:change-track-table-cell table:cell-address="Sheet1.L21" table:formula="of:=IF([.F21]=&quot;&quot;;&quot;&quot;;IF([.B21]=&quot;Y&quot;;&quot;Eddd&quot;;DEC2HEX(IF([.E21]=&quot;Y&quot;;8;9)*256*16+HEX2DEC([.H21])*16+IF([.C21]=&quot;Y&quot;;8;0)+IF([.D21]=&quot;Y&quot;;0;4)+3;4)))" office:value-type="string"/>
          </table:previous>
        </table:cell-content-change>
        <table:cell-content-change table:id="ct1607">
          <table:cell-address table:column="11" table:row="21" table:table="0"/>
          <office:change-info>
            <dc:creator>Mike </dc:creator>
            <dc:date>2011-08-10T16:09:08.59</dc:date>
          </office:change-info>
          <table:previous table:id="ct1367">
            <table:change-track-table-cell table:cell-address="Sheet1.L22" table:formula="of:=IF([.F22]=&quot;&quot;;&quot;&quot;;IF([.B22]=&quot;Y&quot;;&quot;Eddd&quot;;DEC2HEX(IF([.E22]=&quot;Y&quot;;8;9)*256*16+HEX2DEC([.H22])*16+IF([.C22]=&quot;Y&quot;;8;0)+IF([.D22]=&quot;Y&quot;;0;4)+3;4)))" office:value-type="string">
              <text:p>824F</text:p>
            </table:change-track-table-cell>
          </table:previous>
        </table:cell-content-change>
        <table:cell-content-change table:id="ct1608">
          <table:cell-address table:column="11" table:row="22" table:table="0"/>
          <office:change-info>
            <dc:creator>Mike </dc:creator>
            <dc:date>2011-08-10T16:09:08.59</dc:date>
          </office:change-info>
          <table:previous table:id="ct1368">
            <table:change-track-table-cell table:cell-address="Sheet1.L23" table:formula="of:=IF([.F23]=&quot;&quot;;&quot;&quot;;IF([.B23]=&quot;Y&quot;;&quot;Eddd&quot;;DEC2HEX(IF([.E23]=&quot;Y&quot;;8;9)*256*16+HEX2DEC([.H23])*16+IF([.C23]=&quot;Y&quot;;8;0)+IF([.D23]=&quot;Y&quot;;0;4)+3;4)))" office:value-type="string">
              <text:p>925F</text:p>
            </table:change-track-table-cell>
          </table:previous>
        </table:cell-content-change>
        <table:cell-content-change table:id="ct1609">
          <table:cell-address table:column="11" table:row="23" table:table="0"/>
          <office:change-info>
            <dc:creator>Mike </dc:creator>
            <dc:date>2011-08-10T16:09:08.59</dc:date>
          </office:change-info>
          <table:previous table:id="ct1369">
            <table:change-track-table-cell table:cell-address="Sheet1.L24" table:formula="of:=IF([.F24]=&quot;&quot;;&quot;&quot;;IF([.B24]=&quot;Y&quot;;&quot;Eddd&quot;;DEC2HEX(IF([.E24]=&quot;Y&quot;;8;9)*256*16+HEX2DEC([.H24])*16+IF([.C24]=&quot;Y&quot;;8;0)+IF([.D24]=&quot;Y&quot;;0;4)+3;4)))" office:value-type="string">
              <text:p>926B</text:p>
            </table:change-track-table-cell>
          </table:previous>
        </table:cell-content-change>
        <table:cell-content-change table:id="ct1610">
          <table:cell-address table:column="11" table:row="24" table:table="0"/>
          <office:change-info>
            <dc:creator>Mike </dc:creator>
            <dc:date>2011-08-10T16:09:08.59</dc:date>
          </office:change-info>
          <table:previous table:id="ct1371">
            <table:change-track-table-cell table:cell-address="Sheet1.L25" table:formula="of:=IF([.F25]=&quot;&quot;;&quot;&quot;;IF([.B25]=&quot;Y&quot;;&quot;Eddd&quot;;DEC2HEX(IF([.E25]=&quot;Y&quot;;8;9)*256*16+HEX2DEC([.H25])*16+IF([.C25]=&quot;Y&quot;;8;0)+IF([.D25]=&quot;Y&quot;;0;4)+3;4)))" office:value-type="string">
              <text:p>828F</text:p>
            </table:change-track-table-cell>
          </table:previous>
        </table:cell-content-change>
        <table:cell-content-change table:id="ct1611">
          <table:cell-address table:column="11" table:row="25" table:table="0"/>
          <office:change-info>
            <dc:creator>Mike </dc:creator>
            <dc:date>2011-08-10T16:09:08.59</dc:date>
          </office:change-info>
          <table:previous table:id="ct1372">
            <table:change-track-table-cell table:cell-address="Sheet1.L26" table:formula="of:=IF([.F26]=&quot;&quot;;&quot;&quot;;IF([.B26]=&quot;Y&quot;;&quot;Eddd&quot;;DEC2HEX(IF([.E26]=&quot;Y&quot;;8;9)*256*16+HEX2DEC([.H26])*16+IF([.C26]=&quot;Y&quot;;8;0)+IF([.D26]=&quot;Y&quot;;0;4)+3;4)))" office:value-type="string">
              <text:p>929F</text:p>
            </table:change-track-table-cell>
          </table:previous>
        </table:cell-content-change>
        <table:cell-content-change table:id="ct1612">
          <table:cell-address table:column="11" table:row="26" table:table="0"/>
          <office:change-info>
            <dc:creator>Mike </dc:creator>
            <dc:date>2011-08-10T16:09:08.59</dc:date>
          </office:change-info>
          <table:previous table:id="ct1373">
            <table:change-track-table-cell table:cell-address="Sheet1.L27" table:formula="of:=IF([.F27]=&quot;&quot;;&quot;&quot;;IF([.B27]=&quot;Y&quot;;&quot;Eddd&quot;;DEC2HEX(IF([.E27]=&quot;Y&quot;;8;9)*256*16+HEX2DEC([.H27])*16+IF([.C27]=&quot;Y&quot;;8;0)+IF([.D27]=&quot;Y&quot;;0;4)+3;4)))" office:value-type="string">
              <text:p>92AB</text:p>
            </table:change-track-table-cell>
          </table:previous>
        </table:cell-content-change>
        <table:cell-content-change table:id="ct1613">
          <table:cell-address table:column="11" table:row="27" table:table="0"/>
          <office:change-info>
            <dc:creator>Mike </dc:creator>
            <dc:date>2011-08-10T16:09:08.59</dc:date>
          </office:change-info>
          <table:previous table:id="ct1374">
            <table:change-track-table-cell table:cell-address="Sheet1.L28" table:formula="of:=IF([.F28]=&quot;&quot;;&quot;&quot;;IF([.B28]=&quot;Y&quot;;&quot;Eddd&quot;;DEC2HEX(IF([.E28]=&quot;Y&quot;;8;9)*256*16+HEX2DEC([.H28])*16+IF([.C28]=&quot;Y&quot;;8;0)+IF([.D28]=&quot;Y&quot;;0;4)+3;4)))" office:value-type="string">
              <text:p>Eddd</text:p>
            </table:change-track-table-cell>
          </table:previous>
        </table:cell-content-change>
        <table:cell-content-change table:id="ct1614">
          <table:cell-address table:column="11" table:row="28" table:table="0"/>
          <office:change-info>
            <dc:creator>Mike </dc:creator>
            <dc:date>2011-08-10T16:09:08.59</dc:date>
          </office:change-info>
          <table:previous table:id="ct1375">
            <table:change-track-table-cell table:cell-address="Sheet1.L29" table:formula="of:=IF([.F29]=&quot;&quot;;&quot;&quot;;IF([.B29]=&quot;Y&quot;;&quot;Eddd&quot;;DEC2HEX(IF([.E29]=&quot;Y&quot;;8;9)*256*16+HEX2DEC([.H29])*16+IF([.C29]=&quot;Y&quot;;8;0)+IF([.D29]=&quot;Y&quot;;0;4)+3;4)))" office:value-type="string">
              <text:p>82B7</text:p>
            </table:change-track-table-cell>
          </table:previous>
        </table:cell-content-change>
        <table:cell-content-change table:id="ct1615">
          <table:cell-address table:column="11" table:row="29" table:table="0"/>
          <office:change-info>
            <dc:creator>Mike </dc:creator>
            <dc:date>2011-08-10T16:09:08.59</dc:date>
          </office:change-info>
          <table:previous table:id="ct1376">
            <table:change-track-table-cell table:cell-address="Sheet1.L30" table:formula="of:=IF([.F30]=&quot;&quot;;&quot;&quot;;IF([.B30]=&quot;Y&quot;;&quot;Eddd&quot;;DEC2HEX(IF([.E30]=&quot;Y&quot;;8;9)*256*16+HEX2DEC([.H30])*16+IF([.C30]=&quot;Y&quot;;8;0)+IF([.D30]=&quot;Y&quot;;0;4)+3;4)))" office:value-type="string">
              <text:p>82CF</text:p>
            </table:change-track-table-cell>
          </table:previous>
        </table:cell-content-change>
        <table:cell-content-change table:id="ct1616">
          <table:cell-address table:column="11" table:row="30" table:table="0"/>
          <office:change-info>
            <dc:creator>Mike </dc:creator>
            <dc:date>2011-08-10T16:09:08.59</dc:date>
          </office:change-info>
          <table:previous table:id="ct1377">
            <table:change-track-table-cell table:cell-address="Sheet1.L31" table:formula="of:=IF([.F31]=&quot;&quot;;&quot;&quot;;IF([.B31]=&quot;Y&quot;;&quot;Eddd&quot;;DEC2HEX(IF([.E31]=&quot;Y&quot;;8;9)*256*16+HEX2DEC([.H31])*16+IF([.C31]=&quot;Y&quot;;8;0)+IF([.D31]=&quot;Y&quot;;0;4)+3;4)))" office:value-type="string">
              <text:p>82DF</text:p>
            </table:change-track-table-cell>
          </table:previous>
        </table:cell-content-change>
        <table:cell-content-change table:id="ct1617">
          <table:cell-address table:column="11" table:row="31" table:table="0"/>
          <office:change-info>
            <dc:creator>Mike </dc:creator>
            <dc:date>2011-08-10T16:09:08.59</dc:date>
          </office:change-info>
          <table:previous table:id="ct1378">
            <table:change-track-table-cell table:cell-address="Sheet1.L32" table:formula="of:=IF([.F32]=&quot;&quot;;&quot;&quot;;IF([.B32]=&quot;Y&quot;;&quot;Eddd&quot;;DEC2HEX(IF([.E32]=&quot;Y&quot;;8;9)*256*16+HEX2DEC([.H32])*16+IF([.C32]=&quot;Y&quot;;8;0)+IF([.D32]=&quot;Y&quot;;0;4)+3;4)))" office:value-type="string"/>
          </table:previous>
        </table:cell-content-change>
        <table:cell-content-change table:id="ct1618">
          <table:cell-address table:column="11" table:row="32" table:table="0"/>
          <office:change-info>
            <dc:creator>Mike </dc:creator>
            <dc:date>2011-08-10T16:09:08.59</dc:date>
          </office:change-info>
          <table:previous table:id="ct1572">
            <table:change-track-table-cell table:cell-address="Sheet1.L33" table:formula="of:=IF([.F33]=&quot;&quot;;&quot;&quot;;IF([.B33]=&quot;Y&quot;;&quot;Eddd&quot;;DEC2HEX(IF([.E33]=&quot;Y&quot;;8;9)*256*16+HEX2DEC([.H33])*16+IF([.C33]=&quot;Y&quot;;8;0)+IF([.D33]=&quot;Y&quot;;0;4)+3;4)))" office:value-type="string"/>
          </table:previous>
        </table:cell-content-change>
        <table:cell-content-change table:id="ct1619">
          <table:cell-address table:column="11" table:row="33" table:table="0"/>
          <office:change-info>
            <dc:creator>Mike </dc:creator>
            <dc:date>2011-08-10T16:09:08.59</dc:date>
          </office:change-info>
          <table:previous table:id="ct1573">
            <table:change-track-table-cell table:cell-address="Sheet1.L34" table:formula="of:=IF([.F34]=&quot;&quot;;&quot;&quot;;IF([.B34]=&quot;Y&quot;;&quot;Eddd&quot;;DEC2HEX(IF([.E34]=&quot;Y&quot;;8;9)*256*16+HEX2DEC([.H34])*16+IF([.C34]=&quot;Y&quot;;8;0)+IF([.D34]=&quot;Y&quot;;0;4)+3;4)))" office:value-type="string">
              <text:p>9517</text:p>
            </table:change-track-table-cell>
          </table:previous>
        </table:cell-content-change>
        <table:cell-content-change table:id="ct1620">
          <table:cell-address table:column="11" table:row="37" table:table="0"/>
          <office:change-info>
            <dc:creator>Mike </dc:creator>
            <dc:date>2011-08-10T16:09:08.59</dc:date>
          </office:change-info>
          <table:previous table:id="ct1379">
            <table:change-track-table-cell table:cell-address="Sheet1.L38" table:formula="of:=IF([.F38]=&quot;&quot;;&quot;&quot;;IF([.B38]=&quot;Y&quot;;&quot;Eddd&quot;;DEC2HEX(IF([.E38]=&quot;Y&quot;;8;9)*256*16+HEX2DEC([.H38])*16+IF([.C38]=&quot;Y&quot;;8;0)+IF([.D38]=&quot;Y&quot;;0;4)+3;4)))" office:value-type="string"/>
          </table:previous>
        </table:cell-content-change>
        <table:cell-content-change table:id="ct1621">
          <table:cell-address table:column="11" table:row="38" table:table="0"/>
          <office:change-info>
            <dc:creator>Mike </dc:creator>
            <dc:date>2011-08-10T16:09:08.59</dc:date>
          </office:change-info>
          <table:previous table:id="ct1380">
            <table:change-track-table-cell table:cell-address="Sheet1.L39" table:formula="of:=IF([.F39]=&quot;&quot;;&quot;&quot;;IF([.B39]=&quot;Y&quot;;&quot;Eddd&quot;;DEC2HEX(IF([.E39]=&quot;Y&quot;;8;9)*256*16+HEX2DEC([.H39])*16+IF([.C39]=&quot;Y&quot;;8;0)+IF([.D39]=&quot;Y&quot;;0;4)+3;4)))" office:value-type="string"/>
          </table:previous>
        </table:cell-content-change>
        <table:cell-content-change table:id="ct1622">
          <table:cell-address table:column="11" table:row="39" table:table="0"/>
          <office:change-info>
            <dc:creator>Mike </dc:creator>
            <dc:date>2011-08-10T16:09:08.59</dc:date>
          </office:change-info>
          <table:previous table:id="ct1579">
            <table:change-track-table-cell office:value-type="string">
              <text:p>B/C/D/E ddd</text:p>
            </table:change-track-table-cell>
          </table:previous>
        </table:cell-content-change>
        <table:cell-content-change table:id="ct1623">
          <table:cell-address table:column="11" table:row="40" table:table="0"/>
          <office:change-info>
            <dc:creator>Mike </dc:creator>
            <dc:date>2011-08-10T16:09:08.59</dc:date>
          </office:change-info>
          <table:previous table:id="ct1383">
            <table:change-track-table-cell table:cell-address="Sheet1.L41" table:formula="of:=IF([.F41]=&quot;&quot;;&quot;&quot;;IF([.B41]=&quot;Y&quot;;&quot;Eddd&quot;;DEC2HEX(IF([.E41]=&quot;Y&quot;;8;9)*256*16+HEX2DEC([.H41])*16+IF([.C41]=&quot;Y&quot;;8;0)+IF([.D41]=&quot;Y&quot;;0;4)+3;4)))" office:value-type="string">
              <text:p>Eddd</text:p>
            </table:change-track-table-cell>
          </table:previous>
        </table:cell-content-change>
        <table:cell-content-change table:id="ct1624">
          <table:cell-address table:column="11" table:row="41" table:table="0"/>
          <office:change-info>
            <dc:creator>Mike </dc:creator>
            <dc:date>2011-08-10T16:09:08.59</dc:date>
          </office:change-info>
          <table:previous table:id="ct1384">
            <table:change-track-table-cell table:cell-address="Sheet1.L42" table:formula="of:=IF([.F42]=&quot;&quot;;&quot;&quot;;IF([.B42]=&quot;Y&quot;;&quot;Eddd&quot;;DEC2HEX(IF([.E42]=&quot;Y&quot;;8;9)*256*16+HEX2DEC([.H42])*16+IF([.C42]=&quot;Y&quot;;8;0)+IF([.D42]=&quot;Y&quot;;0;4)+3;4)))" office:value-type="string">
              <text:p>Eddd</text:p>
            </table:change-track-table-cell>
          </table:previous>
        </table:cell-content-change>
        <table:cell-content-change table:id="ct1625">
          <table:cell-address table:column="11" table:row="42" table:table="0"/>
          <office:change-info>
            <dc:creator>Mike </dc:creator>
            <dc:date>2011-08-10T16:09:08.59</dc:date>
          </office:change-info>
          <table:previous table:id="ct1385">
            <table:change-track-table-cell table:cell-address="Sheet1.L43" table:formula="of:=IF([.F43]=&quot;&quot;;&quot;&quot;;IF([.B43]=&quot;Y&quot;;&quot;Eddd&quot;;DEC2HEX(IF([.E43]=&quot;Y&quot;;8;9)*256*16+HEX2DEC([.H43])*16+IF([.C43]=&quot;Y&quot;;8;0)+IF([.D43]=&quot;Y&quot;;0;4)+3;4)))" office:value-type="string"/>
          </table:previous>
        </table:cell-content-change>
        <table:cell-content-change table:id="ct1626">
          <table:cell-address table:column="11" table:row="43" table:table="0"/>
          <office:change-info>
            <dc:creator>Mike </dc:creator>
            <dc:date>2011-08-10T16:09:08.59</dc:date>
          </office:change-info>
          <table:previous table:id="ct1386">
            <table:change-track-table-cell table:cell-address="Sheet1.L44" table:formula="of:=IF([.F44]=&quot;&quot;;&quot;&quot;;IF([.B44]=&quot;Y&quot;;&quot;Eddd&quot;;DEC2HEX(IF([.E44]=&quot;Y&quot;;8;9)*256*16+HEX2DEC([.H44])*16+IF([.C44]=&quot;Y&quot;;8;0)+IF([.D44]=&quot;Y&quot;;0;4)+3;4)))" office:value-type="string"/>
          </table:previous>
        </table:cell-content-change>
        <table:cell-content-change table:id="ct1627">
          <table:cell-address table:column="11" table:row="44" table:table="0"/>
          <office:change-info>
            <dc:creator>Mike </dc:creator>
            <dc:date>2011-08-10T16:09:08.59</dc:date>
          </office:change-info>
          <table:previous table:id="ct1387">
            <table:change-track-table-cell table:cell-address="Sheet1.L45" table:formula="of:=IF([.F45]=&quot;&quot;;&quot;&quot;;IF([.B45]=&quot;Y&quot;;&quot;Eddd&quot;;DEC2HEX(IF([.E45]=&quot;Y&quot;;8;9)*256*16+HEX2DEC([.H45])*16+IF([.C45]=&quot;Y&quot;;8;0)+IF([.D45]=&quot;Y&quot;;0;4)+3;4)))" office:value-type="string"/>
          </table:previous>
        </table:cell-content-change>
        <table:cell-content-change table:id="ct1628">
          <table:cell-address table:column="11" table:row="45" table:table="0"/>
          <office:change-info>
            <dc:creator>Mike </dc:creator>
            <dc:date>2011-08-10T16:09:08.59</dc:date>
          </office:change-info>
          <table:previous table:id="ct1388">
            <table:change-track-table-cell table:cell-address="Sheet1.L46" table:formula="of:=IF([.F46]=&quot;&quot;;&quot;&quot;;IF([.B46]=&quot;Y&quot;;&quot;Eddd&quot;;DEC2HEX(IF([.E46]=&quot;Y&quot;;8;9)*256*16+HEX2DEC([.H46])*16+IF([.C46]=&quot;Y&quot;;8;0)+IF([.D46]=&quot;Y&quot;;0;4)+3;4)))" office:value-type="string">
              <text:p>Eddd</text:p>
            </table:change-track-table-cell>
          </table:previous>
        </table:cell-content-change>
        <table:cell-content-change table:id="ct1629">
          <table:cell-address table:column="11" table:row="46" table:table="0"/>
          <office:change-info>
            <dc:creator>Mike </dc:creator>
            <dc:date>2011-08-10T16:09:08.59</dc:date>
          </office:change-info>
          <table:previous table:id="ct1389">
            <table:change-track-table-cell table:cell-address="Sheet1.L47" table:formula="of:=IF([.F47]=&quot;&quot;;&quot;&quot;;IF([.B47]=&quot;Y&quot;;&quot;Eddd&quot;;DEC2HEX(IF([.E47]=&quot;Y&quot;;8;9)*256*16+HEX2DEC([.H47])*16+IF([.C47]=&quot;Y&quot;;8;0)+IF([.D47]=&quot;Y&quot;;0;4)+3;4)))" office:value-type="string"/>
          </table:previous>
        </table:cell-content-change>
        <table:cell-content-change table:id="ct1630">
          <table:cell-address table:column="11" table:row="47" table:table="0"/>
          <office:change-info>
            <dc:creator>Mike </dc:creator>
            <dc:date>2011-08-10T16:09:08.59</dc:date>
          </office:change-info>
          <table:previous table:id="ct1390">
            <table:change-track-table-cell table:cell-address="Sheet1.L48" table:formula="of:=IF([.F48]=&quot;&quot;;&quot;&quot;;IF([.B48]=&quot;Y&quot;;&quot;Eddd&quot;;DEC2HEX(IF([.E48]=&quot;Y&quot;;8;9)*256*16+HEX2DEC([.H48])*16+IF([.C48]=&quot;Y&quot;;8;0)+IF([.D48]=&quot;Y&quot;;0;4)+3;4)))" office:value-type="string">
              <text:p>Eddd</text:p>
            </table:change-track-table-cell>
          </table:previous>
        </table:cell-content-change>
        <table:cell-content-change table:id="ct1631">
          <table:cell-address table:column="11" table:row="48" table:table="0"/>
          <office:change-info>
            <dc:creator>Mike </dc:creator>
            <dc:date>2011-08-10T16:09:08.59</dc:date>
          </office:change-info>
          <table:previous table:id="ct1391">
            <table:change-track-table-cell table:cell-address="Sheet1.L49" table:formula="of:=IF([.F49]=&quot;&quot;;&quot;&quot;;IF([.B49]=&quot;Y&quot;;&quot;Eddd&quot;;DEC2HEX(IF([.E49]=&quot;Y&quot;;8;9)*256*16+HEX2DEC([.H49])*16+IF([.C49]=&quot;Y&quot;;8;0)+IF([.D49]=&quot;Y&quot;;0;4)+3;4)))" office:value-type="string"/>
          </table:previous>
        </table:cell-content-change>
        <table:cell-content-change table:id="ct1632">
          <table:cell-address table:column="11" table:row="49" table:table="0"/>
          <office:change-info>
            <dc:creator>Mike </dc:creator>
            <dc:date>2011-08-10T16:09:08.59</dc:date>
          </office:change-info>
          <table:previous table:id="ct1392">
            <table:change-track-table-cell table:cell-address="Sheet1.L50" table:formula="of:=IF([.F50]=&quot;&quot;;&quot;&quot;;IF([.B50]=&quot;Y&quot;;&quot;Eddd&quot;;DEC2HEX(IF([.E50]=&quot;Y&quot;;8;9)*256*16+HEX2DEC([.H50])*16+IF([.C50]=&quot;Y&quot;;8;0)+IF([.D50]=&quot;Y&quot;;0;4)+3;4)))" office:value-type="string"/>
          </table:previous>
        </table:cell-content-change>
        <table:cell-content-change table:id="ct1633">
          <table:cell-address table:column="11" table:row="50" table:table="0"/>
          <office:change-info>
            <dc:creator>Mike </dc:creator>
            <dc:date>2011-08-10T16:09:08.59</dc:date>
          </office:change-info>
          <table:previous table:id="ct1396">
            <table:change-track-table-cell office:value-type="string">
              <text:p>Fddd</text:p>
            </table:change-track-table-cell>
          </table:previous>
        </table:cell-content-change>
        <table:cell-content-change table:id="ct1634">
          <table:cell-address table:column="11" table:row="51" table:table="0"/>
          <office:change-info>
            <dc:creator>Mike </dc:creator>
            <dc:date>2011-08-10T16:09:08.59</dc:date>
          </office:change-info>
          <table:previous table:id="ct1394">
            <table:change-track-table-cell table:cell-address="Sheet1.L52" table:formula="of:=IF([.F52]=&quot;&quot;;&quot;&quot;;IF([.B52]=&quot;Y&quot;;&quot;Eddd&quot;;DEC2HEX(IF([.E52]=&quot;Y&quot;;8;9)*256*16+HEX2DEC([.H52])*16+IF([.C52]=&quot;Y&quot;;8;0)+IF([.D52]=&quot;Y&quot;;0;4)+3;4)))" office:value-type="string">
              <text:p>Eddd</text:p>
            </table:change-track-table-cell>
          </table:previous>
        </table:cell-content-change>
        <table:cell-content-change table:id="ct1635">
          <table:cell-address table:column="11" table:row="52" table:table="0"/>
          <office:change-info>
            <dc:creator>Mike </dc:creator>
            <dc:date>2011-08-10T16:09:08.59</dc:date>
          </office:change-info>
          <table:previous table:id="ct1395">
            <table:change-track-table-cell table:cell-address="Sheet1.L53" table:formula="of:=IF([.F53]=&quot;&quot;;&quot;&quot;;IF([.B53]=&quot;Y&quot;;&quot;Eddd&quot;;DEC2HEX(IF([.E53]=&quot;Y&quot;;8;9)*256*16+HEX2DEC([.H53])*16+IF([.C53]=&quot;Y&quot;;8;0)+IF([.D53]=&quot;Y&quot;;0;4)+3;4)))" office:value-type="string">
              <text:p>Eddd</text:p>
            </table:change-track-table-cell>
          </table:previous>
        </table:cell-content-change>
        <table:cell-content-change table:id="ct1636">
          <table:cell-address table:column="11" table:row="50" table:table="0"/>
          <office:change-info>
            <dc:creator>Mike </dc:creator>
            <dc:date>2011-08-10T16:09:23.08</dc:date>
          </office:change-info>
          <table:previous table:id="ct1633">
            <table:change-track-table-cell table:cell-address="Sheet1.L51" table:formula="of:=IF([.F51]=&quot;&quot;;&quot;&quot;;IF([.B51]=&quot;Y&quot;;&quot;1Eddd&quot;;DEC2HEX(256*256+IF([.E51]=&quot;Y&quot;;8;9)*256*16+HEX2DEC([.H51])*16+IF([.C51]=&quot;Y&quot;;8;0)+IF([.D51]=&quot;Y&quot;;0;4)+3;5)))" office:value-type="string">
              <text:p>1Eddd</text:p>
            </table:change-track-table-cell>
          </table:previous>
        </table:cell-content-change>
        <table:cell-content-change table:id="ct1637">
          <table:cell-address table:column="11" table:row="2" table:table="0"/>
          <office:change-info>
            <dc:creator>Mike </dc:creator>
            <dc:date>2011-08-10T16:11:31.27</dc:date>
          </office:change-info>
          <table:previous table:id="ct1515">
            <table:change-track-table-cell office:value-type="string">
              <text:p>Logical OR this with 0x10000 to get top 17 bits of CAN header, Logical OR this with 0x10000 to get top 17 bits of CAN header. ddd' refers to destination address.</text:p>
            </table:change-track-table-cell>
          </table:previous>
        </table:cell-content-change>
        <table:cell-content-change table:id="ct1638">
          <table:cell-address table:column="0" table:row="5" table:table="0"/>
          <office:change-info>
            <dc:creator>Mike </dc:creator>
            <dc:date>2011-08-10T16:12:54.56</dc:date>
          </office:change-info>
          <table:previous>
            <table:change-track-table-cell office:value-type="string">
              <text:p>Name</text:p>
            </table:change-track-table-cell>
          </table:previous>
        </table:cell-content-change>
        <table:cell-content-change table:id="ct1639">
          <table:cell-address table:column="11" table:row="39" table:table="0"/>
          <office:change-info>
            <dc:creator>Mike </dc:creator>
            <dc:date>2011-08-10T16:13:48.64</dc:date>
          </office:change-info>
          <table:previous table:id="ct1622">
            <table:change-track-table-cell table:cell-address="Sheet1.L40" table:formula="of:=IF([.F40]=&quot;&quot;;&quot;&quot;;IF([.B40]=&quot;Y&quot;;&quot;1Eddd&quot;;DEC2HEX(256*256+IF([.E40]=&quot;Y&quot;;8;9)*256*16+HEX2DEC([.H40])*16+IF([.C40]=&quot;Y&quot;;8;0)+IF([.D40]=&quot;Y&quot;;0;4)+3;5)))" office:value-type="string">
              <text:p>1Eddd</text:p>
            </table:change-track-table-cell>
          </table:previous>
        </table:cell-content-change>
        <table:cell-content-change table:id="ct1640">
          <table:cell-address table:column="3" table:row="2" table:table="0"/>
          <office:change-info>
            <dc:creator>David Harris</dc:creator>
            <dc:date>2011-08-11T05:03:18</dc:date>
          </office:change-info>
          <table:previous table:id="ct503">
            <table:change-track-table-cell office:value-type="string">
              <text:p>CAN flag ?</text:p>
            </table:change-track-table-cell>
          </table:previous>
        </table:cell-content-change>
        <table:cell-content-change table:id="ct1641">
          <table:cell-address table:column="0" table:row="21" table:table="0"/>
          <office:change-info>
            <dc:creator>David Harris</dc:creator>
            <dc:date>2011-08-11T05:27:41</dc:date>
          </office:change-info>
          <table:previous>
            <table:change-track-table-cell office:value-type="string">
              <text:p>Identify Consumers</text:p>
            </table:change-track-table-cell>
          </table:previous>
        </table:cell-content-change>
        <table:cell-content-change table:id="ct1642">
          <table:cell-address table:column="0" table:row="24" table:table="0"/>
          <office:change-info>
            <dc:creator>David Harris</dc:creator>
            <dc:date>2011-08-11T05:27:50</dc:date>
          </office:change-info>
          <table:previous>
            <table:change-track-table-cell office:value-type="string">
              <text:p>Identify Producers</text:p>
            </table:change-track-table-cell>
          </table:previous>
        </table:cell-content-change>
        <table:cell-content-change table:id="ct1643">
          <table:cell-address table:column="4" table:row="12" table:table="0"/>
          <office:change-info>
            <dc:creator>Bob Jacobsen</dc:creator>
            <dc:date>2011-09-11T05:04:49</dc:date>
          </office:change-info>
          <table:previous>
            <table:change-track-table-cell/>
          </table:previous>
        </table:cell-content-change>
        <table:cell-content-change table:id="ct1644">
          <table:cell-address table:column="4" table:row="12" table:table="0"/>
          <office:change-info>
            <dc:creator>Bob Jacobsen</dc:creator>
            <dc:date>2011-09-11T05:05:29</dc:date>
          </office:change-info>
          <table:previous table:id="ct1643">
            <table:change-track-table-cell office:value-type="string">
              <text:p>Y</text:p>
            </table:change-track-table-cell>
          </table:previous>
        </table:cell-content-change>
        <table:cell-content-change table:id="ct1645">
          <table:cell-address table:column="4" table:row="12" table:table="0"/>
          <office:change-info>
            <dc:creator>Bob Jacobsen</dc:creator>
            <dc:date>2011-09-11T05:05:35</dc:date>
          </office:change-info>
          <table:previous table:id="ct1644">
            <table:change-track-table-cell/>
          </table:previous>
        </table:cell-content-change>
        <table:cell-content-change table:id="ct1646">
          <table:cell-address table:column="13" table:row="8" table:table="0"/>
          <office:change-info>
            <dc:creator>Bob Jacobsen</dc:creator>
            <dc:date>2011-09-11T05:06:41</dc:date>
          </office:change-info>
          <table:previous>
            <table:change-track-table-cell/>
          </table:previous>
        </table:cell-content-change>
        <table:cell-content-change table:id="ct1647">
          <table:cell-address table:column="4" table:row="17" table:table="0"/>
          <office:change-info>
            <dc:creator>Bob Jacobsen</dc:creator>
            <dc:date>2011-09-11T05:06:42</dc:date>
          </office:change-info>
          <table:previous table:id="ct481">
            <table:change-track-table-cell office:value-type="string">
              <text:p>Y</text:p>
            </table:change-track-table-cell>
          </table:previous>
        </table:cell-content-change>
        <table:cell-content-change table:id="ct1648">
          <table:cell-address table:column="11" table:row="39" table:table="0"/>
          <office:change-info>
            <dc:creator>Bob Jacobsen</dc:creator>
            <dc:date>2011-09-11T05:15:25</dc:date>
          </office:change-info>
          <table:previous table:id="ct1639">
            <table:change-track-table-cell office:value-type="string">
              <text:p>1 B/C/D/E ddd</text:p>
            </table:change-track-table-cell>
          </table:previous>
        </table:cell-content-change>
        <table:cell-content-change table:id="ct1649">
          <table:cell-address table:column="11" table:row="39" table:table="0"/>
          <office:change-info>
            <dc:creator>Bob Jacobsen</dc:creator>
            <dc:date>2011-09-11T05:18:53</dc:date>
          </office:change-info>
          <table:previous table:id="ct1648">
            <table:change-track-table-cell office:value-type="string">
              <text:p>1 B/C/D ddd</text:p>
            </table:change-track-table-cell>
          </table:previous>
        </table:cell-content-change>
        <table:cell-content-change table:id="ct1650">
          <table:cell-address table:column="13" table:row="39" table:table="0"/>
          <office:change-info>
            <dc:creator>Bob Jacobsen</dc:creator>
            <dc:date>2011-09-11T05:19:37</dc:date>
          </office:change-info>
          <table:previous>
            <table:change-track-table-cell office:value-type="string">
              <text:p>Data (0-8 bytes)</text:p>
            </table:change-track-table-cell>
          </table:previous>
        </table:cell-content-change>
        <table:cell-content-change table:id="ct1651">
          <table:cell-address table:column="13" table:row="39" table:table="0"/>
          <office:change-info>
            <dc:creator>Bob Jacobsen</dc:creator>
            <dc:date>2011-09-11T05:26:37</dc:date>
          </office:change-info>
          <table:previous table:id="ct1650">
            <table:change-track-table-cell office:value-type="string">
              <text:p>Data (0-8 bytes))</text:p>
            </table:change-track-table-cell>
          </table:previous>
        </table:cell-content-change>
        <table:cell-content-change table:id="ct1652">
          <table:cell-address table:column="4" table:row="18" table:table="0"/>
          <office:change-info>
            <dc:creator>Bob Jacobsen</dc:creator>
            <dc:date>2011-09-11T05:37:06</dc:date>
          </office:change-info>
          <table:previous table:id="ct482">
            <table:change-track-table-cell office:value-type="string">
              <text:p>Y</text:p>
            </table:change-track-table-cell>
          </table:previous>
        </table:cell-content-change>
        <table:cell-content-change table:id="ct1653">
          <table:cell-address table:column="9" table:row="17" table:table="0"/>
          <office:change-info>
            <dc:creator>Bob Jacobsen</dc:creator>
            <dc:date>2011-09-11T05:39:06</dc:date>
          </office:change-info>
          <table:previous table:id="ct1448">
            <table:change-track-table-cell table:cell-address="Sheet1.J18" table:formula="of:=IF([.F18]=&quot;&quot;;&quot;&quot;;DEC2HEX(1*(16*256)+HEX2DEC([.H18])*16+IF([.B18]=&quot;Y&quot;;4;0)+IF([.C18]=&quot;Y&quot;;2;0)+IF([.D18]=&quot;Y&quot;;1;0)+IF(NOT ([.E18]=&quot;Y&quot;);2*16*256;0);4))" office:value-type="string">
              <text:p>32E4</text:p>
            </table:change-track-table-cell>
          </table:previous>
        </table:cell-content-change>
        <table:cell-content-change table:id="ct1654">
          <table:cell-address table:column="9" table:row="17" table:table="0"/>
          <office:change-info>
            <dc:creator>Bob Jacobsen</dc:creator>
            <dc:date>2011-09-11T05:39:57</dc:date>
          </office:change-info>
          <table:previous table:id="ct1653">
            <table:change-track-table-cell table:cell-address="Sheet1.J18" table:formula="of:=IF([.F18]=&quot;&quot;;&quot;&quot;;DEC2HEX(1*(16*256)+HEX2DEC([.H18])*16+IF([.B18]=&quot;Y&quot;;4;0)+IF([.C18]=&quot;Y&quot;;2;0)+IF([.D18]=&quot;Y&quot;;1;0)+IF(NOT ([.E18]=&quot;Y&quot; or [.B18]=&quot;Y&quot;);2*16*256;0);4))" office:value-type="string"/>
          </table:previous>
        </table:cell-content-change>
        <table:cell-content-change table:id="ct1655">
          <table:cell-address table:column="9" table:row="18" table:table="0"/>
          <office:change-info>
            <dc:creator>Bob Jacobsen</dc:creator>
            <dc:date>2011-09-11T05:40:01</dc:date>
          </office:change-info>
          <table:previous table:id="ct1449">
            <table:change-track-table-cell table:cell-address="Sheet1.J19" table:formula="of:=IF([.F19]=&quot;&quot;;&quot;&quot;;DEC2HEX(1*(16*256)+HEX2DEC([.H19])*16+IF([.B19]=&quot;Y&quot;;4;0)+IF([.C19]=&quot;Y&quot;;2;0)+IF([.D19]=&quot;Y&quot;;1;0)+IF(NOT ([.E19]=&quot;Y&quot;);2*16*256;0);4))" office:value-type="string">
              <text:p>32F4</text:p>
            </table:change-track-table-cell>
          </table:previous>
        </table:cell-content-change>
        <table:cell-content-change table:id="ct1656">
          <table:cell-address table:column="9" table:row="14" table:table="0"/>
          <office:change-info>
            <dc:creator>Bob Jacobsen</dc:creator>
            <dc:date>2011-09-11T05:40:03</dc:date>
          </office:change-info>
          <table:previous table:id="ct1445">
            <table:change-track-table-cell table:cell-address="Sheet1.J15" table:formula="of:=IF([.F15]=&quot;&quot;;&quot;&quot;;DEC2HEX(1*(16*256)+HEX2DEC([.H15])*16+IF([.B15]=&quot;Y&quot;;4;0)+IF([.C15]=&quot;Y&quot;;2;0)+IF([.D15]=&quot;Y&quot;;1;0)+IF(NOT ([.E15]=&quot;Y&quot;);2*16*256;0);4))" office:value-type="string">
              <text:p>30D4</text:p>
            </table:change-track-table-cell>
          </table:previous>
        </table:cell-content-change>
        <table:cell-content-change table:id="ct1657">
          <table:cell-address table:column="9" table:row="13" table:table="0"/>
          <office:change-info>
            <dc:creator>Bob Jacobsen</dc:creator>
            <dc:date>2011-09-11T05:40:04</dc:date>
          </office:change-info>
          <table:previous table:id="ct1444">
            <table:change-track-table-cell table:cell-address="Sheet1.J14" table:formula="of:=IF([.F14]=&quot;&quot;;&quot;&quot;;DEC2HEX(1*(16*256)+HEX2DEC([.H14])*16+IF([.B14]=&quot;Y&quot;;4;0)+IF([.C14]=&quot;Y&quot;;2;0)+IF([.D14]=&quot;Y&quot;;1;0)+IF(NOT ([.E14]=&quot;Y&quot;);2*16*256;0);4))" office:value-type="string">
              <text:p>30C4</text:p>
            </table:change-track-table-cell>
          </table:previous>
        </table:cell-content-change>
        <table:cell-content-change table:id="ct1658">
          <table:cell-address table:column="9" table:row="12" table:table="0"/>
          <office:change-info>
            <dc:creator>Bob Jacobsen</dc:creator>
            <dc:date>2011-09-11T05:40:05</dc:date>
          </office:change-info>
          <table:previous table:id="ct1443">
            <table:change-track-table-cell table:cell-address="Sheet1.J13" table:formula="of:=IF([.F13]=&quot;&quot;;&quot;&quot;;DEC2HEX(1*(16*256)+HEX2DEC([.H13])*16+IF([.B13]=&quot;Y&quot;;4;0)+IF([.C13]=&quot;Y&quot;;2;0)+IF([.D13]=&quot;Y&quot;;1;0)+IF(NOT ([.E13]=&quot;Y&quot;);2*16*256;0);4))" office:value-type="string">
              <text:p>10B0</text:p>
            </table:change-track-table-cell>
          </table:previous>
        </table:cell-content-change>
        <table:cell-content-change table:id="ct1659">
          <table:cell-address table:column="9" table:row="11" table:table="0"/>
          <office:change-info>
            <dc:creator>Bob Jacobsen</dc:creator>
            <dc:date>2011-09-11T05:40:09</dc:date>
          </office:change-info>
          <table:previous table:id="ct1442">
            <table:change-track-table-cell table:cell-address="Sheet1.J12" table:formula="of:=IF([.F12]=&quot;&quot;;&quot;&quot;;DEC2HEX(1*(16*256)+HEX2DEC([.H12])*16+IF([.B12]=&quot;Y&quot;;4;0)+IF([.C12]=&quot;Y&quot;;2;0)+IF([.D12]=&quot;Y&quot;;1;0)+IF(NOT ([.E12]=&quot;Y&quot;);2*16*256;0);4))" office:value-type="string">
              <text:p>10A0</text:p>
            </table:change-track-table-cell>
          </table:previous>
        </table:cell-content-change>
        <table:cell-content-change table:id="ct1660">
          <table:cell-address table:column="9" table:row="10" table:table="0"/>
          <office:change-info>
            <dc:creator>Bob Jacobsen</dc:creator>
            <dc:date>2011-09-11T05:40:10</dc:date>
          </office:change-info>
          <table:previous table:id="ct1441">
            <table:change-track-table-cell table:cell-address="Sheet1.J11" table:formula="of:=IF([.F11]=&quot;&quot;;&quot;&quot;;DEC2HEX(1*(16*256)+HEX2DEC([.H11])*16+IF([.B11]=&quot;Y&quot;;4;0)+IF([.C11]=&quot;Y&quot;;2;0)+IF([.D11]=&quot;Y&quot;;1;0)+IF(NOT ([.E11]=&quot;Y&quot;);2*16*256;0);4))" office:value-type="string">
              <text:p>30A4</text:p>
            </table:change-track-table-cell>
          </table:previous>
        </table:cell-content-change>
        <table:cell-content-change table:id="ct1661">
          <table:cell-address table:column="9" table:row="9" table:table="0"/>
          <office:change-info>
            <dc:creator>Bob Jacobsen</dc:creator>
            <dc:date>2011-09-11T05:40:11</dc:date>
          </office:change-info>
          <table:previous table:id="ct1440">
            <table:change-track-table-cell table:cell-address="Sheet1.J10" table:formula="of:=IF([.F10]=&quot;&quot;;&quot;&quot;;DEC2HEX(1*(16*256)+HEX2DEC([.H10])*16+IF([.B10]=&quot;Y&quot;;4;0)+IF([.C10]=&quot;Y&quot;;2;0)+IF([.D10]=&quot;Y&quot;;1;0)+IF(NOT ([.E10]=&quot;Y&quot;);2*16*256;0);4))" office:value-type="string">
              <text:p>3080</text:p>
            </table:change-track-table-cell>
          </table:previous>
        </table:cell-content-change>
        <table:cell-content-change table:id="ct1662">
          <table:cell-address table:column="9" table:row="8" table:table="0"/>
          <office:change-info>
            <dc:creator>Bob Jacobsen</dc:creator>
            <dc:date>2011-09-11T05:40:12</dc:date>
          </office:change-info>
          <table:previous table:id="ct1558">
            <table:change-track-table-cell table:cell-address="Sheet1.J9" table:formula="of:=IF([.F9]=&quot;&quot;;&quot;&quot;;DEC2HEX(1*(16*256)+HEX2DEC([.H9])*16+IF([.B9]=&quot;Y&quot;;4;0)+IF([.C9]=&quot;Y&quot;;2;0)+IF([.D9]=&quot;Y&quot;;1;0)+IF(NOT ([.E9]=&quot;Y&quot;);2*16*256;0);4))" office:value-type="string">
              <text:p>3010</text:p>
            </table:change-track-table-cell>
          </table:previous>
        </table:cell-content-change>
        <table:cell-content-change table:id="ct1663">
          <table:cell-address table:column="9" table:row="7" table:table="0"/>
          <office:change-info>
            <dc:creator>Bob Jacobsen</dc:creator>
            <dc:date>2011-09-11T05:40:13</dc:date>
          </office:change-info>
          <table:previous table:id="ct1557">
            <table:change-track-table-cell table:cell-address="Sheet1.J8" table:formula="of:=IF([.F8]=&quot;&quot;;&quot;&quot;;DEC2HEX(1*(16*256)+HEX2DEC([.H8])*16+IF([.B8]=&quot;Y&quot;;4;0)+IF([.C8]=&quot;Y&quot;;2;0)+IF([.D8]=&quot;Y&quot;;1;0)+IF(NOT ([.E8]=&quot;Y&quot;);2*16*256;0);4))" office:value-type="string">
              <text:p>3000</text:p>
            </table:change-track-table-cell>
          </table:previous>
        </table:cell-content-change>
        <table:cell-content-change table:id="ct1664">
          <table:cell-address table:column="9" table:row="21" table:table="0"/>
          <office:change-info>
            <dc:creator>Bob Jacobsen</dc:creator>
            <dc:date>2011-09-11T05:40:19</dc:date>
          </office:change-info>
          <table:previous table:id="ct1452">
            <table:change-track-table-cell table:cell-address="Sheet1.J22" table:formula="of:=IF([.F22]=&quot;&quot;;&quot;&quot;;DEC2HEX(1*(16*256)+HEX2DEC([.H22])*16+IF([.B22]=&quot;Y&quot;;4;0)+IF([.C22]=&quot;Y&quot;;2;0)+IF([.D22]=&quot;Y&quot;;1;0)+IF(NOT ([.E22]=&quot;Y&quot;);2*16*256;0);4))" office:value-type="string">
              <text:p>1242</text:p>
            </table:change-track-table-cell>
          </table:previous>
        </table:cell-content-change>
        <table:cell-content-change table:id="ct1665">
          <table:cell-address table:column="9" table:row="22" table:table="0"/>
          <office:change-info>
            <dc:creator>Bob Jacobsen</dc:creator>
            <dc:date>2011-09-11T05:40:20</dc:date>
          </office:change-info>
          <table:previous table:id="ct1453">
            <table:change-track-table-cell table:cell-address="Sheet1.J23" table:formula="of:=IF([.F23]=&quot;&quot;;&quot;&quot;;DEC2HEX(1*(16*256)+HEX2DEC([.H23])*16+IF([.B23]=&quot;Y&quot;;4;0)+IF([.C23]=&quot;Y&quot;;2;0)+IF([.D23]=&quot;Y&quot;;1;0)+IF(NOT ([.E23]=&quot;Y&quot;);2*16*256;0);4))" office:value-type="string">
              <text:p>3252</text:p>
            </table:change-track-table-cell>
          </table:previous>
        </table:cell-content-change>
        <table:cell-content-change table:id="ct1666">
          <table:cell-address table:column="9" table:row="23" table:table="0"/>
          <office:change-info>
            <dc:creator>Bob Jacobsen</dc:creator>
            <dc:date>2011-09-11T05:40:23</dc:date>
          </office:change-info>
          <table:previous table:id="ct1454">
            <table:change-track-table-cell table:cell-address="Sheet1.J24" table:formula="of:=IF([.F24]=&quot;&quot;;&quot;&quot;;DEC2HEX(1*(16*256)+HEX2DEC([.H24])*16+IF([.B24]=&quot;Y&quot;;4;0)+IF([.C24]=&quot;Y&quot;;2;0)+IF([.D24]=&quot;Y&quot;;1;0)+IF(NOT ([.E24]=&quot;Y&quot;);2*16*256;0);4))" office:value-type="string">
              <text:p>3263</text:p>
            </table:change-track-table-cell>
          </table:previous>
        </table:cell-content-change>
        <table:cell-content-change table:id="ct1667">
          <table:cell-address table:column="9" table:row="24" table:table="0"/>
          <office:change-info>
            <dc:creator>Bob Jacobsen</dc:creator>
            <dc:date>2011-09-11T05:40:24</dc:date>
          </office:change-info>
          <table:previous table:id="ct1456">
            <table:change-track-table-cell table:cell-address="Sheet1.J25" table:formula="of:=IF([.F25]=&quot;&quot;;&quot;&quot;;DEC2HEX(1*(16*256)+HEX2DEC([.H25])*16+IF([.B25]=&quot;Y&quot;;4;0)+IF([.C25]=&quot;Y&quot;;2;0)+IF([.D25]=&quot;Y&quot;;1;0)+IF(NOT ([.E25]=&quot;Y&quot;);2*16*256;0);4))" office:value-type="string">
              <text:p>1282</text:p>
            </table:change-track-table-cell>
          </table:previous>
        </table:cell-content-change>
        <table:cell-content-change table:id="ct1668">
          <table:cell-address table:column="9" table:row="25" table:table="0"/>
          <office:change-info>
            <dc:creator>Bob Jacobsen</dc:creator>
            <dc:date>2011-09-11T05:40:25</dc:date>
          </office:change-info>
          <table:previous table:id="ct1457">
            <table:change-track-table-cell table:cell-address="Sheet1.J26" table:formula="of:=IF([.F26]=&quot;&quot;;&quot;&quot;;DEC2HEX(1*(16*256)+HEX2DEC([.H26])*16+IF([.B26]=&quot;Y&quot;;4;0)+IF([.C26]=&quot;Y&quot;;2;0)+IF([.D26]=&quot;Y&quot;;1;0)+IF(NOT ([.E26]=&quot;Y&quot;);2*16*256;0);4))" office:value-type="string">
              <text:p>3292</text:p>
            </table:change-track-table-cell>
          </table:previous>
        </table:cell-content-change>
        <table:cell-content-change table:id="ct1669">
          <table:cell-address table:column="9" table:row="26" table:table="0"/>
          <office:change-info>
            <dc:creator>Bob Jacobsen</dc:creator>
            <dc:date>2011-09-11T05:40:26</dc:date>
          </office:change-info>
          <table:previous table:id="ct1458">
            <table:change-track-table-cell table:cell-address="Sheet1.J27" table:formula="of:=IF([.F27]=&quot;&quot;;&quot;&quot;;DEC2HEX(1*(16*256)+HEX2DEC([.H27])*16+IF([.B27]=&quot;Y&quot;;4;0)+IF([.C27]=&quot;Y&quot;;2;0)+IF([.D27]=&quot;Y&quot;;1;0)+IF(NOT ([.E27]=&quot;Y&quot;);2*16*256;0);4))" office:value-type="string">
              <text:p>32A3</text:p>
            </table:change-track-table-cell>
          </table:previous>
        </table:cell-content-change>
        <table:cell-content-change table:id="ct1670">
          <table:cell-address table:column="9" table:row="27" table:table="0"/>
          <office:change-info>
            <dc:creator>Bob Jacobsen</dc:creator>
            <dc:date>2011-09-11T05:40:26</dc:date>
          </office:change-info>
          <table:previous table:id="ct1459">
            <table:change-track-table-cell table:cell-address="Sheet1.J28" table:formula="of:=IF([.F28]=&quot;&quot;;&quot;&quot;;DEC2HEX(1*(16*256)+HEX2DEC([.H28])*16+IF([.B28]=&quot;Y&quot;;4;0)+IF([.C28]=&quot;Y&quot;;2;0)+IF([.D28]=&quot;Y&quot;;1;0)+IF(NOT ([.E28]=&quot;Y&quot;);2*16*256;0);4))" office:value-type="string">
              <text:p>32B4</text:p>
            </table:change-track-table-cell>
          </table:previous>
        </table:cell-content-change>
        <table:cell-content-change table:id="ct1671">
          <table:cell-address table:column="9" table:row="28" table:table="0"/>
          <office:change-info>
            <dc:creator>Bob Jacobsen</dc:creator>
            <dc:date>2011-09-11T05:40:27</dc:date>
          </office:change-info>
          <table:previous table:id="ct1460">
            <table:change-track-table-cell table:cell-address="Sheet1.J29" table:formula="of:=IF([.F29]=&quot;&quot;;&quot;&quot;;DEC2HEX(1*(16*256)+HEX2DEC([.H29])*16+IF([.B29]=&quot;Y&quot;;4;0)+IF([.C29]=&quot;Y&quot;;2;0)+IF([.D29]=&quot;Y&quot;;1;0)+IF(NOT ([.E29]=&quot;Y&quot;);2*16*256;0);4))" office:value-type="string">
              <text:p>12B0</text:p>
            </table:change-track-table-cell>
          </table:previous>
        </table:cell-content-change>
        <table:cell-content-change table:id="ct1672">
          <table:cell-address table:column="9" table:row="29" table:table="0"/>
          <office:change-info>
            <dc:creator>Bob Jacobsen</dc:creator>
            <dc:date>2011-09-11T05:40:28</dc:date>
          </office:change-info>
          <table:previous table:id="ct1461">
            <table:change-track-table-cell table:cell-address="Sheet1.J30" table:formula="of:=IF([.F30]=&quot;&quot;;&quot;&quot;;DEC2HEX(1*(16*256)+HEX2DEC([.H30])*16+IF([.B30]=&quot;Y&quot;;4;0)+IF([.C30]=&quot;Y&quot;;2;0)+IF([.D30]=&quot;Y&quot;;1;0)+IF(NOT ([.E30]=&quot;Y&quot;);2*16*256;0);4))" office:value-type="string">
              <text:p>12C2</text:p>
            </table:change-track-table-cell>
          </table:previous>
        </table:cell-content-change>
        <table:cell-content-change table:id="ct1673">
          <table:cell-address table:column="9" table:row="30" table:table="0"/>
          <office:change-info>
            <dc:creator>Bob Jacobsen</dc:creator>
            <dc:date>2011-09-11T05:40:29</dc:date>
          </office:change-info>
          <table:previous table:id="ct1462">
            <table:change-track-table-cell table:cell-address="Sheet1.J31" table:formula="of:=IF([.F31]=&quot;&quot;;&quot;&quot;;DEC2HEX(1*(16*256)+HEX2DEC([.H31])*16+IF([.B31]=&quot;Y&quot;;4;0)+IF([.C31]=&quot;Y&quot;;2;0)+IF([.D31]=&quot;Y&quot;;1;0)+IF(NOT ([.E31]=&quot;Y&quot;);2*16*256;0);4))" office:value-type="string">
              <text:p>12D2</text:p>
            </table:change-track-table-cell>
          </table:previous>
        </table:cell-content-change>
        <table:cell-content-change table:id="ct1674">
          <table:cell-address table:column="9" table:row="33" table:table="0"/>
          <office:change-info>
            <dc:creator>Bob Jacobsen</dc:creator>
            <dc:date>2011-09-11T05:40:33</dc:date>
          </office:change-info>
          <table:previous table:id="ct1571">
            <table:change-track-table-cell table:cell-address="Sheet1.J34" table:formula="of:=IF([.F34]=&quot;&quot;;&quot;&quot;;DEC2HEX(1*(16*256)+HEX2DEC([.H34])*16+IF([.B34]=&quot;Y&quot;;4;0)+IF([.C34]=&quot;Y&quot;;2;0)+IF([.D34]=&quot;Y&quot;;1;0)+IF(NOT ([.E34]=&quot;Y&quot;);2*16*256;0);4))" office:value-type="string">
              <text:p>3510</text:p>
            </table:change-track-table-cell>
          </table:previous>
        </table:cell-content-change>
        <table:cell-content-change table:id="ct1675">
          <table:cell-address table:column="9" table:row="39" table:table="0"/>
          <office:change-info>
            <dc:creator>Bob Jacobsen</dc:creator>
            <dc:date>2011-09-11T05:40:35</dc:date>
          </office:change-info>
          <table:previous table:id="ct1466">
            <table:change-track-table-cell table:cell-address="Sheet1.J40" table:formula="of:=IF([.F40]=&quot;&quot;;&quot;&quot;;DEC2HEX(1*(16*256)+HEX2DEC([.H40])*16+IF([.B40]=&quot;Y&quot;;4;0)+IF([.C40]=&quot;Y&quot;;2;0)+IF([.D40]=&quot;Y&quot;;1;0)+IF(NOT ([.E40]=&quot;Y&quot;);2*16*256;0);4))" office:value-type="string">
              <text:p>3404</text:p>
            </table:change-track-table-cell>
          </table:previous>
        </table:cell-content-change>
        <table:cell-content-change table:id="ct1676">
          <table:cell-address table:column="9" table:row="40" table:table="0"/>
          <office:change-info>
            <dc:creator>Bob Jacobsen</dc:creator>
            <dc:date>2011-09-11T05:40:36</dc:date>
          </office:change-info>
          <table:previous table:id="ct1468">
            <table:change-track-table-cell table:cell-address="Sheet1.J41" table:formula="of:=IF([.F41]=&quot;&quot;;&quot;&quot;;DEC2HEX(1*(16*256)+HEX2DEC([.H41])*16+IF([.B41]=&quot;Y&quot;;4;0)+IF([.C41]=&quot;Y&quot;;2;0)+IF([.D41]=&quot;Y&quot;;1;0)+IF(NOT ([.E41]=&quot;Y&quot;);2*16*256;0);4))" office:value-type="string">
              <text:p>34C4</text:p>
            </table:change-track-table-cell>
          </table:previous>
        </table:cell-content-change>
        <table:cell-content-change table:id="ct1677">
          <table:cell-address table:column="9" table:row="41" table:table="0"/>
          <office:change-info>
            <dc:creator>Bob Jacobsen</dc:creator>
            <dc:date>2011-09-11T05:40:36</dc:date>
          </office:change-info>
          <table:previous table:id="ct1469">
            <table:change-track-table-cell table:cell-address="Sheet1.J42" table:formula="of:=IF([.F42]=&quot;&quot;;&quot;&quot;;DEC2HEX(1*(16*256)+HEX2DEC([.H42])*16+IF([.B42]=&quot;Y&quot;;4;0)+IF([.C42]=&quot;Y&quot;;2;0)+IF([.D42]=&quot;Y&quot;;1;0)+IF(NOT ([.E42]=&quot;Y&quot;);2*16*256;0);4))" office:value-type="string">
              <text:p>34D4</text:p>
            </table:change-track-table-cell>
          </table:previous>
        </table:cell-content-change>
        <table:cell-content-change table:id="ct1678">
          <table:cell-address table:column="9" table:row="45" table:table="0"/>
          <office:change-info>
            <dc:creator>Bob Jacobsen</dc:creator>
            <dc:date>2011-09-11T05:40:39</dc:date>
          </office:change-info>
          <table:previous table:id="ct1473">
            <table:change-track-table-cell table:cell-address="Sheet1.J46" table:formula="of:=IF([.F46]=&quot;&quot;;&quot;&quot;;DEC2HEX(1*(16*256)+HEX2DEC([.H46])*16+IF([.B46]=&quot;Y&quot;;4;0)+IF([.C46]=&quot;Y&quot;;2;0)+IF([.D46]=&quot;Y&quot;;1;0)+IF(NOT ([.E46]=&quot;Y&quot;);2*16*256;0);4))" office:value-type="string">
              <text:p>34E4</text:p>
            </table:change-track-table-cell>
          </table:previous>
        </table:cell-content-change>
        <table:cell-content-change table:id="ct1679">
          <table:cell-address table:column="9" table:row="47" table:table="0"/>
          <office:change-info>
            <dc:creator>Bob Jacobsen</dc:creator>
            <dc:date>2011-09-11T05:40:41</dc:date>
          </office:change-info>
          <table:previous table:id="ct1475">
            <table:change-track-table-cell table:cell-address="Sheet1.J48" table:formula="of:=IF([.F48]=&quot;&quot;;&quot;&quot;;DEC2HEX(1*(16*256)+HEX2DEC([.H48])*16+IF([.B48]=&quot;Y&quot;;4;0)+IF([.C48]=&quot;Y&quot;;2;0)+IF([.D48]=&quot;Y&quot;;1;0)+IF(NOT ([.E48]=&quot;Y&quot;);2*16*256;0);4))" office:value-type="string">
              <text:p>34F4</text:p>
            </table:change-track-table-cell>
          </table:previous>
        </table:cell-content-change>
        <table:cell-content-change table:id="ct1680">
          <table:cell-address table:column="9" table:row="50" table:table="0"/>
          <office:change-info>
            <dc:creator>Bob Jacobsen</dc:creator>
            <dc:date>2011-09-11T05:40:43</dc:date>
          </office:change-info>
          <table:previous table:id="ct1478">
            <table:change-track-table-cell table:cell-address="Sheet1.J51" table:formula="of:=IF([.F51]=&quot;&quot;;&quot;&quot;;DEC2HEX(1*(16*256)+HEX2DEC([.H51])*16+IF([.B51]=&quot;Y&quot;;4;0)+IF([.C51]=&quot;Y&quot;;2;0)+IF([.D51]=&quot;Y&quot;;1;0)+IF(NOT ([.E51]=&quot;Y&quot;);2*16*256;0);4))" office:value-type="string">
              <text:p>3694</text:p>
            </table:change-track-table-cell>
          </table:previous>
        </table:cell-content-change>
        <table:cell-content-change table:id="ct1681">
          <table:cell-address table:column="9" table:row="51" table:table="0"/>
          <office:change-info>
            <dc:creator>Bob Jacobsen</dc:creator>
            <dc:date>2011-09-11T05:40:44</dc:date>
          </office:change-info>
          <table:previous table:id="ct1479">
            <table:change-track-table-cell table:cell-address="Sheet1.J52" table:formula="of:=IF([.F52]=&quot;&quot;;&quot;&quot;;DEC2HEX(1*(16*256)+HEX2DEC([.H52])*16+IF([.B52]=&quot;Y&quot;;4;0)+IF([.C52]=&quot;Y&quot;;2;0)+IF([.D52]=&quot;Y&quot;;1;0)+IF(NOT ([.E52]=&quot;Y&quot;);2*16*256;0);4))" office:value-type="string">
              <text:p>36A4</text:p>
            </table:change-track-table-cell>
          </table:previous>
        </table:cell-content-change>
        <table:cell-content-change table:id="ct1682">
          <table:cell-address table:column="9" table:row="52" table:table="0"/>
          <office:change-info>
            <dc:creator>Bob Jacobsen</dc:creator>
            <dc:date>2011-09-11T05:40:45</dc:date>
          </office:change-info>
          <table:previous table:id="ct1480">
            <table:change-track-table-cell table:cell-address="Sheet1.J53" table:formula="of:=IF([.F53]=&quot;&quot;;&quot;&quot;;DEC2HEX(1*(16*256)+HEX2DEC([.H53])*16+IF([.B53]=&quot;Y&quot;;4;0)+IF([.C53]=&quot;Y&quot;;2;0)+IF([.D53]=&quot;Y&quot;;1;0)+IF(NOT ([.E53]=&quot;Y&quot;);2*16*256;0);4))" office:value-type="string">
              <text:p>36B4</text:p>
            </table:change-track-table-cell>
          </table:previous>
        </table:cell-content-change>
        <table:insertion table:id="ct1683" table:type="row" table:position="36" table:table="0">
          <office:change-info>
            <dc:creator>Bob Jacobsen</dc:creator>
            <dc:date>2012-02-15T16:18:49</dc:date>
          </office:change-info>
          <table:dependencies>
            <table:dependence table:id="ct1946"/>
            <table:dependence table:id="ct1912"/>
            <table:dependence table:id="ct1860"/>
            <table:dependence table:id="ct1829"/>
            <table:dependence table:id="ct1789"/>
            <table:dependence table:id="ct1743"/>
            <table:dependence table:id="ct1710"/>
            <table:dependence table:id="ct1708"/>
            <table:dependence table:id="ct1706"/>
            <table:dependence table:id="ct1704"/>
            <table:dependence table:id="ct1702"/>
            <table:dependence table:id="ct1700"/>
            <table:dependence table:id="ct1698"/>
            <table:dependence table:id="ct1696"/>
            <table:dependence table:id="ct1694"/>
            <table:dependence table:id="ct1692"/>
            <table:dependence table:id="ct1691"/>
            <table:dependence table:id="ct1687"/>
          </table:dependencies>
        </table:insertion>
        <table:insertion table:id="ct1684" table:type="row" table:position="34" table:table="0">
          <office:change-info>
            <dc:creator>Bob Jacobsen</dc:creator>
            <dc:date>2012-02-15T16:18:52</dc:date>
          </office:change-info>
        </table:insertion>
        <table:insertion table:id="ct1685" table:type="row" table:position="35" table:table="0">
          <office:change-info>
            <dc:creator>Bob Jacobsen</dc:creator>
            <dc:date>2012-02-15T16:18:58</dc:date>
          </office:change-info>
          <table:dependencies>
            <table:dependence table:id="ct1945"/>
            <table:dependence table:id="ct1911"/>
            <table:dependence table:id="ct1859"/>
            <table:dependence table:id="ct1828"/>
            <table:dependence table:id="ct1788"/>
            <table:dependence table:id="ct1742"/>
            <table:dependence table:id="ct1709"/>
            <table:dependence table:id="ct1707"/>
            <table:dependence table:id="ct1705"/>
            <table:dependence table:id="ct1703"/>
            <table:dependence table:id="ct1701"/>
            <table:dependence table:id="ct1699"/>
            <table:dependence table:id="ct1697"/>
            <table:dependence table:id="ct1695"/>
            <table:dependence table:id="ct1693"/>
            <table:dependence table:id="ct1690"/>
            <table:dependence table:id="ct1689"/>
            <table:dependence table:id="ct1688"/>
            <table:dependence table:id="ct1686"/>
          </table:dependencies>
        </table:insertion>
        <table:cell-content-change table:id="ct1686">
          <table:cell-address table:column="0" table:row="35" table:table="0"/>
          <office:change-info>
            <dc:creator>Bob Jacobsen</dc:creator>
            <dc:date>2012-02-15T16:19:21</dc:date>
          </office:change-info>
          <table:previous>
            <table:change-track-table-cell/>
          </table:previous>
        </table:cell-content-change>
        <table:cell-content-change table:id="ct1687">
          <table:cell-address table:column="0" table:row="36" table:table="0"/>
          <office:change-info>
            <dc:creator>Bob Jacobsen</dc:creator>
            <dc:date>2012-02-15T16:19:30</dc:date>
          </office:change-info>
          <table:previous>
            <table:change-track-table-cell/>
          </table:previous>
        </table:cell-content-change>
        <table:cell-content-change table:id="ct1688">
          <table:cell-address table:column="0" table:row="35" table:table="0"/>
          <office:change-info>
            <dc:creator>Bob Jacobsen</dc:creator>
            <dc:date>2012-02-15T16:19:35</dc:date>
          </office:change-info>
          <table:previous table:id="ct1686">
            <table:change-track-table-cell office:value-type="string">
              <text:p>Simple Config Protocol Req</text:p>
            </table:change-track-table-cell>
          </table:previous>
        </table:cell-content-change>
        <table:cell-content-change table:id="ct1689">
          <table:cell-address table:column="5" table:row="35" table:table="0"/>
          <office:change-info>
            <dc:creator>Bob Jacobsen</dc:creator>
            <dc:date>2012-02-15T16:19:45</dc:date>
          </office:change-info>
          <table:previous>
            <table:change-track-table-cell/>
          </table:previous>
        </table:cell-content-change>
        <table:cell-content-change table:id="ct1690">
          <table:cell-address table:column="7" table:row="35" table:table="0"/>
          <office:change-info>
            <dc:creator>Bob Jacobsen</dc:creator>
            <dc:date>2012-02-15T16:19:48</dc:date>
          </office:change-info>
          <table:previous>
            <table:change-track-table-cell/>
          </table:previous>
        </table:cell-content-change>
        <table:cell-content-change table:id="ct1691">
          <table:cell-address table:column="5" table:row="36" table:table="0"/>
          <office:change-info>
            <dc:creator>Bob Jacobsen</dc:creator>
            <dc:date>2012-02-15T16:19:49</dc:date>
          </office:change-info>
          <table:previous>
            <table:change-track-table-cell/>
          </table:previous>
        </table:cell-content-change>
        <table:cell-content-change table:id="ct1692">
          <table:cell-address table:column="7" table:row="36" table:table="0"/>
          <office:change-info>
            <dc:creator>Bob Jacobsen</dc:creator>
            <dc:date>2012-02-15T16:19:51</dc:date>
          </office:change-info>
          <table:previous>
            <table:change-track-table-cell/>
          </table:previous>
        </table:cell-content-change>
        <table:cell-content-change table:id="ct1693">
          <table:cell-address table:column="9" table:row="35" table:table="0"/>
          <office:change-info>
            <dc:creator>Bob Jacobsen</dc:creator>
            <dc:date>2012-02-15T16:19:58</dc:date>
          </office:change-info>
          <table:previous>
            <table:change-track-table-cell/>
          </table:previous>
        </table:cell-content-change>
        <table:cell-content-change table:id="ct1694">
          <table:cell-address table:column="9" table:row="36" table:table="0"/>
          <office:change-info>
            <dc:creator>Bob Jacobsen</dc:creator>
            <dc:date>2012-02-15T16:19:59</dc:date>
          </office:change-info>
          <table:previous>
            <table:change-track-table-cell/>
          </table:previous>
        </table:cell-content-change>
        <table:cell-content-change table:id="ct1695">
          <table:cell-address table:column="11" table:row="35" table:table="0"/>
          <office:change-info>
            <dc:creator>Bob Jacobsen</dc:creator>
            <dc:date>2012-02-15T16:20:04</dc:date>
          </office:change-info>
          <table:previous>
            <table:change-track-table-cell/>
          </table:previous>
        </table:cell-content-change>
        <table:cell-content-change table:id="ct1696">
          <table:cell-address table:column="11" table:row="36" table:table="0"/>
          <office:change-info>
            <dc:creator>Bob Jacobsen</dc:creator>
            <dc:date>2012-02-15T16:20:05</dc:date>
          </office:change-info>
          <table:previous>
            <table:change-track-table-cell/>
          </table:previous>
        </table:cell-content-change>
        <table:cell-content-change table:id="ct1697">
          <table:cell-address table:column="12" table:row="35" table:table="0"/>
          <office:change-info>
            <dc:creator>Bob Jacobsen</dc:creator>
            <dc:date>2012-02-15T16:20:11</dc:date>
          </office:change-info>
          <table:previous>
            <table:change-track-table-cell/>
          </table:previous>
        </table:cell-content-change>
        <table:cell-content-change table:id="ct1698">
          <table:cell-address table:column="12" table:row="36" table:table="0"/>
          <office:change-info>
            <dc:creator>Bob Jacobsen</dc:creator>
            <dc:date>2012-02-15T16:20:15</dc:date>
          </office:change-info>
          <table:previous>
            <table:change-track-table-cell/>
          </table:previous>
        </table:cell-content-change>
        <table:cell-content-change table:id="ct1699">
          <table:cell-address table:column="12" table:row="35" table:table="0"/>
          <office:change-info>
            <dc:creator>Bob Jacobsen</dc:creator>
            <dc:date>2012-02-15T16:20:23</dc:date>
          </office:change-info>
          <table:previous table:id="ct1697">
            <table:change-track-table-cell table:cell-address="Sheet1.M36" table:formula="of:=IF([.F36]=&quot;&quot;;&quot;&quot;;IF([.B36]=&quot;Y&quot;;[.H36];&quot;&quot;))" office:value-type="string">
              <text:p>52</text:p>
            </table:change-track-table-cell>
          </table:previous>
        </table:cell-content-change>
        <table:cell-content-change table:id="ct1700">
          <table:cell-address table:column="12" table:row="36" table:table="0"/>
          <office:change-info>
            <dc:creator>Bob Jacobsen</dc:creator>
            <dc:date>2012-02-15T16:20:24</dc:date>
          </office:change-info>
          <table:previous table:id="ct1698">
            <table:change-track-table-cell table:cell-address="Sheet1.M37" table:formula="of:=IF([.F37]=&quot;&quot;;&quot;&quot;;IF([.B37]=&quot;Y&quot;;[.H37];&quot;&quot;))" office:value-type="string">
              <text:p>53</text:p>
            </table:change-track-table-cell>
          </table:previous>
        </table:cell-content-change>
        <table:cell-content-change table:id="ct1701">
          <table:cell-address table:column="6" table:row="35" table:table="0"/>
          <office:change-info>
            <dc:creator>Bob Jacobsen</dc:creator>
            <dc:date>2012-02-15T16:21:22</dc:date>
          </office:change-info>
          <table:previous>
            <table:change-track-table-cell/>
          </table:previous>
        </table:cell-content-change>
        <table:cell-content-change table:id="ct1702">
          <table:cell-address table:column="6" table:row="36" table:table="0"/>
          <office:change-info>
            <dc:creator>Bob Jacobsen</dc:creator>
            <dc:date>2012-02-15T16:21:23</dc:date>
          </office:change-info>
          <table:previous>
            <table:change-track-table-cell/>
          </table:previous>
        </table:cell-content-change>
        <table:cell-content-change table:id="ct1703">
          <table:cell-address table:column="7" table:row="35" table:table="0"/>
          <office:change-info>
            <dc:creator>Bob Jacobsen</dc:creator>
            <dc:date>2012-02-15T16:21:32</dc:date>
          </office:change-info>
          <table:previous table:id="ct1690">
            <table:change-track-table-cell office:value-type="float" office:value="18"/>
          </table:previous>
        </table:cell-content-change>
        <table:cell-content-change table:id="ct1704">
          <table:cell-address table:column="7" table:row="36" table:table="0"/>
          <office:change-info>
            <dc:creator>Bob Jacobsen</dc:creator>
            <dc:date>2012-02-15T16:21:34</dc:date>
          </office:change-info>
          <table:previous table:id="ct1692">
            <table:change-track-table-cell office:value-type="float" office:value="19"/>
          </table:previous>
        </table:cell-content-change>
        <table:cell-content-change table:id="ct1705">
          <table:cell-address table:column="12" table:row="35" table:table="0"/>
          <office:change-info>
            <dc:creator>Bob Jacobsen</dc:creator>
            <dc:date>2012-02-15T16:21:40</dc:date>
          </office:change-info>
          <table:previous table:id="ct1699">
            <table:change-track-table-cell office:value-type="float" office:value="18"/>
          </table:previous>
        </table:cell-content-change>
        <table:cell-content-change table:id="ct1706">
          <table:cell-address table:column="12" table:row="36" table:table="0"/>
          <office:change-info>
            <dc:creator>Bob Jacobsen</dc:creator>
            <dc:date>2012-02-15T16:21:43</dc:date>
          </office:change-info>
          <table:previous table:id="ct1700">
            <table:change-track-table-cell office:value-type="float" office:value="19"/>
          </table:previous>
        </table:cell-content-change>
        <table:cell-content-change table:id="ct1707">
          <table:cell-address table:column="0" table:row="35" table:table="0"/>
          <office:change-info>
            <dc:creator>Bob Jacobsen</dc:creator>
            <dc:date>2012-02-16T18:15:53</dc:date>
          </office:change-info>
          <table:previous table:id="ct1688">
            <table:change-track-table-cell office:value-type="string">
              <text:p>Simple Config Protocol Request</text:p>
            </table:change-track-table-cell>
          </table:previous>
        </table:cell-content-change>
        <table:cell-content-change table:id="ct1708">
          <table:cell-address table:column="0" table:row="36" table:table="0"/>
          <office:change-info>
            <dc:creator>Bob Jacobsen</dc:creator>
            <dc:date>2012-02-16T18:15:59</dc:date>
          </office:change-info>
          <table:previous table:id="ct1687">
            <table:change-track-table-cell office:value-type="string">
              <text:p>Simple Config Protocol Reply</text:p>
            </table:change-track-table-cell>
          </table:previous>
        </table:cell-content-change>
        <table:cell-content-change table:id="ct1709">
          <table:cell-address table:column="1" table:row="35" table:table="0"/>
          <office:change-info>
            <dc:creator>Bob Jacobsen</dc:creator>
            <dc:date>2012-04-11T04:34:31</dc:date>
          </office:change-info>
          <table:previous>
            <table:change-track-table-cell/>
          </table:previous>
        </table:cell-content-change>
        <table:cell-content-change table:id="ct1710">
          <table:cell-address table:column="1" table:row="36" table:table="0"/>
          <office:change-info>
            <dc:creator>Bob Jacobsen</dc:creator>
            <dc:date>2012-04-11T04:34:32</dc:date>
          </office:change-info>
          <table:previous>
            <table:change-track-table-cell/>
          </table:previous>
        </table:cell-content-change>
        <table:cell-content-change table:id="ct1711">
          <table:cell-address table:column="14" table:row="1" table:table="0"/>
          <office:change-info>
            <dc:creator>Bob Jacobsen</dc:creator>
            <dc:date>2012-04-27T22:19:32</dc:date>
          </office:change-info>
          <table:previous>
            <table:change-track-table-cell/>
          </table:previous>
        </table:cell-content-change>
        <table:cell-content-change table:id="ct1712">
          <table:cell-address table:column="15" table:row="1" table:table="0"/>
          <office:change-info>
            <dc:creator>Bob Jacobsen</dc:creator>
            <dc:date>2012-04-27T22:19:43</dc:date>
          </office:change-info>
          <table:previous>
            <table:change-track-table-cell/>
          </table:previous>
        </table:cell-content-change>
        <table:cell-content-change table:id="ct1713">
          <table:cell-address table:column="16" table:row="1" table:table="0"/>
          <office:change-info>
            <dc:creator>Bob Jacobsen</dc:creator>
            <dc:date>2012-04-27T22:19:58</dc:date>
          </office:change-info>
          <table:previous>
            <table:change-track-table-cell/>
          </table:previous>
        </table:cell-content-change>
        <table:cell-content-change table:id="ct1714">
          <table:cell-address table:column="14" table:row="4" table:table="0"/>
          <office:change-info>
            <dc:creator>Bob Jacobsen</dc:creator>
            <dc:date>2012-04-27T22:20:47</dc:date>
          </office:change-info>
          <table:previous>
            <table:change-track-table-cell/>
          </table:previous>
        </table:cell-content-change>
        <table:cell-content-change table:id="ct1715">
          <table:cell-address table:column="14" table:row="7" table:table="0"/>
          <office:change-info>
            <dc:creator>Bob Jacobsen</dc:creator>
            <dc:date>2012-04-27T22:20:47</dc:date>
          </office:change-info>
          <table:previous>
            <table:change-track-table-cell/>
          </table:previous>
        </table:cell-content-change>
        <table:cell-content-change table:id="ct1716">
          <table:cell-address table:column="14" table:row="8" table:table="0"/>
          <office:change-info>
            <dc:creator>Bob Jacobsen</dc:creator>
            <dc:date>2012-04-27T22:20:47</dc:date>
          </office:change-info>
          <table:previous>
            <table:change-track-table-cell/>
          </table:previous>
        </table:cell-content-change>
        <table:cell-content-change table:id="ct1717">
          <table:cell-address table:column="14" table:row="9" table:table="0"/>
          <office:change-info>
            <dc:creator>Bob Jacobsen</dc:creator>
            <dc:date>2012-04-27T22:20:47</dc:date>
          </office:change-info>
          <table:previous>
            <table:change-track-table-cell/>
          </table:previous>
        </table:cell-content-change>
        <table:cell-content-change table:id="ct1718">
          <table:cell-address table:column="14" table:row="10" table:table="0"/>
          <office:change-info>
            <dc:creator>Bob Jacobsen</dc:creator>
            <dc:date>2012-04-27T22:20:47</dc:date>
          </office:change-info>
          <table:previous>
            <table:change-track-table-cell/>
          </table:previous>
        </table:cell-content-change>
        <table:cell-content-change table:id="ct1719">
          <table:cell-address table:column="14" table:row="11" table:table="0"/>
          <office:change-info>
            <dc:creator>Bob Jacobsen</dc:creator>
            <dc:date>2012-04-27T22:20:47</dc:date>
          </office:change-info>
          <table:previous>
            <table:change-track-table-cell/>
          </table:previous>
        </table:cell-content-change>
        <table:cell-content-change table:id="ct1720">
          <table:cell-address table:column="14" table:row="12" table:table="0"/>
          <office:change-info>
            <dc:creator>Bob Jacobsen</dc:creator>
            <dc:date>2012-04-27T22:20:47</dc:date>
          </office:change-info>
          <table:previous>
            <table:change-track-table-cell/>
          </table:previous>
        </table:cell-content-change>
        <table:cell-content-change table:id="ct1721">
          <table:cell-address table:column="14" table:row="13" table:table="0"/>
          <office:change-info>
            <dc:creator>Bob Jacobsen</dc:creator>
            <dc:date>2012-04-27T22:20:47</dc:date>
          </office:change-info>
          <table:previous>
            <table:change-track-table-cell/>
          </table:previous>
        </table:cell-content-change>
        <table:cell-content-change table:id="ct1722">
          <table:cell-address table:column="14" table:row="14" table:table="0"/>
          <office:change-info>
            <dc:creator>Bob Jacobsen</dc:creator>
            <dc:date>2012-04-27T22:20:47</dc:date>
          </office:change-info>
          <table:previous>
            <table:change-track-table-cell/>
          </table:previous>
        </table:cell-content-change>
        <table:cell-content-change table:id="ct1723">
          <table:cell-address table:column="14" table:row="15" table:table="0"/>
          <office:change-info>
            <dc:creator>Bob Jacobsen</dc:creator>
            <dc:date>2012-04-27T22:20:47</dc:date>
          </office:change-info>
          <table:previous>
            <table:change-track-table-cell/>
          </table:previous>
        </table:cell-content-change>
        <table:cell-content-change table:id="ct1724">
          <table:cell-address table:column="14" table:row="16" table:table="0"/>
          <office:change-info>
            <dc:creator>Bob Jacobsen</dc:creator>
            <dc:date>2012-04-27T22:20:47</dc:date>
          </office:change-info>
          <table:previous>
            <table:change-track-table-cell/>
          </table:previous>
        </table:cell-content-change>
        <table:cell-content-change table:id="ct1725">
          <table:cell-address table:column="14" table:row="17" table:table="0"/>
          <office:change-info>
            <dc:creator>Bob Jacobsen</dc:creator>
            <dc:date>2012-04-27T22:20:47</dc:date>
          </office:change-info>
          <table:previous>
            <table:change-track-table-cell/>
          </table:previous>
        </table:cell-content-change>
        <table:cell-content-change table:id="ct1726">
          <table:cell-address table:column="14" table:row="18" table:table="0"/>
          <office:change-info>
            <dc:creator>Bob Jacobsen</dc:creator>
            <dc:date>2012-04-27T22:20:47</dc:date>
          </office:change-info>
          <table:previous>
            <table:change-track-table-cell/>
          </table:previous>
        </table:cell-content-change>
        <table:cell-content-change table:id="ct1727">
          <table:cell-address table:column="14" table:row="19" table:table="0"/>
          <office:change-info>
            <dc:creator>Bob Jacobsen</dc:creator>
            <dc:date>2012-04-27T22:20:47</dc:date>
          </office:change-info>
          <table:previous>
            <table:change-track-table-cell/>
          </table:previous>
        </table:cell-content-change>
        <table:cell-content-change table:id="ct1728">
          <table:cell-address table:column="14" table:row="20" table:table="0"/>
          <office:change-info>
            <dc:creator>Bob Jacobsen</dc:creator>
            <dc:date>2012-04-27T22:20:47</dc:date>
          </office:change-info>
          <table:previous>
            <table:change-track-table-cell/>
          </table:previous>
        </table:cell-content-change>
        <table:cell-content-change table:id="ct1729">
          <table:cell-address table:column="14" table:row="21" table:table="0"/>
          <office:change-info>
            <dc:creator>Bob Jacobsen</dc:creator>
            <dc:date>2012-04-27T22:20:47</dc:date>
          </office:change-info>
          <table:previous>
            <table:change-track-table-cell/>
          </table:previous>
        </table:cell-content-change>
        <table:cell-content-change table:id="ct1730">
          <table:cell-address table:column="14" table:row="22" table:table="0"/>
          <office:change-info>
            <dc:creator>Bob Jacobsen</dc:creator>
            <dc:date>2012-04-27T22:20:47</dc:date>
          </office:change-info>
          <table:previous>
            <table:change-track-table-cell/>
          </table:previous>
        </table:cell-content-change>
        <table:cell-content-change table:id="ct1731">
          <table:cell-address table:column="14" table:row="23" table:table="0"/>
          <office:change-info>
            <dc:creator>Bob Jacobsen</dc:creator>
            <dc:date>2012-04-27T22:20:47</dc:date>
          </office:change-info>
          <table:previous>
            <table:change-track-table-cell/>
          </table:previous>
        </table:cell-content-change>
        <table:cell-content-change table:id="ct1732">
          <table:cell-address table:column="14" table:row="24" table:table="0"/>
          <office:change-info>
            <dc:creator>Bob Jacobsen</dc:creator>
            <dc:date>2012-04-27T22:20:47</dc:date>
          </office:change-info>
          <table:previous>
            <table:change-track-table-cell/>
          </table:previous>
        </table:cell-content-change>
        <table:cell-content-change table:id="ct1733">
          <table:cell-address table:column="14" table:row="25" table:table="0"/>
          <office:change-info>
            <dc:creator>Bob Jacobsen</dc:creator>
            <dc:date>2012-04-27T22:20:47</dc:date>
          </office:change-info>
          <table:previous>
            <table:change-track-table-cell/>
          </table:previous>
        </table:cell-content-change>
        <table:cell-content-change table:id="ct1734">
          <table:cell-address table:column="14" table:row="26" table:table="0"/>
          <office:change-info>
            <dc:creator>Bob Jacobsen</dc:creator>
            <dc:date>2012-04-27T22:20:47</dc:date>
          </office:change-info>
          <table:previous>
            <table:change-track-table-cell/>
          </table:previous>
        </table:cell-content-change>
        <table:cell-content-change table:id="ct1735">
          <table:cell-address table:column="14" table:row="27" table:table="0"/>
          <office:change-info>
            <dc:creator>Bob Jacobsen</dc:creator>
            <dc:date>2012-04-27T22:20:47</dc:date>
          </office:change-info>
          <table:previous>
            <table:change-track-table-cell/>
          </table:previous>
        </table:cell-content-change>
        <table:cell-content-change table:id="ct1736">
          <table:cell-address table:column="14" table:row="28" table:table="0"/>
          <office:change-info>
            <dc:creator>Bob Jacobsen</dc:creator>
            <dc:date>2012-04-27T22:20:47</dc:date>
          </office:change-info>
          <table:previous>
            <table:change-track-table-cell/>
          </table:previous>
        </table:cell-content-change>
        <table:cell-content-change table:id="ct1737">
          <table:cell-address table:column="14" table:row="29" table:table="0"/>
          <office:change-info>
            <dc:creator>Bob Jacobsen</dc:creator>
            <dc:date>2012-04-27T22:20:47</dc:date>
          </office:change-info>
          <table:previous>
            <table:change-track-table-cell/>
          </table:previous>
        </table:cell-content-change>
        <table:cell-content-change table:id="ct1738">
          <table:cell-address table:column="14" table:row="30" table:table="0"/>
          <office:change-info>
            <dc:creator>Bob Jacobsen</dc:creator>
            <dc:date>2012-04-27T22:20:47</dc:date>
          </office:change-info>
          <table:previous>
            <table:change-track-table-cell/>
          </table:previous>
        </table:cell-content-change>
        <table:cell-content-change table:id="ct1739">
          <table:cell-address table:column="14" table:row="31" table:table="0"/>
          <office:change-info>
            <dc:creator>Bob Jacobsen</dc:creator>
            <dc:date>2012-04-27T22:20:47</dc:date>
          </office:change-info>
          <table:previous>
            <table:change-track-table-cell/>
          </table:previous>
        </table:cell-content-change>
        <table:cell-content-change table:id="ct1740">
          <table:cell-address table:column="14" table:row="32" table:table="0"/>
          <office:change-info>
            <dc:creator>Bob Jacobsen</dc:creator>
            <dc:date>2012-04-27T22:20:47</dc:date>
          </office:change-info>
          <table:previous>
            <table:change-track-table-cell/>
          </table:previous>
        </table:cell-content-change>
        <table:cell-content-change table:id="ct1741">
          <table:cell-address table:column="14" table:row="33" table:table="0"/>
          <office:change-info>
            <dc:creator>Bob Jacobsen</dc:creator>
            <dc:date>2012-04-27T22:20:47</dc:date>
          </office:change-info>
          <table:previous>
            <table:change-track-table-cell/>
          </table:previous>
        </table:cell-content-change>
        <table:cell-content-change table:id="ct1742">
          <table:cell-address table:column="14" table:row="35" table:table="0"/>
          <office:change-info>
            <dc:creator>Bob Jacobsen</dc:creator>
            <dc:date>2012-04-27T22:20:47</dc:date>
          </office:change-info>
          <table:previous>
            <table:change-track-table-cell/>
          </table:previous>
        </table:cell-content-change>
        <table:cell-content-change table:id="ct1743">
          <table:cell-address table:column="14" table:row="36" table:table="0"/>
          <office:change-info>
            <dc:creator>Bob Jacobsen</dc:creator>
            <dc:date>2012-04-27T22:20:47</dc:date>
          </office:change-info>
          <table:previous>
            <table:change-track-table-cell/>
          </table:previous>
        </table:cell-content-change>
        <table:cell-content-change table:id="ct1744">
          <table:cell-address table:column="14" table:row="37" table:table="0"/>
          <office:change-info>
            <dc:creator>Bob Jacobsen</dc:creator>
            <dc:date>2012-04-27T22:20:47</dc:date>
          </office:change-info>
          <table:previous>
            <table:change-track-table-cell/>
          </table:previous>
        </table:cell-content-change>
        <table:cell-content-change table:id="ct1745">
          <table:cell-address table:column="14" table:row="38" table:table="0"/>
          <office:change-info>
            <dc:creator>Bob Jacobsen</dc:creator>
            <dc:date>2012-04-27T22:20:47</dc:date>
          </office:change-info>
          <table:previous>
            <table:change-track-table-cell/>
          </table:previous>
        </table:cell-content-change>
        <table:cell-content-change table:id="ct1746">
          <table:cell-address table:column="14" table:row="39" table:table="0"/>
          <office:change-info>
            <dc:creator>Bob Jacobsen</dc:creator>
            <dc:date>2012-04-27T22:20:47</dc:date>
          </office:change-info>
          <table:previous>
            <table:change-track-table-cell/>
          </table:previous>
        </table:cell-content-change>
        <table:cell-content-change table:id="ct1747">
          <table:cell-address table:column="14" table:row="40" table:table="0"/>
          <office:change-info>
            <dc:creator>Bob Jacobsen</dc:creator>
            <dc:date>2012-04-27T22:20:47</dc:date>
          </office:change-info>
          <table:previous>
            <table:change-track-table-cell/>
          </table:previous>
        </table:cell-content-change>
        <table:cell-content-change table:id="ct1748">
          <table:cell-address table:column="14" table:row="41" table:table="0"/>
          <office:change-info>
            <dc:creator>Bob Jacobsen</dc:creator>
            <dc:date>2012-04-27T22:20:47</dc:date>
          </office:change-info>
          <table:previous>
            <table:change-track-table-cell/>
          </table:previous>
        </table:cell-content-change>
        <table:cell-content-change table:id="ct1749">
          <table:cell-address table:column="14" table:row="42" table:table="0"/>
          <office:change-info>
            <dc:creator>Bob Jacobsen</dc:creator>
            <dc:date>2012-04-27T22:20:47</dc:date>
          </office:change-info>
          <table:previous>
            <table:change-track-table-cell/>
          </table:previous>
        </table:cell-content-change>
        <table:cell-content-change table:id="ct1750">
          <table:cell-address table:column="14" table:row="43" table:table="0"/>
          <office:change-info>
            <dc:creator>Bob Jacobsen</dc:creator>
            <dc:date>2012-04-27T22:20:47</dc:date>
          </office:change-info>
          <table:previous>
            <table:change-track-table-cell/>
          </table:previous>
        </table:cell-content-change>
        <table:cell-content-change table:id="ct1751">
          <table:cell-address table:column="14" table:row="44" table:table="0"/>
          <office:change-info>
            <dc:creator>Bob Jacobsen</dc:creator>
            <dc:date>2012-04-27T22:20:47</dc:date>
          </office:change-info>
          <table:previous>
            <table:change-track-table-cell/>
          </table:previous>
        </table:cell-content-change>
        <table:cell-content-change table:id="ct1752">
          <table:cell-address table:column="14" table:row="45" table:table="0"/>
          <office:change-info>
            <dc:creator>Bob Jacobsen</dc:creator>
            <dc:date>2012-04-27T22:20:47</dc:date>
          </office:change-info>
          <table:previous>
            <table:change-track-table-cell/>
          </table:previous>
        </table:cell-content-change>
        <table:cell-content-change table:id="ct1753">
          <table:cell-address table:column="14" table:row="46" table:table="0"/>
          <office:change-info>
            <dc:creator>Bob Jacobsen</dc:creator>
            <dc:date>2012-04-27T22:20:47</dc:date>
          </office:change-info>
          <table:previous>
            <table:change-track-table-cell/>
          </table:previous>
        </table:cell-content-change>
        <table:cell-content-change table:id="ct1754">
          <table:cell-address table:column="14" table:row="47" table:table="0"/>
          <office:change-info>
            <dc:creator>Bob Jacobsen</dc:creator>
            <dc:date>2012-04-27T22:20:47</dc:date>
          </office:change-info>
          <table:previous>
            <table:change-track-table-cell/>
          </table:previous>
        </table:cell-content-change>
        <table:cell-content-change table:id="ct1755">
          <table:cell-address table:column="14" table:row="48" table:table="0"/>
          <office:change-info>
            <dc:creator>Bob Jacobsen</dc:creator>
            <dc:date>2012-04-27T22:20:47</dc:date>
          </office:change-info>
          <table:previous>
            <table:change-track-table-cell/>
          </table:previous>
        </table:cell-content-change>
        <table:cell-content-change table:id="ct1756">
          <table:cell-address table:column="14" table:row="49" table:table="0"/>
          <office:change-info>
            <dc:creator>Bob Jacobsen</dc:creator>
            <dc:date>2012-04-27T22:20:47</dc:date>
          </office:change-info>
          <table:previous>
            <table:change-track-table-cell/>
          </table:previous>
        </table:cell-content-change>
        <table:cell-content-change table:id="ct1757">
          <table:cell-address table:column="14" table:row="50" table:table="0"/>
          <office:change-info>
            <dc:creator>Bob Jacobsen</dc:creator>
            <dc:date>2012-04-27T22:20:47</dc:date>
          </office:change-info>
          <table:previous>
            <table:change-track-table-cell/>
          </table:previous>
        </table:cell-content-change>
        <table:cell-content-change table:id="ct1758">
          <table:cell-address table:column="14" table:row="51" table:table="0"/>
          <office:change-info>
            <dc:creator>Bob Jacobsen</dc:creator>
            <dc:date>2012-04-27T22:20:47</dc:date>
          </office:change-info>
          <table:previous>
            <table:change-track-table-cell/>
          </table:previous>
        </table:cell-content-change>
        <table:cell-content-change table:id="ct1759">
          <table:cell-address table:column="14" table:row="52" table:table="0"/>
          <office:change-info>
            <dc:creator>Bob Jacobsen</dc:creator>
            <dc:date>2012-04-27T22:20:47</dc:date>
          </office:change-info>
          <table:previous>
            <table:change-track-table-cell/>
          </table:previous>
        </table:cell-content-change>
        <table:cell-content-change table:id="ct1760">
          <table:cell-address table:column="14" table:row="4" table:table="0"/>
          <office:change-info>
            <dc:creator>Bob Jacobsen</dc:creator>
            <dc:date>2012-04-27T22:21:19</dc:date>
          </office:change-info>
          <table:previous table:id="ct1714">
            <table:change-track-table-cell office:value-type="string">
              <text:p>16 bits hex</text:p>
            </table:change-track-table-cell>
          </table:previous>
        </table:cell-content-change>
        <table:cell-content-change table:id="ct1761">
          <table:cell-address table:column="14" table:row="7" table:table="0"/>
          <office:change-info>
            <dc:creator>Bob Jacobsen</dc:creator>
            <dc:date>2012-04-27T22:21:19</dc:date>
          </office:change-info>
          <table:previous table:id="ct1715">
            <table:change-track-table-cell table:cell-address="Sheet1.O8" table:formula="of:=IF([.K8]=&quot;&quot;;&quot;&quot;;DEC2HEX(1*(16*256)+HEX2DEC([.M8])*16+IF([.G8]=&quot;Y&quot;;4;0)+IF([.H8]=&quot;Y&quot;;2;0)+IF([.I8]=&quot;Y&quot;;1;0)+IF(NOT (       OR       ([.J8]=&quot;Y&quot;; [.G8]=&quot;Y&quot;));2*16*256;0);4))" office:value-type="string"/>
          </table:previous>
        </table:cell-content-change>
        <table:cell-content-change table:id="ct1762">
          <table:cell-address table:column="14" table:row="8" table:table="0"/>
          <office:change-info>
            <dc:creator>Bob Jacobsen</dc:creator>
            <dc:date>2012-04-27T22:21:19</dc:date>
          </office:change-info>
          <table:previous table:id="ct1716">
            <table:change-track-table-cell table:cell-address="Sheet1.O9" table:formula="of:=IF([.K9]=&quot;&quot;;&quot;&quot;;DEC2HEX(1*(16*256)+HEX2DEC([.M9])*16+IF([.G9]=&quot;Y&quot;;4;0)+IF([.H9]=&quot;Y&quot;;2;0)+IF([.I9]=&quot;Y&quot;;1;0)+IF(NOT (       OR       ([.J9]=&quot;Y&quot;; [.G9]=&quot;Y&quot;));2*16*256;0);4))" office:value-type="string"/>
          </table:previous>
        </table:cell-content-change>
        <table:cell-content-change table:id="ct1763">
          <table:cell-address table:column="14" table:row="9" table:table="0"/>
          <office:change-info>
            <dc:creator>Bob Jacobsen</dc:creator>
            <dc:date>2012-04-27T22:21:19</dc:date>
          </office:change-info>
          <table:previous table:id="ct1717">
            <table:change-track-table-cell table:cell-address="Sheet1.O10" table:formula="of:=IF([.K10]=&quot;&quot;;&quot;&quot;;DEC2HEX(1*(16*256)+HEX2DEC([.M10])*16+IF([.G10]=&quot;Y&quot;;4;0)+IF([.H10]=&quot;Y&quot;;2;0)+IF([.I10]=&quot;Y&quot;;1;0)+IF(NOT (       OR       ([.J10]=&quot;Y&quot;; [.G10]=&quot;Y&quot;));2*16*256;0);4))" office:value-type="string"/>
          </table:previous>
        </table:cell-content-change>
        <table:cell-content-change table:id="ct1764">
          <table:cell-address table:column="14" table:row="10" table:table="0"/>
          <office:change-info>
            <dc:creator>Bob Jacobsen</dc:creator>
            <dc:date>2012-04-27T22:21:19</dc:date>
          </office:change-info>
          <table:previous table:id="ct1718">
            <table:change-track-table-cell table:cell-address="Sheet1.O11" table:formula="of:=IF([.K11]=&quot;&quot;;&quot;&quot;;DEC2HEX(1*(16*256)+HEX2DEC([.M11])*16+IF([.G11]=&quot;Y&quot;;4;0)+IF([.H11]=&quot;Y&quot;;2;0)+IF([.I11]=&quot;Y&quot;;1;0)+IF(NOT (       OR       ([.J11]=&quot;Y&quot;; [.G11]=&quot;Y&quot;));2*16*256;0);4))" office:value-type="string"/>
          </table:previous>
        </table:cell-content-change>
        <table:cell-content-change table:id="ct1765">
          <table:cell-address table:column="14" table:row="11" table:table="0"/>
          <office:change-info>
            <dc:creator>Bob Jacobsen</dc:creator>
            <dc:date>2012-04-27T22:21:19</dc:date>
          </office:change-info>
          <table:previous table:id="ct1719">
            <table:change-track-table-cell table:cell-address="Sheet1.O12" table:formula="of:=IF([.K12]=&quot;&quot;;&quot;&quot;;DEC2HEX(1*(16*256)+HEX2DEC([.M12])*16+IF([.G12]=&quot;Y&quot;;4;0)+IF([.H12]=&quot;Y&quot;;2;0)+IF([.I12]=&quot;Y&quot;;1;0)+IF(NOT (       OR       ([.J12]=&quot;Y&quot;; [.G12]=&quot;Y&quot;));2*16*256;0);4))" office:value-type="string"/>
          </table:previous>
        </table:cell-content-change>
        <table:cell-content-change table:id="ct1766">
          <table:cell-address table:column="14" table:row="12" table:table="0"/>
          <office:change-info>
            <dc:creator>Bob Jacobsen</dc:creator>
            <dc:date>2012-04-27T22:21:19</dc:date>
          </office:change-info>
          <table:previous table:id="ct1720">
            <table:change-track-table-cell table:cell-address="Sheet1.O13" table:formula="of:=IF([.K13]=&quot;&quot;;&quot;&quot;;DEC2HEX(1*(16*256)+HEX2DEC([.M13])*16+IF([.G13]=&quot;Y&quot;;4;0)+IF([.H13]=&quot;Y&quot;;2;0)+IF([.I13]=&quot;Y&quot;;1;0)+IF(NOT (       OR       ([.J13]=&quot;Y&quot;; [.G13]=&quot;Y&quot;));2*16*256;0);4))" office:value-type="string"/>
          </table:previous>
        </table:cell-content-change>
        <table:cell-content-change table:id="ct1767">
          <table:cell-address table:column="14" table:row="13" table:table="0"/>
          <office:change-info>
            <dc:creator>Bob Jacobsen</dc:creator>
            <dc:date>2012-04-27T22:21:19</dc:date>
          </office:change-info>
          <table:previous table:id="ct1721">
            <table:change-track-table-cell table:cell-address="Sheet1.O14" table:formula="of:=IF([.K14]=&quot;&quot;;&quot;&quot;;DEC2HEX(1*(16*256)+HEX2DEC([.M14])*16+IF([.G14]=&quot;Y&quot;;4;0)+IF([.H14]=&quot;Y&quot;;2;0)+IF([.I14]=&quot;Y&quot;;1;0)+IF(NOT (       OR       ([.J14]=&quot;Y&quot;; [.G14]=&quot;Y&quot;));2*16*256;0);4))" office:value-type="string"/>
          </table:previous>
        </table:cell-content-change>
        <table:cell-content-change table:id="ct1768">
          <table:cell-address table:column="14" table:row="14" table:table="0"/>
          <office:change-info>
            <dc:creator>Bob Jacobsen</dc:creator>
            <dc:date>2012-04-27T22:21:19</dc:date>
          </office:change-info>
          <table:previous table:id="ct1722">
            <table:change-track-table-cell table:cell-address="Sheet1.O15" table:formula="of:=IF([.K15]=&quot;&quot;;&quot;&quot;;DEC2HEX(1*(16*256)+HEX2DEC([.M15])*16+IF([.G15]=&quot;Y&quot;;4;0)+IF([.H15]=&quot;Y&quot;;2;0)+IF([.I15]=&quot;Y&quot;;1;0)+IF(NOT (       OR       ([.J15]=&quot;Y&quot;; [.G15]=&quot;Y&quot;));2*16*256;0);4))" office:value-type="string"/>
          </table:previous>
        </table:cell-content-change>
        <table:cell-content-change table:id="ct1769">
          <table:cell-address table:column="14" table:row="15" table:table="0"/>
          <office:change-info>
            <dc:creator>Bob Jacobsen</dc:creator>
            <dc:date>2012-04-27T22:21:19</dc:date>
          </office:change-info>
          <table:previous table:id="ct1723">
            <table:change-track-table-cell table:cell-address="Sheet1.O16" table:formula="of:=IF([.K16]=&quot;&quot;;&quot;&quot;;DEC2HEX(1*(16*256)+HEX2DEC([.M16])*16+IF([.G16]=&quot;Y&quot;;4;0)+IF([.H16]=&quot;Y&quot;;2;0)+IF([.I16]=&quot;Y&quot;;1;0)+IF(NOT ([.J16]=&quot;Y&quot;);2*16*256;0);4))" office:value-type="string"/>
          </table:previous>
        </table:cell-content-change>
        <table:cell-content-change table:id="ct1770">
          <table:cell-address table:column="14" table:row="16" table:table="0"/>
          <office:change-info>
            <dc:creator>Bob Jacobsen</dc:creator>
            <dc:date>2012-04-27T22:21:19</dc:date>
          </office:change-info>
          <table:previous table:id="ct1724">
            <table:change-track-table-cell table:cell-address="Sheet1.O17" table:formula="of:=IF([.K17]=&quot;&quot;;&quot;&quot;;DEC2HEX(1*(16*256)+HEX2DEC([.M17])*16+IF([.G17]=&quot;Y&quot;;4;0)+IF([.H17]=&quot;Y&quot;;2;0)+IF([.I17]=&quot;Y&quot;;1;0)+IF(NOT ([.J17]=&quot;Y&quot;);2*16*256;0);4))" office:value-type="string"/>
          </table:previous>
        </table:cell-content-change>
        <table:cell-content-change table:id="ct1771">
          <table:cell-address table:column="14" table:row="17" table:table="0"/>
          <office:change-info>
            <dc:creator>Bob Jacobsen</dc:creator>
            <dc:date>2012-04-27T22:21:19</dc:date>
          </office:change-info>
          <table:previous table:id="ct1725">
            <table:change-track-table-cell table:cell-address="Sheet1.O18" table:formula="of:=IF([.K18]=&quot;&quot;;&quot;&quot;;DEC2HEX(1*(16*256)+HEX2DEC([.M18])*16+IF([.G18]=&quot;Y&quot;;4;0)+IF([.H18]=&quot;Y&quot;;2;0)+IF([.I18]=&quot;Y&quot;;1;0)+IF(NOT (       OR       ([.J18]=&quot;Y&quot;; [.G18]=&quot;Y&quot;));2*16*256;0);4))" office:value-type="string"/>
          </table:previous>
        </table:cell-content-change>
        <table:cell-content-change table:id="ct1772">
          <table:cell-address table:column="14" table:row="18" table:table="0"/>
          <office:change-info>
            <dc:creator>Bob Jacobsen</dc:creator>
            <dc:date>2012-04-27T22:21:19</dc:date>
          </office:change-info>
          <table:previous table:id="ct1726">
            <table:change-track-table-cell table:cell-address="Sheet1.O19" table:formula="of:=IF([.K19]=&quot;&quot;;&quot;&quot;;DEC2HEX(1*(16*256)+HEX2DEC([.M19])*16+IF([.G19]=&quot;Y&quot;;4;0)+IF([.H19]=&quot;Y&quot;;2;0)+IF([.I19]=&quot;Y&quot;;1;0)+IF(NOT (       OR       ([.J19]=&quot;Y&quot;; [.G19]=&quot;Y&quot;));2*16*256;0);4))" office:value-type="string"/>
          </table:previous>
        </table:cell-content-change>
        <table:cell-content-change table:id="ct1773">
          <table:cell-address table:column="14" table:row="19" table:table="0"/>
          <office:change-info>
            <dc:creator>Bob Jacobsen</dc:creator>
            <dc:date>2012-04-27T22:21:19</dc:date>
          </office:change-info>
          <table:previous table:id="ct1727">
            <table:change-track-table-cell table:cell-address="Sheet1.O20" table:formula="of:=IF([.K20]=&quot;&quot;;&quot;&quot;;DEC2HEX(1*(16*256)+HEX2DEC([.M20])*16+IF([.G20]=&quot;Y&quot;;4;0)+IF([.H20]=&quot;Y&quot;;2;0)+IF([.I20]=&quot;Y&quot;;1;0)+IF(NOT ([.J20]=&quot;Y&quot;);2*16*256;0);4))" office:value-type="string"/>
          </table:previous>
        </table:cell-content-change>
        <table:cell-content-change table:id="ct1774">
          <table:cell-address table:column="14" table:row="20" table:table="0"/>
          <office:change-info>
            <dc:creator>Bob Jacobsen</dc:creator>
            <dc:date>2012-04-27T22:21:19</dc:date>
          </office:change-info>
          <table:previous table:id="ct1728">
            <table:change-track-table-cell table:cell-address="Sheet1.O21" table:formula="of:=IF([.K21]=&quot;&quot;;&quot;&quot;;DEC2HEX(1*(16*256)+HEX2DEC([.M21])*16+IF([.G21]=&quot;Y&quot;;4;0)+IF([.H21]=&quot;Y&quot;;2;0)+IF([.I21]=&quot;Y&quot;;1;0)+IF(NOT ([.J21]=&quot;Y&quot;);2*16*256;0);4))" office:value-type="string"/>
          </table:previous>
        </table:cell-content-change>
        <table:cell-content-change table:id="ct1775">
          <table:cell-address table:column="14" table:row="21" table:table="0"/>
          <office:change-info>
            <dc:creator>Bob Jacobsen</dc:creator>
            <dc:date>2012-04-27T22:21:19</dc:date>
          </office:change-info>
          <table:previous table:id="ct1729">
            <table:change-track-table-cell table:cell-address="Sheet1.O22" table:formula="of:=IF([.K22]=&quot;&quot;;&quot;&quot;;DEC2HEX(1*(16*256)+HEX2DEC([.M22])*16+IF([.G22]=&quot;Y&quot;;4;0)+IF([.H22]=&quot;Y&quot;;2;0)+IF([.I22]=&quot;Y&quot;;1;0)+IF(NOT (       OR       ([.J22]=&quot;Y&quot;; [.G22]=&quot;Y&quot;));2*16*256;0);4))" office:value-type="string"/>
          </table:previous>
        </table:cell-content-change>
        <table:cell-content-change table:id="ct1776">
          <table:cell-address table:column="14" table:row="22" table:table="0"/>
          <office:change-info>
            <dc:creator>Bob Jacobsen</dc:creator>
            <dc:date>2012-04-27T22:21:19</dc:date>
          </office:change-info>
          <table:previous table:id="ct1730">
            <table:change-track-table-cell table:cell-address="Sheet1.O23" table:formula="of:=IF([.K23]=&quot;&quot;;&quot;&quot;;DEC2HEX(1*(16*256)+HEX2DEC([.M23])*16+IF([.G23]=&quot;Y&quot;;4;0)+IF([.H23]=&quot;Y&quot;;2;0)+IF([.I23]=&quot;Y&quot;;1;0)+IF(NOT (       OR       ([.J23]=&quot;Y&quot;; [.G23]=&quot;Y&quot;));2*16*256;0);4))" office:value-type="string"/>
          </table:previous>
        </table:cell-content-change>
        <table:cell-content-change table:id="ct1777">
          <table:cell-address table:column="14" table:row="23" table:table="0"/>
          <office:change-info>
            <dc:creator>Bob Jacobsen</dc:creator>
            <dc:date>2012-04-27T22:21:19</dc:date>
          </office:change-info>
          <table:previous table:id="ct1731">
            <table:change-track-table-cell table:cell-address="Sheet1.O24" table:formula="of:=IF([.K24]=&quot;&quot;;&quot;&quot;;DEC2HEX(1*(16*256)+HEX2DEC([.M24])*16+IF([.G24]=&quot;Y&quot;;4;0)+IF([.H24]=&quot;Y&quot;;2;0)+IF([.I24]=&quot;Y&quot;;1;0)+IF(NOT (       OR       ([.J24]=&quot;Y&quot;; [.G24]=&quot;Y&quot;));2*16*256;0);4))" office:value-type="string"/>
          </table:previous>
        </table:cell-content-change>
        <table:cell-content-change table:id="ct1778">
          <table:cell-address table:column="14" table:row="24" table:table="0"/>
          <office:change-info>
            <dc:creator>Bob Jacobsen</dc:creator>
            <dc:date>2012-04-27T22:21:19</dc:date>
          </office:change-info>
          <table:previous table:id="ct1732">
            <table:change-track-table-cell table:cell-address="Sheet1.O25" table:formula="of:=IF([.K25]=&quot;&quot;;&quot;&quot;;DEC2HEX(1*(16*256)+HEX2DEC([.M25])*16+IF([.G25]=&quot;Y&quot;;4;0)+IF([.H25]=&quot;Y&quot;;2;0)+IF([.I25]=&quot;Y&quot;;1;0)+IF(NOT (       OR       ([.J25]=&quot;Y&quot;; [.G25]=&quot;Y&quot;));2*16*256;0);4))" office:value-type="string"/>
          </table:previous>
        </table:cell-content-change>
        <table:cell-content-change table:id="ct1779">
          <table:cell-address table:column="14" table:row="25" table:table="0"/>
          <office:change-info>
            <dc:creator>Bob Jacobsen</dc:creator>
            <dc:date>2012-04-27T22:21:19</dc:date>
          </office:change-info>
          <table:previous table:id="ct1733">
            <table:change-track-table-cell table:cell-address="Sheet1.O26" table:formula="of:=IF([.K26]=&quot;&quot;;&quot;&quot;;DEC2HEX(1*(16*256)+HEX2DEC([.M26])*16+IF([.G26]=&quot;Y&quot;;4;0)+IF([.H26]=&quot;Y&quot;;2;0)+IF([.I26]=&quot;Y&quot;;1;0)+IF(NOT (       OR       ([.J26]=&quot;Y&quot;; [.G26]=&quot;Y&quot;));2*16*256;0);4))" office:value-type="string"/>
          </table:previous>
        </table:cell-content-change>
        <table:cell-content-change table:id="ct1780">
          <table:cell-address table:column="14" table:row="26" table:table="0"/>
          <office:change-info>
            <dc:creator>Bob Jacobsen</dc:creator>
            <dc:date>2012-04-27T22:21:19</dc:date>
          </office:change-info>
          <table:previous table:id="ct1734">
            <table:change-track-table-cell table:cell-address="Sheet1.O27" table:formula="of:=IF([.K27]=&quot;&quot;;&quot;&quot;;DEC2HEX(1*(16*256)+HEX2DEC([.M27])*16+IF([.G27]=&quot;Y&quot;;4;0)+IF([.H27]=&quot;Y&quot;;2;0)+IF([.I27]=&quot;Y&quot;;1;0)+IF(NOT (       OR       ([.J27]=&quot;Y&quot;; [.G27]=&quot;Y&quot;));2*16*256;0);4))" office:value-type="string"/>
          </table:previous>
        </table:cell-content-change>
        <table:cell-content-change table:id="ct1781">
          <table:cell-address table:column="14" table:row="27" table:table="0"/>
          <office:change-info>
            <dc:creator>Bob Jacobsen</dc:creator>
            <dc:date>2012-04-27T22:21:19</dc:date>
          </office:change-info>
          <table:previous table:id="ct1735">
            <table:change-track-table-cell table:cell-address="Sheet1.O28" table:formula="of:=IF([.K28]=&quot;&quot;;&quot;&quot;;DEC2HEX(1*(16*256)+HEX2DEC([.M28])*16+IF([.G28]=&quot;Y&quot;;4;0)+IF([.H28]=&quot;Y&quot;;2;0)+IF([.I28]=&quot;Y&quot;;1;0)+IF(NOT (       OR       ([.J28]=&quot;Y&quot;; [.G28]=&quot;Y&quot;));2*16*256;0);4))" office:value-type="string"/>
          </table:previous>
        </table:cell-content-change>
        <table:cell-content-change table:id="ct1782">
          <table:cell-address table:column="14" table:row="28" table:table="0"/>
          <office:change-info>
            <dc:creator>Bob Jacobsen</dc:creator>
            <dc:date>2012-04-27T22:21:19</dc:date>
          </office:change-info>
          <table:previous table:id="ct1736">
            <table:change-track-table-cell table:cell-address="Sheet1.O29" table:formula="of:=IF([.K29]=&quot;&quot;;&quot;&quot;;DEC2HEX(1*(16*256)+HEX2DEC([.M29])*16+IF([.G29]=&quot;Y&quot;;4;0)+IF([.H29]=&quot;Y&quot;;2;0)+IF([.I29]=&quot;Y&quot;;1;0)+IF(NOT (       OR       ([.J29]=&quot;Y&quot;; [.G29]=&quot;Y&quot;));2*16*256;0);4))" office:value-type="string"/>
          </table:previous>
        </table:cell-content-change>
        <table:cell-content-change table:id="ct1783">
          <table:cell-address table:column="14" table:row="29" table:table="0"/>
          <office:change-info>
            <dc:creator>Bob Jacobsen</dc:creator>
            <dc:date>2012-04-27T22:21:19</dc:date>
          </office:change-info>
          <table:previous table:id="ct1737">
            <table:change-track-table-cell table:cell-address="Sheet1.O30" table:formula="of:=IF([.K30]=&quot;&quot;;&quot;&quot;;DEC2HEX(1*(16*256)+HEX2DEC([.M30])*16+IF([.G30]=&quot;Y&quot;;4;0)+IF([.H30]=&quot;Y&quot;;2;0)+IF([.I30]=&quot;Y&quot;;1;0)+IF(NOT (       OR       ([.J30]=&quot;Y&quot;; [.G30]=&quot;Y&quot;));2*16*256;0);4))" office:value-type="string"/>
          </table:previous>
        </table:cell-content-change>
        <table:cell-content-change table:id="ct1784">
          <table:cell-address table:column="14" table:row="30" table:table="0"/>
          <office:change-info>
            <dc:creator>Bob Jacobsen</dc:creator>
            <dc:date>2012-04-27T22:21:19</dc:date>
          </office:change-info>
          <table:previous table:id="ct1738">
            <table:change-track-table-cell table:cell-address="Sheet1.O31" table:formula="of:=IF([.K31]=&quot;&quot;;&quot;&quot;;DEC2HEX(1*(16*256)+HEX2DEC([.M31])*16+IF([.G31]=&quot;Y&quot;;4;0)+IF([.H31]=&quot;Y&quot;;2;0)+IF([.I31]=&quot;Y&quot;;1;0)+IF(NOT (       OR       ([.J31]=&quot;Y&quot;; [.G31]=&quot;Y&quot;));2*16*256;0);4))" office:value-type="string"/>
          </table:previous>
        </table:cell-content-change>
        <table:cell-content-change table:id="ct1785">
          <table:cell-address table:column="14" table:row="31" table:table="0"/>
          <office:change-info>
            <dc:creator>Bob Jacobsen</dc:creator>
            <dc:date>2012-04-27T22:21:19</dc:date>
          </office:change-info>
          <table:previous table:id="ct1739">
            <table:change-track-table-cell table:cell-address="Sheet1.O32" table:formula="of:=IF([.K32]=&quot;&quot;;&quot;&quot;;DEC2HEX(1*(16*256)+HEX2DEC([.M32])*16+IF([.G32]=&quot;Y&quot;;4;0)+IF([.H32]=&quot;Y&quot;;2;0)+IF([.I32]=&quot;Y&quot;;1;0)+IF(NOT ([.J32]=&quot;Y&quot;);2*16*256;0);4))" office:value-type="string"/>
          </table:previous>
        </table:cell-content-change>
        <table:cell-content-change table:id="ct1786">
          <table:cell-address table:column="14" table:row="32" table:table="0"/>
          <office:change-info>
            <dc:creator>Bob Jacobsen</dc:creator>
            <dc:date>2012-04-27T22:21:19</dc:date>
          </office:change-info>
          <table:previous table:id="ct1740">
            <table:change-track-table-cell table:cell-address="Sheet1.O33" table:formula="of:=IF([.K33]=&quot;&quot;;&quot;&quot;;DEC2HEX(1*(16*256)+HEX2DEC([.M33])*16+IF([.G33]=&quot;Y&quot;;4;0)+IF([.H33]=&quot;Y&quot;;2;0)+IF([.I33]=&quot;Y&quot;;1;0)+IF(NOT ([.J33]=&quot;Y&quot;);2*16*256;0);4))" office:value-type="string"/>
          </table:previous>
        </table:cell-content-change>
        <table:cell-content-change table:id="ct1787">
          <table:cell-address table:column="14" table:row="33" table:table="0"/>
          <office:change-info>
            <dc:creator>Bob Jacobsen</dc:creator>
            <dc:date>2012-04-27T22:21:19</dc:date>
          </office:change-info>
          <table:previous table:id="ct1741">
            <table:change-track-table-cell table:cell-address="Sheet1.O34" table:formula="of:=IF([.K34]=&quot;&quot;;&quot;&quot;;DEC2HEX(1*(16*256)+HEX2DEC([.M34])*16+IF([.G34]=&quot;Y&quot;;4;0)+IF([.H34]=&quot;Y&quot;;2;0)+IF([.I34]=&quot;Y&quot;;1;0)+IF(NOT (       OR       ([.J34]=&quot;Y&quot;; [.G34]=&quot;Y&quot;));2*16*256;0);4))" office:value-type="string"/>
          </table:previous>
        </table:cell-content-change>
        <table:cell-content-change table:id="ct1788">
          <table:cell-address table:column="14" table:row="35" table:table="0"/>
          <office:change-info>
            <dc:creator>Bob Jacobsen</dc:creator>
            <dc:date>2012-04-27T22:21:19</dc:date>
          </office:change-info>
          <table:previous table:id="ct1742">
            <table:change-track-table-cell table:cell-address="Sheet1.O36" table:formula="of:=IF([.K36]=&quot;&quot;;&quot;&quot;;DEC2HEX(1*(16*256)+HEX2DEC([.M36])*16+IF([.G36]=&quot;Y&quot;;4;0)+IF([.H36]=&quot;Y&quot;;2;0)+IF([.I36]=&quot;Y&quot;;1;0)+IF(NOT (       OR       ([.J36]=&quot;Y&quot;; [.G36]=&quot;Y&quot;));2*16*256;0);4))" office:value-type="string"/>
          </table:previous>
        </table:cell-content-change>
        <table:cell-content-change table:id="ct1789">
          <table:cell-address table:column="14" table:row="36" table:table="0"/>
          <office:change-info>
            <dc:creator>Bob Jacobsen</dc:creator>
            <dc:date>2012-04-27T22:21:19</dc:date>
          </office:change-info>
          <table:previous table:id="ct1743">
            <table:change-track-table-cell table:cell-address="Sheet1.O37" table:formula="of:=IF([.K37]=&quot;&quot;;&quot;&quot;;DEC2HEX(1*(16*256)+HEX2DEC([.M37])*16+IF([.G37]=&quot;Y&quot;;4;0)+IF([.H37]=&quot;Y&quot;;2;0)+IF([.I37]=&quot;Y&quot;;1;0)+IF(NOT (       OR       ([.J37]=&quot;Y&quot;; [.G37]=&quot;Y&quot;));2*16*256;0);4))" office:value-type="string"/>
          </table:previous>
        </table:cell-content-change>
        <table:cell-content-change table:id="ct1790">
          <table:cell-address table:column="14" table:row="37" table:table="0"/>
          <office:change-info>
            <dc:creator>Bob Jacobsen</dc:creator>
            <dc:date>2012-04-27T22:21:19</dc:date>
          </office:change-info>
          <table:previous table:id="ct1744">
            <table:change-track-table-cell table:cell-address="Sheet1.O38" table:formula="of:=IF([.K38]=&quot;&quot;;&quot;&quot;;DEC2HEX(1*(16*256)+HEX2DEC([.M38])*16+IF([.G38]=&quot;Y&quot;;4;0)+IF([.H38]=&quot;Y&quot;;2;0)+IF([.I38]=&quot;Y&quot;;1;0)+IF(NOT ([.J38]=&quot;Y&quot;);2*16*256;0);4))" office:value-type="string"/>
          </table:previous>
        </table:cell-content-change>
        <table:cell-content-change table:id="ct1791">
          <table:cell-address table:column="14" table:row="38" table:table="0"/>
          <office:change-info>
            <dc:creator>Bob Jacobsen</dc:creator>
            <dc:date>2012-04-27T22:21:19</dc:date>
          </office:change-info>
          <table:previous table:id="ct1745">
            <table:change-track-table-cell table:cell-address="Sheet1.O39" table:formula="of:=IF([.K39]=&quot;&quot;;&quot;&quot;;DEC2HEX(1*(16*256)+HEX2DEC([.M39])*16+IF([.G39]=&quot;Y&quot;;4;0)+IF([.H39]=&quot;Y&quot;;2;0)+IF([.I39]=&quot;Y&quot;;1;0)+IF(NOT ([.J39]=&quot;Y&quot;);2*16*256;0);4))" office:value-type="string"/>
          </table:previous>
        </table:cell-content-change>
        <table:cell-content-change table:id="ct1792">
          <table:cell-address table:column="14" table:row="39" table:table="0"/>
          <office:change-info>
            <dc:creator>Bob Jacobsen</dc:creator>
            <dc:date>2012-04-27T22:21:19</dc:date>
          </office:change-info>
          <table:previous table:id="ct1746">
            <table:change-track-table-cell table:cell-address="Sheet1.O40" table:formula="of:=IF([.K40]=&quot;&quot;;&quot;&quot;;DEC2HEX(1*(16*256)+HEX2DEC([.M40])*16+IF([.G40]=&quot;Y&quot;;4;0)+IF([.H40]=&quot;Y&quot;;2;0)+IF([.I40]=&quot;Y&quot;;1;0)+IF(NOT (       OR       ([.J40]=&quot;Y&quot;; [.G40]=&quot;Y&quot;));2*16*256;0);4))" office:value-type="string"/>
          </table:previous>
        </table:cell-content-change>
        <table:cell-content-change table:id="ct1793">
          <table:cell-address table:column="14" table:row="40" table:table="0"/>
          <office:change-info>
            <dc:creator>Bob Jacobsen</dc:creator>
            <dc:date>2012-04-27T22:21:19</dc:date>
          </office:change-info>
          <table:previous table:id="ct1747">
            <table:change-track-table-cell table:cell-address="Sheet1.O41" table:formula="of:=IF([.K41]=&quot;&quot;;&quot;&quot;;DEC2HEX(1*(16*256)+HEX2DEC([.M41])*16+IF([.G41]=&quot;Y&quot;;4;0)+IF([.H41]=&quot;Y&quot;;2;0)+IF([.I41]=&quot;Y&quot;;1;0)+IF(NOT (       OR       ([.J41]=&quot;Y&quot;; [.G41]=&quot;Y&quot;));2*16*256;0);4))" office:value-type="string"/>
          </table:previous>
        </table:cell-content-change>
        <table:cell-content-change table:id="ct1794">
          <table:cell-address table:column="14" table:row="41" table:table="0"/>
          <office:change-info>
            <dc:creator>Bob Jacobsen</dc:creator>
            <dc:date>2012-04-27T22:21:19</dc:date>
          </office:change-info>
          <table:previous table:id="ct1748">
            <table:change-track-table-cell table:cell-address="Sheet1.O42" table:formula="of:=IF([.K42]=&quot;&quot;;&quot;&quot;;DEC2HEX(1*(16*256)+HEX2DEC([.M42])*16+IF([.G42]=&quot;Y&quot;;4;0)+IF([.H42]=&quot;Y&quot;;2;0)+IF([.I42]=&quot;Y&quot;;1;0)+IF(NOT (       OR       ([.J42]=&quot;Y&quot;; [.G42]=&quot;Y&quot;));2*16*256;0);4))" office:value-type="string"/>
          </table:previous>
        </table:cell-content-change>
        <table:cell-content-change table:id="ct1795">
          <table:cell-address table:column="14" table:row="42" table:table="0"/>
          <office:change-info>
            <dc:creator>Bob Jacobsen</dc:creator>
            <dc:date>2012-04-27T22:21:19</dc:date>
          </office:change-info>
          <table:previous table:id="ct1749">
            <table:change-track-table-cell table:cell-address="Sheet1.O43" table:formula="of:=IF([.K43]=&quot;&quot;;&quot;&quot;;DEC2HEX(1*(16*256)+HEX2DEC([.M43])*16+IF([.G43]=&quot;Y&quot;;4;0)+IF([.H43]=&quot;Y&quot;;2;0)+IF([.I43]=&quot;Y&quot;;1;0)+IF(NOT ([.J43]=&quot;Y&quot;);2*16*256;0);4))" office:value-type="string"/>
          </table:previous>
        </table:cell-content-change>
        <table:cell-content-change table:id="ct1796">
          <table:cell-address table:column="14" table:row="43" table:table="0"/>
          <office:change-info>
            <dc:creator>Bob Jacobsen</dc:creator>
            <dc:date>2012-04-27T22:21:19</dc:date>
          </office:change-info>
          <table:previous table:id="ct1750">
            <table:change-track-table-cell table:cell-address="Sheet1.O44" table:formula="of:=IF([.K44]=&quot;&quot;;&quot;&quot;;DEC2HEX(1*(16*256)+HEX2DEC([.M44])*16+IF([.G44]=&quot;Y&quot;;4;0)+IF([.H44]=&quot;Y&quot;;2;0)+IF([.I44]=&quot;Y&quot;;1;0)+IF(NOT ([.J44]=&quot;Y&quot;);2*16*256;0);4))" office:value-type="string"/>
          </table:previous>
        </table:cell-content-change>
        <table:cell-content-change table:id="ct1797">
          <table:cell-address table:column="14" table:row="44" table:table="0"/>
          <office:change-info>
            <dc:creator>Bob Jacobsen</dc:creator>
            <dc:date>2012-04-27T22:21:19</dc:date>
          </office:change-info>
          <table:previous table:id="ct1751">
            <table:change-track-table-cell table:cell-address="Sheet1.O45" table:formula="of:=IF([.K45]=&quot;&quot;;&quot;&quot;;DEC2HEX(1*(16*256)+HEX2DEC([.M45])*16+IF([.G45]=&quot;Y&quot;;4;0)+IF([.H45]=&quot;Y&quot;;2;0)+IF([.I45]=&quot;Y&quot;;1;0)+IF(NOT ([.J45]=&quot;Y&quot;);2*16*256;0);4))" office:value-type="string"/>
          </table:previous>
        </table:cell-content-change>
        <table:cell-content-change table:id="ct1798">
          <table:cell-address table:column="14" table:row="45" table:table="0"/>
          <office:change-info>
            <dc:creator>Bob Jacobsen</dc:creator>
            <dc:date>2012-04-27T22:21:19</dc:date>
          </office:change-info>
          <table:previous table:id="ct1752">
            <table:change-track-table-cell table:cell-address="Sheet1.O46" table:formula="of:=IF([.K46]=&quot;&quot;;&quot;&quot;;DEC2HEX(1*(16*256)+HEX2DEC([.M46])*16+IF([.G46]=&quot;Y&quot;;4;0)+IF([.H46]=&quot;Y&quot;;2;0)+IF([.I46]=&quot;Y&quot;;1;0)+IF(NOT (       OR       ([.J46]=&quot;Y&quot;; [.G46]=&quot;Y&quot;));2*16*256;0);4))" office:value-type="string"/>
          </table:previous>
        </table:cell-content-change>
        <table:cell-content-change table:id="ct1799">
          <table:cell-address table:column="14" table:row="46" table:table="0"/>
          <office:change-info>
            <dc:creator>Bob Jacobsen</dc:creator>
            <dc:date>2012-04-27T22:21:19</dc:date>
          </office:change-info>
          <table:previous table:id="ct1753">
            <table:change-track-table-cell table:cell-address="Sheet1.O47" table:formula="of:=IF([.K47]=&quot;&quot;;&quot;&quot;;DEC2HEX(1*(16*256)+HEX2DEC([.M47])*16+IF([.G47]=&quot;Y&quot;;4;0)+IF([.H47]=&quot;Y&quot;;2;0)+IF([.I47]=&quot;Y&quot;;1;0)+IF(NOT ([.J47]=&quot;Y&quot;);2*16*256;0);4))" office:value-type="string"/>
          </table:previous>
        </table:cell-content-change>
        <table:cell-content-change table:id="ct1800">
          <table:cell-address table:column="14" table:row="47" table:table="0"/>
          <office:change-info>
            <dc:creator>Bob Jacobsen</dc:creator>
            <dc:date>2012-04-27T22:21:19</dc:date>
          </office:change-info>
          <table:previous table:id="ct1754">
            <table:change-track-table-cell table:cell-address="Sheet1.O48" table:formula="of:=IF([.K48]=&quot;&quot;;&quot;&quot;;DEC2HEX(1*(16*256)+HEX2DEC([.M48])*16+IF([.G48]=&quot;Y&quot;;4;0)+IF([.H48]=&quot;Y&quot;;2;0)+IF([.I48]=&quot;Y&quot;;1;0)+IF(NOT (       OR       ([.J48]=&quot;Y&quot;; [.G48]=&quot;Y&quot;));2*16*256;0);4))" office:value-type="string"/>
          </table:previous>
        </table:cell-content-change>
        <table:cell-content-change table:id="ct1801">
          <table:cell-address table:column="14" table:row="48" table:table="0"/>
          <office:change-info>
            <dc:creator>Bob Jacobsen</dc:creator>
            <dc:date>2012-04-27T22:21:19</dc:date>
          </office:change-info>
          <table:previous table:id="ct1755">
            <table:change-track-table-cell table:cell-address="Sheet1.O49" table:formula="of:=IF([.K49]=&quot;&quot;;&quot;&quot;;DEC2HEX(1*(16*256)+HEX2DEC([.M49])*16+IF([.G49]=&quot;Y&quot;;4;0)+IF([.H49]=&quot;Y&quot;;2;0)+IF([.I49]=&quot;Y&quot;;1;0)+IF(NOT ([.J49]=&quot;Y&quot;);2*16*256;0);4))" office:value-type="string"/>
          </table:previous>
        </table:cell-content-change>
        <table:cell-content-change table:id="ct1802">
          <table:cell-address table:column="14" table:row="49" table:table="0"/>
          <office:change-info>
            <dc:creator>Bob Jacobsen</dc:creator>
            <dc:date>2012-04-27T22:21:19</dc:date>
          </office:change-info>
          <table:previous table:id="ct1756">
            <table:change-track-table-cell table:cell-address="Sheet1.O50" table:formula="of:=IF([.K50]=&quot;&quot;;&quot;&quot;;DEC2HEX(1*(16*256)+HEX2DEC([.M50])*16+IF([.G50]=&quot;Y&quot;;4;0)+IF([.H50]=&quot;Y&quot;;2;0)+IF([.I50]=&quot;Y&quot;;1;0)+IF(NOT ([.J50]=&quot;Y&quot;);2*16*256;0);4))" office:value-type="string"/>
          </table:previous>
        </table:cell-content-change>
        <table:cell-content-change table:id="ct1803">
          <table:cell-address table:column="14" table:row="50" table:table="0"/>
          <office:change-info>
            <dc:creator>Bob Jacobsen</dc:creator>
            <dc:date>2012-04-27T22:21:19</dc:date>
          </office:change-info>
          <table:previous table:id="ct1757">
            <table:change-track-table-cell table:cell-address="Sheet1.O51" table:formula="of:=IF([.K51]=&quot;&quot;;&quot;&quot;;DEC2HEX(1*(16*256)+HEX2DEC([.M51])*16+IF([.G51]=&quot;Y&quot;;4;0)+IF([.H51]=&quot;Y&quot;;2;0)+IF([.I51]=&quot;Y&quot;;1;0)+IF(NOT (       OR       ([.J51]=&quot;Y&quot;; [.G51]=&quot;Y&quot;));2*16*256;0);4))" office:value-type="string"/>
          </table:previous>
        </table:cell-content-change>
        <table:cell-content-change table:id="ct1804">
          <table:cell-address table:column="14" table:row="51" table:table="0"/>
          <office:change-info>
            <dc:creator>Bob Jacobsen</dc:creator>
            <dc:date>2012-04-27T22:21:19</dc:date>
          </office:change-info>
          <table:previous table:id="ct1758">
            <table:change-track-table-cell table:cell-address="Sheet1.O52" table:formula="of:=IF([.K52]=&quot;&quot;;&quot;&quot;;DEC2HEX(1*(16*256)+HEX2DEC([.M52])*16+IF([.G52]=&quot;Y&quot;;4;0)+IF([.H52]=&quot;Y&quot;;2;0)+IF([.I52]=&quot;Y&quot;;1;0)+IF(NOT (       OR       ([.J52]=&quot;Y&quot;; [.G52]=&quot;Y&quot;));2*16*256;0);4))" office:value-type="string"/>
          </table:previous>
        </table:cell-content-change>
        <table:cell-content-change table:id="ct1805">
          <table:cell-address table:column="14" table:row="52" table:table="0"/>
          <office:change-info>
            <dc:creator>Bob Jacobsen</dc:creator>
            <dc:date>2012-04-27T22:21:19</dc:date>
          </office:change-info>
          <table:previous table:id="ct1759">
            <table:change-track-table-cell table:cell-address="Sheet1.O53" table:formula="of:=IF([.K53]=&quot;&quot;;&quot;&quot;;DEC2HEX(1*(16*256)+HEX2DEC([.M53])*16+IF([.G53]=&quot;Y&quot;;4;0)+IF([.H53]=&quot;Y&quot;;2;0)+IF([.I53]=&quot;Y&quot;;1;0)+IF(NOT (       OR       ([.J53]=&quot;Y&quot;; [.G53]=&quot;Y&quot;));2*16*256;0);4))" office:value-type="string"/>
          </table:previous>
        </table:cell-content-change>
        <table:cell-content-change table:id="ct1806">
          <table:cell-address table:column="14" table:row="4" table:table="0"/>
          <office:change-info>
            <dc:creator>Bob Jacobsen</dc:creator>
            <dc:date>2012-04-27T22:21:39</dc:date>
          </office:change-info>
          <table:previous table:id="ct1760">
            <table:change-track-table-cell/>
          </table:previous>
        </table:cell-content-change>
        <table:cell-content-change table:id="ct1807">
          <table:cell-address table:column="14" table:row="7" table:table="0"/>
          <office:change-info>
            <dc:creator>Bob Jacobsen</dc:creator>
            <dc:date>2012-04-27T22:21:39</dc:date>
          </office:change-info>
          <table:previous table:id="ct1761">
            <table:change-track-table-cell/>
          </table:previous>
        </table:cell-content-change>
        <table:cell-content-change table:id="ct1808">
          <table:cell-address table:column="14" table:row="8" table:table="0"/>
          <office:change-info>
            <dc:creator>Bob Jacobsen</dc:creator>
            <dc:date>2012-04-27T22:21:39</dc:date>
          </office:change-info>
          <table:previous table:id="ct1762">
            <table:change-track-table-cell/>
          </table:previous>
        </table:cell-content-change>
        <table:cell-content-change table:id="ct1809">
          <table:cell-address table:column="14" table:row="9" table:table="0"/>
          <office:change-info>
            <dc:creator>Bob Jacobsen</dc:creator>
            <dc:date>2012-04-27T22:21:39</dc:date>
          </office:change-info>
          <table:previous table:id="ct1763">
            <table:change-track-table-cell/>
          </table:previous>
        </table:cell-content-change>
        <table:cell-content-change table:id="ct1810">
          <table:cell-address table:column="14" table:row="10" table:table="0"/>
          <office:change-info>
            <dc:creator>Bob Jacobsen</dc:creator>
            <dc:date>2012-04-27T22:21:39</dc:date>
          </office:change-info>
          <table:previous table:id="ct1764">
            <table:change-track-table-cell/>
          </table:previous>
        </table:cell-content-change>
        <table:cell-content-change table:id="ct1811">
          <table:cell-address table:column="14" table:row="11" table:table="0"/>
          <office:change-info>
            <dc:creator>Bob Jacobsen</dc:creator>
            <dc:date>2012-04-27T22:21:39</dc:date>
          </office:change-info>
          <table:previous table:id="ct1765">
            <table:change-track-table-cell/>
          </table:previous>
        </table:cell-content-change>
        <table:cell-content-change table:id="ct1812">
          <table:cell-address table:column="14" table:row="12" table:table="0"/>
          <office:change-info>
            <dc:creator>Bob Jacobsen</dc:creator>
            <dc:date>2012-04-27T22:21:39</dc:date>
          </office:change-info>
          <table:previous table:id="ct1766">
            <table:change-track-table-cell/>
          </table:previous>
        </table:cell-content-change>
        <table:cell-content-change table:id="ct1813">
          <table:cell-address table:column="14" table:row="13" table:table="0"/>
          <office:change-info>
            <dc:creator>Bob Jacobsen</dc:creator>
            <dc:date>2012-04-27T22:21:39</dc:date>
          </office:change-info>
          <table:previous table:id="ct1767">
            <table:change-track-table-cell/>
          </table:previous>
        </table:cell-content-change>
        <table:cell-content-change table:id="ct1814">
          <table:cell-address table:column="14" table:row="14" table:table="0"/>
          <office:change-info>
            <dc:creator>Bob Jacobsen</dc:creator>
            <dc:date>2012-04-27T22:21:39</dc:date>
          </office:change-info>
          <table:previous table:id="ct1768">
            <table:change-track-table-cell/>
          </table:previous>
        </table:cell-content-change>
        <table:cell-content-change table:id="ct1815">
          <table:cell-address table:column="14" table:row="17" table:table="0"/>
          <office:change-info>
            <dc:creator>Bob Jacobsen</dc:creator>
            <dc:date>2012-04-27T22:21:39</dc:date>
          </office:change-info>
          <table:previous table:id="ct1771">
            <table:change-track-table-cell/>
          </table:previous>
        </table:cell-content-change>
        <table:cell-content-change table:id="ct1816">
          <table:cell-address table:column="14" table:row="18" table:table="0"/>
          <office:change-info>
            <dc:creator>Bob Jacobsen</dc:creator>
            <dc:date>2012-04-27T22:21:39</dc:date>
          </office:change-info>
          <table:previous table:id="ct1772">
            <table:change-track-table-cell/>
          </table:previous>
        </table:cell-content-change>
        <table:cell-content-change table:id="ct1817">
          <table:cell-address table:column="14" table:row="21" table:table="0"/>
          <office:change-info>
            <dc:creator>Bob Jacobsen</dc:creator>
            <dc:date>2012-04-27T22:21:39</dc:date>
          </office:change-info>
          <table:previous table:id="ct1775">
            <table:change-track-table-cell/>
          </table:previous>
        </table:cell-content-change>
        <table:cell-content-change table:id="ct1818">
          <table:cell-address table:column="14" table:row="22" table:table="0"/>
          <office:change-info>
            <dc:creator>Bob Jacobsen</dc:creator>
            <dc:date>2012-04-27T22:21:39</dc:date>
          </office:change-info>
          <table:previous table:id="ct1776">
            <table:change-track-table-cell/>
          </table:previous>
        </table:cell-content-change>
        <table:cell-content-change table:id="ct1819">
          <table:cell-address table:column="14" table:row="23" table:table="0"/>
          <office:change-info>
            <dc:creator>Bob Jacobsen</dc:creator>
            <dc:date>2012-04-27T22:21:39</dc:date>
          </office:change-info>
          <table:previous table:id="ct1777">
            <table:change-track-table-cell/>
          </table:previous>
        </table:cell-content-change>
        <table:cell-content-change table:id="ct1820">
          <table:cell-address table:column="14" table:row="24" table:table="0"/>
          <office:change-info>
            <dc:creator>Bob Jacobsen</dc:creator>
            <dc:date>2012-04-27T22:21:39</dc:date>
          </office:change-info>
          <table:previous table:id="ct1778">
            <table:change-track-table-cell/>
          </table:previous>
        </table:cell-content-change>
        <table:cell-content-change table:id="ct1821">
          <table:cell-address table:column="14" table:row="25" table:table="0"/>
          <office:change-info>
            <dc:creator>Bob Jacobsen</dc:creator>
            <dc:date>2012-04-27T22:21:39</dc:date>
          </office:change-info>
          <table:previous table:id="ct1779">
            <table:change-track-table-cell/>
          </table:previous>
        </table:cell-content-change>
        <table:cell-content-change table:id="ct1822">
          <table:cell-address table:column="14" table:row="26" table:table="0"/>
          <office:change-info>
            <dc:creator>Bob Jacobsen</dc:creator>
            <dc:date>2012-04-27T22:21:39</dc:date>
          </office:change-info>
          <table:previous table:id="ct1780">
            <table:change-track-table-cell/>
          </table:previous>
        </table:cell-content-change>
        <table:cell-content-change table:id="ct1823">
          <table:cell-address table:column="14" table:row="27" table:table="0"/>
          <office:change-info>
            <dc:creator>Bob Jacobsen</dc:creator>
            <dc:date>2012-04-27T22:21:39</dc:date>
          </office:change-info>
          <table:previous table:id="ct1781">
            <table:change-track-table-cell/>
          </table:previous>
        </table:cell-content-change>
        <table:cell-content-change table:id="ct1824">
          <table:cell-address table:column="14" table:row="28" table:table="0"/>
          <office:change-info>
            <dc:creator>Bob Jacobsen</dc:creator>
            <dc:date>2012-04-27T22:21:39</dc:date>
          </office:change-info>
          <table:previous table:id="ct1782">
            <table:change-track-table-cell/>
          </table:previous>
        </table:cell-content-change>
        <table:cell-content-change table:id="ct1825">
          <table:cell-address table:column="14" table:row="29" table:table="0"/>
          <office:change-info>
            <dc:creator>Bob Jacobsen</dc:creator>
            <dc:date>2012-04-27T22:21:39</dc:date>
          </office:change-info>
          <table:previous table:id="ct1783">
            <table:change-track-table-cell/>
          </table:previous>
        </table:cell-content-change>
        <table:cell-content-change table:id="ct1826">
          <table:cell-address table:column="14" table:row="30" table:table="0"/>
          <office:change-info>
            <dc:creator>Bob Jacobsen</dc:creator>
            <dc:date>2012-04-27T22:21:39</dc:date>
          </office:change-info>
          <table:previous table:id="ct1784">
            <table:change-track-table-cell/>
          </table:previous>
        </table:cell-content-change>
        <table:cell-content-change table:id="ct1827">
          <table:cell-address table:column="14" table:row="33" table:table="0"/>
          <office:change-info>
            <dc:creator>Bob Jacobsen</dc:creator>
            <dc:date>2012-04-27T22:21:39</dc:date>
          </office:change-info>
          <table:previous table:id="ct1787">
            <table:change-track-table-cell/>
          </table:previous>
        </table:cell-content-change>
        <table:cell-content-change table:id="ct1828">
          <table:cell-address table:column="14" table:row="35" table:table="0"/>
          <office:change-info>
            <dc:creator>Bob Jacobsen</dc:creator>
            <dc:date>2012-04-27T22:21:39</dc:date>
          </office:change-info>
          <table:previous table:id="ct1788">
            <table:change-track-table-cell/>
          </table:previous>
        </table:cell-content-change>
        <table:cell-content-change table:id="ct1829">
          <table:cell-address table:column="14" table:row="36" table:table="0"/>
          <office:change-info>
            <dc:creator>Bob Jacobsen</dc:creator>
            <dc:date>2012-04-27T22:21:39</dc:date>
          </office:change-info>
          <table:previous table:id="ct1789">
            <table:change-track-table-cell/>
          </table:previous>
        </table:cell-content-change>
        <table:cell-content-change table:id="ct1830">
          <table:cell-address table:column="14" table:row="39" table:table="0"/>
          <office:change-info>
            <dc:creator>Bob Jacobsen</dc:creator>
            <dc:date>2012-04-27T22:21:39</dc:date>
          </office:change-info>
          <table:previous table:id="ct1792">
            <table:change-track-table-cell/>
          </table:previous>
        </table:cell-content-change>
        <table:cell-content-change table:id="ct1831">
          <table:cell-address table:column="14" table:row="40" table:table="0"/>
          <office:change-info>
            <dc:creator>Bob Jacobsen</dc:creator>
            <dc:date>2012-04-27T22:21:39</dc:date>
          </office:change-info>
          <table:previous table:id="ct1793">
            <table:change-track-table-cell/>
          </table:previous>
        </table:cell-content-change>
        <table:cell-content-change table:id="ct1832">
          <table:cell-address table:column="14" table:row="41" table:table="0"/>
          <office:change-info>
            <dc:creator>Bob Jacobsen</dc:creator>
            <dc:date>2012-04-27T22:21:39</dc:date>
          </office:change-info>
          <table:previous table:id="ct1794">
            <table:change-track-table-cell/>
          </table:previous>
        </table:cell-content-change>
        <table:cell-content-change table:id="ct1833">
          <table:cell-address table:column="14" table:row="45" table:table="0"/>
          <office:change-info>
            <dc:creator>Bob Jacobsen</dc:creator>
            <dc:date>2012-04-27T22:21:39</dc:date>
          </office:change-info>
          <table:previous table:id="ct1798">
            <table:change-track-table-cell/>
          </table:previous>
        </table:cell-content-change>
        <table:cell-content-change table:id="ct1834">
          <table:cell-address table:column="14" table:row="47" table:table="0"/>
          <office:change-info>
            <dc:creator>Bob Jacobsen</dc:creator>
            <dc:date>2012-04-27T22:21:39</dc:date>
          </office:change-info>
          <table:previous table:id="ct1800">
            <table:change-track-table-cell/>
          </table:previous>
        </table:cell-content-change>
        <table:cell-content-change table:id="ct1835">
          <table:cell-address table:column="14" table:row="50" table:table="0"/>
          <office:change-info>
            <dc:creator>Bob Jacobsen</dc:creator>
            <dc:date>2012-04-27T22:21:39</dc:date>
          </office:change-info>
          <table:previous table:id="ct1803">
            <table:change-track-table-cell/>
          </table:previous>
        </table:cell-content-change>
        <table:cell-content-change table:id="ct1836">
          <table:cell-address table:column="14" table:row="51" table:table="0"/>
          <office:change-info>
            <dc:creator>Bob Jacobsen</dc:creator>
            <dc:date>2012-04-27T22:21:39</dc:date>
          </office:change-info>
          <table:previous table:id="ct1804">
            <table:change-track-table-cell/>
          </table:previous>
        </table:cell-content-change>
        <table:cell-content-change table:id="ct1837">
          <table:cell-address table:column="14" table:row="52" table:table="0"/>
          <office:change-info>
            <dc:creator>Bob Jacobsen</dc:creator>
            <dc:date>2012-04-27T22:21:39</dc:date>
          </office:change-info>
          <table:previous table:id="ct1805">
            <table:change-track-table-cell/>
          </table:previous>
        </table:cell-content-change>
        <table:cell-content-change table:id="ct1838">
          <table:cell-address table:column="15" table:row="4" table:table="0"/>
          <office:change-info>
            <dc:creator>Bob Jacobsen</dc:creator>
            <dc:date>2012-04-27T22:21:58</dc:date>
          </office:change-info>
          <table:previous>
            <table:change-track-table-cell/>
          </table:previous>
        </table:cell-content-change>
        <table:cell-content-change table:id="ct1839">
          <table:cell-address table:column="15" table:row="8" table:table="0"/>
          <office:change-info>
            <dc:creator>Bob Jacobsen</dc:creator>
            <dc:date>2012-04-27T22:21:58</dc:date>
          </office:change-info>
          <table:previous>
            <table:change-track-table-cell/>
          </table:previous>
        </table:cell-content-change>
        <table:cell-content-change table:id="ct1840">
          <table:cell-address table:column="15" table:row="9" table:table="0"/>
          <office:change-info>
            <dc:creator>Bob Jacobsen</dc:creator>
            <dc:date>2012-04-27T22:21:58</dc:date>
          </office:change-info>
          <table:previous>
            <table:change-track-table-cell/>
          </table:previous>
        </table:cell-content-change>
        <table:cell-content-change table:id="ct1841">
          <table:cell-address table:column="15" table:row="10" table:table="0"/>
          <office:change-info>
            <dc:creator>Bob Jacobsen</dc:creator>
            <dc:date>2012-04-27T22:21:58</dc:date>
          </office:change-info>
          <table:previous>
            <table:change-track-table-cell/>
          </table:previous>
        </table:cell-content-change>
        <table:cell-content-change table:id="ct1842">
          <table:cell-address table:column="15" table:row="11" table:table="0"/>
          <office:change-info>
            <dc:creator>Bob Jacobsen</dc:creator>
            <dc:date>2012-04-27T22:21:58</dc:date>
          </office:change-info>
          <table:previous>
            <table:change-track-table-cell/>
          </table:previous>
        </table:cell-content-change>
        <table:cell-content-change table:id="ct1843">
          <table:cell-address table:column="15" table:row="12" table:table="0"/>
          <office:change-info>
            <dc:creator>Bob Jacobsen</dc:creator>
            <dc:date>2012-04-27T22:21:58</dc:date>
          </office:change-info>
          <table:previous>
            <table:change-track-table-cell/>
          </table:previous>
        </table:cell-content-change>
        <table:cell-content-change table:id="ct1844">
          <table:cell-address table:column="15" table:row="13" table:table="0"/>
          <office:change-info>
            <dc:creator>Bob Jacobsen</dc:creator>
            <dc:date>2012-04-27T22:21:58</dc:date>
          </office:change-info>
          <table:previous>
            <table:change-track-table-cell/>
          </table:previous>
        </table:cell-content-change>
        <table:cell-content-change table:id="ct1845">
          <table:cell-address table:column="15" table:row="14" table:table="0"/>
          <office:change-info>
            <dc:creator>Bob Jacobsen</dc:creator>
            <dc:date>2012-04-27T22:21:58</dc:date>
          </office:change-info>
          <table:previous>
            <table:change-track-table-cell/>
          </table:previous>
        </table:cell-content-change>
        <table:cell-content-change table:id="ct1846">
          <table:cell-address table:column="15" table:row="17" table:table="0"/>
          <office:change-info>
            <dc:creator>Bob Jacobsen</dc:creator>
            <dc:date>2012-04-27T22:21:58</dc:date>
          </office:change-info>
          <table:previous>
            <table:change-track-table-cell/>
          </table:previous>
        </table:cell-content-change>
        <table:cell-content-change table:id="ct1847">
          <table:cell-address table:column="15" table:row="18" table:table="0"/>
          <office:change-info>
            <dc:creator>Bob Jacobsen</dc:creator>
            <dc:date>2012-04-27T22:21:58</dc:date>
          </office:change-info>
          <table:previous>
            <table:change-track-table-cell/>
          </table:previous>
        </table:cell-content-change>
        <table:cell-content-change table:id="ct1848">
          <table:cell-address table:column="15" table:row="21" table:table="0"/>
          <office:change-info>
            <dc:creator>Bob Jacobsen</dc:creator>
            <dc:date>2012-04-27T22:21:58</dc:date>
          </office:change-info>
          <table:previous>
            <table:change-track-table-cell/>
          </table:previous>
        </table:cell-content-change>
        <table:cell-content-change table:id="ct1849">
          <table:cell-address table:column="15" table:row="22" table:table="0"/>
          <office:change-info>
            <dc:creator>Bob Jacobsen</dc:creator>
            <dc:date>2012-04-27T22:21:58</dc:date>
          </office:change-info>
          <table:previous>
            <table:change-track-table-cell/>
          </table:previous>
        </table:cell-content-change>
        <table:cell-content-change table:id="ct1850">
          <table:cell-address table:column="15" table:row="23" table:table="0"/>
          <office:change-info>
            <dc:creator>Bob Jacobsen</dc:creator>
            <dc:date>2012-04-27T22:21:58</dc:date>
          </office:change-info>
          <table:previous>
            <table:change-track-table-cell/>
          </table:previous>
        </table:cell-content-change>
        <table:cell-content-change table:id="ct1851">
          <table:cell-address table:column="15" table:row="24" table:table="0"/>
          <office:change-info>
            <dc:creator>Bob Jacobsen</dc:creator>
            <dc:date>2012-04-27T22:21:58</dc:date>
          </office:change-info>
          <table:previous>
            <table:change-track-table-cell/>
          </table:previous>
        </table:cell-content-change>
        <table:cell-content-change table:id="ct1852">
          <table:cell-address table:column="15" table:row="25" table:table="0"/>
          <office:change-info>
            <dc:creator>Bob Jacobsen</dc:creator>
            <dc:date>2012-04-27T22:21:58</dc:date>
          </office:change-info>
          <table:previous>
            <table:change-track-table-cell/>
          </table:previous>
        </table:cell-content-change>
        <table:cell-content-change table:id="ct1853">
          <table:cell-address table:column="15" table:row="26" table:table="0"/>
          <office:change-info>
            <dc:creator>Bob Jacobsen</dc:creator>
            <dc:date>2012-04-27T22:21:58</dc:date>
          </office:change-info>
          <table:previous>
            <table:change-track-table-cell/>
          </table:previous>
        </table:cell-content-change>
        <table:cell-content-change table:id="ct1854">
          <table:cell-address table:column="15" table:row="27" table:table="0"/>
          <office:change-info>
            <dc:creator>Bob Jacobsen</dc:creator>
            <dc:date>2012-04-27T22:21:58</dc:date>
          </office:change-info>
          <table:previous>
            <table:change-track-table-cell/>
          </table:previous>
        </table:cell-content-change>
        <table:cell-content-change table:id="ct1855">
          <table:cell-address table:column="15" table:row="28" table:table="0"/>
          <office:change-info>
            <dc:creator>Bob Jacobsen</dc:creator>
            <dc:date>2012-04-27T22:21:58</dc:date>
          </office:change-info>
          <table:previous>
            <table:change-track-table-cell/>
          </table:previous>
        </table:cell-content-change>
        <table:cell-content-change table:id="ct1856">
          <table:cell-address table:column="15" table:row="29" table:table="0"/>
          <office:change-info>
            <dc:creator>Bob Jacobsen</dc:creator>
            <dc:date>2012-04-27T22:21:58</dc:date>
          </office:change-info>
          <table:previous>
            <table:change-track-table-cell/>
          </table:previous>
        </table:cell-content-change>
        <table:cell-content-change table:id="ct1857">
          <table:cell-address table:column="15" table:row="30" table:table="0"/>
          <office:change-info>
            <dc:creator>Bob Jacobsen</dc:creator>
            <dc:date>2012-04-27T22:21:58</dc:date>
          </office:change-info>
          <table:previous>
            <table:change-track-table-cell/>
          </table:previous>
        </table:cell-content-change>
        <table:cell-content-change table:id="ct1858">
          <table:cell-address table:column="15" table:row="33" table:table="0"/>
          <office:change-info>
            <dc:creator>Bob Jacobsen</dc:creator>
            <dc:date>2012-04-27T22:21:58</dc:date>
          </office:change-info>
          <table:previous>
            <table:change-track-table-cell/>
          </table:previous>
        </table:cell-content-change>
        <table:cell-content-change table:id="ct1859">
          <table:cell-address table:column="15" table:row="35" table:table="0"/>
          <office:change-info>
            <dc:creator>Bob Jacobsen</dc:creator>
            <dc:date>2012-04-27T22:21:58</dc:date>
          </office:change-info>
          <table:previous>
            <table:change-track-table-cell/>
          </table:previous>
        </table:cell-content-change>
        <table:cell-content-change table:id="ct1860">
          <table:cell-address table:column="15" table:row="36" table:table="0"/>
          <office:change-info>
            <dc:creator>Bob Jacobsen</dc:creator>
            <dc:date>2012-04-27T22:21:58</dc:date>
          </office:change-info>
          <table:previous>
            <table:change-track-table-cell/>
          </table:previous>
        </table:cell-content-change>
        <table:cell-content-change table:id="ct1861">
          <table:cell-address table:column="15" table:row="39" table:table="0"/>
          <office:change-info>
            <dc:creator>Bob Jacobsen</dc:creator>
            <dc:date>2012-04-27T22:21:58</dc:date>
          </office:change-info>
          <table:previous>
            <table:change-track-table-cell/>
          </table:previous>
        </table:cell-content-change>
        <table:cell-content-change table:id="ct1862">
          <table:cell-address table:column="15" table:row="40" table:table="0"/>
          <office:change-info>
            <dc:creator>Bob Jacobsen</dc:creator>
            <dc:date>2012-04-27T22:21:58</dc:date>
          </office:change-info>
          <table:previous>
            <table:change-track-table-cell/>
          </table:previous>
        </table:cell-content-change>
        <table:cell-content-change table:id="ct1863">
          <table:cell-address table:column="15" table:row="41" table:table="0"/>
          <office:change-info>
            <dc:creator>Bob Jacobsen</dc:creator>
            <dc:date>2012-04-27T22:21:58</dc:date>
          </office:change-info>
          <table:previous>
            <table:change-track-table-cell/>
          </table:previous>
        </table:cell-content-change>
        <table:cell-content-change table:id="ct1864">
          <table:cell-address table:column="15" table:row="45" table:table="0"/>
          <office:change-info>
            <dc:creator>Bob Jacobsen</dc:creator>
            <dc:date>2012-04-27T22:21:58</dc:date>
          </office:change-info>
          <table:previous>
            <table:change-track-table-cell/>
          </table:previous>
        </table:cell-content-change>
        <table:cell-content-change table:id="ct1865">
          <table:cell-address table:column="15" table:row="47" table:table="0"/>
          <office:change-info>
            <dc:creator>Bob Jacobsen</dc:creator>
            <dc:date>2012-04-27T22:21:58</dc:date>
          </office:change-info>
          <table:previous>
            <table:change-track-table-cell/>
          </table:previous>
        </table:cell-content-change>
        <table:cell-content-change table:id="ct1866">
          <table:cell-address table:column="15" table:row="50" table:table="0"/>
          <office:change-info>
            <dc:creator>Bob Jacobsen</dc:creator>
            <dc:date>2012-04-27T22:21:58</dc:date>
          </office:change-info>
          <table:previous>
            <table:change-track-table-cell/>
          </table:previous>
        </table:cell-content-change>
        <table:cell-content-change table:id="ct1867">
          <table:cell-address table:column="15" table:row="51" table:table="0"/>
          <office:change-info>
            <dc:creator>Bob Jacobsen</dc:creator>
            <dc:date>2012-04-27T22:21:58</dc:date>
          </office:change-info>
          <table:previous>
            <table:change-track-table-cell/>
          </table:previous>
        </table:cell-content-change>
        <table:cell-content-change table:id="ct1868">
          <table:cell-address table:column="15" table:row="52" table:table="0"/>
          <office:change-info>
            <dc:creator>Bob Jacobsen</dc:creator>
            <dc:date>2012-04-27T22:21:58</dc:date>
          </office:change-info>
          <table:previous>
            <table:change-track-table-cell/>
          </table:previous>
        </table:cell-content-change>
        <table:cell-content-change table:id="ct1869">
          <table:cell-address table:column="16" table:row="4" table:table="0"/>
          <office:change-info>
            <dc:creator>Bob Jacobsen</dc:creator>
            <dc:date>2012-04-27T22:21:58</dc:date>
          </office:change-info>
          <table:previous>
            <table:change-track-table-cell/>
          </table:previous>
        </table:cell-content-change>
        <table:cell-content-change table:id="ct1870">
          <table:cell-address table:column="16" table:row="10" table:table="0"/>
          <office:change-info>
            <dc:creator>Bob Jacobsen</dc:creator>
            <dc:date>2012-04-27T22:21:58</dc:date>
          </office:change-info>
          <table:previous>
            <table:change-track-table-cell/>
          </table:previous>
        </table:cell-content-change>
        <table:cell-content-change table:id="ct1871">
          <table:cell-address table:column="16" table:row="13" table:table="0"/>
          <office:change-info>
            <dc:creator>Bob Jacobsen</dc:creator>
            <dc:date>2012-04-27T22:21:58</dc:date>
          </office:change-info>
          <table:previous>
            <table:change-track-table-cell/>
          </table:previous>
        </table:cell-content-change>
        <table:cell-content-change table:id="ct1872">
          <table:cell-address table:column="16" table:row="14" table:table="0"/>
          <office:change-info>
            <dc:creator>Bob Jacobsen</dc:creator>
            <dc:date>2012-04-27T22:21:58</dc:date>
          </office:change-info>
          <table:previous>
            <table:change-track-table-cell/>
          </table:previous>
        </table:cell-content-change>
        <table:cell-content-change table:id="ct1873">
          <table:cell-address table:column="16" table:row="17" table:table="0"/>
          <office:change-info>
            <dc:creator>Bob Jacobsen</dc:creator>
            <dc:date>2012-04-27T22:21:58</dc:date>
          </office:change-info>
          <table:previous>
            <table:change-track-table-cell/>
          </table:previous>
        </table:cell-content-change>
        <table:cell-content-change table:id="ct1874">
          <table:cell-address table:column="16" table:row="18" table:table="0"/>
          <office:change-info>
            <dc:creator>Bob Jacobsen</dc:creator>
            <dc:date>2012-04-27T22:21:58</dc:date>
          </office:change-info>
          <table:previous>
            <table:change-track-table-cell/>
          </table:previous>
        </table:cell-content-change>
        <table:cell-content-change table:id="ct1875">
          <table:cell-address table:column="16" table:row="27" table:table="0"/>
          <office:change-info>
            <dc:creator>Bob Jacobsen</dc:creator>
            <dc:date>2012-04-27T22:21:58</dc:date>
          </office:change-info>
          <table:previous>
            <table:change-track-table-cell/>
          </table:previous>
        </table:cell-content-change>
        <table:cell-content-change table:id="ct1876">
          <table:cell-address table:column="16" table:row="40" table:table="0"/>
          <office:change-info>
            <dc:creator>Bob Jacobsen</dc:creator>
            <dc:date>2012-04-27T22:21:58</dc:date>
          </office:change-info>
          <table:previous>
            <table:change-track-table-cell/>
          </table:previous>
        </table:cell-content-change>
        <table:cell-content-change table:id="ct1877">
          <table:cell-address table:column="16" table:row="41" table:table="0"/>
          <office:change-info>
            <dc:creator>Bob Jacobsen</dc:creator>
            <dc:date>2012-04-27T22:21:58</dc:date>
          </office:change-info>
          <table:previous>
            <table:change-track-table-cell/>
          </table:previous>
        </table:cell-content-change>
        <table:cell-content-change table:id="ct1878">
          <table:cell-address table:column="16" table:row="45" table:table="0"/>
          <office:change-info>
            <dc:creator>Bob Jacobsen</dc:creator>
            <dc:date>2012-04-27T22:21:58</dc:date>
          </office:change-info>
          <table:previous>
            <table:change-track-table-cell/>
          </table:previous>
        </table:cell-content-change>
        <table:cell-content-change table:id="ct1879">
          <table:cell-address table:column="16" table:row="47" table:table="0"/>
          <office:change-info>
            <dc:creator>Bob Jacobsen</dc:creator>
            <dc:date>2012-04-27T22:21:58</dc:date>
          </office:change-info>
          <table:previous>
            <table:change-track-table-cell/>
          </table:previous>
        </table:cell-content-change>
        <table:cell-content-change table:id="ct1880">
          <table:cell-address table:column="16" table:row="51" table:table="0"/>
          <office:change-info>
            <dc:creator>Bob Jacobsen</dc:creator>
            <dc:date>2012-04-27T22:21:58</dc:date>
          </office:change-info>
          <table:previous>
            <table:change-track-table-cell/>
          </table:previous>
        </table:cell-content-change>
        <table:cell-content-change table:id="ct1881">
          <table:cell-address table:column="16" table:row="52" table:table="0"/>
          <office:change-info>
            <dc:creator>Bob Jacobsen</dc:creator>
            <dc:date>2012-04-27T22:21:58</dc:date>
          </office:change-info>
          <table:previous>
            <table:change-track-table-cell/>
          </table:previous>
        </table:cell-content-change>
        <table:cell-content-change table:id="ct1882">
          <table:cell-address table:column="9" table:row="8" table:table="0"/>
          <office:change-info>
            <dc:creator>Bob Jacobsen</dc:creator>
            <dc:date>2012-04-27T22:34:30</dc:date>
          </office:change-info>
          <table:previous table:id="ct1662">
            <table:change-track-table-cell table:cell-address="Sheet1.J9" table:formula="of:=IF([.F9]=&quot;&quot;;&quot;&quot;;DEC2HEX(1*(16*256)+HEX2DEC([.H9])*16+IF([.B9]=&quot;Y&quot;;4;0)+IF([.C9]=&quot;Y&quot;;2;0)+IF([.D9]=&quot;Y&quot;;1;0)+IF(NOT (       OR       ([.E9]=&quot;Y&quot;; [.B9]=&quot;Y&quot;));2*16*256;0);4))" office:value-type="string">
              <text:p>3010</text:p>
            </table:change-track-table-cell>
          </table:previous>
        </table:cell-content-change>
        <table:cell-content-change table:id="ct1883">
          <table:cell-address table:column="9" table:row="8" table:table="0"/>
          <office:change-info>
            <dc:creator>Bob Jacobsen</dc:creator>
            <dc:date>2012-04-27T22:34:41</dc:date>
          </office:change-info>
          <table:previous table:id="ct1882">
            <table:change-track-table-cell table:cell-address="Sheet1.J9" table:formula="of:=IF([.F9]=&quot;&quot;;&quot;&quot;;DEC2HEX(1*(16*256)+HEX2DEC([.H9])*16+IF([.B9]=&quot;Y&quot;;4;0)+IF([.C9]=&quot;Y&quot;;2;0)+IF([.D9]=&quot;Y&quot;;1;0)+IF([.E9]=&quot;Y&quot;);2*16*256;0);4))" office:value-type="float" office:value="0"/>
          </table:previous>
        </table:cell-content-change>
        <table:cell-content-change table:id="ct1884">
          <table:cell-address table:column="9" table:row="8" table:table="0"/>
          <office:change-info>
            <dc:creator>Bob Jacobsen</dc:creator>
            <dc:date>2012-04-27T22:35:02</dc:date>
          </office:change-info>
          <table:previous table:id="ct1883">
            <table:change-track-table-cell table:cell-address="Sheet1.J9" table:formula="of:=IF([.F9]=&quot;&quot;;&quot;&quot;;DEC2HEX(1*(16*256)+HEX2DEC([.H9])*16+IF([.B9]=&quot;Y&quot;;4;0)+IF([.C9]=&quot;Y&quot;;2;0)+IF([.D9]=&quot;Y&quot;;1;0)+IF([.E9]=&quot;Y&quot;;2*16*256;0);4))" office:value-type="string">
              <text:p>1010</text:p>
            </table:change-track-table-cell>
          </table:previous>
        </table:cell-content-change>
        <table:cell-content-change table:id="ct1885">
          <table:cell-address table:column="9" table:row="7" table:table="0"/>
          <office:change-info>
            <dc:creator>Bob Jacobsen</dc:creator>
            <dc:date>2012-04-27T22:35:09</dc:date>
          </office:change-info>
          <table:previous table:id="ct1663">
            <table:change-track-table-cell table:cell-address="Sheet1.J8" table:formula="of:=IF([.F8]=&quot;&quot;;&quot;&quot;;DEC2HEX(1*(16*256)+HEX2DEC([.H8])*16+IF([.B8]=&quot;Y&quot;;4;0)+IF([.C8]=&quot;Y&quot;;2;0)+IF([.D8]=&quot;Y&quot;;1;0)+IF(NOT (       OR       ([.E8]=&quot;Y&quot;; [.B8]=&quot;Y&quot;));2*16*256;0);4))" office:value-type="string">
              <text:p>3000</text:p>
            </table:change-track-table-cell>
          </table:previous>
        </table:cell-content-change>
        <table:cell-content-change table:id="ct1886">
          <table:cell-address table:column="9" table:row="9" table:table="0"/>
          <office:change-info>
            <dc:creator>Bob Jacobsen</dc:creator>
            <dc:date>2012-04-27T22:35:10</dc:date>
          </office:change-info>
          <table:previous table:id="ct1661">
            <table:change-track-table-cell table:cell-address="Sheet1.J10" table:formula="of:=IF([.F10]=&quot;&quot;;&quot;&quot;;DEC2HEX(1*(16*256)+HEX2DEC([.H10])*16+IF([.B10]=&quot;Y&quot;;4;0)+IF([.C10]=&quot;Y&quot;;2;0)+IF([.D10]=&quot;Y&quot;;1;0)+IF(NOT (       OR       ([.E10]=&quot;Y&quot;; [.B10]=&quot;Y&quot;));2*16*256;0);4))" office:value-type="string">
              <text:p>3080</text:p>
            </table:change-track-table-cell>
          </table:previous>
        </table:cell-content-change>
        <table:cell-content-change table:id="ct1887">
          <table:cell-address table:column="9" table:row="10" table:table="0"/>
          <office:change-info>
            <dc:creator>Bob Jacobsen</dc:creator>
            <dc:date>2012-04-27T22:35:11</dc:date>
          </office:change-info>
          <table:previous table:id="ct1660">
            <table:change-track-table-cell table:cell-address="Sheet1.J11" table:formula="of:=IF([.F11]=&quot;&quot;;&quot;&quot;;DEC2HEX(1*(16*256)+HEX2DEC([.H11])*16+IF([.B11]=&quot;Y&quot;;4;0)+IF([.C11]=&quot;Y&quot;;2;0)+IF([.D11]=&quot;Y&quot;;1;0)+IF(NOT (       OR       ([.E11]=&quot;Y&quot;; [.B11]=&quot;Y&quot;));2*16*256;0);4))" office:value-type="string">
              <text:p>10A4</text:p>
            </table:change-track-table-cell>
          </table:previous>
        </table:cell-content-change>
        <table:cell-content-change table:id="ct1888">
          <table:cell-address table:column="9" table:row="11" table:table="0"/>
          <office:change-info>
            <dc:creator>Bob Jacobsen</dc:creator>
            <dc:date>2012-04-27T22:35:12</dc:date>
          </office:change-info>
          <table:previous table:id="ct1659">
            <table:change-track-table-cell table:cell-address="Sheet1.J12" table:formula="of:=IF([.F12]=&quot;&quot;;&quot;&quot;;DEC2HEX(1*(16*256)+HEX2DEC([.H12])*16+IF([.B12]=&quot;Y&quot;;4;0)+IF([.C12]=&quot;Y&quot;;2;0)+IF([.D12]=&quot;Y&quot;;1;0)+IF(NOT (       OR       ([.E12]=&quot;Y&quot;; [.B12]=&quot;Y&quot;));2*16*256;0);4))" office:value-type="string">
              <text:p>10A0</text:p>
            </table:change-track-table-cell>
          </table:previous>
        </table:cell-content-change>
        <table:cell-content-change table:id="ct1889">
          <table:cell-address table:column="9" table:row="12" table:table="0"/>
          <office:change-info>
            <dc:creator>Bob Jacobsen</dc:creator>
            <dc:date>2012-04-27T22:35:24</dc:date>
          </office:change-info>
          <table:previous table:id="ct1658">
            <table:change-track-table-cell table:cell-address="Sheet1.J13" table:formula="of:=IF([.F13]=&quot;&quot;;&quot;&quot;;DEC2HEX(1*(16*256)+HEX2DEC([.H13])*16+IF([.B13]=&quot;Y&quot;;4;0)+IF([.C13]=&quot;Y&quot;;2;0)+IF([.D13]=&quot;Y&quot;;1;0)+IF(NOT (       OR       ([.E13]=&quot;Y&quot;; [.B13]=&quot;Y&quot;));2*16*256;0);4))" office:value-type="string">
              <text:p>10B0</text:p>
            </table:change-track-table-cell>
          </table:previous>
        </table:cell-content-change>
        <table:cell-content-change table:id="ct1890">
          <table:cell-address table:column="9" table:row="7" table:table="0"/>
          <office:change-info>
            <dc:creator>Bob Jacobsen</dc:creator>
            <dc:date>2012-04-27T22:35:49</dc:date>
          </office:change-info>
          <table:previous table:id="ct1885">
            <table:change-track-table-cell table:cell-address="Sheet1.J8" table:formula="of:=IF([.F8]=&quot;&quot;;&quot;&quot;;DEC2HEX(1*(16*256)+HEX2DEC([.H8])*16+IF([.B8]=&quot;Y&quot;;4;0)+IF([.C8]=&quot;Y&quot;;2;0)+IF([.D8]=&quot;Y&quot;;1;0)+IF([.E8]=&quot;Y&quot;;8*16*256;0);4))" office:value-type="string">
              <text:p>1000</text:p>
            </table:change-track-table-cell>
          </table:previous>
        </table:cell-content-change>
        <table:cell-content-change table:id="ct1891">
          <table:cell-address table:column="9" table:row="8" table:table="0"/>
          <office:change-info>
            <dc:creator>Bob Jacobsen</dc:creator>
            <dc:date>2012-04-27T22:35:51</dc:date>
          </office:change-info>
          <table:previous table:id="ct1884">
            <table:change-track-table-cell table:cell-address="Sheet1.J9" table:formula="of:=IF([.F9]=&quot;&quot;;&quot;&quot;;DEC2HEX(1*(16*256)+HEX2DEC([.H9])*16+IF([.B9]=&quot;Y&quot;;4;0)+IF([.C9]=&quot;Y&quot;;2;0)+IF([.D9]=&quot;Y&quot;;1;0)+IF([.E9]=&quot;Y&quot;;8*16*256;0);4))" office:value-type="string">
              <text:p>1010</text:p>
            </table:change-track-table-cell>
          </table:previous>
        </table:cell-content-change>
        <table:cell-content-change table:id="ct1892">
          <table:cell-address table:column="9" table:row="9" table:table="0"/>
          <office:change-info>
            <dc:creator>Bob Jacobsen</dc:creator>
            <dc:date>2012-04-27T22:35:52</dc:date>
          </office:change-info>
          <table:previous table:id="ct1886">
            <table:change-track-table-cell table:cell-address="Sheet1.J10" table:formula="of:=IF([.F10]=&quot;&quot;;&quot;&quot;;DEC2HEX(1*(16*256)+HEX2DEC([.H10])*16+IF([.B10]=&quot;Y&quot;;4;0)+IF([.C10]=&quot;Y&quot;;2;0)+IF([.D10]=&quot;Y&quot;;1;0)+IF([.E10]=&quot;Y&quot;;8*16*256;0);4))" office:value-type="string">
              <text:p>1080</text:p>
            </table:change-track-table-cell>
          </table:previous>
        </table:cell-content-change>
        <table:cell-content-change table:id="ct1893">
          <table:cell-address table:column="9" table:row="10" table:table="0"/>
          <office:change-info>
            <dc:creator>Bob Jacobsen</dc:creator>
            <dc:date>2012-04-27T22:35:52</dc:date>
          </office:change-info>
          <table:previous table:id="ct1887">
            <table:change-track-table-cell table:cell-address="Sheet1.J11" table:formula="of:=IF([.F11]=&quot;&quot;;&quot;&quot;;DEC2HEX(1*(16*256)+HEX2DEC([.H11])*16+IF([.B11]=&quot;Y&quot;;4;0)+IF([.C11]=&quot;Y&quot;;2;0)+IF([.D11]=&quot;Y&quot;;1;0)+IF([.E11]=&quot;Y&quot;;8*16*256;0);4))" office:value-type="string">
              <text:p>10A4</text:p>
            </table:change-track-table-cell>
          </table:previous>
        </table:cell-content-change>
        <table:cell-content-change table:id="ct1894">
          <table:cell-address table:column="9" table:row="11" table:table="0"/>
          <office:change-info>
            <dc:creator>Bob Jacobsen</dc:creator>
            <dc:date>2012-04-27T22:35:53</dc:date>
          </office:change-info>
          <table:previous table:id="ct1888">
            <table:change-track-table-cell table:cell-address="Sheet1.J12" table:formula="of:=IF([.F12]=&quot;&quot;;&quot;&quot;;DEC2HEX(1*(16*256)+HEX2DEC([.H12])*16+IF([.B12]=&quot;Y&quot;;4;0)+IF([.C12]=&quot;Y&quot;;2;0)+IF([.D12]=&quot;Y&quot;;1;0)+IF([.E12]=&quot;Y&quot;;8*16*256;0);4))" office:value-type="string">
              <text:p>90A0</text:p>
            </table:change-track-table-cell>
          </table:previous>
        </table:cell-content-change>
        <table:cell-content-change table:id="ct1895">
          <table:cell-address table:column="9" table:row="12" table:table="0"/>
          <office:change-info>
            <dc:creator>Bob Jacobsen</dc:creator>
            <dc:date>2012-04-27T22:35:53</dc:date>
          </office:change-info>
          <table:previous table:id="ct1889">
            <table:change-track-table-cell table:cell-address="Sheet1.J13" table:formula="of:=IF([.F13]=&quot;&quot;;&quot;&quot;;DEC2HEX(1*(16*256)+HEX2DEC([.H13])*16+IF([.B13]=&quot;Y&quot;;4;0)+IF([.C13]=&quot;Y&quot;;2;0)+IF([.D13]=&quot;Y&quot;;1;0)+IF([.E13]=&quot;Y&quot;;8*16*256;0);4))" office:value-type="string">
              <text:p>90B0</text:p>
            </table:change-track-table-cell>
          </table:previous>
        </table:cell-content-change>
        <table:cell-content-change table:id="ct1896">
          <table:cell-address table:column="9" table:row="13" table:table="0"/>
          <office:change-info>
            <dc:creator>Bob Jacobsen</dc:creator>
            <dc:date>2012-04-27T22:35:55</dc:date>
          </office:change-info>
          <table:previous table:id="ct1657">
            <table:change-track-table-cell table:cell-address="Sheet1.J14" table:formula="of:=IF([.F14]=&quot;&quot;;&quot;&quot;;DEC2HEX(1*(16*256)+HEX2DEC([.H14])*16+IF([.B14]=&quot;Y&quot;;4;0)+IF([.C14]=&quot;Y&quot;;2;0)+IF([.D14]=&quot;Y&quot;;1;0)+IF(NOT (       OR       ([.E14]=&quot;Y&quot;; [.B14]=&quot;Y&quot;));2*16*256;0);4))" office:value-type="string">
              <text:p>10C4</text:p>
            </table:change-track-table-cell>
          </table:previous>
        </table:cell-content-change>
        <table:cell-content-change table:id="ct1897">
          <table:cell-address table:column="9" table:row="14" table:table="0"/>
          <office:change-info>
            <dc:creator>Bob Jacobsen</dc:creator>
            <dc:date>2012-04-27T22:35:56</dc:date>
          </office:change-info>
          <table:previous table:id="ct1656">
            <table:change-track-table-cell table:cell-address="Sheet1.J15" table:formula="of:=IF([.F15]=&quot;&quot;;&quot;&quot;;DEC2HEX(1*(16*256)+HEX2DEC([.H15])*16+IF([.B15]=&quot;Y&quot;;4;0)+IF([.C15]=&quot;Y&quot;;2;0)+IF([.D15]=&quot;Y&quot;;1;0)+IF(NOT (       OR       ([.E15]=&quot;Y&quot;; [.B15]=&quot;Y&quot;));2*16*256;0);4))" office:value-type="string">
              <text:p>10D4</text:p>
            </table:change-track-table-cell>
          </table:previous>
        </table:cell-content-change>
        <table:cell-content-change table:id="ct1898">
          <table:cell-address table:column="9" table:row="17" table:table="0"/>
          <office:change-info>
            <dc:creator>Bob Jacobsen</dc:creator>
            <dc:date>2012-04-27T22:36:01</dc:date>
          </office:change-info>
          <table:previous table:id="ct1654">
            <table:change-track-table-cell table:cell-address="Sheet1.J18" table:formula="of:=IF([.F18]=&quot;&quot;;&quot;&quot;;DEC2HEX(1*(16*256)+HEX2DEC([.H18])*16+IF([.B18]=&quot;Y&quot;;4;0)+IF([.C18]=&quot;Y&quot;;2;0)+IF([.D18]=&quot;Y&quot;;1;0)+IF(NOT (       OR       ([.E18]=&quot;Y&quot;; [.B18]=&quot;Y&quot;));2*16*256;0);4))" office:value-type="string">
              <text:p>12E4</text:p>
            </table:change-track-table-cell>
          </table:previous>
        </table:cell-content-change>
        <table:cell-content-change table:id="ct1899">
          <table:cell-address table:column="9" table:row="18" table:table="0"/>
          <office:change-info>
            <dc:creator>Bob Jacobsen</dc:creator>
            <dc:date>2012-04-27T22:36:02</dc:date>
          </office:change-info>
          <table:previous table:id="ct1655">
            <table:change-track-table-cell table:cell-address="Sheet1.J19" table:formula="of:=IF([.F19]=&quot;&quot;;&quot;&quot;;DEC2HEX(1*(16*256)+HEX2DEC([.H19])*16+IF([.B19]=&quot;Y&quot;;4;0)+IF([.C19]=&quot;Y&quot;;2;0)+IF([.D19]=&quot;Y&quot;;1;0)+IF(NOT (       OR       ([.E19]=&quot;Y&quot;; [.B19]=&quot;Y&quot;));2*16*256;0);4))" office:value-type="string">
              <text:p>12F4</text:p>
            </table:change-track-table-cell>
          </table:previous>
        </table:cell-content-change>
        <table:cell-content-change table:id="ct1900">
          <table:cell-address table:column="9" table:row="21" table:table="0"/>
          <office:change-info>
            <dc:creator>Bob Jacobsen</dc:creator>
            <dc:date>2012-04-27T22:36:07</dc:date>
          </office:change-info>
          <table:previous table:id="ct1664">
            <table:change-track-table-cell table:cell-address="Sheet1.J22" table:formula="of:=IF([.F22]=&quot;&quot;;&quot;&quot;;DEC2HEX(1*(16*256)+HEX2DEC([.H22])*16+IF([.B22]=&quot;Y&quot;;4;0)+IF([.C22]=&quot;Y&quot;;2;0)+IF([.D22]=&quot;Y&quot;;1;0)+IF(NOT (       OR       ([.E22]=&quot;Y&quot;; [.B22]=&quot;Y&quot;));2*16*256;0);4))" office:value-type="string">
              <text:p>1242</text:p>
            </table:change-track-table-cell>
          </table:previous>
        </table:cell-content-change>
        <table:cell-content-change table:id="ct1901">
          <table:cell-address table:column="9" table:row="22" table:table="0"/>
          <office:change-info>
            <dc:creator>Bob Jacobsen</dc:creator>
            <dc:date>2012-04-27T22:36:07</dc:date>
          </office:change-info>
          <table:previous table:id="ct1665">
            <table:change-track-table-cell table:cell-address="Sheet1.J23" table:formula="of:=IF([.F23]=&quot;&quot;;&quot;&quot;;DEC2HEX(1*(16*256)+HEX2DEC([.H23])*16+IF([.B23]=&quot;Y&quot;;4;0)+IF([.C23]=&quot;Y&quot;;2;0)+IF([.D23]=&quot;Y&quot;;1;0)+IF(NOT (       OR       ([.E23]=&quot;Y&quot;; [.B23]=&quot;Y&quot;));2*16*256;0);4))" office:value-type="string">
              <text:p>3252</text:p>
            </table:change-track-table-cell>
          </table:previous>
        </table:cell-content-change>
        <table:cell-content-change table:id="ct1902">
          <table:cell-address table:column="9" table:row="23" table:table="0"/>
          <office:change-info>
            <dc:creator>Bob Jacobsen</dc:creator>
            <dc:date>2012-04-27T22:36:08</dc:date>
          </office:change-info>
          <table:previous table:id="ct1666">
            <table:change-track-table-cell table:cell-address="Sheet1.J24" table:formula="of:=IF([.F24]=&quot;&quot;;&quot;&quot;;DEC2HEX(1*(16*256)+HEX2DEC([.H24])*16+IF([.B24]=&quot;Y&quot;;4;0)+IF([.C24]=&quot;Y&quot;;2;0)+IF([.D24]=&quot;Y&quot;;1;0)+IF(NOT (       OR       ([.E24]=&quot;Y&quot;; [.B24]=&quot;Y&quot;));2*16*256;0);4))" office:value-type="string">
              <text:p>3263</text:p>
            </table:change-track-table-cell>
          </table:previous>
        </table:cell-content-change>
        <table:cell-content-change table:id="ct1903">
          <table:cell-address table:column="9" table:row="24" table:table="0"/>
          <office:change-info>
            <dc:creator>Bob Jacobsen</dc:creator>
            <dc:date>2012-04-27T22:36:08</dc:date>
          </office:change-info>
          <table:previous table:id="ct1667">
            <table:change-track-table-cell table:cell-address="Sheet1.J25" table:formula="of:=IF([.F25]=&quot;&quot;;&quot;&quot;;DEC2HEX(1*(16*256)+HEX2DEC([.H25])*16+IF([.B25]=&quot;Y&quot;;4;0)+IF([.C25]=&quot;Y&quot;;2;0)+IF([.D25]=&quot;Y&quot;;1;0)+IF(NOT (       OR       ([.E25]=&quot;Y&quot;; [.B25]=&quot;Y&quot;));2*16*256;0);4))" office:value-type="string">
              <text:p>1282</text:p>
            </table:change-track-table-cell>
          </table:previous>
        </table:cell-content-change>
        <table:cell-content-change table:id="ct1904">
          <table:cell-address table:column="9" table:row="25" table:table="0"/>
          <office:change-info>
            <dc:creator>Bob Jacobsen</dc:creator>
            <dc:date>2012-04-27T22:36:09</dc:date>
          </office:change-info>
          <table:previous table:id="ct1668">
            <table:change-track-table-cell table:cell-address="Sheet1.J26" table:formula="of:=IF([.F26]=&quot;&quot;;&quot;&quot;;DEC2HEX(1*(16*256)+HEX2DEC([.H26])*16+IF([.B26]=&quot;Y&quot;;4;0)+IF([.C26]=&quot;Y&quot;;2;0)+IF([.D26]=&quot;Y&quot;;1;0)+IF(NOT (       OR       ([.E26]=&quot;Y&quot;; [.B26]=&quot;Y&quot;));2*16*256;0);4))" office:value-type="string">
              <text:p>3292</text:p>
            </table:change-track-table-cell>
          </table:previous>
        </table:cell-content-change>
        <table:cell-content-change table:id="ct1905">
          <table:cell-address table:column="9" table:row="26" table:table="0"/>
          <office:change-info>
            <dc:creator>Bob Jacobsen</dc:creator>
            <dc:date>2012-04-27T22:36:09</dc:date>
          </office:change-info>
          <table:previous table:id="ct1669">
            <table:change-track-table-cell table:cell-address="Sheet1.J27" table:formula="of:=IF([.F27]=&quot;&quot;;&quot;&quot;;DEC2HEX(1*(16*256)+HEX2DEC([.H27])*16+IF([.B27]=&quot;Y&quot;;4;0)+IF([.C27]=&quot;Y&quot;;2;0)+IF([.D27]=&quot;Y&quot;;1;0)+IF(NOT (       OR       ([.E27]=&quot;Y&quot;; [.B27]=&quot;Y&quot;));2*16*256;0);4))" office:value-type="string">
              <text:p>32A3</text:p>
            </table:change-track-table-cell>
          </table:previous>
        </table:cell-content-change>
        <table:cell-content-change table:id="ct1906">
          <table:cell-address table:column="9" table:row="27" table:table="0"/>
          <office:change-info>
            <dc:creator>Bob Jacobsen</dc:creator>
            <dc:date>2012-04-27T22:36:10</dc:date>
          </office:change-info>
          <table:previous table:id="ct1670">
            <table:change-track-table-cell table:cell-address="Sheet1.J28" table:formula="of:=IF([.F28]=&quot;&quot;;&quot;&quot;;DEC2HEX(1*(16*256)+HEX2DEC([.H28])*16+IF([.B28]=&quot;Y&quot;;4;0)+IF([.C28]=&quot;Y&quot;;2;0)+IF([.D28]=&quot;Y&quot;;1;0)+IF(NOT (       OR       ([.E28]=&quot;Y&quot;; [.B28]=&quot;Y&quot;));2*16*256;0);4))" office:value-type="string">
              <text:p>12B4</text:p>
            </table:change-track-table-cell>
          </table:previous>
        </table:cell-content-change>
        <table:cell-content-change table:id="ct1907">
          <table:cell-address table:column="9" table:row="28" table:table="0"/>
          <office:change-info>
            <dc:creator>Bob Jacobsen</dc:creator>
            <dc:date>2012-04-27T22:36:10</dc:date>
          </office:change-info>
          <table:previous table:id="ct1671">
            <table:change-track-table-cell table:cell-address="Sheet1.J29" table:formula="of:=IF([.F29]=&quot;&quot;;&quot;&quot;;DEC2HEX(1*(16*256)+HEX2DEC([.H29])*16+IF([.B29]=&quot;Y&quot;;4;0)+IF([.C29]=&quot;Y&quot;;2;0)+IF([.D29]=&quot;Y&quot;;1;0)+IF(NOT (       OR       ([.E29]=&quot;Y&quot;; [.B29]=&quot;Y&quot;));2*16*256;0);4))" office:value-type="string">
              <text:p>12B0</text:p>
            </table:change-track-table-cell>
          </table:previous>
        </table:cell-content-change>
        <table:cell-content-change table:id="ct1908">
          <table:cell-address table:column="9" table:row="29" table:table="0"/>
          <office:change-info>
            <dc:creator>Bob Jacobsen</dc:creator>
            <dc:date>2012-04-27T22:36:11</dc:date>
          </office:change-info>
          <table:previous table:id="ct1672">
            <table:change-track-table-cell table:cell-address="Sheet1.J30" table:formula="of:=IF([.F30]=&quot;&quot;;&quot;&quot;;DEC2HEX(1*(16*256)+HEX2DEC([.H30])*16+IF([.B30]=&quot;Y&quot;;4;0)+IF([.C30]=&quot;Y&quot;;2;0)+IF([.D30]=&quot;Y&quot;;1;0)+IF(NOT (       OR       ([.E30]=&quot;Y&quot;; [.B30]=&quot;Y&quot;));2*16*256;0);4))" office:value-type="string">
              <text:p>12C2</text:p>
            </table:change-track-table-cell>
          </table:previous>
        </table:cell-content-change>
        <table:cell-content-change table:id="ct1909">
          <table:cell-address table:column="9" table:row="30" table:table="0"/>
          <office:change-info>
            <dc:creator>Bob Jacobsen</dc:creator>
            <dc:date>2012-04-27T22:36:11</dc:date>
          </office:change-info>
          <table:previous table:id="ct1673">
            <table:change-track-table-cell table:cell-address="Sheet1.J31" table:formula="of:=IF([.F31]=&quot;&quot;;&quot;&quot;;DEC2HEX(1*(16*256)+HEX2DEC([.H31])*16+IF([.B31]=&quot;Y&quot;;4;0)+IF([.C31]=&quot;Y&quot;;2;0)+IF([.D31]=&quot;Y&quot;;1;0)+IF(NOT (       OR       ([.E31]=&quot;Y&quot;; [.B31]=&quot;Y&quot;));2*16*256;0);4))" office:value-type="string">
              <text:p>12D2</text:p>
            </table:change-track-table-cell>
          </table:previous>
        </table:cell-content-change>
        <table:cell-content-change table:id="ct1910">
          <table:cell-address table:column="9" table:row="33" table:table="0"/>
          <office:change-info>
            <dc:creator>Bob Jacobsen</dc:creator>
            <dc:date>2012-04-27T22:36:12</dc:date>
          </office:change-info>
          <table:previous table:id="ct1674">
            <table:change-track-table-cell table:cell-address="Sheet1.J34" table:formula="of:=IF([.F34]=&quot;&quot;;&quot;&quot;;DEC2HEX(1*(16*256)+HEX2DEC([.H34])*16+IF([.B34]=&quot;Y&quot;;4;0)+IF([.C34]=&quot;Y&quot;;2;0)+IF([.D34]=&quot;Y&quot;;1;0)+IF(NOT (       OR       ([.E34]=&quot;Y&quot;; [.B34]=&quot;Y&quot;));2*16*256;0);4))" office:value-type="string">
              <text:p>3510</text:p>
            </table:change-track-table-cell>
          </table:previous>
        </table:cell-content-change>
        <table:cell-content-change table:id="ct1911">
          <table:cell-address table:column="9" table:row="35" table:table="0"/>
          <office:change-info>
            <dc:creator>Bob Jacobsen</dc:creator>
            <dc:date>2012-04-27T22:36:14</dc:date>
          </office:change-info>
          <table:previous table:id="ct1693">
            <table:change-track-table-cell table:cell-address="Sheet1.J36" table:formula="of:=IF([.F36]=&quot;&quot;;&quot;&quot;;DEC2HEX(1*(16*256)+HEX2DEC([.H36])*16+IF([.B36]=&quot;Y&quot;;4;0)+IF([.C36]=&quot;Y&quot;;2;0)+IF([.D36]=&quot;Y&quot;;1;0)+IF(NOT (       OR       ([.E36]=&quot;Y&quot;; [.B36]=&quot;Y&quot;));2*16*256;0);4))" office:value-type="string">
              <text:p>1524</text:p>
            </table:change-track-table-cell>
          </table:previous>
        </table:cell-content-change>
        <table:cell-content-change table:id="ct1912">
          <table:cell-address table:column="9" table:row="36" table:table="0"/>
          <office:change-info>
            <dc:creator>Bob Jacobsen</dc:creator>
            <dc:date>2012-04-27T22:36:14</dc:date>
          </office:change-info>
          <table:previous table:id="ct1694">
            <table:change-track-table-cell table:cell-address="Sheet1.J37" table:formula="of:=IF([.F37]=&quot;&quot;;&quot;&quot;;DEC2HEX(1*(16*256)+HEX2DEC([.H37])*16+IF([.B37]=&quot;Y&quot;;4;0)+IF([.C37]=&quot;Y&quot;;2;0)+IF([.D37]=&quot;Y&quot;;1;0)+IF(NOT (       OR       ([.E37]=&quot;Y&quot;; [.B37]=&quot;Y&quot;));2*16*256;0);4))" office:value-type="string">
              <text:p>1534</text:p>
            </table:change-track-table-cell>
          </table:previous>
        </table:cell-content-change>
        <table:cell-content-change table:id="ct1913">
          <table:cell-address table:column="9" table:row="39" table:table="0"/>
          <office:change-info>
            <dc:creator>Bob Jacobsen</dc:creator>
            <dc:date>2012-04-27T22:36:15</dc:date>
          </office:change-info>
          <table:previous table:id="ct1675">
            <table:change-track-table-cell table:cell-address="Sheet1.J40" table:formula="of:=IF([.F40]=&quot;&quot;;&quot;&quot;;DEC2HEX(1*(16*256)+HEX2DEC([.H40])*16+IF([.B40]=&quot;Y&quot;;4;0)+IF([.C40]=&quot;Y&quot;;2;0)+IF([.D40]=&quot;Y&quot;;1;0)+IF(NOT (       OR       ([.E40]=&quot;Y&quot;; [.B40]=&quot;Y&quot;));2*16*256;0);4))" office:value-type="string">
              <text:p>1404</text:p>
            </table:change-track-table-cell>
          </table:previous>
        </table:cell-content-change>
        <table:cell-content-change table:id="ct1914">
          <table:cell-address table:column="9" table:row="40" table:table="0"/>
          <office:change-info>
            <dc:creator>Bob Jacobsen</dc:creator>
            <dc:date>2012-04-27T22:36:16</dc:date>
          </office:change-info>
          <table:previous table:id="ct1676">
            <table:change-track-table-cell table:cell-address="Sheet1.J41" table:formula="of:=IF([.F41]=&quot;&quot;;&quot;&quot;;DEC2HEX(1*(16*256)+HEX2DEC([.H41])*16+IF([.B41]=&quot;Y&quot;;4;0)+IF([.C41]=&quot;Y&quot;;2;0)+IF([.D41]=&quot;Y&quot;;1;0)+IF(NOT (       OR       ([.E41]=&quot;Y&quot;; [.B41]=&quot;Y&quot;));2*16*256;0);4))" office:value-type="string">
              <text:p>14C4</text:p>
            </table:change-track-table-cell>
          </table:previous>
        </table:cell-content-change>
        <table:cell-content-change table:id="ct1915">
          <table:cell-address table:column="9" table:row="41" table:table="0"/>
          <office:change-info>
            <dc:creator>Bob Jacobsen</dc:creator>
            <dc:date>2012-04-27T22:36:16</dc:date>
          </office:change-info>
          <table:previous table:id="ct1677">
            <table:change-track-table-cell table:cell-address="Sheet1.J42" table:formula="of:=IF([.F42]=&quot;&quot;;&quot;&quot;;DEC2HEX(1*(16*256)+HEX2DEC([.H42])*16+IF([.B42]=&quot;Y&quot;;4;0)+IF([.C42]=&quot;Y&quot;;2;0)+IF([.D42]=&quot;Y&quot;;1;0)+IF(NOT (       OR       ([.E42]=&quot;Y&quot;; [.B42]=&quot;Y&quot;));2*16*256;0);4))" office:value-type="string">
              <text:p>14D4</text:p>
            </table:change-track-table-cell>
          </table:previous>
        </table:cell-content-change>
        <table:cell-content-change table:id="ct1916">
          <table:cell-address table:column="9" table:row="45" table:table="0"/>
          <office:change-info>
            <dc:creator>Bob Jacobsen</dc:creator>
            <dc:date>2012-04-27T22:36:17</dc:date>
          </office:change-info>
          <table:previous table:id="ct1678">
            <table:change-track-table-cell table:cell-address="Sheet1.J46" table:formula="of:=IF([.F46]=&quot;&quot;;&quot;&quot;;DEC2HEX(1*(16*256)+HEX2DEC([.H46])*16+IF([.B46]=&quot;Y&quot;;4;0)+IF([.C46]=&quot;Y&quot;;2;0)+IF([.D46]=&quot;Y&quot;;1;0)+IF(NOT (       OR       ([.E46]=&quot;Y&quot;; [.B46]=&quot;Y&quot;));2*16*256;0);4))" office:value-type="string">
              <text:p>14E4</text:p>
            </table:change-track-table-cell>
          </table:previous>
        </table:cell-content-change>
        <table:cell-content-change table:id="ct1917">
          <table:cell-address table:column="9" table:row="47" table:table="0"/>
          <office:change-info>
            <dc:creator>Bob Jacobsen</dc:creator>
            <dc:date>2012-04-27T22:36:18</dc:date>
          </office:change-info>
          <table:previous table:id="ct1679">
            <table:change-track-table-cell table:cell-address="Sheet1.J48" table:formula="of:=IF([.F48]=&quot;&quot;;&quot;&quot;;DEC2HEX(1*(16*256)+HEX2DEC([.H48])*16+IF([.B48]=&quot;Y&quot;;4;0)+IF([.C48]=&quot;Y&quot;;2;0)+IF([.D48]=&quot;Y&quot;;1;0)+IF(NOT (       OR       ([.E48]=&quot;Y&quot;; [.B48]=&quot;Y&quot;));2*16*256;0);4))" office:value-type="string">
              <text:p>14F4</text:p>
            </table:change-track-table-cell>
          </table:previous>
        </table:cell-content-change>
        <table:cell-content-change table:id="ct1918">
          <table:cell-address table:column="9" table:row="50" table:table="0"/>
          <office:change-info>
            <dc:creator>Bob Jacobsen</dc:creator>
            <dc:date>2012-04-27T22:36:19</dc:date>
          </office:change-info>
          <table:previous table:id="ct1680">
            <table:change-track-table-cell table:cell-address="Sheet1.J51" table:formula="of:=IF([.F51]=&quot;&quot;;&quot;&quot;;DEC2HEX(1*(16*256)+HEX2DEC([.H51])*16+IF([.B51]=&quot;Y&quot;;4;0)+IF([.C51]=&quot;Y&quot;;2;0)+IF([.D51]=&quot;Y&quot;;1;0)+IF(NOT (       OR       ([.E51]=&quot;Y&quot;; [.B51]=&quot;Y&quot;));2*16*256;0);4))" office:value-type="string">
              <text:p>1694</text:p>
            </table:change-track-table-cell>
          </table:previous>
        </table:cell-content-change>
        <table:cell-content-change table:id="ct1919">
          <table:cell-address table:column="9" table:row="51" table:table="0"/>
          <office:change-info>
            <dc:creator>Bob Jacobsen</dc:creator>
            <dc:date>2012-04-27T22:36:20</dc:date>
          </office:change-info>
          <table:previous table:id="ct1681">
            <table:change-track-table-cell table:cell-address="Sheet1.J52" table:formula="of:=IF([.F52]=&quot;&quot;;&quot;&quot;;DEC2HEX(1*(16*256)+HEX2DEC([.H52])*16+IF([.B52]=&quot;Y&quot;;4;0)+IF([.C52]=&quot;Y&quot;;2;0)+IF([.D52]=&quot;Y&quot;;1;0)+IF(NOT (       OR       ([.E52]=&quot;Y&quot;; [.B52]=&quot;Y&quot;));2*16*256;0);4))" office:value-type="string">
              <text:p>16A4</text:p>
            </table:change-track-table-cell>
          </table:previous>
        </table:cell-content-change>
        <table:cell-content-change table:id="ct1920">
          <table:cell-address table:column="9" table:row="52" table:table="0"/>
          <office:change-info>
            <dc:creator>Bob Jacobsen</dc:creator>
            <dc:date>2012-04-27T22:36:20</dc:date>
          </office:change-info>
          <table:previous table:id="ct1682">
            <table:change-track-table-cell table:cell-address="Sheet1.J53" table:formula="of:=IF([.F53]=&quot;&quot;;&quot;&quot;;DEC2HEX(1*(16*256)+HEX2DEC([.H53])*16+IF([.B53]=&quot;Y&quot;;4;0)+IF([.C53]=&quot;Y&quot;;2;0)+IF([.D53]=&quot;Y&quot;;1;0)+IF(NOT (       OR       ([.E53]=&quot;Y&quot;; [.B53]=&quot;Y&quot;));2*16*256;0);4))" office:value-type="string">
              <text:p>16B4</text:p>
            </table:change-track-table-cell>
          </table:previous>
        </table:cell-content-change>
        <table:cell-content-change table:id="ct1921">
          <table:cell-address table:column="11" table:row="39" table:table="0"/>
          <office:change-info>
            <dc:creator>Bob Jacobsen</dc:creator>
            <dc:date>2012-04-27T22:37:15</dc:date>
          </office:change-info>
          <table:previous table:id="ct1649">
            <table:change-track-table-cell office:value-type="string">
              <text:p>1 C/D ddd</text:p>
            </table:change-track-table-cell>
          </table:previous>
        </table:cell-content-change>
        <table:cell-content-change table:id="ct1922">
          <table:cell-address table:column="11" table:row="8" table:table="0"/>
          <office:change-info>
            <dc:creator>Bob Jacobsen</dc:creator>
            <dc:date>2012-04-27T22:38:09</dc:date>
          </office:change-info>
          <table:previous table:id="ct1594">
            <table:change-track-table-cell table:cell-address="Sheet1.L9" table:formula="of:=IF([.F9]=&quot;&quot;;&quot;&quot;;IF([.B9]=&quot;Y&quot;;&quot;1Eddd&quot;;DEC2HEX(256*256+IF([.E9]=&quot;Y&quot;;8;9)*256*16+HEX2DEC([.H9])*16+IF([.C9]=&quot;Y&quot;;8;0)+IF([.D9]=&quot;Y&quot;;0;4)+3;5)))" office:value-type="string">
              <text:p>19017</text:p>
            </table:change-track-table-cell>
          </table:previous>
        </table:cell-content-change>
        <table:cell-content-change table:id="ct1923">
          <table:cell-address table:column="11" table:row="8" table:table="0"/>
          <office:change-info>
            <dc:creator>Bob Jacobsen</dc:creator>
            <dc:date>2012-04-27T22:38:52</dc:date>
          </office:change-info>
          <table:previous table:id="ct1922">
            <table:change-track-table-cell table:cell-address="Sheet1.L9" table:formula="of:=IF([.F9]=&quot;&quot;;&quot;&quot;;IF([.B9]=&quot;Y&quot;;&quot;1Eddd&quot;;DEC2HEX(256*256+8*256*16+HEX2DEC([.H9])*16+IF([.C9]=&quot;Y&quot;;8;0)+IF([.D9]=&quot;Y&quot;;0;4)+3;5)))" office:value-type="string">
              <text:p>18017</text:p>
            </table:change-track-table-cell>
          </table:previous>
        </table:cell-content-change>
        <table:cell-content-change table:id="ct1924">
          <table:cell-address table:column="11" table:row="8" table:table="0"/>
          <office:change-info>
            <dc:creator>Bob Jacobsen</dc:creator>
            <dc:date>2012-04-27T22:40:04</dc:date>
          </office:change-info>
          <table:previous table:id="ct1923">
            <table:change-track-table-cell table:cell-address="Sheet1.L9" table:formula="of:=IF([.F9]=&quot;&quot;;&quot;&quot;;IF([.B9]=&quot;Y&quot;;&quot;1Eddd&quot;;DEC2HEX(256*256+8*256*16+HEX2DEC([.H9])*16+IF([.C9]=&quot;Y&quot;;8;0)+IF([.D9]=&quot;Y&quot;;0;4)+IF([.E9]=&quot;Y&quot;;0;4)+3;5)))" office:value-type="string">
              <text:p>1801B</text:p>
            </table:change-track-table-cell>
          </table:previous>
        </table:cell-content-change>
        <table:cell-content-change table:id="ct1925">
          <table:cell-address table:column="11" table:row="8" table:table="0"/>
          <office:change-info>
            <dc:creator>Bob Jacobsen</dc:creator>
            <dc:date>2012-04-27T22:40:23</dc:date>
          </office:change-info>
          <table:previous table:id="ct1924">
            <table:change-track-table-cell table:cell-address="Sheet1.L9" table:formula="of:=IF([.F9]=&quot;&quot;;&quot;&quot;;IF([.B9]=&quot;Y&quot;;&quot;1Eddd&quot;;DEC2HEX(256*256+8*256*16+HEX2DEC([.H9])*16+IF([.C9]=&quot;Y&quot;;8;0)+IF([.D9]=&quot;Y&quot;;0;4)+IF([.E9]=&quot;Y&quot;;0;8*256)+3;5)))" office:value-type="string">
              <text:p>18817</text:p>
            </table:change-track-table-cell>
          </table:previous>
        </table:cell-content-change>
        <table:cell-content-change table:id="ct1926">
          <table:cell-address table:column="11" table:row="9" table:table="0"/>
          <office:change-info>
            <dc:creator>Bob Jacobsen</dc:creator>
            <dc:date>2012-04-27T22:40:28</dc:date>
          </office:change-info>
          <table:previous table:id="ct1595">
            <table:change-track-table-cell table:cell-address="Sheet1.L10" table:formula="of:=IF([.F10]=&quot;&quot;;&quot;&quot;;IF([.B10]=&quot;Y&quot;;&quot;1Eddd&quot;;DEC2HEX(256*256+IF([.E10]=&quot;Y&quot;;8;9)*256*16+HEX2DEC([.H10])*16+IF([.C10]=&quot;Y&quot;;8;0)+IF([.D10]=&quot;Y&quot;;0;4)+3;5)))" office:value-type="string">
              <text:p>19087</text:p>
            </table:change-track-table-cell>
          </table:previous>
        </table:cell-content-change>
        <table:cell-content-change table:id="ct1927">
          <table:cell-address table:column="11" table:row="10" table:table="0"/>
          <office:change-info>
            <dc:creator>Bob Jacobsen</dc:creator>
            <dc:date>2012-04-27T22:40:30</dc:date>
          </office:change-info>
          <table:previous table:id="ct1596">
            <table:change-track-table-cell table:cell-address="Sheet1.L11" table:formula="of:=IF([.F11]=&quot;&quot;;&quot;&quot;;IF([.B11]=&quot;Y&quot;;&quot;1Eddd&quot;;DEC2HEX(256*256+IF([.E11]=&quot;Y&quot;;8;9)*256*16+HEX2DEC([.H11])*16+IF([.C11]=&quot;Y&quot;;8;0)+IF([.D11]=&quot;Y&quot;;0;4)+3;5)))" office:value-type="string">
              <text:p>1Eddd</text:p>
            </table:change-track-table-cell>
          </table:previous>
        </table:cell-content-change>
        <table:cell-content-change table:id="ct1928">
          <table:cell-address table:column="11" table:row="11" table:table="0"/>
          <office:change-info>
            <dc:creator>Bob Jacobsen</dc:creator>
            <dc:date>2012-04-27T22:40:31</dc:date>
          </office:change-info>
          <table:previous table:id="ct1597">
            <table:change-track-table-cell table:cell-address="Sheet1.L12" table:formula="of:=IF([.F12]=&quot;&quot;;&quot;&quot;;IF([.B12]=&quot;Y&quot;;&quot;1Eddd&quot;;DEC2HEX(256*256+IF([.E12]=&quot;Y&quot;;8;9)*256*16+HEX2DEC([.H12])*16+IF([.C12]=&quot;Y&quot;;8;0)+IF([.D12]=&quot;Y&quot;;0;4)+3;5)))" office:value-type="string">
              <text:p>180A7</text:p>
            </table:change-track-table-cell>
          </table:previous>
        </table:cell-content-change>
        <table:cell-content-change table:id="ct1929">
          <table:cell-address table:column="11" table:row="12" table:table="0"/>
          <office:change-info>
            <dc:creator>Bob Jacobsen</dc:creator>
            <dc:date>2012-04-27T22:40:33</dc:date>
          </office:change-info>
          <table:previous table:id="ct1598">
            <table:change-track-table-cell table:cell-address="Sheet1.L13" table:formula="of:=IF([.F13]=&quot;&quot;;&quot;&quot;;IF([.B13]=&quot;Y&quot;;&quot;1Eddd&quot;;DEC2HEX(256*256+IF([.E13]=&quot;Y&quot;;8;9)*256*16+HEX2DEC([.H13])*16+IF([.C13]=&quot;Y&quot;;8;0)+IF([.D13]=&quot;Y&quot;;0;4)+3;5)))" office:value-type="string">
              <text:p>180B7</text:p>
            </table:change-track-table-cell>
          </table:previous>
        </table:cell-content-change>
        <table:cell-content-change table:id="ct1930">
          <table:cell-address table:column="11" table:row="13" table:table="0"/>
          <office:change-info>
            <dc:creator>Bob Jacobsen</dc:creator>
            <dc:date>2012-04-27T22:40:35</dc:date>
          </office:change-info>
          <table:previous table:id="ct1599">
            <table:change-track-table-cell table:cell-address="Sheet1.L14" table:formula="of:=IF([.F14]=&quot;&quot;;&quot;&quot;;IF([.B14]=&quot;Y&quot;;&quot;1Eddd&quot;;DEC2HEX(256*256+IF([.E14]=&quot;Y&quot;;8;9)*256*16+HEX2DEC([.H14])*16+IF([.C14]=&quot;Y&quot;;8;0)+IF([.D14]=&quot;Y&quot;;0;4)+3;5)))" office:value-type="string">
              <text:p>1Eddd</text:p>
            </table:change-track-table-cell>
          </table:previous>
        </table:cell-content-change>
        <table:cell-content-change table:id="ct1931">
          <table:cell-address table:column="11" table:row="14" table:table="0"/>
          <office:change-info>
            <dc:creator>Bob Jacobsen</dc:creator>
            <dc:date>2012-04-27T22:40:36</dc:date>
          </office:change-info>
          <table:previous table:id="ct1600">
            <table:change-track-table-cell table:cell-address="Sheet1.L15" table:formula="of:=IF([.F15]=&quot;&quot;;&quot;&quot;;IF([.B15]=&quot;Y&quot;;&quot;1Eddd&quot;;DEC2HEX(256*256+IF([.E15]=&quot;Y&quot;;8;9)*256*16+HEX2DEC([.H15])*16+IF([.C15]=&quot;Y&quot;;8;0)+IF([.D15]=&quot;Y&quot;;0;4)+3;5)))" office:value-type="string">
              <text:p>1Eddd</text:p>
            </table:change-track-table-cell>
          </table:previous>
        </table:cell-content-change>
        <table:cell-content-change table:id="ct1932">
          <table:cell-address table:column="11" table:row="17" table:table="0"/>
          <office:change-info>
            <dc:creator>Bob Jacobsen</dc:creator>
            <dc:date>2012-04-27T22:40:37</dc:date>
          </office:change-info>
          <table:previous table:id="ct1603">
            <table:change-track-table-cell table:cell-address="Sheet1.L18" table:formula="of:=IF([.F18]=&quot;&quot;;&quot;&quot;;IF([.B18]=&quot;Y&quot;;&quot;1Eddd&quot;;DEC2HEX(256*256+IF([.E18]=&quot;Y&quot;;8;9)*256*16+HEX2DEC([.H18])*16+IF([.C18]=&quot;Y&quot;;8;0)+IF([.D18]=&quot;Y&quot;;0;4)+3;5)))" office:value-type="string">
              <text:p>1Eddd</text:p>
            </table:change-track-table-cell>
          </table:previous>
        </table:cell-content-change>
        <table:cell-content-change table:id="ct1933">
          <table:cell-address table:column="11" table:row="18" table:table="0"/>
          <office:change-info>
            <dc:creator>Bob Jacobsen</dc:creator>
            <dc:date>2012-04-27T22:40:37</dc:date>
          </office:change-info>
          <table:previous table:id="ct1604">
            <table:change-track-table-cell table:cell-address="Sheet1.L19" table:formula="of:=IF([.F19]=&quot;&quot;;&quot;&quot;;IF([.B19]=&quot;Y&quot;;&quot;1Eddd&quot;;DEC2HEX(256*256+IF([.E19]=&quot;Y&quot;;8;9)*256*16+HEX2DEC([.H19])*16+IF([.C19]=&quot;Y&quot;;8;0)+IF([.D19]=&quot;Y&quot;;0;4)+3;5)))" office:value-type="string">
              <text:p>1Eddd</text:p>
            </table:change-track-table-cell>
          </table:previous>
        </table:cell-content-change>
        <table:cell-content-change table:id="ct1934">
          <table:cell-address table:column="11" table:row="21" table:table="0"/>
          <office:change-info>
            <dc:creator>Bob Jacobsen</dc:creator>
            <dc:date>2012-04-27T22:40:38</dc:date>
          </office:change-info>
          <table:previous table:id="ct1607">
            <table:change-track-table-cell table:cell-address="Sheet1.L22" table:formula="of:=IF([.F22]=&quot;&quot;;&quot;&quot;;IF([.B22]=&quot;Y&quot;;&quot;1Eddd&quot;;DEC2HEX(256*256+IF([.E22]=&quot;Y&quot;;8;9)*256*16+HEX2DEC([.H22])*16+IF([.C22]=&quot;Y&quot;;8;0)+IF([.D22]=&quot;Y&quot;;0;4)+3;5)))" office:value-type="string">
              <text:p>1824F</text:p>
            </table:change-track-table-cell>
          </table:previous>
        </table:cell-content-change>
        <table:cell-content-change table:id="ct1935">
          <table:cell-address table:column="11" table:row="22" table:table="0"/>
          <office:change-info>
            <dc:creator>Bob Jacobsen</dc:creator>
            <dc:date>2012-04-27T22:40:39</dc:date>
          </office:change-info>
          <table:previous table:id="ct1608">
            <table:change-track-table-cell table:cell-address="Sheet1.L23" table:formula="of:=IF([.F23]=&quot;&quot;;&quot;&quot;;IF([.B23]=&quot;Y&quot;;&quot;1Eddd&quot;;DEC2HEX(256*256+IF([.E23]=&quot;Y&quot;;8;9)*256*16+HEX2DEC([.H23])*16+IF([.C23]=&quot;Y&quot;;8;0)+IF([.D23]=&quot;Y&quot;;0;4)+3;5)))" office:value-type="string">
              <text:p>1925F</text:p>
            </table:change-track-table-cell>
          </table:previous>
        </table:cell-content-change>
        <table:cell-content-change table:id="ct1936">
          <table:cell-address table:column="11" table:row="23" table:table="0"/>
          <office:change-info>
            <dc:creator>Bob Jacobsen</dc:creator>
            <dc:date>2012-04-27T22:40:42</dc:date>
          </office:change-info>
          <table:previous table:id="ct1609">
            <table:change-track-table-cell table:cell-address="Sheet1.L24" table:formula="of:=IF([.F24]=&quot;&quot;;&quot;&quot;;IF([.B24]=&quot;Y&quot;;&quot;1Eddd&quot;;DEC2HEX(256*256+IF([.E24]=&quot;Y&quot;;8;9)*256*16+HEX2DEC([.H24])*16+IF([.C24]=&quot;Y&quot;;8;0)+IF([.D24]=&quot;Y&quot;;0;4)+3;5)))" office:value-type="string">
              <text:p>1926B</text:p>
            </table:change-track-table-cell>
          </table:previous>
        </table:cell-content-change>
        <table:cell-content-change table:id="ct1937">
          <table:cell-address table:column="11" table:row="24" table:table="0"/>
          <office:change-info>
            <dc:creator>Bob Jacobsen</dc:creator>
            <dc:date>2012-04-27T22:40:43</dc:date>
          </office:change-info>
          <table:previous table:id="ct1610">
            <table:change-track-table-cell table:cell-address="Sheet1.L25" table:formula="of:=IF([.F25]=&quot;&quot;;&quot;&quot;;IF([.B25]=&quot;Y&quot;;&quot;1Eddd&quot;;DEC2HEX(256*256+IF([.E25]=&quot;Y&quot;;8;9)*256*16+HEX2DEC([.H25])*16+IF([.C25]=&quot;Y&quot;;8;0)+IF([.D25]=&quot;Y&quot;;0;4)+3;5)))" office:value-type="string">
              <text:p>1828F</text:p>
            </table:change-track-table-cell>
          </table:previous>
        </table:cell-content-change>
        <table:cell-content-change table:id="ct1938">
          <table:cell-address table:column="11" table:row="25" table:table="0"/>
          <office:change-info>
            <dc:creator>Bob Jacobsen</dc:creator>
            <dc:date>2012-04-27T22:40:44</dc:date>
          </office:change-info>
          <table:previous table:id="ct1611">
            <table:change-track-table-cell table:cell-address="Sheet1.L26" table:formula="of:=IF([.F26]=&quot;&quot;;&quot;&quot;;IF([.B26]=&quot;Y&quot;;&quot;1Eddd&quot;;DEC2HEX(256*256+IF([.E26]=&quot;Y&quot;;8;9)*256*16+HEX2DEC([.H26])*16+IF([.C26]=&quot;Y&quot;;8;0)+IF([.D26]=&quot;Y&quot;;0;4)+3;5)))" office:value-type="string">
              <text:p>1929F</text:p>
            </table:change-track-table-cell>
          </table:previous>
        </table:cell-content-change>
        <table:cell-content-change table:id="ct1939">
          <table:cell-address table:column="11" table:row="26" table:table="0"/>
          <office:change-info>
            <dc:creator>Bob Jacobsen</dc:creator>
            <dc:date>2012-04-27T22:40:45</dc:date>
          </office:change-info>
          <table:previous table:id="ct1612">
            <table:change-track-table-cell table:cell-address="Sheet1.L27" table:formula="of:=IF([.F27]=&quot;&quot;;&quot;&quot;;IF([.B27]=&quot;Y&quot;;&quot;1Eddd&quot;;DEC2HEX(256*256+IF([.E27]=&quot;Y&quot;;8;9)*256*16+HEX2DEC([.H27])*16+IF([.C27]=&quot;Y&quot;;8;0)+IF([.D27]=&quot;Y&quot;;0;4)+3;5)))" office:value-type="string">
              <text:p>192AB</text:p>
            </table:change-track-table-cell>
          </table:previous>
        </table:cell-content-change>
        <table:cell-content-change table:id="ct1940">
          <table:cell-address table:column="11" table:row="27" table:table="0"/>
          <office:change-info>
            <dc:creator>Bob Jacobsen</dc:creator>
            <dc:date>2012-04-27T22:40:46</dc:date>
          </office:change-info>
          <table:previous table:id="ct1613">
            <table:change-track-table-cell table:cell-address="Sheet1.L28" table:formula="of:=IF([.F28]=&quot;&quot;;&quot;&quot;;IF([.B28]=&quot;Y&quot;;&quot;1Eddd&quot;;DEC2HEX(256*256+IF([.E28]=&quot;Y&quot;;8;9)*256*16+HEX2DEC([.H28])*16+IF([.C28]=&quot;Y&quot;;8;0)+IF([.D28]=&quot;Y&quot;;0;4)+3;5)))" office:value-type="string">
              <text:p>1Eddd</text:p>
            </table:change-track-table-cell>
          </table:previous>
        </table:cell-content-change>
        <table:cell-content-change table:id="ct1941">
          <table:cell-address table:column="11" table:row="28" table:table="0"/>
          <office:change-info>
            <dc:creator>Bob Jacobsen</dc:creator>
            <dc:date>2012-04-27T22:40:47</dc:date>
          </office:change-info>
          <table:previous table:id="ct1614">
            <table:change-track-table-cell table:cell-address="Sheet1.L29" table:formula="of:=IF([.F29]=&quot;&quot;;&quot;&quot;;IF([.B29]=&quot;Y&quot;;&quot;1Eddd&quot;;DEC2HEX(256*256+IF([.E29]=&quot;Y&quot;;8;9)*256*16+HEX2DEC([.H29])*16+IF([.C29]=&quot;Y&quot;;8;0)+IF([.D29]=&quot;Y&quot;;0;4)+3;5)))" office:value-type="string">
              <text:p>182B7</text:p>
            </table:change-track-table-cell>
          </table:previous>
        </table:cell-content-change>
        <table:cell-content-change table:id="ct1942">
          <table:cell-address table:column="11" table:row="29" table:table="0"/>
          <office:change-info>
            <dc:creator>Bob Jacobsen</dc:creator>
            <dc:date>2012-04-27T22:40:48</dc:date>
          </office:change-info>
          <table:previous table:id="ct1615">
            <table:change-track-table-cell table:cell-address="Sheet1.L30" table:formula="of:=IF([.F30]=&quot;&quot;;&quot;&quot;;IF([.B30]=&quot;Y&quot;;&quot;1Eddd&quot;;DEC2HEX(256*256+IF([.E30]=&quot;Y&quot;;8;9)*256*16+HEX2DEC([.H30])*16+IF([.C30]=&quot;Y&quot;;8;0)+IF([.D30]=&quot;Y&quot;;0;4)+3;5)))" office:value-type="string">
              <text:p>182CF</text:p>
            </table:change-track-table-cell>
          </table:previous>
        </table:cell-content-change>
        <table:cell-content-change table:id="ct1943">
          <table:cell-address table:column="11" table:row="30" table:table="0"/>
          <office:change-info>
            <dc:creator>Bob Jacobsen</dc:creator>
            <dc:date>2012-04-27T22:40:49</dc:date>
          </office:change-info>
          <table:previous table:id="ct1616">
            <table:change-track-table-cell table:cell-address="Sheet1.L31" table:formula="of:=IF([.F31]=&quot;&quot;;&quot;&quot;;IF([.B31]=&quot;Y&quot;;&quot;1Eddd&quot;;DEC2HEX(256*256+IF([.E31]=&quot;Y&quot;;8;9)*256*16+HEX2DEC([.H31])*16+IF([.C31]=&quot;Y&quot;;8;0)+IF([.D31]=&quot;Y&quot;;0;4)+3;5)))" office:value-type="string">
              <text:p>182DF</text:p>
            </table:change-track-table-cell>
          </table:previous>
        </table:cell-content-change>
        <table:cell-content-change table:id="ct1944">
          <table:cell-address table:column="11" table:row="33" table:table="0"/>
          <office:change-info>
            <dc:creator>Bob Jacobsen</dc:creator>
            <dc:date>2012-04-27T22:40:50</dc:date>
          </office:change-info>
          <table:previous table:id="ct1619">
            <table:change-track-table-cell table:cell-address="Sheet1.L34" table:formula="of:=IF([.F34]=&quot;&quot;;&quot;&quot;;IF([.B34]=&quot;Y&quot;;&quot;1Eddd&quot;;DEC2HEX(256*256+IF([.E34]=&quot;Y&quot;;8;9)*256*16+HEX2DEC([.H34])*16+IF([.C34]=&quot;Y&quot;;8;0)+IF([.D34]=&quot;Y&quot;;0;4)+3;5)))" office:value-type="string">
              <text:p>19517</text:p>
            </table:change-track-table-cell>
          </table:previous>
        </table:cell-content-change>
        <table:cell-content-change table:id="ct1945">
          <table:cell-address table:column="11" table:row="35" table:table="0"/>
          <office:change-info>
            <dc:creator>Bob Jacobsen</dc:creator>
            <dc:date>2012-04-27T22:40:58</dc:date>
          </office:change-info>
          <table:previous table:id="ct1695">
            <table:change-track-table-cell table:cell-address="Sheet1.L36" table:formula="of:=IF([.F36]=&quot;&quot;;&quot;&quot;;IF([.B36]=&quot;Y&quot;;&quot;1Eddd&quot;;DEC2HEX(256*256+IF([.E36]=&quot;Y&quot;;8;9)*256*16+HEX2DEC([.H36])*16+IF([.C36]=&quot;Y&quot;;8;0)+IF([.D36]=&quot;Y&quot;;0;4)+3;5)))" office:value-type="string">
              <text:p>1Eddd</text:p>
            </table:change-track-table-cell>
          </table:previous>
        </table:cell-content-change>
        <table:cell-content-change table:id="ct1946">
          <table:cell-address table:column="11" table:row="36" table:table="0"/>
          <office:change-info>
            <dc:creator>Bob Jacobsen</dc:creator>
            <dc:date>2012-04-27T22:40:58</dc:date>
          </office:change-info>
          <table:previous table:id="ct1696">
            <table:change-track-table-cell table:cell-address="Sheet1.L37" table:formula="of:=IF([.F37]=&quot;&quot;;&quot;&quot;;IF([.B37]=&quot;Y&quot;;&quot;1Eddd&quot;;DEC2HEX(256*256+IF([.E37]=&quot;Y&quot;;8;9)*256*16+HEX2DEC([.H37])*16+IF([.C37]=&quot;Y&quot;;8;0)+IF([.D37]=&quot;Y&quot;;0;4)+3;5)))" office:value-type="string">
              <text:p>1Eddd</text:p>
            </table:change-track-table-cell>
          </table:previous>
        </table:cell-content-change>
        <table:cell-content-change table:id="ct1947">
          <table:cell-address table:column="11" table:row="40" table:table="0"/>
          <office:change-info>
            <dc:creator>Bob Jacobsen</dc:creator>
            <dc:date>2012-04-27T22:41:00</dc:date>
          </office:change-info>
          <table:previous table:id="ct1623">
            <table:change-track-table-cell table:cell-address="Sheet1.L41" table:formula="of:=IF([.F41]=&quot;&quot;;&quot;&quot;;IF([.B41]=&quot;Y&quot;;&quot;1Eddd&quot;;DEC2HEX(256*256+IF([.E41]=&quot;Y&quot;;8;9)*256*16+HEX2DEC([.H41])*16+IF([.C41]=&quot;Y&quot;;8;0)+IF([.D41]=&quot;Y&quot;;0;4)+3;5)))" office:value-type="string">
              <text:p>1Eddd</text:p>
            </table:change-track-table-cell>
          </table:previous>
        </table:cell-content-change>
        <table:cell-content-change table:id="ct1948">
          <table:cell-address table:column="11" table:row="41" table:table="0"/>
          <office:change-info>
            <dc:creator>Bob Jacobsen</dc:creator>
            <dc:date>2012-04-27T22:41:00</dc:date>
          </office:change-info>
          <table:previous table:id="ct1624">
            <table:change-track-table-cell table:cell-address="Sheet1.L42" table:formula="of:=IF([.F42]=&quot;&quot;;&quot;&quot;;IF([.B42]=&quot;Y&quot;;&quot;1Eddd&quot;;DEC2HEX(256*256+IF([.E42]=&quot;Y&quot;;8;9)*256*16+HEX2DEC([.H42])*16+IF([.C42]=&quot;Y&quot;;8;0)+IF([.D42]=&quot;Y&quot;;0;4)+3;5)))" office:value-type="string">
              <text:p>1Eddd</text:p>
            </table:change-track-table-cell>
          </table:previous>
        </table:cell-content-change>
        <table:cell-content-change table:id="ct1949">
          <table:cell-address table:column="11" table:row="45" table:table="0"/>
          <office:change-info>
            <dc:creator>Bob Jacobsen</dc:creator>
            <dc:date>2012-04-27T22:41:02</dc:date>
          </office:change-info>
          <table:previous table:id="ct1628">
            <table:change-track-table-cell table:cell-address="Sheet1.L46" table:formula="of:=IF([.F46]=&quot;&quot;;&quot;&quot;;IF([.B46]=&quot;Y&quot;;&quot;1Eddd&quot;;DEC2HEX(256*256+IF([.E46]=&quot;Y&quot;;8;9)*256*16+HEX2DEC([.H46])*16+IF([.C46]=&quot;Y&quot;;8;0)+IF([.D46]=&quot;Y&quot;;0;4)+3;5)))" office:value-type="string">
              <text:p>1Eddd</text:p>
            </table:change-track-table-cell>
          </table:previous>
        </table:cell-content-change>
        <table:cell-content-change table:id="ct1950">
          <table:cell-address table:column="11" table:row="47" table:table="0"/>
          <office:change-info>
            <dc:creator>Bob Jacobsen</dc:creator>
            <dc:date>2012-04-27T22:41:02</dc:date>
          </office:change-info>
          <table:previous table:id="ct1630">
            <table:change-track-table-cell table:cell-address="Sheet1.L48" table:formula="of:=IF([.F48]=&quot;&quot;;&quot;&quot;;IF([.B48]=&quot;Y&quot;;&quot;1Eddd&quot;;DEC2HEX(256*256+IF([.E48]=&quot;Y&quot;;8;9)*256*16+HEX2DEC([.H48])*16+IF([.C48]=&quot;Y&quot;;8;0)+IF([.D48]=&quot;Y&quot;;0;4)+3;5)))" office:value-type="string">
              <text:p>1Eddd</text:p>
            </table:change-track-table-cell>
          </table:previous>
        </table:cell-content-change>
        <table:cell-content-change table:id="ct1951">
          <table:cell-address table:column="11" table:row="50" table:table="0"/>
          <office:change-info>
            <dc:creator>Bob Jacobsen</dc:creator>
            <dc:date>2012-04-27T22:41:03</dc:date>
          </office:change-info>
          <table:previous table:id="ct1636">
            <table:change-track-table-cell office:value-type="string">
              <text:p>1Fddd</text:p>
            </table:change-track-table-cell>
          </table:previous>
        </table:cell-content-change>
        <table:cell-content-change table:id="ct1952">
          <table:cell-address table:column="11" table:row="51" table:table="0"/>
          <office:change-info>
            <dc:creator>Bob Jacobsen</dc:creator>
            <dc:date>2012-04-27T22:41:05</dc:date>
          </office:change-info>
          <table:previous table:id="ct1634">
            <table:change-track-table-cell table:cell-address="Sheet1.L52" table:formula="of:=IF([.F52]=&quot;&quot;;&quot;&quot;;IF([.B52]=&quot;Y&quot;;&quot;1Eddd&quot;;DEC2HEX(256*256+IF([.E52]=&quot;Y&quot;;8;9)*256*16+HEX2DEC([.H52])*16+IF([.C52]=&quot;Y&quot;;8;0)+IF([.D52]=&quot;Y&quot;;0;4)+3;5)))" office:value-type="string">
              <text:p>1Eddd</text:p>
            </table:change-track-table-cell>
          </table:previous>
        </table:cell-content-change>
        <table:cell-content-change table:id="ct1953">
          <table:cell-address table:column="11" table:row="52" table:table="0"/>
          <office:change-info>
            <dc:creator>Bob Jacobsen</dc:creator>
            <dc:date>2012-04-27T22:41:06</dc:date>
          </office:change-info>
          <table:previous table:id="ct1635">
            <table:change-track-table-cell table:cell-address="Sheet1.L53" table:formula="of:=IF([.F53]=&quot;&quot;;&quot;&quot;;IF([.B53]=&quot;Y&quot;;&quot;1Eddd&quot;;DEC2HEX(256*256+IF([.E53]=&quot;Y&quot;;8;9)*256*16+HEX2DEC([.H53])*16+IF([.C53]=&quot;Y&quot;;8;0)+IF([.D53]=&quot;Y&quot;;0;4)+3;5)))" office:value-type="string">
              <text:p>1Eddd</text:p>
            </table:change-track-table-cell>
          </table:previous>
        </table:cell-content-change>
        <table:cell-content-change table:id="ct1954">
          <table:cell-address table:column="11" table:row="50" table:table="0"/>
          <office:change-info>
            <dc:creator>Bob Jacobsen</dc:creator>
            <dc:date>2012-04-27T22:41:17</dc:date>
          </office:change-info>
          <table:previous table:id="ct1951">
            <table:change-track-table-cell table:cell-address="Sheet1.L51" table:formula="of:=IF([.F51]=&quot;&quot;;&quot;&quot;;IF([.B51]=&quot;Y&quot;;&quot;1Eddd&quot;;DEC2HEX(256*256+8*256*16+HEX2DEC([.H51])*16+IF([.C51]=&quot;Y&quot;;8;0)+IF([.D51]=&quot;Y&quot;;0;4)+IF([.E51]=&quot;Y&quot;;8*256;0)+3;5)))" office:value-type="string">
              <text:p>1Eddd</text:p>
            </table:change-track-table-cell>
          </table:previous>
        </table:cell-content-change>
        <table:cell-content-change table:id="ct1955">
          <table:cell-address table:column="11" table:row="50" table:table="0"/>
          <office:change-info>
            <dc:creator>Bob Jacobsen</dc:creator>
            <dc:date>2012-04-27T22:41:21</dc:date>
          </office:change-info>
          <table:previous table:id="ct1954">
            <table:change-track-table-cell/>
          </table:previous>
        </table:cell-content-change>
      </table:tracked-changes>
      <table:table table:name="Sheet1" table:style-name="ta1" table:print="false">
        <office:forms form:automatic-focus="false" form:apply-design-mode="false"/>
        <table:table-column table:style-name="co2" table:default-cell-style-name="ce3"/>
        <table:table-column table:style-name="co3" table:default-cell-style-name="ce3"/>
        <table:table-column table:style-name="co3" table:number-columns-repeated="7" table:default-cell-style-name="ce10"/>
        <table:table-column table:style-name="co4" table:default-cell-style-name="ce10"/>
        <table:table-column table:style-name="co3" table:default-cell-style-name="ce3"/>
        <table:table-column table:style-name="co5" table:default-cell-style-name="ce10"/>
        <table:table-column table:style-name="co6" table:default-cell-style-name="ce10"/>
        <table:table-column table:style-name="co8" table:default-cell-style-name="ce3"/>
        <table:table-column table:style-name="co7" table:number-columns-repeated="1002" table:default-cell-style-name="ce3"/>
        <table:table-column table:style-name="co7" table:number-columns-repeated="8" table:default-cell-style-name="Default"/>
        <table:table-row table:style-name="ro1">
          <table:table-cell table:style-name="ce1" table:number-columns-repeated="2"/>
          <table:table-cell table:style-name="ce2" table:number-columns-repeated="8"/>
          <table:table-cell table:style-name="ce1"/>
          <table:table-cell table:style-name="ce2" table:number-columns-repeated="2"/>
          <table:table-cell table:style-name="ce1" table:number-columns-repeated="1003"/>
          <table:table-cell table:number-columns-repeated="8"/>
        </table:table-row>
        <table:table-row table:style-name="ro2">
          <table:table-cell table:style-name="ce1"/>
          <table:table-cell table:style-name="ce8" office:value-type="string">
            <text:p>Base Data for MTI</text:p>
          </table:table-cell>
          <table:table-cell table:style-name="ce15" table:number-columns-repeated="2"/>
          <table:table-cell table:style-name="ce16"/>
          <table:table-cell table:style-name="ce15" table:number-columns-repeated="3"/>
          <table:table-cell table:style-name="ce18"/>
          <table:table-cell table:style-name="ce19" office:value-type="string">
            <text:p>Ethernet MTI</text:p>
          </table:table-cell>
          <table:table-cell table:style-name="ce1"/>
          <table:table-cell table:style-name="ce25" office:value-type="string">
            <text:p>CAN MTI</text:p>
          </table:table-cell>
          <table:table-cell table:style-name="ce28" office:value-type="string">
            <text:p>CAN Data</text:p>
          </table:table-cell>
          <table:table-cell table:style-name="ce31"/>
          <table:table-cell table:style-name="ce32" office:value-type="string">
            <text:p>Previous Ethernet MTI</text:p>
          </table:table-cell>
          <table:table-cell table:style-name="ce32" office:value-type="string">
            <text:p>Previous CAN MTI</text:p>
          </table:table-cell>
          <table:table-cell table:style-name="ce32" office:value-type="string">
            <text:p>Previous CAN Data</text:p>
          </table:table-cell>
          <table:table-cell table:style-name="ce1" table:number-columns-repeated="999"/>
          <table:table-cell table:number-columns-repeated="8"/>
        </table:table-row>
        <table:table-row table:style-name="ro3">
          <table:table-cell table:style-name="ce2"/>
          <table:table-cell table:style-name="ce9" office:value-type="string">
            <text:p>Destination ID</text:p>
          </table:table-cell>
          <table:table-cell table:style-name="ce9" office:value-type="string">
            <text:p>Event ID</text:p>
          </table:table-cell>
          <table:table-cell table:style-name="ce9" office:value-type="string">
            <text:p>CAN flags in header?</text:p>
          </table:table-cell>
          <table:table-cell table:style-name="ce17" office:value-type="string">
            <text:p>Simple node message</text:p>
          </table:table-cell>
          <table:table-cell table:style-name="ce17" office:value-type="string">
            <text:p>Priority Group</text:p>
          </table:table-cell>
          <table:table-cell table:style-name="ce17" office:value-type="string">
            <text:p>Type</text:p>
          </table:table-cell>
          <table:table-cell table:style-name="ce17" office:value-type="string">
            <text:p>Priority/Type</text:p>
          </table:table-cell>
          <table:table-cell table:style-name="ce2"/>
          <table:table-cell table:style-name="ce20"/>
          <table:table-cell table:style-name="ce2"/>
          <table:table-cell table:style-name="ce26" office:value-type="string">
            <text:p>Top 17 bits of CAN header, ddd refers to destination address.</text:p>
          </table:table-cell>
          <table:table-cell table:style-name="ce29" office:value-type="string">
            <text:p>Goes at start of CAN data, if present</text:p>
          </table:table-cell>
          <table:table-cell table:style-name="ce2" table:number-columns-repeated="1003"/>
          <table:table-cell table:style-name="ce20" table:number-columns-repeated="8"/>
        </table:table-row>
        <table:table-row table:style-name="ro1">
          <table:table-cell table:style-name="ce1" table:number-columns-repeated="2"/>
          <table:table-cell table:style-name="ce2" table:number-columns-repeated="8"/>
          <table:table-cell table:style-name="ce21"/>
          <table:table-cell table:style-name="ce2"/>
          <table:table-cell/>
          <table:table-cell table:style-name="ce1"/>
          <table:table-cell table:style-name="ce2"/>
          <table:table-cell table:style-name="ce1" table:number-columns-repeated="1001"/>
          <table:table-cell table:number-columns-repeated="8"/>
        </table:table-row>
        <table:table-row table:style-name="ro1">
          <table:table-cell office:value-type="string">
            <text:p>Bits</text:p>
          </table:table-cell>
          <table:table-cell table:style-name="ce10" office:value-type="float" office:value="1">
            <text:p>1</text:p>
          </table:table-cell>
          <table:table-cell table:number-columns-repeated="3" office:value-type="float" office:value="1">
            <text:p>1</text:p>
          </table:table-cell>
          <table:table-cell office:value-type="float" office:value="2">
            <text:p>2</text:p>
          </table:table-cell>
          <table:table-cell office:value-type="float" office:value="5">
            <text:p>5</text:p>
          </table:table-cell>
          <table:table-cell office:value-type="string">
            <text:p>8 hex</text:p>
          </table:table-cell>
          <table:table-cell/>
          <table:table-cell office:value-type="string">
            <text:p>16 bits hex</text:p>
          </table:table-cell>
          <table:table-cell table:style-name="ce22"/>
          <table:table-cell office:value-type="string">
            <text:p>17 bits hex</text:p>
          </table:table-cell>
          <table:table-cell office:value-type="string">
            <text:p>8 hex</text:p>
          </table:table-cell>
          <table:table-cell/>
          <table:table-cell table:style-name="ce10" office:value-type="string">
            <text:p>16 bits hex</text:p>
          </table:table-cell>
          <table:table-cell table:style-name="ce10" office:value-type="string">
            <text:p>17 bits hex</text:p>
          </table:table-cell>
          <table:table-cell table:style-name="ce10" office:value-type="string">
            <text:p>8 hex</text:p>
          </table:table-cell>
          <table:table-cell table:number-columns-repeated="1007"/>
        </table:table-row>
        <table:table-row table:style-name="ro1">
          <table:table-cell table:style-name="ce1"/>
          <table:table-cell table:number-columns-repeated="9"/>
          <table:table-cell table:style-name="ce22"/>
          <table:table-cell/>
          <table:table-cell table:style-name="ce30"/>
          <table:table-cell/>
          <table:table-cell table:style-name="ce10" table:number-columns-repeated="2"/>
          <table:table-cell table:style-name="ce30"/>
          <table:table-cell table:number-columns-repeated="1007"/>
        </table:table-row>
        <table:table-row table:style-name="ro1">
          <table:table-cell table:style-name="ce1" office:value-type="string">
            <text:p>Base Messages</text:p>
          </table:table-cell>
          <table:table-cell table:style-name="ce2" table:number-columns-repeated="9"/>
          <table:table-cell table:style-name="ce21"/>
          <table:table-cell table:style-name="ce2"/>
          <table:table-cell table:style-name="ce12"/>
          <table:table-cell table:style-name="ce1"/>
          <table:table-cell table:style-name="ce2" table:number-columns-repeated="2"/>
          <table:table-cell table:style-name="ce12"/>
          <table:table-cell table:style-name="ce1" table:number-columns-repeated="999"/>
          <table:table-cell table:number-columns-repeated="8"/>
        </table:table-row>
        <table:table-row table:style-name="ro1">
          <table:table-cell office:value-type="string">
            <office:annotation draw:style-name="gr1" draw:text-style-name="P1" svg:width="1.3276in" svg:height="0.2346in" svg:x="2.5197in" svg:y="2.4634in" draw:caption-point-x="-0.2402in" draw:caption-point-y="0.5976in">
              <dc:creator>P</dc:creator>
              <dc:date>2011-08-10T00:00:00</dc:date>
              <text:p text:style-name="P1"><text:span text:style-name="T1">Unofficial addition</text:span></text:p>
            </office:annotation>
            <text:p>Node number Allocate</text:p>
          </table:table-cell>
          <table:table-cell table:number-columns-repeated="3" table:style-name="ce11"/>
          <table:table-cell/>
          <table:table-cell table:number-columns-repeated="2" office:value-type="float" office:value="0">
            <text:p>0</text:p>
          </table:table-cell>
          <table:table-cell table:formula="of:=IF([.F8]=&quot;&quot;;&quot;&quot;;DEC2HEX([.F8]*32+[.G8];2))" office:value-type="string" office:string-value="00">
            <text:p>00</text:p>
          </table:table-cell>
          <table:table-cell/>
          <table:table-cell table:formula="of:=IF([.F8]=&quot;&quot;;&quot;&quot;;DEC2HEX(1*(16*256)+HEX2DEC([.H8])*16+IF([.B8]=&quot;Y&quot;;4;0)+IF([.C8]=&quot;Y&quot;;2;0)+IF([.D8]=&quot;Y&quot;;1;0)+IF([.E8]=&quot;Y&quot;;8*256;0);4))" office:value-type="string" office:string-value="1000">
            <text:p>1000</text:p>
          </table:table-cell>
          <table:table-cell table:style-name="ce22"/>
          <table:table-cell table:style-name="ce27"/>
          <table:table-cell table:style-name="ce12"/>
          <table:table-cell office:value-type="string">
            <text:p>Not available on CAN</text:p>
          </table:table-cell>
          <table:table-cell table:style-name="ce10" office:value-type="string">
            <text:p>3000</text:p>
          </table:table-cell>
          <table:table-cell table:style-name="ce27"/>
          <table:table-cell table:style-name="ce12"/>
          <table:table-cell table:style-name="ce1" table:number-columns-repeated="999"/>
          <table:table-cell table:number-columns-repeated="8"/>
        </table:table-row>
        <table:table-row table:style-name="ro1">
          <table:table-cell office:value-type="string">
            <office:annotation draw:style-name="gr2" draw:text-style-name="P1" svg:width="2.6886in" svg:height="0.3902in" svg:x="2.5197in" svg:y="2.6323in" draw:caption-point-x="-0.2402in" draw:caption-point-y="0.5976in">
              <dc:creator>P</dc:creator>
              <dc:date>2011-08-10T00:00:00</dc:date>
              <text:p text:style-name="P1"><text:span text:style-name="T1">Unofficial entry: turns off filtering of non-basic messages through gateways. <text:s/></text:span></text:p>
            </office:annotation>
            <text:p>No Filtering</text:p>
          </table:table-cell>
          <table:table-cell table:number-columns-repeated="3" table:style-name="ce11"/>
          <table:table-cell/>
          <table:table-cell office:value-type="float" office:value="0">
            <text:p>0</text:p>
          </table:table-cell>
          <table:table-cell office:value-type="float" office:value="1">
            <text:p>1</text:p>
          </table:table-cell>
          <table:table-cell table:formula="of:=IF([.F9]=&quot;&quot;;&quot;&quot;;DEC2HEX([.F9]*32+[.G9];2))" office:value-type="string" office:string-value="01">
            <text:p>01</text:p>
          </table:table-cell>
          <table:table-cell/>
          <table:table-cell table:formula="of:=IF([.F9]=&quot;&quot;;&quot;&quot;;DEC2HEX(1*(16*256)+HEX2DEC([.H9])*16+IF([.B9]=&quot;Y&quot;;4;0)+IF([.C9]=&quot;Y&quot;;2;0)+IF([.D9]=&quot;Y&quot;;1;0)+IF([.E9]=&quot;Y&quot;;8*256;0);4))" office:value-type="string" office:string-value="1010">
            <text:p>1010</text:p>
          </table:table-cell>
          <table:table-cell table:style-name="ce22"/>
          <table:table-cell table:style-name="ce27" table:formula="of:=IF([.F9]=&quot;&quot;;&quot;&quot;;IF([.B9]=&quot;Y&quot;;&quot;1Eddd&quot;;DEC2HEX(256*256+8*256*16+HEX2DEC([.H9])*16+IF([.C9]=&quot;Y&quot;;8;0)+IF([.D9]=&quot;Y&quot;;0;4)+IF([.E9]=&quot;Y&quot;;8*256;0)+3;5)))" office:value-type="string" office:string-value="18017">
            <text:p>18017</text:p>
          </table:table-cell>
          <table:table-cell table:style-name="ce12"/>
          <table:table-cell office:value-type="string">
            <text:p>(Still under discussion)</text:p>
          </table:table-cell>
          <table:table-cell table:style-name="ce10" office:value-type="string">
            <text:p>3010</text:p>
          </table:table-cell>
          <table:table-cell table:style-name="ce27" office:value-type="string">
            <text:p>19017</text:p>
          </table:table-cell>
          <table:table-cell table:style-name="ce12"/>
          <table:table-cell table:style-name="ce1" table:number-columns-repeated="999"/>
          <table:table-cell table:number-columns-repeated="8"/>
        </table:table-row>
        <table:table-row table:style-name="ro1">
          <table:table-cell table:style-name="ce4" office:value-type="string">
            <office:annotation draw:style-name="gr3" draw:text-style-name="P1" svg:width="3.1772in" svg:height="0.8567in" svg:x="2.5197in" svg:y="2.8012in" draw:caption-point-x="-0.2402in" draw:caption-point-y="0.5976in">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number-columns-repeated="3" table:style-name="ce11"/>
          <table:table-cell/>
          <table:table-cell office:value-type="float" office:value="0">
            <text:p>0</text:p>
          </table:table-cell>
          <table:table-cell office:value-type="float" office:value="8">
            <text:p>8</text:p>
          </table:table-cell>
          <table:table-cell table:formula="of:=IF([.F10]=&quot;&quot;;&quot;&quot;;DEC2HEX([.F10]*32+[.G10];2))" office:value-type="string" office:string-value="08">
            <text:p>08</text:p>
          </table:table-cell>
          <table:table-cell/>
          <table:table-cell table:formula="of:=IF([.F10]=&quot;&quot;;&quot;&quot;;DEC2HEX(1*(16*256)+HEX2DEC([.H10])*16+IF([.B10]=&quot;Y&quot;;4;0)+IF([.C10]=&quot;Y&quot;;2;0)+IF([.D10]=&quot;Y&quot;;1;0)+IF([.E10]=&quot;Y&quot;;8*256;0);4))" office:value-type="string" office:string-value="1080">
            <text:p>1080</text:p>
          </table:table-cell>
          <table:table-cell table:style-name="ce22"/>
          <table:table-cell table:style-name="ce27" table:formula="of:=IF([.F10]=&quot;&quot;;&quot;&quot;;IF([.B10]=&quot;Y&quot;;&quot;1Eddd&quot;;DEC2HEX(256*256+8*256*16+HEX2DEC([.H10])*16+IF([.C10]=&quot;Y&quot;;8;0)+IF([.D10]=&quot;Y&quot;;0;4)+IF([.E10]=&quot;Y&quot;;8*256;0)+3;5)))" office:value-type="string" office:string-value="18087">
            <text:p>18087</text:p>
          </table:table-cell>
          <table:table-cell table:style-name="ce12" table:formula="of:=IF([.F10]=&quot;&quot;;&quot;&quot;;IF([.B10]=&quot;Y&quot;;[.H10];&quot;&quot;))">
            <text:p/>
          </table:table-cell>
          <table:table-cell office:value-type="string">
            <text:p>Full Source Node ID</text:p>
          </table:table-cell>
          <table:table-cell table:style-name="ce10" office:value-type="string">
            <text:p>3080</text:p>
          </table:table-cell>
          <table:table-cell table:style-name="ce27" office:value-type="string">
            <text:p>19087</text:p>
          </table:table-cell>
          <table:table-cell table:style-name="ce12"/>
          <table:table-cell table:number-columns-repeated="1007"/>
        </table:table-row>
        <table:table-row table:style-name="ro1">
          <table:table-cell table:style-name="ce4" office:value-type="string">
            <office:annotation draw:style-name="gr4" draw:text-style-name="P1" svg:width="2.8717in" svg:height="0.5457in" svg:x="2.5197in" svg:y="2.9697in" draw:caption-point-x="-0.2402in" draw:caption-point-y="0.5976in">
              <dc:creator>P</dc:creator>
              <dc:date>2011-08-10T00:00:00</dc:date>
              <text:p text:style-name="P1"><text:span text:style-name="T1">This is a </text:span><text:span text:style-name="T2">directed</text:span><text:span text:style-name="T1"> request to a specific node to verify it is active. <text:s/>On CAN, it may be used to obtain a node's full node ID from its alias. <text:s/></text:span></text:p>
            </office:annotation>
            <text:p>Verify Node ID Number</text:p>
          </table:table-cell>
          <table:table-cell table:style-name="ce11" office:value-type="string">
            <text:p>Y</text:p>
          </table:table-cell>
          <table:table-cell table:number-columns-repeated="2" table:style-name="ce11"/>
          <table:table-cell/>
          <table:table-cell office:value-type="float" office:value="0">
            <text:p>0</text:p>
          </table:table-cell>
          <table:table-cell office:value-type="float" office:value="10">
            <text:p>10</text:p>
          </table:table-cell>
          <table:table-cell table:formula="of:=IF([.F11]=&quot;&quot;;&quot;&quot;;DEC2HEX([.F11]*32+[.G11];2))" office:value-type="string" office:string-value="0A">
            <text:p>0A</text:p>
          </table:table-cell>
          <table:table-cell/>
          <table:table-cell table:formula="of:=IF([.F11]=&quot;&quot;;&quot;&quot;;DEC2HEX(1*(16*256)+HEX2DEC([.H11])*16+IF([.B11]=&quot;Y&quot;;4;0)+IF([.C11]=&quot;Y&quot;;2;0)+IF([.D11]=&quot;Y&quot;;1;0)+IF([.E11]=&quot;Y&quot;;8*256;0);4))" office:value-type="string" office:string-value="10A4">
            <text:p>10A4</text:p>
          </table:table-cell>
          <table:table-cell table:style-name="ce22"/>
          <table:table-cell table:style-name="ce27" table:formula="of:=IF([.F11]=&quot;&quot;;&quot;&quot;;IF([.B11]=&quot;Y&quot;;&quot;1Eddd&quot;;DEC2HEX(256*256+8*256*16+HEX2DEC([.H11])*16+IF([.C11]=&quot;Y&quot;;8;0)+IF([.D11]=&quot;Y&quot;;0;4)+IF([.E11]=&quot;Y&quot;;8*256;0)+3;5)))" office:value-type="string" office:string-value="1Eddd">
            <text:p>1Eddd</text:p>
          </table:table-cell>
          <table:table-cell table:style-name="ce12" table:formula="of:=IF([.F11]=&quot;&quot;;&quot;&quot;;IF([.B11]=&quot;Y&quot;;[.H11];&quot;&quot;))" office:value-type="string" office:string-value="0A">
            <text:p>0A</text:p>
          </table:table-cell>
          <table:table-cell/>
          <table:table-cell table:style-name="ce10" office:value-type="string">
            <text:p>10A4</text:p>
          </table:table-cell>
          <table:table-cell table:style-name="ce27" office:value-type="string">
            <text:p>1Eddd</text:p>
          </table:table-cell>
          <table:table-cell table:style-name="ce12" office:value-type="string">
            <text:p>0A</text:p>
          </table:table-cell>
          <table:table-cell table:number-columns-repeated="1007"/>
        </table:table-row>
        <table:table-row table:style-name="ro1">
          <table:table-cell table:style-name="ce4" office:value-type="string">
            <office:annotation draw:style-name="gr4" draw:text-style-name="P1" svg:width="2.4528in" svg:height="0.5457in" svg:x="2.5197in" svg:y="3.1386in" draw:caption-point-x="-0.2402in" draw:caption-point-y="0.5976in">
              <dc:creator>P</dc:creator>
              <dc:date>2011-08-10T00:00:00</dc:date>
              <text:p text:style-name="P1"><text:span text:style-name="T1">This is a request to all nodes to send Verified messages so that Tools can populate their tables. <text:s/></text:span></text:p>
            </office:annotation>
            <text:p>Verify Node ID Number</text:p>
          </table:table-cell>
          <table:table-cell table:number-columns-repeated="3" table:style-name="ce11"/>
          <table:table-cell office:value-type="string">
            <text:p>Y</text:p>
          </table:table-cell>
          <table:table-cell office:value-type="float" office:value="0">
            <text:p>0</text:p>
          </table:table-cell>
          <table:table-cell office:value-type="float" office:value="10">
            <text:p>10</text:p>
          </table:table-cell>
          <table:table-cell table:formula="of:=IF([.F12]=&quot;&quot;;&quot;&quot;;DEC2HEX([.F12]*32+[.G12];2))" office:value-type="string" office:string-value="0A">
            <text:p>0A</text:p>
          </table:table-cell>
          <table:table-cell/>
          <table:table-cell table:formula="of:=IF([.F12]=&quot;&quot;;&quot;&quot;;DEC2HEX(1*(16*256)+HEX2DEC([.H12])*16+IF([.B12]=&quot;Y&quot;;4;0)+IF([.C12]=&quot;Y&quot;;2;0)+IF([.D12]=&quot;Y&quot;;1;0)+IF([.E12]=&quot;Y&quot;;8*256;0);4))" office:value-type="string" office:string-value="18A0">
            <text:p>18A0</text:p>
          </table:table-cell>
          <table:table-cell table:style-name="ce22"/>
          <table:table-cell table:style-name="ce27" table:formula="of:=IF([.F12]=&quot;&quot;;&quot;&quot;;IF([.B12]=&quot;Y&quot;;&quot;1Eddd&quot;;DEC2HEX(256*256+8*256*16+HEX2DEC([.H12])*16+IF([.C12]=&quot;Y&quot;;8;0)+IF([.D12]=&quot;Y&quot;;0;4)+IF([.E12]=&quot;Y&quot;;8*256;0)+3;5)))" office:value-type="string" office:string-value="188A7">
            <text:p>188A7</text:p>
          </table:table-cell>
          <table:table-cell table:style-name="ce12" table:formula="of:=IF([.F12]=&quot;&quot;;&quot;&quot;;IF([.B12]=&quot;Y&quot;;[.H12];&quot;&quot;))">
            <text:p/>
          </table:table-cell>
          <table:table-cell/>
          <table:table-cell table:style-name="ce10" office:value-type="string">
            <text:p>10A0</text:p>
          </table:table-cell>
          <table:table-cell table:style-name="ce27" office:value-type="string">
            <text:p>180A7</text:p>
          </table:table-cell>
          <table:table-cell table:style-name="ce12"/>
          <table:table-cell table:number-columns-repeated="1007"/>
        </table:table-row>
        <table:table-row table:style-name="ro1">
          <table:table-cell table:style-name="ce4" office:value-type="string">
            <office:annotation draw:style-name="gr4" draw:text-style-name="P1" svg:width="3.3689in" svg:height="0.5457in" svg:x="2.5197in" svg:y="3.3075in" draw:caption-point-x="-0.2402in" draw:caption-point-y="0.5976in">
              <dc:creator>P</dc:creator>
              <dc:date>2011-08-10T00:00:00</dc:date>
              <text:p text:style-name="P1"><text:span text:style-name="T1">Response to VerifyNodeID message. <text:s/></text:span><text:span text:style-name="T1"><text:line-break/></text:span><text:span text:style-name="T1">VerifiedNodeIDNumber(srcNID,NID). <text:s/></text:span></text:p>
              <text:p text:style-name="P1"><text:span text:style-name="T1">On CAN: VerifiedNodeIDNumber(srcNIDalias,NID).</text:span></text:p>
            </office:annotation>
            <text:p>Verified Node ID Number</text:p>
          </table:table-cell>
          <table:table-cell table:number-columns-repeated="3" table:style-name="ce11"/>
          <table:table-cell office:value-type="string">
            <text:p>Y</text:p>
          </table:table-cell>
          <table:table-cell office:value-type="float" office:value="0">
            <text:p>0</text:p>
          </table:table-cell>
          <table:table-cell office:value-type="float" office:value="11">
            <text:p>11</text:p>
          </table:table-cell>
          <table:table-cell table:formula="of:=IF([.F13]=&quot;&quot;;&quot;&quot;;DEC2HEX([.F13]*32+[.G13];2))" office:value-type="string" office:string-value="0B">
            <text:p>0B</text:p>
          </table:table-cell>
          <table:table-cell/>
          <table:table-cell table:formula="of:=IF([.F13]=&quot;&quot;;&quot;&quot;;DEC2HEX(1*(16*256)+HEX2DEC([.H13])*16+IF([.B13]=&quot;Y&quot;;4;0)+IF([.C13]=&quot;Y&quot;;2;0)+IF([.D13]=&quot;Y&quot;;1;0)+IF([.E13]=&quot;Y&quot;;8*256;0);4))" office:value-type="string" office:string-value="18B0">
            <text:p>18B0</text:p>
          </table:table-cell>
          <table:table-cell table:style-name="ce22"/>
          <table:table-cell table:style-name="ce27" table:formula="of:=IF([.F13]=&quot;&quot;;&quot;&quot;;IF([.B13]=&quot;Y&quot;;&quot;1Eddd&quot;;DEC2HEX(256*256+8*256*16+HEX2DEC([.H13])*16+IF([.C13]=&quot;Y&quot;;8;0)+IF([.D13]=&quot;Y&quot;;0;4)+IF([.E13]=&quot;Y&quot;;8*256;0)+3;5)))" office:value-type="string" office:string-value="188B7">
            <text:p>188B7</text:p>
          </table:table-cell>
          <table:table-cell table:style-name="ce12" table:formula="of:=IF([.F13]=&quot;&quot;;&quot;&quot;;IF([.B13]=&quot;Y&quot;;[.H13];&quot;&quot;))">
            <text:p/>
          </table:table-cell>
          <table:table-cell office:value-type="string">
            <text:p>Full Source Node ID</text:p>
          </table:table-cell>
          <table:table-cell table:style-name="ce10" office:value-type="string">
            <text:p>10B0</text:p>
          </table:table-cell>
          <table:table-cell table:style-name="ce27" office:value-type="string">
            <text:p>180B7</text:p>
          </table:table-cell>
          <table:table-cell table:style-name="ce12"/>
          <table:table-cell table:number-columns-repeated="1007"/>
        </table:table-row>
        <table:table-row table:style-name="ro1">
          <table:table-cell table:style-name="ce4" office:value-type="string">
            <text:p>Optional Interaction Rejected</text:p>
          </table:table-cell>
          <table:table-cell table:style-name="ce11" office:value-type="string">
            <text:p>Y</text:p>
          </table:table-cell>
          <table:table-cell table:number-columns-repeated="2" table:style-name="ce11"/>
          <table:table-cell/>
          <table:table-cell office:value-type="float" office:value="0">
            <text:p>0</text:p>
          </table:table-cell>
          <table:table-cell office:value-type="float" office:value="12">
            <text:p>12</text:p>
          </table:table-cell>
          <table:table-cell table:formula="of:=IF([.F14]=&quot;&quot;;&quot;&quot;;DEC2HEX([.F14]*32+[.G14];2))" office:value-type="string" office:string-value="0C">
            <text:p>0C</text:p>
          </table:table-cell>
          <table:table-cell/>
          <table:table-cell table:formula="of:=IF([.F14]=&quot;&quot;;&quot;&quot;;DEC2HEX(1*(16*256)+HEX2DEC([.H14])*16+IF([.B14]=&quot;Y&quot;;4;0)+IF([.C14]=&quot;Y&quot;;2;0)+IF([.D14]=&quot;Y&quot;;1;0)+IF([.E14]=&quot;Y&quot;;8*256;0);4))" office:value-type="string" office:string-value="10C4">
            <text:p>10C4</text:p>
          </table:table-cell>
          <table:table-cell table:style-name="ce22"/>
          <table:table-cell table:style-name="ce27" table:formula="of:=IF([.F14]=&quot;&quot;;&quot;&quot;;IF([.B14]=&quot;Y&quot;;&quot;1Eddd&quot;;DEC2HEX(256*256+8*256*16+HEX2DEC([.H14])*16+IF([.C14]=&quot;Y&quot;;8;0)+IF([.D14]=&quot;Y&quot;;0;4)+IF([.E14]=&quot;Y&quot;;8*256;0)+3;5)))" office:value-type="string" office:string-value="1Eddd">
            <text:p>1Eddd</text:p>
          </table:table-cell>
          <table:table-cell table:style-name="ce12" table:formula="of:=IF([.F14]=&quot;&quot;;&quot;&quot;;IF([.B14]=&quot;Y&quot;;[.H14];&quot;&quot;))" office:value-type="string" office:string-value="0C">
            <text:p>0C</text:p>
          </table:table-cell>
          <table:table-cell office:value-type="string">
            <text:p>MTI, error, optional information</text:p>
          </table:table-cell>
          <table:table-cell table:style-name="ce10" office:value-type="string">
            <text:p>10C4</text:p>
          </table:table-cell>
          <table:table-cell table:style-name="ce27" office:value-type="string">
            <text:p>1Eddd</text:p>
          </table:table-cell>
          <table:table-cell table:style-name="ce12" office:value-type="string">
            <text:p>0C</text:p>
          </table:table-cell>
          <table:table-cell table:number-columns-repeated="1007"/>
        </table:table-row>
        <table:table-row table:style-name="ro1">
          <table:table-cell table:style-name="ce4" office:value-type="string">
            <text:p>Terminate Due to Error</text:p>
          </table:table-cell>
          <table:table-cell table:style-name="ce11" office:value-type="string">
            <text:p>Y</text:p>
          </table:table-cell>
          <table:table-cell table:number-columns-repeated="2" table:style-name="ce11"/>
          <table:table-cell/>
          <table:table-cell office:value-type="float" office:value="0">
            <text:p>0</text:p>
          </table:table-cell>
          <table:table-cell office:value-type="float" office:value="13">
            <text:p>13</text:p>
          </table:table-cell>
          <table:table-cell table:formula="of:=IF([.F15]=&quot;&quot;;&quot;&quot;;DEC2HEX([.F15]*32+[.G15];2))" office:value-type="string" office:string-value="0D">
            <text:p>0D</text:p>
          </table:table-cell>
          <table:table-cell/>
          <table:table-cell table:formula="of:=IF([.F15]=&quot;&quot;;&quot;&quot;;DEC2HEX(1*(16*256)+HEX2DEC([.H15])*16+IF([.B15]=&quot;Y&quot;;4;0)+IF([.C15]=&quot;Y&quot;;2;0)+IF([.D15]=&quot;Y&quot;;1;0)+IF([.E15]=&quot;Y&quot;;8*256;0);4))" office:value-type="string" office:string-value="10D4">
            <text:p>10D4</text:p>
          </table:table-cell>
          <table:table-cell table:style-name="ce22"/>
          <table:table-cell table:style-name="ce27" table:formula="of:=IF([.F15]=&quot;&quot;;&quot;&quot;;IF([.B15]=&quot;Y&quot;;&quot;1Eddd&quot;;DEC2HEX(256*256+8*256*16+HEX2DEC([.H15])*16+IF([.C15]=&quot;Y&quot;;8;0)+IF([.D15]=&quot;Y&quot;;0;4)+IF([.E15]=&quot;Y&quot;;8*256;0)+3;5)))" office:value-type="string" office:string-value="1Eddd">
            <text:p>1Eddd</text:p>
          </table:table-cell>
          <table:table-cell table:style-name="ce12" table:formula="of:=IF([.F15]=&quot;&quot;;&quot;&quot;;IF([.B15]=&quot;Y&quot;;[.H15];&quot;&quot;))" office:value-type="string" office:string-value="0D">
            <text:p>0D</text:p>
          </table:table-cell>
          <table:table-cell office:value-type="string">
            <text:p>MTI, error, optional information</text:p>
          </table:table-cell>
          <table:table-cell table:style-name="ce10" office:value-type="string">
            <text:p>10D4</text:p>
          </table:table-cell>
          <table:table-cell table:style-name="ce27" office:value-type="string">
            <text:p>1Eddd</text:p>
          </table:table-cell>
          <table:table-cell table:style-name="ce12" office:value-type="string">
            <text:p>0D</text:p>
          </table:table-cell>
          <table:table-cell table:number-columns-repeated="1007"/>
        </table:table-row>
        <table:table-row table:style-name="ro1">
          <table:table-cell table:style-name="Default"/>
          <table:table-cell table:number-columns-repeated="6" table:style-name="ce12"/>
          <table:table-cell table:formula="of:=IF([.F16]=&quot;&quot;;&quot;&quot;;DEC2HEX([.F16]*32+[.G16];2))">
            <text:p/>
          </table:table-cell>
          <table:table-cell table:style-name="ce12"/>
          <table:table-cell table:formula="of:=IF([.F16]=&quot;&quot;;&quot;&quot;;DEC2HEX(1*(16*256)+HEX2DEC([.H16])*16+IF([.B16]=&quot;Y&quot;;4;0)+IF([.C16]=&quot;Y&quot;;2;0)+IF([.D16]=&quot;Y&quot;;1;0)+IF(NOT ([.E16]=&quot;Y&quot;);2*16*256;0);4))">
            <text:p/>
          </table:table-cell>
          <table:table-cell table:style-name="ce23"/>
          <table:table-cell table:style-name="ce27" table:formula="of:=IF([.F16]=&quot;&quot;;&quot;&quot;;IF([.B16]=&quot;Y&quot;;&quot;1Eddd&quot;;DEC2HEX(256*256+IF([.E16]=&quot;Y&quot;;8;9)*256*16+HEX2DEC([.H16])*16+IF([.C16]=&quot;Y&quot;;8;0)+IF([.D16]=&quot;Y&quot;;0;4)+3;5)))">
            <text:p/>
          </table:table-cell>
          <table:table-cell table:style-name="ce12" table:formula="of:=IF([.F16]=&quot;&quot;;&quot;&quot;;IF([.B16]=&quot;Y&quot;;[.H16];&quot;&quot;))">
            <text:p/>
          </table:table-cell>
          <table:table-cell table:style-name="Default"/>
          <table:table-cell table:style-name="ce10"/>
          <table:table-cell table:style-name="ce27"/>
          <table:table-cell table:style-name="ce12"/>
          <table:table-cell table:style-name="Default" table:number-columns-repeated="999"/>
          <table:table-cell table:number-columns-repeated="8"/>
        </table:table-row>
        <table:table-row table:style-name="ro1">
          <table:table-cell table:style-name="ce5" office:value-type="string">
            <text:p>Protocol Support Messages</text:p>
          </table:table-cell>
          <table:table-cell table:number-columns-repeated="6" table:style-name="ce12"/>
          <table:table-cell table:formula="of:=IF([.F17]=&quot;&quot;;&quot;&quot;;DEC2HEX([.F17]*32+[.G17];2))">
            <text:p/>
          </table:table-cell>
          <table:table-cell table:style-name="ce12"/>
          <table:table-cell table:formula="of:=IF([.F17]=&quot;&quot;;&quot;&quot;;DEC2HEX(1*(16*256)+HEX2DEC([.H17])*16+IF([.B17]=&quot;Y&quot;;4;0)+IF([.C17]=&quot;Y&quot;;2;0)+IF([.D17]=&quot;Y&quot;;1;0)+IF(NOT ([.E17]=&quot;Y&quot;);2*16*256;0);4))">
            <text:p/>
          </table:table-cell>
          <table:table-cell table:style-name="ce23"/>
          <table:table-cell table:style-name="ce27" table:formula="of:=IF([.F17]=&quot;&quot;;&quot;&quot;;IF([.B17]=&quot;Y&quot;;&quot;1Eddd&quot;;DEC2HEX(256*256+IF([.E17]=&quot;Y&quot;;8;9)*256*16+HEX2DEC([.H17])*16+IF([.C17]=&quot;Y&quot;;8;0)+IF([.D17]=&quot;Y&quot;;0;4)+3;5)))">
            <text:p/>
          </table:table-cell>
          <table:table-cell table:style-name="ce12" table:formula="of:=IF([.F17]=&quot;&quot;;&quot;&quot;;IF([.B17]=&quot;Y&quot;;[.H17];&quot;&quot;))">
            <text:p/>
          </table:table-cell>
          <table:table-cell table:style-name="Default"/>
          <table:table-cell table:style-name="ce10"/>
          <table:table-cell table:style-name="ce27"/>
          <table:table-cell table:style-name="ce12"/>
          <table:table-cell table:style-name="Default" table:number-columns-repeated="999"/>
          <table:table-cell table:number-columns-repeated="8"/>
        </table:table-row>
        <table:table-row table:style-name="ro1">
          <table:table-cell table:style-name="ce4" office:value-type="string">
            <text:p>Protocol Support Inquiry</text:p>
          </table:table-cell>
          <table:table-cell table:style-name="ce11" office:value-type="string">
            <text:p>Y</text:p>
          </table:table-cell>
          <table:table-cell table:number-columns-repeated="2" table:style-name="ce11"/>
          <table:table-cell/>
          <table:table-cell office:value-type="float" office:value="1">
            <text:p>1</text:p>
          </table:table-cell>
          <table:table-cell office:value-type="float" office:value="14">
            <text:p>14</text:p>
          </table:table-cell>
          <table:table-cell table:formula="of:=IF([.F18]=&quot;&quot;;&quot;&quot;;DEC2HEX([.F18]*32+[.G18];2))" office:value-type="string" office:string-value="2E">
            <text:p>2E</text:p>
          </table:table-cell>
          <table:table-cell/>
          <table:table-cell table:formula="of:=IF([.F18]=&quot;&quot;;&quot;&quot;;DEC2HEX(1*(16*256)+HEX2DEC([.H18])*16+IF([.B18]=&quot;Y&quot;;4;0)+IF([.C18]=&quot;Y&quot;;2;0)+IF([.D18]=&quot;Y&quot;;1;0)+IF([.E18]=&quot;Y&quot;;8*256;0);4))" office:value-type="string" office:string-value="12E4">
            <text:p>12E4</text:p>
          </table:table-cell>
          <table:table-cell table:style-name="ce24"/>
          <table:table-cell table:style-name="ce27" table:formula="of:=IF([.F18]=&quot;&quot;;&quot;&quot;;IF([.B18]=&quot;Y&quot;;&quot;1Eddd&quot;;DEC2HEX(256*256+8*256*16+HEX2DEC([.H18])*16+IF([.C18]=&quot;Y&quot;;8;0)+IF([.D18]=&quot;Y&quot;;0;4)+IF([.E18]=&quot;Y&quot;;8*256;0)+3;5)))" office:value-type="string" office:string-value="1Eddd">
            <text:p>1Eddd</text:p>
          </table:table-cell>
          <table:table-cell table:style-name="ce12" table:formula="of:=IF([.F18]=&quot;&quot;;&quot;&quot;;IF([.B18]=&quot;Y&quot;;[.H18];&quot;&quot;))" office:value-type="string" office:string-value="2E">
            <text:p>2E</text:p>
          </table:table-cell>
          <table:table-cell/>
          <table:table-cell table:style-name="ce10" office:value-type="string">
            <text:p>12E4</text:p>
          </table:table-cell>
          <table:table-cell table:style-name="ce27" office:value-type="string">
            <text:p>1Eddd</text:p>
          </table:table-cell>
          <table:table-cell table:style-name="ce12" office:value-type="string">
            <text:p>2E</text:p>
          </table:table-cell>
          <table:table-cell table:number-columns-repeated="1007"/>
        </table:table-row>
        <table:table-row table:style-name="ro1">
          <table:table-cell table:style-name="ce4" office:value-type="string">
            <text:p>Protocol Support Reply</text:p>
          </table:table-cell>
          <table:table-cell table:style-name="ce11" office:value-type="string">
            <text:p>Y</text:p>
          </table:table-cell>
          <table:table-cell table:number-columns-repeated="2" table:style-name="ce11"/>
          <table:table-cell/>
          <table:table-cell office:value-type="float" office:value="1">
            <text:p>1</text:p>
          </table:table-cell>
          <table:table-cell office:value-type="float" office:value="15">
            <text:p>15</text:p>
          </table:table-cell>
          <table:table-cell table:formula="of:=IF([.F19]=&quot;&quot;;&quot;&quot;;DEC2HEX([.F19]*32+[.G19];2))" office:value-type="string" office:string-value="2F">
            <text:p>2F</text:p>
          </table:table-cell>
          <table:table-cell/>
          <table:table-cell table:formula="of:=IF([.F19]=&quot;&quot;;&quot;&quot;;DEC2HEX(1*(16*256)+HEX2DEC([.H19])*16+IF([.B19]=&quot;Y&quot;;4;0)+IF([.C19]=&quot;Y&quot;;2;0)+IF([.D19]=&quot;Y&quot;;1;0)+IF([.E19]=&quot;Y&quot;;8*256;0);4))" office:value-type="string" office:string-value="12F4">
            <text:p>12F4</text:p>
          </table:table-cell>
          <table:table-cell table:style-name="ce24"/>
          <table:table-cell table:style-name="ce27" table:formula="of:=IF([.F19]=&quot;&quot;;&quot;&quot;;IF([.B19]=&quot;Y&quot;;&quot;1Eddd&quot;;DEC2HEX(256*256+8*256*16+HEX2DEC([.H19])*16+IF([.C19]=&quot;Y&quot;;8;0)+IF([.D19]=&quot;Y&quot;;0;4)+IF([.E19]=&quot;Y&quot;;8*256;0)+3;5)))" office:value-type="string" office:string-value="1Eddd">
            <text:p>1Eddd</text:p>
          </table:table-cell>
          <table:table-cell table:style-name="ce12" table:formula="of:=IF([.F19]=&quot;&quot;;&quot;&quot;;IF([.B19]=&quot;Y&quot;;[.H19];&quot;&quot;))" office:value-type="string" office:string-value="2F">
            <text:p>2F</text:p>
          </table:table-cell>
          <table:table-cell office:value-type="string">
            <text:p>Protocol flags</text:p>
          </table:table-cell>
          <table:table-cell table:style-name="ce10" office:value-type="string">
            <text:p>12F4</text:p>
          </table:table-cell>
          <table:table-cell table:style-name="ce27" office:value-type="string">
            <text:p>1Eddd</text:p>
          </table:table-cell>
          <table:table-cell table:style-name="ce12" office:value-type="string">
            <text:p>2F</text:p>
          </table:table-cell>
          <table:table-cell table:number-columns-repeated="1007"/>
        </table:table-row>
        <table:table-row table:style-name="ro1">
          <table:table-cell table:style-name="ce4"/>
          <table:table-cell table:number-columns-repeated="3" table:style-name="ce11"/>
          <table:table-cell table:number-columns-repeated="3"/>
          <table:table-cell table:formula="of:=IF([.F20]=&quot;&quot;;&quot;&quot;;DEC2HEX([.F20]*32+[.G20];2))">
            <text:p/>
          </table:table-cell>
          <table:table-cell/>
          <table:table-cell table:formula="of:=IF([.F20]=&quot;&quot;;&quot;&quot;;DEC2HEX(1*(16*256)+HEX2DEC([.H20])*16+IF([.B20]=&quot;Y&quot;;4;0)+IF([.C20]=&quot;Y&quot;;2;0)+IF([.D20]=&quot;Y&quot;;1;0)+IF(NOT ([.E20]=&quot;Y&quot;);2*16*256;0);4))">
            <text:p/>
          </table:table-cell>
          <table:table-cell table:style-name="ce22"/>
          <table:table-cell table:style-name="ce27" table:formula="of:=IF([.F20]=&quot;&quot;;&quot;&quot;;IF([.B20]=&quot;Y&quot;;&quot;1Eddd&quot;;DEC2HEX(256*256+IF([.E20]=&quot;Y&quot;;8;9)*256*16+HEX2DEC([.H20])*16+IF([.C20]=&quot;Y&quot;;8;0)+IF([.D20]=&quot;Y&quot;;0;4)+3;5)))">
            <text:p/>
          </table:table-cell>
          <table:table-cell table:style-name="ce12" table:formula="of:=IF([.F20]=&quot;&quot;;&quot;&quot;;IF([.B20]=&quot;Y&quot;;[.H20];&quot;&quot;))">
            <text:p/>
          </table:table-cell>
          <table:table-cell/>
          <table:table-cell table:style-name="ce10"/>
          <table:table-cell table:style-name="ce27"/>
          <table:table-cell table:style-name="ce12"/>
          <table:table-cell table:number-columns-repeated="1007"/>
        </table:table-row>
        <table:table-row table:style-name="ro1">
          <table:table-cell table:style-name="ce6" office:value-type="string">
            <text:p>Event Exchange Messages</text:p>
          </table:table-cell>
          <table:table-cell table:number-columns-repeated="3" table:style-name="ce11"/>
          <table:table-cell table:number-columns-repeated="3"/>
          <table:table-cell table:formula="of:=IF([.F21]=&quot;&quot;;&quot;&quot;;DEC2HEX([.F21]*32+[.G21];2))">
            <text:p/>
          </table:table-cell>
          <table:table-cell/>
          <table:table-cell table:formula="of:=IF([.F21]=&quot;&quot;;&quot;&quot;;DEC2HEX(1*(16*256)+HEX2DEC([.H21])*16+IF([.B21]=&quot;Y&quot;;4;0)+IF([.C21]=&quot;Y&quot;;2;0)+IF([.D21]=&quot;Y&quot;;1;0)+IF(NOT ([.E21]=&quot;Y&quot;);2*16*256;0);4))">
            <text:p/>
          </table:table-cell>
          <table:table-cell table:style-name="ce22"/>
          <table:table-cell table:style-name="ce27" table:formula="of:=IF([.F21]=&quot;&quot;;&quot;&quot;;IF([.B21]=&quot;Y&quot;;&quot;1Eddd&quot;;DEC2HEX(256*256+IF([.E21]=&quot;Y&quot;;8;9)*256*16+HEX2DEC([.H21])*16+IF([.C21]=&quot;Y&quot;;8;0)+IF([.D21]=&quot;Y&quot;;0;4)+3;5)))">
            <text:p/>
          </table:table-cell>
          <table:table-cell table:style-name="ce12" table:formula="of:=IF([.F21]=&quot;&quot;;&quot;&quot;;IF([.B21]=&quot;Y&quot;;[.H21];&quot;&quot;))">
            <text:p/>
          </table:table-cell>
          <table:table-cell/>
          <table:table-cell table:style-name="ce10"/>
          <table:table-cell table:style-name="ce27"/>
          <table:table-cell table:style-name="ce12"/>
          <table:table-cell table:number-columns-repeated="1007"/>
        </table:table-row>
        <table:table-row table:style-name="ro1">
          <table:table-cell table:style-name="ce4" office:value-type="string">
            <office:annotation draw:style-name="gr2" draw:text-style-name="P1" svg:width="2.6185in" svg:height="0.3902in" svg:x="2.5197in" svg:y="4.8268in" draw:caption-point-x="-0.2402in" draw:caption-point-y="0.5976in">
              <dc:creator>P</dc:creator>
              <dc:date>2011-08-10T00:00:00</dc:date>
              <text:p text:style-name="P1"><text:span text:style-name="T1">Request to all nodes to identify whether they consume the included event#. <text:s text:c="2"/></text:span></text:p>
            </office:annotation>
            <text:p>Identify Consumer</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4">
            <text:p>4</text:p>
          </table:table-cell>
          <table:table-cell table:formula="of:=IF([.F22]=&quot;&quot;;&quot;&quot;;DEC2HEX([.F22]*32+[.G22];2))" office:value-type="string" office:string-value="24">
            <text:p>24</text:p>
          </table:table-cell>
          <table:table-cell/>
          <table:table-cell table:formula="of:=IF([.F22]=&quot;&quot;;&quot;&quot;;DEC2HEX(1*(16*256)+HEX2DEC([.H22])*16+IF([.B22]=&quot;Y&quot;;4;0)+IF([.C22]=&quot;Y&quot;;2;0)+IF([.D22]=&quot;Y&quot;;1;0)+IF([.E22]=&quot;Y&quot;;8*256;0);4))" office:value-type="string" office:string-value="1A42">
            <text:p>1A42</text:p>
          </table:table-cell>
          <table:table-cell table:style-name="ce22"/>
          <table:table-cell table:style-name="ce27" table:formula="of:=IF([.F22]=&quot;&quot;;&quot;&quot;;IF([.B22]=&quot;Y&quot;;&quot;1Eddd&quot;;DEC2HEX(256*256+8*256*16+HEX2DEC([.H22])*16+IF([.C22]=&quot;Y&quot;;8;0)+IF([.D22]=&quot;Y&quot;;0;4)+IF([.E22]=&quot;Y&quot;;8*256;0)+3;5)))" office:value-type="string" office:string-value="18A4F">
            <text:p>18A4F</text:p>
          </table:table-cell>
          <table:table-cell table:style-name="ce12" table:formula="of:=IF([.F22]=&quot;&quot;;&quot;&quot;;IF([.B22]=&quot;Y&quot;;[.H22];&quot;&quot;))">
            <text:p/>
          </table:table-cell>
          <table:table-cell office:value-type="string">
            <text:p>EventID (no room for DestID!)</text:p>
          </table:table-cell>
          <table:table-cell table:style-name="ce10" office:value-type="string">
            <text:p>1242</text:p>
          </table:table-cell>
          <table:table-cell table:style-name="ce27" office:value-type="string">
            <text:p>1824F</text:p>
          </table:table-cell>
          <table:table-cell table:style-name="ce12"/>
          <table:table-cell table:number-columns-repeated="1007"/>
        </table:table-row>
        <table:table-row table:style-name="ro1">
          <table:table-cell office:value-type="string">
            <office:annotation draw:style-name="gr5" draw:text-style-name="P1" svg:width="4.0756in" svg:height="1.1677in" svg:x="2.5197in" svg:y="4.9957in" draw:caption-point-x="-0.2402in" draw:caption-point-y="0.5976in">
              <dc:creator>P</dc:creator>
              <dc:date>2011-08-10T00:00:00</dc:date>
              <text:p text:style-name="P1"><text:span text:style-name="T1">Reports that this node consum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span text:style-name="T1"><text:line-break/></text:span><text:span text:style-name="T1">Send on start-up after InitComplete.</text:span></text:p>
            </office:annotation>
            <text:p>Consumer Identify Range </text:p>
          </table:table-cell>
          <table:table-cell table:style-name="ce10"/>
          <table:table-cell office:value-type="string">
            <text:p>Y</text:p>
          </table:table-cell>
          <table:table-cell table:number-columns-repeated="2"/>
          <table:table-cell office:value-type="float" office:value="1">
            <text:p>1</text:p>
          </table:table-cell>
          <table:table-cell office:value-type="float" office:value="5">
            <text:p>5</text:p>
          </table:table-cell>
          <table:table-cell table:formula="of:=IF([.F23]=&quot;&quot;;&quot;&quot;;DEC2HEX([.F23]*32+[.G23];2))" office:value-type="string" office:string-value="25">
            <text:p>25</text:p>
          </table:table-cell>
          <table:table-cell/>
          <table:table-cell table:formula="of:=IF([.F23]=&quot;&quot;;&quot;&quot;;DEC2HEX(1*(16*256)+HEX2DEC([.H23])*16+IF([.B23]=&quot;Y&quot;;4;0)+IF([.C23]=&quot;Y&quot;;2;0)+IF([.D23]=&quot;Y&quot;;1;0)+IF([.E23]=&quot;Y&quot;;8*256;0);4))" office:value-type="string" office:string-value="1252">
            <text:p>1252</text:p>
          </table:table-cell>
          <table:table-cell table:style-name="ce22"/>
          <table:table-cell table:style-name="ce27" table:formula="of:=IF([.F23]=&quot;&quot;;&quot;&quot;;IF([.B23]=&quot;Y&quot;;&quot;1Eddd&quot;;DEC2HEX(256*256+8*256*16+HEX2DEC([.H23])*16+IF([.C23]=&quot;Y&quot;;8;0)+IF([.D23]=&quot;Y&quot;;0;4)+IF([.E23]=&quot;Y&quot;;8*256;0)+3;5)))" office:value-type="string" office:string-value="1825F">
            <text:p>1825F</text:p>
          </table:table-cell>
          <table:table-cell table:style-name="ce12" table:formula="of:=IF([.F23]=&quot;&quot;;&quot;&quot;;IF([.B23]=&quot;Y&quot;;[.H23];&quot;&quot;))">
            <text:p/>
          </table:table-cell>
          <table:table-cell office:value-type="string">
            <text:p>EventID w mask (no room for DestID!)</text:p>
          </table:table-cell>
          <table:table-cell table:style-name="ce10" office:value-type="string">
            <text:p>3252</text:p>
          </table:table-cell>
          <table:table-cell table:style-name="ce27" office:value-type="string">
            <text:p>1925F</text:p>
          </table:table-cell>
          <table:table-cell table:style-name="ce12"/>
          <table:table-cell table:number-columns-repeated="1007"/>
        </table:table-row>
        <table:table-row table:style-name="ro1">
          <table:table-cell table:style-name="ce4" office:value-type="string">
            <office:annotation draw:style-name="gr4" draw:text-style-name="P1" svg:width="3.8402in" svg:height="0.5457in" svg:x="2.5197in" svg:y="5.1642in" draw:caption-point-x="-0.2402in" draw:caption-point-y="0.5976in">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text:p>
          </table:table-cell>
          <table:table-cell table:style-name="ce11"/>
          <table:table-cell table:number-columns-repeated="2" table:style-name="ce11" office:value-type="string">
            <text:p>Y</text:p>
          </table:table-cell>
          <table:table-cell/>
          <table:table-cell office:value-type="float" office:value="1">
            <text:p>1</text:p>
          </table:table-cell>
          <table:table-cell office:value-type="float" office:value="6">
            <text:p>6</text:p>
          </table:table-cell>
          <table:table-cell table:formula="of:=IF([.F24]=&quot;&quot;;&quot;&quot;;DEC2HEX([.F24]*32+[.G24];2))" office:value-type="string" office:string-value="26">
            <text:p>26</text:p>
          </table:table-cell>
          <table:table-cell/>
          <table:table-cell table:formula="of:=IF([.F24]=&quot;&quot;;&quot;&quot;;DEC2HEX(1*(16*256)+HEX2DEC([.H24])*16+IF([.B24]=&quot;Y&quot;;4;0)+IF([.C24]=&quot;Y&quot;;2;0)+IF([.D24]=&quot;Y&quot;;1;0)+IF([.E24]=&quot;Y&quot;;8*256;0);4))" office:value-type="string" office:string-value="1263">
            <text:p>1263</text:p>
          </table:table-cell>
          <table:table-cell table:style-name="ce22"/>
          <table:table-cell table:style-name="ce27" table:formula="of:=IF([.F24]=&quot;&quot;;&quot;&quot;;IF([.B24]=&quot;Y&quot;;&quot;1Eddd&quot;;DEC2HEX(256*256+8*256*16+HEX2DEC([.H24])*16+IF([.C24]=&quot;Y&quot;;8;0)+IF([.D24]=&quot;Y&quot;;0;4)+IF([.E24]=&quot;Y&quot;;8*256;0)+3;5)))" office:value-type="string" office:string-value="1826B">
            <text:p>1826B</text:p>
          </table:table-cell>
          <table:table-cell table:style-name="ce12" table:formula="of:=IF([.F24]=&quot;&quot;;&quot;&quot;;IF([.B24]=&quot;Y&quot;;[.H24];&quot;&quot;))">
            <text:p/>
          </table:table-cell>
          <table:table-cell office:value-type="string">
            <text:p>EventID (no room for DestID!)</text:p>
          </table:table-cell>
          <table:table-cell table:style-name="ce10" office:value-type="string">
            <text:p>3263</text:p>
          </table:table-cell>
          <table:table-cell table:style-name="ce27" office:value-type="string">
            <text:p>1926B</text:p>
          </table:table-cell>
          <table:table-cell table:style-name="ce12"/>
          <table:table-cell table:number-columns-repeated="1007"/>
        </table:table-row>
        <table:table-row table:style-name="ro1">
          <table:table-cell table:style-name="ce4" office:value-type="string">
            <office:annotation draw:style-name="gr2" draw:text-style-name="P1" svg:width="2.6012in" svg:height="0.3902in" svg:x="2.5197in" svg:y="5.3331in" draw:caption-point-x="-0.2402in" draw:caption-point-y="0.5976in">
              <dc:creator>P</dc:creator>
              <dc:date>2011-08-10T00:00:00</dc:date>
              <text:p text:style-name="P1"><text:span text:style-name="T1">Request to all nodes to identify whether they produce the included event#. <text:s/></text:span></text:p>
            </office:annotation>
            <text:p>Identify Producer</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8">
            <text:p>8</text:p>
          </table:table-cell>
          <table:table-cell table:formula="of:=IF([.F25]=&quot;&quot;;&quot;&quot;;DEC2HEX([.F25]*32+[.G25];2))" office:value-type="string" office:string-value="28">
            <text:p>28</text:p>
          </table:table-cell>
          <table:table-cell/>
          <table:table-cell table:formula="of:=IF([.F25]=&quot;&quot;;&quot;&quot;;DEC2HEX(1*(16*256)+HEX2DEC([.H25])*16+IF([.B25]=&quot;Y&quot;;4;0)+IF([.C25]=&quot;Y&quot;;2;0)+IF([.D25]=&quot;Y&quot;;1;0)+IF([.E25]=&quot;Y&quot;;8*256;0);4))" office:value-type="string" office:string-value="1A82">
            <text:p>1A82</text:p>
          </table:table-cell>
          <table:table-cell table:style-name="ce22"/>
          <table:table-cell table:style-name="ce27" table:formula="of:=IF([.F25]=&quot;&quot;;&quot;&quot;;IF([.B25]=&quot;Y&quot;;&quot;1Eddd&quot;;DEC2HEX(256*256+8*256*16+HEX2DEC([.H25])*16+IF([.C25]=&quot;Y&quot;;8;0)+IF([.D25]=&quot;Y&quot;;0;4)+IF([.E25]=&quot;Y&quot;;8*256;0)+3;5)))" office:value-type="string" office:string-value="18A8F">
            <text:p>18A8F</text:p>
          </table:table-cell>
          <table:table-cell table:style-name="ce12" table:formula="of:=IF([.F25]=&quot;&quot;;&quot;&quot;;IF([.B25]=&quot;Y&quot;;[.H25];&quot;&quot;))">
            <text:p/>
          </table:table-cell>
          <table:table-cell office:value-type="string">
            <text:p>EventID (no room for DestID!)</text:p>
          </table:table-cell>
          <table:table-cell table:style-name="ce10" office:value-type="string">
            <text:p>1282</text:p>
          </table:table-cell>
          <table:table-cell table:style-name="ce27" office:value-type="string">
            <text:p>1828F</text:p>
          </table:table-cell>
          <table:table-cell table:style-name="ce12"/>
          <table:table-cell table:number-columns-repeated="1007"/>
        </table:table-row>
        <table:table-row table:style-name="ro1">
          <table:table-cell table:style-name="ce7" office:value-type="string">
            <office:annotation draw:style-name="gr5" draw:text-style-name="P1" svg:width="4.0059in" svg:height="1.1677in" svg:x="2.5197in" svg:y="5.502in" draw:caption-point-x="-0.2402in" draw:caption-point-y="0.5976in">
              <dc:creator>P</dc:creator>
              <dc:date>2011-08-10T00:00:00</dc:date>
              <text:p text:style-name="P1"><text:span text:style-name="T1">Reports that this node produc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p>
              <text:p text:style-name="P1"><text:span text:style-name="T1">Send on start-up after InitComplete.</text:span></text:p>
            </office:annotation>
            <text:p>Producer Identify Range</text:p>
          </table:table-cell>
          <table:table-cell table:style-name="ce13"/>
          <table:table-cell table:style-name="ce13" office:value-type="string">
            <text:p>Y</text:p>
          </table:table-cell>
          <table:table-cell table:style-name="ce13"/>
          <table:table-cell/>
          <table:table-cell office:value-type="float" office:value="1">
            <text:p>1</text:p>
          </table:table-cell>
          <table:table-cell office:value-type="float" office:value="9">
            <text:p>9</text:p>
          </table:table-cell>
          <table:table-cell table:formula="of:=IF([.F26]=&quot;&quot;;&quot;&quot;;DEC2HEX([.F26]*32+[.G26];2))" office:value-type="string" office:string-value="29">
            <text:p>29</text:p>
          </table:table-cell>
          <table:table-cell/>
          <table:table-cell table:formula="of:=IF([.F26]=&quot;&quot;;&quot;&quot;;DEC2HEX(1*(16*256)+HEX2DEC([.H26])*16+IF([.B26]=&quot;Y&quot;;4;0)+IF([.C26]=&quot;Y&quot;;2;0)+IF([.D26]=&quot;Y&quot;;1;0)+IF([.E26]=&quot;Y&quot;;8*256;0);4))" office:value-type="string" office:string-value="1292">
            <text:p>1292</text:p>
          </table:table-cell>
          <table:table-cell table:style-name="ce22"/>
          <table:table-cell table:style-name="ce27" table:formula="of:=IF([.F26]=&quot;&quot;;&quot;&quot;;IF([.B26]=&quot;Y&quot;;&quot;1Eddd&quot;;DEC2HEX(256*256+8*256*16+HEX2DEC([.H26])*16+IF([.C26]=&quot;Y&quot;;8;0)+IF([.D26]=&quot;Y&quot;;0;4)+IF([.E26]=&quot;Y&quot;;8*256;0)+3;5)))" office:value-type="string" office:string-value="1829F">
            <text:p>1829F</text:p>
          </table:table-cell>
          <table:table-cell table:style-name="ce12" table:formula="of:=IF([.F26]=&quot;&quot;;&quot;&quot;;IF([.B26]=&quot;Y&quot;;[.H26];&quot;&quot;))">
            <text:p/>
          </table:table-cell>
          <table:table-cell office:value-type="string">
            <text:p>EventID w mask (no room for DestID!)</text:p>
          </table:table-cell>
          <table:table-cell table:style-name="ce10" office:value-type="string">
            <text:p>3292</text:p>
          </table:table-cell>
          <table:table-cell table:style-name="ce27" office:value-type="string">
            <text:p>1929F</text:p>
          </table:table-cell>
          <table:table-cell table:style-name="ce12"/>
          <table:table-cell table:number-columns-repeated="1007"/>
        </table:table-row>
        <table:table-row table:style-name="ro1">
          <table:table-cell table:style-name="ce4" office:value-type="string">
            <office:annotation draw:style-name="gr4" draw:text-style-name="P1" svg:width="3.8138in" svg:height="0.5457in" svg:x="2.5197in" svg:y="5.6709in" draw:caption-point-x="-0.2402in" draw:caption-point-y="0.5976in">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text:p>
          </table:table-cell>
          <table:table-cell table:style-name="ce11"/>
          <table:table-cell table:number-columns-repeated="2" table:style-name="ce11" office:value-type="string">
            <text:p>Y</text:p>
          </table:table-cell>
          <table:table-cell/>
          <table:table-cell office:value-type="float" office:value="1">
            <text:p>1</text:p>
          </table:table-cell>
          <table:table-cell office:value-type="float" office:value="10">
            <text:p>10</text:p>
          </table:table-cell>
          <table:table-cell table:formula="of:=IF([.F27]=&quot;&quot;;&quot;&quot;;DEC2HEX([.F27]*32+[.G27];2))" office:value-type="string" office:string-value="2A">
            <text:p>2A</text:p>
          </table:table-cell>
          <table:table-cell/>
          <table:table-cell table:formula="of:=IF([.F27]=&quot;&quot;;&quot;&quot;;DEC2HEX(1*(16*256)+HEX2DEC([.H27])*16+IF([.B27]=&quot;Y&quot;;4;0)+IF([.C27]=&quot;Y&quot;;2;0)+IF([.D27]=&quot;Y&quot;;1;0)+IF([.E27]=&quot;Y&quot;;8*256;0);4))" office:value-type="string" office:string-value="12A3">
            <text:p>12A3</text:p>
          </table:table-cell>
          <table:table-cell table:style-name="ce22"/>
          <table:table-cell table:style-name="ce27" table:formula="of:=IF([.F27]=&quot;&quot;;&quot;&quot;;IF([.B27]=&quot;Y&quot;;&quot;1Eddd&quot;;DEC2HEX(256*256+8*256*16+HEX2DEC([.H27])*16+IF([.C27]=&quot;Y&quot;;8;0)+IF([.D27]=&quot;Y&quot;;0;4)+IF([.E27]=&quot;Y&quot;;8*256;0)+3;5)))" office:value-type="string" office:string-value="182AB">
            <text:p>182AB</text:p>
          </table:table-cell>
          <table:table-cell table:style-name="ce12" table:formula="of:=IF([.F27]=&quot;&quot;;&quot;&quot;;IF([.B27]=&quot;Y&quot;;[.H27];&quot;&quot;))">
            <text:p/>
          </table:table-cell>
          <table:table-cell office:value-type="string">
            <text:p>EventID (no room for DestID!)</text:p>
          </table:table-cell>
          <table:table-cell table:style-name="ce10" office:value-type="string">
            <text:p>32A3</text:p>
          </table:table-cell>
          <table:table-cell table:style-name="ce27" office:value-type="string">
            <text:p>192AB</text:p>
          </table:table-cell>
          <table:table-cell table:style-name="ce12"/>
          <table:table-cell table:number-columns-repeated="1007"/>
        </table:table-row>
        <table:table-row table:style-name="ro1">
          <table:table-cell table:style-name="ce4" office:value-type="string">
            <office:annotation draw:style-name="gr2" draw:text-style-name="P1" svg:width="2.4528in" svg:height="0.3902in" svg:x="2.5197in" svg:y="5.8398in" draw:caption-point-x="-0.2402in" draw:caption-point-y="0.5976in">
              <dc:creator>P</dc:creator>
              <dc:date>2011-08-10T00:00:00</dc:date>
              <text:p text:style-name="P1"><text:span text:style-name="T1">Request to a specific node to identify which events it has an interest in. <text:s/></text:span></text:p>
            </office:annotation>
            <text:p>Identify Events</text:p>
          </table:table-cell>
          <table:table-cell table:style-name="ce11" office:value-type="string">
            <text:p>Y</text:p>
          </table:table-cell>
          <table:table-cell table:number-columns-repeated="2" table:style-name="ce11"/>
          <table:table-cell/>
          <table:table-cell office:value-type="float" office:value="1">
            <text:p>1</text:p>
          </table:table-cell>
          <table:table-cell office:value-type="float" office:value="11">
            <text:p>11</text:p>
          </table:table-cell>
          <table:table-cell table:formula="of:=IF([.F28]=&quot;&quot;;&quot;&quot;;DEC2HEX([.F28]*32+[.G28];2))" office:value-type="string" office:string-value="2B">
            <text:p>2B</text:p>
          </table:table-cell>
          <table:table-cell/>
          <table:table-cell table:formula="of:=IF([.F28]=&quot;&quot;;&quot;&quot;;DEC2HEX(1*(16*256)+HEX2DEC([.H28])*16+IF([.B28]=&quot;Y&quot;;4;0)+IF([.C28]=&quot;Y&quot;;2;0)+IF([.D28]=&quot;Y&quot;;1;0)+IF([.E28]=&quot;Y&quot;;8*256;0);4))" office:value-type="string" office:string-value="12B4">
            <text:p>12B4</text:p>
          </table:table-cell>
          <table:table-cell table:style-name="ce22"/>
          <table:table-cell table:style-name="ce27" table:formula="of:=IF([.F28]=&quot;&quot;;&quot;&quot;;IF([.B28]=&quot;Y&quot;;&quot;1Eddd&quot;;DEC2HEX(256*256+8*256*16+HEX2DEC([.H28])*16+IF([.C28]=&quot;Y&quot;;8;0)+IF([.D28]=&quot;Y&quot;;0;4)+IF([.E28]=&quot;Y&quot;;8*256;0)+3;5)))" office:value-type="string" office:string-value="1Eddd">
            <text:p>1Eddd</text:p>
          </table:table-cell>
          <table:table-cell table:style-name="ce12" table:formula="of:=IF([.F28]=&quot;&quot;;&quot;&quot;;IF([.B28]=&quot;Y&quot;;[.H28];&quot;&quot;))" office:value-type="string" office:string-value="2B">
            <text:p>2B</text:p>
          </table:table-cell>
          <table:table-cell/>
          <table:table-cell table:style-name="ce10" office:value-type="string">
            <text:p>12B4</text:p>
          </table:table-cell>
          <table:table-cell table:style-name="ce27" office:value-type="string">
            <text:p>1Eddd</text:p>
          </table:table-cell>
          <table:table-cell table:style-name="ce12" office:value-type="string">
            <text:p>2B</text:p>
          </table:table-cell>
          <table:table-cell table:number-columns-repeated="1007"/>
        </table:table-row>
        <table:table-row table:style-name="ro1">
          <table:table-cell table:style-name="ce4" office:value-type="string">
            <office:annotation draw:style-name="gr2" draw:text-style-name="P1" svg:width="2.5228in" svg:height="0.3902in" svg:x="2.5197in" svg:y="6.0083in" draw:caption-point-x="-0.2402in" draw:caption-point-y="0.5976in">
              <dc:creator>P</dc:creator>
              <dc:date>2011-08-10T00:00:00</dc:date>
              <text:p text:style-name="P1"><text:span text:style-name="T1">Request to all nodes to identify which events they are interested in. <text:s/></text:span></text:p>
            </office:annotation>
            <text:p>Identify Events</text:p>
          </table:table-cell>
          <table:table-cell table:number-columns-repeated="3" table:style-name="ce11"/>
          <table:table-cell office:value-type="string">
            <text:p>Y</text:p>
          </table:table-cell>
          <table:table-cell office:value-type="float" office:value="1">
            <text:p>1</text:p>
          </table:table-cell>
          <table:table-cell office:value-type="float" office:value="11">
            <text:p>11</text:p>
          </table:table-cell>
          <table:table-cell table:formula="of:=IF([.F29]=&quot;&quot;;&quot;&quot;;DEC2HEX([.F29]*32+[.G29];2))" office:value-type="string" office:string-value="2B">
            <text:p>2B</text:p>
          </table:table-cell>
          <table:table-cell/>
          <table:table-cell table:formula="of:=IF([.F29]=&quot;&quot;;&quot;&quot;;DEC2HEX(1*(16*256)+HEX2DEC([.H29])*16+IF([.B29]=&quot;Y&quot;;4;0)+IF([.C29]=&quot;Y&quot;;2;0)+IF([.D29]=&quot;Y&quot;;1;0)+IF([.E29]=&quot;Y&quot;;8*256;0);4))" office:value-type="string" office:string-value="1AB0">
            <text:p>1AB0</text:p>
          </table:table-cell>
          <table:table-cell table:style-name="ce22"/>
          <table:table-cell table:style-name="ce27" table:formula="of:=IF([.F29]=&quot;&quot;;&quot;&quot;;IF([.B29]=&quot;Y&quot;;&quot;1Eddd&quot;;DEC2HEX(256*256+8*256*16+HEX2DEC([.H29])*16+IF([.C29]=&quot;Y&quot;;8;0)+IF([.D29]=&quot;Y&quot;;0;4)+IF([.E29]=&quot;Y&quot;;8*256;0)+3;5)))" office:value-type="string" office:string-value="18AB7">
            <text:p>18AB7</text:p>
          </table:table-cell>
          <table:table-cell table:style-name="ce12" table:formula="of:=IF([.F29]=&quot;&quot;;&quot;&quot;;IF([.B29]=&quot;Y&quot;;[.H29];&quot;&quot;))">
            <text:p/>
          </table:table-cell>
          <table:table-cell/>
          <table:table-cell table:style-name="ce10" office:value-type="string">
            <text:p>12B0</text:p>
          </table:table-cell>
          <table:table-cell table:style-name="ce27" office:value-type="string">
            <text:p>182B7</text:p>
          </table:table-cell>
          <table:table-cell table:style-name="ce12"/>
          <table:table-cell table:number-columns-repeated="1007"/>
        </table:table-row>
        <table:table-row table:style-name="ro1">
          <table:table-cell office:value-type="string">
            <office:annotation draw:style-name="gr4" draw:text-style-name="P1" svg:width="2.2437in" svg:height="0.5457in" svg:x="2.5197in" svg:y="6.1772in" draw:caption-point-x="-0.2402in" draw:caption-point-y="0.5976in">
              <dc:creator>P</dc:creator>
              <dc:date>2011-08-10T00:00:00</dc:date>
              <text:p text:style-name="P1"><text:span text:style-name="T1">This message teachs an event# to any node that is in 'Learn mode'. <text:s/></text:span><text:span text:style-name="T1"><text:line-break/></text:span><text:span text:style-name="T1">See Blue/Gold Protocol. </text:span></text:p>
            </office:annotation>
            <text:p>Learn Event</text:p>
          </table:table-cell>
          <table:table-cell table:style-name="ce10"/>
          <table:table-cell office:value-type="string">
            <text:p>Y</text:p>
          </table:table-cell>
          <table:table-cell/>
          <table:table-cell office:value-type="string">
            <text:p>Y</text:p>
          </table:table-cell>
          <table:table-cell office:value-type="float" office:value="1">
            <text:p>1</text:p>
          </table:table-cell>
          <table:table-cell office:value-type="float" office:value="12">
            <text:p>12</text:p>
          </table:table-cell>
          <table:table-cell table:formula="of:=IF([.F30]=&quot;&quot;;&quot;&quot;;DEC2HEX([.F30]*32+[.G30];2))" office:value-type="string" office:string-value="2C">
            <text:p>2C</text:p>
          </table:table-cell>
          <table:table-cell/>
          <table:table-cell table:formula="of:=IF([.F30]=&quot;&quot;;&quot;&quot;;DEC2HEX(1*(16*256)+HEX2DEC([.H30])*16+IF([.B30]=&quot;Y&quot;;4;0)+IF([.C30]=&quot;Y&quot;;2;0)+IF([.D30]=&quot;Y&quot;;1;0)+IF([.E30]=&quot;Y&quot;;8*256;0);4))" office:value-type="string" office:string-value="1AC2">
            <text:p>1AC2</text:p>
          </table:table-cell>
          <table:table-cell table:style-name="ce22"/>
          <table:table-cell table:style-name="ce27" table:formula="of:=IF([.F30]=&quot;&quot;;&quot;&quot;;IF([.B30]=&quot;Y&quot;;&quot;1Eddd&quot;;DEC2HEX(256*256+8*256*16+HEX2DEC([.H30])*16+IF([.C30]=&quot;Y&quot;;8;0)+IF([.D30]=&quot;Y&quot;;0;4)+IF([.E30]=&quot;Y&quot;;8*256;0)+3;5)))" office:value-type="string" office:string-value="18ACF">
            <text:p>18ACF</text:p>
          </table:table-cell>
          <table:table-cell table:style-name="ce12" table:formula="of:=IF([.F30]=&quot;&quot;;&quot;&quot;;IF([.B30]=&quot;Y&quot;;[.H30];&quot;&quot;))">
            <text:p/>
          </table:table-cell>
          <table:table-cell office:value-type="string">
            <text:p>EventID</text:p>
          </table:table-cell>
          <table:table-cell table:style-name="ce10" office:value-type="string">
            <text:p>12C2</text:p>
          </table:table-cell>
          <table:table-cell table:style-name="ce27" office:value-type="string">
            <text:p>182CF</text:p>
          </table:table-cell>
          <table:table-cell table:style-name="ce12"/>
          <table:table-cell table:number-columns-repeated="1007"/>
        </table:table-row>
        <table:table-row table:style-name="ro1">
          <table:table-cell table:style-name="ce4" office:value-type="string">
            <office:annotation draw:style-name="gr2" draw:text-style-name="P1" svg:width="1.7114in" svg:height="0.3902in" svg:x="2.5197in" svg:y="6.3461in" draw:caption-point-x="-0.2402in" draw:caption-point-y="0.5976in">
              <dc:creator>P</dc:creator>
              <dc:date>2011-08-10T00:00:00</dc:date>
              <text:p text:style-name="P1"><text:span text:style-name="T1">Report that the node has produced an event#. <text:s text:c="2"/></text:span></text:p>
            </office:annotation>
            <text:p>Producer/Consumer Event Report</text:p>
          </table:table-cell>
          <table:table-cell table:style-name="ce11"/>
          <table:table-cell table:style-name="ce11" office:value-type="string">
            <text:p>Y</text:p>
          </table:table-cell>
          <table:table-cell table:style-name="ce11"/>
          <table:table-cell office:value-type="string">
            <text:p>Y</text:p>
          </table:table-cell>
          <table:table-cell office:value-type="float" office:value="1">
            <text:p>1</text:p>
          </table:table-cell>
          <table:table-cell office:value-type="float" office:value="13">
            <text:p>13</text:p>
          </table:table-cell>
          <table:table-cell table:formula="of:=IF([.F31]=&quot;&quot;;&quot;&quot;;DEC2HEX([.F31]*32+[.G31];2))" office:value-type="string" office:string-value="2D">
            <text:p>2D</text:p>
          </table:table-cell>
          <table:table-cell/>
          <table:table-cell table:formula="of:=IF([.F31]=&quot;&quot;;&quot;&quot;;DEC2HEX(1*(16*256)+HEX2DEC([.H31])*16+IF([.B31]=&quot;Y&quot;;4;0)+IF([.C31]=&quot;Y&quot;;2;0)+IF([.D31]=&quot;Y&quot;;1;0)+IF([.E31]=&quot;Y&quot;;8*256;0);4))" office:value-type="string" office:string-value="1AD2">
            <text:p>1AD2</text:p>
          </table:table-cell>
          <table:table-cell table:style-name="ce22"/>
          <table:table-cell table:style-name="ce27" table:formula="of:=IF([.F31]=&quot;&quot;;&quot;&quot;;IF([.B31]=&quot;Y&quot;;&quot;1Eddd&quot;;DEC2HEX(256*256+8*256*16+HEX2DEC([.H31])*16+IF([.C31]=&quot;Y&quot;;8;0)+IF([.D31]=&quot;Y&quot;;0;4)+IF([.E31]=&quot;Y&quot;;8*256;0)+3;5)))" office:value-type="string" office:string-value="18ADF">
            <text:p>18ADF</text:p>
          </table:table-cell>
          <table:table-cell table:style-name="ce12" table:formula="of:=IF([.F31]=&quot;&quot;;&quot;&quot;;IF([.B31]=&quot;Y&quot;;[.H31];&quot;&quot;))">
            <text:p/>
          </table:table-cell>
          <table:table-cell office:value-type="string">
            <text:p>EventID</text:p>
          </table:table-cell>
          <table:table-cell table:style-name="ce10" office:value-type="string">
            <text:p>12D2</text:p>
          </table:table-cell>
          <table:table-cell table:style-name="ce27" office:value-type="string">
            <text:p>182DF</text:p>
          </table:table-cell>
          <table:table-cell table:style-name="ce12"/>
          <table:table-cell table:number-columns-repeated="1007"/>
        </table:table-row>
        <table:table-row table:style-name="ro1">
          <table:table-cell table:style-name="ce4"/>
          <table:table-cell table:number-columns-repeated="3" table:style-name="ce11"/>
          <table:table-cell table:number-columns-repeated="3"/>
          <table:table-cell table:formula="of:=IF([.F32]=&quot;&quot;;&quot;&quot;;DEC2HEX([.F32]*32+[.G32];2))">
            <text:p/>
          </table:table-cell>
          <table:table-cell/>
          <table:table-cell table:formula="of:=IF([.F32]=&quot;&quot;;&quot;&quot;;DEC2HEX(1*(16*256)+HEX2DEC([.H32])*16+IF([.B32]=&quot;Y&quot;;4;0)+IF([.C32]=&quot;Y&quot;;2;0)+IF([.D32]=&quot;Y&quot;;1;0)+IF(NOT ([.E32]=&quot;Y&quot;);2*16*256;0);4))">
            <text:p/>
          </table:table-cell>
          <table:table-cell table:style-name="ce22"/>
          <table:table-cell table:style-name="ce27" table:formula="of:=IF([.F32]=&quot;&quot;;&quot;&quot;;IF([.B32]=&quot;Y&quot;;&quot;1Eddd&quot;;DEC2HEX(256*256+IF([.E32]=&quot;Y&quot;;8;9)*256*16+HEX2DEC([.H32])*16+IF([.C32]=&quot;Y&quot;;8;0)+IF([.D32]=&quot;Y&quot;;0;4)+3;5)))">
            <text:p/>
          </table:table-cell>
          <table:table-cell table:style-name="ce12" table:formula="of:=IF([.F32]=&quot;&quot;;&quot;&quot;;IF([.B32]=&quot;Y&quot;;[.H32];&quot;&quot;))">
            <text:p/>
          </table:table-cell>
          <table:table-cell/>
          <table:table-cell table:style-name="ce10"/>
          <table:table-cell table:style-name="ce27"/>
          <table:table-cell table:style-name="ce12"/>
          <table:table-cell table:number-columns-repeated="1007"/>
        </table:table-row>
        <table:table-row table:style-name="ro1">
          <table:table-cell table:style-name="ce6" office:value-type="string">
            <text:p>Other Messages</text:p>
          </table:table-cell>
          <table:table-cell table:number-columns-repeated="3" table:style-name="ce11"/>
          <table:table-cell table:number-columns-repeated="3"/>
          <table:table-cell table:formula="of:=IF([.F33]=&quot;&quot;;&quot;&quot;;DEC2HEX([.F33]*32+[.G33];2))">
            <text:p/>
          </table:table-cell>
          <table:table-cell/>
          <table:table-cell table:formula="of:=IF([.F33]=&quot;&quot;;&quot;&quot;;DEC2HEX(1*(16*256)+HEX2DEC([.H33])*16+IF([.B33]=&quot;Y&quot;;4;0)+IF([.C33]=&quot;Y&quot;;2;0)+IF([.D33]=&quot;Y&quot;;1;0)+IF(NOT ([.E33]=&quot;Y&quot;);2*16*256;0);4))">
            <text:p/>
          </table:table-cell>
          <table:table-cell table:style-name="ce22"/>
          <table:table-cell table:style-name="ce27" table:formula="of:=IF([.F33]=&quot;&quot;;&quot;&quot;;IF([.B33]=&quot;Y&quot;;&quot;1Eddd&quot;;DEC2HEX(256*256+IF([.E33]=&quot;Y&quot;;8;9)*256*16+HEX2DEC([.H33])*16+IF([.C33]=&quot;Y&quot;;8;0)+IF([.D33]=&quot;Y&quot;;0;4)+3;5)))">
            <text:p/>
          </table:table-cell>
          <table:table-cell table:style-name="ce12" table:formula="of:=IF([.F33]=&quot;&quot;;&quot;&quot;;IF([.B33]=&quot;Y&quot;;[.H33];&quot;&quot;))">
            <text:p/>
          </table:table-cell>
          <table:table-cell/>
          <table:table-cell table:style-name="ce10"/>
          <table:table-cell table:style-name="ce27"/>
          <table:table-cell table:style-name="ce12"/>
          <table:table-cell table:number-columns-repeated="1007"/>
        </table:table-row>
        <table:table-row table:style-name="ro4">
          <table:table-cell table:style-name="ce4" office:value-type="string">
            <office:annotation draw:style-name="gr6" draw:text-style-name="P1" svg:width="1.1413in" svg:height="0.2346in" svg:x="2.5197in" svg:y="6.8524in" draw:caption-point-x="-0.2402in" draw:caption-point-y="0.5976in">
              <dc:creator>P</dc:creator>
              <dc:date>2011-08-10T00:00:00</dc:date>
              <text:p text:style-name="P1"><text:span text:style-name="T1">Unofficial MTI</text:span></text:p>
            </office:annotation>
            <text:p>Xpressnet</text:p>
          </table:table-cell>
          <table:table-cell table:number-columns-repeated="3" table:style-name="ce11"/>
          <table:table-cell/>
          <table:table-cell office:value-type="float" office:value="2">
            <text:p>2</text:p>
          </table:table-cell>
          <table:table-cell office:value-type="float" office:value="17">
            <text:p>17</text:p>
          </table:table-cell>
          <table:table-cell table:formula="of:=IF([.F34]=&quot;&quot;;&quot;&quot;;DEC2HEX([.F34]*32+[.G34];2))" office:value-type="string" office:string-value="51">
            <text:p>51</text:p>
          </table:table-cell>
          <table:table-cell/>
          <table:table-cell table:formula="of:=IF([.F34]=&quot;&quot;;&quot;&quot;;DEC2HEX(1*(16*256)+HEX2DEC([.H34])*16+IF([.B34]=&quot;Y&quot;;4;0)+IF([.C34]=&quot;Y&quot;;2;0)+IF([.D34]=&quot;Y&quot;;1;0)+IF([.E34]=&quot;Y&quot;;8*256;0);4))" office:value-type="string" office:string-value="1510">
            <text:p>1510</text:p>
          </table:table-cell>
          <table:table-cell table:style-name="ce22"/>
          <table:table-cell table:style-name="ce27" table:formula="of:=IF([.F34]=&quot;&quot;;&quot;&quot;;IF([.B34]=&quot;Y&quot;;&quot;1Eddd&quot;;DEC2HEX(256*256+8*256*16+HEX2DEC([.H34])*16+IF([.C34]=&quot;Y&quot;;8;0)+IF([.D34]=&quot;Y&quot;;0;4)+IF([.E34]=&quot;Y&quot;;8*256;0)+3;5)))" office:value-type="string" office:string-value="18517">
            <text:p>18517</text:p>
          </table:table-cell>
          <table:table-cell table:style-name="ce12" table:formula="of:=IF([.F34]=&quot;&quot;;&quot;&quot;;IF([.B34]=&quot;Y&quot;;[.H34];&quot;&quot;))">
            <text:p/>
          </table:table-cell>
          <table:table-cell office:value-type="string">
            <text:p>Xpressnet packet</text:p>
          </table:table-cell>
          <table:table-cell table:style-name="ce10" office:value-type="string">
            <text:p>3510</text:p>
          </table:table-cell>
          <table:table-cell table:style-name="ce27" office:value-type="string">
            <text:p>19517</text:p>
          </table:table-cell>
          <table:table-cell table:style-name="ce12"/>
          <table:table-cell table:number-columns-repeated="1007"/>
        </table:table-row>
        <table:table-row table:style-name="ro1">
          <table:table-cell table:style-name="ce4"/>
          <table:table-cell table:style-name="ce11" table:number-columns-repeated="3"/>
          <table:table-cell table:number-columns-repeated="6"/>
          <table:table-cell table:style-name="ce22"/>
          <table:table-cell table:style-name="ce27"/>
          <table:table-cell table:style-name="ce12"/>
          <table:table-cell/>
          <table:table-cell table:style-name="ce10"/>
          <table:table-cell table:style-name="ce27"/>
          <table:table-cell table:style-name="ce12"/>
          <table:table-cell table:number-columns-repeated="1007"/>
        </table:table-row>
        <table:table-row table:style-name="ro4">
          <table:table-cell table:style-name="ce4" office:value-type="string">
            <text:p>Simple Node Ident Info Request</text:p>
          </table:table-cell>
          <table:table-cell table:style-name="ce11" office:value-type="string">
            <text:p>Y</text:p>
          </table:table-cell>
          <table:table-cell table:number-columns-repeated="2" table:style-name="ce11"/>
          <table:table-cell/>
          <table:table-cell office:value-type="float" office:value="2">
            <text:p>2</text:p>
          </table:table-cell>
          <table:table-cell office:value-type="float" office:value="18">
            <text:p>18</text:p>
          </table:table-cell>
          <table:table-cell table:formula="of:=IF([.F36]=&quot;&quot;;&quot;&quot;;DEC2HEX([.F36]*32+[.G36];2))" office:value-type="string" office:string-value="52">
            <text:p>52</text:p>
          </table:table-cell>
          <table:table-cell/>
          <table:table-cell table:formula="of:=IF([.F36]=&quot;&quot;;&quot;&quot;;DEC2HEX(1*(16*256)+HEX2DEC([.H36])*16+IF([.B36]=&quot;Y&quot;;4;0)+IF([.C36]=&quot;Y&quot;;2;0)+IF([.D36]=&quot;Y&quot;;1;0)+IF([.E36]=&quot;Y&quot;;8*256;0);4))" office:value-type="string" office:string-value="1524">
            <text:p>1524</text:p>
          </table:table-cell>
          <table:table-cell table:style-name="ce22"/>
          <table:table-cell table:style-name="ce27" table:formula="of:=IF([.F36]=&quot;&quot;;&quot;&quot;;IF([.B36]=&quot;Y&quot;;&quot;1Eddd&quot;;DEC2HEX(256*256+8*256*16+HEX2DEC([.H36])*16+IF([.C36]=&quot;Y&quot;;8;0)+IF([.D36]=&quot;Y&quot;;0;4)+IF([.E36]=&quot;Y&quot;;8*256;0)+3;5)))" office:value-type="string" office:string-value="1Eddd">
            <text:p>1Eddd</text:p>
          </table:table-cell>
          <table:table-cell table:style-name="ce12" office:value-type="float" office:value="52">
            <text:p>52</text:p>
          </table:table-cell>
          <table:table-cell/>
          <table:table-cell table:style-name="ce10" office:value-type="string">
            <text:p>1524</text:p>
          </table:table-cell>
          <table:table-cell table:style-name="ce27" office:value-type="string">
            <text:p>1Eddd</text:p>
          </table:table-cell>
          <table:table-cell table:style-name="ce12"/>
          <table:table-cell table:number-columns-repeated="1007"/>
        </table:table-row>
        <table:table-row table:style-name="ro4">
          <table:table-cell table:style-name="ce4" office:value-type="string">
            <text:p><text:span text:style-name="T3">Simple Node Ident Info</text:span><text:span text:style-name="T4"> Reply</text:span></text:p>
          </table:table-cell>
          <table:table-cell table:style-name="ce11" office:value-type="string">
            <text:p>Y</text:p>
          </table:table-cell>
          <table:table-cell table:number-columns-repeated="2" table:style-name="ce11"/>
          <table:table-cell/>
          <table:table-cell office:value-type="float" office:value="2">
            <text:p>2</text:p>
          </table:table-cell>
          <table:table-cell office:value-type="float" office:value="19">
            <text:p>19</text:p>
          </table:table-cell>
          <table:table-cell table:formula="of:=IF([.F37]=&quot;&quot;;&quot;&quot;;DEC2HEX([.F37]*32+[.G37];2))" office:value-type="string" office:string-value="53">
            <text:p>53</text:p>
          </table:table-cell>
          <table:table-cell/>
          <table:table-cell table:formula="of:=IF([.F37]=&quot;&quot;;&quot;&quot;;DEC2HEX(1*(16*256)+HEX2DEC([.H37])*16+IF([.B37]=&quot;Y&quot;;4;0)+IF([.C37]=&quot;Y&quot;;2;0)+IF([.D37]=&quot;Y&quot;;1;0)+IF([.E37]=&quot;Y&quot;;8*256;0);4))" office:value-type="string" office:string-value="1534">
            <text:p>1534</text:p>
          </table:table-cell>
          <table:table-cell table:style-name="ce22"/>
          <table:table-cell table:style-name="ce27" table:formula="of:=IF([.F37]=&quot;&quot;;&quot;&quot;;IF([.B37]=&quot;Y&quot;;&quot;1Eddd&quot;;DEC2HEX(256*256+8*256*16+HEX2DEC([.H37])*16+IF([.C37]=&quot;Y&quot;;8;0)+IF([.D37]=&quot;Y&quot;;0;4)+IF([.E37]=&quot;Y&quot;;8*256;0)+3;5)))" office:value-type="string" office:string-value="1Eddd">
            <text:p>1Eddd</text:p>
          </table:table-cell>
          <table:table-cell table:style-name="ce12" office:value-type="float" office:value="53">
            <text:p>53</text:p>
          </table:table-cell>
          <table:table-cell/>
          <table:table-cell table:style-name="ce10" office:value-type="string">
            <text:p>1534</text:p>
          </table:table-cell>
          <table:table-cell table:style-name="ce27" office:value-type="string">
            <text:p>1Eddd</text:p>
          </table:table-cell>
          <table:table-cell table:style-name="ce12"/>
          <table:table-cell table:number-columns-repeated="1007"/>
        </table:table-row>
        <table:table-row table:style-name="ro1">
          <table:table-cell/>
          <table:table-cell table:style-name="ce10"/>
          <table:table-cell table:number-columns-repeated="5"/>
          <table:table-cell table:formula="of:=IF([.F38]=&quot;&quot;;&quot;&quot;;DEC2HEX([.F38]*32+[.G38];2))">
            <text:p/>
          </table:table-cell>
          <table:table-cell/>
          <table:table-cell table:formula="of:=IF([.F38]=&quot;&quot;;&quot;&quot;;DEC2HEX(1*(16*256)+HEX2DEC([.H38])*16+IF([.B38]=&quot;Y&quot;;4;0)+IF([.C38]=&quot;Y&quot;;2;0)+IF([.D38]=&quot;Y&quot;;1;0)+IF(NOT ([.E38]=&quot;Y&quot;);2*16*256;0);4))">
            <text:p/>
          </table:table-cell>
          <table:table-cell table:style-name="ce22"/>
          <table:table-cell table:style-name="ce27" table:formula="of:=IF([.F38]=&quot;&quot;;&quot;&quot;;IF([.B38]=&quot;Y&quot;;&quot;1Eddd&quot;;DEC2HEX(256*256+IF([.E38]=&quot;Y&quot;;8;9)*256*16+HEX2DEC([.H38])*16+IF([.C38]=&quot;Y&quot;;8;0)+IF([.D38]=&quot;Y&quot;;0;4)+3;5)))">
            <text:p/>
          </table:table-cell>
          <table:table-cell table:style-name="ce12" table:formula="of:=IF([.F38]=&quot;&quot;;&quot;&quot;;IF([.B38]=&quot;Y&quot;;[.H38];&quot;&quot;))">
            <text:p/>
          </table:table-cell>
          <table:table-cell/>
          <table:table-cell table:style-name="ce10"/>
          <table:table-cell table:style-name="ce27"/>
          <table:table-cell table:style-name="ce12"/>
          <table:table-cell table:number-columns-repeated="1007"/>
        </table:table-row>
        <table:table-row table:style-name="ro1">
          <table:table-cell table:style-name="ce1" office:value-type="string">
            <text:p>Datagram Messages</text:p>
          </table:table-cell>
          <table:table-cell table:style-name="ce10"/>
          <table:table-cell table:number-columns-repeated="5"/>
          <table:table-cell table:formula="of:=IF([.F39]=&quot;&quot;;&quot;&quot;;DEC2HEX([.F39]*32+[.G39];2))">
            <text:p/>
          </table:table-cell>
          <table:table-cell/>
          <table:table-cell table:formula="of:=IF([.F39]=&quot;&quot;;&quot;&quot;;DEC2HEX(1*(16*256)+HEX2DEC([.H39])*16+IF([.B39]=&quot;Y&quot;;4;0)+IF([.C39]=&quot;Y&quot;;2;0)+IF([.D39]=&quot;Y&quot;;1;0)+IF(NOT ([.E39]=&quot;Y&quot;);2*16*256;0);4))">
            <text:p/>
          </table:table-cell>
          <table:table-cell table:style-name="ce22"/>
          <table:table-cell table:style-name="ce27" table:formula="of:=IF([.F39]=&quot;&quot;;&quot;&quot;;IF([.B39]=&quot;Y&quot;;&quot;1Eddd&quot;;DEC2HEX(256*256+IF([.E39]=&quot;Y&quot;;8;9)*256*16+HEX2DEC([.H39])*16+IF([.C39]=&quot;Y&quot;;8;0)+IF([.D39]=&quot;Y&quot;;0;4)+3;5)))">
            <text:p/>
          </table:table-cell>
          <table:table-cell table:style-name="ce12" table:formula="of:=IF([.F39]=&quot;&quot;;&quot;&quot;;IF([.B39]=&quot;Y&quot;;[.H39];&quot;&quot;))">
            <text:p/>
          </table:table-cell>
          <table:table-cell/>
          <table:table-cell table:style-name="ce10"/>
          <table:table-cell table:style-name="ce27"/>
          <table:table-cell table:style-name="ce12"/>
          <table:table-cell table:number-columns-repeated="1007"/>
        </table:table-row>
        <table:table-row table:style-name="ro1">
          <table:table-cell office:value-type="string">
            <text:p>Datagram (General)</text:p>
          </table:table-cell>
          <table:table-cell table:style-name="ce10" office:value-type="string">
            <text:p>Y</text:p>
          </table:table-cell>
          <table:table-cell table:number-columns-repeated="3"/>
          <table:table-cell office:value-type="float" office:value="2">
            <text:p>2</text:p>
          </table:table-cell>
          <table:table-cell office:value-type="float" office:value="0">
            <text:p>0</text:p>
          </table:table-cell>
          <table:table-cell table:formula="of:=IF([.F40]=&quot;&quot;;&quot;&quot;;DEC2HEX([.F40]*32+[.G40];2))" office:value-type="string" office:string-value="40">
            <text:p>40</text:p>
          </table:table-cell>
          <table:table-cell/>
          <table:table-cell table:formula="of:=IF([.F40]=&quot;&quot;;&quot;&quot;;DEC2HEX(1*(16*256)+HEX2DEC([.H40])*16+IF([.B40]=&quot;Y&quot;;4;0)+IF([.C40]=&quot;Y&quot;;2;0)+IF([.D40]=&quot;Y&quot;;1;0)+IF([.E40]=&quot;Y&quot;;8*256;0);4))" office:value-type="string" office:string-value="1404">
            <text:p>1404</text:p>
          </table:table-cell>
          <table:table-cell table:style-name="ce22"/>
          <table:table-cell table:style-name="ce27" office:value-type="string">
            <text:p>1 A/B/C/D ddd</text:p>
          </table:table-cell>
          <table:table-cell table:style-name="ce12"/>
          <table:table-cell office:value-type="string">
            <text:p>Data (0-8 bytes) (1D in MTI is end of datagram)</text:p>
          </table:table-cell>
          <table:table-cell table:style-name="ce10" office:value-type="string">
            <text:p>1404</text:p>
          </table:table-cell>
          <table:table-cell table:style-name="ce27" office:value-type="string">
            <text:p>1 C/D ddd</text:p>
          </table:table-cell>
          <table:table-cell table:style-name="ce12"/>
          <table:table-cell table:number-columns-repeated="1007"/>
        </table:table-row>
        <table:table-row table:style-name="ro1">
          <table:table-cell office:value-type="string">
            <text:p>Datagram Received OK</text:p>
          </table:table-cell>
          <table:table-cell table:style-name="ce10" office:value-type="string">
            <text:p>Y</text:p>
          </table:table-cell>
          <table:table-cell table:number-columns-repeated="3"/>
          <table:table-cell office:value-type="float" office:value="2">
            <text:p>2</text:p>
          </table:table-cell>
          <table:table-cell office:value-type="float" office:value="12">
            <text:p>12</text:p>
          </table:table-cell>
          <table:table-cell table:formula="of:=IF([.F41]=&quot;&quot;;&quot;&quot;;DEC2HEX([.F41]*32+[.G41];2))" office:value-type="string" office:string-value="4C">
            <text:p>4C</text:p>
          </table:table-cell>
          <table:table-cell/>
          <table:table-cell table:formula="of:=IF([.F41]=&quot;&quot;;&quot;&quot;;DEC2HEX(1*(16*256)+HEX2DEC([.H41])*16+IF([.B41]=&quot;Y&quot;;4;0)+IF([.C41]=&quot;Y&quot;;2;0)+IF([.D41]=&quot;Y&quot;;1;0)+IF([.E41]=&quot;Y&quot;;8*256;0);4))" office:value-type="string" office:string-value="14C4">
            <text:p>14C4</text:p>
          </table:table-cell>
          <table:table-cell table:style-name="ce22"/>
          <table:table-cell table:style-name="ce27" table:formula="of:=IF([.F41]=&quot;&quot;;&quot;&quot;;IF([.B41]=&quot;Y&quot;;&quot;1Eddd&quot;;DEC2HEX(256*256+8*256*16+HEX2DEC([.H41])*16+IF([.C41]=&quot;Y&quot;;8;0)+IF([.D41]=&quot;Y&quot;;0;4)+IF([.E41]=&quot;Y&quot;;8*256;0)+3;5)))" office:value-type="string" office:string-value="1Eddd">
            <text:p>1Eddd</text:p>
          </table:table-cell>
          <table:table-cell table:style-name="ce12" table:formula="of:=IF([.F41]=&quot;&quot;;&quot;&quot;;IF([.B41]=&quot;Y&quot;;[.H41];&quot;&quot;))" office:value-type="string" office:string-value="4C">
            <text:p>4C</text:p>
          </table:table-cell>
          <table:table-cell office:value-type="string">
            <text:p>MTI byte</text:p>
          </table:table-cell>
          <table:table-cell table:style-name="ce10" office:value-type="string">
            <text:p>14C4</text:p>
          </table:table-cell>
          <table:table-cell table:style-name="ce27" office:value-type="string">
            <text:p>1Eddd</text:p>
          </table:table-cell>
          <table:table-cell table:style-name="ce12" office:value-type="string">
            <text:p>4C</text:p>
          </table:table-cell>
          <table:table-cell table:number-columns-repeated="1007"/>
        </table:table-row>
        <table:table-row table:style-name="ro1">
          <table:table-cell office:value-type="string">
            <text:p>Datagram Rejected</text:p>
          </table:table-cell>
          <table:table-cell table:style-name="ce10" office:value-type="string">
            <text:p>Y</text:p>
          </table:table-cell>
          <table:table-cell table:number-columns-repeated="3"/>
          <table:table-cell office:value-type="float" office:value="2">
            <text:p>2</text:p>
          </table:table-cell>
          <table:table-cell office:value-type="float" office:value="13">
            <text:p>13</text:p>
          </table:table-cell>
          <table:table-cell table:formula="of:=IF([.F42]=&quot;&quot;;&quot;&quot;;DEC2HEX([.F42]*32+[.G42];2))" office:value-type="string" office:string-value="4D">
            <text:p>4D</text:p>
          </table:table-cell>
          <table:table-cell/>
          <table:table-cell table:formula="of:=IF([.F42]=&quot;&quot;;&quot;&quot;;DEC2HEX(1*(16*256)+HEX2DEC([.H42])*16+IF([.B42]=&quot;Y&quot;;4;0)+IF([.C42]=&quot;Y&quot;;2;0)+IF([.D42]=&quot;Y&quot;;1;0)+IF([.E42]=&quot;Y&quot;;8*256;0);4))" office:value-type="string" office:string-value="14D4">
            <text:p>14D4</text:p>
          </table:table-cell>
          <table:table-cell table:style-name="ce22"/>
          <table:table-cell table:style-name="ce27" table:formula="of:=IF([.F42]=&quot;&quot;;&quot;&quot;;IF([.B42]=&quot;Y&quot;;&quot;1Eddd&quot;;DEC2HEX(256*256+8*256*16+HEX2DEC([.H42])*16+IF([.C42]=&quot;Y&quot;;8;0)+IF([.D42]=&quot;Y&quot;;0;4)+IF([.E42]=&quot;Y&quot;;8*256;0)+3;5)))" office:value-type="string" office:string-value="1Eddd">
            <text:p>1Eddd</text:p>
          </table:table-cell>
          <table:table-cell table:style-name="ce12" table:formula="of:=IF([.F42]=&quot;&quot;;&quot;&quot;;IF([.B42]=&quot;Y&quot;;[.H42];&quot;&quot;))" office:value-type="string" office:string-value="4D">
            <text:p>4D</text:p>
          </table:table-cell>
          <table:table-cell office:value-type="string">
            <text:p>MTI byte, error code</text:p>
          </table:table-cell>
          <table:table-cell table:style-name="ce10" office:value-type="string">
            <text:p>14D4</text:p>
          </table:table-cell>
          <table:table-cell table:style-name="ce27" office:value-type="string">
            <text:p>1Eddd</text:p>
          </table:table-cell>
          <table:table-cell table:style-name="ce12" office:value-type="string">
            <text:p>4D</text:p>
          </table:table-cell>
          <table:table-cell table:number-columns-repeated="1007"/>
        </table:table-row>
        <table:table-row table:style-name="ro1">
          <table:table-cell/>
          <table:table-cell table:style-name="ce10"/>
          <table:table-cell table:number-columns-repeated="5"/>
          <table:table-cell table:formula="of:=IF([.F43]=&quot;&quot;;&quot;&quot;;DEC2HEX([.F43]*32+[.G43];2))">
            <text:p/>
          </table:table-cell>
          <table:table-cell/>
          <table:table-cell table:formula="of:=IF([.F43]=&quot;&quot;;&quot;&quot;;DEC2HEX(1*(16*256)+HEX2DEC([.H43])*16+IF([.B43]=&quot;Y&quot;;4;0)+IF([.C43]=&quot;Y&quot;;2;0)+IF([.D43]=&quot;Y&quot;;1;0)+IF(NOT ([.E43]=&quot;Y&quot;);2*16*256;0);4))">
            <text:p/>
          </table:table-cell>
          <table:table-cell table:style-name="ce22"/>
          <table:table-cell table:style-name="ce27" table:formula="of:=IF([.F43]=&quot;&quot;;&quot;&quot;;IF([.B43]=&quot;Y&quot;;&quot;1Eddd&quot;;DEC2HEX(256*256+IF([.E43]=&quot;Y&quot;;8;9)*256*16+HEX2DEC([.H43])*16+IF([.C43]=&quot;Y&quot;;8;0)+IF([.D43]=&quot;Y&quot;;0;4)+3;5)))">
            <text:p/>
          </table:table-cell>
          <table:table-cell table:style-name="ce12" table:formula="of:=IF([.F43]=&quot;&quot;;&quot;&quot;;IF([.B43]=&quot;Y&quot;;[.H43];&quot;&quot;))">
            <text:p/>
          </table:table-cell>
          <table:table-cell/>
          <table:table-cell table:style-name="ce10"/>
          <table:table-cell table:style-name="ce27"/>
          <table:table-cell table:style-name="ce12"/>
          <table:table-cell table:number-columns-repeated="1007"/>
        </table:table-row>
        <table:table-row table:style-name="ro1">
          <table:table-cell/>
          <table:table-cell table:style-name="ce10"/>
          <table:table-cell table:number-columns-repeated="5"/>
          <table:table-cell table:formula="of:=IF([.F44]=&quot;&quot;;&quot;&quot;;DEC2HEX([.F44]*32+[.G44];2))">
            <text:p/>
          </table:table-cell>
          <table:table-cell/>
          <table:table-cell table:formula="of:=IF([.F44]=&quot;&quot;;&quot;&quot;;DEC2HEX(1*(16*256)+HEX2DEC([.H44])*16+IF([.B44]=&quot;Y&quot;;4;0)+IF([.C44]=&quot;Y&quot;;2;0)+IF([.D44]=&quot;Y&quot;;1;0)+IF(NOT ([.E44]=&quot;Y&quot;);2*16*256;0);4))">
            <text:p/>
          </table:table-cell>
          <table:table-cell table:style-name="ce22"/>
          <table:table-cell table:style-name="ce27" table:formula="of:=IF([.F44]=&quot;&quot;;&quot;&quot;;IF([.B44]=&quot;Y&quot;;&quot;1Eddd&quot;;DEC2HEX(256*256+IF([.E44]=&quot;Y&quot;;8;9)*256*16+HEX2DEC([.H44])*16+IF([.C44]=&quot;Y&quot;;8;0)+IF([.D44]=&quot;Y&quot;;0;4)+3;5)))">
            <text:p/>
          </table:table-cell>
          <table:table-cell table:style-name="ce12" table:formula="of:=IF([.F44]=&quot;&quot;;&quot;&quot;;IF([.B44]=&quot;Y&quot;;[.H44];&quot;&quot;))">
            <text:p/>
          </table:table-cell>
          <table:table-cell/>
          <table:table-cell table:style-name="ce10"/>
          <table:table-cell table:style-name="ce27"/>
          <table:table-cell table:style-name="ce12"/>
          <table:table-cell table:number-columns-repeated="1007"/>
        </table:table-row>
        <table:table-row table:style-name="ro1">
          <table:table-cell table:style-name="ce1" office:value-type="string">
            <text:p>Stream Messages</text:p>
          </table:table-cell>
          <table:table-cell table:style-name="ce10"/>
          <table:table-cell table:number-columns-repeated="5"/>
          <table:table-cell table:formula="of:=IF([.F45]=&quot;&quot;;&quot;&quot;;DEC2HEX([.F45]*32+[.G45];2))">
            <text:p/>
          </table:table-cell>
          <table:table-cell/>
          <table:table-cell table:formula="of:=IF([.F45]=&quot;&quot;;&quot;&quot;;DEC2HEX(1*(16*256)+HEX2DEC([.H45])*16+IF([.B45]=&quot;Y&quot;;4;0)+IF([.C45]=&quot;Y&quot;;2;0)+IF([.D45]=&quot;Y&quot;;1;0)+IF(NOT ([.E45]=&quot;Y&quot;);2*16*256;0);4))">
            <text:p/>
          </table:table-cell>
          <table:table-cell table:style-name="ce22"/>
          <table:table-cell table:style-name="ce27" table:formula="of:=IF([.F45]=&quot;&quot;;&quot;&quot;;IF([.B45]=&quot;Y&quot;;&quot;1Eddd&quot;;DEC2HEX(256*256+IF([.E45]=&quot;Y&quot;;8;9)*256*16+HEX2DEC([.H45])*16+IF([.C45]=&quot;Y&quot;;8;0)+IF([.D45]=&quot;Y&quot;;0;4)+3;5)))">
            <text:p/>
          </table:table-cell>
          <table:table-cell table:style-name="ce12" table:formula="of:=IF([.F45]=&quot;&quot;;&quot;&quot;;IF([.B45]=&quot;Y&quot;;[.H45];&quot;&quot;))">
            <text:p/>
          </table:table-cell>
          <table:table-cell/>
          <table:table-cell table:style-name="ce10"/>
          <table:table-cell table:style-name="ce27"/>
          <table:table-cell table:style-name="ce12"/>
          <table:table-cell table:number-columns-repeated="1007"/>
        </table:table-row>
        <table:table-row table:style-name="ro1">
          <table:table-cell office:value-type="string">
            <office:annotation draw:style-name="gr7" draw:text-style-name="P1" svg:width="2.3484in" svg:height="0.4024in" svg:x="2.5197in" svg:y="8.9094in" draw:caption-point-x="-0.2402in" draw:caption-point-y="0.5976in">
              <dc:creator>P</dc:creator>
              <dc:date>2011-08-10T00:00:00</dc:date>
              <text:p text:style-name="P1"><text:span text:style-name="T1">Negotiation of stream to establish buffering capability. <text:s/></text:span></text:p>
            </office:annotation>
            <text:p>Stream Initiate Request</text:p>
          </table:table-cell>
          <table:table-cell table:style-name="ce10" office:value-type="string">
            <text:p>Y</text:p>
          </table:table-cell>
          <table:table-cell table:number-columns-repeated="3"/>
          <table:table-cell office:value-type="float" office:value="2">
            <text:p>2</text:p>
          </table:table-cell>
          <table:table-cell office:value-type="float" office:value="14">
            <text:p>14</text:p>
          </table:table-cell>
          <table:table-cell table:formula="of:=IF([.F46]=&quot;&quot;;&quot;&quot;;DEC2HEX([.F46]*32+[.G46];2))" office:value-type="string" office:string-value="4E">
            <text:p>4E</text:p>
          </table:table-cell>
          <table:table-cell/>
          <table:table-cell table:formula="of:=IF([.F46]=&quot;&quot;;&quot;&quot;;DEC2HEX(1*(16*256)+HEX2DEC([.H46])*16+IF([.B46]=&quot;Y&quot;;4;0)+IF([.C46]=&quot;Y&quot;;2;0)+IF([.D46]=&quot;Y&quot;;1;0)+IF([.E46]=&quot;Y&quot;;8*256;0);4))" office:value-type="string" office:string-value="14E4">
            <text:p>14E4</text:p>
          </table:table-cell>
          <table:table-cell table:style-name="ce22"/>
          <table:table-cell table:style-name="ce27" table:formula="of:=IF([.F46]=&quot;&quot;;&quot;&quot;;IF([.B46]=&quot;Y&quot;;&quot;1Eddd&quot;;DEC2HEX(256*256+8*256*16+HEX2DEC([.H46])*16+IF([.C46]=&quot;Y&quot;;8;0)+IF([.D46]=&quot;Y&quot;;0;4)+IF([.E46]=&quot;Y&quot;;8*256;0)+3;5)))" office:value-type="string" office:string-value="1Eddd">
            <text:p>1Eddd</text:p>
          </table:table-cell>
          <table:table-cell table:style-name="ce12" table:formula="of:=IF([.F46]=&quot;&quot;;&quot;&quot;;IF([.B46]=&quot;Y&quot;;[.H46];&quot;&quot;))" office:value-type="string" office:string-value="4E">
            <text:p>4E</text:p>
          </table:table-cell>
          <table:table-cell office:value-type="string">
            <text:p>MTI byte, buffer size (2 bytes), Source Stream ID (1 byte),</text:p>
          </table:table-cell>
          <table:table-cell table:style-name="ce10" office:value-type="string">
            <text:p>14E4</text:p>
          </table:table-cell>
          <table:table-cell table:style-name="ce27" office:value-type="string">
            <text:p>1Eddd</text:p>
          </table:table-cell>
          <table:table-cell table:style-name="ce12" office:value-type="string">
            <text:p>4E</text:p>
          </table:table-cell>
          <table:table-cell table:number-columns-repeated="1007"/>
        </table:table-row>
        <table:table-row table:style-name="ro1">
          <table:table-cell/>
          <table:table-cell table:style-name="ce10"/>
          <table:table-cell table:number-columns-repeated="5"/>
          <table:table-cell table:formula="of:=IF([.F47]=&quot;&quot;;&quot;&quot;;DEC2HEX([.F47]*32+[.G47];2))">
            <text:p/>
          </table:table-cell>
          <table:table-cell/>
          <table:table-cell table:formula="of:=IF([.F47]=&quot;&quot;;&quot;&quot;;DEC2HEX(1*(16*256)+HEX2DEC([.H47])*16+IF([.B47]=&quot;Y&quot;;4;0)+IF([.C47]=&quot;Y&quot;;2;0)+IF([.D47]=&quot;Y&quot;;1;0)+IF(NOT ([.E47]=&quot;Y&quot;);2*16*256;0);4))">
            <text:p/>
          </table:table-cell>
          <table:table-cell table:style-name="ce22"/>
          <table:table-cell table:style-name="ce27" table:formula="of:=IF([.F47]=&quot;&quot;;&quot;&quot;;IF([.B47]=&quot;Y&quot;;&quot;1Eddd&quot;;DEC2HEX(256*256+IF([.E47]=&quot;Y&quot;;8;9)*256*16+HEX2DEC([.H47])*16+IF([.C47]=&quot;Y&quot;;8;0)+IF([.D47]=&quot;Y&quot;;0;4)+3;5)))">
            <text:p/>
          </table:table-cell>
          <table:table-cell table:style-name="ce12" table:formula="of:=IF([.F47]=&quot;&quot;;&quot;&quot;;IF([.B47]=&quot;Y&quot;;[.H47];&quot;&quot;))">
            <text:p/>
          </table:table-cell>
          <table:table-cell office:value-type="string">
            <text:p><text:s text:c="13"/>reserved byte, flags (tagged=0x80)</text:p>
          </table:table-cell>
          <table:table-cell table:style-name="ce10"/>
          <table:table-cell table:style-name="ce27"/>
          <table:table-cell table:style-name="ce12"/>
          <table:table-cell table:number-columns-repeated="1007"/>
        </table:table-row>
        <table:table-row table:style-name="ro1">
          <table:table-cell office:value-type="string">
            <office:annotation draw:style-name="gr2" draw:text-style-name="P1" svg:width="2.1827in" svg:height="0.3902in" svg:x="2.5197in" svg:y="9.2469in" draw:caption-point-x="-0.2402in" draw:caption-point-y="0.5976in">
              <dc:creator>P</dc:creator>
              <dc:date>2011-08-10T00:00:00</dc:date>
              <text:p text:style-name="P1"><text:span text:style-name="T1">Negotiation of stream buffering capability. <text:s/></text:span></text:p>
            </office:annotation>
            <text:p>Stream Initiate Reply</text:p>
          </table:table-cell>
          <table:table-cell table:style-name="ce10" office:value-type="string">
            <text:p>Y</text:p>
          </table:table-cell>
          <table:table-cell table:number-columns-repeated="3"/>
          <table:table-cell office:value-type="float" office:value="2">
            <text:p>2</text:p>
          </table:table-cell>
          <table:table-cell office:value-type="float" office:value="15">
            <text:p>15</text:p>
          </table:table-cell>
          <table:table-cell table:formula="of:=IF([.F48]=&quot;&quot;;&quot;&quot;;DEC2HEX([.F48]*32+[.G48];2))" office:value-type="string" office:string-value="4F">
            <text:p>4F</text:p>
          </table:table-cell>
          <table:table-cell/>
          <table:table-cell table:formula="of:=IF([.F48]=&quot;&quot;;&quot;&quot;;DEC2HEX(1*(16*256)+HEX2DEC([.H48])*16+IF([.B48]=&quot;Y&quot;;4;0)+IF([.C48]=&quot;Y&quot;;2;0)+IF([.D48]=&quot;Y&quot;;1;0)+IF([.E48]=&quot;Y&quot;;8*256;0);4))" office:value-type="string" office:string-value="14F4">
            <text:p>14F4</text:p>
          </table:table-cell>
          <table:table-cell table:style-name="ce22"/>
          <table:table-cell table:style-name="ce27" table:formula="of:=IF([.F48]=&quot;&quot;;&quot;&quot;;IF([.B48]=&quot;Y&quot;;&quot;1Eddd&quot;;DEC2HEX(256*256+8*256*16+HEX2DEC([.H48])*16+IF([.C48]=&quot;Y&quot;;8;0)+IF([.D48]=&quot;Y&quot;;0;4)+IF([.E48]=&quot;Y&quot;;8*256;0)+3;5)))" office:value-type="string" office:string-value="1Eddd">
            <text:p>1Eddd</text:p>
          </table:table-cell>
          <table:table-cell table:style-name="ce12" table:formula="of:=IF([.F48]=&quot;&quot;;&quot;&quot;;IF([.B48]=&quot;Y&quot;;[.H48];&quot;&quot;))" office:value-type="string" office:string-value="4F">
            <text:p>4F</text:p>
          </table:table-cell>
          <table:table-cell office:value-type="string">
            <text:p>MTI byte 0x4B,buffer size (2 bytes), Source Stream ID (1 byte),</text:p>
          </table:table-cell>
          <table:table-cell table:style-name="ce10" office:value-type="string">
            <text:p>14F4</text:p>
          </table:table-cell>
          <table:table-cell table:style-name="ce27" office:value-type="string">
            <text:p>1Eddd</text:p>
          </table:table-cell>
          <table:table-cell table:style-name="ce12" office:value-type="string">
            <text:p>4F</text:p>
          </table:table-cell>
          <table:table-cell table:number-columns-repeated="1007"/>
        </table:table-row>
        <table:table-row table:style-name="ro1">
          <table:table-cell/>
          <table:table-cell table:style-name="ce10"/>
          <table:table-cell table:number-columns-repeated="5"/>
          <table:table-cell table:formula="of:=IF([.F49]=&quot;&quot;;&quot;&quot;;DEC2HEX([.F49]*32+[.G49];2))">
            <text:p/>
          </table:table-cell>
          <table:table-cell/>
          <table:table-cell table:formula="of:=IF([.F49]=&quot;&quot;;&quot;&quot;;DEC2HEX(1*(16*256)+HEX2DEC([.H49])*16+IF([.B49]=&quot;Y&quot;;4;0)+IF([.C49]=&quot;Y&quot;;2;0)+IF([.D49]=&quot;Y&quot;;1;0)+IF(NOT ([.E49]=&quot;Y&quot;);2*16*256;0);4))">
            <text:p/>
          </table:table-cell>
          <table:table-cell table:style-name="ce22"/>
          <table:table-cell table:style-name="ce27" table:formula="of:=IF([.F49]=&quot;&quot;;&quot;&quot;;IF([.B49]=&quot;Y&quot;;&quot;1Eddd&quot;;DEC2HEX(256*256+IF([.E49]=&quot;Y&quot;;8;9)*256*16+HEX2DEC([.H49])*16+IF([.C49]=&quot;Y&quot;;8;0)+IF([.D49]=&quot;Y&quot;;0;4)+3;5)))">
            <text:p/>
          </table:table-cell>
          <table:table-cell table:style-name="ce12" table:formula="of:=IF([.F49]=&quot;&quot;;&quot;&quot;;IF([.B49]=&quot;Y&quot;;[.H49];&quot;&quot;))">
            <text:p/>
          </table:table-cell>
          <table:table-cell office:value-type="string">
            <text:p><text:s text:c="12"/>Dest Stream ID, flags (tagged=0x80; error info)</text:p>
          </table:table-cell>
          <table:table-cell table:style-name="ce10"/>
          <table:table-cell table:style-name="ce27"/>
          <table:table-cell table:style-name="ce12"/>
          <table:table-cell table:number-columns-repeated="1007"/>
        </table:table-row>
        <table:table-row table:style-name="ro1">
          <table:table-cell/>
          <table:table-cell table:style-name="ce10"/>
          <table:table-cell table:number-columns-repeated="5"/>
          <table:table-cell table:formula="of:=IF([.F50]=&quot;&quot;;&quot;&quot;;DEC2HEX([.F50]*32+[.G50];2))">
            <text:p/>
          </table:table-cell>
          <table:table-cell/>
          <table:table-cell table:formula="of:=IF([.F50]=&quot;&quot;;&quot;&quot;;DEC2HEX(1*(16*256)+HEX2DEC([.H50])*16+IF([.B50]=&quot;Y&quot;;4;0)+IF([.C50]=&quot;Y&quot;;2;0)+IF([.D50]=&quot;Y&quot;;1;0)+IF(NOT ([.E50]=&quot;Y&quot;);2*16*256;0);4))">
            <text:p/>
          </table:table-cell>
          <table:table-cell table:style-name="ce22"/>
          <table:table-cell table:style-name="ce27" table:formula="of:=IF([.F50]=&quot;&quot;;&quot;&quot;;IF([.B50]=&quot;Y&quot;;&quot;1Eddd&quot;;DEC2HEX(256*256+IF([.E50]=&quot;Y&quot;;8;9)*256*16+HEX2DEC([.H50])*16+IF([.C50]=&quot;Y&quot;;8;0)+IF([.D50]=&quot;Y&quot;;0;4)+3;5)))">
            <text:p/>
          </table:table-cell>
          <table:table-cell table:style-name="ce12" table:formula="of:=IF([.F50]=&quot;&quot;;&quot;&quot;;IF([.B50]=&quot;Y&quot;;[.H50];&quot;&quot;))">
            <text:p/>
          </table:table-cell>
          <table:table-cell/>
          <table:table-cell table:style-name="ce10"/>
          <table:table-cell table:style-name="ce27"/>
          <table:table-cell table:style-name="ce12"/>
          <table:table-cell table:number-columns-repeated="1007"/>
        </table:table-row>
        <table:table-row table:style-name="ro1">
          <table:table-cell office:value-type="string">
            <office:annotation draw:style-name="gr1" draw:text-style-name="P1" svg:width="2.3394in" svg:height="0.2346in" svg:x="2.5197in" svg:y="9.7535in" draw:caption-point-x="-0.2402in" draw:caption-point-y="0.5976in">
              <dc:creator>P</dc:creator>
              <dc:date>2011-08-10T00:00:00</dc:date>
              <text:p text:style-name="P1"><text:span text:style-name="T1">Main stream data transfer message. </text:span></text:p>
            </office:annotation>
            <text:p>Stream Data Send</text:p>
          </table:table-cell>
          <table:table-cell table:style-name="ce10" office:value-type="string">
            <text:p>Y</text:p>
          </table:table-cell>
          <table:table-cell table:number-columns-repeated="3"/>
          <table:table-cell office:value-type="float" office:value="3">
            <text:p>3</text:p>
          </table:table-cell>
          <table:table-cell office:value-type="float" office:value="9">
            <text:p>9</text:p>
          </table:table-cell>
          <table:table-cell table:formula="of:=IF([.F51]=&quot;&quot;;&quot;&quot;;DEC2HEX([.F51]*32+[.G51];2))" office:value-type="string" office:string-value="69">
            <text:p>69</text:p>
          </table:table-cell>
          <table:table-cell/>
          <table:table-cell table:formula="of:=IF([.F51]=&quot;&quot;;&quot;&quot;;DEC2HEX(1*(16*256)+HEX2DEC([.H51])*16+IF([.B51]=&quot;Y&quot;;4;0)+IF([.C51]=&quot;Y&quot;;2;0)+IF([.D51]=&quot;Y&quot;;1;0)+IF([.E51]=&quot;Y&quot;;8*256;0);4))" office:value-type="string" office:string-value="1694">
            <text:p>1694</text:p>
          </table:table-cell>
          <table:table-cell table:style-name="ce22"/>
          <table:table-cell table:style-name="ce27" office:value-type="string">
            <text:p>1Fddd</text:p>
          </table:table-cell>
          <table:table-cell table:style-name="ce12"/>
          <table:table-cell office:value-type="string">
            <text:p>(stream IDs inferred on CAN); 8 bytes data</text:p>
          </table:table-cell>
          <table:table-cell table:style-name="ce10" office:value-type="string">
            <text:p>1694</text:p>
          </table:table-cell>
          <table:table-cell table:style-name="ce27" office:value-type="string">
            <text:p>1Fddd</text:p>
          </table:table-cell>
          <table:table-cell table:style-name="ce12"/>
          <table:table-cell table:number-columns-repeated="1007"/>
        </table:table-row>
        <table:table-row table:style-name="ro1">
          <table:table-cell office:value-type="string">
            <office:annotation draw:style-name="gr2" draw:text-style-name="P1" svg:width="1.9295in" svg:height="0.3902in" svg:x="2.5197in" svg:y="9.922in" draw:caption-point-x="-0.2402in" draw:caption-point-y="0.5976in">
              <dc:creator>P</dc:creator>
              <dc:date>2011-08-10T00:00:00</dc:date>
              <text:p text:style-name="P1"><text:span text:style-name="T1">Reply from receining node to continue stream. <text:s/></text:span></text:p>
            </office:annotation>
            <text:p>Stream Data Proceed</text:p>
          </table:table-cell>
          <table:table-cell table:style-name="ce10" office:value-type="string">
            <text:p>Y</text:p>
          </table:table-cell>
          <table:table-cell table:number-columns-repeated="3"/>
          <table:table-cell office:value-type="float" office:value="3">
            <text:p>3</text:p>
          </table:table-cell>
          <table:table-cell office:value-type="float" office:value="10">
            <text:p>10</text:p>
          </table:table-cell>
          <table:table-cell table:formula="of:=IF([.F52]=&quot;&quot;;&quot;&quot;;DEC2HEX([.F52]*32+[.G52];2))" office:value-type="string" office:string-value="6A">
            <text:p>6A</text:p>
          </table:table-cell>
          <table:table-cell/>
          <table:table-cell table:formula="of:=IF([.F52]=&quot;&quot;;&quot;&quot;;DEC2HEX(1*(16*256)+HEX2DEC([.H52])*16+IF([.B52]=&quot;Y&quot;;4;0)+IF([.C52]=&quot;Y&quot;;2;0)+IF([.D52]=&quot;Y&quot;;1;0)+IF([.E52]=&quot;Y&quot;;8*256;0);4))" office:value-type="string" office:string-value="16A4">
            <text:p>16A4</text:p>
          </table:table-cell>
          <table:table-cell table:style-name="ce22"/>
          <table:table-cell table:style-name="ce27" table:formula="of:=IF([.F52]=&quot;&quot;;&quot;&quot;;IF([.B52]=&quot;Y&quot;;&quot;1Eddd&quot;;DEC2HEX(256*256+8*256*16+HEX2DEC([.H52])*16+IF([.C52]=&quot;Y&quot;;8;0)+IF([.D52]=&quot;Y&quot;;0;4)+IF([.E52]=&quot;Y&quot;;8*256;0)+3;5)))" office:value-type="string" office:string-value="1Eddd">
            <text:p>1Eddd</text:p>
          </table:table-cell>
          <table:table-cell table:style-name="ce12" table:formula="of:=IF([.F52]=&quot;&quot;;&quot;&quot;;IF([.B52]=&quot;Y&quot;;[.H52];&quot;&quot;))" office:value-type="string" office:string-value="6A">
            <text:p>6A</text:p>
          </table:table-cell>
          <table:table-cell office:value-type="string">
            <text:p>MTI byte, Stream IDs (2 bytes)</text:p>
          </table:table-cell>
          <table:table-cell table:style-name="ce10" office:value-type="string">
            <text:p>16A4</text:p>
          </table:table-cell>
          <table:table-cell table:style-name="ce27" office:value-type="string">
            <text:p>1Eddd</text:p>
          </table:table-cell>
          <table:table-cell table:style-name="ce12" office:value-type="string">
            <text:p>6A</text:p>
          </table:table-cell>
          <table:table-cell table:number-columns-repeated="1007"/>
        </table:table-row>
        <table:table-row table:style-name="ro1">
          <table:table-cell office:value-type="string">
            <office:annotation draw:style-name="gr1" draw:text-style-name="P1" svg:width="1.5283in" svg:height="0.2346in" svg:x="2.5197in" svg:y="10.0909in" draw:caption-point-x="-0.2402in" draw:caption-point-y="0.5976in">
              <dc:creator>P</dc:creator>
              <dc:date>2011-08-10T00:00:00</dc:date>
              <text:p text:style-name="P1"><text:span text:style-name="T1">Final stream message. <text:s/></text:span></text:p>
            </office:annotation>
            <text:p>Stream Data Complete</text:p>
          </table:table-cell>
          <table:table-cell table:style-name="ce10" office:value-type="string">
            <text:p>Y</text:p>
          </table:table-cell>
          <table:table-cell table:number-columns-repeated="3"/>
          <table:table-cell office:value-type="float" office:value="3">
            <text:p>3</text:p>
          </table:table-cell>
          <table:table-cell office:value-type="float" office:value="11">
            <text:p>11</text:p>
          </table:table-cell>
          <table:table-cell table:formula="of:=IF([.F53]=&quot;&quot;;&quot;&quot;;DEC2HEX([.F53]*32+[.G53];2))" office:value-type="string" office:string-value="6B">
            <text:p>6B</text:p>
          </table:table-cell>
          <table:table-cell/>
          <table:table-cell table:formula="of:=IF([.F53]=&quot;&quot;;&quot;&quot;;DEC2HEX(1*(16*256)+HEX2DEC([.H53])*16+IF([.B53]=&quot;Y&quot;;4;0)+IF([.C53]=&quot;Y&quot;;2;0)+IF([.D53]=&quot;Y&quot;;1;0)+IF([.E53]=&quot;Y&quot;;8*256;0);4))" office:value-type="string" office:string-value="16B4">
            <text:p>16B4</text:p>
          </table:table-cell>
          <table:table-cell table:style-name="ce22"/>
          <table:table-cell table:style-name="ce27" table:formula="of:=IF([.F53]=&quot;&quot;;&quot;&quot;;IF([.B53]=&quot;Y&quot;;&quot;1Eddd&quot;;DEC2HEX(256*256+8*256*16+HEX2DEC([.H53])*16+IF([.C53]=&quot;Y&quot;;8;0)+IF([.D53]=&quot;Y&quot;;0;4)+IF([.E53]=&quot;Y&quot;;8*256;0)+3;5)))" office:value-type="string" office:string-value="1Eddd">
            <text:p>1Eddd</text:p>
          </table:table-cell>
          <table:table-cell table:style-name="ce12" table:formula="of:=IF([.F53]=&quot;&quot;;&quot;&quot;;IF([.B53]=&quot;Y&quot;;[.H53];&quot;&quot;))" office:value-type="string" office:string-value="6B">
            <text:p>6B</text:p>
          </table:table-cell>
          <table:table-cell office:value-type="string">
            <text:p>MTI byte, Stream IDs (2 bytes); optional length (4 bytes)</text:p>
          </table:table-cell>
          <table:table-cell table:style-name="ce10" office:value-type="string">
            <text:p>16B4</text:p>
          </table:table-cell>
          <table:table-cell table:style-name="ce27" office:value-type="string">
            <text:p>1Eddd</text:p>
          </table:table-cell>
          <table:table-cell table:style-name="ce12" office:value-type="string">
            <text:p>6B</text:p>
          </table:table-cell>
          <table:table-cell table:number-columns-repeated="1007"/>
        </table:table-row>
        <table:table-row table:style-name="ro1">
          <table:table-cell table:number-columns-repeated="10"/>
          <table:table-cell table:style-name="ce22"/>
          <table:table-cell table:number-columns-repeated="3"/>
          <table:table-cell table:style-name="ce10"/>
          <table:table-cell table:number-columns-repeated="1009"/>
        </table:table-row>
        <table:table-row table:style-name="ro1">
          <table:table-cell table:style-name="Default" table:number-columns-repeated="2"/>
          <table:table-cell table:style-name="ce12"/>
          <table:table-cell table:style-name="ce12" office:value-type="string">
            <text:p>Y means</text:p>
          </table:table-cell>
          <table:table-cell table:style-name="ce12"/>
          <table:table-cell table:style-name="ce12" office:value-type="string">
            <text:p>0 gets</text:p>
          </table:table-cell>
          <table:table-cell table:style-name="ce12" table:number-columns-repeated="4"/>
          <table:table-cell table:style-name="ce23"/>
          <table:table-cell table:style-name="ce12" table:number-columns-repeated="2"/>
          <table:table-cell table:style-name="Default"/>
          <table:table-cell table:style-name="ce12"/>
          <table:table-cell table:style-name="Default" table:number-columns-repeated="1001"/>
          <table:table-cell table:number-columns-repeated="8"/>
        </table:table-row>
        <table:table-row table:style-name="ro1">
          <table:table-cell table:number-columns-repeated="3"/>
          <table:table-cell office:value-type="string">
            <text:p>carries</text:p>
          </table:table-cell>
          <table:table-cell/>
          <table:table-cell office:value-type="string">
            <text:p>more</text:p>
          </table:table-cell>
          <table:table-cell table:number-columns-repeated="4"/>
          <table:table-cell table:style-name="ce22"/>
          <table:table-cell table:number-columns-repeated="1013"/>
        </table:table-row>
        <table:table-row table:style-name="ro1">
          <table:table-cell table:number-columns-repeated="3"/>
          <table:table-cell office:value-type="string">
            <text:p>flags in </text:p>
          </table:table-cell>
          <table:table-cell/>
          <table:table-cell office:value-type="string">
            <text:p>priority </text:p>
          </table:table-cell>
          <table:table-cell table:number-columns-repeated="4"/>
          <table:table-cell table:style-name="ce22"/>
          <table:table-cell table:number-columns-repeated="1013"/>
        </table:table-row>
        <table:table-row table:style-name="ro1">
          <table:table-cell table:number-columns-repeated="3"/>
          <table:table-cell office:value-type="string">
            <text:p>CAN header</text:p>
          </table:table-cell>
          <table:table-cell table:number-columns-repeated="6"/>
          <table:table-cell table:style-name="ce22"/>
          <table:table-cell table:number-columns-repeated="1013"/>
        </table:table-row>
        <table:table-row table:style-name="ro1">
          <table:table-cell table:number-columns-repeated="5"/>
          <table:table-cell table:style-name="Default"/>
          <table:table-cell table:number-columns-repeated="1018"/>
        </table:table-row>
        <table:table-row table:style-name="ro1">
          <table:table-cell table:number-columns-repeated="1024"/>
        </table:table-row>
        <table:table-row table:style-name="ro1">
          <table:table-cell office:value-type="string">
            <text:p>Places these appear in code:</text:p>
          </table:table-cell>
          <table:table-cell table:style-name="ce14" office:value-type="string">
            <text:p>prototypes/C/libraries/OlcbTestCAN/obj/test</text:p>
          </table:table-cell>
          <table:table-cell table:style-name="Default"/>
          <table:table-cell table:number-columns-repeated="8"/>
          <table:table-cell table:style-name="ce14" office:value-type="string">
            <text:p>prototypes/Arduino/libraries/OpenLCB/OpenLcbCan.h</text:p>
          </table:table-cell>
          <table:table-cell table:number-columns-repeated="1012"/>
        </table:table-row>
        <table:table-row table:style-name="ro1">
          <table:table-cell/>
          <table:table-cell table:style-name="ce14" office:value-type="string">
            <text:p>prototypes/C/libraries/OlcbCommonCAN/OpenLcbCan.h</text:p>
          </table:table-cell>
          <table:table-cell table:style-name="Default"/>
          <table:table-cell table:number-columns-repeated="8"/>
          <table:table-cell table:style-name="ce14" office:value-type="string">
            <text:p>prototypes/CBUS-PIC/canlib/frametypes.c</text:p>
          </table:table-cell>
          <table:table-cell table:number-columns-repeated="1012"/>
        </table:table-row>
        <table:table-row table:style-name="ro1">
          <table:table-cell/>
          <table:table-cell table:style-name="ce14" office:value-type="string">
            <text:p>prototypes/C/libraries/OpenLCB/OLCB_CAN_Buffer.cpp</text:p>
          </table:table-cell>
          <table:table-cell table:style-name="Default"/>
          <table:table-cell table:number-columns-repeated="1021"/>
        </table:table-row>
        <table:table-row table:style-name="ro1" table:number-rows-repeated="2">
          <table:table-cell/>
          <table:table-cell table:style-name="Default" table:number-columns-repeated="2"/>
          <table:table-cell table:number-columns-repeated="1021"/>
        </table:table-row>
        <table:table-row table:style-name="ro1">
          <table:table-cell/>
          <table:table-cell table:style-name="ce14" office:value-type="string">
            <text:p>prototypes/ObjectiveC/OpenLcbLib/OlcbMtiDefinitions.h</text:p>
          </table:table-cell>
          <table:table-cell table:style-name="Default"/>
          <table:table-cell table:number-columns-repeated="1021"/>
        </table:table-row>
        <table:table-row table:style-name="ro1">
          <table:table-cell/>
          <table:table-cell table:style-name="ce14" office:value-type="string">
            <text:p>prototypes/ObjectiveC/OpenLcbLib/OlcbTestDefinitions.h</text:p>
          </table:table-cell>
          <table:table-cell table:style-name="Default"/>
          <table:table-cell table:number-columns-repeated="1021"/>
        </table:table-row>
        <table:table-row table:style-name="ro1">
          <table:table-cell/>
          <table:table-cell table:style-name="ce14" office:value-type="string">
            <text:p>prototypes/ObjectiveC/OpenLcbLib/MtiReformat.c</text:p>
          </table:table-cell>
          <table:table-cell table:style-name="Default"/>
          <table:table-cell table:number-columns-repeated="1021"/>
        </table:table-row>
        <table:table-row table:style-name="ro1">
          <table:table-cell/>
          <table:table-cell table:style-name="ce10"/>
          <table:table-cell table:style-name="Default"/>
          <table:table-cell table:number-columns-repeated="1021"/>
        </table:table-row>
        <table:table-row table:style-name="ro1">
          <table:table-cell/>
          <table:table-cell table:style-name="ce14" office:value-type="string">
            <text:p>prototypes/java/src/org/openlcb/can/MessageBuilder.java</text:p>
          </table:table-cell>
          <table:table-cell table:style-name="Default"/>
          <table:table-cell table:number-columns-repeated="1021"/>
        </table:table-row>
        <table:table-row table:style-name="ro1" table:number-rows-repeated="65461">
          <table:table-cell table:number-columns-repeated="1024"/>
        </table:table-row>
        <table:table-row table:style-name="ro1" table:number-rows-repeated="7">
          <table:table-cell table:style-name="Default" table:number-columns-repeated="9"/>
          <table:table-cell table:style-name="ce12"/>
          <table:table-cell table:style-name="Default" table:number-columns-repeated="2"/>
          <table:table-cell table:style-name="ce12"/>
          <table:table-cell table:style-name="Default" table:number-columns-repeated="1003"/>
          <table:table-cell table:number-columns-repeated="8"/>
        </table:table-row>
        <table:table-row table:style-name="ro1">
          <table:table-cell table:style-name="Default" table:number-columns-repeated="9"/>
          <table:table-cell table:style-name="ce12"/>
          <table:table-cell table:style-name="Default" table:number-columns-repeated="2"/>
          <table:table-cell table:style-name="ce12"/>
          <table:table-cell table:style-name="Default" table:number-columns-repeated="1003"/>
          <table:table-cell table:number-columns-repeated="8"/>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fo:page-width="8.5in" fo:page-height="11in" style:num-format="1" style:print-orientation="portrait" fo:margin-top="0.3339in" fo:margin-bottom="0.3756in" fo:margin-left="0.4417in" fo:margin-right="0.3756in" style:shadow="none" fo:background-color="transparent" style:scale-to-pages="1" style:writing-mode="lr-tb" style:print="charts drawings objects zero-values">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region-left>
          <text:p>MTI Allocations</text:p>
        </style:region-left>
        <style:region-center>
          <text:p>Page <text:page-number>1</text:page-number></text:p>
        </style:region-center>
        <style:region-right>
          <text:p><text:date style:data-style-name="N2" text:date-value="2012-04-27">04/27/2012</text:date> <text:time>14:41:42</text:tim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7">04/27/2012</text:date>, <text:time>14:41: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09-04-29T13:55:28</meta:creation-date>
    <dc:date>2012-04-27T14:41:42</dc:date>
    <dc:creator>Bob Jacobsen</dc:creator>
    <meta:editing-duration>P1DT13H12M3S</meta:editing-duration>
    <meta:editing-cycles>119</meta:editing-cycles>
    <meta:generator>OpenOffice.org/3.3$Unix OpenOffice.org_project/330m20$Build-9567</meta:generator>
    <meta:printed-by>Mike </meta:printed-by>
    <meta:print-date>2011-08-04T14:03:17.66</meta:print-date>
    <dc:title>OpenLCB MTI Allocations</dc:title>
    <meta:document-statistic meta:table-count="3" meta:cell-count="628" meta:object-count="0"/>
  </office:meta>
</office:document-meta>
</file>